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recos" table:style-name="ta1">
        <table:table-column table:style-name="co1" table:number-columns-repeated="127" table:default-cell-style-name="Default"/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I_1</text:p>
          </table:table-cell>
          <table:table-cell office:value-type="string" calcext:value-type="string">
            <text:p>I_2</text:p>
          </table:table-cell>
          <table:table-cell office:value-type="string" calcext:value-type="string">
            <text:p>I_3</text:p>
          </table:table-cell>
          <table:table-cell office:value-type="string" calcext:value-type="string">
            <text:p>I_4</text:p>
          </table:table-cell>
          <table:table-cell office:value-type="string" calcext:value-type="string">
            <text:p>I_5</text:p>
          </table:table-cell>
          <table:table-cell office:value-type="string" calcext:value-type="string">
            <text:p>I_6</text:p>
          </table:table-cell>
          <table:table-cell office:value-type="string" calcext:value-type="string">
            <text:p>I_7</text:p>
          </table:table-cell>
          <table:table-cell office:value-type="string" calcext:value-type="string">
            <text:p>I_8</text:p>
          </table:table-cell>
          <table:table-cell office:value-type="string" calcext:value-type="string">
            <text:p>I_9</text:p>
          </table:table-cell>
          <table:table-cell office:value-type="string" calcext:value-type="string">
            <text:p>I_10</text:p>
          </table:table-cell>
          <table:table-cell office:value-type="string" calcext:value-type="string">
            <text:p>I_11</text:p>
          </table:table-cell>
          <table:table-cell office:value-type="string" calcext:value-type="string">
            <text:p>I_12</text:p>
          </table:table-cell>
          <table:table-cell office:value-type="string" calcext:value-type="string">
            <text:p>I_13</text:p>
          </table:table-cell>
          <table:table-cell office:value-type="string" calcext:value-type="string">
            <text:p>I_14</text:p>
          </table:table-cell>
          <table:table-cell office:value-type="string" calcext:value-type="string">
            <text:p>I_15</text:p>
          </table:table-cell>
          <table:table-cell office:value-type="string" calcext:value-type="string">
            <text:p>I_16</text:p>
          </table:table-cell>
          <table:table-cell office:value-type="string" calcext:value-type="string">
            <text:p>I_17</text:p>
          </table:table-cell>
          <table:table-cell office:value-type="string" calcext:value-type="string">
            <text:p>I_18</text:p>
          </table:table-cell>
          <table:table-cell office:value-type="string" calcext:value-type="string">
            <text:p>II_1</text:p>
          </table:table-cell>
          <table:table-cell office:value-type="string" calcext:value-type="string">
            <text:p>II_2</text:p>
          </table:table-cell>
          <table:table-cell office:value-type="string" calcext:value-type="string">
            <text:p>II_3</text:p>
          </table:table-cell>
          <table:table-cell office:value-type="string" calcext:value-type="string">
            <text:p>II_4</text:p>
          </table:table-cell>
          <table:table-cell office:value-type="string" calcext:value-type="string">
            <text:p>II_5</text:p>
          </table:table-cell>
          <table:table-cell office:value-type="string" calcext:value-type="string">
            <text:p>II_6</text:p>
          </table:table-cell>
          <table:table-cell office:value-type="string" calcext:value-type="string">
            <text:p>II_7</text:p>
          </table:table-cell>
          <table:table-cell office:value-type="string" calcext:value-type="string">
            <text:p>II_8</text:p>
          </table:table-cell>
          <table:table-cell office:value-type="string" calcext:value-type="string">
            <text:p>II_9</text:p>
          </table:table-cell>
          <table:table-cell office:value-type="string" calcext:value-type="string">
            <text:p>II_10</text:p>
          </table:table-cell>
          <table:table-cell office:value-type="string" calcext:value-type="string">
            <text:p>II_11</text:p>
          </table:table-cell>
          <table:table-cell office:value-type="string" calcext:value-type="string">
            <text:p>II_12</text:p>
          </table:table-cell>
          <table:table-cell office:value-type="string" calcext:value-type="string">
            <text:p>II_13</text:p>
          </table:table-cell>
          <table:table-cell office:value-type="string" calcext:value-type="string">
            <text:p>II_14</text:p>
          </table:table-cell>
          <table:table-cell office:value-type="string" calcext:value-type="string">
            <text:p>II_15</text:p>
          </table:table-cell>
          <table:table-cell office:value-type="string" calcext:value-type="string">
            <text:p>II_16</text:p>
          </table:table-cell>
          <table:table-cell office:value-type="string" calcext:value-type="string">
            <text:p>II_17</text:p>
          </table:table-cell>
          <table:table-cell office:value-type="string" calcext:value-type="string">
            <text:p>II_18</text:p>
          </table:table-cell>
          <table:table-cell office:value-type="string" calcext:value-type="string">
            <text:p>III_1</text:p>
          </table:table-cell>
          <table:table-cell office:value-type="string" calcext:value-type="string">
            <text:p>III_2</text:p>
          </table:table-cell>
          <table:table-cell office:value-type="string" calcext:value-type="string">
            <text:p>III_3</text:p>
          </table:table-cell>
          <table:table-cell office:value-type="string" calcext:value-type="string">
            <text:p>III_4</text:p>
          </table:table-cell>
          <table:table-cell office:value-type="string" calcext:value-type="string">
            <text:p>III_5</text:p>
          </table:table-cell>
          <table:table-cell office:value-type="string" calcext:value-type="string">
            <text:p>III_6</text:p>
          </table:table-cell>
          <table:table-cell office:value-type="string" calcext:value-type="string">
            <text:p>III_7</text:p>
          </table:table-cell>
          <table:table-cell office:value-type="string" calcext:value-type="string">
            <text:p>III_8</text:p>
          </table:table-cell>
          <table:table-cell office:value-type="string" calcext:value-type="string">
            <text:p>III_9</text:p>
          </table:table-cell>
          <table:table-cell office:value-type="string" calcext:value-type="string">
            <text:p>III_10</text:p>
          </table:table-cell>
          <table:table-cell office:value-type="string" calcext:value-type="string">
            <text:p>III_11</text:p>
          </table:table-cell>
          <table:table-cell office:value-type="string" calcext:value-type="string">
            <text:p>III_12</text:p>
          </table:table-cell>
          <table:table-cell office:value-type="string" calcext:value-type="string">
            <text:p>III_13</text:p>
          </table:table-cell>
          <table:table-cell office:value-type="string" calcext:value-type="string">
            <text:p>III_14</text:p>
          </table:table-cell>
          <table:table-cell office:value-type="string" calcext:value-type="string">
            <text:p>III_15</text:p>
          </table:table-cell>
          <table:table-cell office:value-type="string" calcext:value-type="string">
            <text:p>III_16</text:p>
          </table:table-cell>
          <table:table-cell office:value-type="string" calcext:value-type="string">
            <text:p>III_17</text:p>
          </table:table-cell>
          <table:table-cell office:value-type="string" calcext:value-type="string">
            <text:p>III_18</text:p>
          </table:table-cell>
          <table:table-cell office:value-type="string" calcext:value-type="string">
            <text:p>IV_1</text:p>
          </table:table-cell>
          <table:table-cell office:value-type="string" calcext:value-type="string">
            <text:p>IV_2</text:p>
          </table:table-cell>
          <table:table-cell office:value-type="string" calcext:value-type="string">
            <text:p>IV_3</text:p>
          </table:table-cell>
          <table:table-cell office:value-type="string" calcext:value-type="string">
            <text:p>IV_4</text:p>
          </table:table-cell>
          <table:table-cell office:value-type="string" calcext:value-type="string">
            <text:p>IV_5</text:p>
          </table:table-cell>
          <table:table-cell office:value-type="string" calcext:value-type="string">
            <text:p>IV_6</text:p>
          </table:table-cell>
          <table:table-cell office:value-type="string" calcext:value-type="string">
            <text:p>IV_7</text:p>
          </table:table-cell>
          <table:table-cell office:value-type="string" calcext:value-type="string">
            <text:p>IV_8</text:p>
          </table:table-cell>
          <table:table-cell office:value-type="string" calcext:value-type="string">
            <text:p>IV_9</text:p>
          </table:table-cell>
          <table:table-cell office:value-type="string" calcext:value-type="string">
            <text:p>IV_10</text:p>
          </table:table-cell>
          <table:table-cell office:value-type="string" calcext:value-type="string">
            <text:p>IV_11</text:p>
          </table:table-cell>
          <table:table-cell office:value-type="string" calcext:value-type="string">
            <text:p>IV_12</text:p>
          </table:table-cell>
          <table:table-cell office:value-type="string" calcext:value-type="string">
            <text:p>IV_13</text:p>
          </table:table-cell>
          <table:table-cell office:value-type="string" calcext:value-type="string">
            <text:p>IV_14</text:p>
          </table:table-cell>
          <table:table-cell office:value-type="string" calcext:value-type="string">
            <text:p>IV_15</text:p>
          </table:table-cell>
          <table:table-cell office:value-type="string" calcext:value-type="string">
            <text:p>IV_16</text:p>
          </table:table-cell>
          <table:table-cell office:value-type="string" calcext:value-type="string">
            <text:p>IV_17</text:p>
          </table:table-cell>
          <table:table-cell office:value-type="string" calcext:value-type="string">
            <text:p>IV_18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V_2</text:p>
          </table:table-cell>
          <table:table-cell office:value-type="string" calcext:value-type="string">
            <text:p>V_3</text:p>
          </table:table-cell>
          <table:table-cell office:value-type="string" calcext:value-type="string">
            <text:p>V_4</text:p>
          </table:table-cell>
          <table:table-cell office:value-type="string" calcext:value-type="string">
            <text:p>V_5</text:p>
          </table:table-cell>
          <table:table-cell office:value-type="string" calcext:value-type="string">
            <text:p>V_6</text:p>
          </table:table-cell>
          <table:table-cell office:value-type="string" calcext:value-type="string">
            <text:p>V_7</text:p>
          </table:table-cell>
          <table:table-cell office:value-type="string" calcext:value-type="string">
            <text:p>V_8</text:p>
          </table:table-cell>
          <table:table-cell office:value-type="string" calcext:value-type="string">
            <text:p>V_9</text:p>
          </table:table-cell>
          <table:table-cell office:value-type="string" calcext:value-type="string">
            <text:p>V_10</text:p>
          </table:table-cell>
          <table:table-cell office:value-type="string" calcext:value-type="string">
            <text:p>V_11</text:p>
          </table:table-cell>
          <table:table-cell office:value-type="string" calcext:value-type="string">
            <text:p>V_12</text:p>
          </table:table-cell>
          <table:table-cell office:value-type="string" calcext:value-type="string">
            <text:p>V_13</text:p>
          </table:table-cell>
          <table:table-cell office:value-type="string" calcext:value-type="string">
            <text:p>V_14</text:p>
          </table:table-cell>
          <table:table-cell office:value-type="string" calcext:value-type="string">
            <text:p>V_15</text:p>
          </table:table-cell>
          <table:table-cell office:value-type="string" calcext:value-type="string">
            <text:p>V_16</text:p>
          </table:table-cell>
          <table:table-cell office:value-type="string" calcext:value-type="string">
            <text:p>V_17</text:p>
          </table:table-cell>
          <table:table-cell office:value-type="string" calcext:value-type="string">
            <text:p>V_18</text:p>
          </table:table-cell>
          <table:table-cell office:value-type="string" calcext:value-type="string">
            <text:p>VI_1</text:p>
          </table:table-cell>
          <table:table-cell office:value-type="string" calcext:value-type="string">
            <text:p>VI_2</text:p>
          </table:table-cell>
          <table:table-cell office:value-type="string" calcext:value-type="string">
            <text:p>VI_3</text:p>
          </table:table-cell>
          <table:table-cell office:value-type="string" calcext:value-type="string">
            <text:p>VI_4</text:p>
          </table:table-cell>
          <table:table-cell office:value-type="string" calcext:value-type="string">
            <text:p>VI_5</text:p>
          </table:table-cell>
          <table:table-cell office:value-type="string" calcext:value-type="string">
            <text:p>VI_6</text:p>
          </table:table-cell>
          <table:table-cell office:value-type="string" calcext:value-type="string">
            <text:p>VI_7</text:p>
          </table:table-cell>
          <table:table-cell office:value-type="string" calcext:value-type="string">
            <text:p>VI_8</text:p>
          </table:table-cell>
          <table:table-cell office:value-type="string" calcext:value-type="string">
            <text:p>VI_9</text:p>
          </table:table-cell>
          <table:table-cell office:value-type="string" calcext:value-type="string">
            <text:p>VI_10</text:p>
          </table:table-cell>
          <table:table-cell office:value-type="string" calcext:value-type="string">
            <text:p>VI_11</text:p>
          </table:table-cell>
          <table:table-cell office:value-type="string" calcext:value-type="string">
            <text:p>VI_12</text:p>
          </table:table-cell>
          <table:table-cell office:value-type="string" calcext:value-type="string">
            <text:p>VI_13</text:p>
          </table:table-cell>
          <table:table-cell office:value-type="string" calcext:value-type="string">
            <text:p>VI_14</text:p>
          </table:table-cell>
          <table:table-cell office:value-type="string" calcext:value-type="string">
            <text:p>VI_15</text:p>
          </table:table-cell>
          <table:table-cell office:value-type="string" calcext:value-type="string">
            <text:p>VI_16</text:p>
          </table:table-cell>
          <table:table-cell office:value-type="string" calcext:value-type="string">
            <text:p>VI_17</text:p>
          </table:table-cell>
          <table:table-cell office:value-type="string" calcext:value-type="string">
            <text:p>VI_18</text:p>
          </table:table-cell>
          <table:table-cell office:value-type="string" calcext:value-type="string">
            <text:p>VII_1</text:p>
          </table:table-cell>
          <table:table-cell office:value-type="string" calcext:value-type="string">
            <text:p>VII_2</text:p>
          </table:table-cell>
          <table:table-cell office:value-type="string" calcext:value-type="string">
            <text:p>VII_3</text:p>
          </table:table-cell>
          <table:table-cell office:value-type="string" calcext:value-type="string">
            <text:p>VII_4</text:p>
          </table:table-cell>
          <table:table-cell office:value-type="string" calcext:value-type="string">
            <text:p>VII_5</text:p>
          </table:table-cell>
          <table:table-cell office:value-type="string" calcext:value-type="string">
            <text:p>VII_6</text:p>
          </table:table-cell>
          <table:table-cell office:value-type="string" calcext:value-type="string">
            <text:p>VII_7</text:p>
          </table:table-cell>
          <table:table-cell office:value-type="string" calcext:value-type="string">
            <text:p>VII_8</text:p>
          </table:table-cell>
          <table:table-cell office:value-type="string" calcext:value-type="string">
            <text:p>VII_9</text:p>
          </table:table-cell>
          <table:table-cell office:value-type="string" calcext:value-type="string">
            <text:p>VII_10</text:p>
          </table:table-cell>
          <table:table-cell office:value-type="string" calcext:value-type="string">
            <text:p>VII_11</text:p>
          </table:table-cell>
          <table:table-cell office:value-type="string" calcext:value-type="string">
            <text:p>VII_12</text:p>
          </table:table-cell>
          <table:table-cell office:value-type="string" calcext:value-type="string">
            <text:p>VII_13</text:p>
          </table:table-cell>
          <table:table-cell office:value-type="string" calcext:value-type="string">
            <text:p>VII_14</text:p>
          </table:table-cell>
          <table:table-cell office:value-type="string" calcext:value-type="string">
            <text:p>VII_15</text:p>
          </table:table-cell>
          <table:table-cell office:value-type="string" calcext:value-type="string">
            <text:p>VII_16</text:p>
          </table:table-cell>
          <table:table-cell office:value-type="string" calcext:value-type="string">
            <text:p>VII_17</text:p>
          </table:table-cell>
          <table:table-cell office:value-type="string" calcext:value-type="string">
            <text:p>VII_18</text:p>
          </table:table-cell>
        </table:table-row>
        <table:table-row table:style-name="ro1">
          <table:table-cell office:value-type="string" calcext:value-type="string">
            <text:p>T. AURORA ALIMENTOS</text:p>
          </table:table-cell>
          <table:table-cell table:formula="of:=IF([$Volumes.B3]=0;&quot;N/A&quot;;[$Valores.B3]/[$Volumes.B3])" office:value-type="float" office:value="11.9272967614012" calcext:value-type="float">
            <text:p>11.9272967614012</text:p>
          </table:table-cell>
          <table:table-cell table:formula="of:=IF([$Volumes.C3]=0;&quot;N/A&quot;;[$Valores.C3]/[$Volumes.C3])" office:value-type="float" office:value="11.7880577427822" calcext:value-type="float">
            <text:p>11.7880577427822</text:p>
          </table:table-cell>
          <table:table-cell table:formula="of:=IF([$Volumes.D3]=0;&quot;N/A&quot;;[$Valores.D3]/[$Volumes.D3])" office:value-type="float" office:value="12.4009700889248" calcext:value-type="float">
            <text:p>12.4009700889248</text:p>
          </table:table-cell>
          <table:table-cell table:formula="of:=IF([$Volumes.E3]=0;&quot;N/A&quot;;[$Valores.E3]/[$Volumes.E3])" office:value-type="float" office:value="13.5028409090909" calcext:value-type="float">
            <text:p>13.5028409090909</text:p>
          </table:table-cell>
          <table:table-cell table:formula="of:=IF([$Volumes.F3]=0;&quot;N/A&quot;;[$Valores.F3]/[$Volumes.F3])" office:value-type="float" office:value="13.4810562571757" calcext:value-type="float">
            <text:p>13.4810562571757</text:p>
          </table:table-cell>
          <table:table-cell table:formula="of:=IF([$Volumes.G3]=0;&quot;N/A&quot;;[$Valores.G3]/[$Volumes.G3])" office:value-type="float" office:value="13.1880046136102" calcext:value-type="float">
            <text:p>13.1880046136102</text:p>
          </table:table-cell>
          <table:table-cell table:formula="of:=IF([$Volumes.H3]=0;&quot;N/A&quot;;[$Valores.H3]/[$Volumes.H3])" office:value-type="float" office:value="13.5639751552795" calcext:value-type="float">
            <text:p>13.5639751552795</text:p>
          </table:table-cell>
          <table:table-cell table:formula="of:=IF([$Volumes.I3]=0;&quot;N/A&quot;;[$Valores.I3]/[$Volumes.I3])" office:value-type="float" office:value="14.2960413080895" calcext:value-type="float">
            <text:p>14.2960413080895</text:p>
          </table:table-cell>
          <table:table-cell table:formula="of:=IF([$Volumes.J3]=0;&quot;N/A&quot;;[$Valores.J3]/[$Volumes.J3])" office:value-type="float" office:value="14.2797427652733" calcext:value-type="float">
            <text:p>14.2797427652733</text:p>
          </table:table-cell>
          <table:table-cell table:formula="of:=IF([$Volumes.K3]=0;&quot;N/A&quot;;[$Valores.K3]/[$Volumes.K3])" office:value-type="float" office:value="14.5901386748844" calcext:value-type="float">
            <text:p>14.5901386748844</text:p>
          </table:table-cell>
          <table:table-cell table:formula="of:=IF([$Volumes.L3]=0;&quot;N/A&quot;;[$Valores.L3]/[$Volumes.L3])" office:value-type="float" office:value="14.5835806132542" calcext:value-type="float">
            <text:p>14.5835806132542</text:p>
          </table:table-cell>
          <table:table-cell table:formula="of:=IF([$Volumes.M3]=0;&quot;N/A&quot;;[$Valores.M3]/[$Volumes.M3])" office:value-type="float" office:value="15.2542016806723" calcext:value-type="float">
            <text:p>15.2542016806723</text:p>
          </table:table-cell>
          <table:table-cell table:formula="of:=IF([$Volumes.N3]=0;&quot;N/A&quot;;[$Valores.N3]/[$Volumes.N3])" office:value-type="float" office:value="15.1965376782077" calcext:value-type="float">
            <text:p>15.1965376782077</text:p>
          </table:table-cell>
          <table:table-cell table:formula="of:=IF([$Volumes.O3]=0;&quot;N/A&quot;;[$Valores.O3]/[$Volumes.O3])" office:value-type="float" office:value="14.4510676156584" calcext:value-type="float">
            <text:p>14.4510676156584</text:p>
          </table:table-cell>
          <table:table-cell table:formula="of:=IF([$Volumes.P3]=0;&quot;N/A&quot;;[$Valores.P3]/[$Volumes.P3])" office:value-type="float" office:value="14.4447646493756" calcext:value-type="float">
            <text:p>14.4447646493756</text:p>
          </table:table-cell>
          <table:table-cell table:formula="of:=IF([$Volumes.Q3]=0;&quot;N/A&quot;;[$Valores.Q3]/[$Volumes.Q3])" office:value-type="float" office:value="14.1205007824726" calcext:value-type="float">
            <text:p>14.1205007824726</text:p>
          </table:table-cell>
          <table:table-cell table:formula="of:=IF([$Volumes.R3]=0;&quot;N/A&quot;;[$Valores.R3]/[$Volumes.R3])" office:value-type="float" office:value="14.0707434052758" calcext:value-type="float">
            <text:p>14.0707434052758</text:p>
          </table:table-cell>
          <table:table-cell table:formula="of:=IF([$Volumes.S3]=0;&quot;N/A&quot;;[$Valores.S3]/[$Volumes.S3])" office:value-type="float" office:value="13.8847087378641" calcext:value-type="float">
            <text:p>13.8847087378641</text:p>
          </table:table-cell>
          <table:table-cell table:formula="of:=IF([$Volumes.T3]=0;&quot;N/A&quot;;[$Valores.T3]/[$Volumes.T3])" office:value-type="float" office:value="11.6019845644983" calcext:value-type="float">
            <text:p>11.6019845644983</text:p>
          </table:table-cell>
          <table:table-cell table:formula="of:=IF([$Volumes.U3]=0;&quot;N/A&quot;;[$Valores.U3]/[$Volumes.U3])" office:value-type="float" office:value="11.9504696840307" calcext:value-type="float">
            <text:p>11.9504696840307</text:p>
          </table:table-cell>
          <table:table-cell table:formula="of:=IF([$Volumes.V3]=0;&quot;N/A&quot;;[$Valores.V3]/[$Volumes.V3])" office:value-type="float" office:value="10.8664402942841" calcext:value-type="float">
            <text:p>10.8664402942841</text:p>
          </table:table-cell>
          <table:table-cell table:formula="of:=IF([$Volumes.W3]=0;&quot;N/A&quot;;[$Valores.W3]/[$Volumes.W3])" office:value-type="float" office:value="11.98738170347" calcext:value-type="float">
            <text:p>11.98738170347</text:p>
          </table:table-cell>
          <table:table-cell table:formula="of:=IF([$Volumes.X3]=0;&quot;N/A&quot;;[$Valores.X3]/[$Volumes.X3])" office:value-type="float" office:value="11.8775167785235" calcext:value-type="float">
            <text:p>11.8775167785235</text:p>
          </table:table-cell>
          <table:table-cell table:formula="of:=IF([$Volumes.Y3]=0;&quot;N/A&quot;;[$Valores.Y3]/[$Volumes.Y3])" office:value-type="float" office:value="12.0366242038217" calcext:value-type="float">
            <text:p>12.0366242038217</text:p>
          </table:table-cell>
          <table:table-cell table:formula="of:=IF([$Volumes.Z3]=0;&quot;N/A&quot;;[$Valores.Z3]/[$Volumes.Z3])" office:value-type="float" office:value="11.8804597701149" calcext:value-type="float">
            <text:p>11.8804597701149</text:p>
          </table:table-cell>
          <table:table-cell table:formula="of:=IF([$Volumes.AA3]=0;&quot;N/A&quot;;[$Valores.AA3]/[$Volumes.AA3])" office:value-type="float" office:value="12.1654197838736" calcext:value-type="float">
            <text:p>12.1654197838736</text:p>
          </table:table-cell>
          <table:table-cell table:formula="of:=IF([$Volumes.AB3]=0;&quot;N/A&quot;;[$Valores.AB3]/[$Volumes.AB3])" office:value-type="float" office:value="12.6641841570752" calcext:value-type="float">
            <text:p>12.6641841570752</text:p>
          </table:table-cell>
          <table:table-cell table:formula="of:=IF([$Volumes.AC3]=0;&quot;N/A&quot;;[$Valores.AC3]/[$Volumes.AC3])" office:value-type="float" office:value="12.5460160592959" calcext:value-type="float">
            <text:p>12.5460160592959</text:p>
          </table:table-cell>
          <table:table-cell table:formula="of:=IF([$Volumes.AD3]=0;&quot;N/A&quot;;[$Valores.AD3]/[$Volumes.AD3])" office:value-type="float" office:value="12.5872641509434" calcext:value-type="float">
            <text:p>12.5872641509434</text:p>
          </table:table-cell>
          <table:table-cell table:formula="of:=IF([$Volumes.AE3]=0;&quot;N/A&quot;;[$Valores.AE3]/[$Volumes.AE3])" office:value-type="float" office:value="13.2925278219396" calcext:value-type="float">
            <text:p>13.2925278219396</text:p>
          </table:table-cell>
          <table:table-cell table:formula="of:=IF([$Volumes.AF3]=0;&quot;N/A&quot;;[$Valores.AF3]/[$Volumes.AF3])" office:value-type="float" office:value="12.9737750172533" calcext:value-type="float">
            <text:p>12.9737750172533</text:p>
          </table:table-cell>
          <table:table-cell table:formula="of:=IF([$Volumes.AG3]=0;&quot;N/A&quot;;[$Valores.AG3]/[$Volumes.AG3])" office:value-type="float" office:value="12.1493055555556" calcext:value-type="float">
            <text:p>12.1493055555556</text:p>
          </table:table-cell>
          <table:table-cell table:formula="of:=IF([$Volumes.AH3]=0;&quot;N/A&quot;;[$Valores.AH3]/[$Volumes.AH3])" office:value-type="float" office:value="13.4281997918835" calcext:value-type="float">
            <text:p>13.4281997918835</text:p>
          </table:table-cell>
          <table:table-cell table:formula="of:=IF([$Volumes.AI3]=0;&quot;N/A&quot;;[$Valores.AI3]/[$Volumes.AI3])" office:value-type="float" office:value="12.7463768115942" calcext:value-type="float">
            <text:p>12.7463768115942</text:p>
          </table:table-cell>
          <table:table-cell table:formula="of:=IF([$Volumes.AJ3]=0;&quot;N/A&quot;;[$Valores.AJ3]/[$Volumes.AJ3])" office:value-type="float" office:value="11.5816251830161" calcext:value-type="float">
            <text:p>11.5816251830161</text:p>
          </table:table-cell>
          <table:table-cell table:formula="of:=IF([$Volumes.AK3]=0;&quot;N/A&quot;;[$Valores.AK3]/[$Volumes.AK3])" office:value-type="float" office:value="12.7953020134228" calcext:value-type="float">
            <text:p>12.7953020134228</text:p>
          </table:table-cell>
          <table:table-cell table:formula="of:=IF([$Volumes.AL3]=0;&quot;N/A&quot;;[$Valores.AL3]/[$Volumes.AL3])" office:value-type="float" office:value="10.1133990719258" calcext:value-type="float">
            <text:p>10.1133990719258</text:p>
          </table:table-cell>
          <table:table-cell table:formula="of:=IF([$Volumes.AM3]=0;&quot;N/A&quot;;[$Valores.AM3]/[$Volumes.AM3])" office:value-type="float" office:value="10.2113289760349" calcext:value-type="float">
            <text:p>10.2113289760349</text:p>
          </table:table-cell>
          <table:table-cell table:formula="of:=IF([$Volumes.AN3]=0;&quot;N/A&quot;;[$Valores.AN3]/[$Volumes.AN3])" office:value-type="float" office:value="10.5014903129657" calcext:value-type="float">
            <text:p>10.5014903129657</text:p>
          </table:table-cell>
          <table:table-cell table:formula="of:=IF([$Volumes.AO3]=0;&quot;N/A&quot;;[$Valores.AO3]/[$Volumes.AO3])" office:value-type="float" office:value="10.2414965986395" calcext:value-type="float">
            <text:p>10.2414965986395</text:p>
          </table:table-cell>
          <table:table-cell table:formula="of:=IF([$Volumes.AP3]=0;&quot;N/A&quot;;[$Valores.AP3]/[$Volumes.AP3])" office:value-type="float" office:value="10.2683886838868" calcext:value-type="float">
            <text:p>10.2683886838868</text:p>
          </table:table-cell>
          <table:table-cell table:formula="of:=IF([$Volumes.AQ3]=0;&quot;N/A&quot;;[$Valores.AQ3]/[$Volumes.AQ3])" office:value-type="float" office:value="10.7147717607031" calcext:value-type="float">
            <text:p>10.7147717607031</text:p>
          </table:table-cell>
          <table:table-cell table:formula="of:=IF([$Volumes.AR3]=0;&quot;N/A&quot;;[$Valores.AR3]/[$Volumes.AR3])" office:value-type="float" office:value="10.8461277173913" calcext:value-type="float">
            <text:p>10.8461277173913</text:p>
          </table:table-cell>
          <table:table-cell table:formula="of:=IF([$Volumes.AS3]=0;&quot;N/A&quot;;[$Valores.AS3]/[$Volumes.AS3])" office:value-type="float" office:value="11.0657705232837" calcext:value-type="float">
            <text:p>11.0657705232837</text:p>
          </table:table-cell>
          <table:table-cell table:formula="of:=IF([$Volumes.AT3]=0;&quot;N/A&quot;;[$Valores.AT3]/[$Volumes.AT3])" office:value-type="float" office:value="10.948463356974" calcext:value-type="float">
            <text:p>10.948463356974</text:p>
          </table:table-cell>
          <table:table-cell table:formula="of:=IF([$Volumes.AU3]=0;&quot;N/A&quot;;[$Valores.AU3]/[$Volumes.AU3])" office:value-type="float" office:value="10.272625698324" calcext:value-type="float">
            <text:p>10.272625698324</text:p>
          </table:table-cell>
          <table:table-cell table:formula="of:=IF([$Volumes.AV3]=0;&quot;N/A&quot;;[$Valores.AV3]/[$Volumes.AV3])" office:value-type="float" office:value="10.8656963281508" calcext:value-type="float">
            <text:p>10.8656963281508</text:p>
          </table:table-cell>
          <table:table-cell table:formula="of:=IF([$Volumes.AW3]=0;&quot;N/A&quot;;[$Valores.AW3]/[$Volumes.AW3])" office:value-type="float" office:value="10.6050228310502" calcext:value-type="float">
            <text:p>10.6050228310502</text:p>
          </table:table-cell>
          <table:table-cell table:formula="of:=IF([$Volumes.AX3]=0;&quot;N/A&quot;;[$Valores.AX3]/[$Volumes.AX3])" office:value-type="float" office:value="11.2079377136346" calcext:value-type="float">
            <text:p>11.2079377136346</text:p>
          </table:table-cell>
          <table:table-cell table:formula="of:=IF([$Volumes.AY3]=0;&quot;N/A&quot;;[$Valores.AY3]/[$Volumes.AY3])" office:value-type="float" office:value="11.3895216400911" calcext:value-type="float">
            <text:p>11.3895216400911</text:p>
          </table:table-cell>
          <table:table-cell table:formula="of:=IF([$Volumes.AZ3]=0;&quot;N/A&quot;;[$Valores.AZ3]/[$Volumes.AZ3])" office:value-type="float" office:value="11.3450189155107" calcext:value-type="float">
            <text:p>11.3450189155107</text:p>
          </table:table-cell>
          <table:table-cell table:formula="of:=IF([$Volumes.BA3]=0;&quot;N/A&quot;;[$Valores.BA3]/[$Volumes.BA3])" office:value-type="float" office:value="9.36893704850361" calcext:value-type="float">
            <text:p>9.36893704850361</text:p>
          </table:table-cell>
          <table:table-cell table:formula="of:=IF([$Volumes.BB3]=0;&quot;N/A&quot;;[$Valores.BB3]/[$Volumes.BB3])" office:value-type="float" office:value="10.9418181818182" calcext:value-type="float">
            <text:p>10.9418181818182</text:p>
          </table:table-cell>
          <table:table-cell table:formula="of:=IF([$Volumes.BC3]=0;&quot;N/A&quot;;[$Valores.BC3]/[$Volumes.BC3])" office:value-type="float" office:value="10.8776883927106" calcext:value-type="float">
            <text:p>10.8776883927106</text:p>
          </table:table-cell>
          <table:table-cell table:formula="of:=IF([$Volumes.BD3]=0;&quot;N/A&quot;;[$Valores.BD3]/[$Volumes.BD3])" office:value-type="float" office:value="10.6053249804229" calcext:value-type="float">
            <text:p>10.6053249804229</text:p>
          </table:table-cell>
          <table:table-cell table:formula="of:=IF([$Volumes.BE3]=0;&quot;N/A&quot;;[$Valores.BE3]/[$Volumes.BE3])" office:value-type="float" office:value="10.7928378898729" calcext:value-type="float">
            <text:p>10.7928378898729</text:p>
          </table:table-cell>
          <table:table-cell table:formula="of:=IF([$Volumes.BF3]=0;&quot;N/A&quot;;[$Valores.BF3]/[$Volumes.BF3])" office:value-type="float" office:value="11.198680097256" calcext:value-type="float">
            <text:p>11.198680097256</text:p>
          </table:table-cell>
          <table:table-cell table:formula="of:=IF([$Volumes.BG3]=0;&quot;N/A&quot;;[$Valores.BG3]/[$Volumes.BG3])" office:value-type="float" office:value="11.0860448300795" calcext:value-type="float">
            <text:p>11.0860448300795</text:p>
          </table:table-cell>
          <table:table-cell table:formula="of:=IF([$Volumes.BH3]=0;&quot;N/A&quot;;[$Valores.BH3]/[$Volumes.BH3])" office:value-type="float" office:value="11.7554630593132" calcext:value-type="float">
            <text:p>11.7554630593132</text:p>
          </table:table-cell>
          <table:table-cell table:formula="of:=IF([$Volumes.BI3]=0;&quot;N/A&quot;;[$Valores.BI3]/[$Volumes.BI3])" office:value-type="float" office:value="10.2844709115896" calcext:value-type="float">
            <text:p>10.2844709115896</text:p>
          </table:table-cell>
          <table:table-cell table:formula="of:=IF([$Volumes.BJ3]=0;&quot;N/A&quot;;[$Valores.BJ3]/[$Volumes.BJ3])" office:value-type="float" office:value="11.547520661157" calcext:value-type="float">
            <text:p>11.547520661157</text:p>
          </table:table-cell>
          <table:table-cell table:formula="of:=IF([$Volumes.BK3]=0;&quot;N/A&quot;;[$Valores.BK3]/[$Volumes.BK3])" office:value-type="float" office:value="12.3729969314695" calcext:value-type="float">
            <text:p>12.3729969314695</text:p>
          </table:table-cell>
          <table:table-cell table:formula="of:=IF([$Volumes.BL3]=0;&quot;N/A&quot;;[$Valores.BL3]/[$Volumes.BL3])" office:value-type="float" office:value="11.4176727459543" calcext:value-type="float">
            <text:p>11.4176727459543</text:p>
          </table:table-cell>
          <table:table-cell table:formula="of:=IF([$Volumes.BM3]=0;&quot;N/A&quot;;[$Valores.BM3]/[$Volumes.BM3])" office:value-type="float" office:value="11.1314109165808" calcext:value-type="float">
            <text:p>11.1314109165808</text:p>
          </table:table-cell>
          <table:table-cell table:formula="of:=IF([$Volumes.BN3]=0;&quot;N/A&quot;;[$Valores.BN3]/[$Volumes.BN3])" office:value-type="float" office:value="11.8890946502058" calcext:value-type="float">
            <text:p>11.8890946502058</text:p>
          </table:table-cell>
          <table:table-cell table:formula="of:=IF([$Volumes.BO3]=0;&quot;N/A&quot;;[$Valores.BO3]/[$Volumes.BO3])" office:value-type="float" office:value="12.0599925009374" calcext:value-type="float">
            <text:p>12.0599925009374</text:p>
          </table:table-cell>
          <table:table-cell table:formula="of:=IF([$Volumes.BP3]=0;&quot;N/A&quot;;[$Valores.BP3]/[$Volumes.BP3])" office:value-type="float" office:value="12.0022727272727" calcext:value-type="float">
            <text:p>12.0022727272727</text:p>
          </table:table-cell>
          <table:table-cell table:formula="of:=IF([$Volumes.BQ3]=0;&quot;N/A&quot;;[$Valores.BQ3]/[$Volumes.BQ3])" office:value-type="float" office:value="11.6506720624368" calcext:value-type="float">
            <text:p>11.6506720624368</text:p>
          </table:table-cell>
          <table:table-cell table:formula="of:=IF([$Volumes.BR3]=0;&quot;N/A&quot;;[$Valores.BR3]/[$Volumes.BR3])" office:value-type="float" office:value="12.0455944594075" calcext:value-type="float">
            <text:p>12.0455944594075</text:p>
          </table:table-cell>
          <table:table-cell table:formula="of:=IF([$Volumes.BS3]=0;&quot;N/A&quot;;[$Valores.BS3]/[$Volumes.BS3])" office:value-type="float" office:value="10.9917434106065" calcext:value-type="float">
            <text:p>10.9917434106065</text:p>
          </table:table-cell>
          <table:table-cell table:formula="of:=IF([$Volumes.BT3]=0;&quot;N/A&quot;;[$Valores.BT3]/[$Volumes.BT3])" office:value-type="float" office:value="11.3163831360947" calcext:value-type="float">
            <text:p>11.3163831360947</text:p>
          </table:table-cell>
          <table:table-cell table:formula="of:=IF([$Volumes.BU3]=0;&quot;N/A&quot;;[$Valores.BU3]/[$Volumes.BU3])" office:value-type="float" office:value="11.3912983234031" calcext:value-type="float">
            <text:p>11.3912983234031</text:p>
          </table:table-cell>
          <table:table-cell table:formula="of:=IF([$Volumes.BV3]=0;&quot;N/A&quot;;[$Valores.BV3]/[$Volumes.BV3])" office:value-type="float" office:value="11.0593395252838" calcext:value-type="float">
            <text:p>11.0593395252838</text:p>
          </table:table-cell>
          <table:table-cell table:formula="of:=IF([$Volumes.BW3]=0;&quot;N/A&quot;;[$Valores.BW3]/[$Volumes.BW3])" office:value-type="float" office:value="11.1895316804408" calcext:value-type="float">
            <text:p>11.1895316804408</text:p>
          </table:table-cell>
          <table:table-cell table:formula="of:=IF([$Volumes.BX3]=0;&quot;N/A&quot;;[$Valores.BX3]/[$Volumes.BX3])" office:value-type="float" office:value="11.6978161503301" calcext:value-type="float">
            <text:p>11.6978161503301</text:p>
          </table:table-cell>
          <table:table-cell table:formula="of:=IF([$Volumes.BY3]=0;&quot;N/A&quot;;[$Valores.BY3]/[$Volumes.BY3])" office:value-type="float" office:value="10.8090175953079" calcext:value-type="float">
            <text:p>10.8090175953079</text:p>
          </table:table-cell>
          <table:table-cell table:formula="of:=IF([$Volumes.BZ3]=0;&quot;N/A&quot;;[$Valores.BZ3]/[$Volumes.BZ3])" office:value-type="float" office:value="11.0095065640561" calcext:value-type="float">
            <text:p>11.0095065640561</text:p>
          </table:table-cell>
          <table:table-cell table:formula="of:=IF([$Volumes.CA3]=0;&quot;N/A&quot;;[$Valores.CA3]/[$Volumes.CA3])" office:value-type="float" office:value="11.1774436090226" calcext:value-type="float">
            <text:p>11.1774436090226</text:p>
          </table:table-cell>
          <table:table-cell table:formula="of:=IF([$Volumes.CB3]=0;&quot;N/A&quot;;[$Valores.CB3]/[$Volumes.CB3])" office:value-type="float" office:value="12.062124248497" calcext:value-type="float">
            <text:p>12.062124248497</text:p>
          </table:table-cell>
          <table:table-cell table:formula="of:=IF([$Volumes.CC3]=0;&quot;N/A&quot;;[$Valores.CC3]/[$Volumes.CC3])" office:value-type="float" office:value="12.1619307123394" calcext:value-type="float">
            <text:p>12.1619307123394</text:p>
          </table:table-cell>
          <table:table-cell table:formula="of:=IF([$Volumes.CD3]=0;&quot;N/A&quot;;[$Valores.CD3]/[$Volumes.CD3])" office:value-type="float" office:value="12.7753424657534" calcext:value-type="float">
            <text:p>12.7753424657534</text:p>
          </table:table-cell>
          <table:table-cell table:formula="of:=IF([$Volumes.CE3]=0;&quot;N/A&quot;;[$Valores.CE3]/[$Volumes.CE3])" office:value-type="float" office:value="12.7009546539379" calcext:value-type="float">
            <text:p>12.7009546539379</text:p>
          </table:table-cell>
          <table:table-cell table:formula="of:=IF([$Volumes.CF3]=0;&quot;N/A&quot;;[$Valores.CF3]/[$Volumes.CF3])" office:value-type="float" office:value="13.2753138075314" calcext:value-type="float">
            <text:p>13.2753138075314</text:p>
          </table:table-cell>
          <table:table-cell table:formula="of:=IF([$Volumes.CG3]=0;&quot;N/A&quot;;[$Valores.CG3]/[$Volumes.CG3])" office:value-type="float" office:value="13.3322656776804" calcext:value-type="float">
            <text:p>13.3322656776804</text:p>
          </table:table-cell>
          <table:table-cell table:formula="of:=IF([$Volumes.CH3]=0;&quot;N/A&quot;;[$Valores.CH3]/[$Volumes.CH3])" office:value-type="float" office:value="13.1545876472688" calcext:value-type="float">
            <text:p>13.1545876472688</text:p>
          </table:table-cell>
          <table:table-cell table:formula="of:=IF([$Volumes.CI3]=0;&quot;N/A&quot;;[$Valores.CI3]/[$Volumes.CI3])" office:value-type="float" office:value="13.0595139692511" calcext:value-type="float">
            <text:p>13.0595139692511</text:p>
          </table:table-cell>
          <table:table-cell table:formula="of:=IF([$Volumes.CJ3]=0;&quot;N/A&quot;;[$Valores.CJ3]/[$Volumes.CJ3])" office:value-type="float" office:value="12.8295765027322" calcext:value-type="float">
            <text:p>12.8295765027322</text:p>
          </table:table-cell>
          <table:table-cell table:formula="of:=IF([$Volumes.CK3]=0;&quot;N/A&quot;;[$Valores.CK3]/[$Volumes.CK3])" office:value-type="float" office:value="13.2129618264392" calcext:value-type="float">
            <text:p>13.2129618264392</text:p>
          </table:table-cell>
          <table:table-cell table:formula="of:=IF([$Volumes.CL3]=0;&quot;N/A&quot;;[$Valores.CL3]/[$Volumes.CL3])" office:value-type="float" office:value="12.6556952662722" calcext:value-type="float">
            <text:p>12.6556952662722</text:p>
          </table:table-cell>
          <table:table-cell table:formula="of:=IF([$Volumes.CM3]=0;&quot;N/A&quot;;[$Valores.CM3]/[$Volumes.CM3])" office:value-type="float" office:value="12.3750161311137" calcext:value-type="float">
            <text:p>12.3750161311137</text:p>
          </table:table-cell>
          <table:table-cell table:formula="of:=IF([$Volumes.CN3]=0;&quot;N/A&quot;;[$Valores.CN3]/[$Volumes.CN3])" office:value-type="float" office:value="11.3595276872964" calcext:value-type="float">
            <text:p>11.3595276872964</text:p>
          </table:table-cell>
          <table:table-cell table:formula="of:=IF([$Volumes.CO3]=0;&quot;N/A&quot;;[$Valores.CO3]/[$Volumes.CO3])" office:value-type="float" office:value="11.1715998501311" calcext:value-type="float">
            <text:p>11.1715998501311</text:p>
          </table:table-cell>
          <table:table-cell table:formula="of:=IF([$Volumes.CP3]=0;&quot;N/A&quot;;[$Valores.CP3]/[$Volumes.CP3])" office:value-type="float" office:value="11.1919070512821" calcext:value-type="float">
            <text:p>11.1919070512821</text:p>
          </table:table-cell>
          <table:table-cell table:formula="of:=IF([$Volumes.CQ3]=0;&quot;N/A&quot;;[$Valores.CQ3]/[$Volumes.CQ3])" office:value-type="float" office:value="11.1271239773442" calcext:value-type="float">
            <text:p>11.1271239773442</text:p>
          </table:table-cell>
          <table:table-cell table:formula="of:=IF([$Volumes.CR3]=0;&quot;N/A&quot;;[$Valores.CR3]/[$Volumes.CR3])" office:value-type="float" office:value="10.9529190207156" calcext:value-type="float">
            <text:p>10.9529190207156</text:p>
          </table:table-cell>
          <table:table-cell table:formula="of:=IF([$Volumes.CS3]=0;&quot;N/A&quot;;[$Valores.CS3]/[$Volumes.CS3])" office:value-type="float" office:value="10.5092457420925" calcext:value-type="float">
            <text:p>10.5092457420925</text:p>
          </table:table-cell>
          <table:table-cell table:formula="of:=IF([$Volumes.CT3]=0;&quot;N/A&quot;;[$Valores.CT3]/[$Volumes.CT3])" office:value-type="float" office:value="11.8916194076875" calcext:value-type="float">
            <text:p>11.8916194076875</text:p>
          </table:table-cell>
          <table:table-cell table:formula="of:=IF([$Volumes.CU3]=0;&quot;N/A&quot;;[$Valores.CU3]/[$Volumes.CU3])" office:value-type="float" office:value="11.4623235613464" calcext:value-type="float">
            <text:p>11.4623235613464</text:p>
          </table:table-cell>
          <table:table-cell table:formula="of:=IF([$Volumes.CV3]=0;&quot;N/A&quot;;[$Valores.CV3]/[$Volumes.CV3])" office:value-type="float" office:value="11.1504273504274" calcext:value-type="float">
            <text:p>11.1504273504274</text:p>
          </table:table-cell>
          <table:table-cell table:formula="of:=IF([$Volumes.CW3]=0;&quot;N/A&quot;;[$Valores.CW3]/[$Volumes.CW3])" office:value-type="float" office:value="11.8036605657238" calcext:value-type="float">
            <text:p>11.8036605657238</text:p>
          </table:table-cell>
          <table:table-cell table:formula="of:=IF([$Volumes.CX3]=0;&quot;N/A&quot;;[$Valores.CX3]/[$Volumes.CX3])" office:value-type="float" office:value="11.4224485465733" calcext:value-type="float">
            <text:p>11.4224485465733</text:p>
          </table:table-cell>
          <table:table-cell table:formula="of:=IF([$Volumes.CY3]=0;&quot;N/A&quot;;[$Valores.CY3]/[$Volumes.CY3])" office:value-type="float" office:value="12.4275159235669" calcext:value-type="float">
            <text:p>12.4275159235669</text:p>
          </table:table-cell>
          <table:table-cell table:formula="of:=IF([$Volumes.CZ3]=0;&quot;N/A&quot;;[$Valores.CZ3]/[$Volumes.CZ3])" office:value-type="float" office:value="11.9298713904392" calcext:value-type="float">
            <text:p>11.9298713904392</text:p>
          </table:table-cell>
          <table:table-cell table:formula="of:=IF([$Volumes.DA3]=0;&quot;N/A&quot;;[$Valores.DA3]/[$Volumes.DA3])" office:value-type="float" office:value="11.6902919451284" calcext:value-type="float">
            <text:p>11.6902919451284</text:p>
          </table:table-cell>
          <table:table-cell table:formula="of:=IF([$Volumes.DB3]=0;&quot;N/A&quot;;[$Valores.DB3]/[$Volumes.DB3])" office:value-type="float" office:value="11.3681154872117" calcext:value-type="float">
            <text:p>11.3681154872117</text:p>
          </table:table-cell>
          <table:table-cell table:formula="of:=IF([$Volumes.DC3]=0;&quot;N/A&quot;;[$Valores.DC3]/[$Volumes.DC3])" office:value-type="float" office:value="11.5396518375242" calcext:value-type="float">
            <text:p>11.5396518375242</text:p>
          </table:table-cell>
          <table:table-cell table:formula="of:=IF([$Volumes.DD3]=0;&quot;N/A&quot;;[$Valores.DD3]/[$Volumes.DD3])" office:value-type="float" office:value="11.8669378268449" calcext:value-type="float">
            <text:p>11.8669378268449</text:p>
          </table:table-cell>
          <table:table-cell table:formula="of:=IF([$Volumes.DE3]=0;&quot;N/A&quot;;[$Valores.DE3]/[$Volumes.DE3])" office:value-type="float" office:value="12.2897734544989" calcext:value-type="float">
            <text:p>12.2897734544989</text:p>
          </table:table-cell>
          <table:table-cell table:formula="of:=IF([$Volumes.DF3]=0;&quot;N/A&quot;;[$Valores.DF3]/[$Volumes.DF3])" office:value-type="float" office:value="10.8022566995769" calcext:value-type="float">
            <text:p>10.8022566995769</text:p>
          </table:table-cell>
          <table:table-cell table:formula="of:=IF([$Volumes.DG3]=0;&quot;N/A&quot;;[$Valores.DG3]/[$Volumes.DG3])" office:value-type="float" office:value="10.8050185109009" calcext:value-type="float">
            <text:p>10.8050185109009</text:p>
          </table:table-cell>
          <table:table-cell table:formula="of:=IF([$Volumes.DH3]=0;&quot;N/A&quot;;[$Valores.DH3]/[$Volumes.DH3])" office:value-type="float" office:value="11.2107075767063" calcext:value-type="float">
            <text:p>11.2107075767063</text:p>
          </table:table-cell>
          <table:table-cell table:formula="of:=IF([$Volumes.DI3]=0;&quot;N/A&quot;;[$Valores.DI3]/[$Volumes.DI3])" office:value-type="float" office:value="10.9807776321538" calcext:value-type="float">
            <text:p>10.9807776321538</text:p>
          </table:table-cell>
          <table:table-cell table:formula="of:=IF([$Volumes.DJ3]=0;&quot;N/A&quot;;[$Valores.DJ3]/[$Volumes.DJ3])" office:value-type="float" office:value="11.6522435897436" calcext:value-type="float">
            <text:p>11.6522435897436</text:p>
          </table:table-cell>
          <table:table-cell table:formula="of:=IF([$Volumes.DK3]=0;&quot;N/A&quot;;[$Valores.DK3]/[$Volumes.DK3])" office:value-type="float" office:value="12.3672727272727" calcext:value-type="float">
            <text:p>12.3672727272727</text:p>
          </table:table-cell>
          <table:table-cell table:formula="of:=IF([$Volumes.DL3]=0;&quot;N/A&quot;;[$Valores.DL3]/[$Volumes.DL3])" office:value-type="float" office:value="13.0932004689332" calcext:value-type="float">
            <text:p>13.0932004689332</text:p>
          </table:table-cell>
          <table:table-cell table:formula="of:=IF([$Volumes.DM3]=0;&quot;N/A&quot;;[$Valores.DM3]/[$Volumes.DM3])" office:value-type="float" office:value="12.5766423357664" calcext:value-type="float">
            <text:p>12.5766423357664</text:p>
          </table:table-cell>
          <table:table-cell table:formula="of:=IF([$Volumes.DN3]=0;&quot;N/A&quot;;[$Valores.DN3]/[$Volumes.DN3])" office:value-type="float" office:value="12.9834087481146" calcext:value-type="float">
            <text:p>12.9834087481146</text:p>
          </table:table-cell>
          <table:table-cell table:formula="of:=IF([$Volumes.DO3]=0;&quot;N/A&quot;;[$Valores.DO3]/[$Volumes.DO3])" office:value-type="float" office:value="13.5963938973648" calcext:value-type="float">
            <text:p>13.5963938973648</text:p>
          </table:table-cell>
          <table:table-cell table:formula="of:=IF([$Volumes.DP3]=0;&quot;N/A&quot;;[$Valores.DP3]/[$Volumes.DP3])" office:value-type="float" office:value="14.4344131704727" calcext:value-type="float">
            <text:p>14.4344131704727</text:p>
          </table:table-cell>
          <table:table-cell table:formula="of:=IF([$Volumes.DQ3]=0;&quot;N/A&quot;;[$Valores.DQ3]/[$Volumes.DQ3])" office:value-type="float" office:value="13.8459507042254" calcext:value-type="float">
            <text:p>13.8459507042254</text:p>
          </table:table-cell>
          <table:table-cell table:formula="of:=IF([$Volumes.DR3]=0;&quot;N/A&quot;;[$Valores.DR3]/[$Volumes.DR3])" office:value-type="float" office:value="14.0492766726944" calcext:value-type="float">
            <text:p>14.0492766726944</text:p>
          </table:table-cell>
          <table:table-cell table:formula="of:=IF([$Volumes.DS3]=0;&quot;N/A&quot;;[$Valores.DS3]/[$Volumes.DS3])" office:value-type="float" office:value="13.6346749226006" calcext:value-type="float">
            <text:p>13.6346749226006</text:p>
          </table:table-cell>
          <table:table-cell table:formula="of:=IF([$Volumes.DT3]=0;&quot;N/A&quot;;[$Valores.DT3]/[$Volumes.DT3])" office:value-type="float" office:value="13.6741689750693" calcext:value-type="float">
            <text:p>13.6741689750693</text:p>
          </table:table-cell>
          <table:table-cell table:formula="of:=IF([$Volumes.DU3]=0;&quot;N/A&quot;;[$Valores.DU3]/[$Volumes.DU3])" office:value-type="float" office:value="13.5905698778833" calcext:value-type="float">
            <text:p>13.5905698778833</text:p>
          </table:table-cell>
          <table:table-cell table:formula="of:=IF([$Volumes.DV3]=0;&quot;N/A&quot;;[$Valores.DV3]/[$Volumes.DV3])" office:value-type="float" office:value="13.0434676434676" calcext:value-type="float">
            <text:p>13.0434676434676</text:p>
          </table:table-cell>
          <table:table-cell table:formula="of:=IF([$Volumes.DW3]=0;&quot;N/A&quot;;[$Valores.DW3]/[$Volumes.DW3])" office:value-type="float" office:value="13.0887125856473" calcext:value-type="float">
            <text:p>13.0887125856473</text:p>
          </table:table-cell>
        </table:table-row>
        <table:table-row table:style-name="ro1">
          <table:table-cell office:value-type="string" calcext:value-type="string">
            <text:p>T. BEL COOK</text:p>
          </table:table-cell>
          <table:table-cell table:formula="of:=IF([$Volumes.B4]=0;&quot;N/A&quot;;[$Valores.B4]/[$Volumes.B4])" office:value-type="string" office:string-value="N/A" calcext:value-type="string">
            <text:p>N/A</text:p>
          </table:table-cell>
          <table:table-cell table:formula="of:=IF([$Volumes.C4]=0;&quot;N/A&quot;;[$Valores.C4]/[$Volumes.C4])" office:value-type="string" office:string-value="N/A" calcext:value-type="string">
            <text:p>N/A</text:p>
          </table:table-cell>
          <table:table-cell table:formula="of:=IF([$Volumes.D4]=0;&quot;N/A&quot;;[$Valores.D4]/[$Volumes.D4])" office:value-type="string" office:string-value="N/A" calcext:value-type="string">
            <text:p>N/A</text:p>
          </table:table-cell>
          <table:table-cell table:formula="of:=IF([$Volumes.E4]=0;&quot;N/A&quot;;[$Valores.E4]/[$Volumes.E4])" office:value-type="string" office:string-value="N/A" calcext:value-type="string">
            <text:p>N/A</text:p>
          </table:table-cell>
          <table:table-cell table:formula="of:=IF([$Volumes.F4]=0;&quot;N/A&quot;;[$Valores.F4]/[$Volumes.F4])" office:value-type="string" office:string-value="N/A" calcext:value-type="string">
            <text:p>N/A</text:p>
          </table:table-cell>
          <table:table-cell table:formula="of:=IF([$Volumes.G4]=0;&quot;N/A&quot;;[$Valores.G4]/[$Volumes.G4])" office:value-type="string" office:string-value="N/A" calcext:value-type="string">
            <text:p>N/A</text:p>
          </table:table-cell>
          <table:table-cell table:formula="of:=IF([$Volumes.H4]=0;&quot;N/A&quot;;[$Valores.H4]/[$Volumes.H4])" office:value-type="string" office:string-value="N/A" calcext:value-type="string">
            <text:p>N/A</text:p>
          </table:table-cell>
          <table:table-cell table:formula="of:=IF([$Volumes.I4]=0;&quot;N/A&quot;;[$Valores.I4]/[$Volumes.I4])" office:value-type="string" office:string-value="N/A" calcext:value-type="string">
            <text:p>N/A</text:p>
          </table:table-cell>
          <table:table-cell table:formula="of:=IF([$Volumes.J4]=0;&quot;N/A&quot;;[$Valores.J4]/[$Volumes.J4])" office:value-type="string" office:string-value="N/A" calcext:value-type="string">
            <text:p>N/A</text:p>
          </table:table-cell>
          <table:table-cell table:formula="of:=IF([$Volumes.K4]=0;&quot;N/A&quot;;[$Valores.K4]/[$Volumes.K4])" office:value-type="string" office:string-value="N/A" calcext:value-type="string">
            <text:p>N/A</text:p>
          </table:table-cell>
          <table:table-cell table:formula="of:=IF([$Volumes.L4]=0;&quot;N/A&quot;;[$Valores.L4]/[$Volumes.L4])" office:value-type="string" office:string-value="N/A" calcext:value-type="string">
            <text:p>N/A</text:p>
          </table:table-cell>
          <table:table-cell table:formula="of:=IF([$Volumes.M4]=0;&quot;N/A&quot;;[$Valores.M4]/[$Volumes.M4])" office:value-type="string" office:string-value="N/A" calcext:value-type="string">
            <text:p>N/A</text:p>
          </table:table-cell>
          <table:table-cell table:formula="of:=IF([$Volumes.N4]=0;&quot;N/A&quot;;[$Valores.N4]/[$Volumes.N4])" office:value-type="string" office:string-value="N/A" calcext:value-type="string">
            <text:p>N/A</text:p>
          </table:table-cell>
          <table:table-cell table:formula="of:=IF([$Volumes.O4]=0;&quot;N/A&quot;;[$Valores.O4]/[$Volumes.O4])" office:value-type="string" office:string-value="N/A" calcext:value-type="string">
            <text:p>N/A</text:p>
          </table:table-cell>
          <table:table-cell table:formula="of:=IF([$Volumes.P4]=0;&quot;N/A&quot;;[$Valores.P4]/[$Volumes.P4])" office:value-type="string" office:string-value="N/A" calcext:value-type="string">
            <text:p>N/A</text:p>
          </table:table-cell>
          <table:table-cell table:formula="of:=IF([$Volumes.Q4]=0;&quot;N/A&quot;;[$Valores.Q4]/[$Volumes.Q4])" office:value-type="string" office:string-value="N/A" calcext:value-type="string">
            <text:p>N/A</text:p>
          </table:table-cell>
          <table:table-cell table:formula="of:=IF([$Volumes.R4]=0;&quot;N/A&quot;;[$Valores.R4]/[$Volumes.R4])" office:value-type="string" office:string-value="N/A" calcext:value-type="string">
            <text:p>N/A</text:p>
          </table:table-cell>
          <table:table-cell table:formula="of:=IF([$Volumes.S4]=0;&quot;N/A&quot;;[$Valores.S4]/[$Volumes.S4])" office:value-type="string" office:string-value="N/A" calcext:value-type="string">
            <text:p>N/A</text:p>
          </table:table-cell>
          <table:table-cell table:formula="of:=IF([$Volumes.T4]=0;&quot;N/A&quot;;[$Valores.T4]/[$Volumes.T4])" office:value-type="string" office:string-value="N/A" calcext:value-type="string">
            <text:p>N/A</text:p>
          </table:table-cell>
          <table:table-cell table:formula="of:=IF([$Volumes.U4]=0;&quot;N/A&quot;;[$Valores.U4]/[$Volumes.U4])" office:value-type="string" office:string-value="N/A" calcext:value-type="string">
            <text:p>N/A</text:p>
          </table:table-cell>
          <table:table-cell table:formula="of:=IF([$Volumes.V4]=0;&quot;N/A&quot;;[$Valores.V4]/[$Volumes.V4])" office:value-type="string" office:string-value="N/A" calcext:value-type="string">
            <text:p>N/A</text:p>
          </table:table-cell>
          <table:table-cell table:formula="of:=IF([$Volumes.W4]=0;&quot;N/A&quot;;[$Valores.W4]/[$Volumes.W4])" office:value-type="string" office:string-value="N/A" calcext:value-type="string">
            <text:p>N/A</text:p>
          </table:table-cell>
          <table:table-cell table:formula="of:=IF([$Volumes.X4]=0;&quot;N/A&quot;;[$Valores.X4]/[$Volumes.X4])" office:value-type="string" office:string-value="N/A" calcext:value-type="string">
            <text:p>N/A</text:p>
          </table:table-cell>
          <table:table-cell table:formula="of:=IF([$Volumes.Y4]=0;&quot;N/A&quot;;[$Valores.Y4]/[$Volumes.Y4])" office:value-type="string" office:string-value="N/A" calcext:value-type="string">
            <text:p>N/A</text:p>
          </table:table-cell>
          <table:table-cell table:formula="of:=IF([$Volumes.Z4]=0;&quot;N/A&quot;;[$Valores.Z4]/[$Volumes.Z4])" office:value-type="string" office:string-value="N/A" calcext:value-type="string">
            <text:p>N/A</text:p>
          </table:table-cell>
          <table:table-cell table:formula="of:=IF([$Volumes.AA4]=0;&quot;N/A&quot;;[$Valores.AA4]/[$Volumes.AA4])" office:value-type="string" office:string-value="N/A" calcext:value-type="string">
            <text:p>N/A</text:p>
          </table:table-cell>
          <table:table-cell table:formula="of:=IF([$Volumes.AB4]=0;&quot;N/A&quot;;[$Valores.AB4]/[$Volumes.AB4])" office:value-type="string" office:string-value="N/A" calcext:value-type="string">
            <text:p>N/A</text:p>
          </table:table-cell>
          <table:table-cell table:formula="of:=IF([$Volumes.AC4]=0;&quot;N/A&quot;;[$Valores.AC4]/[$Volumes.AC4])" office:value-type="string" office:string-value="N/A" calcext:value-type="string">
            <text:p>N/A</text:p>
          </table:table-cell>
          <table:table-cell table:formula="of:=IF([$Volumes.AD4]=0;&quot;N/A&quot;;[$Valores.AD4]/[$Volumes.AD4])" office:value-type="string" office:string-value="N/A" calcext:value-type="string">
            <text:p>N/A</text:p>
          </table:table-cell>
          <table:table-cell table:formula="of:=IF([$Volumes.AE4]=0;&quot;N/A&quot;;[$Valores.AE4]/[$Volumes.AE4])" office:value-type="string" office:string-value="N/A" calcext:value-type="string">
            <text:p>N/A</text:p>
          </table:table-cell>
          <table:table-cell table:formula="of:=IF([$Volumes.AF4]=0;&quot;N/A&quot;;[$Valores.AF4]/[$Volumes.AF4])" office:value-type="string" office:string-value="N/A" calcext:value-type="string">
            <text:p>N/A</text:p>
          </table:table-cell>
          <table:table-cell table:formula="of:=IF([$Volumes.AG4]=0;&quot;N/A&quot;;[$Valores.AG4]/[$Volumes.AG4])" office:value-type="string" office:string-value="N/A" calcext:value-type="string">
            <text:p>N/A</text:p>
          </table:table-cell>
          <table:table-cell table:formula="of:=IF([$Volumes.AH4]=0;&quot;N/A&quot;;[$Valores.AH4]/[$Volumes.AH4])" office:value-type="string" office:string-value="N/A" calcext:value-type="string">
            <text:p>N/A</text:p>
          </table:table-cell>
          <table:table-cell table:formula="of:=IF([$Volumes.AI4]=0;&quot;N/A&quot;;[$Valores.AI4]/[$Volumes.AI4])" office:value-type="string" office:string-value="N/A" calcext:value-type="string">
            <text:p>N/A</text:p>
          </table:table-cell>
          <table:table-cell table:formula="of:=IF([$Volumes.AJ4]=0;&quot;N/A&quot;;[$Valores.AJ4]/[$Volumes.AJ4])" office:value-type="string" office:string-value="N/A" calcext:value-type="string">
            <text:p>N/A</text:p>
          </table:table-cell>
          <table:table-cell table:formula="of:=IF([$Volumes.AK4]=0;&quot;N/A&quot;;[$Valores.AK4]/[$Volumes.AK4])" office:value-type="string" office:string-value="N/A" calcext:value-type="string">
            <text:p>N/A</text:p>
          </table:table-cell>
          <table:table-cell table:formula="of:=IF([$Volumes.AL4]=0;&quot;N/A&quot;;[$Valores.AL4]/[$Volumes.AL4])" office:value-type="string" office:string-value="N/A" calcext:value-type="string">
            <text:p>N/A</text:p>
          </table:table-cell>
          <table:table-cell table:formula="of:=IF([$Volumes.AM4]=0;&quot;N/A&quot;;[$Valores.AM4]/[$Volumes.AM4])" office:value-type="string" office:string-value="N/A" calcext:value-type="string">
            <text:p>N/A</text:p>
          </table:table-cell>
          <table:table-cell table:formula="of:=IF([$Volumes.AN4]=0;&quot;N/A&quot;;[$Valores.AN4]/[$Volumes.AN4])" office:value-type="string" office:string-value="N/A" calcext:value-type="string">
            <text:p>N/A</text:p>
          </table:table-cell>
          <table:table-cell table:formula="of:=IF([$Volumes.AO4]=0;&quot;N/A&quot;;[$Valores.AO4]/[$Volumes.AO4])" office:value-type="string" office:string-value="N/A" calcext:value-type="string">
            <text:p>N/A</text:p>
          </table:table-cell>
          <table:table-cell table:formula="of:=IF([$Volumes.AP4]=0;&quot;N/A&quot;;[$Valores.AP4]/[$Volumes.AP4])" office:value-type="string" office:string-value="N/A" calcext:value-type="string">
            <text:p>N/A</text:p>
          </table:table-cell>
          <table:table-cell table:formula="of:=IF([$Volumes.AQ4]=0;&quot;N/A&quot;;[$Valores.AQ4]/[$Volumes.AQ4])" office:value-type="string" office:string-value="N/A" calcext:value-type="string">
            <text:p>N/A</text:p>
          </table:table-cell>
          <table:table-cell table:formula="of:=IF([$Volumes.AR4]=0;&quot;N/A&quot;;[$Valores.AR4]/[$Volumes.AR4])" office:value-type="string" office:string-value="N/A" calcext:value-type="string">
            <text:p>N/A</text:p>
          </table:table-cell>
          <table:table-cell table:formula="of:=IF([$Volumes.AS4]=0;&quot;N/A&quot;;[$Valores.AS4]/[$Volumes.AS4])" office:value-type="string" office:string-value="N/A" calcext:value-type="string">
            <text:p>N/A</text:p>
          </table:table-cell>
          <table:table-cell table:formula="of:=IF([$Volumes.AT4]=0;&quot;N/A&quot;;[$Valores.AT4]/[$Volumes.AT4])" office:value-type="string" office:string-value="N/A" calcext:value-type="string">
            <text:p>N/A</text:p>
          </table:table-cell>
          <table:table-cell table:formula="of:=IF([$Volumes.AU4]=0;&quot;N/A&quot;;[$Valores.AU4]/[$Volumes.AU4])" office:value-type="string" office:string-value="N/A" calcext:value-type="string">
            <text:p>N/A</text:p>
          </table:table-cell>
          <table:table-cell table:formula="of:=IF([$Volumes.AV4]=0;&quot;N/A&quot;;[$Valores.AV4]/[$Volumes.AV4])" office:value-type="string" office:string-value="N/A" calcext:value-type="string">
            <text:p>N/A</text:p>
          </table:table-cell>
          <table:table-cell table:formula="of:=IF([$Volumes.AW4]=0;&quot;N/A&quot;;[$Valores.AW4]/[$Volumes.AW4])" office:value-type="string" office:string-value="N/A" calcext:value-type="string">
            <text:p>N/A</text:p>
          </table:table-cell>
          <table:table-cell table:formula="of:=IF([$Volumes.AX4]=0;&quot;N/A&quot;;[$Valores.AX4]/[$Volumes.AX4])" office:value-type="string" office:string-value="N/A" calcext:value-type="string">
            <text:p>N/A</text:p>
          </table:table-cell>
          <table:table-cell table:formula="of:=IF([$Volumes.AY4]=0;&quot;N/A&quot;;[$Valores.AY4]/[$Volumes.AY4])" office:value-type="string" office:string-value="N/A" calcext:value-type="string">
            <text:p>N/A</text:p>
          </table:table-cell>
          <table:table-cell table:formula="of:=IF([$Volumes.AZ4]=0;&quot;N/A&quot;;[$Valores.AZ4]/[$Volumes.AZ4])" office:value-type="string" office:string-value="N/A" calcext:value-type="string">
            <text:p>N/A</text:p>
          </table:table-cell>
          <table:table-cell table:formula="of:=IF([$Volumes.BA4]=0;&quot;N/A&quot;;[$Valores.BA4]/[$Volumes.BA4])" office:value-type="string" office:string-value="N/A" calcext:value-type="string">
            <text:p>N/A</text:p>
          </table:table-cell>
          <table:table-cell table:formula="of:=IF([$Volumes.BB4]=0;&quot;N/A&quot;;[$Valores.BB4]/[$Volumes.BB4])" office:value-type="string" office:string-value="N/A" calcext:value-type="string">
            <text:p>N/A</text:p>
          </table:table-cell>
          <table:table-cell table:formula="of:=IF([$Volumes.BC4]=0;&quot;N/A&quot;;[$Valores.BC4]/[$Volumes.BC4])" office:value-type="string" office:string-value="N/A" calcext:value-type="string">
            <text:p>N/A</text:p>
          </table:table-cell>
          <table:table-cell table:formula="of:=IF([$Volumes.BD4]=0;&quot;N/A&quot;;[$Valores.BD4]/[$Volumes.BD4])" office:value-type="string" office:string-value="N/A" calcext:value-type="string">
            <text:p>N/A</text:p>
          </table:table-cell>
          <table:table-cell table:formula="of:=IF([$Volumes.BE4]=0;&quot;N/A&quot;;[$Valores.BE4]/[$Volumes.BE4])" office:value-type="string" office:string-value="N/A" calcext:value-type="string">
            <text:p>N/A</text:p>
          </table:table-cell>
          <table:table-cell table:formula="of:=IF([$Volumes.BF4]=0;&quot;N/A&quot;;[$Valores.BF4]/[$Volumes.BF4])" office:value-type="string" office:string-value="N/A" calcext:value-type="string">
            <text:p>N/A</text:p>
          </table:table-cell>
          <table:table-cell table:formula="of:=IF([$Volumes.BG4]=0;&quot;N/A&quot;;[$Valores.BG4]/[$Volumes.BG4])" office:value-type="string" office:string-value="N/A" calcext:value-type="string">
            <text:p>N/A</text:p>
          </table:table-cell>
          <table:table-cell table:formula="of:=IF([$Volumes.BH4]=0;&quot;N/A&quot;;[$Valores.BH4]/[$Volumes.BH4])" office:value-type="string" office:string-value="N/A" calcext:value-type="string">
            <text:p>N/A</text:p>
          </table:table-cell>
          <table:table-cell table:formula="of:=IF([$Volumes.BI4]=0;&quot;N/A&quot;;[$Valores.BI4]/[$Volumes.BI4])" office:value-type="string" office:string-value="N/A" calcext:value-type="string">
            <text:p>N/A</text:p>
          </table:table-cell>
          <table:table-cell table:formula="of:=IF([$Volumes.BJ4]=0;&quot;N/A&quot;;[$Valores.BJ4]/[$Volumes.BJ4])" office:value-type="string" office:string-value="N/A" calcext:value-type="string">
            <text:p>N/A</text:p>
          </table:table-cell>
          <table:table-cell table:formula="of:=IF([$Volumes.BK4]=0;&quot;N/A&quot;;[$Valores.BK4]/[$Volumes.BK4])" office:value-type="string" office:string-value="N/A" calcext:value-type="string">
            <text:p>N/A</text:p>
          </table:table-cell>
          <table:table-cell table:formula="of:=IF([$Volumes.BL4]=0;&quot;N/A&quot;;[$Valores.BL4]/[$Volumes.BL4])" office:value-type="string" office:string-value="N/A" calcext:value-type="string">
            <text:p>N/A</text:p>
          </table:table-cell>
          <table:table-cell table:formula="of:=IF([$Volumes.BM4]=0;&quot;N/A&quot;;[$Valores.BM4]/[$Volumes.BM4])" office:value-type="string" office:string-value="N/A" calcext:value-type="string">
            <text:p>N/A</text:p>
          </table:table-cell>
          <table:table-cell table:formula="of:=IF([$Volumes.BN4]=0;&quot;N/A&quot;;[$Valores.BN4]/[$Volumes.BN4])" office:value-type="string" office:string-value="N/A" calcext:value-type="string">
            <text:p>N/A</text:p>
          </table:table-cell>
          <table:table-cell table:formula="of:=IF([$Volumes.BO4]=0;&quot;N/A&quot;;[$Valores.BO4]/[$Volumes.BO4])" office:value-type="string" office:string-value="N/A" calcext:value-type="string">
            <text:p>N/A</text:p>
          </table:table-cell>
          <table:table-cell table:formula="of:=IF([$Volumes.BP4]=0;&quot;N/A&quot;;[$Valores.BP4]/[$Volumes.BP4])" office:value-type="string" office:string-value="N/A" calcext:value-type="string">
            <text:p>N/A</text:p>
          </table:table-cell>
          <table:table-cell table:formula="of:=IF([$Volumes.BQ4]=0;&quot;N/A&quot;;[$Valores.BQ4]/[$Volumes.BQ4])" office:value-type="string" office:string-value="N/A" calcext:value-type="string">
            <text:p>N/A</text:p>
          </table:table-cell>
          <table:table-cell table:formula="of:=IF([$Volumes.BR4]=0;&quot;N/A&quot;;[$Valores.BR4]/[$Volumes.BR4])" office:value-type="string" office:string-value="N/A" calcext:value-type="string">
            <text:p>N/A</text:p>
          </table:table-cell>
          <table:table-cell table:formula="of:=IF([$Volumes.BS4]=0;&quot;N/A&quot;;[$Valores.BS4]/[$Volumes.BS4])" office:value-type="string" office:string-value="N/A" calcext:value-type="string">
            <text:p>N/A</text:p>
          </table:table-cell>
          <table:table-cell table:formula="of:=IF([$Volumes.BT4]=0;&quot;N/A&quot;;[$Valores.BT4]/[$Volumes.BT4])" office:value-type="string" office:string-value="N/A" calcext:value-type="string">
            <text:p>N/A</text:p>
          </table:table-cell>
          <table:table-cell table:formula="of:=IF([$Volumes.BU4]=0;&quot;N/A&quot;;[$Valores.BU4]/[$Volumes.BU4])" office:value-type="string" office:string-value="N/A" calcext:value-type="string">
            <text:p>N/A</text:p>
          </table:table-cell>
          <table:table-cell table:formula="of:=IF([$Volumes.BV4]=0;&quot;N/A&quot;;[$Valores.BV4]/[$Volumes.BV4])" office:value-type="string" office:string-value="N/A" calcext:value-type="string">
            <text:p>N/A</text:p>
          </table:table-cell>
          <table:table-cell table:formula="of:=IF([$Volumes.BW4]=0;&quot;N/A&quot;;[$Valores.BW4]/[$Volumes.BW4])" office:value-type="string" office:string-value="N/A" calcext:value-type="string">
            <text:p>N/A</text:p>
          </table:table-cell>
          <table:table-cell table:formula="of:=IF([$Volumes.BX4]=0;&quot;N/A&quot;;[$Valores.BX4]/[$Volumes.BX4])" office:value-type="string" office:string-value="N/A" calcext:value-type="string">
            <text:p>N/A</text:p>
          </table:table-cell>
          <table:table-cell table:formula="of:=IF([$Volumes.BY4]=0;&quot;N/A&quot;;[$Valores.BY4]/[$Volumes.BY4])" office:value-type="string" office:string-value="N/A" calcext:value-type="string">
            <text:p>N/A</text:p>
          </table:table-cell>
          <table:table-cell table:formula="of:=IF([$Volumes.BZ4]=0;&quot;N/A&quot;;[$Valores.BZ4]/[$Volumes.BZ4])" office:value-type="string" office:string-value="N/A" calcext:value-type="string">
            <text:p>N/A</text:p>
          </table:table-cell>
          <table:table-cell table:formula="of:=IF([$Volumes.CA4]=0;&quot;N/A&quot;;[$Valores.CA4]/[$Volumes.CA4])" office:value-type="string" office:string-value="N/A" calcext:value-type="string">
            <text:p>N/A</text:p>
          </table:table-cell>
          <table:table-cell table:formula="of:=IF([$Volumes.CB4]=0;&quot;N/A&quot;;[$Valores.CB4]/[$Volumes.CB4])" office:value-type="string" office:string-value="N/A" calcext:value-type="string">
            <text:p>N/A</text:p>
          </table:table-cell>
          <table:table-cell table:formula="of:=IF([$Volumes.CC4]=0;&quot;N/A&quot;;[$Valores.CC4]/[$Volumes.CC4])" office:value-type="string" office:string-value="N/A" calcext:value-type="string">
            <text:p>N/A</text:p>
          </table:table-cell>
          <table:table-cell table:formula="of:=IF([$Volumes.CD4]=0;&quot;N/A&quot;;[$Valores.CD4]/[$Volumes.CD4])" office:value-type="string" office:string-value="N/A" calcext:value-type="string">
            <text:p>N/A</text:p>
          </table:table-cell>
          <table:table-cell table:formula="of:=IF([$Volumes.CE4]=0;&quot;N/A&quot;;[$Valores.CE4]/[$Volumes.CE4])" office:value-type="string" office:string-value="N/A" calcext:value-type="string">
            <text:p>N/A</text:p>
          </table:table-cell>
          <table:table-cell table:formula="of:=IF([$Volumes.CF4]=0;&quot;N/A&quot;;[$Valores.CF4]/[$Volumes.CF4])" office:value-type="string" office:string-value="N/A" calcext:value-type="string">
            <text:p>N/A</text:p>
          </table:table-cell>
          <table:table-cell table:formula="of:=IF([$Volumes.CG4]=0;&quot;N/A&quot;;[$Valores.CG4]/[$Volumes.CG4])" office:value-type="string" office:string-value="N/A" calcext:value-type="string">
            <text:p>N/A</text:p>
          </table:table-cell>
          <table:table-cell table:formula="of:=IF([$Volumes.CH4]=0;&quot;N/A&quot;;[$Valores.CH4]/[$Volumes.CH4])" office:value-type="string" office:string-value="N/A" calcext:value-type="string">
            <text:p>N/A</text:p>
          </table:table-cell>
          <table:table-cell table:formula="of:=IF([$Volumes.CI4]=0;&quot;N/A&quot;;[$Valores.CI4]/[$Volumes.CI4])" office:value-type="string" office:string-value="N/A" calcext:value-type="string">
            <text:p>N/A</text:p>
          </table:table-cell>
          <table:table-cell table:formula="of:=IF([$Volumes.CJ4]=0;&quot;N/A&quot;;[$Valores.CJ4]/[$Volumes.CJ4])" office:value-type="string" office:string-value="N/A" calcext:value-type="string">
            <text:p>N/A</text:p>
          </table:table-cell>
          <table:table-cell table:formula="of:=IF([$Volumes.CK4]=0;&quot;N/A&quot;;[$Valores.CK4]/[$Volumes.CK4])" office:value-type="string" office:string-value="N/A" calcext:value-type="string">
            <text:p>N/A</text:p>
          </table:table-cell>
          <table:table-cell table:formula="of:=IF([$Volumes.CL4]=0;&quot;N/A&quot;;[$Valores.CL4]/[$Volumes.CL4])" office:value-type="string" office:string-value="N/A" calcext:value-type="string">
            <text:p>N/A</text:p>
          </table:table-cell>
          <table:table-cell table:formula="of:=IF([$Volumes.CM4]=0;&quot;N/A&quot;;[$Valores.CM4]/[$Volumes.CM4])" office:value-type="string" office:string-value="N/A" calcext:value-type="string">
            <text:p>N/A</text:p>
          </table:table-cell>
          <table:table-cell table:formula="of:=IF([$Volumes.CN4]=0;&quot;N/A&quot;;[$Valores.CN4]/[$Volumes.CN4])" office:value-type="string" office:string-value="N/A" calcext:value-type="string">
            <text:p>N/A</text:p>
          </table:table-cell>
          <table:table-cell table:formula="of:=IF([$Volumes.CO4]=0;&quot;N/A&quot;;[$Valores.CO4]/[$Volumes.CO4])" office:value-type="string" office:string-value="N/A" calcext:value-type="string">
            <text:p>N/A</text:p>
          </table:table-cell>
          <table:table-cell table:formula="of:=IF([$Volumes.CP4]=0;&quot;N/A&quot;;[$Valores.CP4]/[$Volumes.CP4])" office:value-type="string" office:string-value="N/A" calcext:value-type="string">
            <text:p>N/A</text:p>
          </table:table-cell>
          <table:table-cell table:formula="of:=IF([$Volumes.CQ4]=0;&quot;N/A&quot;;[$Valores.CQ4]/[$Volumes.CQ4])" office:value-type="string" office:string-value="N/A" calcext:value-type="string">
            <text:p>N/A</text:p>
          </table:table-cell>
          <table:table-cell table:formula="of:=IF([$Volumes.CR4]=0;&quot;N/A&quot;;[$Valores.CR4]/[$Volumes.CR4])" office:value-type="string" office:string-value="N/A" calcext:value-type="string">
            <text:p>N/A</text:p>
          </table:table-cell>
          <table:table-cell table:formula="of:=IF([$Volumes.CS4]=0;&quot;N/A&quot;;[$Valores.CS4]/[$Volumes.CS4])" office:value-type="string" office:string-value="N/A" calcext:value-type="string">
            <text:p>N/A</text:p>
          </table:table-cell>
          <table:table-cell table:formula="of:=IF([$Volumes.CT4]=0;&quot;N/A&quot;;[$Valores.CT4]/[$Volumes.CT4])" office:value-type="string" office:string-value="N/A" calcext:value-type="string">
            <text:p>N/A</text:p>
          </table:table-cell>
          <table:table-cell table:formula="of:=IF([$Volumes.CU4]=0;&quot;N/A&quot;;[$Valores.CU4]/[$Volumes.CU4])" office:value-type="string" office:string-value="N/A" calcext:value-type="string">
            <text:p>N/A</text:p>
          </table:table-cell>
          <table:table-cell table:formula="of:=IF([$Volumes.CV4]=0;&quot;N/A&quot;;[$Valores.CV4]/[$Volumes.CV4])" office:value-type="string" office:string-value="N/A" calcext:value-type="string">
            <text:p>N/A</text:p>
          </table:table-cell>
          <table:table-cell table:formula="of:=IF([$Volumes.CW4]=0;&quot;N/A&quot;;[$Valores.CW4]/[$Volumes.CW4])" office:value-type="string" office:string-value="N/A" calcext:value-type="string">
            <text:p>N/A</text:p>
          </table:table-cell>
          <table:table-cell table:formula="of:=IF([$Volumes.CX4]=0;&quot;N/A&quot;;[$Valores.CX4]/[$Volumes.CX4])" office:value-type="string" office:string-value="N/A" calcext:value-type="string">
            <text:p>N/A</text:p>
          </table:table-cell>
          <table:table-cell table:formula="of:=IF([$Volumes.CY4]=0;&quot;N/A&quot;;[$Valores.CY4]/[$Volumes.CY4])" office:value-type="string" office:string-value="N/A" calcext:value-type="string">
            <text:p>N/A</text:p>
          </table:table-cell>
          <table:table-cell table:formula="of:=IF([$Volumes.CZ4]=0;&quot;N/A&quot;;[$Valores.CZ4]/[$Volumes.CZ4])" office:value-type="string" office:string-value="N/A" calcext:value-type="string">
            <text:p>N/A</text:p>
          </table:table-cell>
          <table:table-cell table:formula="of:=IF([$Volumes.DA4]=0;&quot;N/A&quot;;[$Valores.DA4]/[$Volumes.DA4])" office:value-type="string" office:string-value="N/A" calcext:value-type="string">
            <text:p>N/A</text:p>
          </table:table-cell>
          <table:table-cell table:formula="of:=IF([$Volumes.DB4]=0;&quot;N/A&quot;;[$Valores.DB4]/[$Volumes.DB4])" office:value-type="string" office:string-value="N/A" calcext:value-type="string">
            <text:p>N/A</text:p>
          </table:table-cell>
          <table:table-cell table:formula="of:=IF([$Volumes.DC4]=0;&quot;N/A&quot;;[$Valores.DC4]/[$Volumes.DC4])" office:value-type="string" office:string-value="N/A" calcext:value-type="string">
            <text:p>N/A</text:p>
          </table:table-cell>
          <table:table-cell table:formula="of:=IF([$Volumes.DD4]=0;&quot;N/A&quot;;[$Valores.DD4]/[$Volumes.DD4])" office:value-type="string" office:string-value="N/A" calcext:value-type="string">
            <text:p>N/A</text:p>
          </table:table-cell>
          <table:table-cell table:formula="of:=IF([$Volumes.DE4]=0;&quot;N/A&quot;;[$Valores.DE4]/[$Volumes.DE4])" office:value-type="string" office:string-value="N/A" calcext:value-type="string">
            <text:p>N/A</text:p>
          </table:table-cell>
          <table:table-cell table:formula="of:=IF([$Volumes.DF4]=0;&quot;N/A&quot;;[$Valores.DF4]/[$Volumes.DF4])" office:value-type="string" office:string-value="N/A" calcext:value-type="string">
            <text:p>N/A</text:p>
          </table:table-cell>
          <table:table-cell table:formula="of:=IF([$Volumes.DG4]=0;&quot;N/A&quot;;[$Valores.DG4]/[$Volumes.DG4])" office:value-type="string" office:string-value="N/A" calcext:value-type="string">
            <text:p>N/A</text:p>
          </table:table-cell>
          <table:table-cell table:formula="of:=IF([$Volumes.DH4]=0;&quot;N/A&quot;;[$Valores.DH4]/[$Volumes.DH4])" office:value-type="string" office:string-value="N/A" calcext:value-type="string">
            <text:p>N/A</text:p>
          </table:table-cell>
          <table:table-cell table:formula="of:=IF([$Volumes.DI4]=0;&quot;N/A&quot;;[$Valores.DI4]/[$Volumes.DI4])" office:value-type="string" office:string-value="N/A" calcext:value-type="string">
            <text:p>N/A</text:p>
          </table:table-cell>
          <table:table-cell table:formula="of:=IF([$Volumes.DJ4]=0;&quot;N/A&quot;;[$Valores.DJ4]/[$Volumes.DJ4])" office:value-type="string" office:string-value="N/A" calcext:value-type="string">
            <text:p>N/A</text:p>
          </table:table-cell>
          <table:table-cell table:formula="of:=IF([$Volumes.DK4]=0;&quot;N/A&quot;;[$Valores.DK4]/[$Volumes.DK4])" office:value-type="string" office:string-value="N/A" calcext:value-type="string">
            <text:p>N/A</text:p>
          </table:table-cell>
          <table:table-cell table:formula="of:=IF([$Volumes.DL4]=0;&quot;N/A&quot;;[$Valores.DL4]/[$Volumes.DL4])" office:value-type="string" office:string-value="N/A" calcext:value-type="string">
            <text:p>N/A</text:p>
          </table:table-cell>
          <table:table-cell table:formula="of:=IF([$Volumes.DM4]=0;&quot;N/A&quot;;[$Valores.DM4]/[$Volumes.DM4])" office:value-type="string" office:string-value="N/A" calcext:value-type="string">
            <text:p>N/A</text:p>
          </table:table-cell>
          <table:table-cell table:formula="of:=IF([$Volumes.DN4]=0;&quot;N/A&quot;;[$Valores.DN4]/[$Volumes.DN4])" office:value-type="string" office:string-value="N/A" calcext:value-type="string">
            <text:p>N/A</text:p>
          </table:table-cell>
          <table:table-cell table:formula="of:=IF([$Volumes.DO4]=0;&quot;N/A&quot;;[$Valores.DO4]/[$Volumes.DO4])" office:value-type="string" office:string-value="N/A" calcext:value-type="string">
            <text:p>N/A</text:p>
          </table:table-cell>
          <table:table-cell table:formula="of:=IF([$Volumes.DP4]=0;&quot;N/A&quot;;[$Valores.DP4]/[$Volumes.DP4])" office:value-type="string" office:string-value="N/A" calcext:value-type="string">
            <text:p>N/A</text:p>
          </table:table-cell>
          <table:table-cell table:formula="of:=IF([$Volumes.DQ4]=0;&quot;N/A&quot;;[$Valores.DQ4]/[$Volumes.DQ4])" office:value-type="string" office:string-value="N/A" calcext:value-type="string">
            <text:p>N/A</text:p>
          </table:table-cell>
          <table:table-cell table:formula="of:=IF([$Volumes.DR4]=0;&quot;N/A&quot;;[$Valores.DR4]/[$Volumes.DR4])" office:value-type="string" office:string-value="N/A" calcext:value-type="string">
            <text:p>N/A</text:p>
          </table:table-cell>
          <table:table-cell table:formula="of:=IF([$Volumes.DS4]=0;&quot;N/A&quot;;[$Valores.DS4]/[$Volumes.DS4])" office:value-type="string" office:string-value="N/A" calcext:value-type="string">
            <text:p>N/A</text:p>
          </table:table-cell>
          <table:table-cell table:formula="of:=IF([$Volumes.DT4]=0;&quot;N/A&quot;;[$Valores.DT4]/[$Volumes.DT4])" office:value-type="string" office:string-value="N/A" calcext:value-type="string">
            <text:p>N/A</text:p>
          </table:table-cell>
          <table:table-cell table:formula="of:=IF([$Volumes.DU4]=0;&quot;N/A&quot;;[$Valores.DU4]/[$Volumes.DU4])" office:value-type="string" office:string-value="N/A" calcext:value-type="string">
            <text:p>N/A</text:p>
          </table:table-cell>
          <table:table-cell table:formula="of:=IF([$Volumes.DV4]=0;&quot;N/A&quot;;[$Valores.DV4]/[$Volumes.DV4])" office:value-type="string" office:string-value="N/A" calcext:value-type="string">
            <text:p>N/A</text:p>
          </table:table-cell>
          <table:table-cell table:formula="of:=IF([$Volumes.DW4]=0;&quot;N/A&quot;;[$Valores.DW4]/[$Volumes.DW4])" office:value-type="string" office:string-value="N/A" calcext:value-type="string">
            <text:p>N/A</text:p>
          </table:table-cell>
        </table:table-row>
        <table:table-row table:style-name="ro1">
          <table:table-cell office:value-type="string" calcext:value-type="string">
            <text:p>T. IND. BRASILEIRA DE ALIMS. FINOS</text:p>
          </table:table-cell>
          <table:table-cell table:formula="of:=IF([$Volumes.B5]=0;&quot;N/A&quot;;[$Valores.B5]/[$Volumes.B5])" office:value-type="string" office:string-value="N/A" calcext:value-type="string">
            <text:p>N/A</text:p>
          </table:table-cell>
          <table:table-cell table:formula="of:=IF([$Volumes.C5]=0;&quot;N/A&quot;;[$Valores.C5]/[$Volumes.C5])" office:value-type="string" office:string-value="N/A" calcext:value-type="string">
            <text:p>N/A</text:p>
          </table:table-cell>
          <table:table-cell table:formula="of:=IF([$Volumes.D5]=0;&quot;N/A&quot;;[$Valores.D5]/[$Volumes.D5])" office:value-type="string" office:string-value="N/A" calcext:value-type="string">
            <text:p>N/A</text:p>
          </table:table-cell>
          <table:table-cell table:formula="of:=IF([$Volumes.E5]=0;&quot;N/A&quot;;[$Valores.E5]/[$Volumes.E5])" office:value-type="string" office:string-value="N/A" calcext:value-type="string">
            <text:p>N/A</text:p>
          </table:table-cell>
          <table:table-cell table:formula="of:=IF([$Volumes.F5]=0;&quot;N/A&quot;;[$Valores.F5]/[$Volumes.F5])" office:value-type="string" office:string-value="N/A" calcext:value-type="string">
            <text:p>N/A</text:p>
          </table:table-cell>
          <table:table-cell table:formula="of:=IF([$Volumes.G5]=0;&quot;N/A&quot;;[$Valores.G5]/[$Volumes.G5])" office:value-type="string" office:string-value="N/A" calcext:value-type="string">
            <text:p>N/A</text:p>
          </table:table-cell>
          <table:table-cell table:formula="of:=IF([$Volumes.H5]=0;&quot;N/A&quot;;[$Valores.H5]/[$Volumes.H5])" office:value-type="string" office:string-value="N/A" calcext:value-type="string">
            <text:p>N/A</text:p>
          </table:table-cell>
          <table:table-cell table:formula="of:=IF([$Volumes.I5]=0;&quot;N/A&quot;;[$Valores.I5]/[$Volumes.I5])" office:value-type="string" office:string-value="N/A" calcext:value-type="string">
            <text:p>N/A</text:p>
          </table:table-cell>
          <table:table-cell table:formula="of:=IF([$Volumes.J5]=0;&quot;N/A&quot;;[$Valores.J5]/[$Volumes.J5])" office:value-type="string" office:string-value="N/A" calcext:value-type="string">
            <text:p>N/A</text:p>
          </table:table-cell>
          <table:table-cell table:formula="of:=IF([$Volumes.K5]=0;&quot;N/A&quot;;[$Valores.K5]/[$Volumes.K5])" office:value-type="string" office:string-value="N/A" calcext:value-type="string">
            <text:p>N/A</text:p>
          </table:table-cell>
          <table:table-cell table:formula="of:=IF([$Volumes.L5]=0;&quot;N/A&quot;;[$Valores.L5]/[$Volumes.L5])" office:value-type="string" office:string-value="N/A" calcext:value-type="string">
            <text:p>N/A</text:p>
          </table:table-cell>
          <table:table-cell table:formula="of:=IF([$Volumes.M5]=0;&quot;N/A&quot;;[$Valores.M5]/[$Volumes.M5])" office:value-type="string" office:string-value="N/A" calcext:value-type="string">
            <text:p>N/A</text:p>
          </table:table-cell>
          <table:table-cell table:formula="of:=IF([$Volumes.N5]=0;&quot;N/A&quot;;[$Valores.N5]/[$Volumes.N5])" office:value-type="string" office:string-value="N/A" calcext:value-type="string">
            <text:p>N/A</text:p>
          </table:table-cell>
          <table:table-cell table:formula="of:=IF([$Volumes.O5]=0;&quot;N/A&quot;;[$Valores.O5]/[$Volumes.O5])" office:value-type="string" office:string-value="N/A" calcext:value-type="string">
            <text:p>N/A</text:p>
          </table:table-cell>
          <table:table-cell table:formula="of:=IF([$Volumes.P5]=0;&quot;N/A&quot;;[$Valores.P5]/[$Volumes.P5])" office:value-type="string" office:string-value="N/A" calcext:value-type="string">
            <text:p>N/A</text:p>
          </table:table-cell>
          <table:table-cell table:formula="of:=IF([$Volumes.Q5]=0;&quot;N/A&quot;;[$Valores.Q5]/[$Volumes.Q5])" office:value-type="string" office:string-value="N/A" calcext:value-type="string">
            <text:p>N/A</text:p>
          </table:table-cell>
          <table:table-cell table:formula="of:=IF([$Volumes.R5]=0;&quot;N/A&quot;;[$Valores.R5]/[$Volumes.R5])" office:value-type="string" office:string-value="N/A" calcext:value-type="string">
            <text:p>N/A</text:p>
          </table:table-cell>
          <table:table-cell table:formula="of:=IF([$Volumes.S5]=0;&quot;N/A&quot;;[$Valores.S5]/[$Volumes.S5])" office:value-type="string" office:string-value="N/A" calcext:value-type="string">
            <text:p>N/A</text:p>
          </table:table-cell>
          <table:table-cell table:formula="of:=IF([$Volumes.T5]=0;&quot;N/A&quot;;[$Valores.T5]/[$Volumes.T5])" office:value-type="string" office:string-value="N/A" calcext:value-type="string">
            <text:p>N/A</text:p>
          </table:table-cell>
          <table:table-cell table:formula="of:=IF([$Volumes.U5]=0;&quot;N/A&quot;;[$Valores.U5]/[$Volumes.U5])" office:value-type="string" office:string-value="N/A" calcext:value-type="string">
            <text:p>N/A</text:p>
          </table:table-cell>
          <table:table-cell table:formula="of:=IF([$Volumes.V5]=0;&quot;N/A&quot;;[$Valores.V5]/[$Volumes.V5])" office:value-type="string" office:string-value="N/A" calcext:value-type="string">
            <text:p>N/A</text:p>
          </table:table-cell>
          <table:table-cell table:formula="of:=IF([$Volumes.W5]=0;&quot;N/A&quot;;[$Valores.W5]/[$Volumes.W5])" office:value-type="string" office:string-value="N/A" calcext:value-type="string">
            <text:p>N/A</text:p>
          </table:table-cell>
          <table:table-cell table:formula="of:=IF([$Volumes.X5]=0;&quot;N/A&quot;;[$Valores.X5]/[$Volumes.X5])" office:value-type="string" office:string-value="N/A" calcext:value-type="string">
            <text:p>N/A</text:p>
          </table:table-cell>
          <table:table-cell table:formula="of:=IF([$Volumes.Y5]=0;&quot;N/A&quot;;[$Valores.Y5]/[$Volumes.Y5])" office:value-type="string" office:string-value="N/A" calcext:value-type="string">
            <text:p>N/A</text:p>
          </table:table-cell>
          <table:table-cell table:formula="of:=IF([$Volumes.Z5]=0;&quot;N/A&quot;;[$Valores.Z5]/[$Volumes.Z5])" office:value-type="string" office:string-value="N/A" calcext:value-type="string">
            <text:p>N/A</text:p>
          </table:table-cell>
          <table:table-cell table:formula="of:=IF([$Volumes.AA5]=0;&quot;N/A&quot;;[$Valores.AA5]/[$Volumes.AA5])" office:value-type="string" office:string-value="N/A" calcext:value-type="string">
            <text:p>N/A</text:p>
          </table:table-cell>
          <table:table-cell table:formula="of:=IF([$Volumes.AB5]=0;&quot;N/A&quot;;[$Valores.AB5]/[$Volumes.AB5])" office:value-type="string" office:string-value="N/A" calcext:value-type="string">
            <text:p>N/A</text:p>
          </table:table-cell>
          <table:table-cell table:formula="of:=IF([$Volumes.AC5]=0;&quot;N/A&quot;;[$Valores.AC5]/[$Volumes.AC5])" office:value-type="string" office:string-value="N/A" calcext:value-type="string">
            <text:p>N/A</text:p>
          </table:table-cell>
          <table:table-cell table:formula="of:=IF([$Volumes.AD5]=0;&quot;N/A&quot;;[$Valores.AD5]/[$Volumes.AD5])" office:value-type="string" office:string-value="N/A" calcext:value-type="string">
            <text:p>N/A</text:p>
          </table:table-cell>
          <table:table-cell table:formula="of:=IF([$Volumes.AE5]=0;&quot;N/A&quot;;[$Valores.AE5]/[$Volumes.AE5])" office:value-type="string" office:string-value="N/A" calcext:value-type="string">
            <text:p>N/A</text:p>
          </table:table-cell>
          <table:table-cell table:formula="of:=IF([$Volumes.AF5]=0;&quot;N/A&quot;;[$Valores.AF5]/[$Volumes.AF5])" office:value-type="string" office:string-value="N/A" calcext:value-type="string">
            <text:p>N/A</text:p>
          </table:table-cell>
          <table:table-cell table:formula="of:=IF([$Volumes.AG5]=0;&quot;N/A&quot;;[$Valores.AG5]/[$Volumes.AG5])" office:value-type="string" office:string-value="N/A" calcext:value-type="string">
            <text:p>N/A</text:p>
          </table:table-cell>
          <table:table-cell table:formula="of:=IF([$Volumes.AH5]=0;&quot;N/A&quot;;[$Valores.AH5]/[$Volumes.AH5])" office:value-type="string" office:string-value="N/A" calcext:value-type="string">
            <text:p>N/A</text:p>
          </table:table-cell>
          <table:table-cell table:formula="of:=IF([$Volumes.AI5]=0;&quot;N/A&quot;;[$Valores.AI5]/[$Volumes.AI5])" office:value-type="string" office:string-value="N/A" calcext:value-type="string">
            <text:p>N/A</text:p>
          </table:table-cell>
          <table:table-cell table:formula="of:=IF([$Volumes.AJ5]=0;&quot;N/A&quot;;[$Valores.AJ5]/[$Volumes.AJ5])" office:value-type="string" office:string-value="N/A" calcext:value-type="string">
            <text:p>N/A</text:p>
          </table:table-cell>
          <table:table-cell table:formula="of:=IF([$Volumes.AK5]=0;&quot;N/A&quot;;[$Valores.AK5]/[$Volumes.AK5])" office:value-type="string" office:string-value="N/A" calcext:value-type="string">
            <text:p>N/A</text:p>
          </table:table-cell>
          <table:table-cell table:formula="of:=IF([$Volumes.AL5]=0;&quot;N/A&quot;;[$Valores.AL5]/[$Volumes.AL5])" office:value-type="string" office:string-value="N/A" calcext:value-type="string">
            <text:p>N/A</text:p>
          </table:table-cell>
          <table:table-cell table:formula="of:=IF([$Volumes.AM5]=0;&quot;N/A&quot;;[$Valores.AM5]/[$Volumes.AM5])" office:value-type="string" office:string-value="N/A" calcext:value-type="string">
            <text:p>N/A</text:p>
          </table:table-cell>
          <table:table-cell table:formula="of:=IF([$Volumes.AN5]=0;&quot;N/A&quot;;[$Valores.AN5]/[$Volumes.AN5])" office:value-type="string" office:string-value="N/A" calcext:value-type="string">
            <text:p>N/A</text:p>
          </table:table-cell>
          <table:table-cell table:formula="of:=IF([$Volumes.AO5]=0;&quot;N/A&quot;;[$Valores.AO5]/[$Volumes.AO5])" office:value-type="string" office:string-value="N/A" calcext:value-type="string">
            <text:p>N/A</text:p>
          </table:table-cell>
          <table:table-cell table:formula="of:=IF([$Volumes.AP5]=0;&quot;N/A&quot;;[$Valores.AP5]/[$Volumes.AP5])" office:value-type="string" office:string-value="N/A" calcext:value-type="string">
            <text:p>N/A</text:p>
          </table:table-cell>
          <table:table-cell table:formula="of:=IF([$Volumes.AQ5]=0;&quot;N/A&quot;;[$Valores.AQ5]/[$Volumes.AQ5])" office:value-type="string" office:string-value="N/A" calcext:value-type="string">
            <text:p>N/A</text:p>
          </table:table-cell>
          <table:table-cell table:formula="of:=IF([$Volumes.AR5]=0;&quot;N/A&quot;;[$Valores.AR5]/[$Volumes.AR5])" office:value-type="string" office:string-value="N/A" calcext:value-type="string">
            <text:p>N/A</text:p>
          </table:table-cell>
          <table:table-cell table:formula="of:=IF([$Volumes.AS5]=0;&quot;N/A&quot;;[$Valores.AS5]/[$Volumes.AS5])" office:value-type="string" office:string-value="N/A" calcext:value-type="string">
            <text:p>N/A</text:p>
          </table:table-cell>
          <table:table-cell table:formula="of:=IF([$Volumes.AT5]=0;&quot;N/A&quot;;[$Valores.AT5]/[$Volumes.AT5])" office:value-type="string" office:string-value="N/A" calcext:value-type="string">
            <text:p>N/A</text:p>
          </table:table-cell>
          <table:table-cell table:formula="of:=IF([$Volumes.AU5]=0;&quot;N/A&quot;;[$Valores.AU5]/[$Volumes.AU5])" office:value-type="string" office:string-value="N/A" calcext:value-type="string">
            <text:p>N/A</text:p>
          </table:table-cell>
          <table:table-cell table:formula="of:=IF([$Volumes.AV5]=0;&quot;N/A&quot;;[$Valores.AV5]/[$Volumes.AV5])" office:value-type="string" office:string-value="N/A" calcext:value-type="string">
            <text:p>N/A</text:p>
          </table:table-cell>
          <table:table-cell table:formula="of:=IF([$Volumes.AW5]=0;&quot;N/A&quot;;[$Valores.AW5]/[$Volumes.AW5])" office:value-type="string" office:string-value="N/A" calcext:value-type="string">
            <text:p>N/A</text:p>
          </table:table-cell>
          <table:table-cell table:formula="of:=IF([$Volumes.AX5]=0;&quot;N/A&quot;;[$Valores.AX5]/[$Volumes.AX5])" office:value-type="string" office:string-value="N/A" calcext:value-type="string">
            <text:p>N/A</text:p>
          </table:table-cell>
          <table:table-cell table:formula="of:=IF([$Volumes.AY5]=0;&quot;N/A&quot;;[$Valores.AY5]/[$Volumes.AY5])" office:value-type="string" office:string-value="N/A" calcext:value-type="string">
            <text:p>N/A</text:p>
          </table:table-cell>
          <table:table-cell table:formula="of:=IF([$Volumes.AZ5]=0;&quot;N/A&quot;;[$Valores.AZ5]/[$Volumes.AZ5])" office:value-type="string" office:string-value="N/A" calcext:value-type="string">
            <text:p>N/A</text:p>
          </table:table-cell>
          <table:table-cell table:formula="of:=IF([$Volumes.BA5]=0;&quot;N/A&quot;;[$Valores.BA5]/[$Volumes.BA5])" office:value-type="string" office:string-value="N/A" calcext:value-type="string">
            <text:p>N/A</text:p>
          </table:table-cell>
          <table:table-cell table:formula="of:=IF([$Volumes.BB5]=0;&quot;N/A&quot;;[$Valores.BB5]/[$Volumes.BB5])" office:value-type="string" office:string-value="N/A" calcext:value-type="string">
            <text:p>N/A</text:p>
          </table:table-cell>
          <table:table-cell table:formula="of:=IF([$Volumes.BC5]=0;&quot;N/A&quot;;[$Valores.BC5]/[$Volumes.BC5])" office:value-type="string" office:string-value="N/A" calcext:value-type="string">
            <text:p>N/A</text:p>
          </table:table-cell>
          <table:table-cell table:formula="of:=IF([$Volumes.BD5]=0;&quot;N/A&quot;;[$Valores.BD5]/[$Volumes.BD5])" office:value-type="float" office:value="20.6269841269841" calcext:value-type="float">
            <text:p>20.6269841269841</text:p>
          </table:table-cell>
          <table:table-cell table:formula="of:=IF([$Volumes.BE5]=0;&quot;N/A&quot;;[$Valores.BE5]/[$Volumes.BE5])" office:value-type="float" office:value="20.7275862068966" calcext:value-type="float">
            <text:p>20.7275862068966</text:p>
          </table:table-cell>
          <table:table-cell table:formula="of:=IF([$Volumes.BF5]=0;&quot;N/A&quot;;[$Valores.BF5]/[$Volumes.BF5])" office:value-type="float" office:value="20.7352941176471" calcext:value-type="float">
            <text:p>20.7352941176471</text:p>
          </table:table-cell>
          <table:table-cell table:formula="of:=IF([$Volumes.BG5]=0;&quot;N/A&quot;;[$Valores.BG5]/[$Volumes.BG5])" office:value-type="float" office:value="21.2926421404682" calcext:value-type="float">
            <text:p>21.2926421404682</text:p>
          </table:table-cell>
          <table:table-cell table:formula="of:=IF([$Volumes.BH5]=0;&quot;N/A&quot;;[$Valores.BH5]/[$Volumes.BH5])" office:value-type="float" office:value="21.5714285714286" calcext:value-type="float">
            <text:p>21.5714285714286</text:p>
          </table:table-cell>
          <table:table-cell table:formula="of:=IF([$Volumes.BI5]=0;&quot;N/A&quot;;[$Valores.BI5]/[$Volumes.BI5])" office:value-type="float" office:value="22.5384615384615" calcext:value-type="float">
            <text:p>22.5384615384615</text:p>
          </table:table-cell>
          <table:table-cell table:formula="of:=IF([$Volumes.BJ5]=0;&quot;N/A&quot;;[$Valores.BJ5]/[$Volumes.BJ5])" office:value-type="float" office:value="23.5394321766562" calcext:value-type="float">
            <text:p>23.5394321766562</text:p>
          </table:table-cell>
          <table:table-cell table:formula="of:=IF([$Volumes.BK5]=0;&quot;N/A&quot;;[$Valores.BK5]/[$Volumes.BK5])" office:value-type="float" office:value="23.60625" calcext:value-type="float">
            <text:p>23.60625</text:p>
          </table:table-cell>
          <table:table-cell table:formula="of:=IF([$Volumes.BL5]=0;&quot;N/A&quot;;[$Valores.BL5]/[$Volumes.BL5])" office:value-type="float" office:value="24.2600806451613" calcext:value-type="float">
            <text:p>24.2600806451613</text:p>
          </table:table-cell>
          <table:table-cell table:formula="of:=IF([$Volumes.BM5]=0;&quot;N/A&quot;;[$Valores.BM5]/[$Volumes.BM5])" office:value-type="float" office:value="27.1202435312024" calcext:value-type="float">
            <text:p>27.1202435312024</text:p>
          </table:table-cell>
          <table:table-cell table:formula="of:=IF([$Volumes.BN5]=0;&quot;N/A&quot;;[$Valores.BN5]/[$Volumes.BN5])" office:value-type="float" office:value="28.6546184738956" calcext:value-type="float">
            <text:p>28.6546184738956</text:p>
          </table:table-cell>
          <table:table-cell table:formula="of:=IF([$Volumes.BO5]=0;&quot;N/A&quot;;[$Valores.BO5]/[$Volumes.BO5])" office:value-type="float" office:value="29.6200873362445" calcext:value-type="float">
            <text:p>29.6200873362445</text:p>
          </table:table-cell>
          <table:table-cell table:formula="of:=IF([$Volumes.BP5]=0;&quot;N/A&quot;;[$Valores.BP5]/[$Volumes.BP5])" office:value-type="float" office:value="27.4320987654321" calcext:value-type="float">
            <text:p>27.4320987654321</text:p>
          </table:table-cell>
          <table:table-cell table:formula="of:=IF([$Volumes.BQ5]=0;&quot;N/A&quot;;[$Valores.BQ5]/[$Volumes.BQ5])" office:value-type="float" office:value="24.7906336088154" calcext:value-type="float">
            <text:p>24.7906336088154</text:p>
          </table:table-cell>
          <table:table-cell table:formula="of:=IF([$Volumes.BR5]=0;&quot;N/A&quot;;[$Valores.BR5]/[$Volumes.BR5])" office:value-type="float" office:value="24.2334630350195" calcext:value-type="float">
            <text:p>24.2334630350195</text:p>
          </table:table-cell>
          <table:table-cell table:formula="of:=IF([$Volumes.BS5]=0;&quot;N/A&quot;;[$Valores.BS5]/[$Volumes.BS5])" office:value-type="float" office:value="24.2148148148148" calcext:value-type="float">
            <text:p>24.2148148148148</text:p>
          </table:table-cell>
          <table:table-cell table:formula="of:=IF([$Volumes.BT5]=0;&quot;N/A&quot;;[$Valores.BT5]/[$Volumes.BT5])" office:value-type="float" office:value="24.5586592178771" calcext:value-type="float">
            <text:p>24.5586592178771</text:p>
          </table:table-cell>
          <table:table-cell table:formula="of:=IF([$Volumes.BU5]=0;&quot;N/A&quot;;[$Valores.BU5]/[$Volumes.BU5])" office:value-type="float" office:value="26.0735930735931" calcext:value-type="float">
            <text:p>26.0735930735931</text:p>
          </table:table-cell>
          <table:table-cell table:formula="of:=IF([$Volumes.BV5]=0;&quot;N/A&quot;;[$Valores.BV5]/[$Volumes.BV5])" office:value-type="float" office:value="19.1851851851852" calcext:value-type="float">
            <text:p>19.1851851851852</text:p>
          </table:table-cell>
          <table:table-cell table:formula="of:=IF([$Volumes.BW5]=0;&quot;N/A&quot;;[$Valores.BW5]/[$Volumes.BW5])" office:value-type="float" office:value="20.1388888888889" calcext:value-type="float">
            <text:p>20.1388888888889</text:p>
          </table:table-cell>
          <table:table-cell table:formula="of:=IF([$Volumes.BX5]=0;&quot;N/A&quot;;[$Valores.BX5]/[$Volumes.BX5])" office:value-type="float" office:value="20.4358974358974" calcext:value-type="float">
            <text:p>20.4358974358974</text:p>
          </table:table-cell>
          <table:table-cell table:formula="of:=IF([$Volumes.BY5]=0;&quot;N/A&quot;;[$Valores.BY5]/[$Volumes.BY5])" office:value-type="float" office:value="21.8461538461538" calcext:value-type="float">
            <text:p>21.8461538461538</text:p>
          </table:table-cell>
          <table:table-cell table:formula="of:=IF([$Volumes.BZ5]=0;&quot;N/A&quot;;[$Valores.BZ5]/[$Volumes.BZ5])" office:value-type="float" office:value="20.5555555555556" calcext:value-type="float">
            <text:p>20.5555555555556</text:p>
          </table:table-cell>
          <table:table-cell table:formula="of:=IF([$Volumes.CA5]=0;&quot;N/A&quot;;[$Valores.CA5]/[$Volumes.CA5])" office:value-type="float" office:value="21.6842105263158" calcext:value-type="float">
            <text:p>21.6842105263158</text:p>
          </table:table-cell>
          <table:table-cell table:formula="of:=IF([$Volumes.CB5]=0;&quot;N/A&quot;;[$Valores.CB5]/[$Volumes.CB5])" office:value-type="float" office:value="22.5333333333333" calcext:value-type="float">
            <text:p>22.5333333333333</text:p>
          </table:table-cell>
          <table:table-cell table:formula="of:=IF([$Volumes.CC5]=0;&quot;N/A&quot;;[$Valores.CC5]/[$Volumes.CC5])" office:value-type="float" office:value="23" calcext:value-type="float">
            <text:p>23</text:p>
          </table:table-cell>
          <table:table-cell table:formula="of:=IF([$Volumes.CD5]=0;&quot;N/A&quot;;[$Valores.CD5]/[$Volumes.CD5])" office:value-type="float" office:value="23.5540540540541" calcext:value-type="float">
            <text:p>23.5540540540541</text:p>
          </table:table-cell>
          <table:table-cell table:formula="of:=IF([$Volumes.CE5]=0;&quot;N/A&quot;;[$Valores.CE5]/[$Volumes.CE5])" office:value-type="float" office:value="27.9775280898876" calcext:value-type="float">
            <text:p>27.9775280898876</text:p>
          </table:table-cell>
          <table:table-cell table:formula="of:=IF([$Volumes.CF5]=0;&quot;N/A&quot;;[$Valores.CF5]/[$Volumes.CF5])" office:value-type="float" office:value="28.4625" calcext:value-type="float">
            <text:p>28.4625</text:p>
          </table:table-cell>
          <table:table-cell table:formula="of:=IF([$Volumes.CG5]=0;&quot;N/A&quot;;[$Valores.CG5]/[$Volumes.CG5])" office:value-type="float" office:value="28.3283582089552" calcext:value-type="float">
            <text:p>28.3283582089552</text:p>
          </table:table-cell>
          <table:table-cell table:formula="of:=IF([$Volumes.CH5]=0;&quot;N/A&quot;;[$Valores.CH5]/[$Volumes.CH5])" office:value-type="float" office:value="27.4081632653061" calcext:value-type="float">
            <text:p>27.4081632653061</text:p>
          </table:table-cell>
          <table:table-cell table:formula="of:=IF([$Volumes.CI5]=0;&quot;N/A&quot;;[$Valores.CI5]/[$Volumes.CI5])" office:value-type="float" office:value="24.9761904761905" calcext:value-type="float">
            <text:p>24.9761904761905</text:p>
          </table:table-cell>
          <table:table-cell table:formula="of:=IF([$Volumes.CJ5]=0;&quot;N/A&quot;;[$Valores.CJ5]/[$Volumes.CJ5])" office:value-type="float" office:value="24.0967741935484" calcext:value-type="float">
            <text:p>24.0967741935484</text:p>
          </table:table-cell>
          <table:table-cell table:formula="of:=IF([$Volumes.CK5]=0;&quot;N/A&quot;;[$Valores.CK5]/[$Volumes.CK5])" office:value-type="float" office:value="24.2786885245902" calcext:value-type="float">
            <text:p>24.2786885245902</text:p>
          </table:table-cell>
          <table:table-cell table:formula="of:=IF([$Volumes.CL5]=0;&quot;N/A&quot;;[$Valores.CL5]/[$Volumes.CL5])" office:value-type="float" office:value="24.6764705882353" calcext:value-type="float">
            <text:p>24.6764705882353</text:p>
          </table:table-cell>
          <table:table-cell table:formula="of:=IF([$Volumes.CM5]=0;&quot;N/A&quot;;[$Valores.CM5]/[$Volumes.CM5])" office:value-type="float" office:value="27" calcext:value-type="float">
            <text:p>27</text:p>
          </table:table-cell>
          <table:table-cell table:formula="of:=IF([$Volumes.CN5]=0;&quot;N/A&quot;;[$Valores.CN5]/[$Volumes.CN5])" office:value-type="string" office:string-value="N/A" calcext:value-type="string">
            <text:p>N/A</text:p>
          </table:table-cell>
          <table:table-cell table:formula="of:=IF([$Volumes.CO5]=0;&quot;N/A&quot;;[$Valores.CO5]/[$Volumes.CO5])" office:value-type="string" office:string-value="N/A" calcext:value-type="string">
            <text:p>N/A</text:p>
          </table:table-cell>
          <table:table-cell table:formula="of:=IF([$Volumes.CP5]=0;&quot;N/A&quot;;[$Valores.CP5]/[$Volumes.CP5])" office:value-type="string" office:string-value="N/A" calcext:value-type="string">
            <text:p>N/A</text:p>
          </table:table-cell>
          <table:table-cell table:formula="of:=IF([$Volumes.CQ5]=0;&quot;N/A&quot;;[$Valores.CQ5]/[$Volumes.CQ5])" office:value-type="string" office:string-value="N/A" calcext:value-type="string">
            <text:p>N/A</text:p>
          </table:table-cell>
          <table:table-cell table:formula="of:=IF([$Volumes.CR5]=0;&quot;N/A&quot;;[$Valores.CR5]/[$Volumes.CR5])" office:value-type="string" office:string-value="N/A" calcext:value-type="string">
            <text:p>N/A</text:p>
          </table:table-cell>
          <table:table-cell table:formula="of:=IF([$Volumes.CS5]=0;&quot;N/A&quot;;[$Valores.CS5]/[$Volumes.CS5])" office:value-type="string" office:string-value="N/A" calcext:value-type="string">
            <text:p>N/A</text:p>
          </table:table-cell>
          <table:table-cell table:formula="of:=IF([$Volumes.CT5]=0;&quot;N/A&quot;;[$Valores.CT5]/[$Volumes.CT5])" office:value-type="string" office:string-value="N/A" calcext:value-type="string">
            <text:p>N/A</text:p>
          </table:table-cell>
          <table:table-cell table:formula="of:=IF([$Volumes.CU5]=0;&quot;N/A&quot;;[$Valores.CU5]/[$Volumes.CU5])" office:value-type="string" office:string-value="N/A" calcext:value-type="string">
            <text:p>N/A</text:p>
          </table:table-cell>
          <table:table-cell table:formula="of:=IF([$Volumes.CV5]=0;&quot;N/A&quot;;[$Valores.CV5]/[$Volumes.CV5])" office:value-type="string" office:string-value="N/A" calcext:value-type="string">
            <text:p>N/A</text:p>
          </table:table-cell>
          <table:table-cell table:formula="of:=IF([$Volumes.CW5]=0;&quot;N/A&quot;;[$Valores.CW5]/[$Volumes.CW5])" office:value-type="string" office:string-value="N/A" calcext:value-type="string">
            <text:p>N/A</text:p>
          </table:table-cell>
          <table:table-cell table:formula="of:=IF([$Volumes.CX5]=0;&quot;N/A&quot;;[$Valores.CX5]/[$Volumes.CX5])" office:value-type="string" office:string-value="N/A" calcext:value-type="string">
            <text:p>N/A</text:p>
          </table:table-cell>
          <table:table-cell table:formula="of:=IF([$Volumes.CY5]=0;&quot;N/A&quot;;[$Valores.CY5]/[$Volumes.CY5])" office:value-type="string" office:string-value="N/A" calcext:value-type="string">
            <text:p>N/A</text:p>
          </table:table-cell>
          <table:table-cell table:formula="of:=IF([$Volumes.CZ5]=0;&quot;N/A&quot;;[$Valores.CZ5]/[$Volumes.CZ5])" office:value-type="string" office:string-value="N/A" calcext:value-type="string">
            <text:p>N/A</text:p>
          </table:table-cell>
          <table:table-cell table:formula="of:=IF([$Volumes.DA5]=0;&quot;N/A&quot;;[$Valores.DA5]/[$Volumes.DA5])" office:value-type="string" office:string-value="N/A" calcext:value-type="string">
            <text:p>N/A</text:p>
          </table:table-cell>
          <table:table-cell table:formula="of:=IF([$Volumes.DB5]=0;&quot;N/A&quot;;[$Valores.DB5]/[$Volumes.DB5])" office:value-type="string" office:string-value="N/A" calcext:value-type="string">
            <text:p>N/A</text:p>
          </table:table-cell>
          <table:table-cell table:formula="of:=IF([$Volumes.DC5]=0;&quot;N/A&quot;;[$Valores.DC5]/[$Volumes.DC5])" office:value-type="string" office:string-value="N/A" calcext:value-type="string">
            <text:p>N/A</text:p>
          </table:table-cell>
          <table:table-cell table:formula="of:=IF([$Volumes.DD5]=0;&quot;N/A&quot;;[$Valores.DD5]/[$Volumes.DD5])" office:value-type="string" office:string-value="N/A" calcext:value-type="string">
            <text:p>N/A</text:p>
          </table:table-cell>
          <table:table-cell table:formula="of:=IF([$Volumes.DE5]=0;&quot;N/A&quot;;[$Valores.DE5]/[$Volumes.DE5])" office:value-type="string" office:string-value="N/A" calcext:value-type="string">
            <text:p>N/A</text:p>
          </table:table-cell>
          <table:table-cell table:formula="of:=IF([$Volumes.DF5]=0;&quot;N/A&quot;;[$Valores.DF5]/[$Volumes.DF5])" office:value-type="string" office:string-value="N/A" calcext:value-type="string">
            <text:p>N/A</text:p>
          </table:table-cell>
          <table:table-cell table:formula="of:=IF([$Volumes.DG5]=0;&quot;N/A&quot;;[$Valores.DG5]/[$Volumes.DG5])" office:value-type="string" office:string-value="N/A" calcext:value-type="string">
            <text:p>N/A</text:p>
          </table:table-cell>
          <table:table-cell table:formula="of:=IF([$Volumes.DH5]=0;&quot;N/A&quot;;[$Valores.DH5]/[$Volumes.DH5])" office:value-type="string" office:string-value="N/A" calcext:value-type="string">
            <text:p>N/A</text:p>
          </table:table-cell>
          <table:table-cell table:formula="of:=IF([$Volumes.DI5]=0;&quot;N/A&quot;;[$Valores.DI5]/[$Volumes.DI5])" office:value-type="string" office:string-value="N/A" calcext:value-type="string">
            <text:p>N/A</text:p>
          </table:table-cell>
          <table:table-cell table:formula="of:=IF([$Volumes.DJ5]=0;&quot;N/A&quot;;[$Valores.DJ5]/[$Volumes.DJ5])" office:value-type="string" office:string-value="N/A" calcext:value-type="string">
            <text:p>N/A</text:p>
          </table:table-cell>
          <table:table-cell table:formula="of:=IF([$Volumes.DK5]=0;&quot;N/A&quot;;[$Valores.DK5]/[$Volumes.DK5])" office:value-type="string" office:string-value="N/A" calcext:value-type="string">
            <text:p>N/A</text:p>
          </table:table-cell>
          <table:table-cell table:formula="of:=IF([$Volumes.DL5]=0;&quot;N/A&quot;;[$Valores.DL5]/[$Volumes.DL5])" office:value-type="string" office:string-value="N/A" calcext:value-type="string">
            <text:p>N/A</text:p>
          </table:table-cell>
          <table:table-cell table:formula="of:=IF([$Volumes.DM5]=0;&quot;N/A&quot;;[$Valores.DM5]/[$Volumes.DM5])" office:value-type="string" office:string-value="N/A" calcext:value-type="string">
            <text:p>N/A</text:p>
          </table:table-cell>
          <table:table-cell table:formula="of:=IF([$Volumes.DN5]=0;&quot;N/A&quot;;[$Valores.DN5]/[$Volumes.DN5])" office:value-type="string" office:string-value="N/A" calcext:value-type="string">
            <text:p>N/A</text:p>
          </table:table-cell>
          <table:table-cell table:formula="of:=IF([$Volumes.DO5]=0;&quot;N/A&quot;;[$Valores.DO5]/[$Volumes.DO5])" office:value-type="string" office:string-value="N/A" calcext:value-type="string">
            <text:p>N/A</text:p>
          </table:table-cell>
          <table:table-cell table:formula="of:=IF([$Volumes.DP5]=0;&quot;N/A&quot;;[$Valores.DP5]/[$Volumes.DP5])" office:value-type="string" office:string-value="N/A" calcext:value-type="string">
            <text:p>N/A</text:p>
          </table:table-cell>
          <table:table-cell table:formula="of:=IF([$Volumes.DQ5]=0;&quot;N/A&quot;;[$Valores.DQ5]/[$Volumes.DQ5])" office:value-type="string" office:string-value="N/A" calcext:value-type="string">
            <text:p>N/A</text:p>
          </table:table-cell>
          <table:table-cell table:formula="of:=IF([$Volumes.DR5]=0;&quot;N/A&quot;;[$Valores.DR5]/[$Volumes.DR5])" office:value-type="string" office:string-value="N/A" calcext:value-type="string">
            <text:p>N/A</text:p>
          </table:table-cell>
          <table:table-cell table:formula="of:=IF([$Volumes.DS5]=0;&quot;N/A&quot;;[$Valores.DS5]/[$Volumes.DS5])" office:value-type="string" office:string-value="N/A" calcext:value-type="string">
            <text:p>N/A</text:p>
          </table:table-cell>
          <table:table-cell table:formula="of:=IF([$Volumes.DT5]=0;&quot;N/A&quot;;[$Valores.DT5]/[$Volumes.DT5])" office:value-type="string" office:string-value="N/A" calcext:value-type="string">
            <text:p>N/A</text:p>
          </table:table-cell>
          <table:table-cell table:formula="of:=IF([$Volumes.DU5]=0;&quot;N/A&quot;;[$Valores.DU5]/[$Volumes.DU5])" office:value-type="string" office:string-value="N/A" calcext:value-type="string">
            <text:p>N/A</text:p>
          </table:table-cell>
          <table:table-cell table:formula="of:=IF([$Volumes.DV5]=0;&quot;N/A&quot;;[$Valores.DV5]/[$Volumes.DV5])" office:value-type="string" office:string-value="N/A" calcext:value-type="string">
            <text:p>N/A</text:p>
          </table:table-cell>
          <table:table-cell table:formula="of:=IF([$Volumes.DW5]=0;&quot;N/A&quot;;[$Valores.DW5]/[$Volumes.DW5])" office:value-type="string" office:string-value="N/A" calcext:value-type="string">
            <text:p>N/A</text:p>
          </table:table-cell>
        </table:table-row>
        <table:table-row table:style-name="ro1">
          <table:table-cell office:value-type="string" calcext:value-type="string">
            <text:p>T. PESCAL</text:p>
          </table:table-cell>
          <table:table-cell table:formula="of:=IF([$Volumes.B6]=0;&quot;N/A&quot;;[$Valores.B6]/[$Volumes.B6])" office:value-type="string" office:string-value="N/A" calcext:value-type="string">
            <text:p>N/A</text:p>
          </table:table-cell>
          <table:table-cell table:formula="of:=IF([$Volumes.C6]=0;&quot;N/A&quot;;[$Valores.C6]/[$Volumes.C6])" office:value-type="string" office:string-value="N/A" calcext:value-type="string">
            <text:p>N/A</text:p>
          </table:table-cell>
          <table:table-cell table:formula="of:=IF([$Volumes.D6]=0;&quot;N/A&quot;;[$Valores.D6]/[$Volumes.D6])" office:value-type="string" office:string-value="N/A" calcext:value-type="string">
            <text:p>N/A</text:p>
          </table:table-cell>
          <table:table-cell table:formula="of:=IF([$Volumes.E6]=0;&quot;N/A&quot;;[$Valores.E6]/[$Volumes.E6])" office:value-type="string" office:string-value="N/A" calcext:value-type="string">
            <text:p>N/A</text:p>
          </table:table-cell>
          <table:table-cell table:formula="of:=IF([$Volumes.F6]=0;&quot;N/A&quot;;[$Valores.F6]/[$Volumes.F6])" office:value-type="string" office:string-value="N/A" calcext:value-type="string">
            <text:p>N/A</text:p>
          </table:table-cell>
          <table:table-cell table:formula="of:=IF([$Volumes.G6]=0;&quot;N/A&quot;;[$Valores.G6]/[$Volumes.G6])" office:value-type="string" office:string-value="N/A" calcext:value-type="string">
            <text:p>N/A</text:p>
          </table:table-cell>
          <table:table-cell table:formula="of:=IF([$Volumes.H6]=0;&quot;N/A&quot;;[$Valores.H6]/[$Volumes.H6])" office:value-type="string" office:string-value="N/A" calcext:value-type="string">
            <text:p>N/A</text:p>
          </table:table-cell>
          <table:table-cell table:formula="of:=IF([$Volumes.I6]=0;&quot;N/A&quot;;[$Valores.I6]/[$Volumes.I6])" office:value-type="string" office:string-value="N/A" calcext:value-type="string">
            <text:p>N/A</text:p>
          </table:table-cell>
          <table:table-cell table:formula="of:=IF([$Volumes.J6]=0;&quot;N/A&quot;;[$Valores.J6]/[$Volumes.J6])" office:value-type="string" office:string-value="N/A" calcext:value-type="string">
            <text:p>N/A</text:p>
          </table:table-cell>
          <table:table-cell table:formula="of:=IF([$Volumes.K6]=0;&quot;N/A&quot;;[$Valores.K6]/[$Volumes.K6])" office:value-type="string" office:string-value="N/A" calcext:value-type="string">
            <text:p>N/A</text:p>
          </table:table-cell>
          <table:table-cell table:formula="of:=IF([$Volumes.L6]=0;&quot;N/A&quot;;[$Valores.L6]/[$Volumes.L6])" office:value-type="string" office:string-value="N/A" calcext:value-type="string">
            <text:p>N/A</text:p>
          </table:table-cell>
          <table:table-cell table:formula="of:=IF([$Volumes.M6]=0;&quot;N/A&quot;;[$Valores.M6]/[$Volumes.M6])" office:value-type="string" office:string-value="N/A" calcext:value-type="string">
            <text:p>N/A</text:p>
          </table:table-cell>
          <table:table-cell table:formula="of:=IF([$Volumes.N6]=0;&quot;N/A&quot;;[$Valores.N6]/[$Volumes.N6])" office:value-type="string" office:string-value="N/A" calcext:value-type="string">
            <text:p>N/A</text:p>
          </table:table-cell>
          <table:table-cell table:formula="of:=IF([$Volumes.O6]=0;&quot;N/A&quot;;[$Valores.O6]/[$Volumes.O6])" office:value-type="string" office:string-value="N/A" calcext:value-type="string">
            <text:p>N/A</text:p>
          </table:table-cell>
          <table:table-cell table:formula="of:=IF([$Volumes.P6]=0;&quot;N/A&quot;;[$Valores.P6]/[$Volumes.P6])" office:value-type="string" office:string-value="N/A" calcext:value-type="string">
            <text:p>N/A</text:p>
          </table:table-cell>
          <table:table-cell table:formula="of:=IF([$Volumes.Q6]=0;&quot;N/A&quot;;[$Valores.Q6]/[$Volumes.Q6])" office:value-type="string" office:string-value="N/A" calcext:value-type="string">
            <text:p>N/A</text:p>
          </table:table-cell>
          <table:table-cell table:formula="of:=IF([$Volumes.R6]=0;&quot;N/A&quot;;[$Valores.R6]/[$Volumes.R6])" office:value-type="string" office:string-value="N/A" calcext:value-type="string">
            <text:p>N/A</text:p>
          </table:table-cell>
          <table:table-cell table:formula="of:=IF([$Volumes.S6]=0;&quot;N/A&quot;;[$Valores.S6]/[$Volumes.S6])" office:value-type="string" office:string-value="N/A" calcext:value-type="string">
            <text:p>N/A</text:p>
          </table:table-cell>
          <table:table-cell table:formula="of:=IF([$Volumes.T6]=0;&quot;N/A&quot;;[$Valores.T6]/[$Volumes.T6])" office:value-type="string" office:string-value="N/A" calcext:value-type="string">
            <text:p>N/A</text:p>
          </table:table-cell>
          <table:table-cell table:formula="of:=IF([$Volumes.U6]=0;&quot;N/A&quot;;[$Valores.U6]/[$Volumes.U6])" office:value-type="string" office:string-value="N/A" calcext:value-type="string">
            <text:p>N/A</text:p>
          </table:table-cell>
          <table:table-cell table:formula="of:=IF([$Volumes.V6]=0;&quot;N/A&quot;;[$Valores.V6]/[$Volumes.V6])" office:value-type="string" office:string-value="N/A" calcext:value-type="string">
            <text:p>N/A</text:p>
          </table:table-cell>
          <table:table-cell table:formula="of:=IF([$Volumes.W6]=0;&quot;N/A&quot;;[$Valores.W6]/[$Volumes.W6])" office:value-type="string" office:string-value="N/A" calcext:value-type="string">
            <text:p>N/A</text:p>
          </table:table-cell>
          <table:table-cell table:formula="of:=IF([$Volumes.X6]=0;&quot;N/A&quot;;[$Valores.X6]/[$Volumes.X6])" office:value-type="string" office:string-value="N/A" calcext:value-type="string">
            <text:p>N/A</text:p>
          </table:table-cell>
          <table:table-cell table:formula="of:=IF([$Volumes.Y6]=0;&quot;N/A&quot;;[$Valores.Y6]/[$Volumes.Y6])" office:value-type="string" office:string-value="N/A" calcext:value-type="string">
            <text:p>N/A</text:p>
          </table:table-cell>
          <table:table-cell table:formula="of:=IF([$Volumes.Z6]=0;&quot;N/A&quot;;[$Valores.Z6]/[$Volumes.Z6])" office:value-type="string" office:string-value="N/A" calcext:value-type="string">
            <text:p>N/A</text:p>
          </table:table-cell>
          <table:table-cell table:formula="of:=IF([$Volumes.AA6]=0;&quot;N/A&quot;;[$Valores.AA6]/[$Volumes.AA6])" office:value-type="string" office:string-value="N/A" calcext:value-type="string">
            <text:p>N/A</text:p>
          </table:table-cell>
          <table:table-cell table:formula="of:=IF([$Volumes.AB6]=0;&quot;N/A&quot;;[$Valores.AB6]/[$Volumes.AB6])" office:value-type="string" office:string-value="N/A" calcext:value-type="string">
            <text:p>N/A</text:p>
          </table:table-cell>
          <table:table-cell table:formula="of:=IF([$Volumes.AC6]=0;&quot;N/A&quot;;[$Valores.AC6]/[$Volumes.AC6])" office:value-type="string" office:string-value="N/A" calcext:value-type="string">
            <text:p>N/A</text:p>
          </table:table-cell>
          <table:table-cell table:formula="of:=IF([$Volumes.AD6]=0;&quot;N/A&quot;;[$Valores.AD6]/[$Volumes.AD6])" office:value-type="string" office:string-value="N/A" calcext:value-type="string">
            <text:p>N/A</text:p>
          </table:table-cell>
          <table:table-cell table:formula="of:=IF([$Volumes.AE6]=0;&quot;N/A&quot;;[$Valores.AE6]/[$Volumes.AE6])" office:value-type="string" office:string-value="N/A" calcext:value-type="string">
            <text:p>N/A</text:p>
          </table:table-cell>
          <table:table-cell table:formula="of:=IF([$Volumes.AF6]=0;&quot;N/A&quot;;[$Valores.AF6]/[$Volumes.AF6])" office:value-type="string" office:string-value="N/A" calcext:value-type="string">
            <text:p>N/A</text:p>
          </table:table-cell>
          <table:table-cell table:formula="of:=IF([$Volumes.AG6]=0;&quot;N/A&quot;;[$Valores.AG6]/[$Volumes.AG6])" office:value-type="string" office:string-value="N/A" calcext:value-type="string">
            <text:p>N/A</text:p>
          </table:table-cell>
          <table:table-cell table:formula="of:=IF([$Volumes.AH6]=0;&quot;N/A&quot;;[$Valores.AH6]/[$Volumes.AH6])" office:value-type="string" office:string-value="N/A" calcext:value-type="string">
            <text:p>N/A</text:p>
          </table:table-cell>
          <table:table-cell table:formula="of:=IF([$Volumes.AI6]=0;&quot;N/A&quot;;[$Valores.AI6]/[$Volumes.AI6])" office:value-type="string" office:string-value="N/A" calcext:value-type="string">
            <text:p>N/A</text:p>
          </table:table-cell>
          <table:table-cell table:formula="of:=IF([$Volumes.AJ6]=0;&quot;N/A&quot;;[$Valores.AJ6]/[$Volumes.AJ6])" office:value-type="string" office:string-value="N/A" calcext:value-type="string">
            <text:p>N/A</text:p>
          </table:table-cell>
          <table:table-cell table:formula="of:=IF([$Volumes.AK6]=0;&quot;N/A&quot;;[$Valores.AK6]/[$Volumes.AK6])" office:value-type="string" office:string-value="N/A" calcext:value-type="string">
            <text:p>N/A</text:p>
          </table:table-cell>
          <table:table-cell table:formula="of:=IF([$Volumes.AL6]=0;&quot;N/A&quot;;[$Valores.AL6]/[$Volumes.AL6])" office:value-type="string" office:string-value="N/A" calcext:value-type="string">
            <text:p>N/A</text:p>
          </table:table-cell>
          <table:table-cell table:formula="of:=IF([$Volumes.AM6]=0;&quot;N/A&quot;;[$Valores.AM6]/[$Volumes.AM6])" office:value-type="string" office:string-value="N/A" calcext:value-type="string">
            <text:p>N/A</text:p>
          </table:table-cell>
          <table:table-cell table:formula="of:=IF([$Volumes.AN6]=0;&quot;N/A&quot;;[$Valores.AN6]/[$Volumes.AN6])" office:value-type="string" office:string-value="N/A" calcext:value-type="string">
            <text:p>N/A</text:p>
          </table:table-cell>
          <table:table-cell table:formula="of:=IF([$Volumes.AO6]=0;&quot;N/A&quot;;[$Valores.AO6]/[$Volumes.AO6])" office:value-type="string" office:string-value="N/A" calcext:value-type="string">
            <text:p>N/A</text:p>
          </table:table-cell>
          <table:table-cell table:formula="of:=IF([$Volumes.AP6]=0;&quot;N/A&quot;;[$Valores.AP6]/[$Volumes.AP6])" office:value-type="string" office:string-value="N/A" calcext:value-type="string">
            <text:p>N/A</text:p>
          </table:table-cell>
          <table:table-cell table:formula="of:=IF([$Volumes.AQ6]=0;&quot;N/A&quot;;[$Valores.AQ6]/[$Volumes.AQ6])" office:value-type="string" office:string-value="N/A" calcext:value-type="string">
            <text:p>N/A</text:p>
          </table:table-cell>
          <table:table-cell table:formula="of:=IF([$Volumes.AR6]=0;&quot;N/A&quot;;[$Valores.AR6]/[$Volumes.AR6])" office:value-type="string" office:string-value="N/A" calcext:value-type="string">
            <text:p>N/A</text:p>
          </table:table-cell>
          <table:table-cell table:formula="of:=IF([$Volumes.AS6]=0;&quot;N/A&quot;;[$Valores.AS6]/[$Volumes.AS6])" office:value-type="string" office:string-value="N/A" calcext:value-type="string">
            <text:p>N/A</text:p>
          </table:table-cell>
          <table:table-cell table:formula="of:=IF([$Volumes.AT6]=0;&quot;N/A&quot;;[$Valores.AT6]/[$Volumes.AT6])" office:value-type="string" office:string-value="N/A" calcext:value-type="string">
            <text:p>N/A</text:p>
          </table:table-cell>
          <table:table-cell table:formula="of:=IF([$Volumes.AU6]=0;&quot;N/A&quot;;[$Valores.AU6]/[$Volumes.AU6])" office:value-type="string" office:string-value="N/A" calcext:value-type="string">
            <text:p>N/A</text:p>
          </table:table-cell>
          <table:table-cell table:formula="of:=IF([$Volumes.AV6]=0;&quot;N/A&quot;;[$Valores.AV6]/[$Volumes.AV6])" office:value-type="string" office:string-value="N/A" calcext:value-type="string">
            <text:p>N/A</text:p>
          </table:table-cell>
          <table:table-cell table:formula="of:=IF([$Volumes.AW6]=0;&quot;N/A&quot;;[$Valores.AW6]/[$Volumes.AW6])" office:value-type="string" office:string-value="N/A" calcext:value-type="string">
            <text:p>N/A</text:p>
          </table:table-cell>
          <table:table-cell table:formula="of:=IF([$Volumes.AX6]=0;&quot;N/A&quot;;[$Valores.AX6]/[$Volumes.AX6])" office:value-type="string" office:string-value="N/A" calcext:value-type="string">
            <text:p>N/A</text:p>
          </table:table-cell>
          <table:table-cell table:formula="of:=IF([$Volumes.AY6]=0;&quot;N/A&quot;;[$Valores.AY6]/[$Volumes.AY6])" office:value-type="string" office:string-value="N/A" calcext:value-type="string">
            <text:p>N/A</text:p>
          </table:table-cell>
          <table:table-cell table:formula="of:=IF([$Volumes.AZ6]=0;&quot;N/A&quot;;[$Valores.AZ6]/[$Volumes.AZ6])" office:value-type="string" office:string-value="N/A" calcext:value-type="string">
            <text:p>N/A</text:p>
          </table:table-cell>
          <table:table-cell table:formula="of:=IF([$Volumes.BA6]=0;&quot;N/A&quot;;[$Valores.BA6]/[$Volumes.BA6])" office:value-type="string" office:string-value="N/A" calcext:value-type="string">
            <text:p>N/A</text:p>
          </table:table-cell>
          <table:table-cell table:formula="of:=IF([$Volumes.BB6]=0;&quot;N/A&quot;;[$Valores.BB6]/[$Volumes.BB6])" office:value-type="string" office:string-value="N/A" calcext:value-type="string">
            <text:p>N/A</text:p>
          </table:table-cell>
          <table:table-cell table:formula="of:=IF([$Volumes.BC6]=0;&quot;N/A&quot;;[$Valores.BC6]/[$Volumes.BC6])" office:value-type="string" office:string-value="N/A" calcext:value-type="string">
            <text:p>N/A</text:p>
          </table:table-cell>
          <table:table-cell table:formula="of:=IF([$Volumes.BD6]=0;&quot;N/A&quot;;[$Valores.BD6]/[$Volumes.BD6])" office:value-type="string" office:string-value="N/A" calcext:value-type="string">
            <text:p>N/A</text:p>
          </table:table-cell>
          <table:table-cell table:formula="of:=IF([$Volumes.BE6]=0;&quot;N/A&quot;;[$Valores.BE6]/[$Volumes.BE6])" office:value-type="string" office:string-value="N/A" calcext:value-type="string">
            <text:p>N/A</text:p>
          </table:table-cell>
          <table:table-cell table:formula="of:=IF([$Volumes.BF6]=0;&quot;N/A&quot;;[$Valores.BF6]/[$Volumes.BF6])" office:value-type="string" office:string-value="N/A" calcext:value-type="string">
            <text:p>N/A</text:p>
          </table:table-cell>
          <table:table-cell table:formula="of:=IF([$Volumes.BG6]=0;&quot;N/A&quot;;[$Valores.BG6]/[$Volumes.BG6])" office:value-type="string" office:string-value="N/A" calcext:value-type="string">
            <text:p>N/A</text:p>
          </table:table-cell>
          <table:table-cell table:formula="of:=IF([$Volumes.BH6]=0;&quot;N/A&quot;;[$Valores.BH6]/[$Volumes.BH6])" office:value-type="string" office:string-value="N/A" calcext:value-type="string">
            <text:p>N/A</text:p>
          </table:table-cell>
          <table:table-cell table:formula="of:=IF([$Volumes.BI6]=0;&quot;N/A&quot;;[$Valores.BI6]/[$Volumes.BI6])" office:value-type="string" office:string-value="N/A" calcext:value-type="string">
            <text:p>N/A</text:p>
          </table:table-cell>
          <table:table-cell table:formula="of:=IF([$Volumes.BJ6]=0;&quot;N/A&quot;;[$Valores.BJ6]/[$Volumes.BJ6])" office:value-type="string" office:string-value="N/A" calcext:value-type="string">
            <text:p>N/A</text:p>
          </table:table-cell>
          <table:table-cell table:formula="of:=IF([$Volumes.BK6]=0;&quot;N/A&quot;;[$Valores.BK6]/[$Volumes.BK6])" office:value-type="string" office:string-value="N/A" calcext:value-type="string">
            <text:p>N/A</text:p>
          </table:table-cell>
          <table:table-cell table:formula="of:=IF([$Volumes.BL6]=0;&quot;N/A&quot;;[$Valores.BL6]/[$Volumes.BL6])" office:value-type="string" office:string-value="N/A" calcext:value-type="string">
            <text:p>N/A</text:p>
          </table:table-cell>
          <table:table-cell table:formula="of:=IF([$Volumes.BM6]=0;&quot;N/A&quot;;[$Valores.BM6]/[$Volumes.BM6])" office:value-type="string" office:string-value="N/A" calcext:value-type="string">
            <text:p>N/A</text:p>
          </table:table-cell>
          <table:table-cell table:formula="of:=IF([$Volumes.BN6]=0;&quot;N/A&quot;;[$Valores.BN6]/[$Volumes.BN6])" office:value-type="string" office:string-value="N/A" calcext:value-type="string">
            <text:p>N/A</text:p>
          </table:table-cell>
          <table:table-cell table:formula="of:=IF([$Volumes.BO6]=0;&quot;N/A&quot;;[$Valores.BO6]/[$Volumes.BO6])" office:value-type="string" office:string-value="N/A" calcext:value-type="string">
            <text:p>N/A</text:p>
          </table:table-cell>
          <table:table-cell table:formula="of:=IF([$Volumes.BP6]=0;&quot;N/A&quot;;[$Valores.BP6]/[$Volumes.BP6])" office:value-type="string" office:string-value="N/A" calcext:value-type="string">
            <text:p>N/A</text:p>
          </table:table-cell>
          <table:table-cell table:formula="of:=IF([$Volumes.BQ6]=0;&quot;N/A&quot;;[$Valores.BQ6]/[$Volumes.BQ6])" office:value-type="string" office:string-value="N/A" calcext:value-type="string">
            <text:p>N/A</text:p>
          </table:table-cell>
          <table:table-cell table:formula="of:=IF([$Volumes.BR6]=0;&quot;N/A&quot;;[$Valores.BR6]/[$Volumes.BR6])" office:value-type="string" office:string-value="N/A" calcext:value-type="string">
            <text:p>N/A</text:p>
          </table:table-cell>
          <table:table-cell table:formula="of:=IF([$Volumes.BS6]=0;&quot;N/A&quot;;[$Valores.BS6]/[$Volumes.BS6])" office:value-type="string" office:string-value="N/A" calcext:value-type="string">
            <text:p>N/A</text:p>
          </table:table-cell>
          <table:table-cell table:formula="of:=IF([$Volumes.BT6]=0;&quot;N/A&quot;;[$Valores.BT6]/[$Volumes.BT6])" office:value-type="string" office:string-value="N/A" calcext:value-type="string">
            <text:p>N/A</text:p>
          </table:table-cell>
          <table:table-cell table:formula="of:=IF([$Volumes.BU6]=0;&quot;N/A&quot;;[$Valores.BU6]/[$Volumes.BU6])" office:value-type="string" office:string-value="N/A" calcext:value-type="string">
            <text:p>N/A</text:p>
          </table:table-cell>
          <table:table-cell table:formula="of:=IF([$Volumes.BV6]=0;&quot;N/A&quot;;[$Valores.BV6]/[$Volumes.BV6])" office:value-type="string" office:string-value="N/A" calcext:value-type="string">
            <text:p>N/A</text:p>
          </table:table-cell>
          <table:table-cell table:formula="of:=IF([$Volumes.BW6]=0;&quot;N/A&quot;;[$Valores.BW6]/[$Volumes.BW6])" office:value-type="string" office:string-value="N/A" calcext:value-type="string">
            <text:p>N/A</text:p>
          </table:table-cell>
          <table:table-cell table:formula="of:=IF([$Volumes.BX6]=0;&quot;N/A&quot;;[$Valores.BX6]/[$Volumes.BX6])" office:value-type="string" office:string-value="N/A" calcext:value-type="string">
            <text:p>N/A</text:p>
          </table:table-cell>
          <table:table-cell table:formula="of:=IF([$Volumes.BY6]=0;&quot;N/A&quot;;[$Valores.BY6]/[$Volumes.BY6])" office:value-type="string" office:string-value="N/A" calcext:value-type="string">
            <text:p>N/A</text:p>
          </table:table-cell>
          <table:table-cell table:formula="of:=IF([$Volumes.BZ6]=0;&quot;N/A&quot;;[$Valores.BZ6]/[$Volumes.BZ6])" office:value-type="string" office:string-value="N/A" calcext:value-type="string">
            <text:p>N/A</text:p>
          </table:table-cell>
          <table:table-cell table:formula="of:=IF([$Volumes.CA6]=0;&quot;N/A&quot;;[$Valores.CA6]/[$Volumes.CA6])" office:value-type="string" office:string-value="N/A" calcext:value-type="string">
            <text:p>N/A</text:p>
          </table:table-cell>
          <table:table-cell table:formula="of:=IF([$Volumes.CB6]=0;&quot;N/A&quot;;[$Valores.CB6]/[$Volumes.CB6])" office:value-type="string" office:string-value="N/A" calcext:value-type="string">
            <text:p>N/A</text:p>
          </table:table-cell>
          <table:table-cell table:formula="of:=IF([$Volumes.CC6]=0;&quot;N/A&quot;;[$Valores.CC6]/[$Volumes.CC6])" office:value-type="string" office:string-value="N/A" calcext:value-type="string">
            <text:p>N/A</text:p>
          </table:table-cell>
          <table:table-cell table:formula="of:=IF([$Volumes.CD6]=0;&quot;N/A&quot;;[$Valores.CD6]/[$Volumes.CD6])" office:value-type="string" office:string-value="N/A" calcext:value-type="string">
            <text:p>N/A</text:p>
          </table:table-cell>
          <table:table-cell table:formula="of:=IF([$Volumes.CE6]=0;&quot;N/A&quot;;[$Valores.CE6]/[$Volumes.CE6])" office:value-type="string" office:string-value="N/A" calcext:value-type="string">
            <text:p>N/A</text:p>
          </table:table-cell>
          <table:table-cell table:formula="of:=IF([$Volumes.CF6]=0;&quot;N/A&quot;;[$Valores.CF6]/[$Volumes.CF6])" office:value-type="string" office:string-value="N/A" calcext:value-type="string">
            <text:p>N/A</text:p>
          </table:table-cell>
          <table:table-cell table:formula="of:=IF([$Volumes.CG6]=0;&quot;N/A&quot;;[$Valores.CG6]/[$Volumes.CG6])" office:value-type="string" office:string-value="N/A" calcext:value-type="string">
            <text:p>N/A</text:p>
          </table:table-cell>
          <table:table-cell table:formula="of:=IF([$Volumes.CH6]=0;&quot;N/A&quot;;[$Valores.CH6]/[$Volumes.CH6])" office:value-type="string" office:string-value="N/A" calcext:value-type="string">
            <text:p>N/A</text:p>
          </table:table-cell>
          <table:table-cell table:formula="of:=IF([$Volumes.CI6]=0;&quot;N/A&quot;;[$Valores.CI6]/[$Volumes.CI6])" office:value-type="string" office:string-value="N/A" calcext:value-type="string">
            <text:p>N/A</text:p>
          </table:table-cell>
          <table:table-cell table:formula="of:=IF([$Volumes.CJ6]=0;&quot;N/A&quot;;[$Valores.CJ6]/[$Volumes.CJ6])" office:value-type="string" office:string-value="N/A" calcext:value-type="string">
            <text:p>N/A</text:p>
          </table:table-cell>
          <table:table-cell table:formula="of:=IF([$Volumes.CK6]=0;&quot;N/A&quot;;[$Valores.CK6]/[$Volumes.CK6])" office:value-type="string" office:string-value="N/A" calcext:value-type="string">
            <text:p>N/A</text:p>
          </table:table-cell>
          <table:table-cell table:formula="of:=IF([$Volumes.CL6]=0;&quot;N/A&quot;;[$Valores.CL6]/[$Volumes.CL6])" office:value-type="string" office:string-value="N/A" calcext:value-type="string">
            <text:p>N/A</text:p>
          </table:table-cell>
          <table:table-cell table:formula="of:=IF([$Volumes.CM6]=0;&quot;N/A&quot;;[$Valores.CM6]/[$Volumes.CM6])" office:value-type="string" office:string-value="N/A" calcext:value-type="string">
            <text:p>N/A</text:p>
          </table:table-cell>
          <table:table-cell table:formula="of:=IF([$Volumes.CN6]=0;&quot;N/A&quot;;[$Valores.CN6]/[$Volumes.CN6])" office:value-type="string" office:string-value="N/A" calcext:value-type="string">
            <text:p>N/A</text:p>
          </table:table-cell>
          <table:table-cell table:formula="of:=IF([$Volumes.CO6]=0;&quot;N/A&quot;;[$Valores.CO6]/[$Volumes.CO6])" office:value-type="string" office:string-value="N/A" calcext:value-type="string">
            <text:p>N/A</text:p>
          </table:table-cell>
          <table:table-cell table:formula="of:=IF([$Volumes.CP6]=0;&quot;N/A&quot;;[$Valores.CP6]/[$Volumes.CP6])" office:value-type="string" office:string-value="N/A" calcext:value-type="string">
            <text:p>N/A</text:p>
          </table:table-cell>
          <table:table-cell table:formula="of:=IF([$Volumes.CQ6]=0;&quot;N/A&quot;;[$Valores.CQ6]/[$Volumes.CQ6])" office:value-type="string" office:string-value="N/A" calcext:value-type="string">
            <text:p>N/A</text:p>
          </table:table-cell>
          <table:table-cell table:formula="of:=IF([$Volumes.CR6]=0;&quot;N/A&quot;;[$Valores.CR6]/[$Volumes.CR6])" office:value-type="string" office:string-value="N/A" calcext:value-type="string">
            <text:p>N/A</text:p>
          </table:table-cell>
          <table:table-cell table:formula="of:=IF([$Volumes.CS6]=0;&quot;N/A&quot;;[$Valores.CS6]/[$Volumes.CS6])" office:value-type="string" office:string-value="N/A" calcext:value-type="string">
            <text:p>N/A</text:p>
          </table:table-cell>
          <table:table-cell table:formula="of:=IF([$Volumes.CT6]=0;&quot;N/A&quot;;[$Valores.CT6]/[$Volumes.CT6])" office:value-type="string" office:string-value="N/A" calcext:value-type="string">
            <text:p>N/A</text:p>
          </table:table-cell>
          <table:table-cell table:formula="of:=IF([$Volumes.CU6]=0;&quot;N/A&quot;;[$Valores.CU6]/[$Volumes.CU6])" office:value-type="string" office:string-value="N/A" calcext:value-type="string">
            <text:p>N/A</text:p>
          </table:table-cell>
          <table:table-cell table:formula="of:=IF([$Volumes.CV6]=0;&quot;N/A&quot;;[$Valores.CV6]/[$Volumes.CV6])" office:value-type="string" office:string-value="N/A" calcext:value-type="string">
            <text:p>N/A</text:p>
          </table:table-cell>
          <table:table-cell table:formula="of:=IF([$Volumes.CW6]=0;&quot;N/A&quot;;[$Valores.CW6]/[$Volumes.CW6])" office:value-type="string" office:string-value="N/A" calcext:value-type="string">
            <text:p>N/A</text:p>
          </table:table-cell>
          <table:table-cell table:formula="of:=IF([$Volumes.CX6]=0;&quot;N/A&quot;;[$Valores.CX6]/[$Volumes.CX6])" office:value-type="string" office:string-value="N/A" calcext:value-type="string">
            <text:p>N/A</text:p>
          </table:table-cell>
          <table:table-cell table:formula="of:=IF([$Volumes.CY6]=0;&quot;N/A&quot;;[$Valores.CY6]/[$Volumes.CY6])" office:value-type="string" office:string-value="N/A" calcext:value-type="string">
            <text:p>N/A</text:p>
          </table:table-cell>
          <table:table-cell table:formula="of:=IF([$Volumes.CZ6]=0;&quot;N/A&quot;;[$Valores.CZ6]/[$Volumes.CZ6])" office:value-type="string" office:string-value="N/A" calcext:value-type="string">
            <text:p>N/A</text:p>
          </table:table-cell>
          <table:table-cell table:formula="of:=IF([$Volumes.DA6]=0;&quot;N/A&quot;;[$Valores.DA6]/[$Volumes.DA6])" office:value-type="string" office:string-value="N/A" calcext:value-type="string">
            <text:p>N/A</text:p>
          </table:table-cell>
          <table:table-cell table:formula="of:=IF([$Volumes.DB6]=0;&quot;N/A&quot;;[$Valores.DB6]/[$Volumes.DB6])" office:value-type="string" office:string-value="N/A" calcext:value-type="string">
            <text:p>N/A</text:p>
          </table:table-cell>
          <table:table-cell table:formula="of:=IF([$Volumes.DC6]=0;&quot;N/A&quot;;[$Valores.DC6]/[$Volumes.DC6])" office:value-type="string" office:string-value="N/A" calcext:value-type="string">
            <text:p>N/A</text:p>
          </table:table-cell>
          <table:table-cell table:formula="of:=IF([$Volumes.DD6]=0;&quot;N/A&quot;;[$Valores.DD6]/[$Volumes.DD6])" office:value-type="string" office:string-value="N/A" calcext:value-type="string">
            <text:p>N/A</text:p>
          </table:table-cell>
          <table:table-cell table:formula="of:=IF([$Volumes.DE6]=0;&quot;N/A&quot;;[$Valores.DE6]/[$Volumes.DE6])" office:value-type="string" office:string-value="N/A" calcext:value-type="string">
            <text:p>N/A</text:p>
          </table:table-cell>
          <table:table-cell table:formula="of:=IF([$Volumes.DF6]=0;&quot;N/A&quot;;[$Valores.DF6]/[$Volumes.DF6])" office:value-type="string" office:string-value="N/A" calcext:value-type="string">
            <text:p>N/A</text:p>
          </table:table-cell>
          <table:table-cell table:formula="of:=IF([$Volumes.DG6]=0;&quot;N/A&quot;;[$Valores.DG6]/[$Volumes.DG6])" office:value-type="string" office:string-value="N/A" calcext:value-type="string">
            <text:p>N/A</text:p>
          </table:table-cell>
          <table:table-cell table:formula="of:=IF([$Volumes.DH6]=0;&quot;N/A&quot;;[$Valores.DH6]/[$Volumes.DH6])" office:value-type="string" office:string-value="N/A" calcext:value-type="string">
            <text:p>N/A</text:p>
          </table:table-cell>
          <table:table-cell table:formula="of:=IF([$Volumes.DI6]=0;&quot;N/A&quot;;[$Valores.DI6]/[$Volumes.DI6])" office:value-type="string" office:string-value="N/A" calcext:value-type="string">
            <text:p>N/A</text:p>
          </table:table-cell>
          <table:table-cell table:formula="of:=IF([$Volumes.DJ6]=0;&quot;N/A&quot;;[$Valores.DJ6]/[$Volumes.DJ6])" office:value-type="string" office:string-value="N/A" calcext:value-type="string">
            <text:p>N/A</text:p>
          </table:table-cell>
          <table:table-cell table:formula="of:=IF([$Volumes.DK6]=0;&quot;N/A&quot;;[$Valores.DK6]/[$Volumes.DK6])" office:value-type="string" office:string-value="N/A" calcext:value-type="string">
            <text:p>N/A</text:p>
          </table:table-cell>
          <table:table-cell table:formula="of:=IF([$Volumes.DL6]=0;&quot;N/A&quot;;[$Valores.DL6]/[$Volumes.DL6])" office:value-type="string" office:string-value="N/A" calcext:value-type="string">
            <text:p>N/A</text:p>
          </table:table-cell>
          <table:table-cell table:formula="of:=IF([$Volumes.DM6]=0;&quot;N/A&quot;;[$Valores.DM6]/[$Volumes.DM6])" office:value-type="string" office:string-value="N/A" calcext:value-type="string">
            <text:p>N/A</text:p>
          </table:table-cell>
          <table:table-cell table:formula="of:=IF([$Volumes.DN6]=0;&quot;N/A&quot;;[$Valores.DN6]/[$Volumes.DN6])" office:value-type="string" office:string-value="N/A" calcext:value-type="string">
            <text:p>N/A</text:p>
          </table:table-cell>
          <table:table-cell table:formula="of:=IF([$Volumes.DO6]=0;&quot;N/A&quot;;[$Valores.DO6]/[$Volumes.DO6])" office:value-type="string" office:string-value="N/A" calcext:value-type="string">
            <text:p>N/A</text:p>
          </table:table-cell>
          <table:table-cell table:formula="of:=IF([$Volumes.DP6]=0;&quot;N/A&quot;;[$Valores.DP6]/[$Volumes.DP6])" office:value-type="string" office:string-value="N/A" calcext:value-type="string">
            <text:p>N/A</text:p>
          </table:table-cell>
          <table:table-cell table:formula="of:=IF([$Volumes.DQ6]=0;&quot;N/A&quot;;[$Valores.DQ6]/[$Volumes.DQ6])" office:value-type="string" office:string-value="N/A" calcext:value-type="string">
            <text:p>N/A</text:p>
          </table:table-cell>
          <table:table-cell table:formula="of:=IF([$Volumes.DR6]=0;&quot;N/A&quot;;[$Valores.DR6]/[$Volumes.DR6])" office:value-type="string" office:string-value="N/A" calcext:value-type="string">
            <text:p>N/A</text:p>
          </table:table-cell>
          <table:table-cell table:formula="of:=IF([$Volumes.DS6]=0;&quot;N/A&quot;;[$Valores.DS6]/[$Volumes.DS6])" office:value-type="string" office:string-value="N/A" calcext:value-type="string">
            <text:p>N/A</text:p>
          </table:table-cell>
          <table:table-cell table:formula="of:=IF([$Volumes.DT6]=0;&quot;N/A&quot;;[$Valores.DT6]/[$Volumes.DT6])" office:value-type="string" office:string-value="N/A" calcext:value-type="string">
            <text:p>N/A</text:p>
          </table:table-cell>
          <table:table-cell table:formula="of:=IF([$Volumes.DU6]=0;&quot;N/A&quot;;[$Valores.DU6]/[$Volumes.DU6])" office:value-type="string" office:string-value="N/A" calcext:value-type="string">
            <text:p>N/A</text:p>
          </table:table-cell>
          <table:table-cell table:formula="of:=IF([$Volumes.DV6]=0;&quot;N/A&quot;;[$Valores.DV6]/[$Volumes.DV6])" office:value-type="string" office:string-value="N/A" calcext:value-type="string">
            <text:p>N/A</text:p>
          </table:table-cell>
          <table:table-cell table:formula="of:=IF([$Volumes.DW6]=0;&quot;N/A&quot;;[$Valores.DW6]/[$Volumes.DW6])" office:value-type="string" office:string-value="N/A" calcext:value-type="string">
            <text:p>N/A</text:p>
          </table:table-cell>
        </table:table-row>
        <table:table-row table:style-name="ro1">
          <table:table-cell office:value-type="string" calcext:value-type="string">
            <text:p>T. MARCA PROPRIA</text:p>
          </table:table-cell>
          <table:table-cell table:formula="of:=IF([$Volumes.B7]=0;&quot;N/A&quot;;[$Valores.B7]/[$Volumes.B7])" office:value-type="float" office:value="10.9208333333333" calcext:value-type="float">
            <text:p>10.9208333333333</text:p>
          </table:table-cell>
          <table:table-cell table:formula="of:=IF([$Volumes.C7]=0;&quot;N/A&quot;;[$Valores.C7]/[$Volumes.C7])" office:value-type="float" office:value="10.3870343492985" calcext:value-type="float">
            <text:p>10.3870343492985</text:p>
          </table:table-cell>
          <table:table-cell table:formula="of:=IF([$Volumes.D7]=0;&quot;N/A&quot;;[$Valores.D7]/[$Volumes.D7])" office:value-type="float" office:value="11.5980392156863" calcext:value-type="float">
            <text:p>11.5980392156863</text:p>
          </table:table-cell>
          <table:table-cell table:formula="of:=IF([$Volumes.E7]=0;&quot;N/A&quot;;[$Valores.E7]/[$Volumes.E7])" office:value-type="float" office:value="12.1271186440678" calcext:value-type="float">
            <text:p>12.1271186440678</text:p>
          </table:table-cell>
          <table:table-cell table:formula="of:=IF([$Volumes.F7]=0;&quot;N/A&quot;;[$Valores.F7]/[$Volumes.F7])" office:value-type="float" office:value="11.8625" calcext:value-type="float">
            <text:p>11.8625</text:p>
          </table:table-cell>
          <table:table-cell table:formula="of:=IF([$Volumes.G7]=0;&quot;N/A&quot;;[$Valores.G7]/[$Volumes.G7])" office:value-type="float" office:value="11.6110056925996" calcext:value-type="float">
            <text:p>11.6110056925996</text:p>
          </table:table-cell>
          <table:table-cell table:formula="of:=IF([$Volumes.H7]=0;&quot;N/A&quot;;[$Valores.H7]/[$Volumes.H7])" office:value-type="float" office:value="11.0267857142857" calcext:value-type="float">
            <text:p>11.0267857142857</text:p>
          </table:table-cell>
          <table:table-cell table:formula="of:=IF([$Volumes.I7]=0;&quot;N/A&quot;;[$Valores.I7]/[$Volumes.I7])" office:value-type="float" office:value="9.578125" calcext:value-type="float">
            <text:p>9.578125</text:p>
          </table:table-cell>
          <table:table-cell table:formula="of:=IF([$Volumes.J7]=0;&quot;N/A&quot;;[$Valores.J7]/[$Volumes.J7])" office:value-type="float" office:value="7.67435158501441" calcext:value-type="float">
            <text:p>7.67435158501441</text:p>
          </table:table-cell>
          <table:table-cell table:formula="of:=IF([$Volumes.K7]=0;&quot;N/A&quot;;[$Valores.K7]/[$Volumes.K7])" office:value-type="float" office:value="10.2489724016442" calcext:value-type="float">
            <text:p>10.2489724016442</text:p>
          </table:table-cell>
          <table:table-cell table:formula="of:=IF([$Volumes.L7]=0;&quot;N/A&quot;;[$Valores.L7]/[$Volumes.L7])" office:value-type="float" office:value="10.0844135314575" calcext:value-type="float">
            <text:p>10.0844135314575</text:p>
          </table:table-cell>
          <table:table-cell table:formula="of:=IF([$Volumes.M7]=0;&quot;N/A&quot;;[$Valores.M7]/[$Volumes.M7])" office:value-type="float" office:value="9.75" calcext:value-type="float">
            <text:p>9.75</text:p>
          </table:table-cell>
          <table:table-cell table:formula="of:=IF([$Volumes.N7]=0;&quot;N/A&quot;;[$Valores.N7]/[$Volumes.N7])" office:value-type="float" office:value="9.48166637975555" calcext:value-type="float">
            <text:p>9.48166637975555</text:p>
          </table:table-cell>
          <table:table-cell table:formula="of:=IF([$Volumes.O7]=0;&quot;N/A&quot;;[$Valores.O7]/[$Volumes.O7])" office:value-type="float" office:value="10.8103382744204" calcext:value-type="float">
            <text:p>10.8103382744204</text:p>
          </table:table-cell>
          <table:table-cell table:formula="of:=IF([$Volumes.P7]=0;&quot;N/A&quot;;[$Valores.P7]/[$Volumes.P7])" office:value-type="float" office:value="9.75797942495384" calcext:value-type="float">
            <text:p>9.75797942495384</text:p>
          </table:table-cell>
          <table:table-cell table:formula="of:=IF([$Volumes.Q7]=0;&quot;N/A&quot;;[$Valores.Q7]/[$Volumes.Q7])" office:value-type="float" office:value="10.2541319582176" calcext:value-type="float">
            <text:p>10.2541319582176</text:p>
          </table:table-cell>
          <table:table-cell table:formula="of:=IF([$Volumes.R7]=0;&quot;N/A&quot;;[$Valores.R7]/[$Volumes.R7])" office:value-type="float" office:value="10.1064889774567" calcext:value-type="float">
            <text:p>10.1064889774567</text:p>
          </table:table-cell>
          <table:table-cell table:formula="of:=IF([$Volumes.S7]=0;&quot;N/A&quot;;[$Valores.S7]/[$Volumes.S7])" office:value-type="float" office:value="10.8216623968118" calcext:value-type="float">
            <text:p>10.8216623968118</text:p>
          </table:table-cell>
          <table:table-cell table:formula="of:=IF([$Volumes.T7]=0;&quot;N/A&quot;;[$Valores.T7]/[$Volumes.T7])" office:value-type="float" office:value="10.02096627165" calcext:value-type="float">
            <text:p>10.02096627165</text:p>
          </table:table-cell>
          <table:table-cell table:formula="of:=IF([$Volumes.U7]=0;&quot;N/A&quot;;[$Valores.U7]/[$Volumes.U7])" office:value-type="float" office:value="10.0232220609579" calcext:value-type="float">
            <text:p>10.0232220609579</text:p>
          </table:table-cell>
          <table:table-cell table:formula="of:=IF([$Volumes.V7]=0;&quot;N/A&quot;;[$Valores.V7]/[$Volumes.V7])" office:value-type="float" office:value="9.69936708860759" calcext:value-type="float">
            <text:p>9.69936708860759</text:p>
          </table:table-cell>
          <table:table-cell table:formula="of:=IF([$Volumes.W7]=0;&quot;N/A&quot;;[$Valores.W7]/[$Volumes.W7])" office:value-type="float" office:value="10.2121445042275" calcext:value-type="float">
            <text:p>10.2121445042275</text:p>
          </table:table-cell>
          <table:table-cell table:formula="of:=IF([$Volumes.X7]=0;&quot;N/A&quot;;[$Valores.X7]/[$Volumes.X7])" office:value-type="float" office:value="10.2885085574572" calcext:value-type="float">
            <text:p>10.2885085574572</text:p>
          </table:table-cell>
          <table:table-cell table:formula="of:=IF([$Volumes.Y7]=0;&quot;N/A&quot;;[$Valores.Y7]/[$Volumes.Y7])" office:value-type="float" office:value="10.3015463917526" calcext:value-type="float">
            <text:p>10.3015463917526</text:p>
          </table:table-cell>
          <table:table-cell table:formula="of:=IF([$Volumes.Z7]=0;&quot;N/A&quot;;[$Valores.Z7]/[$Volumes.Z7])" office:value-type="float" office:value="9.66279069767442" calcext:value-type="float">
            <text:p>9.66279069767442</text:p>
          </table:table-cell>
          <table:table-cell table:formula="of:=IF([$Volumes.AA7]=0;&quot;N/A&quot;;[$Valores.AA7]/[$Volumes.AA7])" office:value-type="float" office:value="10" calcext:value-type="float">
            <text:p>10</text:p>
          </table:table-cell>
          <table:table-cell table:formula="of:=IF([$Volumes.AB7]=0;&quot;N/A&quot;;[$Valores.AB7]/[$Volumes.AB7])" office:value-type="float" office:value="18.3333333333333" calcext:value-type="float">
            <text:p>18.3333333333333</text:p>
          </table:table-cell>
          <table:table-cell table:formula="of:=IF([$Volumes.AC7]=0;&quot;N/A&quot;;[$Valores.AC7]/[$Volumes.AC7])" office:value-type="float" office:value="8.88538205980067" calcext:value-type="float">
            <text:p>8.88538205980067</text:p>
          </table:table-cell>
          <table:table-cell table:formula="of:=IF([$Volumes.AD7]=0;&quot;N/A&quot;;[$Valores.AD7]/[$Volumes.AD7])" office:value-type="float" office:value="9.82020389249305" calcext:value-type="float">
            <text:p>9.82020389249305</text:p>
          </table:table-cell>
          <table:table-cell table:formula="of:=IF([$Volumes.AE7]=0;&quot;N/A&quot;;[$Valores.AE7]/[$Volumes.AE7])" office:value-type="float" office:value="10.3464235624123" calcext:value-type="float">
            <text:p>10.3464235624123</text:p>
          </table:table-cell>
          <table:table-cell table:formula="of:=IF([$Volumes.AF7]=0;&quot;N/A&quot;;[$Valores.AF7]/[$Volumes.AF7])" office:value-type="float" office:value="10.535864978903" calcext:value-type="float">
            <text:p>10.535864978903</text:p>
          </table:table-cell>
          <table:table-cell table:formula="of:=IF([$Volumes.AG7]=0;&quot;N/A&quot;;[$Valores.AG7]/[$Volumes.AG7])" office:value-type="float" office:value="10.4264705882353" calcext:value-type="float">
            <text:p>10.4264705882353</text:p>
          </table:table-cell>
          <table:table-cell table:formula="of:=IF([$Volumes.AH7]=0;&quot;N/A&quot;;[$Valores.AH7]/[$Volumes.AH7])" office:value-type="float" office:value="10.2874432677761" calcext:value-type="float">
            <text:p>10.2874432677761</text:p>
          </table:table-cell>
          <table:table-cell table:formula="of:=IF([$Volumes.AI7]=0;&quot;N/A&quot;;[$Valores.AI7]/[$Volumes.AI7])" office:value-type="float" office:value="9.95057915057915" calcext:value-type="float">
            <text:p>9.95057915057915</text:p>
          </table:table-cell>
          <table:table-cell table:formula="of:=IF([$Volumes.AJ7]=0;&quot;N/A&quot;;[$Valores.AJ7]/[$Volumes.AJ7])" office:value-type="float" office:value="9.67453874538745" calcext:value-type="float">
            <text:p>9.67453874538745</text:p>
          </table:table-cell>
          <table:table-cell table:formula="of:=IF([$Volumes.AK7]=0;&quot;N/A&quot;;[$Valores.AK7]/[$Volumes.AK7])" office:value-type="float" office:value="9.68245967741935" calcext:value-type="float">
            <text:p>9.68245967741935</text:p>
          </table:table-cell>
          <table:table-cell table:formula="of:=IF([$Volumes.AL7]=0;&quot;N/A&quot;;[$Valores.AL7]/[$Volumes.AL7])" office:value-type="float" office:value="10.9527559055118" calcext:value-type="float">
            <text:p>10.9527559055118</text:p>
          </table:table-cell>
          <table:table-cell table:formula="of:=IF([$Volumes.AM7]=0;&quot;N/A&quot;;[$Valores.AM7]/[$Volumes.AM7])" office:value-type="float" office:value="10.5899218071242" calcext:value-type="float">
            <text:p>10.5899218071242</text:p>
          </table:table-cell>
          <table:table-cell table:formula="of:=IF([$Volumes.AN7]=0;&quot;N/A&quot;;[$Valores.AN7]/[$Volumes.AN7])" office:value-type="float" office:value="11.0033500837521" calcext:value-type="float">
            <text:p>11.0033500837521</text:p>
          </table:table-cell>
          <table:table-cell table:formula="of:=IF([$Volumes.AO7]=0;&quot;N/A&quot;;[$Valores.AO7]/[$Volumes.AO7])" office:value-type="float" office:value="10.4558893657606" calcext:value-type="float">
            <text:p>10.4558893657606</text:p>
          </table:table-cell>
          <table:table-cell table:formula="of:=IF([$Volumes.AP7]=0;&quot;N/A&quot;;[$Valores.AP7]/[$Volumes.AP7])" office:value-type="float" office:value="10.7726657645467" calcext:value-type="float">
            <text:p>10.7726657645467</text:p>
          </table:table-cell>
          <table:table-cell table:formula="of:=IF([$Volumes.AQ7]=0;&quot;N/A&quot;;[$Valores.AQ7]/[$Volumes.AQ7])" office:value-type="float" office:value="9.34684684684685" calcext:value-type="float">
            <text:p>9.34684684684685</text:p>
          </table:table-cell>
          <table:table-cell table:formula="of:=IF([$Volumes.AR7]=0;&quot;N/A&quot;;[$Valores.AR7]/[$Volumes.AR7])" office:value-type="float" office:value="10.9612903225806" calcext:value-type="float">
            <text:p>10.9612903225806</text:p>
          </table:table-cell>
          <table:table-cell table:formula="of:=IF([$Volumes.AS7]=0;&quot;N/A&quot;;[$Valores.AS7]/[$Volumes.AS7])" office:value-type="float" office:value="10.8636363636364" calcext:value-type="float">
            <text:p>10.8636363636364</text:p>
          </table:table-cell>
          <table:table-cell table:formula="of:=IF([$Volumes.AT7]=0;&quot;N/A&quot;;[$Valores.AT7]/[$Volumes.AT7])" office:value-type="float" office:value="19.2307692307692" calcext:value-type="float">
            <text:p>19.2307692307692</text:p>
          </table:table-cell>
          <table:table-cell table:formula="of:=IF([$Volumes.AU7]=0;&quot;N/A&quot;;[$Valores.AU7]/[$Volumes.AU7])" office:value-type="float" office:value="8.94636174636175" calcext:value-type="float">
            <text:p>8.94636174636175</text:p>
          </table:table-cell>
          <table:table-cell table:formula="of:=IF([$Volumes.AV7]=0;&quot;N/A&quot;;[$Valores.AV7]/[$Volumes.AV7])" office:value-type="float" office:value="10.6991358994501" calcext:value-type="float">
            <text:p>10.6991358994501</text:p>
          </table:table-cell>
          <table:table-cell table:formula="of:=IF([$Volumes.AW7]=0;&quot;N/A&quot;;[$Valores.AW7]/[$Volumes.AW7])" office:value-type="float" office:value="11.3095238095238" calcext:value-type="float">
            <text:p>11.3095238095238</text:p>
          </table:table-cell>
          <table:table-cell table:formula="of:=IF([$Volumes.AX7]=0;&quot;N/A&quot;;[$Valores.AX7]/[$Volumes.AX7])" office:value-type="float" office:value="11.1835075493612" calcext:value-type="float">
            <text:p>11.1835075493612</text:p>
          </table:table-cell>
          <table:table-cell table:formula="of:=IF([$Volumes.AY7]=0;&quot;N/A&quot;;[$Valores.AY7]/[$Volumes.AY7])" office:value-type="float" office:value="11.4191980558931" calcext:value-type="float">
            <text:p>11.4191980558931</text:p>
          </table:table-cell>
          <table:table-cell table:formula="of:=IF([$Volumes.AZ7]=0;&quot;N/A&quot;;[$Valores.AZ7]/[$Volumes.AZ7])" office:value-type="float" office:value="10.4127979924718" calcext:value-type="float">
            <text:p>10.4127979924718</text:p>
          </table:table-cell>
          <table:table-cell table:formula="of:=IF([$Volumes.BA7]=0;&quot;N/A&quot;;[$Valores.BA7]/[$Volumes.BA7])" office:value-type="float" office:value="10.0113314447592" calcext:value-type="float">
            <text:p>10.0113314447592</text:p>
          </table:table-cell>
          <table:table-cell table:formula="of:=IF([$Volumes.BB7]=0;&quot;N/A&quot;;[$Valores.BB7]/[$Volumes.BB7])" office:value-type="float" office:value="9.65640307907628" calcext:value-type="float">
            <text:p>9.65640307907628</text:p>
          </table:table-cell>
          <table:table-cell table:formula="of:=IF([$Volumes.BC7]=0;&quot;N/A&quot;;[$Valores.BC7]/[$Volumes.BC7])" office:value-type="float" office:value="9.36447275300778" calcext:value-type="float">
            <text:p>9.36447275300778</text:p>
          </table:table-cell>
          <table:table-cell table:formula="of:=IF([$Volumes.BD7]=0;&quot;N/A&quot;;[$Valores.BD7]/[$Volumes.BD7])" office:value-type="float" office:value="10.0439901432874" calcext:value-type="float">
            <text:p>10.0439901432874</text:p>
          </table:table-cell>
          <table:table-cell table:formula="of:=IF([$Volumes.BE7]=0;&quot;N/A&quot;;[$Valores.BE7]/[$Volumes.BE7])" office:value-type="float" office:value="10.2857769011615" calcext:value-type="float">
            <text:p>10.2857769011615</text:p>
          </table:table-cell>
          <table:table-cell table:formula="of:=IF([$Volumes.BF7]=0;&quot;N/A&quot;;[$Valores.BF7]/[$Volumes.BF7])" office:value-type="float" office:value="10.1165063252784" calcext:value-type="float">
            <text:p>10.1165063252784</text:p>
          </table:table-cell>
          <table:table-cell table:formula="of:=IF([$Volumes.BG7]=0;&quot;N/A&quot;;[$Valores.BG7]/[$Volumes.BG7])" office:value-type="float" office:value="10.1230805762229" calcext:value-type="float">
            <text:p>10.1230805762229</text:p>
          </table:table-cell>
          <table:table-cell table:formula="of:=IF([$Volumes.BH7]=0;&quot;N/A&quot;;[$Valores.BH7]/[$Volumes.BH7])" office:value-type="float" office:value="10.1127506621264" calcext:value-type="float">
            <text:p>10.1127506621264</text:p>
          </table:table-cell>
          <table:table-cell table:formula="of:=IF([$Volumes.BI7]=0;&quot;N/A&quot;;[$Valores.BI7]/[$Volumes.BI7])" office:value-type="float" office:value="10.1606142353185" calcext:value-type="float">
            <text:p>10.1606142353185</text:p>
          </table:table-cell>
          <table:table-cell table:formula="of:=IF([$Volumes.BJ7]=0;&quot;N/A&quot;;[$Valores.BJ7]/[$Volumes.BJ7])" office:value-type="float" office:value="10.1627528481748" calcext:value-type="float">
            <text:p>10.1627528481748</text:p>
          </table:table-cell>
          <table:table-cell table:formula="of:=IF([$Volumes.BK7]=0;&quot;N/A&quot;;[$Valores.BK7]/[$Volumes.BK7])" office:value-type="float" office:value="9.69091796875" calcext:value-type="float">
            <text:p>9.69091796875</text:p>
          </table:table-cell>
          <table:table-cell table:formula="of:=IF([$Volumes.BL7]=0;&quot;N/A&quot;;[$Valores.BL7]/[$Volumes.BL7])" office:value-type="float" office:value="10.1226544622426" calcext:value-type="float">
            <text:p>10.1226544622426</text:p>
          </table:table-cell>
          <table:table-cell table:formula="of:=IF([$Volumes.BM7]=0;&quot;N/A&quot;;[$Valores.BM7]/[$Volumes.BM7])" office:value-type="float" office:value="10.1349712493466" calcext:value-type="float">
            <text:p>10.1349712493466</text:p>
          </table:table-cell>
          <table:table-cell table:formula="of:=IF([$Volumes.BN7]=0;&quot;N/A&quot;;[$Valores.BN7]/[$Volumes.BN7])" office:value-type="float" office:value="10.2070641928763" calcext:value-type="float">
            <text:p>10.2070641928763</text:p>
          </table:table-cell>
          <table:table-cell table:formula="of:=IF([$Volumes.BO7]=0;&quot;N/A&quot;;[$Valores.BO7]/[$Volumes.BO7])" office:value-type="float" office:value="10.2040302267003" calcext:value-type="float">
            <text:p>10.2040302267003</text:p>
          </table:table-cell>
          <table:table-cell table:formula="of:=IF([$Volumes.BP7]=0;&quot;N/A&quot;;[$Valores.BP7]/[$Volumes.BP7])" office:value-type="float" office:value="10.524579884625" calcext:value-type="float">
            <text:p>10.524579884625</text:p>
          </table:table-cell>
          <table:table-cell table:formula="of:=IF([$Volumes.BQ7]=0;&quot;N/A&quot;;[$Valores.BQ7]/[$Volumes.BQ7])" office:value-type="float" office:value="10.4446384910933" calcext:value-type="float">
            <text:p>10.4446384910933</text:p>
          </table:table-cell>
          <table:table-cell table:formula="of:=IF([$Volumes.BR7]=0;&quot;N/A&quot;;[$Valores.BR7]/[$Volumes.BR7])" office:value-type="float" office:value="10.5045219638243" calcext:value-type="float">
            <text:p>10.5045219638243</text:p>
          </table:table-cell>
          <table:table-cell table:formula="of:=IF([$Volumes.BS7]=0;&quot;N/A&quot;;[$Valores.BS7]/[$Volumes.BS7])" office:value-type="float" office:value="10.0923429619441" calcext:value-type="float">
            <text:p>10.0923429619441</text:p>
          </table:table-cell>
          <table:table-cell table:formula="of:=IF([$Volumes.BT7]=0;&quot;N/A&quot;;[$Valores.BT7]/[$Volumes.BT7])" office:value-type="float" office:value="10.3075712699" calcext:value-type="float">
            <text:p>10.3075712699</text:p>
          </table:table-cell>
          <table:table-cell table:formula="of:=IF([$Volumes.BU7]=0;&quot;N/A&quot;;[$Valores.BU7]/[$Volumes.BU7])" office:value-type="float" office:value="10.7262398280362" calcext:value-type="float">
            <text:p>10.7262398280362</text:p>
          </table:table-cell>
          <table:table-cell table:formula="of:=IF([$Volumes.BV7]=0;&quot;N/A&quot;;[$Valores.BV7]/[$Volumes.BV7])" office:value-type="float" office:value="9.63711185933408" calcext:value-type="float">
            <text:p>9.63711185933408</text:p>
          </table:table-cell>
          <table:table-cell table:formula="of:=IF([$Volumes.BW7]=0;&quot;N/A&quot;;[$Valores.BW7]/[$Volumes.BW7])" office:value-type="float" office:value="9.97403671241938" calcext:value-type="float">
            <text:p>9.97403671241938</text:p>
          </table:table-cell>
          <table:table-cell table:formula="of:=IF([$Volumes.BX7]=0;&quot;N/A&quot;;[$Valores.BX7]/[$Volumes.BX7])" office:value-type="float" office:value="9.76294591484465" calcext:value-type="float">
            <text:p>9.76294591484465</text:p>
          </table:table-cell>
          <table:table-cell table:formula="of:=IF([$Volumes.BY7]=0;&quot;N/A&quot;;[$Valores.BY7]/[$Volumes.BY7])" office:value-type="float" office:value="9.84564913412929" calcext:value-type="float">
            <text:p>9.84564913412929</text:p>
          </table:table-cell>
          <table:table-cell table:formula="of:=IF([$Volumes.BZ7]=0;&quot;N/A&quot;;[$Valores.BZ7]/[$Volumes.BZ7])" office:value-type="float" office:value="9.92765957446808" calcext:value-type="float">
            <text:p>9.92765957446808</text:p>
          </table:table-cell>
          <table:table-cell table:formula="of:=IF([$Volumes.CA7]=0;&quot;N/A&quot;;[$Valores.CA7]/[$Volumes.CA7])" office:value-type="float" office:value="9.86344397415905" calcext:value-type="float">
            <text:p>9.86344397415905</text:p>
          </table:table-cell>
          <table:table-cell table:formula="of:=IF([$Volumes.CB7]=0;&quot;N/A&quot;;[$Valores.CB7]/[$Volumes.CB7])" office:value-type="float" office:value="9.91621754042136" calcext:value-type="float">
            <text:p>9.91621754042136</text:p>
          </table:table-cell>
          <table:table-cell table:formula="of:=IF([$Volumes.CC7]=0;&quot;N/A&quot;;[$Valores.CC7]/[$Volumes.CC7])" office:value-type="float" office:value="9.71568123393316" calcext:value-type="float">
            <text:p>9.71568123393316</text:p>
          </table:table-cell>
          <table:table-cell table:formula="of:=IF([$Volumes.CD7]=0;&quot;N/A&quot;;[$Valores.CD7]/[$Volumes.CD7])" office:value-type="float" office:value="9.80539499036609" calcext:value-type="float">
            <text:p>9.80539499036609</text:p>
          </table:table-cell>
          <table:table-cell table:formula="of:=IF([$Volumes.CE7]=0;&quot;N/A&quot;;[$Valores.CE7]/[$Volumes.CE7])" office:value-type="float" office:value="9.95472142736913" calcext:value-type="float">
            <text:p>9.95472142736913</text:p>
          </table:table-cell>
          <table:table-cell table:formula="of:=IF([$Volumes.CF7]=0;&quot;N/A&quot;;[$Valores.CF7]/[$Volumes.CF7])" office:value-type="float" office:value="9.98585467540203" calcext:value-type="float">
            <text:p>9.98585467540203</text:p>
          </table:table-cell>
          <table:table-cell table:formula="of:=IF([$Volumes.CG7]=0;&quot;N/A&quot;;[$Valores.CG7]/[$Volumes.CG7])" office:value-type="float" office:value="9.97912053147738" calcext:value-type="float">
            <text:p>9.97912053147738</text:p>
          </table:table-cell>
          <table:table-cell table:formula="of:=IF([$Volumes.CH7]=0;&quot;N/A&quot;;[$Valores.CH7]/[$Volumes.CH7])" office:value-type="float" office:value="10.0199066447007" calcext:value-type="float">
            <text:p>10.0199066447007</text:p>
          </table:table-cell>
          <table:table-cell table:formula="of:=IF([$Volumes.CI7]=0;&quot;N/A&quot;;[$Valores.CI7]/[$Volumes.CI7])" office:value-type="float" office:value="9.93536121673004" calcext:value-type="float">
            <text:p>9.93536121673004</text:p>
          </table:table-cell>
          <table:table-cell table:formula="of:=IF([$Volumes.CJ7]=0;&quot;N/A&quot;;[$Valores.CJ7]/[$Volumes.CJ7])" office:value-type="float" office:value="9.88465961361546" calcext:value-type="float">
            <text:p>9.88465961361546</text:p>
          </table:table-cell>
          <table:table-cell table:formula="of:=IF([$Volumes.CK7]=0;&quot;N/A&quot;;[$Valores.CK7]/[$Volumes.CK7])" office:value-type="float" office:value="9.58619987787503" calcext:value-type="float">
            <text:p>9.58619987787503</text:p>
          </table:table-cell>
          <table:table-cell table:formula="of:=IF([$Volumes.CL7]=0;&quot;N/A&quot;;[$Valores.CL7]/[$Volumes.CL7])" office:value-type="float" office:value="9.76906297420334" calcext:value-type="float">
            <text:p>9.76906297420334</text:p>
          </table:table-cell>
          <table:table-cell table:formula="of:=IF([$Volumes.CM7]=0;&quot;N/A&quot;;[$Valores.CM7]/[$Volumes.CM7])" office:value-type="float" office:value="9.80611670020121" calcext:value-type="float">
            <text:p>9.80611670020121</text:p>
          </table:table-cell>
          <table:table-cell table:formula="of:=IF([$Volumes.CN7]=0;&quot;N/A&quot;;[$Valores.CN7]/[$Volumes.CN7])" office:value-type="float" office:value="9.89911504424779" calcext:value-type="float">
            <text:p>9.89911504424779</text:p>
          </table:table-cell>
          <table:table-cell table:formula="of:=IF([$Volumes.CO7]=0;&quot;N/A&quot;;[$Valores.CO7]/[$Volumes.CO7])" office:value-type="float" office:value="10.0614511935713" calcext:value-type="float">
            <text:p>10.0614511935713</text:p>
          </table:table-cell>
          <table:table-cell table:formula="of:=IF([$Volumes.CP7]=0;&quot;N/A&quot;;[$Valores.CP7]/[$Volumes.CP7])" office:value-type="float" office:value="9.77600319425035" calcext:value-type="float">
            <text:p>9.77600319425035</text:p>
          </table:table-cell>
          <table:table-cell table:formula="of:=IF([$Volumes.CQ7]=0;&quot;N/A&quot;;[$Valores.CQ7]/[$Volumes.CQ7])" office:value-type="float" office:value="9.96327884387586" calcext:value-type="float">
            <text:p>9.96327884387586</text:p>
          </table:table-cell>
          <table:table-cell table:formula="of:=IF([$Volumes.CR7]=0;&quot;N/A&quot;;[$Valores.CR7]/[$Volumes.CR7])" office:value-type="float" office:value="9.90561021005052" calcext:value-type="float">
            <text:p>9.90561021005052</text:p>
          </table:table-cell>
          <table:table-cell table:formula="of:=IF([$Volumes.CS7]=0;&quot;N/A&quot;;[$Valores.CS7]/[$Volumes.CS7])" office:value-type="float" office:value="10.2061611374408" calcext:value-type="float">
            <text:p>10.2061611374408</text:p>
          </table:table-cell>
          <table:table-cell table:formula="of:=IF([$Volumes.CT7]=0;&quot;N/A&quot;;[$Valores.CT7]/[$Volumes.CT7])" office:value-type="float" office:value="10.6279498525074" calcext:value-type="float">
            <text:p>10.6279498525074</text:p>
          </table:table-cell>
          <table:table-cell table:formula="of:=IF([$Volumes.CU7]=0;&quot;N/A&quot;;[$Valores.CU7]/[$Volumes.CU7])" office:value-type="float" office:value="10.5971223021583" calcext:value-type="float">
            <text:p>10.5971223021583</text:p>
          </table:table-cell>
          <table:table-cell table:formula="of:=IF([$Volumes.CV7]=0;&quot;N/A&quot;;[$Valores.CV7]/[$Volumes.CV7])" office:value-type="float" office:value="10.7884615384615" calcext:value-type="float">
            <text:p>10.7884615384615</text:p>
          </table:table-cell>
          <table:table-cell table:formula="of:=IF([$Volumes.CW7]=0;&quot;N/A&quot;;[$Valores.CW7]/[$Volumes.CW7])" office:value-type="float" office:value="9.16007194244604" calcext:value-type="float">
            <text:p>9.16007194244604</text:p>
          </table:table-cell>
          <table:table-cell table:formula="of:=IF([$Volumes.CX7]=0;&quot;N/A&quot;;[$Valores.CX7]/[$Volumes.CX7])" office:value-type="float" office:value="9.09858267716535" calcext:value-type="float">
            <text:p>9.09858267716535</text:p>
          </table:table-cell>
          <table:table-cell table:formula="of:=IF([$Volumes.CY7]=0;&quot;N/A&quot;;[$Valores.CY7]/[$Volumes.CY7])" office:value-type="float" office:value="8.80540813747789" calcext:value-type="float">
            <text:p>8.80540813747789</text:p>
          </table:table-cell>
          <table:table-cell table:formula="of:=IF([$Volumes.CZ7]=0;&quot;N/A&quot;;[$Valores.CZ7]/[$Volumes.CZ7])" office:value-type="float" office:value="9.25070914248309" calcext:value-type="float">
            <text:p>9.25070914248309</text:p>
          </table:table-cell>
          <table:table-cell table:formula="of:=IF([$Volumes.DA7]=0;&quot;N/A&quot;;[$Valores.DA7]/[$Volumes.DA7])" office:value-type="float" office:value="9.39551401869159" calcext:value-type="float">
            <text:p>9.39551401869159</text:p>
          </table:table-cell>
          <table:table-cell table:formula="of:=IF([$Volumes.DB7]=0;&quot;N/A&quot;;[$Valores.DB7]/[$Volumes.DB7])" office:value-type="float" office:value="9.0140612076096" calcext:value-type="float">
            <text:p>9.0140612076096</text:p>
          </table:table-cell>
          <table:table-cell table:formula="of:=IF([$Volumes.DC7]=0;&quot;N/A&quot;;[$Valores.DC7]/[$Volumes.DC7])" office:value-type="float" office:value="8.89623865110247" calcext:value-type="float">
            <text:p>8.89623865110247</text:p>
          </table:table-cell>
          <table:table-cell table:formula="of:=IF([$Volumes.DD7]=0;&quot;N/A&quot;;[$Valores.DD7]/[$Volumes.DD7])" office:value-type="float" office:value="9.12364498644986" calcext:value-type="float">
            <text:p>9.12364498644986</text:p>
          </table:table-cell>
          <table:table-cell table:formula="of:=IF([$Volumes.DE7]=0;&quot;N/A&quot;;[$Valores.DE7]/[$Volumes.DE7])" office:value-type="float" office:value="8.83119521060509" calcext:value-type="float">
            <text:p>8.83119521060509</text:p>
          </table:table-cell>
          <table:table-cell table:formula="of:=IF([$Volumes.DF7]=0;&quot;N/A&quot;;[$Valores.DF7]/[$Volumes.DF7])" office:value-type="float" office:value="10.0349475786321" calcext:value-type="float">
            <text:p>10.0349475786321</text:p>
          </table:table-cell>
          <table:table-cell table:formula="of:=IF([$Volumes.DG7]=0;&quot;N/A&quot;;[$Valores.DG7]/[$Volumes.DG7])" office:value-type="float" office:value="10.3980128579778" calcext:value-type="float">
            <text:p>10.3980128579778</text:p>
          </table:table-cell>
          <table:table-cell table:formula="of:=IF([$Volumes.DH7]=0;&quot;N/A&quot;;[$Valores.DH7]/[$Volumes.DH7])" office:value-type="float" office:value="10.0363471149478" calcext:value-type="float">
            <text:p>10.0363471149478</text:p>
          </table:table-cell>
          <table:table-cell table:formula="of:=IF([$Volumes.DI7]=0;&quot;N/A&quot;;[$Valores.DI7]/[$Volumes.DI7])" office:value-type="float" office:value="10.7491215741391" calcext:value-type="float">
            <text:p>10.7491215741391</text:p>
          </table:table-cell>
          <table:table-cell table:formula="of:=IF([$Volumes.DJ7]=0;&quot;N/A&quot;;[$Valores.DJ7]/[$Volumes.DJ7])" office:value-type="float" office:value="10.7549132947977" calcext:value-type="float">
            <text:p>10.7549132947977</text:p>
          </table:table-cell>
          <table:table-cell table:formula="of:=IF([$Volumes.DK7]=0;&quot;N/A&quot;;[$Valores.DK7]/[$Volumes.DK7])" office:value-type="float" office:value="10.3189102564103" calcext:value-type="float">
            <text:p>10.3189102564103</text:p>
          </table:table-cell>
          <table:table-cell table:formula="of:=IF([$Volumes.DL7]=0;&quot;N/A&quot;;[$Valores.DL7]/[$Volumes.DL7])" office:value-type="float" office:value="11.0585585585586" calcext:value-type="float">
            <text:p>11.0585585585586</text:p>
          </table:table-cell>
          <table:table-cell table:formula="of:=IF([$Volumes.DM7]=0;&quot;N/A&quot;;[$Valores.DM7]/[$Volumes.DM7])" office:value-type="float" office:value="10.3670886075949" calcext:value-type="float">
            <text:p>10.3670886075949</text:p>
          </table:table-cell>
          <table:table-cell table:formula="of:=IF([$Volumes.DN7]=0;&quot;N/A&quot;;[$Valores.DN7]/[$Volumes.DN7])" office:value-type="float" office:value="15.7777777777778" calcext:value-type="float">
            <text:p>15.7777777777778</text:p>
          </table:table-cell>
          <table:table-cell table:formula="of:=IF([$Volumes.DO7]=0;&quot;N/A&quot;;[$Valores.DO7]/[$Volumes.DO7])" office:value-type="float" office:value="10.4120781527531" calcext:value-type="float">
            <text:p>10.4120781527531</text:p>
          </table:table-cell>
          <table:table-cell table:formula="of:=IF([$Volumes.DP7]=0;&quot;N/A&quot;;[$Valores.DP7]/[$Volumes.DP7])" office:value-type="float" office:value="10.2931726907631" calcext:value-type="float">
            <text:p>10.2931726907631</text:p>
          </table:table-cell>
          <table:table-cell table:formula="of:=IF([$Volumes.DQ7]=0;&quot;N/A&quot;;[$Valores.DQ7]/[$Volumes.DQ7])" office:value-type="float" office:value="10.8647058823529" calcext:value-type="float">
            <text:p>10.8647058823529</text:p>
          </table:table-cell>
          <table:table-cell table:formula="of:=IF([$Volumes.DR7]=0;&quot;N/A&quot;;[$Valores.DR7]/[$Volumes.DR7])" office:value-type="float" office:value="11.0261437908497" calcext:value-type="float">
            <text:p>11.0261437908497</text:p>
          </table:table-cell>
          <table:table-cell table:formula="of:=IF([$Volumes.DS7]=0;&quot;N/A&quot;;[$Valores.DS7]/[$Volumes.DS7])" office:value-type="float" office:value="10.6478723404255" calcext:value-type="float">
            <text:p>10.6478723404255</text:p>
          </table:table-cell>
          <table:table-cell table:formula="of:=IF([$Volumes.DT7]=0;&quot;N/A&quot;;[$Valores.DT7]/[$Volumes.DT7])" office:value-type="float" office:value="9.95071868583162" calcext:value-type="float">
            <text:p>9.95071868583162</text:p>
          </table:table-cell>
          <table:table-cell table:formula="of:=IF([$Volumes.DU7]=0;&quot;N/A&quot;;[$Valores.DU7]/[$Volumes.DU7])" office:value-type="float" office:value="9.8498727735369" calcext:value-type="float">
            <text:p>9.8498727735369</text:p>
          </table:table-cell>
          <table:table-cell table:formula="of:=IF([$Volumes.DV7]=0;&quot;N/A&quot;;[$Valores.DV7]/[$Volumes.DV7])" office:value-type="float" office:value="9.80466288594833" calcext:value-type="float">
            <text:p>9.80466288594833</text:p>
          </table:table-cell>
          <table:table-cell table:formula="of:=IF([$Volumes.DW7]=0;&quot;N/A&quot;;[$Valores.DW7]/[$Volumes.DW7])" office:value-type="float" office:value="10.150646430579" calcext:value-type="float">
            <text:p>10.150646430579</text:p>
          </table:table-cell>
        </table:table-row>
        <table:table-row table:style-name="ro1">
          <table:table-cell office:value-type="string" calcext:value-type="string">
            <text:p>T. OUTRO FABRICANTE</text:p>
          </table:table-cell>
          <table:table-cell table:formula="of:=IF([$Volumes.B8]=0;&quot;N/A&quot;;[$Valores.B8]/[$Volumes.B8])" office:value-type="float" office:value="11.297520661157" calcext:value-type="float">
            <text:p>11.297520661157</text:p>
          </table:table-cell>
          <table:table-cell table:formula="of:=IF([$Volumes.C8]=0;&quot;N/A&quot;;[$Valores.C8]/[$Volumes.C8])" office:value-type="float" office:value="11.7867078825348" calcext:value-type="float">
            <text:p>11.7867078825348</text:p>
          </table:table-cell>
          <table:table-cell table:formula="of:=IF([$Volumes.D8]=0;&quot;N/A&quot;;[$Valores.D8]/[$Volumes.D8])" office:value-type="float" office:value="13.2687861271676" calcext:value-type="float">
            <text:p>13.2687861271676</text:p>
          </table:table-cell>
          <table:table-cell table:formula="of:=IF([$Volumes.E8]=0;&quot;N/A&quot;;[$Valores.E8]/[$Volumes.E8])" office:value-type="float" office:value="15.7084870848709" calcext:value-type="float">
            <text:p>15.7084870848709</text:p>
          </table:table-cell>
          <table:table-cell table:formula="of:=IF([$Volumes.F8]=0;&quot;N/A&quot;;[$Valores.F8]/[$Volumes.F8])" office:value-type="float" office:value="12.0790697674419" calcext:value-type="float">
            <text:p>12.0790697674419</text:p>
          </table:table-cell>
          <table:table-cell table:formula="of:=IF([$Volumes.G8]=0;&quot;N/A&quot;;[$Valores.G8]/[$Volumes.G8])" office:value-type="float" office:value="11.9290187891441" calcext:value-type="float">
            <text:p>11.9290187891441</text:p>
          </table:table-cell>
          <table:table-cell table:formula="of:=IF([$Volumes.H8]=0;&quot;N/A&quot;;[$Valores.H8]/[$Volumes.H8])" office:value-type="float" office:value="10.7147540983607" calcext:value-type="float">
            <text:p>10.7147540983607</text:p>
          </table:table-cell>
          <table:table-cell table:formula="of:=IF([$Volumes.I8]=0;&quot;N/A&quot;;[$Valores.I8]/[$Volumes.I8])" office:value-type="float" office:value="11.6230529595016" calcext:value-type="float">
            <text:p>11.6230529595016</text:p>
          </table:table-cell>
          <table:table-cell table:formula="of:=IF([$Volumes.J8]=0;&quot;N/A&quot;;[$Valores.J8]/[$Volumes.J8])" office:value-type="float" office:value="11.0900735294118" calcext:value-type="float">
            <text:p>11.0900735294118</text:p>
          </table:table-cell>
          <table:table-cell table:formula="of:=IF([$Volumes.K8]=0;&quot;N/A&quot;;[$Valores.K8]/[$Volumes.K8])" office:value-type="float" office:value="14.3409090909091" calcext:value-type="float">
            <text:p>14.3409090909091</text:p>
          </table:table-cell>
          <table:table-cell table:formula="of:=IF([$Volumes.L8]=0;&quot;N/A&quot;;[$Valores.L8]/[$Volumes.L8])" office:value-type="float" office:value="14.4899497487437" calcext:value-type="float">
            <text:p>14.4899497487437</text:p>
          </table:table-cell>
          <table:table-cell table:formula="of:=IF([$Volumes.M8]=0;&quot;N/A&quot;;[$Valores.M8]/[$Volumes.M8])" office:value-type="float" office:value="15.0854545454545" calcext:value-type="float">
            <text:p>15.0854545454545</text:p>
          </table:table-cell>
          <table:table-cell table:formula="of:=IF([$Volumes.N8]=0;&quot;N/A&quot;;[$Valores.N8]/[$Volumes.N8])" office:value-type="float" office:value="15.1334661354582" calcext:value-type="float">
            <text:p>15.1334661354582</text:p>
          </table:table-cell>
          <table:table-cell table:formula="of:=IF([$Volumes.O8]=0;&quot;N/A&quot;;[$Valores.O8]/[$Volumes.O8])" office:value-type="float" office:value="13.6478873239437" calcext:value-type="float">
            <text:p>13.6478873239437</text:p>
          </table:table-cell>
          <table:table-cell table:formula="of:=IF([$Volumes.P8]=0;&quot;N/A&quot;;[$Valores.P8]/[$Volumes.P8])" office:value-type="float" office:value="15.9615384615385" calcext:value-type="float">
            <text:p>15.9615384615385</text:p>
          </table:table-cell>
          <table:table-cell table:formula="of:=IF([$Volumes.Q8]=0;&quot;N/A&quot;;[$Valores.Q8]/[$Volumes.Q8])" office:value-type="float" office:value="13.5845697329377" calcext:value-type="float">
            <text:p>13.5845697329377</text:p>
          </table:table-cell>
          <table:table-cell table:formula="of:=IF([$Volumes.R8]=0;&quot;N/A&quot;;[$Valores.R8]/[$Volumes.R8])" office:value-type="float" office:value="15.5426829268293" calcext:value-type="float">
            <text:p>15.5426829268293</text:p>
          </table:table-cell>
          <table:table-cell table:formula="of:=IF([$Volumes.S8]=0;&quot;N/A&quot;;[$Valores.S8]/[$Volumes.S8])" office:value-type="float" office:value="17.3953241232731" calcext:value-type="float">
            <text:p>17.3953241232731</text:p>
          </table:table-cell>
          <table:table-cell table:formula="of:=IF([$Volumes.T8]=0;&quot;N/A&quot;;[$Valores.T8]/[$Volumes.T8])" office:value-type="float" office:value="8.95449697831497" calcext:value-type="float">
            <text:p>8.95449697831497</text:p>
          </table:table-cell>
          <table:table-cell table:formula="of:=IF([$Volumes.U8]=0;&quot;N/A&quot;;[$Valores.U8]/[$Volumes.U8])" office:value-type="float" office:value="9.21849366144668" calcext:value-type="float">
            <text:p>9.21849366144668</text:p>
          </table:table-cell>
          <table:table-cell table:formula="of:=IF([$Volumes.V8]=0;&quot;N/A&quot;;[$Valores.V8]/[$Volumes.V8])" office:value-type="float" office:value="9.65255198487713" calcext:value-type="float">
            <text:p>9.65255198487713</text:p>
          </table:table-cell>
          <table:table-cell table:formula="of:=IF([$Volumes.W8]=0;&quot;N/A&quot;;[$Valores.W8]/[$Volumes.W8])" office:value-type="float" office:value="9.43664289632474" calcext:value-type="float">
            <text:p>9.43664289632474</text:p>
          </table:table-cell>
          <table:table-cell table:formula="of:=IF([$Volumes.X8]=0;&quot;N/A&quot;;[$Valores.X8]/[$Volumes.X8])" office:value-type="float" office:value="9.22627080521817" calcext:value-type="float">
            <text:p>9.22627080521817</text:p>
          </table:table-cell>
          <table:table-cell table:formula="of:=IF([$Volumes.Y8]=0;&quot;N/A&quot;;[$Valores.Y8]/[$Volumes.Y8])" office:value-type="float" office:value="10.7258064516129" calcext:value-type="float">
            <text:p>10.7258064516129</text:p>
          </table:table-cell>
          <table:table-cell table:formula="of:=IF([$Volumes.Z8]=0;&quot;N/A&quot;;[$Valores.Z8]/[$Volumes.Z8])" office:value-type="float" office:value="10.4350331316623" calcext:value-type="float">
            <text:p>10.4350331316623</text:p>
          </table:table-cell>
          <table:table-cell table:formula="of:=IF([$Volumes.AA8]=0;&quot;N/A&quot;;[$Valores.AA8]/[$Volumes.AA8])" office:value-type="float" office:value="11.0915267785771" calcext:value-type="float">
            <text:p>11.0915267785771</text:p>
          </table:table-cell>
          <table:table-cell table:formula="of:=IF([$Volumes.AB8]=0;&quot;N/A&quot;;[$Valores.AB8]/[$Volumes.AB8])" office:value-type="float" office:value="10.325164938737" calcext:value-type="float">
            <text:p>10.325164938737</text:p>
          </table:table-cell>
          <table:table-cell table:formula="of:=IF([$Volumes.AC8]=0;&quot;N/A&quot;;[$Valores.AC8]/[$Volumes.AC8])" office:value-type="float" office:value="9.50297951582868" calcext:value-type="float">
            <text:p>9.50297951582868</text:p>
          </table:table-cell>
          <table:table-cell table:formula="of:=IF([$Volumes.AD8]=0;&quot;N/A&quot;;[$Valores.AD8]/[$Volumes.AD8])" office:value-type="float" office:value="9.57734573119188" calcext:value-type="float">
            <text:p>9.57734573119188</text:p>
          </table:table-cell>
          <table:table-cell table:formula="of:=IF([$Volumes.AE8]=0;&quot;N/A&quot;;[$Valores.AE8]/[$Volumes.AE8])" office:value-type="float" office:value="10.6181341203476" calcext:value-type="float">
            <text:p>10.6181341203476</text:p>
          </table:table-cell>
          <table:table-cell table:formula="of:=IF([$Volumes.AF8]=0;&quot;N/A&quot;;[$Valores.AF8]/[$Volumes.AF8])" office:value-type="float" office:value="11.2563608326908" calcext:value-type="float">
            <text:p>11.2563608326908</text:p>
          </table:table-cell>
          <table:table-cell table:formula="of:=IF([$Volumes.AG8]=0;&quot;N/A&quot;;[$Valores.AG8]/[$Volumes.AG8])" office:value-type="float" office:value="12.0034109149278" calcext:value-type="float">
            <text:p>12.0034109149278</text:p>
          </table:table-cell>
          <table:table-cell table:formula="of:=IF([$Volumes.AH8]=0;&quot;N/A&quot;;[$Valores.AH8]/[$Volumes.AH8])" office:value-type="float" office:value="10.9284649776453" calcext:value-type="float">
            <text:p>10.9284649776453</text:p>
          </table:table-cell>
          <table:table-cell table:formula="of:=IF([$Volumes.AI8]=0;&quot;N/A&quot;;[$Valores.AI8]/[$Volumes.AI8])" office:value-type="float" office:value="11.5191489361702" calcext:value-type="float">
            <text:p>11.5191489361702</text:p>
          </table:table-cell>
          <table:table-cell table:formula="of:=IF([$Volumes.AJ8]=0;&quot;N/A&quot;;[$Valores.AJ8]/[$Volumes.AJ8])" office:value-type="float" office:value="12.5607405528785" calcext:value-type="float">
            <text:p>12.5607405528785</text:p>
          </table:table-cell>
          <table:table-cell table:formula="of:=IF([$Volumes.AK8]=0;&quot;N/A&quot;;[$Valores.AK8]/[$Volumes.AK8])" office:value-type="float" office:value="12.644449950446" calcext:value-type="float">
            <text:p>12.644449950446</text:p>
          </table:table-cell>
          <table:table-cell table:formula="of:=IF([$Volumes.AL8]=0;&quot;N/A&quot;;[$Valores.AL8]/[$Volumes.AL8])" office:value-type="float" office:value="15.5595286468915" calcext:value-type="float">
            <text:p>15.5595286468915</text:p>
          </table:table-cell>
          <table:table-cell table:formula="of:=IF([$Volumes.AM8]=0;&quot;N/A&quot;;[$Valores.AM8]/[$Volumes.AM8])" office:value-type="float" office:value="17.3965802537231" calcext:value-type="float">
            <text:p>17.3965802537231</text:p>
          </table:table-cell>
          <table:table-cell table:formula="of:=IF([$Volumes.AN8]=0;&quot;N/A&quot;;[$Valores.AN8]/[$Volumes.AN8])" office:value-type="float" office:value="16.3797761482053" calcext:value-type="float">
            <text:p>16.3797761482053</text:p>
          </table:table-cell>
          <table:table-cell table:formula="of:=IF([$Volumes.AO8]=0;&quot;N/A&quot;;[$Valores.AO8]/[$Volumes.AO8])" office:value-type="float" office:value="18.9553702795488" calcext:value-type="float">
            <text:p>18.9553702795488</text:p>
          </table:table-cell>
          <table:table-cell table:formula="of:=IF([$Volumes.AP8]=0;&quot;N/A&quot;;[$Valores.AP8]/[$Volumes.AP8])" office:value-type="float" office:value="17.5006418485237" calcext:value-type="float">
            <text:p>17.5006418485237</text:p>
          </table:table-cell>
          <table:table-cell table:formula="of:=IF([$Volumes.AQ8]=0;&quot;N/A&quot;;[$Valores.AQ8]/[$Volumes.AQ8])" office:value-type="float" office:value="19.147961751384" calcext:value-type="float">
            <text:p>19.147961751384</text:p>
          </table:table-cell>
          <table:table-cell table:formula="of:=IF([$Volumes.AR8]=0;&quot;N/A&quot;;[$Valores.AR8]/[$Volumes.AR8])" office:value-type="float" office:value="14.6387472687546" calcext:value-type="float">
            <text:p>14.6387472687546</text:p>
          </table:table-cell>
          <table:table-cell table:formula="of:=IF([$Volumes.AS8]=0;&quot;N/A&quot;;[$Valores.AS8]/[$Volumes.AS8])" office:value-type="float" office:value="13.1163767246551" calcext:value-type="float">
            <text:p>13.1163767246551</text:p>
          </table:table-cell>
          <table:table-cell table:formula="of:=IF([$Volumes.AT8]=0;&quot;N/A&quot;;[$Valores.AT8]/[$Volumes.AT8])" office:value-type="float" office:value="15.4547134935305" calcext:value-type="float">
            <text:p>15.4547134935305</text:p>
          </table:table-cell>
          <table:table-cell table:formula="of:=IF([$Volumes.AU8]=0;&quot;N/A&quot;;[$Valores.AU8]/[$Volumes.AU8])" office:value-type="float" office:value="16.6014423076923" calcext:value-type="float">
            <text:p>16.6014423076923</text:p>
          </table:table-cell>
          <table:table-cell table:formula="of:=IF([$Volumes.AV8]=0;&quot;N/A&quot;;[$Valores.AV8]/[$Volumes.AV8])" office:value-type="float" office:value="16.9705038918476" calcext:value-type="float">
            <text:p>16.9705038918476</text:p>
          </table:table-cell>
          <table:table-cell table:formula="of:=IF([$Volumes.AW8]=0;&quot;N/A&quot;;[$Valores.AW8]/[$Volumes.AW8])" office:value-type="float" office:value="16.0128630705394" calcext:value-type="float">
            <text:p>16.0128630705394</text:p>
          </table:table-cell>
          <table:table-cell table:formula="of:=IF([$Volumes.AX8]=0;&quot;N/A&quot;;[$Valores.AX8]/[$Volumes.AX8])" office:value-type="float" office:value="15.8995833333333" calcext:value-type="float">
            <text:p>15.8995833333333</text:p>
          </table:table-cell>
          <table:table-cell table:formula="of:=IF([$Volumes.AY8]=0;&quot;N/A&quot;;[$Valores.AY8]/[$Volumes.AY8])" office:value-type="float" office:value="15.4731068648266" calcext:value-type="float">
            <text:p>15.4731068648266</text:p>
          </table:table-cell>
          <table:table-cell table:formula="of:=IF([$Volumes.AZ8]=0;&quot;N/A&quot;;[$Valores.AZ8]/[$Volumes.AZ8])" office:value-type="float" office:value="16.9297971918877" calcext:value-type="float">
            <text:p>16.9297971918877</text:p>
          </table:table-cell>
          <table:table-cell table:formula="of:=IF([$Volumes.BA8]=0;&quot;N/A&quot;;[$Valores.BA8]/[$Volumes.BA8])" office:value-type="float" office:value="17.3609775641026" calcext:value-type="float">
            <text:p>17.3609775641026</text:p>
          </table:table-cell>
          <table:table-cell table:formula="of:=IF([$Volumes.BB8]=0;&quot;N/A&quot;;[$Valores.BB8]/[$Volumes.BB8])" office:value-type="float" office:value="18.8514129443938" calcext:value-type="float">
            <text:p>18.8514129443938</text:p>
          </table:table-cell>
          <table:table-cell table:formula="of:=IF([$Volumes.BC8]=0;&quot;N/A&quot;;[$Valores.BC8]/[$Volumes.BC8])" office:value-type="float" office:value="18.6558337773042" calcext:value-type="float">
            <text:p>18.6558337773042</text:p>
          </table:table-cell>
          <table:table-cell table:formula="of:=IF([$Volumes.BD8]=0;&quot;N/A&quot;;[$Valores.BD8]/[$Volumes.BD8])" office:value-type="float" office:value="23.053500660502" calcext:value-type="float">
            <text:p>23.053500660502</text:p>
          </table:table-cell>
          <table:table-cell table:formula="of:=IF([$Volumes.BE8]=0;&quot;N/A&quot;;[$Valores.BE8]/[$Volumes.BE8])" office:value-type="float" office:value="22.4853022739878" calcext:value-type="float">
            <text:p>22.4853022739878</text:p>
          </table:table-cell>
          <table:table-cell table:formula="of:=IF([$Volumes.BF8]=0;&quot;N/A&quot;;[$Valores.BF8]/[$Volumes.BF8])" office:value-type="float" office:value="21.2980186008896" calcext:value-type="float">
            <text:p>21.2980186008896</text:p>
          </table:table-cell>
          <table:table-cell table:formula="of:=IF([$Volumes.BG8]=0;&quot;N/A&quot;;[$Valores.BG8]/[$Volumes.BG8])" office:value-type="float" office:value="15.6646153846154" calcext:value-type="float">
            <text:p>15.6646153846154</text:p>
          </table:table-cell>
          <table:table-cell table:formula="of:=IF([$Volumes.BH8]=0;&quot;N/A&quot;;[$Valores.BH8]/[$Volumes.BH8])" office:value-type="float" office:value="14.2001819836215" calcext:value-type="float">
            <text:p>14.2001819836215</text:p>
          </table:table-cell>
          <table:table-cell table:formula="of:=IF([$Volumes.BI8]=0;&quot;N/A&quot;;[$Valores.BI8]/[$Volumes.BI8])" office:value-type="float" office:value="18.8925189393939" calcext:value-type="float">
            <text:p>18.8925189393939</text:p>
          </table:table-cell>
          <table:table-cell table:formula="of:=IF([$Volumes.BJ8]=0;&quot;N/A&quot;;[$Valores.BJ8]/[$Volumes.BJ8])" office:value-type="float" office:value="24.8413566739606" calcext:value-type="float">
            <text:p>24.8413566739606</text:p>
          </table:table-cell>
          <table:table-cell table:formula="of:=IF([$Volumes.BK8]=0;&quot;N/A&quot;;[$Valores.BK8]/[$Volumes.BK8])" office:value-type="float" office:value="22.3065928999539" calcext:value-type="float">
            <text:p>22.3065928999539</text:p>
          </table:table-cell>
          <table:table-cell table:formula="of:=IF([$Volumes.BL8]=0;&quot;N/A&quot;;[$Valores.BL8]/[$Volumes.BL8])" office:value-type="float" office:value="17.6914498141264" calcext:value-type="float">
            <text:p>17.6914498141264</text:p>
          </table:table-cell>
          <table:table-cell table:formula="of:=IF([$Volumes.BM8]=0;&quot;N/A&quot;;[$Valores.BM8]/[$Volumes.BM8])" office:value-type="float" office:value="22.6411596958175" calcext:value-type="float">
            <text:p>22.6411596958175</text:p>
          </table:table-cell>
          <table:table-cell table:formula="of:=IF([$Volumes.BN8]=0;&quot;N/A&quot;;[$Valores.BN8]/[$Volumes.BN8])" office:value-type="float" office:value="21.4562962962963" calcext:value-type="float">
            <text:p>21.4562962962963</text:p>
          </table:table-cell>
          <table:table-cell table:formula="of:=IF([$Volumes.BO8]=0;&quot;N/A&quot;;[$Valores.BO8]/[$Volumes.BO8])" office:value-type="float" office:value="20.0112866817156" calcext:value-type="float">
            <text:p>20.0112866817156</text:p>
          </table:table-cell>
          <table:table-cell table:formula="of:=IF([$Volumes.BP8]=0;&quot;N/A&quot;;[$Valores.BP8]/[$Volumes.BP8])" office:value-type="float" office:value="19.1594827586207" calcext:value-type="float">
            <text:p>19.1594827586207</text:p>
          </table:table-cell>
          <table:table-cell table:formula="of:=IF([$Volumes.BQ8]=0;&quot;N/A&quot;;[$Valores.BQ8]/[$Volumes.BQ8])" office:value-type="float" office:value="17.4254877542549" calcext:value-type="float">
            <text:p>17.4254877542549</text:p>
          </table:table-cell>
          <table:table-cell table:formula="of:=IF([$Volumes.BR8]=0;&quot;N/A&quot;;[$Valores.BR8]/[$Volumes.BR8])" office:value-type="float" office:value="21.4716756112105" calcext:value-type="float">
            <text:p>21.4716756112105</text:p>
          </table:table-cell>
          <table:table-cell table:formula="of:=IF([$Volumes.BS8]=0;&quot;N/A&quot;;[$Valores.BS8]/[$Volumes.BS8])" office:value-type="float" office:value="19.0595706078016" calcext:value-type="float">
            <text:p>19.0595706078016</text:p>
          </table:table-cell>
          <table:table-cell table:formula="of:=IF([$Volumes.BT8]=0;&quot;N/A&quot;;[$Valores.BT8]/[$Volumes.BT8])" office:value-type="float" office:value="21.4202211690363" calcext:value-type="float">
            <text:p>21.4202211690363</text:p>
          </table:table-cell>
          <table:table-cell table:formula="of:=IF([$Volumes.BU8]=0;&quot;N/A&quot;;[$Valores.BU8]/[$Volumes.BU8])" office:value-type="float" office:value="22.0857142857143" calcext:value-type="float">
            <text:p>22.0857142857143</text:p>
          </table:table-cell>
          <table:table-cell table:formula="of:=IF([$Volumes.BV8]=0;&quot;N/A&quot;;[$Valores.BV8]/[$Volumes.BV8])" office:value-type="float" office:value="14.0420650095602" calcext:value-type="float">
            <text:p>14.0420650095602</text:p>
          </table:table-cell>
          <table:table-cell table:formula="of:=IF([$Volumes.BW8]=0;&quot;N/A&quot;;[$Valores.BW8]/[$Volumes.BW8])" office:value-type="float" office:value="14.0030303030303" calcext:value-type="float">
            <text:p>14.0030303030303</text:p>
          </table:table-cell>
          <table:table-cell table:formula="of:=IF([$Volumes.BX8]=0;&quot;N/A&quot;;[$Valores.BX8]/[$Volumes.BX8])" office:value-type="float" office:value="13.6142857142857" calcext:value-type="float">
            <text:p>13.6142857142857</text:p>
          </table:table-cell>
          <table:table-cell table:formula="of:=IF([$Volumes.BY8]=0;&quot;N/A&quot;;[$Valores.BY8]/[$Volumes.BY8])" office:value-type="float" office:value="12.5192563081009" calcext:value-type="float">
            <text:p>12.5192563081009</text:p>
          </table:table-cell>
          <table:table-cell table:formula="of:=IF([$Volumes.BZ8]=0;&quot;N/A&quot;;[$Valores.BZ8]/[$Volumes.BZ8])" office:value-type="float" office:value="11.1891651865009" calcext:value-type="float">
            <text:p>11.1891651865009</text:p>
          </table:table-cell>
          <table:table-cell table:formula="of:=IF([$Volumes.CA8]=0;&quot;N/A&quot;;[$Valores.CA8]/[$Volumes.CA8])" office:value-type="float" office:value="12.0189155107188" calcext:value-type="float">
            <text:p>12.0189155107188</text:p>
          </table:table-cell>
          <table:table-cell table:formula="of:=IF([$Volumes.CB8]=0;&quot;N/A&quot;;[$Valores.CB8]/[$Volumes.CB8])" office:value-type="float" office:value="14.8188854489164" calcext:value-type="float">
            <text:p>14.8188854489164</text:p>
          </table:table-cell>
          <table:table-cell table:formula="of:=IF([$Volumes.CC8]=0;&quot;N/A&quot;;[$Valores.CC8]/[$Volumes.CC8])" office:value-type="float" office:value="13.6892039258451" calcext:value-type="float">
            <text:p>13.6892039258451</text:p>
          </table:table-cell>
          <table:table-cell table:formula="of:=IF([$Volumes.CD8]=0;&quot;N/A&quot;;[$Valores.CD8]/[$Volumes.CD8])" office:value-type="float" office:value="12.9120961682945" calcext:value-type="float">
            <text:p>12.9120961682945</text:p>
          </table:table-cell>
          <table:table-cell table:formula="of:=IF([$Volumes.CE8]=0;&quot;N/A&quot;;[$Valores.CE8]/[$Volumes.CE8])" office:value-type="float" office:value="16.8790100824931" calcext:value-type="float">
            <text:p>16.8790100824931</text:p>
          </table:table-cell>
          <table:table-cell table:formula="of:=IF([$Volumes.CF8]=0;&quot;N/A&quot;;[$Valores.CF8]/[$Volumes.CF8])" office:value-type="float" office:value="16.2722392638037" calcext:value-type="float">
            <text:p>16.2722392638037</text:p>
          </table:table-cell>
          <table:table-cell table:formula="of:=IF([$Volumes.CG8]=0;&quot;N/A&quot;;[$Valores.CG8]/[$Volumes.CG8])" office:value-type="float" office:value="15.1743902439024" calcext:value-type="float">
            <text:p>15.1743902439024</text:p>
          </table:table-cell>
          <table:table-cell table:formula="of:=IF([$Volumes.CH8]=0;&quot;N/A&quot;;[$Valores.CH8]/[$Volumes.CH8])" office:value-type="float" office:value="14.9784633294529" calcext:value-type="float">
            <text:p>14.9784633294529</text:p>
          </table:table-cell>
          <table:table-cell table:formula="of:=IF([$Volumes.CI8]=0;&quot;N/A&quot;;[$Valores.CI8]/[$Volumes.CI8])" office:value-type="float" office:value="16.9910714285714" calcext:value-type="float">
            <text:p>16.9910714285714</text:p>
          </table:table-cell>
          <table:table-cell table:formula="of:=IF([$Volumes.CJ8]=0;&quot;N/A&quot;;[$Valores.CJ8]/[$Volumes.CJ8])" office:value-type="float" office:value="18.1693907875186" calcext:value-type="float">
            <text:p>18.1693907875186</text:p>
          </table:table-cell>
          <table:table-cell table:formula="of:=IF([$Volumes.CK8]=0;&quot;N/A&quot;;[$Valores.CK8]/[$Volumes.CK8])" office:value-type="float" office:value="16.9117059528566" calcext:value-type="float">
            <text:p>16.9117059528566</text:p>
          </table:table-cell>
          <table:table-cell table:formula="of:=IF([$Volumes.CL8]=0;&quot;N/A&quot;;[$Valores.CL8]/[$Volumes.CL8])" office:value-type="float" office:value="17.0915805022157" calcext:value-type="float">
            <text:p>17.0915805022157</text:p>
          </table:table-cell>
          <table:table-cell table:formula="of:=IF([$Volumes.CM8]=0;&quot;N/A&quot;;[$Valores.CM8]/[$Volumes.CM8])" office:value-type="float" office:value="16.243851018974" calcext:value-type="float">
            <text:p>16.243851018974</text:p>
          </table:table-cell>
          <table:table-cell table:formula="of:=IF([$Volumes.CN8]=0;&quot;N/A&quot;;[$Valores.CN8]/[$Volumes.CN8])" office:value-type="float" office:value="13.3286439602285" calcext:value-type="float">
            <text:p>13.3286439602285</text:p>
          </table:table-cell>
          <table:table-cell table:formula="of:=IF([$Volumes.CO8]=0;&quot;N/A&quot;;[$Valores.CO8]/[$Volumes.CO8])" office:value-type="float" office:value="13.0737298636927" calcext:value-type="float">
            <text:p>13.0737298636927</text:p>
          </table:table-cell>
          <table:table-cell table:formula="of:=IF([$Volumes.CP8]=0;&quot;N/A&quot;;[$Valores.CP8]/[$Volumes.CP8])" office:value-type="float" office:value="12.9883276521021" calcext:value-type="float">
            <text:p>12.9883276521021</text:p>
          </table:table-cell>
          <table:table-cell table:formula="of:=IF([$Volumes.CQ8]=0;&quot;N/A&quot;;[$Valores.CQ8]/[$Volumes.CQ8])" office:value-type="float" office:value="13.5073037127206" calcext:value-type="float">
            <text:p>13.5073037127206</text:p>
          </table:table-cell>
          <table:table-cell table:formula="of:=IF([$Volumes.CR8]=0;&quot;N/A&quot;;[$Valores.CR8]/[$Volumes.CR8])" office:value-type="float" office:value="13.4757253384913" calcext:value-type="float">
            <text:p>13.4757253384913</text:p>
          </table:table-cell>
          <table:table-cell table:formula="of:=IF([$Volumes.CS8]=0;&quot;N/A&quot;;[$Valores.CS8]/[$Volumes.CS8])" office:value-type="float" office:value="13.3605934503347" calcext:value-type="float">
            <text:p>13.3605934503347</text:p>
          </table:table-cell>
          <table:table-cell table:formula="of:=IF([$Volumes.CT8]=0;&quot;N/A&quot;;[$Valores.CT8]/[$Volumes.CT8])" office:value-type="float" office:value="13.4061386138614" calcext:value-type="float">
            <text:p>13.4061386138614</text:p>
          </table:table-cell>
          <table:table-cell table:formula="of:=IF([$Volumes.CU8]=0;&quot;N/A&quot;;[$Valores.CU8]/[$Volumes.CU8])" office:value-type="float" office:value="13.776311903121" calcext:value-type="float">
            <text:p>13.776311903121</text:p>
          </table:table-cell>
          <table:table-cell table:formula="of:=IF([$Volumes.CV8]=0;&quot;N/A&quot;;[$Valores.CV8]/[$Volumes.CV8])" office:value-type="float" office:value="13.7522805017104" calcext:value-type="float">
            <text:p>13.7522805017104</text:p>
          </table:table-cell>
          <table:table-cell table:formula="of:=IF([$Volumes.CW8]=0;&quot;N/A&quot;;[$Valores.CW8]/[$Volumes.CW8])" office:value-type="float" office:value="13.7935339308579" calcext:value-type="float">
            <text:p>13.7935339308579</text:p>
          </table:table-cell>
          <table:table-cell table:formula="of:=IF([$Volumes.CX8]=0;&quot;N/A&quot;;[$Valores.CX8]/[$Volumes.CX8])" office:value-type="float" office:value="14.0717541266322" calcext:value-type="float">
            <text:p>14.0717541266322</text:p>
          </table:table-cell>
          <table:table-cell table:formula="of:=IF([$Volumes.CY8]=0;&quot;N/A&quot;;[$Valores.CY8]/[$Volumes.CY8])" office:value-type="float" office:value="13.858007835688" calcext:value-type="float">
            <text:p>13.858007835688</text:p>
          </table:table-cell>
          <table:table-cell table:formula="of:=IF([$Volumes.CZ8]=0;&quot;N/A&quot;;[$Valores.CZ8]/[$Volumes.CZ8])" office:value-type="float" office:value="14.493816254417" calcext:value-type="float">
            <text:p>14.493816254417</text:p>
          </table:table-cell>
          <table:table-cell table:formula="of:=IF([$Volumes.DA8]=0;&quot;N/A&quot;;[$Valores.DA8]/[$Volumes.DA8])" office:value-type="float" office:value="14.6455176129858" calcext:value-type="float">
            <text:p>14.6455176129858</text:p>
          </table:table-cell>
          <table:table-cell table:formula="of:=IF([$Volumes.DB8]=0;&quot;N/A&quot;;[$Valores.DB8]/[$Volumes.DB8])" office:value-type="float" office:value="15.7519586336572" calcext:value-type="float">
            <text:p>15.7519586336572</text:p>
          </table:table-cell>
          <table:table-cell table:formula="of:=IF([$Volumes.DC8]=0;&quot;N/A&quot;;[$Valores.DC8]/[$Volumes.DC8])" office:value-type="float" office:value="15.5167272986661" calcext:value-type="float">
            <text:p>15.5167272986661</text:p>
          </table:table-cell>
          <table:table-cell table:formula="of:=IF([$Volumes.DD8]=0;&quot;N/A&quot;;[$Valores.DD8]/[$Volumes.DD8])" office:value-type="float" office:value="15.554604665253" calcext:value-type="float">
            <text:p>15.554604665253</text:p>
          </table:table-cell>
          <table:table-cell table:formula="of:=IF([$Volumes.DE8]=0;&quot;N/A&quot;;[$Valores.DE8]/[$Volumes.DE8])" office:value-type="float" office:value="15.5263439899982" calcext:value-type="float">
            <text:p>15.5263439899982</text:p>
          </table:table-cell>
          <table:table-cell table:formula="of:=IF([$Volumes.DF8]=0;&quot;N/A&quot;;[$Valores.DF8]/[$Volumes.DF8])" office:value-type="float" office:value="12.6325263811297" calcext:value-type="float">
            <text:p>12.6325263811297</text:p>
          </table:table-cell>
          <table:table-cell table:formula="of:=IF([$Volumes.DG8]=0;&quot;N/A&quot;;[$Valores.DG8]/[$Volumes.DG8])" office:value-type="float" office:value="11.4974541751527" calcext:value-type="float">
            <text:p>11.4974541751527</text:p>
          </table:table-cell>
          <table:table-cell table:formula="of:=IF([$Volumes.DH8]=0;&quot;N/A&quot;;[$Valores.DH8]/[$Volumes.DH8])" office:value-type="float" office:value="11.8646080760095" calcext:value-type="float">
            <text:p>11.8646080760095</text:p>
          </table:table-cell>
          <table:table-cell table:formula="of:=IF([$Volumes.DI8]=0;&quot;N/A&quot;;[$Valores.DI8]/[$Volumes.DI8])" office:value-type="float" office:value="12.4279510461903" calcext:value-type="float">
            <text:p>12.4279510461903</text:p>
          </table:table-cell>
          <table:table-cell table:formula="of:=IF([$Volumes.DJ8]=0;&quot;N/A&quot;;[$Valores.DJ8]/[$Volumes.DJ8])" office:value-type="float" office:value="11.5721118469463" calcext:value-type="float">
            <text:p>11.5721118469463</text:p>
          </table:table-cell>
          <table:table-cell table:formula="of:=IF([$Volumes.DK8]=0;&quot;N/A&quot;;[$Valores.DK8]/[$Volumes.DK8])" office:value-type="float" office:value="11.8078541374474" calcext:value-type="float">
            <text:p>11.8078541374474</text:p>
          </table:table-cell>
          <table:table-cell table:formula="of:=IF([$Volumes.DL8]=0;&quot;N/A&quot;;[$Valores.DL8]/[$Volumes.DL8])" office:value-type="float" office:value="12.7366327883341" calcext:value-type="float">
            <text:p>12.7366327883341</text:p>
          </table:table-cell>
          <table:table-cell table:formula="of:=IF([$Volumes.DM8]=0;&quot;N/A&quot;;[$Valores.DM8]/[$Volumes.DM8])" office:value-type="float" office:value="11.7033147358057" calcext:value-type="float">
            <text:p>11.7033147358057</text:p>
          </table:table-cell>
          <table:table-cell table:formula="of:=IF([$Volumes.DN8]=0;&quot;N/A&quot;;[$Valores.DN8]/[$Volumes.DN8])" office:value-type="float" office:value="12.1470841712152" calcext:value-type="float">
            <text:p>12.1470841712152</text:p>
          </table:table-cell>
          <table:table-cell table:formula="of:=IF([$Volumes.DO8]=0;&quot;N/A&quot;;[$Valores.DO8]/[$Volumes.DO8])" office:value-type="float" office:value="11.8607242339833" calcext:value-type="float">
            <text:p>11.8607242339833</text:p>
          </table:table-cell>
          <table:table-cell table:formula="of:=IF([$Volumes.DP8]=0;&quot;N/A&quot;;[$Valores.DP8]/[$Volumes.DP8])" office:value-type="float" office:value="11.7075048107761" calcext:value-type="float">
            <text:p>11.7075048107761</text:p>
          </table:table-cell>
          <table:table-cell table:formula="of:=IF([$Volumes.DQ8]=0;&quot;N/A&quot;;[$Valores.DQ8]/[$Volumes.DQ8])" office:value-type="float" office:value="14.4180129240711" calcext:value-type="float">
            <text:p>14.4180129240711</text:p>
          </table:table-cell>
          <table:table-cell table:formula="of:=IF([$Volumes.DR8]=0;&quot;N/A&quot;;[$Valores.DR8]/[$Volumes.DR8])" office:value-type="float" office:value="13.516290726817" calcext:value-type="float">
            <text:p>13.516290726817</text:p>
          </table:table-cell>
          <table:table-cell table:formula="of:=IF([$Volumes.DS8]=0;&quot;N/A&quot;;[$Valores.DS8]/[$Volumes.DS8])" office:value-type="float" office:value="13.1569277108434" calcext:value-type="float">
            <text:p>13.1569277108434</text:p>
          </table:table-cell>
          <table:table-cell table:formula="of:=IF([$Volumes.DT8]=0;&quot;N/A&quot;;[$Valores.DT8]/[$Volumes.DT8])" office:value-type="float" office:value="11.3258401958602" calcext:value-type="float">
            <text:p>11.3258401958602</text:p>
          </table:table-cell>
          <table:table-cell table:formula="of:=IF([$Volumes.DU8]=0;&quot;N/A&quot;;[$Valores.DU8]/[$Volumes.DU8])" office:value-type="float" office:value="12.2083139804923" calcext:value-type="float">
            <text:p>12.2083139804923</text:p>
          </table:table-cell>
          <table:table-cell table:formula="of:=IF([$Volumes.DV8]=0;&quot;N/A&quot;;[$Valores.DV8]/[$Volumes.DV8])" office:value-type="float" office:value="12.1800439802089" calcext:value-type="float">
            <text:p>12.1800439802089</text:p>
          </table:table-cell>
          <table:table-cell table:formula="of:=IF([$Volumes.DW8]=0;&quot;N/A&quot;;[$Valores.DW8]/[$Volumes.DW8])" office:value-type="float" office:value="13.3563109852062" calcext:value-type="float">
            <text:p>13.3563109852062</text:p>
          </table:table-cell>
        </table:table-row>
        <table:table-row table:style-name="ro1">
          <table:table-cell office:value-type="string" calcext:value-type="string">
            <text:p>T. PIF PAF</text:p>
          </table:table-cell>
          <table:table-cell table:formula="of:=IF([$Volumes.B9]=0;&quot;N/A&quot;;[$Valores.B9]/[$Volumes.B9])" office:value-type="float" office:value="10.5586277521761" calcext:value-type="float">
            <text:p>10.5586277521761</text:p>
          </table:table-cell>
          <table:table-cell table:formula="of:=IF([$Volumes.C9]=0;&quot;N/A&quot;;[$Valores.C9]/[$Volumes.C9])" office:value-type="float" office:value="10.5549358616843" calcext:value-type="float">
            <text:p>10.5549358616843</text:p>
          </table:table-cell>
          <table:table-cell table:formula="of:=IF([$Volumes.D9]=0;&quot;N/A&quot;;[$Valores.D9]/[$Volumes.D9])" office:value-type="float" office:value="10.6857142857143" calcext:value-type="float">
            <text:p>10.6857142857143</text:p>
          </table:table-cell>
          <table:table-cell table:formula="of:=IF([$Volumes.E9]=0;&quot;N/A&quot;;[$Valores.E9]/[$Volumes.E9])" office:value-type="float" office:value="9.90730837789661" calcext:value-type="float">
            <text:p>9.90730837789661</text:p>
          </table:table-cell>
          <table:table-cell table:formula="of:=IF([$Volumes.F9]=0;&quot;N/A&quot;;[$Valores.F9]/[$Volumes.F9])" office:value-type="float" office:value="10.5606796116505" calcext:value-type="float">
            <text:p>10.5606796116505</text:p>
          </table:table-cell>
          <table:table-cell table:formula="of:=IF([$Volumes.G9]=0;&quot;N/A&quot;;[$Valores.G9]/[$Volumes.G9])" office:value-type="float" office:value="10.3080260303688" calcext:value-type="float">
            <text:p>10.3080260303688</text:p>
          </table:table-cell>
          <table:table-cell table:formula="of:=IF([$Volumes.H9]=0;&quot;N/A&quot;;[$Valores.H9]/[$Volumes.H9])" office:value-type="float" office:value="10.2473647224174" calcext:value-type="float">
            <text:p>10.2473647224174</text:p>
          </table:table-cell>
          <table:table-cell table:formula="of:=IF([$Volumes.I9]=0;&quot;N/A&quot;;[$Valores.I9]/[$Volumes.I9])" office:value-type="float" office:value="9.8294930875576" calcext:value-type="float">
            <text:p>9.8294930875576</text:p>
          </table:table-cell>
          <table:table-cell table:formula="of:=IF([$Volumes.J9]=0;&quot;N/A&quot;;[$Valores.J9]/[$Volumes.J9])" office:value-type="float" office:value="10.0995907230559" calcext:value-type="float">
            <text:p>10.0995907230559</text:p>
          </table:table-cell>
          <table:table-cell table:formula="of:=IF([$Volumes.K9]=0;&quot;N/A&quot;;[$Valores.K9]/[$Volumes.K9])" office:value-type="float" office:value="10.1759259259259" calcext:value-type="float">
            <text:p>10.1759259259259</text:p>
          </table:table-cell>
          <table:table-cell table:formula="of:=IF([$Volumes.L9]=0;&quot;N/A&quot;;[$Valores.L9]/[$Volumes.L9])" office:value-type="float" office:value="10.4864197530864" calcext:value-type="float">
            <text:p>10.4864197530864</text:p>
          </table:table-cell>
          <table:table-cell table:formula="of:=IF([$Volumes.M9]=0;&quot;N/A&quot;;[$Valores.M9]/[$Volumes.M9])" office:value-type="float" office:value="10.673031026253" calcext:value-type="float">
            <text:p>10.673031026253</text:p>
          </table:table-cell>
          <table:table-cell table:formula="of:=IF([$Volumes.N9]=0;&quot;N/A&quot;;[$Valores.N9]/[$Volumes.N9])" office:value-type="float" office:value="10.8712051517939" calcext:value-type="float">
            <text:p>10.8712051517939</text:p>
          </table:table-cell>
          <table:table-cell table:formula="of:=IF([$Volumes.O9]=0;&quot;N/A&quot;;[$Valores.O9]/[$Volumes.O9])" office:value-type="float" office:value="11.0656742556918" calcext:value-type="float">
            <text:p>11.0656742556918</text:p>
          </table:table-cell>
          <table:table-cell table:formula="of:=IF([$Volumes.P9]=0;&quot;N/A&quot;;[$Valores.P9]/[$Volumes.P9])" office:value-type="float" office:value="11.1815446339017" calcext:value-type="float">
            <text:p>11.1815446339017</text:p>
          </table:table-cell>
          <table:table-cell table:formula="of:=IF([$Volumes.Q9]=0;&quot;N/A&quot;;[$Valores.Q9]/[$Volumes.Q9])" office:value-type="float" office:value="11.1499282639885" calcext:value-type="float">
            <text:p>11.1499282639885</text:p>
          </table:table-cell>
          <table:table-cell table:formula="of:=IF([$Volumes.R9]=0;&quot;N/A&quot;;[$Valores.R9]/[$Volumes.R9])" office:value-type="float" office:value="11.3468468468468" calcext:value-type="float">
            <text:p>11.3468468468468</text:p>
          </table:table-cell>
          <table:table-cell table:formula="of:=IF([$Volumes.S9]=0;&quot;N/A&quot;;[$Valores.S9]/[$Volumes.S9])" office:value-type="float" office:value="11.3164230438521" calcext:value-type="float">
            <text:p>11.3164230438521</text:p>
          </table:table-cell>
          <table:table-cell table:formula="of:=IF([$Volumes.T9]=0;&quot;N/A&quot;;[$Valores.T9]/[$Volumes.T9])" office:value-type="float" office:value="8.64214695257349" calcext:value-type="float">
            <text:p>8.64214695257349</text:p>
          </table:table-cell>
          <table:table-cell table:formula="of:=IF([$Volumes.U9]=0;&quot;N/A&quot;;[$Valores.U9]/[$Volumes.U9])" office:value-type="float" office:value="8.73934217284608" calcext:value-type="float">
            <text:p>8.73934217284608</text:p>
          </table:table-cell>
          <table:table-cell table:formula="of:=IF([$Volumes.V9]=0;&quot;N/A&quot;;[$Valores.V9]/[$Volumes.V9])" office:value-type="float" office:value="8.74223364270921" calcext:value-type="float">
            <text:p>8.74223364270921</text:p>
          </table:table-cell>
          <table:table-cell table:formula="of:=IF([$Volumes.W9]=0;&quot;N/A&quot;;[$Valores.W9]/[$Volumes.W9])" office:value-type="float" office:value="8.84384915569496" calcext:value-type="float">
            <text:p>8.84384915569496</text:p>
          </table:table-cell>
          <table:table-cell table:formula="of:=IF([$Volumes.X9]=0;&quot;N/A&quot;;[$Valores.X9]/[$Volumes.X9])" office:value-type="float" office:value="9.0830941313728" calcext:value-type="float">
            <text:p>9.0830941313728</text:p>
          </table:table-cell>
          <table:table-cell table:formula="of:=IF([$Volumes.Y9]=0;&quot;N/A&quot;;[$Valores.Y9]/[$Volumes.Y9])" office:value-type="float" office:value="9.21729399796541" calcext:value-type="float">
            <text:p>9.21729399796541</text:p>
          </table:table-cell>
          <table:table-cell table:formula="of:=IF([$Volumes.Z9]=0;&quot;N/A&quot;;[$Valores.Z9]/[$Volumes.Z9])" office:value-type="float" office:value="9.38820474635813" calcext:value-type="float">
            <text:p>9.38820474635813</text:p>
          </table:table-cell>
          <table:table-cell table:formula="of:=IF([$Volumes.AA9]=0;&quot;N/A&quot;;[$Valores.AA9]/[$Volumes.AA9])" office:value-type="float" office:value="9.38629357798165" calcext:value-type="float">
            <text:p>9.38629357798165</text:p>
          </table:table-cell>
          <table:table-cell table:formula="of:=IF([$Volumes.AB9]=0;&quot;N/A&quot;;[$Valores.AB9]/[$Volumes.AB9])" office:value-type="float" office:value="8.96780706062094" calcext:value-type="float">
            <text:p>8.96780706062094</text:p>
          </table:table-cell>
          <table:table-cell table:formula="of:=IF([$Volumes.AC9]=0;&quot;N/A&quot;;[$Valores.AC9]/[$Volumes.AC9])" office:value-type="float" office:value="9.08783492348303" calcext:value-type="float">
            <text:p>9.08783492348303</text:p>
          </table:table-cell>
          <table:table-cell table:formula="of:=IF([$Volumes.AD9]=0;&quot;N/A&quot;;[$Valores.AD9]/[$Volumes.AD9])" office:value-type="float" office:value="9.4085753216188" calcext:value-type="float">
            <text:p>9.4085753216188</text:p>
          </table:table-cell>
          <table:table-cell table:formula="of:=IF([$Volumes.AE9]=0;&quot;N/A&quot;;[$Valores.AE9]/[$Volumes.AE9])" office:value-type="float" office:value="9.47166885580852" calcext:value-type="float">
            <text:p>9.47166885580852</text:p>
          </table:table-cell>
          <table:table-cell table:formula="of:=IF([$Volumes.AF9]=0;&quot;N/A&quot;;[$Valores.AF9]/[$Volumes.AF9])" office:value-type="float" office:value="9.73462107369703" calcext:value-type="float">
            <text:p>9.73462107369703</text:p>
          </table:table-cell>
          <table:table-cell table:formula="of:=IF([$Volumes.AG9]=0;&quot;N/A&quot;;[$Valores.AG9]/[$Volumes.AG9])" office:value-type="float" office:value="10.1256998985382" calcext:value-type="float">
            <text:p>10.1256998985382</text:p>
          </table:table-cell>
          <table:table-cell table:formula="of:=IF([$Volumes.AH9]=0;&quot;N/A&quot;;[$Valores.AH9]/[$Volumes.AH9])" office:value-type="float" office:value="10.3472263570507" calcext:value-type="float">
            <text:p>10.3472263570507</text:p>
          </table:table-cell>
          <table:table-cell table:formula="of:=IF([$Volumes.AI9]=0;&quot;N/A&quot;;[$Valores.AI9]/[$Volumes.AI9])" office:value-type="float" office:value="10.3259209739277" calcext:value-type="float">
            <text:p>10.3259209739277</text:p>
          </table:table-cell>
          <table:table-cell table:formula="of:=IF([$Volumes.AJ9]=0;&quot;N/A&quot;;[$Valores.AJ9]/[$Volumes.AJ9])" office:value-type="float" office:value="10.4321661796874" calcext:value-type="float">
            <text:p>10.4321661796874</text:p>
          </table:table-cell>
          <table:table-cell table:formula="of:=IF([$Volumes.AK9]=0;&quot;N/A&quot;;[$Valores.AK9]/[$Volumes.AK9])" office:value-type="float" office:value="10.7289891497579" calcext:value-type="float">
            <text:p>10.7289891497579</text:p>
          </table:table-cell>
          <table:table-cell table:formula="of:=IF([$Volumes.AL9]=0;&quot;N/A&quot;;[$Valores.AL9]/[$Volumes.AL9])" office:value-type="float" office:value="8.87989756722151" calcext:value-type="float">
            <text:p>8.87989756722151</text:p>
          </table:table-cell>
          <table:table-cell table:formula="of:=IF([$Volumes.AM9]=0;&quot;N/A&quot;;[$Valores.AM9]/[$Volumes.AM9])" office:value-type="float" office:value="8.9849092195237" calcext:value-type="float">
            <text:p>8.9849092195237</text:p>
          </table:table-cell>
          <table:table-cell table:formula="of:=IF([$Volumes.AN9]=0;&quot;N/A&quot;;[$Valores.AN9]/[$Volumes.AN9])" office:value-type="float" office:value="9.25040257648953" calcext:value-type="float">
            <text:p>9.25040257648953</text:p>
          </table:table-cell>
          <table:table-cell table:formula="of:=IF([$Volumes.AO9]=0;&quot;N/A&quot;;[$Valores.AO9]/[$Volumes.AO9])" office:value-type="float" office:value="8.88469387755102" calcext:value-type="float">
            <text:p>8.88469387755102</text:p>
          </table:table-cell>
          <table:table-cell table:formula="of:=IF([$Volumes.AP9]=0;&quot;N/A&quot;;[$Valores.AP9]/[$Volumes.AP9])" office:value-type="float" office:value="9.14964734743944" calcext:value-type="float">
            <text:p>9.14964734743944</text:p>
          </table:table-cell>
          <table:table-cell table:formula="of:=IF([$Volumes.AQ9]=0;&quot;N/A&quot;;[$Valores.AQ9]/[$Volumes.AQ9])" office:value-type="float" office:value="8.89819203089345" calcext:value-type="float">
            <text:p>8.89819203089345</text:p>
          </table:table-cell>
          <table:table-cell table:formula="of:=IF([$Volumes.AR9]=0;&quot;N/A&quot;;[$Valores.AR9]/[$Volumes.AR9])" office:value-type="float" office:value="9.30295646523717" calcext:value-type="float">
            <text:p>9.30295646523717</text:p>
          </table:table-cell>
          <table:table-cell table:formula="of:=IF([$Volumes.AS9]=0;&quot;N/A&quot;;[$Valores.AS9]/[$Volumes.AS9])" office:value-type="float" office:value="9.07009345794392" calcext:value-type="float">
            <text:p>9.07009345794392</text:p>
          </table:table-cell>
          <table:table-cell table:formula="of:=IF([$Volumes.AT9]=0;&quot;N/A&quot;;[$Valores.AT9]/[$Volumes.AT9])" office:value-type="float" office:value="8.98948709780185" calcext:value-type="float">
            <text:p>8.98948709780185</text:p>
          </table:table-cell>
          <table:table-cell table:formula="of:=IF([$Volumes.AU9]=0;&quot;N/A&quot;;[$Valores.AU9]/[$Volumes.AU9])" office:value-type="float" office:value="9.2083984375" calcext:value-type="float">
            <text:p>9.2083984375</text:p>
          </table:table-cell>
          <table:table-cell table:formula="of:=IF([$Volumes.AV9]=0;&quot;N/A&quot;;[$Valores.AV9]/[$Volumes.AV9])" office:value-type="float" office:value="9.58029197080292" calcext:value-type="float">
            <text:p>9.58029197080292</text:p>
          </table:table-cell>
          <table:table-cell table:formula="of:=IF([$Volumes.AW9]=0;&quot;N/A&quot;;[$Valores.AW9]/[$Volumes.AW9])" office:value-type="float" office:value="9.63731007315701" calcext:value-type="float">
            <text:p>9.63731007315701</text:p>
          </table:table-cell>
          <table:table-cell table:formula="of:=IF([$Volumes.AX9]=0;&quot;N/A&quot;;[$Valores.AX9]/[$Volumes.AX9])" office:value-type="float" office:value="10.0630820066086" calcext:value-type="float">
            <text:p>10.0630820066086</text:p>
          </table:table-cell>
          <table:table-cell table:formula="of:=IF([$Volumes.AY9]=0;&quot;N/A&quot;;[$Valores.AY9]/[$Volumes.AY9])" office:value-type="float" office:value="10.3129520052597" calcext:value-type="float">
            <text:p>10.3129520052597</text:p>
          </table:table-cell>
          <table:table-cell table:formula="of:=IF([$Volumes.AZ9]=0;&quot;N/A&quot;;[$Valores.AZ9]/[$Volumes.AZ9])" office:value-type="float" office:value="10.0732345248474" calcext:value-type="float">
            <text:p>10.0732345248474</text:p>
          </table:table-cell>
          <table:table-cell table:formula="of:=IF([$Volumes.BA9]=0;&quot;N/A&quot;;[$Valores.BA9]/[$Volumes.BA9])" office:value-type="float" office:value="9.8680966469428" calcext:value-type="float">
            <text:p>9.8680966469428</text:p>
          </table:table-cell>
          <table:table-cell table:formula="of:=IF([$Volumes.BB9]=0;&quot;N/A&quot;;[$Valores.BB9]/[$Volumes.BB9])" office:value-type="float" office:value="10.3077887478452" calcext:value-type="float">
            <text:p>10.3077887478452</text:p>
          </table:table-cell>
          <table:table-cell table:formula="of:=IF([$Volumes.BC9]=0;&quot;N/A&quot;;[$Valores.BC9]/[$Volumes.BC9])" office:value-type="float" office:value="10.1420719978016" calcext:value-type="float">
            <text:p>10.1420719978016</text:p>
          </table:table-cell>
          <table:table-cell table:formula="of:=IF([$Volumes.BD9]=0;&quot;N/A&quot;;[$Valores.BD9]/[$Volumes.BD9])" office:value-type="float" office:value="9.68627450980392" calcext:value-type="float">
            <text:p>9.68627450980392</text:p>
          </table:table-cell>
          <table:table-cell table:formula="of:=IF([$Volumes.BE9]=0;&quot;N/A&quot;;[$Valores.BE9]/[$Volumes.BE9])" office:value-type="float" office:value="9.68639053254438" calcext:value-type="float">
            <text:p>9.68639053254438</text:p>
          </table:table-cell>
          <table:table-cell table:formula="of:=IF([$Volumes.BF9]=0;&quot;N/A&quot;;[$Valores.BF9]/[$Volumes.BF9])" office:value-type="float" office:value="10.0735294117647" calcext:value-type="float">
            <text:p>10.0735294117647</text:p>
          </table:table-cell>
          <table:table-cell table:formula="of:=IF([$Volumes.BG9]=0;&quot;N/A&quot;;[$Valores.BG9]/[$Volumes.BG9])" office:value-type="float" office:value="10.0659898477157" calcext:value-type="float">
            <text:p>10.0659898477157</text:p>
          </table:table-cell>
          <table:table-cell table:formula="of:=IF([$Volumes.BH9]=0;&quot;N/A&quot;;[$Valores.BH9]/[$Volumes.BH9])" office:value-type="float" office:value="9.86805555555556" calcext:value-type="float">
            <text:p>9.86805555555556</text:p>
          </table:table-cell>
          <table:table-cell table:formula="of:=IF([$Volumes.BI9]=0;&quot;N/A&quot;;[$Valores.BI9]/[$Volumes.BI9])" office:value-type="float" office:value="10.733918128655" calcext:value-type="float">
            <text:p>10.733918128655</text:p>
          </table:table-cell>
          <table:table-cell table:formula="of:=IF([$Volumes.BJ9]=0;&quot;N/A&quot;;[$Valores.BJ9]/[$Volumes.BJ9])" office:value-type="float" office:value="10.765690376569" calcext:value-type="float">
            <text:p>10.765690376569</text:p>
          </table:table-cell>
          <table:table-cell table:formula="of:=IF([$Volumes.BK9]=0;&quot;N/A&quot;;[$Valores.BK9]/[$Volumes.BK9])" office:value-type="float" office:value="10.7078521939954" calcext:value-type="float">
            <text:p>10.7078521939954</text:p>
          </table:table-cell>
          <table:table-cell table:formula="of:=IF([$Volumes.BL9]=0;&quot;N/A&quot;;[$Valores.BL9]/[$Volumes.BL9])" office:value-type="float" office:value="10.6578467153285" calcext:value-type="float">
            <text:p>10.6578467153285</text:p>
          </table:table-cell>
          <table:table-cell table:formula="of:=IF([$Volumes.BM9]=0;&quot;N/A&quot;;[$Valores.BM9]/[$Volumes.BM9])" office:value-type="float" office:value="10.7328843995511" calcext:value-type="float">
            <text:p>10.7328843995511</text:p>
          </table:table-cell>
          <table:table-cell table:formula="of:=IF([$Volumes.BN9]=0;&quot;N/A&quot;;[$Valores.BN9]/[$Volumes.BN9])" office:value-type="float" office:value="10.773127753304" calcext:value-type="float">
            <text:p>10.773127753304</text:p>
          </table:table-cell>
          <table:table-cell table:formula="of:=IF([$Volumes.BO9]=0;&quot;N/A&quot;;[$Valores.BO9]/[$Volumes.BO9])" office:value-type="float" office:value="11.4386724386724" calcext:value-type="float">
            <text:p>11.4386724386724</text:p>
          </table:table-cell>
          <table:table-cell table:formula="of:=IF([$Volumes.BP9]=0;&quot;N/A&quot;;[$Valores.BP9]/[$Volumes.BP9])" office:value-type="float" office:value="12.0322580645161" calcext:value-type="float">
            <text:p>12.0322580645161</text:p>
          </table:table-cell>
          <table:table-cell table:formula="of:=IF([$Volumes.BQ9]=0;&quot;N/A&quot;;[$Valores.BQ9]/[$Volumes.BQ9])" office:value-type="float" office:value="12.1879606879607" calcext:value-type="float">
            <text:p>12.1879606879607</text:p>
          </table:table-cell>
          <table:table-cell table:formula="of:=IF([$Volumes.BR9]=0;&quot;N/A&quot;;[$Valores.BR9]/[$Volumes.BR9])" office:value-type="float" office:value="12.3111992071358" calcext:value-type="float">
            <text:p>12.3111992071358</text:p>
          </table:table-cell>
          <table:table-cell table:formula="of:=IF([$Volumes.BS9]=0;&quot;N/A&quot;;[$Valores.BS9]/[$Volumes.BS9])" office:value-type="float" office:value="12.48" calcext:value-type="float">
            <text:p>12.48</text:p>
          </table:table-cell>
          <table:table-cell table:formula="of:=IF([$Volumes.BT9]=0;&quot;N/A&quot;;[$Valores.BT9]/[$Volumes.BT9])" office:value-type="float" office:value="10.6860158311346" calcext:value-type="float">
            <text:p>10.6860158311346</text:p>
          </table:table-cell>
          <table:table-cell table:formula="of:=IF([$Volumes.BU9]=0;&quot;N/A&quot;;[$Valores.BU9]/[$Volumes.BU9])" office:value-type="float" office:value="12.1764705882353" calcext:value-type="float">
            <text:p>12.1764705882353</text:p>
          </table:table-cell>
          <table:table-cell table:formula="of:=IF([$Volumes.BV9]=0;&quot;N/A&quot;;[$Valores.BV9]/[$Volumes.BV9])" office:value-type="float" office:value="9.21229050279329" calcext:value-type="float">
            <text:p>9.21229050279329</text:p>
          </table:table-cell>
          <table:table-cell table:formula="of:=IF([$Volumes.BW9]=0;&quot;N/A&quot;;[$Valores.BW9]/[$Volumes.BW9])" office:value-type="float" office:value="9.00099403578529" calcext:value-type="float">
            <text:p>9.00099403578529</text:p>
          </table:table-cell>
          <table:table-cell table:formula="of:=IF([$Volumes.BX9]=0;&quot;N/A&quot;;[$Valores.BX9]/[$Volumes.BX9])" office:value-type="float" office:value="9.03738317757009" calcext:value-type="float">
            <text:p>9.03738317757009</text:p>
          </table:table-cell>
          <table:table-cell table:formula="of:=IF([$Volumes.BY9]=0;&quot;N/A&quot;;[$Valores.BY9]/[$Volumes.BY9])" office:value-type="float" office:value="9.31653225806452" calcext:value-type="float">
            <text:p>9.31653225806452</text:p>
          </table:table-cell>
          <table:table-cell table:formula="of:=IF([$Volumes.BZ9]=0;&quot;N/A&quot;;[$Valores.BZ9]/[$Volumes.BZ9])" office:value-type="float" office:value="9.29411764705882" calcext:value-type="float">
            <text:p>9.29411764705882</text:p>
          </table:table-cell>
          <table:table-cell table:formula="of:=IF([$Volumes.CA9]=0;&quot;N/A&quot;;[$Valores.CA9]/[$Volumes.CA9])" office:value-type="float" office:value="9.078125" calcext:value-type="float">
            <text:p>9.078125</text:p>
          </table:table-cell>
          <table:table-cell table:formula="of:=IF([$Volumes.CB9]=0;&quot;N/A&quot;;[$Valores.CB9]/[$Volumes.CB9])" office:value-type="float" office:value="9.22139084507042" calcext:value-type="float">
            <text:p>9.22139084507042</text:p>
          </table:table-cell>
          <table:table-cell table:formula="of:=IF([$Volumes.CC9]=0;&quot;N/A&quot;;[$Valores.CC9]/[$Volumes.CC9])" office:value-type="float" office:value="11.0272108843537" calcext:value-type="float">
            <text:p>11.0272108843537</text:p>
          </table:table-cell>
          <table:table-cell table:formula="of:=IF([$Volumes.CD9]=0;&quot;N/A&quot;;[$Valores.CD9]/[$Volumes.CD9])" office:value-type="float" office:value="11.2649164677804" calcext:value-type="float">
            <text:p>11.2649164677804</text:p>
          </table:table-cell>
          <table:table-cell table:formula="of:=IF([$Volumes.CE9]=0;&quot;N/A&quot;;[$Valores.CE9]/[$Volumes.CE9])" office:value-type="float" office:value="11.8011049723757" calcext:value-type="float">
            <text:p>11.8011049723757</text:p>
          </table:table-cell>
          <table:table-cell table:formula="of:=IF([$Volumes.CF9]=0;&quot;N/A&quot;;[$Valores.CF9]/[$Volumes.CF9])" office:value-type="float" office:value="11.8285163776493" calcext:value-type="float">
            <text:p>11.8285163776493</text:p>
          </table:table-cell>
          <table:table-cell table:formula="of:=IF([$Volumes.CG9]=0;&quot;N/A&quot;;[$Valores.CG9]/[$Volumes.CG9])" office:value-type="float" office:value="11.9664363277394" calcext:value-type="float">
            <text:p>11.9664363277394</text:p>
          </table:table-cell>
          <table:table-cell table:formula="of:=IF([$Volumes.CH9]=0;&quot;N/A&quot;;[$Valores.CH9]/[$Volumes.CH9])" office:value-type="float" office:value="11.9755600814664" calcext:value-type="float">
            <text:p>11.9755600814664</text:p>
          </table:table-cell>
          <table:table-cell table:formula="of:=IF([$Volumes.CI9]=0;&quot;N/A&quot;;[$Valores.CI9]/[$Volumes.CI9])" office:value-type="float" office:value="11.5385964912281" calcext:value-type="float">
            <text:p>11.5385964912281</text:p>
          </table:table-cell>
          <table:table-cell table:formula="of:=IF([$Volumes.CJ9]=0;&quot;N/A&quot;;[$Valores.CJ9]/[$Volumes.CJ9])" office:value-type="float" office:value="11.6755823986195" calcext:value-type="float">
            <text:p>11.6755823986195</text:p>
          </table:table-cell>
          <table:table-cell table:formula="of:=IF([$Volumes.CK9]=0;&quot;N/A&quot;;[$Valores.CK9]/[$Volumes.CK9])" office:value-type="float" office:value="11.400434467777" calcext:value-type="float">
            <text:p>11.400434467777</text:p>
          </table:table-cell>
          <table:table-cell table:formula="of:=IF([$Volumes.CL9]=0;&quot;N/A&quot;;[$Valores.CL9]/[$Volumes.CL9])" office:value-type="float" office:value="11.3727959697733" calcext:value-type="float">
            <text:p>11.3727959697733</text:p>
          </table:table-cell>
          <table:table-cell table:formula="of:=IF([$Volumes.CM9]=0;&quot;N/A&quot;;[$Valores.CM9]/[$Volumes.CM9])" office:value-type="float" office:value="11.8643147896879" calcext:value-type="float">
            <text:p>11.8643147896879</text:p>
          </table:table-cell>
          <table:table-cell table:formula="of:=IF([$Volumes.CN9]=0;&quot;N/A&quot;;[$Valores.CN9]/[$Volumes.CN9])" office:value-type="float" office:value="10.8333333333333" calcext:value-type="float">
            <text:p>10.8333333333333</text:p>
          </table:table-cell>
          <table:table-cell table:formula="of:=IF([$Volumes.CO9]=0;&quot;N/A&quot;;[$Valores.CO9]/[$Volumes.CO9])" office:value-type="float" office:value="10.828125" calcext:value-type="float">
            <text:p>10.828125</text:p>
          </table:table-cell>
          <table:table-cell table:formula="of:=IF([$Volumes.CP9]=0;&quot;N/A&quot;;[$Valores.CP9]/[$Volumes.CP9])" office:value-type="float" office:value="11.0434782608696" calcext:value-type="float">
            <text:p>11.0434782608696</text:p>
          </table:table-cell>
          <table:table-cell table:formula="of:=IF([$Volumes.CQ9]=0;&quot;N/A&quot;;[$Valores.CQ9]/[$Volumes.CQ9])" office:value-type="float" office:value="10.8" calcext:value-type="float">
            <text:p>10.8</text:p>
          </table:table-cell>
          <table:table-cell table:formula="of:=IF([$Volumes.CR9]=0;&quot;N/A&quot;;[$Valores.CR9]/[$Volumes.CR9])" office:value-type="float" office:value="10.8236658932715" calcext:value-type="float">
            <text:p>10.8236658932715</text:p>
          </table:table-cell>
          <table:table-cell table:formula="of:=IF([$Volumes.CS9]=0;&quot;N/A&quot;;[$Valores.CS9]/[$Volumes.CS9])" office:value-type="float" office:value="10.9737417943107" calcext:value-type="float">
            <text:p>10.9737417943107</text:p>
          </table:table-cell>
          <table:table-cell table:formula="of:=IF([$Volumes.CT9]=0;&quot;N/A&quot;;[$Valores.CT9]/[$Volumes.CT9])" office:value-type="float" office:value="9.92380952380952" calcext:value-type="float">
            <text:p>9.92380952380952</text:p>
          </table:table-cell>
          <table:table-cell table:formula="of:=IF([$Volumes.CU9]=0;&quot;N/A&quot;;[$Valores.CU9]/[$Volumes.CU9])" office:value-type="string" office:string-value="N/A" calcext:value-type="string">
            <text:p>N/A</text:p>
          </table:table-cell>
          <table:table-cell table:formula="of:=IF([$Volumes.CV9]=0;&quot;N/A&quot;;[$Valores.CV9]/[$Volumes.CV9])" office:value-type="float" office:value="12.2826086956522" calcext:value-type="float">
            <text:p>12.2826086956522</text:p>
          </table:table-cell>
          <table:table-cell table:formula="of:=IF([$Volumes.CW9]=0;&quot;N/A&quot;;[$Valores.CW9]/[$Volumes.CW9])" office:value-type="float" office:value="10.7272727272727" calcext:value-type="float">
            <text:p>10.7272727272727</text:p>
          </table:table-cell>
          <table:table-cell table:formula="of:=IF([$Volumes.CX9]=0;&quot;N/A&quot;;[$Valores.CX9]/[$Volumes.CX9])" office:value-type="float" office:value="11.0868167202572" calcext:value-type="float">
            <text:p>11.0868167202572</text:p>
          </table:table-cell>
          <table:table-cell table:formula="of:=IF([$Volumes.CY9]=0;&quot;N/A&quot;;[$Valores.CY9]/[$Volumes.CY9])" office:value-type="float" office:value="11.065671641791" calcext:value-type="float">
            <text:p>11.065671641791</text:p>
          </table:table-cell>
          <table:table-cell table:formula="of:=IF([$Volumes.CZ9]=0;&quot;N/A&quot;;[$Valores.CZ9]/[$Volumes.CZ9])" office:value-type="float" office:value="10.3371428571429" calcext:value-type="float">
            <text:p>10.3371428571429</text:p>
          </table:table-cell>
          <table:table-cell table:formula="of:=IF([$Volumes.DA9]=0;&quot;N/A&quot;;[$Valores.DA9]/[$Volumes.DA9])" office:value-type="string" office:string-value="N/A" calcext:value-type="string">
            <text:p>N/A</text:p>
          </table:table-cell>
          <table:table-cell table:formula="of:=IF([$Volumes.DB9]=0;&quot;N/A&quot;;[$Valores.DB9]/[$Volumes.DB9])" office:value-type="string" office:string-value="N/A" calcext:value-type="string">
            <text:p>N/A</text:p>
          </table:table-cell>
          <table:table-cell table:formula="of:=IF([$Volumes.DC9]=0;&quot;N/A&quot;;[$Valores.DC9]/[$Volumes.DC9])" office:value-type="string" office:string-value="N/A" calcext:value-type="string">
            <text:p>N/A</text:p>
          </table:table-cell>
          <table:table-cell table:formula="of:=IF([$Volumes.DD9]=0;&quot;N/A&quot;;[$Valores.DD9]/[$Volumes.DD9])" office:value-type="string" office:string-value="N/A" calcext:value-type="string">
            <text:p>N/A</text:p>
          </table:table-cell>
          <table:table-cell table:formula="of:=IF([$Volumes.DE9]=0;&quot;N/A&quot;;[$Valores.DE9]/[$Volumes.DE9])" office:value-type="string" office:string-value="N/A" calcext:value-type="string">
            <text:p>N/A</text:p>
          </table:table-cell>
          <table:table-cell table:formula="of:=IF([$Volumes.DF9]=0;&quot;N/A&quot;;[$Valores.DF9]/[$Volumes.DF9])" office:value-type="float" office:value="7" calcext:value-type="float">
            <text:p>7</text:p>
          </table:table-cell>
          <table:table-cell table:formula="of:=IF([$Volumes.DG9]=0;&quot;N/A&quot;;[$Valores.DG9]/[$Volumes.DG9])" office:value-type="float" office:value="8.05555555555556" calcext:value-type="float">
            <text:p>8.05555555555556</text:p>
          </table:table-cell>
          <table:table-cell table:formula="of:=IF([$Volumes.DH9]=0;&quot;N/A&quot;;[$Valores.DH9]/[$Volumes.DH9])" office:value-type="float" office:value="8.83168316831683" calcext:value-type="float">
            <text:p>8.83168316831683</text:p>
          </table:table-cell>
          <table:table-cell table:formula="of:=IF([$Volumes.DI9]=0;&quot;N/A&quot;;[$Valores.DI9]/[$Volumes.DI9])" office:value-type="float" office:value="9.06976744186047" calcext:value-type="float">
            <text:p>9.06976744186047</text:p>
          </table:table-cell>
          <table:table-cell table:formula="of:=IF([$Volumes.DJ9]=0;&quot;N/A&quot;;[$Valores.DJ9]/[$Volumes.DJ9])" office:value-type="float" office:value="7.99788583509514" calcext:value-type="float">
            <text:p>7.99788583509514</text:p>
          </table:table-cell>
          <table:table-cell table:formula="of:=IF([$Volumes.DK9]=0;&quot;N/A&quot;;[$Valores.DK9]/[$Volumes.DK9])" office:value-type="float" office:value="8.49618320610687" calcext:value-type="float">
            <text:p>8.49618320610687</text:p>
          </table:table-cell>
          <table:table-cell table:formula="of:=IF([$Volumes.DL9]=0;&quot;N/A&quot;;[$Valores.DL9]/[$Volumes.DL9])" office:value-type="float" office:value="9.46666666666667" calcext:value-type="float">
            <text:p>9.46666666666667</text:p>
          </table:table-cell>
          <table:table-cell table:formula="of:=IF([$Volumes.DM9]=0;&quot;N/A&quot;;[$Valores.DM9]/[$Volumes.DM9])" office:value-type="float" office:value="9.28108108108108" calcext:value-type="float">
            <text:p>9.28108108108108</text:p>
          </table:table-cell>
          <table:table-cell table:formula="of:=IF([$Volumes.DN9]=0;&quot;N/A&quot;;[$Valores.DN9]/[$Volumes.DN9])" office:value-type="float" office:value="7.41977450130095" calcext:value-type="float">
            <text:p>7.41977450130095</text:p>
          </table:table-cell>
          <table:table-cell table:formula="of:=IF([$Volumes.DO9]=0;&quot;N/A&quot;;[$Valores.DO9]/[$Volumes.DO9])" office:value-type="float" office:value="7.97224363916731" calcext:value-type="float">
            <text:p>7.97224363916731</text:p>
          </table:table-cell>
          <table:table-cell table:formula="of:=IF([$Volumes.DP9]=0;&quot;N/A&quot;;[$Valores.DP9]/[$Volumes.DP9])" office:value-type="float" office:value="8.88121827411168" calcext:value-type="float">
            <text:p>8.88121827411168</text:p>
          </table:table-cell>
          <table:table-cell table:formula="of:=IF([$Volumes.DQ9]=0;&quot;N/A&quot;;[$Valores.DQ9]/[$Volumes.DQ9])" office:value-type="float" office:value="9.36240913811007" calcext:value-type="float">
            <text:p>9.36240913811007</text:p>
          </table:table-cell>
          <table:table-cell table:formula="of:=IF([$Volumes.DR9]=0;&quot;N/A&quot;;[$Valores.DR9]/[$Volumes.DR9])" office:value-type="float" office:value="9.95542857142857" calcext:value-type="float">
            <text:p>9.95542857142857</text:p>
          </table:table-cell>
          <table:table-cell table:formula="of:=IF([$Volumes.DS9]=0;&quot;N/A&quot;;[$Valores.DS9]/[$Volumes.DS9])" office:value-type="float" office:value="10.3888888888889" calcext:value-type="float">
            <text:p>10.3888888888889</text:p>
          </table:table-cell>
          <table:table-cell table:formula="of:=IF([$Volumes.DT9]=0;&quot;N/A&quot;;[$Valores.DT9]/[$Volumes.DT9])" office:value-type="float" office:value="10.6917960088692" calcext:value-type="float">
            <text:p>10.6917960088692</text:p>
          </table:table-cell>
          <table:table-cell table:formula="of:=IF([$Volumes.DU9]=0;&quot;N/A&quot;;[$Valores.DU9]/[$Volumes.DU9])" office:value-type="float" office:value="10.2281368821293" calcext:value-type="float">
            <text:p>10.2281368821293</text:p>
          </table:table-cell>
          <table:table-cell table:formula="of:=IF([$Volumes.DV9]=0;&quot;N/A&quot;;[$Valores.DV9]/[$Volumes.DV9])" office:value-type="float" office:value="10.4468085106383" calcext:value-type="float">
            <text:p>10.4468085106383</text:p>
          </table:table-cell>
          <table:table-cell table:formula="of:=IF([$Volumes.DW9]=0;&quot;N/A&quot;;[$Valores.DW9]/[$Volumes.DW9])" office:value-type="float" office:value="10.3553398058252" calcext:value-type="float">
            <text:p>10.3553398058252</text:p>
          </table:table-cell>
        </table:table-row>
        <table:table-row table:style-name="ro1">
          <table:table-cell office:value-type="string" calcext:value-type="string">
            <text:p>T. JBS FOODS</text:p>
          </table:table-cell>
          <table:table-cell table:formula="of:=IF([$Volumes.B10]=0;&quot;N/A&quot;;[$Valores.B10]/[$Volumes.B10])" office:value-type="float" office:value="13.633371169126" calcext:value-type="float">
            <text:p>13.633371169126</text:p>
          </table:table-cell>
          <table:table-cell table:formula="of:=IF([$Volumes.C10]=0;&quot;N/A&quot;;[$Valores.C10]/[$Volumes.C10])" office:value-type="float" office:value="13.4609808102345" calcext:value-type="float">
            <text:p>13.4609808102345</text:p>
          </table:table-cell>
          <table:table-cell table:formula="of:=IF([$Volumes.D10]=0;&quot;N/A&quot;;[$Valores.D10]/[$Volumes.D10])" office:value-type="float" office:value="13.8172097759674" calcext:value-type="float">
            <text:p>13.8172097759674</text:p>
          </table:table-cell>
          <table:table-cell table:formula="of:=IF([$Volumes.E10]=0;&quot;N/A&quot;;[$Valores.E10]/[$Volumes.E10])" office:value-type="float" office:value="13.4191653786708" calcext:value-type="float">
            <text:p>13.4191653786708</text:p>
          </table:table-cell>
          <table:table-cell table:formula="of:=IF([$Volumes.F10]=0;&quot;N/A&quot;;[$Valores.F10]/[$Volumes.F10])" office:value-type="float" office:value="14.1614976250349" calcext:value-type="float">
            <text:p>14.1614976250349</text:p>
          </table:table-cell>
          <table:table-cell table:formula="of:=IF([$Volumes.G10]=0;&quot;N/A&quot;;[$Valores.G10]/[$Volumes.G10])" office:value-type="float" office:value="13.9047503635482" calcext:value-type="float">
            <text:p>13.9047503635482</text:p>
          </table:table-cell>
          <table:table-cell table:formula="of:=IF([$Volumes.H10]=0;&quot;N/A&quot;;[$Valores.H10]/[$Volumes.H10])" office:value-type="float" office:value="14.9914893617021" calcext:value-type="float">
            <text:p>14.9914893617021</text:p>
          </table:table-cell>
          <table:table-cell table:formula="of:=IF([$Volumes.I10]=0;&quot;N/A&quot;;[$Valores.I10]/[$Volumes.I10])" office:value-type="float" office:value="14.051094890511" calcext:value-type="float">
            <text:p>14.051094890511</text:p>
          </table:table-cell>
          <table:table-cell table:formula="of:=IF([$Volumes.J10]=0;&quot;N/A&quot;;[$Valores.J10]/[$Volumes.J10])" office:value-type="float" office:value="13.8525188610367" calcext:value-type="float">
            <text:p>13.8525188610367</text:p>
          </table:table-cell>
          <table:table-cell table:formula="of:=IF([$Volumes.K10]=0;&quot;N/A&quot;;[$Valores.K10]/[$Volumes.K10])" office:value-type="float" office:value="14.0731244064577" calcext:value-type="float">
            <text:p>14.0731244064577</text:p>
          </table:table-cell>
          <table:table-cell table:formula="of:=IF([$Volumes.L10]=0;&quot;N/A&quot;;[$Valores.L10]/[$Volumes.L10])" office:value-type="float" office:value="12.3250491159136" calcext:value-type="float">
            <text:p>12.3250491159136</text:p>
          </table:table-cell>
          <table:table-cell table:formula="of:=IF([$Volumes.M10]=0;&quot;N/A&quot;;[$Valores.M10]/[$Volumes.M10])" office:value-type="float" office:value="13.2414495550552" calcext:value-type="float">
            <text:p>13.2414495550552</text:p>
          </table:table-cell>
          <table:table-cell table:formula="of:=IF([$Volumes.N10]=0;&quot;N/A&quot;;[$Valores.N10]/[$Volumes.N10])" office:value-type="float" office:value="12.9413064361191" calcext:value-type="float">
            <text:p>12.9413064361191</text:p>
          </table:table-cell>
          <table:table-cell table:formula="of:=IF([$Volumes.O10]=0;&quot;N/A&quot;;[$Valores.O10]/[$Volumes.O10])" office:value-type="float" office:value="13.9619350486653" calcext:value-type="float">
            <text:p>13.9619350486653</text:p>
          </table:table-cell>
          <table:table-cell table:formula="of:=IF([$Volumes.P10]=0;&quot;N/A&quot;;[$Valores.P10]/[$Volumes.P10])" office:value-type="float" office:value="14.0405417136904" calcext:value-type="float">
            <text:p>14.0405417136904</text:p>
          </table:table-cell>
          <table:table-cell table:formula="of:=IF([$Volumes.Q10]=0;&quot;N/A&quot;;[$Valores.Q10]/[$Volumes.Q10])" office:value-type="float" office:value="14.371736619176" calcext:value-type="float">
            <text:p>14.371736619176</text:p>
          </table:table-cell>
          <table:table-cell table:formula="of:=IF([$Volumes.R10]=0;&quot;N/A&quot;;[$Valores.R10]/[$Volumes.R10])" office:value-type="float" office:value="13.6578747146842" calcext:value-type="float">
            <text:p>13.6578747146842</text:p>
          </table:table-cell>
          <table:table-cell table:formula="of:=IF([$Volumes.S10]=0;&quot;N/A&quot;;[$Valores.S10]/[$Volumes.S10])" office:value-type="float" office:value="14.186810845363" calcext:value-type="float">
            <text:p>14.186810845363</text:p>
          </table:table-cell>
          <table:table-cell table:formula="of:=IF([$Volumes.T10]=0;&quot;N/A&quot;;[$Valores.T10]/[$Volumes.T10])" office:value-type="float" office:value="13.4313099041534" calcext:value-type="float">
            <text:p>13.4313099041534</text:p>
          </table:table-cell>
          <table:table-cell table:formula="of:=IF([$Volumes.U10]=0;&quot;N/A&quot;;[$Valores.U10]/[$Volumes.U10])" office:value-type="float" office:value="13.7119070059692" calcext:value-type="float">
            <text:p>13.7119070059692</text:p>
          </table:table-cell>
          <table:table-cell table:formula="of:=IF([$Volumes.V10]=0;&quot;N/A&quot;;[$Valores.V10]/[$Volumes.V10])" office:value-type="float" office:value="13.8569023569024" calcext:value-type="float">
            <text:p>13.8569023569024</text:p>
          </table:table-cell>
          <table:table-cell table:formula="of:=IF([$Volumes.W10]=0;&quot;N/A&quot;;[$Valores.W10]/[$Volumes.W10])" office:value-type="float" office:value="14.2638574660634" calcext:value-type="float">
            <text:p>14.2638574660634</text:p>
          </table:table-cell>
          <table:table-cell table:formula="of:=IF([$Volumes.X10]=0;&quot;N/A&quot;;[$Valores.X10]/[$Volumes.X10])" office:value-type="float" office:value="14.3967822343077" calcext:value-type="float">
            <text:p>14.3967822343077</text:p>
          </table:table-cell>
          <table:table-cell table:formula="of:=IF([$Volumes.Y10]=0;&quot;N/A&quot;;[$Valores.Y10]/[$Volumes.Y10])" office:value-type="float" office:value="13.8744824580519" calcext:value-type="float">
            <text:p>13.8744824580519</text:p>
          </table:table-cell>
          <table:table-cell table:formula="of:=IF([$Volumes.Z10]=0;&quot;N/A&quot;;[$Valores.Z10]/[$Volumes.Z10])" office:value-type="float" office:value="14.7078347256717" calcext:value-type="float">
            <text:p>14.7078347256717</text:p>
          </table:table-cell>
          <table:table-cell table:formula="of:=IF([$Volumes.AA10]=0;&quot;N/A&quot;;[$Valores.AA10]/[$Volumes.AA10])" office:value-type="float" office:value="12.5073914382507" calcext:value-type="float">
            <text:p>12.5073914382507</text:p>
          </table:table-cell>
          <table:table-cell table:formula="of:=IF([$Volumes.AB10]=0;&quot;N/A&quot;;[$Valores.AB10]/[$Volumes.AB10])" office:value-type="float" office:value="12.2473993064817" calcext:value-type="float">
            <text:p>12.2473993064817</text:p>
          </table:table-cell>
          <table:table-cell table:formula="of:=IF([$Volumes.AC10]=0;&quot;N/A&quot;;[$Valores.AC10]/[$Volumes.AC10])" office:value-type="float" office:value="13.206263321856" calcext:value-type="float">
            <text:p>13.206263321856</text:p>
          </table:table-cell>
          <table:table-cell table:formula="of:=IF([$Volumes.AD10]=0;&quot;N/A&quot;;[$Valores.AD10]/[$Volumes.AD10])" office:value-type="float" office:value="12.1428815879535" calcext:value-type="float">
            <text:p>12.1428815879535</text:p>
          </table:table-cell>
          <table:table-cell table:formula="of:=IF([$Volumes.AE10]=0;&quot;N/A&quot;;[$Valores.AE10]/[$Volumes.AE10])" office:value-type="float" office:value="12.2753916563985" calcext:value-type="float">
            <text:p>12.2753916563985</text:p>
          </table:table-cell>
          <table:table-cell table:formula="of:=IF([$Volumes.AF10]=0;&quot;N/A&quot;;[$Valores.AF10]/[$Volumes.AF10])" office:value-type="float" office:value="12.2787119051194" calcext:value-type="float">
            <text:p>12.2787119051194</text:p>
          </table:table-cell>
          <table:table-cell table:formula="of:=IF([$Volumes.AG10]=0;&quot;N/A&quot;;[$Valores.AG10]/[$Volumes.AG10])" office:value-type="float" office:value="12.594431903687" calcext:value-type="float">
            <text:p>12.594431903687</text:p>
          </table:table-cell>
          <table:table-cell table:formula="of:=IF([$Volumes.AH10]=0;&quot;N/A&quot;;[$Valores.AH10]/[$Volumes.AH10])" office:value-type="float" office:value="12.5769230769231" calcext:value-type="float">
            <text:p>12.5769230769231</text:p>
          </table:table-cell>
          <table:table-cell table:formula="of:=IF([$Volumes.AI10]=0;&quot;N/A&quot;;[$Valores.AI10]/[$Volumes.AI10])" office:value-type="float" office:value="12.8641169374867" calcext:value-type="float">
            <text:p>12.8641169374867</text:p>
          </table:table-cell>
          <table:table-cell table:formula="of:=IF([$Volumes.AJ10]=0;&quot;N/A&quot;;[$Valores.AJ10]/[$Volumes.AJ10])" office:value-type="float" office:value="12.6385023584906" calcext:value-type="float">
            <text:p>12.6385023584906</text:p>
          </table:table-cell>
          <table:table-cell table:formula="of:=IF([$Volumes.AK10]=0;&quot;N/A&quot;;[$Valores.AK10]/[$Volumes.AK10])" office:value-type="float" office:value="12.9088292310404" calcext:value-type="float">
            <text:p>12.9088292310404</text:p>
          </table:table-cell>
          <table:table-cell table:formula="of:=IF([$Volumes.AL10]=0;&quot;N/A&quot;;[$Valores.AL10]/[$Volumes.AL10])" office:value-type="float" office:value="11.7567706327814" calcext:value-type="float">
            <text:p>11.7567706327814</text:p>
          </table:table-cell>
          <table:table-cell table:formula="of:=IF([$Volumes.AM10]=0;&quot;N/A&quot;;[$Valores.AM10]/[$Volumes.AM10])" office:value-type="float" office:value="10.9817136468897" calcext:value-type="float">
            <text:p>10.9817136468897</text:p>
          </table:table-cell>
          <table:table-cell table:formula="of:=IF([$Volumes.AN10]=0;&quot;N/A&quot;;[$Valores.AN10]/[$Volumes.AN10])" office:value-type="float" office:value="11.1134296028881" calcext:value-type="float">
            <text:p>11.1134296028881</text:p>
          </table:table-cell>
          <table:table-cell table:formula="of:=IF([$Volumes.AO10]=0;&quot;N/A&quot;;[$Valores.AO10]/[$Volumes.AO10])" office:value-type="float" office:value="11.5404644616467" calcext:value-type="float">
            <text:p>11.5404644616467</text:p>
          </table:table-cell>
          <table:table-cell table:formula="of:=IF([$Volumes.AP10]=0;&quot;N/A&quot;;[$Valores.AP10]/[$Volumes.AP10])" office:value-type="float" office:value="11.5590657790816" calcext:value-type="float">
            <text:p>11.5590657790816</text:p>
          </table:table-cell>
          <table:table-cell table:formula="of:=IF([$Volumes.AQ10]=0;&quot;N/A&quot;;[$Valores.AQ10]/[$Volumes.AQ10])" office:value-type="float" office:value="11.710267138719" calcext:value-type="float">
            <text:p>11.710267138719</text:p>
          </table:table-cell>
          <table:table-cell table:formula="of:=IF([$Volumes.AR10]=0;&quot;N/A&quot;;[$Valores.AR10]/[$Volumes.AR10])" office:value-type="float" office:value="11.8987467252" calcext:value-type="float">
            <text:p>11.8987467252</text:p>
          </table:table-cell>
          <table:table-cell table:formula="of:=IF([$Volumes.AS10]=0;&quot;N/A&quot;;[$Valores.AS10]/[$Volumes.AS10])" office:value-type="float" office:value="11.4803601093189" calcext:value-type="float">
            <text:p>11.4803601093189</text:p>
          </table:table-cell>
          <table:table-cell table:formula="of:=IF([$Volumes.AT10]=0;&quot;N/A&quot;;[$Valores.AT10]/[$Volumes.AT10])" office:value-type="float" office:value="11.4267970152073" calcext:value-type="float">
            <text:p>11.4267970152073</text:p>
          </table:table-cell>
          <table:table-cell table:formula="of:=IF([$Volumes.AU10]=0;&quot;N/A&quot;;[$Valores.AU10]/[$Volumes.AU10])" office:value-type="float" office:value="12.0030910964301" calcext:value-type="float">
            <text:p>12.0030910964301</text:p>
          </table:table-cell>
          <table:table-cell table:formula="of:=IF([$Volumes.AV10]=0;&quot;N/A&quot;;[$Valores.AV10]/[$Volumes.AV10])" office:value-type="float" office:value="11.1228594905505" calcext:value-type="float">
            <text:p>11.1228594905505</text:p>
          </table:table-cell>
          <table:table-cell table:formula="of:=IF([$Volumes.AW10]=0;&quot;N/A&quot;;[$Valores.AW10]/[$Volumes.AW10])" office:value-type="float" office:value="11.2704279487971" calcext:value-type="float">
            <text:p>11.2704279487971</text:p>
          </table:table-cell>
          <table:table-cell table:formula="of:=IF([$Volumes.AX10]=0;&quot;N/A&quot;;[$Valores.AX10]/[$Volumes.AX10])" office:value-type="float" office:value="11.665146673369" calcext:value-type="float">
            <text:p>11.665146673369</text:p>
          </table:table-cell>
          <table:table-cell table:formula="of:=IF([$Volumes.AY10]=0;&quot;N/A&quot;;[$Valores.AY10]/[$Volumes.AY10])" office:value-type="float" office:value="11.8946763562616" calcext:value-type="float">
            <text:p>11.8946763562616</text:p>
          </table:table-cell>
          <table:table-cell table:formula="of:=IF([$Volumes.AZ10]=0;&quot;N/A&quot;;[$Valores.AZ10]/[$Volumes.AZ10])" office:value-type="float" office:value="12.0471825645422" calcext:value-type="float">
            <text:p>12.0471825645422</text:p>
          </table:table-cell>
          <table:table-cell table:formula="of:=IF([$Volumes.BA10]=0;&quot;N/A&quot;;[$Valores.BA10]/[$Volumes.BA10])" office:value-type="float" office:value="11.7021567106284" calcext:value-type="float">
            <text:p>11.7021567106284</text:p>
          </table:table-cell>
          <table:table-cell table:formula="of:=IF([$Volumes.BB10]=0;&quot;N/A&quot;;[$Valores.BB10]/[$Volumes.BB10])" office:value-type="float" office:value="11.474088005254" calcext:value-type="float">
            <text:p>11.474088005254</text:p>
          </table:table-cell>
          <table:table-cell table:formula="of:=IF([$Volumes.BC10]=0;&quot;N/A&quot;;[$Valores.BC10]/[$Volumes.BC10])" office:value-type="float" office:value="11.4221868337914" calcext:value-type="float">
            <text:p>11.4221868337914</text:p>
          </table:table-cell>
          <table:table-cell table:formula="of:=IF([$Volumes.BD10]=0;&quot;N/A&quot;;[$Valores.BD10]/[$Volumes.BD10])" office:value-type="float" office:value="12.0223888368218" calcext:value-type="float">
            <text:p>12.0223888368218</text:p>
          </table:table-cell>
          <table:table-cell table:formula="of:=IF([$Volumes.BE10]=0;&quot;N/A&quot;;[$Valores.BE10]/[$Volumes.BE10])" office:value-type="float" office:value="12.0310384243383" calcext:value-type="float">
            <text:p>12.0310384243383</text:p>
          </table:table-cell>
          <table:table-cell table:formula="of:=IF([$Volumes.BF10]=0;&quot;N/A&quot;;[$Valores.BF10]/[$Volumes.BF10])" office:value-type="float" office:value="12.1121535548287" calcext:value-type="float">
            <text:p>12.1121535548287</text:p>
          </table:table-cell>
          <table:table-cell table:formula="of:=IF([$Volumes.BG10]=0;&quot;N/A&quot;;[$Valores.BG10]/[$Volumes.BG10])" office:value-type="float" office:value="12.0826434585721" calcext:value-type="float">
            <text:p>12.0826434585721</text:p>
          </table:table-cell>
          <table:table-cell table:formula="of:=IF([$Volumes.BH10]=0;&quot;N/A&quot;;[$Valores.BH10]/[$Volumes.BH10])" office:value-type="float" office:value="12.0054107516872" calcext:value-type="float">
            <text:p>12.0054107516872</text:p>
          </table:table-cell>
          <table:table-cell table:formula="of:=IF([$Volumes.BI10]=0;&quot;N/A&quot;;[$Valores.BI10]/[$Volumes.BI10])" office:value-type="float" office:value="12.0899265286295" calcext:value-type="float">
            <text:p>12.0899265286295</text:p>
          </table:table-cell>
          <table:table-cell table:formula="of:=IF([$Volumes.BJ10]=0;&quot;N/A&quot;;[$Valores.BJ10]/[$Volumes.BJ10])" office:value-type="float" office:value="12.5804746018757" calcext:value-type="float">
            <text:p>12.5804746018757</text:p>
          </table:table-cell>
          <table:table-cell table:formula="of:=IF([$Volumes.BK10]=0;&quot;N/A&quot;;[$Valores.BK10]/[$Volumes.BK10])" office:value-type="float" office:value="12.4261225028021" calcext:value-type="float">
            <text:p>12.4261225028021</text:p>
          </table:table-cell>
          <table:table-cell table:formula="of:=IF([$Volumes.BL10]=0;&quot;N/A&quot;;[$Valores.BL10]/[$Volumes.BL10])" office:value-type="float" office:value="12.230947728383" calcext:value-type="float">
            <text:p>12.230947728383</text:p>
          </table:table-cell>
          <table:table-cell table:formula="of:=IF([$Volumes.BM10]=0;&quot;N/A&quot;;[$Valores.BM10]/[$Volumes.BM10])" office:value-type="float" office:value="12.6532027224731" calcext:value-type="float">
            <text:p>12.6532027224731</text:p>
          </table:table-cell>
          <table:table-cell table:formula="of:=IF([$Volumes.BN10]=0;&quot;N/A&quot;;[$Valores.BN10]/[$Volumes.BN10])" office:value-type="float" office:value="12.8865038243277" calcext:value-type="float">
            <text:p>12.8865038243277</text:p>
          </table:table-cell>
          <table:table-cell table:formula="of:=IF([$Volumes.BO10]=0;&quot;N/A&quot;;[$Valores.BO10]/[$Volumes.BO10])" office:value-type="float" office:value="12.5145228215768" calcext:value-type="float">
            <text:p>12.5145228215768</text:p>
          </table:table-cell>
          <table:table-cell table:formula="of:=IF([$Volumes.BP10]=0;&quot;N/A&quot;;[$Valores.BP10]/[$Volumes.BP10])" office:value-type="float" office:value="12.7353115088964" calcext:value-type="float">
            <text:p>12.7353115088964</text:p>
          </table:table-cell>
          <table:table-cell table:formula="of:=IF([$Volumes.BQ10]=0;&quot;N/A&quot;;[$Valores.BQ10]/[$Volumes.BQ10])" office:value-type="float" office:value="13.2036071406662" calcext:value-type="float">
            <text:p>13.2036071406662</text:p>
          </table:table-cell>
          <table:table-cell table:formula="of:=IF([$Volumes.BR10]=0;&quot;N/A&quot;;[$Valores.BR10]/[$Volumes.BR10])" office:value-type="float" office:value="13.0128392357308" calcext:value-type="float">
            <text:p>13.0128392357308</text:p>
          </table:table-cell>
          <table:table-cell table:formula="of:=IF([$Volumes.BS10]=0;&quot;N/A&quot;;[$Valores.BS10]/[$Volumes.BS10])" office:value-type="float" office:value="13.0411237785016" calcext:value-type="float">
            <text:p>13.0411237785016</text:p>
          </table:table-cell>
          <table:table-cell table:formula="of:=IF([$Volumes.BT10]=0;&quot;N/A&quot;;[$Valores.BT10]/[$Volumes.BT10])" office:value-type="float" office:value="12.4007182940516" calcext:value-type="float">
            <text:p>12.4007182940516</text:p>
          </table:table-cell>
          <table:table-cell table:formula="of:=IF([$Volumes.BU10]=0;&quot;N/A&quot;;[$Valores.BU10]/[$Volumes.BU10])" office:value-type="float" office:value="13.1227625298329" calcext:value-type="float">
            <text:p>13.1227625298329</text:p>
          </table:table-cell>
          <table:table-cell table:formula="of:=IF([$Volumes.BV10]=0;&quot;N/A&quot;;[$Valores.BV10]/[$Volumes.BV10])" office:value-type="float" office:value="12.1595870906502" calcext:value-type="float">
            <text:p>12.1595870906502</text:p>
          </table:table-cell>
          <table:table-cell table:formula="of:=IF([$Volumes.BW10]=0;&quot;N/A&quot;;[$Valores.BW10]/[$Volumes.BW10])" office:value-type="float" office:value="11.9845766446333" calcext:value-type="float">
            <text:p>11.9845766446333</text:p>
          </table:table-cell>
          <table:table-cell table:formula="of:=IF([$Volumes.BX10]=0;&quot;N/A&quot;;[$Valores.BX10]/[$Volumes.BX10])" office:value-type="float" office:value="11.7978436657682" calcext:value-type="float">
            <text:p>11.7978436657682</text:p>
          </table:table-cell>
          <table:table-cell table:formula="of:=IF([$Volumes.BY10]=0;&quot;N/A&quot;;[$Valores.BY10]/[$Volumes.BY10])" office:value-type="float" office:value="12.3358480276313" calcext:value-type="float">
            <text:p>12.3358480276313</text:p>
          </table:table-cell>
          <table:table-cell table:formula="of:=IF([$Volumes.BZ10]=0;&quot;N/A&quot;;[$Valores.BZ10]/[$Volumes.BZ10])" office:value-type="float" office:value="11.8904609427359" calcext:value-type="float">
            <text:p>11.8904609427359</text:p>
          </table:table-cell>
          <table:table-cell table:formula="of:=IF([$Volumes.CA10]=0;&quot;N/A&quot;;[$Valores.CA10]/[$Volumes.CA10])" office:value-type="float" office:value="11.9237351954542" calcext:value-type="float">
            <text:p>11.9237351954542</text:p>
          </table:table-cell>
          <table:table-cell table:formula="of:=IF([$Volumes.CB10]=0;&quot;N/A&quot;;[$Valores.CB10]/[$Volumes.CB10])" office:value-type="float" office:value="12.3263213252695" calcext:value-type="float">
            <text:p>12.3263213252695</text:p>
          </table:table-cell>
          <table:table-cell table:formula="of:=IF([$Volumes.CC10]=0;&quot;N/A&quot;;[$Valores.CC10]/[$Volumes.CC10])" office:value-type="float" office:value="12.2405055252128" calcext:value-type="float">
            <text:p>12.2405055252128</text:p>
          </table:table-cell>
          <table:table-cell table:formula="of:=IF([$Volumes.CD10]=0;&quot;N/A&quot;;[$Valores.CD10]/[$Volumes.CD10])" office:value-type="float" office:value="12.2871819665196" calcext:value-type="float">
            <text:p>12.2871819665196</text:p>
          </table:table-cell>
          <table:table-cell table:formula="of:=IF([$Volumes.CE10]=0;&quot;N/A&quot;;[$Valores.CE10]/[$Volumes.CE10])" office:value-type="float" office:value="12.7391727493917" calcext:value-type="float">
            <text:p>12.7391727493917</text:p>
          </table:table-cell>
          <table:table-cell table:formula="of:=IF([$Volumes.CF10]=0;&quot;N/A&quot;;[$Valores.CF10]/[$Volumes.CF10])" office:value-type="float" office:value="12.539852398524" calcext:value-type="float">
            <text:p>12.539852398524</text:p>
          </table:table-cell>
          <table:table-cell table:formula="of:=IF([$Volumes.CG10]=0;&quot;N/A&quot;;[$Valores.CG10]/[$Volumes.CG10])" office:value-type="float" office:value="12.635478370131" calcext:value-type="float">
            <text:p>12.635478370131</text:p>
          </table:table-cell>
          <table:table-cell table:formula="of:=IF([$Volumes.CH10]=0;&quot;N/A&quot;;[$Valores.CH10]/[$Volumes.CH10])" office:value-type="float" office:value="12.9593103161051" calcext:value-type="float">
            <text:p>12.9593103161051</text:p>
          </table:table-cell>
          <table:table-cell table:formula="of:=IF([$Volumes.CI10]=0;&quot;N/A&quot;;[$Valores.CI10]/[$Volumes.CI10])" office:value-type="float" office:value="13.3362917933131" calcext:value-type="float">
            <text:p>13.3362917933131</text:p>
          </table:table-cell>
          <table:table-cell table:formula="of:=IF([$Volumes.CJ10]=0;&quot;N/A&quot;;[$Valores.CJ10]/[$Volumes.CJ10])" office:value-type="float" office:value="13.2206155676158" calcext:value-type="float">
            <text:p>13.2206155676158</text:p>
          </table:table-cell>
          <table:table-cell table:formula="of:=IF([$Volumes.CK10]=0;&quot;N/A&quot;;[$Valores.CK10]/[$Volumes.CK10])" office:value-type="float" office:value="13.221244538195" calcext:value-type="float">
            <text:p>13.221244538195</text:p>
          </table:table-cell>
          <table:table-cell table:formula="of:=IF([$Volumes.CL10]=0;&quot;N/A&quot;;[$Valores.CL10]/[$Volumes.CL10])" office:value-type="float" office:value="13.0032384663941" calcext:value-type="float">
            <text:p>13.0032384663941</text:p>
          </table:table-cell>
          <table:table-cell table:formula="of:=IF([$Volumes.CM10]=0;&quot;N/A&quot;;[$Valores.CM10]/[$Volumes.CM10])" office:value-type="float" office:value="13.2379601742741" calcext:value-type="float">
            <text:p>13.2379601742741</text:p>
          </table:table-cell>
          <table:table-cell table:formula="of:=IF([$Volumes.CN10]=0;&quot;N/A&quot;;[$Valores.CN10]/[$Volumes.CN10])" office:value-type="float" office:value="11.4122431807026" calcext:value-type="float">
            <text:p>11.4122431807026</text:p>
          </table:table-cell>
          <table:table-cell table:formula="of:=IF([$Volumes.CO10]=0;&quot;N/A&quot;;[$Valores.CO10]/[$Volumes.CO10])" office:value-type="float" office:value="10.6459996602684" calcext:value-type="float">
            <text:p>10.6459996602684</text:p>
          </table:table-cell>
          <table:table-cell table:formula="of:=IF([$Volumes.CP10]=0;&quot;N/A&quot;;[$Valores.CP10]/[$Volumes.CP10])" office:value-type="float" office:value="10.9603421131016" calcext:value-type="float">
            <text:p>10.9603421131016</text:p>
          </table:table-cell>
          <table:table-cell table:formula="of:=IF([$Volumes.CQ10]=0;&quot;N/A&quot;;[$Valores.CQ10]/[$Volumes.CQ10])" office:value-type="float" office:value="10.7654890762999" calcext:value-type="float">
            <text:p>10.7654890762999</text:p>
          </table:table-cell>
          <table:table-cell table:formula="of:=IF([$Volumes.CR10]=0;&quot;N/A&quot;;[$Valores.CR10]/[$Volumes.CR10])" office:value-type="float" office:value="10.558054250644" calcext:value-type="float">
            <text:p>10.558054250644</text:p>
          </table:table-cell>
          <table:table-cell table:formula="of:=IF([$Volumes.CS10]=0;&quot;N/A&quot;;[$Valores.CS10]/[$Volumes.CS10])" office:value-type="float" office:value="10.9292593597396" calcext:value-type="float">
            <text:p>10.9292593597396</text:p>
          </table:table-cell>
          <table:table-cell table:formula="of:=IF([$Volumes.CT10]=0;&quot;N/A&quot;;[$Valores.CT10]/[$Volumes.CT10])" office:value-type="float" office:value="11.2095463666568" calcext:value-type="float">
            <text:p>11.2095463666568</text:p>
          </table:table-cell>
          <table:table-cell table:formula="of:=IF([$Volumes.CU10]=0;&quot;N/A&quot;;[$Valores.CU10]/[$Volumes.CU10])" office:value-type="float" office:value="11.0551718375759" calcext:value-type="float">
            <text:p>11.0551718375759</text:p>
          </table:table-cell>
          <table:table-cell table:formula="of:=IF([$Volumes.CV10]=0;&quot;N/A&quot;;[$Valores.CV10]/[$Volumes.CV10])" office:value-type="float" office:value="11.4107262512242" calcext:value-type="float">
            <text:p>11.4107262512242</text:p>
          </table:table-cell>
          <table:table-cell table:formula="of:=IF([$Volumes.CW10]=0;&quot;N/A&quot;;[$Valores.CW10]/[$Volumes.CW10])" office:value-type="float" office:value="11.3799674878079" calcext:value-type="float">
            <text:p>11.3799674878079</text:p>
          </table:table-cell>
          <table:table-cell table:formula="of:=IF([$Volumes.CX10]=0;&quot;N/A&quot;;[$Valores.CX10]/[$Volumes.CX10])" office:value-type="float" office:value="11.5351150733676" calcext:value-type="float">
            <text:p>11.5351150733676</text:p>
          </table:table-cell>
          <table:table-cell table:formula="of:=IF([$Volumes.CY10]=0;&quot;N/A&quot;;[$Valores.CY10]/[$Volumes.CY10])" office:value-type="float" office:value="11.9409080538444" calcext:value-type="float">
            <text:p>11.9409080538444</text:p>
          </table:table-cell>
          <table:table-cell table:formula="of:=IF([$Volumes.CZ10]=0;&quot;N/A&quot;;[$Valores.CZ10]/[$Volumes.CZ10])" office:value-type="float" office:value="12.1591290484981" calcext:value-type="float">
            <text:p>12.1591290484981</text:p>
          </table:table-cell>
          <table:table-cell table:formula="of:=IF([$Volumes.DA10]=0;&quot;N/A&quot;;[$Valores.DA10]/[$Volumes.DA10])" office:value-type="float" office:value="12.1797418481049" calcext:value-type="float">
            <text:p>12.1797418481049</text:p>
          </table:table-cell>
          <table:table-cell table:formula="of:=IF([$Volumes.DB10]=0;&quot;N/A&quot;;[$Valores.DB10]/[$Volumes.DB10])" office:value-type="float" office:value="12.0772160463992" calcext:value-type="float">
            <text:p>12.0772160463992</text:p>
          </table:table-cell>
          <table:table-cell table:formula="of:=IF([$Volumes.DC10]=0;&quot;N/A&quot;;[$Valores.DC10]/[$Volumes.DC10])" office:value-type="float" office:value="11.8641153724878" calcext:value-type="float">
            <text:p>11.8641153724878</text:p>
          </table:table-cell>
          <table:table-cell table:formula="of:=IF([$Volumes.DD10]=0;&quot;N/A&quot;;[$Valores.DD10]/[$Volumes.DD10])" office:value-type="float" office:value="11.7648780769175" calcext:value-type="float">
            <text:p>11.7648780769175</text:p>
          </table:table-cell>
          <table:table-cell table:formula="of:=IF([$Volumes.DE10]=0;&quot;N/A&quot;;[$Valores.DE10]/[$Volumes.DE10])" office:value-type="float" office:value="12.5144474909551" calcext:value-type="float">
            <text:p>12.5144474909551</text:p>
          </table:table-cell>
          <table:table-cell table:formula="of:=IF([$Volumes.DF10]=0;&quot;N/A&quot;;[$Valores.DF10]/[$Volumes.DF10])" office:value-type="float" office:value="12.109650152618" calcext:value-type="float">
            <text:p>12.109650152618</text:p>
          </table:table-cell>
          <table:table-cell table:formula="of:=IF([$Volumes.DG10]=0;&quot;N/A&quot;;[$Valores.DG10]/[$Volumes.DG10])" office:value-type="float" office:value="11.8231497418244" calcext:value-type="float">
            <text:p>11.8231497418244</text:p>
          </table:table-cell>
          <table:table-cell table:formula="of:=IF([$Volumes.DH10]=0;&quot;N/A&quot;;[$Valores.DH10]/[$Volumes.DH10])" office:value-type="float" office:value="12.5628527449974" calcext:value-type="float">
            <text:p>12.5628527449974</text:p>
          </table:table-cell>
          <table:table-cell table:formula="of:=IF([$Volumes.DI10]=0;&quot;N/A&quot;;[$Valores.DI10]/[$Volumes.DI10])" office:value-type="float" office:value="11.7602176220807" calcext:value-type="float">
            <text:p>11.7602176220807</text:p>
          </table:table-cell>
          <table:table-cell table:formula="of:=IF([$Volumes.DJ10]=0;&quot;N/A&quot;;[$Valores.DJ10]/[$Volumes.DJ10])" office:value-type="float" office:value="11.2586536622681" calcext:value-type="float">
            <text:p>11.2586536622681</text:p>
          </table:table-cell>
          <table:table-cell table:formula="of:=IF([$Volumes.DK10]=0;&quot;N/A&quot;;[$Valores.DK10]/[$Volumes.DK10])" office:value-type="float" office:value="11.2461552629156" calcext:value-type="float">
            <text:p>11.2461552629156</text:p>
          </table:table-cell>
          <table:table-cell table:formula="of:=IF([$Volumes.DL10]=0;&quot;N/A&quot;;[$Valores.DL10]/[$Volumes.DL10])" office:value-type="float" office:value="11.3805044535087" calcext:value-type="float">
            <text:p>11.3805044535087</text:p>
          </table:table-cell>
          <table:table-cell table:formula="of:=IF([$Volumes.DM10]=0;&quot;N/A&quot;;[$Valores.DM10]/[$Volumes.DM10])" office:value-type="float" office:value="11.5335264301231" calcext:value-type="float">
            <text:p>11.5335264301231</text:p>
          </table:table-cell>
          <table:table-cell table:formula="of:=IF([$Volumes.DN10]=0;&quot;N/A&quot;;[$Valores.DN10]/[$Volumes.DN10])" office:value-type="float" office:value="11.869637212103" calcext:value-type="float">
            <text:p>11.869637212103</text:p>
          </table:table-cell>
          <table:table-cell table:formula="of:=IF([$Volumes.DO10]=0;&quot;N/A&quot;;[$Valores.DO10]/[$Volumes.DO10])" office:value-type="float" office:value="12.1458400515963" calcext:value-type="float">
            <text:p>12.1458400515963</text:p>
          </table:table-cell>
          <table:table-cell table:formula="of:=IF([$Volumes.DP10]=0;&quot;N/A&quot;;[$Valores.DP10]/[$Volumes.DP10])" office:value-type="float" office:value="12.4056544937981" calcext:value-type="float">
            <text:p>12.4056544937981</text:p>
          </table:table-cell>
          <table:table-cell table:formula="of:=IF([$Volumes.DQ10]=0;&quot;N/A&quot;;[$Valores.DQ10]/[$Volumes.DQ10])" office:value-type="float" office:value="12.5566017547614" calcext:value-type="float">
            <text:p>12.5566017547614</text:p>
          </table:table-cell>
          <table:table-cell table:formula="of:=IF([$Volumes.DR10]=0;&quot;N/A&quot;;[$Valores.DR10]/[$Volumes.DR10])" office:value-type="float" office:value="12.8004758388711" calcext:value-type="float">
            <text:p>12.8004758388711</text:p>
          </table:table-cell>
          <table:table-cell table:formula="of:=IF([$Volumes.DS10]=0;&quot;N/A&quot;;[$Valores.DS10]/[$Volumes.DS10])" office:value-type="float" office:value="13.0654593212138" calcext:value-type="float">
            <text:p>13.0654593212138</text:p>
          </table:table-cell>
          <table:table-cell table:formula="of:=IF([$Volumes.DT10]=0;&quot;N/A&quot;;[$Valores.DT10]/[$Volumes.DT10])" office:value-type="float" office:value="12.750542837645" calcext:value-type="float">
            <text:p>12.750542837645</text:p>
          </table:table-cell>
          <table:table-cell table:formula="of:=IF([$Volumes.DU10]=0;&quot;N/A&quot;;[$Valores.DU10]/[$Volumes.DU10])" office:value-type="float" office:value="12.7353623508617" calcext:value-type="float">
            <text:p>12.7353623508617</text:p>
          </table:table-cell>
          <table:table-cell table:formula="of:=IF([$Volumes.DV10]=0;&quot;N/A&quot;;[$Valores.DV10]/[$Volumes.DV10])" office:value-type="float" office:value="12.1811104858376" calcext:value-type="float">
            <text:p>12.1811104858376</text:p>
          </table:table-cell>
          <table:table-cell table:formula="of:=IF([$Volumes.DW10]=0;&quot;N/A&quot;;[$Valores.DW10]/[$Volumes.DW10])" office:value-type="float" office:value="12.6972015300987" calcext:value-type="float">
            <text:p>12.6972015300987</text:p>
          </table:table-cell>
        </table:table-row>
        <table:table-row table:style-name="ro1">
          <table:table-cell office:value-type="string" calcext:value-type="string">
            <text:p>T. MASSA LEVE</text:p>
          </table:table-cell>
          <table:table-cell table:formula="of:=IF([$Volumes.B11]=0;&quot;N/A&quot;;[$Valores.B11]/[$Volumes.B11])" office:value-type="float" office:value="13.3248282630029" calcext:value-type="float">
            <text:p>13.3248282630029</text:p>
          </table:table-cell>
          <table:table-cell table:formula="of:=IF([$Volumes.C11]=0;&quot;N/A&quot;;[$Valores.C11]/[$Volumes.C11])" office:value-type="float" office:value="13.572380952381" calcext:value-type="float">
            <text:p>13.572380952381</text:p>
          </table:table-cell>
          <table:table-cell table:formula="of:=IF([$Volumes.D11]=0;&quot;N/A&quot;;[$Valores.D11]/[$Volumes.D11])" office:value-type="float" office:value="12.4608577263445" calcext:value-type="float">
            <text:p>12.4608577263445</text:p>
          </table:table-cell>
          <table:table-cell table:formula="of:=IF([$Volumes.E11]=0;&quot;N/A&quot;;[$Valores.E11]/[$Volumes.E11])" office:value-type="float" office:value="12.6175925925926" calcext:value-type="float">
            <text:p>12.6175925925926</text:p>
          </table:table-cell>
          <table:table-cell table:formula="of:=IF([$Volumes.F11]=0;&quot;N/A&quot;;[$Valores.F11]/[$Volumes.F11])" office:value-type="float" office:value="12.867873651772" calcext:value-type="float">
            <text:p>12.867873651772</text:p>
          </table:table-cell>
          <table:table-cell table:formula="of:=IF([$Volumes.G11]=0;&quot;N/A&quot;;[$Valores.G11]/[$Volumes.G11])" office:value-type="float" office:value="12.401572327044" calcext:value-type="float">
            <text:p>12.401572327044</text:p>
          </table:table-cell>
          <table:table-cell table:formula="of:=IF([$Volumes.H11]=0;&quot;N/A&quot;;[$Valores.H11]/[$Volumes.H11])" office:value-type="float" office:value="12.5482112436116" calcext:value-type="float">
            <text:p>12.5482112436116</text:p>
          </table:table-cell>
          <table:table-cell table:formula="of:=IF([$Volumes.I11]=0;&quot;N/A&quot;;[$Valores.I11]/[$Volumes.I11])" office:value-type="float" office:value="12.4344294003868" calcext:value-type="float">
            <text:p>12.4344294003868</text:p>
          </table:table-cell>
          <table:table-cell table:formula="of:=IF([$Volumes.J11]=0;&quot;N/A&quot;;[$Valores.J11]/[$Volumes.J11])" office:value-type="float" office:value="11.7111480865225" calcext:value-type="float">
            <text:p>11.7111480865225</text:p>
          </table:table-cell>
          <table:table-cell table:formula="of:=IF([$Volumes.K11]=0;&quot;N/A&quot;;[$Valores.K11]/[$Volumes.K11])" office:value-type="float" office:value="11.7439195509822" calcext:value-type="float">
            <text:p>11.7439195509822</text:p>
          </table:table-cell>
          <table:table-cell table:formula="of:=IF([$Volumes.L11]=0;&quot;N/A&quot;;[$Valores.L11]/[$Volumes.L11])" office:value-type="float" office:value="11.8888661481785" calcext:value-type="float">
            <text:p>11.8888661481785</text:p>
          </table:table-cell>
          <table:table-cell table:formula="of:=IF([$Volumes.M11]=0;&quot;N/A&quot;;[$Valores.M11]/[$Volumes.M11])" office:value-type="float" office:value="12.0161144305631" calcext:value-type="float">
            <text:p>12.0161144305631</text:p>
          </table:table-cell>
          <table:table-cell table:formula="of:=IF([$Volumes.N11]=0;&quot;N/A&quot;;[$Valores.N11]/[$Volumes.N11])" office:value-type="float" office:value="12.5089082638362" calcext:value-type="float">
            <text:p>12.5089082638362</text:p>
          </table:table-cell>
          <table:table-cell table:formula="of:=IF([$Volumes.O11]=0;&quot;N/A&quot;;[$Valores.O11]/[$Volumes.O11])" office:value-type="float" office:value="12.7053457398285" calcext:value-type="float">
            <text:p>12.7053457398285</text:p>
          </table:table-cell>
          <table:table-cell table:formula="of:=IF([$Volumes.P11]=0;&quot;N/A&quot;;[$Valores.P11]/[$Volumes.P11])" office:value-type="float" office:value="12.3989218328841" calcext:value-type="float">
            <text:p>12.3989218328841</text:p>
          </table:table-cell>
          <table:table-cell table:formula="of:=IF([$Volumes.Q11]=0;&quot;N/A&quot;;[$Valores.Q11]/[$Volumes.Q11])" office:value-type="float" office:value="12.6880526810913" calcext:value-type="float">
            <text:p>12.6880526810913</text:p>
          </table:table-cell>
          <table:table-cell table:formula="of:=IF([$Volumes.R11]=0;&quot;N/A&quot;;[$Valores.R11]/[$Volumes.R11])" office:value-type="float" office:value="12.5756851497769" calcext:value-type="float">
            <text:p>12.5756851497769</text:p>
          </table:table-cell>
          <table:table-cell table:formula="of:=IF([$Volumes.S11]=0;&quot;N/A&quot;;[$Valores.S11]/[$Volumes.S11])" office:value-type="float" office:value="12.1737888198758" calcext:value-type="float">
            <text:p>12.1737888198758</text:p>
          </table:table-cell>
          <table:table-cell table:formula="of:=IF([$Volumes.T11]=0;&quot;N/A&quot;;[$Valores.T11]/[$Volumes.T11])" office:value-type="float" office:value="11.8426966292135" calcext:value-type="float">
            <text:p>11.8426966292135</text:p>
          </table:table-cell>
          <table:table-cell table:formula="of:=IF([$Volumes.U11]=0;&quot;N/A&quot;;[$Valores.U11]/[$Volumes.U11])" office:value-type="float" office:value="11.2785145888594" calcext:value-type="float">
            <text:p>11.2785145888594</text:p>
          </table:table-cell>
          <table:table-cell table:formula="of:=IF([$Volumes.V11]=0;&quot;N/A&quot;;[$Valores.V11]/[$Volumes.V11])" office:value-type="float" office:value="11.4968152866242" calcext:value-type="float">
            <text:p>11.4968152866242</text:p>
          </table:table-cell>
          <table:table-cell table:formula="of:=IF([$Volumes.W11]=0;&quot;N/A&quot;;[$Valores.W11]/[$Volumes.W11])" office:value-type="float" office:value="10.5955124317768" calcext:value-type="float">
            <text:p>10.5955124317768</text:p>
          </table:table-cell>
          <table:table-cell table:formula="of:=IF([$Volumes.X11]=0;&quot;N/A&quot;;[$Valores.X11]/[$Volumes.X11])" office:value-type="float" office:value="12.1804457225018" calcext:value-type="float">
            <text:p>12.1804457225018</text:p>
          </table:table-cell>
          <table:table-cell table:formula="of:=IF([$Volumes.Y11]=0;&quot;N/A&quot;;[$Valores.Y11]/[$Volumes.Y11])" office:value-type="float" office:value="11.353550295858" calcext:value-type="float">
            <text:p>11.353550295858</text:p>
          </table:table-cell>
          <table:table-cell table:formula="of:=IF([$Volumes.Z11]=0;&quot;N/A&quot;;[$Valores.Z11]/[$Volumes.Z11])" office:value-type="float" office:value="11.4276513525118" calcext:value-type="float">
            <text:p>11.4276513525118</text:p>
          </table:table-cell>
          <table:table-cell table:formula="of:=IF([$Volumes.AA11]=0;&quot;N/A&quot;;[$Valores.AA11]/[$Volumes.AA11])" office:value-type="float" office:value="11.7966157929662" calcext:value-type="float">
            <text:p>11.7966157929662</text:p>
          </table:table-cell>
          <table:table-cell table:formula="of:=IF([$Volumes.AB11]=0;&quot;N/A&quot;;[$Valores.AB11]/[$Volumes.AB11])" office:value-type="float" office:value="12.0983333333333" calcext:value-type="float">
            <text:p>12.0983333333333</text:p>
          </table:table-cell>
          <table:table-cell table:formula="of:=IF([$Volumes.AC11]=0;&quot;N/A&quot;;[$Valores.AC11]/[$Volumes.AC11])" office:value-type="float" office:value="10.0082352941176" calcext:value-type="float">
            <text:p>10.0082352941176</text:p>
          </table:table-cell>
          <table:table-cell table:formula="of:=IF([$Volumes.AD11]=0;&quot;N/A&quot;;[$Valores.AD11]/[$Volumes.AD11])" office:value-type="float" office:value="10.2572936064556" calcext:value-type="float">
            <text:p>10.2572936064556</text:p>
          </table:table-cell>
          <table:table-cell table:formula="of:=IF([$Volumes.AE11]=0;&quot;N/A&quot;;[$Valores.AE11]/[$Volumes.AE11])" office:value-type="float" office:value="10.4287055877289" calcext:value-type="float">
            <text:p>10.4287055877289</text:p>
          </table:table-cell>
          <table:table-cell table:formula="of:=IF([$Volumes.AF11]=0;&quot;N/A&quot;;[$Valores.AF11]/[$Volumes.AF11])" office:value-type="float" office:value="10.5734736115902" calcext:value-type="float">
            <text:p>10.5734736115902</text:p>
          </table:table-cell>
          <table:table-cell table:formula="of:=IF([$Volumes.AG11]=0;&quot;N/A&quot;;[$Valores.AG11]/[$Volumes.AG11])" office:value-type="float" office:value="11.1096290882514" calcext:value-type="float">
            <text:p>11.1096290882514</text:p>
          </table:table-cell>
          <table:table-cell table:formula="of:=IF([$Volumes.AH11]=0;&quot;N/A&quot;;[$Valores.AH11]/[$Volumes.AH11])" office:value-type="float" office:value="11.3944692239072" calcext:value-type="float">
            <text:p>11.3944692239072</text:p>
          </table:table-cell>
          <table:table-cell table:formula="of:=IF([$Volumes.AI11]=0;&quot;N/A&quot;;[$Valores.AI11]/[$Volumes.AI11])" office:value-type="float" office:value="11.0761165577342" calcext:value-type="float">
            <text:p>11.0761165577342</text:p>
          </table:table-cell>
          <table:table-cell table:formula="of:=IF([$Volumes.AJ11]=0;&quot;N/A&quot;;[$Valores.AJ11]/[$Volumes.AJ11])" office:value-type="float" office:value="11.4055326662743" calcext:value-type="float">
            <text:p>11.4055326662743</text:p>
          </table:table-cell>
          <table:table-cell table:formula="of:=IF([$Volumes.AK11]=0;&quot;N/A&quot;;[$Valores.AK11]/[$Volumes.AK11])" office:value-type="float" office:value="11.773260359656" calcext:value-type="float">
            <text:p>11.773260359656</text:p>
          </table:table-cell>
          <table:table-cell table:formula="of:=IF([$Volumes.AL11]=0;&quot;N/A&quot;;[$Valores.AL11]/[$Volumes.AL11])" office:value-type="float" office:value="12.5169491525424" calcext:value-type="float">
            <text:p>12.5169491525424</text:p>
          </table:table-cell>
          <table:table-cell table:formula="of:=IF([$Volumes.AM11]=0;&quot;N/A&quot;;[$Valores.AM11]/[$Volumes.AM11])" office:value-type="float" office:value="11.4460966542751" calcext:value-type="float">
            <text:p>11.4460966542751</text:p>
          </table:table-cell>
          <table:table-cell table:formula="of:=IF([$Volumes.AN11]=0;&quot;N/A&quot;;[$Valores.AN11]/[$Volumes.AN11])" office:value-type="float" office:value="11.1153427638738" calcext:value-type="float">
            <text:p>11.1153427638738</text:p>
          </table:table-cell>
          <table:table-cell table:formula="of:=IF([$Volumes.AO11]=0;&quot;N/A&quot;;[$Valores.AO11]/[$Volumes.AO11])" office:value-type="float" office:value="11.1346492774057" calcext:value-type="float">
            <text:p>11.1346492774057</text:p>
          </table:table-cell>
          <table:table-cell table:formula="of:=IF([$Volumes.AP11]=0;&quot;N/A&quot;;[$Valores.AP11]/[$Volumes.AP11])" office:value-type="float" office:value="11.590798495908" calcext:value-type="float">
            <text:p>11.590798495908</text:p>
          </table:table-cell>
          <table:table-cell table:formula="of:=IF([$Volumes.AQ11]=0;&quot;N/A&quot;;[$Valores.AQ11]/[$Volumes.AQ11])" office:value-type="float" office:value="10.7537143855969" calcext:value-type="float">
            <text:p>10.7537143855969</text:p>
          </table:table-cell>
          <table:table-cell table:formula="of:=IF([$Volumes.AR11]=0;&quot;N/A&quot;;[$Valores.AR11]/[$Volumes.AR11])" office:value-type="float" office:value="10.6090081456636" calcext:value-type="float">
            <text:p>10.6090081456636</text:p>
          </table:table-cell>
          <table:table-cell table:formula="of:=IF([$Volumes.AS11]=0;&quot;N/A&quot;;[$Valores.AS11]/[$Volumes.AS11])" office:value-type="float" office:value="10.5069712251557" calcext:value-type="float">
            <text:p>10.5069712251557</text:p>
          </table:table-cell>
          <table:table-cell table:formula="of:=IF([$Volumes.AT11]=0;&quot;N/A&quot;;[$Valores.AT11]/[$Volumes.AT11])" office:value-type="float" office:value="10.8464299960112" calcext:value-type="float">
            <text:p>10.8464299960112</text:p>
          </table:table-cell>
          <table:table-cell table:formula="of:=IF([$Volumes.AU11]=0;&quot;N/A&quot;;[$Valores.AU11]/[$Volumes.AU11])" office:value-type="float" office:value="10.2568650496848" calcext:value-type="float">
            <text:p>10.2568650496848</text:p>
          </table:table-cell>
          <table:table-cell table:formula="of:=IF([$Volumes.AV11]=0;&quot;N/A&quot;;[$Valores.AV11]/[$Volumes.AV11])" office:value-type="float" office:value="10.4685816876122" calcext:value-type="float">
            <text:p>10.4685816876122</text:p>
          </table:table-cell>
          <table:table-cell table:formula="of:=IF([$Volumes.AW11]=0;&quot;N/A&quot;;[$Valores.AW11]/[$Volumes.AW11])" office:value-type="float" office:value="10.176138996139" calcext:value-type="float">
            <text:p>10.176138996139</text:p>
          </table:table-cell>
          <table:table-cell table:formula="of:=IF([$Volumes.AX11]=0;&quot;N/A&quot;;[$Valores.AX11]/[$Volumes.AX11])" office:value-type="float" office:value="10.403631891188" calcext:value-type="float">
            <text:p>10.403631891188</text:p>
          </table:table-cell>
          <table:table-cell table:formula="of:=IF([$Volumes.AY11]=0;&quot;N/A&quot;;[$Valores.AY11]/[$Volumes.AY11])" office:value-type="float" office:value="11.0593843639335" calcext:value-type="float">
            <text:p>11.0593843639335</text:p>
          </table:table-cell>
          <table:table-cell table:formula="of:=IF([$Volumes.AZ11]=0;&quot;N/A&quot;;[$Valores.AZ11]/[$Volumes.AZ11])" office:value-type="float" office:value="10.8241436925647" calcext:value-type="float">
            <text:p>10.8241436925647</text:p>
          </table:table-cell>
          <table:table-cell table:formula="of:=IF([$Volumes.BA11]=0;&quot;N/A&quot;;[$Valores.BA11]/[$Volumes.BA11])" office:value-type="float" office:value="11.2228731194248" calcext:value-type="float">
            <text:p>11.2228731194248</text:p>
          </table:table-cell>
          <table:table-cell table:formula="of:=IF([$Volumes.BB11]=0;&quot;N/A&quot;;[$Valores.BB11]/[$Volumes.BB11])" office:value-type="float" office:value="11.2993489743275" calcext:value-type="float">
            <text:p>11.2993489743275</text:p>
          </table:table-cell>
          <table:table-cell table:formula="of:=IF([$Volumes.BC11]=0;&quot;N/A&quot;;[$Valores.BC11]/[$Volumes.BC11])" office:value-type="float" office:value="11.0268860818171" calcext:value-type="float">
            <text:p>11.0268860818171</text:p>
          </table:table-cell>
          <table:table-cell table:formula="of:=IF([$Volumes.BD11]=0;&quot;N/A&quot;;[$Valores.BD11]/[$Volumes.BD11])" office:value-type="float" office:value="12.1825737265416" calcext:value-type="float">
            <text:p>12.1825737265416</text:p>
          </table:table-cell>
          <table:table-cell table:formula="of:=IF([$Volumes.BE11]=0;&quot;N/A&quot;;[$Valores.BE11]/[$Volumes.BE11])" office:value-type="float" office:value="11.7570709027509" calcext:value-type="float">
            <text:p>11.7570709027509</text:p>
          </table:table-cell>
          <table:table-cell table:formula="of:=IF([$Volumes.BF11]=0;&quot;N/A&quot;;[$Valores.BF11]/[$Volumes.BF11])" office:value-type="float" office:value="11.7081102783726" calcext:value-type="float">
            <text:p>11.7081102783726</text:p>
          </table:table-cell>
          <table:table-cell table:formula="of:=IF([$Volumes.BG11]=0;&quot;N/A&quot;;[$Valores.BG11]/[$Volumes.BG11])" office:value-type="float" office:value="11.6156382978723" calcext:value-type="float">
            <text:p>11.6156382978723</text:p>
          </table:table-cell>
          <table:table-cell table:formula="of:=IF([$Volumes.BH11]=0;&quot;N/A&quot;;[$Valores.BH11]/[$Volumes.BH11])" office:value-type="float" office:value="12.1017005300353" calcext:value-type="float">
            <text:p>12.1017005300353</text:p>
          </table:table-cell>
          <table:table-cell table:formula="of:=IF([$Volumes.BI11]=0;&quot;N/A&quot;;[$Valores.BI11]/[$Volumes.BI11])" office:value-type="float" office:value="11.8561527237354" calcext:value-type="float">
            <text:p>11.8561527237354</text:p>
          </table:table-cell>
          <table:table-cell table:formula="of:=IF([$Volumes.BJ11]=0;&quot;N/A&quot;;[$Valores.BJ11]/[$Volumes.BJ11])" office:value-type="float" office:value="12.3396990008853" calcext:value-type="float">
            <text:p>12.3396990008853</text:p>
          </table:table-cell>
          <table:table-cell table:formula="of:=IF([$Volumes.BK11]=0;&quot;N/A&quot;;[$Valores.BK11]/[$Volumes.BK11])" office:value-type="float" office:value="11.5580011335726" calcext:value-type="float">
            <text:p>11.5580011335726</text:p>
          </table:table-cell>
          <table:table-cell table:formula="of:=IF([$Volumes.BL11]=0;&quot;N/A&quot;;[$Valores.BL11]/[$Volumes.BL11])" office:value-type="float" office:value="11.4809009854528" calcext:value-type="float">
            <text:p>11.4809009854528</text:p>
          </table:table-cell>
          <table:table-cell table:formula="of:=IF([$Volumes.BM11]=0;&quot;N/A&quot;;[$Valores.BM11]/[$Volumes.BM11])" office:value-type="float" office:value="11.5934253108499" calcext:value-type="float">
            <text:p>11.5934253108499</text:p>
          </table:table-cell>
          <table:table-cell table:formula="of:=IF([$Volumes.BN11]=0;&quot;N/A&quot;;[$Valores.BN11]/[$Volumes.BN11])" office:value-type="float" office:value="11.138970220667" calcext:value-type="float">
            <text:p>11.138970220667</text:p>
          </table:table-cell>
          <table:table-cell table:formula="of:=IF([$Volumes.BO11]=0;&quot;N/A&quot;;[$Valores.BO11]/[$Volumes.BO11])" office:value-type="float" office:value="11.3412425850765" calcext:value-type="float">
            <text:p>11.3412425850765</text:p>
          </table:table-cell>
          <table:table-cell table:formula="of:=IF([$Volumes.BP11]=0;&quot;N/A&quot;;[$Valores.BP11]/[$Volumes.BP11])" office:value-type="float" office:value="11.4878789683722" calcext:value-type="float">
            <text:p>11.4878789683722</text:p>
          </table:table-cell>
          <table:table-cell table:formula="of:=IF([$Volumes.BQ11]=0;&quot;N/A&quot;;[$Valores.BQ11]/[$Volumes.BQ11])" office:value-type="float" office:value="11.0235111456138" calcext:value-type="float">
            <text:p>11.0235111456138</text:p>
          </table:table-cell>
          <table:table-cell table:formula="of:=IF([$Volumes.BR11]=0;&quot;N/A&quot;;[$Valores.BR11]/[$Volumes.BR11])" office:value-type="float" office:value="11.0168405726765" calcext:value-type="float">
            <text:p>11.0168405726765</text:p>
          </table:table-cell>
          <table:table-cell table:formula="of:=IF([$Volumes.BS11]=0;&quot;N/A&quot;;[$Valores.BS11]/[$Volumes.BS11])" office:value-type="float" office:value="11.022745021476" calcext:value-type="float">
            <text:p>11.022745021476</text:p>
          </table:table-cell>
          <table:table-cell table:formula="of:=IF([$Volumes.BT11]=0;&quot;N/A&quot;;[$Valores.BT11]/[$Volumes.BT11])" office:value-type="float" office:value="11.9821339121723" calcext:value-type="float">
            <text:p>11.9821339121723</text:p>
          </table:table-cell>
          <table:table-cell table:formula="of:=IF([$Volumes.BU11]=0;&quot;N/A&quot;;[$Valores.BU11]/[$Volumes.BU11])" office:value-type="float" office:value="12.2826192140208" calcext:value-type="float">
            <text:p>12.2826192140208</text:p>
          </table:table-cell>
          <table:table-cell table:formula="of:=IF([$Volumes.BV11]=0;&quot;N/A&quot;;[$Valores.BV11]/[$Volumes.BV11])" office:value-type="float" office:value="12.0385321100917" calcext:value-type="float">
            <text:p>12.0385321100917</text:p>
          </table:table-cell>
          <table:table-cell table:formula="of:=IF([$Volumes.BW11]=0;&quot;N/A&quot;;[$Valores.BW11]/[$Volumes.BW11])" office:value-type="float" office:value="11.2737809752198" calcext:value-type="float">
            <text:p>11.2737809752198</text:p>
          </table:table-cell>
          <table:table-cell table:formula="of:=IF([$Volumes.BX11]=0;&quot;N/A&quot;;[$Valores.BX11]/[$Volumes.BX11])" office:value-type="float" office:value="11.268101192207" calcext:value-type="float">
            <text:p>11.268101192207</text:p>
          </table:table-cell>
          <table:table-cell table:formula="of:=IF([$Volumes.BY11]=0;&quot;N/A&quot;;[$Valores.BY11]/[$Volumes.BY11])" office:value-type="float" office:value="11.4629244629245" calcext:value-type="float">
            <text:p>11.4629244629245</text:p>
          </table:table-cell>
          <table:table-cell table:formula="of:=IF([$Volumes.BZ11]=0;&quot;N/A&quot;;[$Valores.BZ11]/[$Volumes.BZ11])" office:value-type="float" office:value="11.800889642025" calcext:value-type="float">
            <text:p>11.800889642025</text:p>
          </table:table-cell>
          <table:table-cell table:formula="of:=IF([$Volumes.CA11]=0;&quot;N/A&quot;;[$Valores.CA11]/[$Volumes.CA11])" office:value-type="float" office:value="11.461922030825" calcext:value-type="float">
            <text:p>11.461922030825</text:p>
          </table:table-cell>
          <table:table-cell table:formula="of:=IF([$Volumes.CB11]=0;&quot;N/A&quot;;[$Valores.CB11]/[$Volumes.CB11])" office:value-type="float" office:value="11.9375996356183" calcext:value-type="float">
            <text:p>11.9375996356183</text:p>
          </table:table-cell>
          <table:table-cell table:formula="of:=IF([$Volumes.CC11]=0;&quot;N/A&quot;;[$Valores.CC11]/[$Volumes.CC11])" office:value-type="float" office:value="11.1994663108739" calcext:value-type="float">
            <text:p>11.1994663108739</text:p>
          </table:table-cell>
          <table:table-cell table:formula="of:=IF([$Volumes.CD11]=0;&quot;N/A&quot;;[$Valores.CD11]/[$Volumes.CD11])" office:value-type="float" office:value="11.2649389237372" calcext:value-type="float">
            <text:p>11.2649389237372</text:p>
          </table:table-cell>
          <table:table-cell table:formula="of:=IF([$Volumes.CE11]=0;&quot;N/A&quot;;[$Valores.CE11]/[$Volumes.CE11])" office:value-type="float" office:value="11.3759165256627" calcext:value-type="float">
            <text:p>11.3759165256627</text:p>
          </table:table-cell>
          <table:table-cell table:formula="of:=IF([$Volumes.CF11]=0;&quot;N/A&quot;;[$Valores.CF11]/[$Volumes.CF11])" office:value-type="float" office:value="11.1148713060057" calcext:value-type="float">
            <text:p>11.1148713060057</text:p>
          </table:table-cell>
          <table:table-cell table:formula="of:=IF([$Volumes.CG11]=0;&quot;N/A&quot;;[$Valores.CG11]/[$Volumes.CG11])" office:value-type="float" office:value="11.1349175176748" calcext:value-type="float">
            <text:p>11.1349175176748</text:p>
          </table:table-cell>
          <table:table-cell table:formula="of:=IF([$Volumes.CH11]=0;&quot;N/A&quot;;[$Valores.CH11]/[$Volumes.CH11])" office:value-type="float" office:value="11.2980741030404" calcext:value-type="float">
            <text:p>11.2980741030404</text:p>
          </table:table-cell>
          <table:table-cell table:formula="of:=IF([$Volumes.CI11]=0;&quot;N/A&quot;;[$Valores.CI11]/[$Volumes.CI11])" office:value-type="float" office:value="10.9487067075844" calcext:value-type="float">
            <text:p>10.9487067075844</text:p>
          </table:table-cell>
          <table:table-cell table:formula="of:=IF([$Volumes.CJ11]=0;&quot;N/A&quot;;[$Valores.CJ11]/[$Volumes.CJ11])" office:value-type="float" office:value="10.9324255751015" calcext:value-type="float">
            <text:p>10.9324255751015</text:p>
          </table:table-cell>
          <table:table-cell table:formula="of:=IF([$Volumes.CK11]=0;&quot;N/A&quot;;[$Valores.CK11]/[$Volumes.CK11])" office:value-type="float" office:value="11.0922998470168" calcext:value-type="float">
            <text:p>11.0922998470168</text:p>
          </table:table-cell>
          <table:table-cell table:formula="of:=IF([$Volumes.CL11]=0;&quot;N/A&quot;;[$Valores.CL11]/[$Volumes.CL11])" office:value-type="float" office:value="11.2416040100251" calcext:value-type="float">
            <text:p>11.2416040100251</text:p>
          </table:table-cell>
          <table:table-cell table:formula="of:=IF([$Volumes.CM11]=0;&quot;N/A&quot;;[$Valores.CM11]/[$Volumes.CM11])" office:value-type="float" office:value="11.6783871249891" calcext:value-type="float">
            <text:p>11.6783871249891</text:p>
          </table:table-cell>
          <table:table-cell table:formula="of:=IF([$Volumes.CN11]=0;&quot;N/A&quot;;[$Valores.CN11]/[$Volumes.CN11])" office:value-type="float" office:value="9.91417910447761" calcext:value-type="float">
            <text:p>9.91417910447761</text:p>
          </table:table-cell>
          <table:table-cell table:formula="of:=IF([$Volumes.CO11]=0;&quot;N/A&quot;;[$Valores.CO11]/[$Volumes.CO11])" office:value-type="float" office:value="10.4034749034749" calcext:value-type="float">
            <text:p>10.4034749034749</text:p>
          </table:table-cell>
          <table:table-cell table:formula="of:=IF([$Volumes.CP11]=0;&quot;N/A&quot;;[$Valores.CP11]/[$Volumes.CP11])" office:value-type="float" office:value="9.95686569975513" calcext:value-type="float">
            <text:p>9.95686569975513</text:p>
          </table:table-cell>
          <table:table-cell table:formula="of:=IF([$Volumes.CQ11]=0;&quot;N/A&quot;;[$Valores.CQ11]/[$Volumes.CQ11])" office:value-type="float" office:value="10.23356084568" calcext:value-type="float">
            <text:p>10.23356084568</text:p>
          </table:table-cell>
          <table:table-cell table:formula="of:=IF([$Volumes.CR11]=0;&quot;N/A&quot;;[$Valores.CR11]/[$Volumes.CR11])" office:value-type="float" office:value="10.6870756696704" calcext:value-type="float">
            <text:p>10.6870756696704</text:p>
          </table:table-cell>
          <table:table-cell table:formula="of:=IF([$Volumes.CS11]=0;&quot;N/A&quot;;[$Valores.CS11]/[$Volumes.CS11])" office:value-type="float" office:value="10.5305236270754" calcext:value-type="float">
            <text:p>10.5305236270754</text:p>
          </table:table-cell>
          <table:table-cell table:formula="of:=IF([$Volumes.CT11]=0;&quot;N/A&quot;;[$Valores.CT11]/[$Volumes.CT11])" office:value-type="float" office:value="10.3124646693047" calcext:value-type="float">
            <text:p>10.3124646693047</text:p>
          </table:table-cell>
          <table:table-cell table:formula="of:=IF([$Volumes.CU11]=0;&quot;N/A&quot;;[$Valores.CU11]/[$Volumes.CU11])" office:value-type="float" office:value="10.2612669798147" calcext:value-type="float">
            <text:p>10.2612669798147</text:p>
          </table:table-cell>
          <table:table-cell table:formula="of:=IF([$Volumes.CV11]=0;&quot;N/A&quot;;[$Valores.CV11]/[$Volumes.CV11])" office:value-type="float" office:value="9.97744603157556" calcext:value-type="float">
            <text:p>9.97744603157556</text:p>
          </table:table-cell>
          <table:table-cell table:formula="of:=IF([$Volumes.CW11]=0;&quot;N/A&quot;;[$Valores.CW11]/[$Volumes.CW11])" office:value-type="float" office:value="9.92598051256858" calcext:value-type="float">
            <text:p>9.92598051256858</text:p>
          </table:table-cell>
          <table:table-cell table:formula="of:=IF([$Volumes.CX11]=0;&quot;N/A&quot;;[$Valores.CX11]/[$Volumes.CX11])" office:value-type="float" office:value="10.2202560782621" calcext:value-type="float">
            <text:p>10.2202560782621</text:p>
          </table:table-cell>
          <table:table-cell table:formula="of:=IF([$Volumes.CY11]=0;&quot;N/A&quot;;[$Valores.CY11]/[$Volumes.CY11])" office:value-type="float" office:value="10.1780966170857" calcext:value-type="float">
            <text:p>10.1780966170857</text:p>
          </table:table-cell>
          <table:table-cell table:formula="of:=IF([$Volumes.CZ11]=0;&quot;N/A&quot;;[$Valores.CZ11]/[$Volumes.CZ11])" office:value-type="float" office:value="10.3947081617825" calcext:value-type="float">
            <text:p>10.3947081617825</text:p>
          </table:table-cell>
          <table:table-cell table:formula="of:=IF([$Volumes.DA11]=0;&quot;N/A&quot;;[$Valores.DA11]/[$Volumes.DA11])" office:value-type="float" office:value="10.3400541533701" calcext:value-type="float">
            <text:p>10.3400541533701</text:p>
          </table:table-cell>
          <table:table-cell table:formula="of:=IF([$Volumes.DB11]=0;&quot;N/A&quot;;[$Valores.DB11]/[$Volumes.DB11])" office:value-type="float" office:value="10.3993582112727" calcext:value-type="float">
            <text:p>10.3993582112727</text:p>
          </table:table-cell>
          <table:table-cell table:formula="of:=IF([$Volumes.DC11]=0;&quot;N/A&quot;;[$Valores.DC11]/[$Volumes.DC11])" office:value-type="float" office:value="10.6316" calcext:value-type="float">
            <text:p>10.6316</text:p>
          </table:table-cell>
          <table:table-cell table:formula="of:=IF([$Volumes.DD11]=0;&quot;N/A&quot;;[$Valores.DD11]/[$Volumes.DD11])" office:value-type="float" office:value="10.9318134281531" calcext:value-type="float">
            <text:p>10.9318134281531</text:p>
          </table:table-cell>
          <table:table-cell table:formula="of:=IF([$Volumes.DE11]=0;&quot;N/A&quot;;[$Valores.DE11]/[$Volumes.DE11])" office:value-type="float" office:value="11.1047619047619" calcext:value-type="float">
            <text:p>11.1047619047619</text:p>
          </table:table-cell>
          <table:table-cell table:formula="of:=IF([$Volumes.DF11]=0;&quot;N/A&quot;;[$Valores.DF11]/[$Volumes.DF11])" office:value-type="float" office:value="12.847280334728" calcext:value-type="float">
            <text:p>12.847280334728</text:p>
          </table:table-cell>
          <table:table-cell table:formula="of:=IF([$Volumes.DG11]=0;&quot;N/A&quot;;[$Valores.DG11]/[$Volumes.DG11])" office:value-type="float" office:value="12.5267423014587" calcext:value-type="float">
            <text:p>12.5267423014587</text:p>
          </table:table-cell>
          <table:table-cell table:formula="of:=IF([$Volumes.DH11]=0;&quot;N/A&quot;;[$Valores.DH11]/[$Volumes.DH11])" office:value-type="float" office:value="12.4471218206158" calcext:value-type="float">
            <text:p>12.4471218206158</text:p>
          </table:table-cell>
          <table:table-cell table:formula="of:=IF([$Volumes.DI11]=0;&quot;N/A&quot;;[$Valores.DI11]/[$Volumes.DI11])" office:value-type="float" office:value="12.0010559662091" calcext:value-type="float">
            <text:p>12.0010559662091</text:p>
          </table:table-cell>
          <table:table-cell table:formula="of:=IF([$Volumes.DJ11]=0;&quot;N/A&quot;;[$Valores.DJ11]/[$Volumes.DJ11])" office:value-type="float" office:value="11.6660499537465" calcext:value-type="float">
            <text:p>11.6660499537465</text:p>
          </table:table-cell>
          <table:table-cell table:formula="of:=IF([$Volumes.DK11]=0;&quot;N/A&quot;;[$Valores.DK11]/[$Volumes.DK11])" office:value-type="float" office:value="11.9384748700173" calcext:value-type="float">
            <text:p>11.9384748700173</text:p>
          </table:table-cell>
          <table:table-cell table:formula="of:=IF([$Volumes.DL11]=0;&quot;N/A&quot;;[$Valores.DL11]/[$Volumes.DL11])" office:value-type="float" office:value="12.9875621890547" calcext:value-type="float">
            <text:p>12.9875621890547</text:p>
          </table:table-cell>
          <table:table-cell table:formula="of:=IF([$Volumes.DM11]=0;&quot;N/A&quot;;[$Valores.DM11]/[$Volumes.DM11])" office:value-type="float" office:value="12.0995169082126" calcext:value-type="float">
            <text:p>12.0995169082126</text:p>
          </table:table-cell>
          <table:table-cell table:formula="of:=IF([$Volumes.DN11]=0;&quot;N/A&quot;;[$Valores.DN11]/[$Volumes.DN11])" office:value-type="float" office:value="11.9748653500898" calcext:value-type="float">
            <text:p>11.9748653500898</text:p>
          </table:table-cell>
          <table:table-cell table:formula="of:=IF([$Volumes.DO11]=0;&quot;N/A&quot;;[$Valores.DO11]/[$Volumes.DO11])" office:value-type="float" office:value="10.3240768996033" calcext:value-type="float">
            <text:p>10.3240768996033</text:p>
          </table:table-cell>
          <table:table-cell table:formula="of:=IF([$Volumes.DP11]=0;&quot;N/A&quot;;[$Valores.DP11]/[$Volumes.DP11])" office:value-type="float" office:value="10.2032734952482" calcext:value-type="float">
            <text:p>10.2032734952482</text:p>
          </table:table-cell>
          <table:table-cell table:formula="of:=IF([$Volumes.DQ11]=0;&quot;N/A&quot;;[$Valores.DQ11]/[$Volumes.DQ11])" office:value-type="float" office:value="10.2354874041621" calcext:value-type="float">
            <text:p>10.2354874041621</text:p>
          </table:table-cell>
          <table:table-cell table:formula="of:=IF([$Volumes.DR11]=0;&quot;N/A&quot;;[$Valores.DR11]/[$Volumes.DR11])" office:value-type="float" office:value="10.5685472084186" calcext:value-type="float">
            <text:p>10.5685472084186</text:p>
          </table:table-cell>
          <table:table-cell table:formula="of:=IF([$Volumes.DS11]=0;&quot;N/A&quot;;[$Valores.DS11]/[$Volumes.DS11])" office:value-type="float" office:value="10.8786982248521" calcext:value-type="float">
            <text:p>10.8786982248521</text:p>
          </table:table-cell>
          <table:table-cell table:formula="of:=IF([$Volumes.DT11]=0;&quot;N/A&quot;;[$Valores.DT11]/[$Volumes.DT11])" office:value-type="float" office:value="11.593979158626" calcext:value-type="float">
            <text:p>11.593979158626</text:p>
          </table:table-cell>
          <table:table-cell table:formula="of:=IF([$Volumes.DU11]=0;&quot;N/A&quot;;[$Valores.DU11]/[$Volumes.DU11])" office:value-type="float" office:value="12.0676229508197" calcext:value-type="float">
            <text:p>12.0676229508197</text:p>
          </table:table-cell>
          <table:table-cell table:formula="of:=IF([$Volumes.DV11]=0;&quot;N/A&quot;;[$Valores.DV11]/[$Volumes.DV11])" office:value-type="float" office:value="11.674856413529" calcext:value-type="float">
            <text:p>11.674856413529</text:p>
          </table:table-cell>
          <table:table-cell table:formula="of:=IF([$Volumes.DW11]=0;&quot;N/A&quot;;[$Valores.DW11]/[$Volumes.DW11])" office:value-type="float" office:value="12.1164229471316" calcext:value-type="float">
            <text:p>12.1164229471316</text:p>
          </table:table-cell>
        </table:table-row>
        <table:table-row table:style-name="ro1">
          <table:table-cell office:value-type="string" calcext:value-type="string">
            <text:p>T. SADIA,BRF</text:p>
          </table:table-cell>
          <table:table-cell table:formula="of:=IF([$Volumes.B13]=0;&quot;N/A&quot;;[$Valores.B13]/[$Volumes.B13])" office:value-type="float" office:value="13.9450338692565" calcext:value-type="float">
            <text:p>13.9450338692565</text:p>
          </table:table-cell>
          <table:table-cell table:formula="of:=IF([$Volumes.C13]=0;&quot;N/A&quot;;[$Valores.C13]/[$Volumes.C13])" office:value-type="float" office:value="14.367529292759" calcext:value-type="float">
            <text:p>14.367529292759</text:p>
          </table:table-cell>
          <table:table-cell table:formula="of:=IF([$Volumes.D13]=0;&quot;N/A&quot;;[$Valores.D13]/[$Volumes.D13])" office:value-type="float" office:value="14.2887057338907" calcext:value-type="float">
            <text:p>14.2887057338907</text:p>
          </table:table-cell>
          <table:table-cell table:formula="of:=IF([$Volumes.E13]=0;&quot;N/A&quot;;[$Valores.E13]/[$Volumes.E13])" office:value-type="float" office:value="14.1907124583301" calcext:value-type="float">
            <text:p>14.1907124583301</text:p>
          </table:table-cell>
          <table:table-cell table:formula="of:=IF([$Volumes.F13]=0;&quot;N/A&quot;;[$Valores.F13]/[$Volumes.F13])" office:value-type="float" office:value="14.0811803053697" calcext:value-type="float">
            <text:p>14.0811803053697</text:p>
          </table:table-cell>
          <table:table-cell table:formula="of:=IF([$Volumes.G13]=0;&quot;N/A&quot;;[$Valores.G13]/[$Volumes.G13])" office:value-type="float" office:value="14.1929063708186" calcext:value-type="float">
            <text:p>14.1929063708186</text:p>
          </table:table-cell>
          <table:table-cell table:formula="of:=IF([$Volumes.H13]=0;&quot;N/A&quot;;[$Valores.H13]/[$Volumes.H13])" office:value-type="float" office:value="14.098282147933" calcext:value-type="float">
            <text:p>14.098282147933</text:p>
          </table:table-cell>
          <table:table-cell table:formula="of:=IF([$Volumes.I13]=0;&quot;N/A&quot;;[$Valores.I13]/[$Volumes.I13])" office:value-type="float" office:value="14.1384717849358" calcext:value-type="float">
            <text:p>14.1384717849358</text:p>
          </table:table-cell>
          <table:table-cell table:formula="of:=IF([$Volumes.J13]=0;&quot;N/A&quot;;[$Valores.J13]/[$Volumes.J13])" office:value-type="float" office:value="14.1509422798142" calcext:value-type="float">
            <text:p>14.1509422798142</text:p>
          </table:table-cell>
          <table:table-cell table:formula="of:=IF([$Volumes.K13]=0;&quot;N/A&quot;;[$Valores.K13]/[$Volumes.K13])" office:value-type="float" office:value="14.1024833763061" calcext:value-type="float">
            <text:p>14.1024833763061</text:p>
          </table:table-cell>
          <table:table-cell table:formula="of:=IF([$Volumes.L13]=0;&quot;N/A&quot;;[$Valores.L13]/[$Volumes.L13])" office:value-type="float" office:value="14.4129358907109" calcext:value-type="float">
            <text:p>14.4129358907109</text:p>
          </table:table-cell>
          <table:table-cell table:formula="of:=IF([$Volumes.M13]=0;&quot;N/A&quot;;[$Valores.M13]/[$Volumes.M13])" office:value-type="float" office:value="15.0187658655785" calcext:value-type="float">
            <text:p>15.0187658655785</text:p>
          </table:table-cell>
          <table:table-cell table:formula="of:=IF([$Volumes.N13]=0;&quot;N/A&quot;;[$Valores.N13]/[$Volumes.N13])" office:value-type="float" office:value="15.08652626237" calcext:value-type="float">
            <text:p>15.08652626237</text:p>
          </table:table-cell>
          <table:table-cell table:formula="of:=IF([$Volumes.O13]=0;&quot;N/A&quot;;[$Valores.O13]/[$Volumes.O13])" office:value-type="float" office:value="16.0478422942347" calcext:value-type="float">
            <text:p>16.0478422942347</text:p>
          </table:table-cell>
          <table:table-cell table:formula="of:=IF([$Volumes.P13]=0;&quot;N/A&quot;;[$Valores.P13]/[$Volumes.P13])" office:value-type="float" office:value="15.6726766538513" calcext:value-type="float">
            <text:p>15.6726766538513</text:p>
          </table:table-cell>
          <table:table-cell table:formula="of:=IF([$Volumes.Q13]=0;&quot;N/A&quot;;[$Valores.Q13]/[$Volumes.Q13])" office:value-type="float" office:value="16.1778303715341" calcext:value-type="float">
            <text:p>16.1778303715341</text:p>
          </table:table-cell>
          <table:table-cell table:formula="of:=IF([$Volumes.R13]=0;&quot;N/A&quot;;[$Valores.R13]/[$Volumes.R13])" office:value-type="float" office:value="16.6363712814044" calcext:value-type="float">
            <text:p>16.6363712814044</text:p>
          </table:table-cell>
          <table:table-cell table:formula="of:=IF([$Volumes.S13]=0;&quot;N/A&quot;;[$Valores.S13]/[$Volumes.S13])" office:value-type="float" office:value="17.5778059399464" calcext:value-type="float">
            <text:p>17.5778059399464</text:p>
          </table:table-cell>
          <table:table-cell table:formula="of:=IF([$Volumes.T13]=0;&quot;N/A&quot;;[$Valores.T13]/[$Volumes.T13])" office:value-type="float" office:value="12.4731339401821" calcext:value-type="float">
            <text:p>12.4731339401821</text:p>
          </table:table-cell>
          <table:table-cell table:formula="of:=IF([$Volumes.U13]=0;&quot;N/A&quot;;[$Valores.U13]/[$Volumes.U13])" office:value-type="float" office:value="12.7147830697181" calcext:value-type="float">
            <text:p>12.7147830697181</text:p>
          </table:table-cell>
          <table:table-cell table:formula="of:=IF([$Volumes.V13]=0;&quot;N/A&quot;;[$Valores.V13]/[$Volumes.V13])" office:value-type="float" office:value="12.5559994368378" calcext:value-type="float">
            <text:p>12.5559994368378</text:p>
          </table:table-cell>
          <table:table-cell table:formula="of:=IF([$Volumes.W13]=0;&quot;N/A&quot;;[$Valores.W13]/[$Volumes.W13])" office:value-type="float" office:value="12.8350316028217" calcext:value-type="float">
            <text:p>12.8350316028217</text:p>
          </table:table-cell>
          <table:table-cell table:formula="of:=IF([$Volumes.X13]=0;&quot;N/A&quot;;[$Valores.X13]/[$Volumes.X13])" office:value-type="float" office:value="13.052640478888" calcext:value-type="float">
            <text:p>13.052640478888</text:p>
          </table:table-cell>
          <table:table-cell table:formula="of:=IF([$Volumes.Y13]=0;&quot;N/A&quot;;[$Valores.Y13]/[$Volumes.Y13])" office:value-type="float" office:value="13.0219335498376" calcext:value-type="float">
            <text:p>13.0219335498376</text:p>
          </table:table-cell>
          <table:table-cell table:formula="of:=IF([$Volumes.Z13]=0;&quot;N/A&quot;;[$Valores.Z13]/[$Volumes.Z13])" office:value-type="float" office:value="13.1587621375256" calcext:value-type="float">
            <text:p>13.1587621375256</text:p>
          </table:table-cell>
          <table:table-cell table:formula="of:=IF([$Volumes.AA13]=0;&quot;N/A&quot;;[$Valores.AA13]/[$Volumes.AA13])" office:value-type="float" office:value="12.9651758279276" calcext:value-type="float">
            <text:p>12.9651758279276</text:p>
          </table:table-cell>
          <table:table-cell table:formula="of:=IF([$Volumes.AB13]=0;&quot;N/A&quot;;[$Valores.AB13]/[$Volumes.AB13])" office:value-type="float" office:value="12.899199843872" calcext:value-type="float">
            <text:p>12.899199843872</text:p>
          </table:table-cell>
          <table:table-cell table:formula="of:=IF([$Volumes.AC13]=0;&quot;N/A&quot;;[$Valores.AC13]/[$Volumes.AC13])" office:value-type="float" office:value="12.8330042931904" calcext:value-type="float">
            <text:p>12.8330042931904</text:p>
          </table:table-cell>
          <table:table-cell table:formula="of:=IF([$Volumes.AD13]=0;&quot;N/A&quot;;[$Valores.AD13]/[$Volumes.AD13])" office:value-type="float" office:value="12.9789736617447" calcext:value-type="float">
            <text:p>12.9789736617447</text:p>
          </table:table-cell>
          <table:table-cell table:formula="of:=IF([$Volumes.AE13]=0;&quot;N/A&quot;;[$Valores.AE13]/[$Volumes.AE13])" office:value-type="float" office:value="13.6876898812982" calcext:value-type="float">
            <text:p>13.6876898812982</text:p>
          </table:table-cell>
          <table:table-cell table:formula="of:=IF([$Volumes.AF13]=0;&quot;N/A&quot;;[$Valores.AF13]/[$Volumes.AF13])" office:value-type="float" office:value="14.3266275542518" calcext:value-type="float">
            <text:p>14.3266275542518</text:p>
          </table:table-cell>
          <table:table-cell table:formula="of:=IF([$Volumes.AG13]=0;&quot;N/A&quot;;[$Valores.AG13]/[$Volumes.AG13])" office:value-type="float" office:value="15.0340315048442" calcext:value-type="float">
            <text:p>15.0340315048442</text:p>
          </table:table-cell>
          <table:table-cell table:formula="of:=IF([$Volumes.AH13]=0;&quot;N/A&quot;;[$Valores.AH13]/[$Volumes.AH13])" office:value-type="float" office:value="15.2198393786956" calcext:value-type="float">
            <text:p>15.2198393786956</text:p>
          </table:table-cell>
          <table:table-cell table:formula="of:=IF([$Volumes.AI13]=0;&quot;N/A&quot;;[$Valores.AI13]/[$Volumes.AI13])" office:value-type="float" office:value="15.5527977068248" calcext:value-type="float">
            <text:p>15.5527977068248</text:p>
          </table:table-cell>
          <table:table-cell table:formula="of:=IF([$Volumes.AJ13]=0;&quot;N/A&quot;;[$Valores.AJ13]/[$Volumes.AJ13])" office:value-type="float" office:value="15.4317319350623" calcext:value-type="float">
            <text:p>15.4317319350623</text:p>
          </table:table-cell>
          <table:table-cell table:formula="of:=IF([$Volumes.AK13]=0;&quot;N/A&quot;;[$Valores.AK13]/[$Volumes.AK13])" office:value-type="float" office:value="16.4517615747878" calcext:value-type="float">
            <text:p>16.4517615747878</text:p>
          </table:table-cell>
          <table:table-cell table:formula="of:=IF([$Volumes.AL13]=0;&quot;N/A&quot;;[$Valores.AL13]/[$Volumes.AL13])" office:value-type="float" office:value="11.625962195902" calcext:value-type="float">
            <text:p>11.625962195902</text:p>
          </table:table-cell>
          <table:table-cell table:formula="of:=IF([$Volumes.AM13]=0;&quot;N/A&quot;;[$Valores.AM13]/[$Volumes.AM13])" office:value-type="float" office:value="11.9533414197424" calcext:value-type="float">
            <text:p>11.9533414197424</text:p>
          </table:table-cell>
          <table:table-cell table:formula="of:=IF([$Volumes.AN13]=0;&quot;N/A&quot;;[$Valores.AN13]/[$Volumes.AN13])" office:value-type="float" office:value="11.7938487301144" calcext:value-type="float">
            <text:p>11.7938487301144</text:p>
          </table:table-cell>
          <table:table-cell table:formula="of:=IF([$Volumes.AO13]=0;&quot;N/A&quot;;[$Valores.AO13]/[$Volumes.AO13])" office:value-type="float" office:value="11.8504329484902" calcext:value-type="float">
            <text:p>11.8504329484902</text:p>
          </table:table-cell>
          <table:table-cell table:formula="of:=IF([$Volumes.AP13]=0;&quot;N/A&quot;;[$Valores.AP13]/[$Volumes.AP13])" office:value-type="float" office:value="11.941589893529" calcext:value-type="float">
            <text:p>11.941589893529</text:p>
          </table:table-cell>
          <table:table-cell table:formula="of:=IF([$Volumes.AQ13]=0;&quot;N/A&quot;;[$Valores.AQ13]/[$Volumes.AQ13])" office:value-type="float" office:value="11.470580070878" calcext:value-type="float">
            <text:p>11.470580070878</text:p>
          </table:table-cell>
          <table:table-cell table:formula="of:=IF([$Volumes.AR13]=0;&quot;N/A&quot;;[$Valores.AR13]/[$Volumes.AR13])" office:value-type="float" office:value="12.1514569992282" calcext:value-type="float">
            <text:p>12.1514569992282</text:p>
          </table:table-cell>
          <table:table-cell table:formula="of:=IF([$Volumes.AS13]=0;&quot;N/A&quot;;[$Valores.AS13]/[$Volumes.AS13])" office:value-type="float" office:value="12.0786766580007" calcext:value-type="float">
            <text:p>12.0786766580007</text:p>
          </table:table-cell>
          <table:table-cell table:formula="of:=IF([$Volumes.AT13]=0;&quot;N/A&quot;;[$Valores.AT13]/[$Volumes.AT13])" office:value-type="float" office:value="12.036424305908" calcext:value-type="float">
            <text:p>12.036424305908</text:p>
          </table:table-cell>
          <table:table-cell table:formula="of:=IF([$Volumes.AU13]=0;&quot;N/A&quot;;[$Valores.AU13]/[$Volumes.AU13])" office:value-type="float" office:value="11.7857217857791" calcext:value-type="float">
            <text:p>11.7857217857791</text:p>
          </table:table-cell>
          <table:table-cell table:formula="of:=IF([$Volumes.AV13]=0;&quot;N/A&quot;;[$Valores.AV13]/[$Volumes.AV13])" office:value-type="float" office:value="12.2796201826589" calcext:value-type="float">
            <text:p>12.2796201826589</text:p>
          </table:table-cell>
          <table:table-cell table:formula="of:=IF([$Volumes.AW13]=0;&quot;N/A&quot;;[$Valores.AW13]/[$Volumes.AW13])" office:value-type="float" office:value="12.4776929242749" calcext:value-type="float">
            <text:p>12.4776929242749</text:p>
          </table:table-cell>
          <table:table-cell table:formula="of:=IF([$Volumes.AX13]=0;&quot;N/A&quot;;[$Valores.AX13]/[$Volumes.AX13])" office:value-type="float" office:value="13.8522798461791" calcext:value-type="float">
            <text:p>13.8522798461791</text:p>
          </table:table-cell>
          <table:table-cell table:formula="of:=IF([$Volumes.AY13]=0;&quot;N/A&quot;;[$Valores.AY13]/[$Volumes.AY13])" office:value-type="float" office:value="14.1226859643218" calcext:value-type="float">
            <text:p>14.1226859643218</text:p>
          </table:table-cell>
          <table:table-cell table:formula="of:=IF([$Volumes.AZ13]=0;&quot;N/A&quot;;[$Valores.AZ13]/[$Volumes.AZ13])" office:value-type="float" office:value="14.1397219618869" calcext:value-type="float">
            <text:p>14.1397219618869</text:p>
          </table:table-cell>
          <table:table-cell table:formula="of:=IF([$Volumes.BA13]=0;&quot;N/A&quot;;[$Valores.BA13]/[$Volumes.BA13])" office:value-type="float" office:value="13.8244597090643" calcext:value-type="float">
            <text:p>13.8244597090643</text:p>
          </table:table-cell>
          <table:table-cell table:formula="of:=IF([$Volumes.BB13]=0;&quot;N/A&quot;;[$Valores.BB13]/[$Volumes.BB13])" office:value-type="float" office:value="13.6992606164772" calcext:value-type="float">
            <text:p>13.6992606164772</text:p>
          </table:table-cell>
          <table:table-cell table:formula="of:=IF([$Volumes.BC13]=0;&quot;N/A&quot;;[$Valores.BC13]/[$Volumes.BC13])" office:value-type="float" office:value="14.003911238825" calcext:value-type="float">
            <text:p>14.003911238825</text:p>
          </table:table-cell>
          <table:table-cell table:formula="of:=IF([$Volumes.BD13]=0;&quot;N/A&quot;;[$Valores.BD13]/[$Volumes.BD13])" office:value-type="float" office:value="13.2670604764998" calcext:value-type="float">
            <text:p>13.2670604764998</text:p>
          </table:table-cell>
          <table:table-cell table:formula="of:=IF([$Volumes.BE13]=0;&quot;N/A&quot;;[$Valores.BE13]/[$Volumes.BE13])" office:value-type="float" office:value="13.7174946480292" calcext:value-type="float">
            <text:p>13.7174946480292</text:p>
          </table:table-cell>
          <table:table-cell table:formula="of:=IF([$Volumes.BF13]=0;&quot;N/A&quot;;[$Valores.BF13]/[$Volumes.BF13])" office:value-type="float" office:value="14.0566961848729" calcext:value-type="float">
            <text:p>14.0566961848729</text:p>
          </table:table-cell>
          <table:table-cell table:formula="of:=IF([$Volumes.BG13]=0;&quot;N/A&quot;;[$Valores.BG13]/[$Volumes.BG13])" office:value-type="float" office:value="14.2347741873883" calcext:value-type="float">
            <text:p>14.2347741873883</text:p>
          </table:table-cell>
          <table:table-cell table:formula="of:=IF([$Volumes.BH13]=0;&quot;N/A&quot;;[$Valores.BH13]/[$Volumes.BH13])" office:value-type="float" office:value="14.1038703582975" calcext:value-type="float">
            <text:p>14.1038703582975</text:p>
          </table:table-cell>
          <table:table-cell table:formula="of:=IF([$Volumes.BI13]=0;&quot;N/A&quot;;[$Valores.BI13]/[$Volumes.BI13])" office:value-type="float" office:value="13.9711482977496" calcext:value-type="float">
            <text:p>13.9711482977496</text:p>
          </table:table-cell>
          <table:table-cell table:formula="of:=IF([$Volumes.BJ13]=0;&quot;N/A&quot;;[$Valores.BJ13]/[$Volumes.BJ13])" office:value-type="float" office:value="14.6098311922709" calcext:value-type="float">
            <text:p>14.6098311922709</text:p>
          </table:table-cell>
          <table:table-cell table:formula="of:=IF([$Volumes.BK13]=0;&quot;N/A&quot;;[$Valores.BK13]/[$Volumes.BK13])" office:value-type="float" office:value="14.5160835523434" calcext:value-type="float">
            <text:p>14.5160835523434</text:p>
          </table:table-cell>
          <table:table-cell table:formula="of:=IF([$Volumes.BL13]=0;&quot;N/A&quot;;[$Valores.BL13]/[$Volumes.BL13])" office:value-type="float" office:value="13.9941026145076" calcext:value-type="float">
            <text:p>13.9941026145076</text:p>
          </table:table-cell>
          <table:table-cell table:formula="of:=IF([$Volumes.BM13]=0;&quot;N/A&quot;;[$Valores.BM13]/[$Volumes.BM13])" office:value-type="float" office:value="13.946757018393" calcext:value-type="float">
            <text:p>13.946757018393</text:p>
          </table:table-cell>
          <table:table-cell table:formula="of:=IF([$Volumes.BN13]=0;&quot;N/A&quot;;[$Valores.BN13]/[$Volumes.BN13])" office:value-type="float" office:value="14.4375568712995" calcext:value-type="float">
            <text:p>14.4375568712995</text:p>
          </table:table-cell>
          <table:table-cell table:formula="of:=IF([$Volumes.BO13]=0;&quot;N/A&quot;;[$Valores.BO13]/[$Volumes.BO13])" office:value-type="float" office:value="15.3622066592948" calcext:value-type="float">
            <text:p>15.3622066592948</text:p>
          </table:table-cell>
          <table:table-cell table:formula="of:=IF([$Volumes.BP13]=0;&quot;N/A&quot;;[$Valores.BP13]/[$Volumes.BP13])" office:value-type="float" office:value="16.0405294189074" calcext:value-type="float">
            <text:p>16.0405294189074</text:p>
          </table:table-cell>
          <table:table-cell table:formula="of:=IF([$Volumes.BQ13]=0;&quot;N/A&quot;;[$Valores.BQ13]/[$Volumes.BQ13])" office:value-type="float" office:value="16.7478554493857" calcext:value-type="float">
            <text:p>16.7478554493857</text:p>
          </table:table-cell>
          <table:table-cell table:formula="of:=IF([$Volumes.BR13]=0;&quot;N/A&quot;;[$Valores.BR13]/[$Volumes.BR13])" office:value-type="float" office:value="16.2548564395899" calcext:value-type="float">
            <text:p>16.2548564395899</text:p>
          </table:table-cell>
          <table:table-cell table:formula="of:=IF([$Volumes.BS13]=0;&quot;N/A&quot;;[$Valores.BS13]/[$Volumes.BS13])" office:value-type="float" office:value="16.6674145667932" calcext:value-type="float">
            <text:p>16.6674145667932</text:p>
          </table:table-cell>
          <table:table-cell table:formula="of:=IF([$Volumes.BT13]=0;&quot;N/A&quot;;[$Valores.BT13]/[$Volumes.BT13])" office:value-type="float" office:value="16.6946976393699" calcext:value-type="float">
            <text:p>16.6946976393699</text:p>
          </table:table-cell>
          <table:table-cell table:formula="of:=IF([$Volumes.BU13]=0;&quot;N/A&quot;;[$Valores.BU13]/[$Volumes.BU13])" office:value-type="float" office:value="17.6133842577217" calcext:value-type="float">
            <text:p>17.6133842577217</text:p>
          </table:table-cell>
          <table:table-cell table:formula="of:=IF([$Volumes.BV13]=0;&quot;N/A&quot;;[$Valores.BV13]/[$Volumes.BV13])" office:value-type="float" office:value="13.2178600773563" calcext:value-type="float">
            <text:p>13.2178600773563</text:p>
          </table:table-cell>
          <table:table-cell table:formula="of:=IF([$Volumes.BW13]=0;&quot;N/A&quot;;[$Valores.BW13]/[$Volumes.BW13])" office:value-type="float" office:value="13.5302680518148" calcext:value-type="float">
            <text:p>13.5302680518148</text:p>
          </table:table-cell>
          <table:table-cell table:formula="of:=IF([$Volumes.BX13]=0;&quot;N/A&quot;;[$Valores.BX13]/[$Volumes.BX13])" office:value-type="float" office:value="13.6873733387375" calcext:value-type="float">
            <text:p>13.6873733387375</text:p>
          </table:table-cell>
          <table:table-cell table:formula="of:=IF([$Volumes.BY13]=0;&quot;N/A&quot;;[$Valores.BY13]/[$Volumes.BY13])" office:value-type="float" office:value="14.0508446352249" calcext:value-type="float">
            <text:p>14.0508446352249</text:p>
          </table:table-cell>
          <table:table-cell table:formula="of:=IF([$Volumes.BZ13]=0;&quot;N/A&quot;;[$Valores.BZ13]/[$Volumes.BZ13])" office:value-type="float" office:value="13.998724913102" calcext:value-type="float">
            <text:p>13.998724913102</text:p>
          </table:table-cell>
          <table:table-cell table:formula="of:=IF([$Volumes.CA13]=0;&quot;N/A&quot;;[$Valores.CA13]/[$Volumes.CA13])" office:value-type="float" office:value="13.875652936021" calcext:value-type="float">
            <text:p>13.875652936021</text:p>
          </table:table-cell>
          <table:table-cell table:formula="of:=IF([$Volumes.CB13]=0;&quot;N/A&quot;;[$Valores.CB13]/[$Volumes.CB13])" office:value-type="float" office:value="14.5078973254886" calcext:value-type="float">
            <text:p>14.5078973254886</text:p>
          </table:table-cell>
          <table:table-cell table:formula="of:=IF([$Volumes.CC13]=0;&quot;N/A&quot;;[$Valores.CC13]/[$Volumes.CC13])" office:value-type="float" office:value="14.466214428782" calcext:value-type="float">
            <text:p>14.466214428782</text:p>
          </table:table-cell>
          <table:table-cell table:formula="of:=IF([$Volumes.CD13]=0;&quot;N/A&quot;;[$Valores.CD13]/[$Volumes.CD13])" office:value-type="float" office:value="14.0758821923418" calcext:value-type="float">
            <text:p>14.0758821923418</text:p>
          </table:table-cell>
          <table:table-cell table:formula="of:=IF([$Volumes.CE13]=0;&quot;N/A&quot;;[$Valores.CE13]/[$Volumes.CE13])" office:value-type="float" office:value="14.3692036601954" calcext:value-type="float">
            <text:p>14.3692036601954</text:p>
          </table:table-cell>
          <table:table-cell table:formula="of:=IF([$Volumes.CF13]=0;&quot;N/A&quot;;[$Valores.CF13]/[$Volumes.CF13])" office:value-type="float" office:value="14.7701525054466" calcext:value-type="float">
            <text:p>14.7701525054466</text:p>
          </table:table-cell>
          <table:table-cell table:formula="of:=IF([$Volumes.CG13]=0;&quot;N/A&quot;;[$Valores.CG13]/[$Volumes.CG13])" office:value-type="float" office:value="15.3061983731635" calcext:value-type="float">
            <text:p>15.3061983731635</text:p>
          </table:table-cell>
          <table:table-cell table:formula="of:=IF([$Volumes.CH13]=0;&quot;N/A&quot;;[$Valores.CH13]/[$Volumes.CH13])" office:value-type="float" office:value="16.3273610023493" calcext:value-type="float">
            <text:p>16.3273610023493</text:p>
          </table:table-cell>
          <table:table-cell table:formula="of:=IF([$Volumes.CI13]=0;&quot;N/A&quot;;[$Valores.CI13]/[$Volumes.CI13])" office:value-type="float" office:value="16.7001861913192" calcext:value-type="float">
            <text:p>16.7001861913192</text:p>
          </table:table-cell>
          <table:table-cell table:formula="of:=IF([$Volumes.CJ13]=0;&quot;N/A&quot;;[$Valores.CJ13]/[$Volumes.CJ13])" office:value-type="float" office:value="16.3880346357698" calcext:value-type="float">
            <text:p>16.3880346357698</text:p>
          </table:table-cell>
          <table:table-cell table:formula="of:=IF([$Volumes.CK13]=0;&quot;N/A&quot;;[$Valores.CK13]/[$Volumes.CK13])" office:value-type="float" office:value="16.69311498999" calcext:value-type="float">
            <text:p>16.69311498999</text:p>
          </table:table-cell>
          <table:table-cell table:formula="of:=IF([$Volumes.CL13]=0;&quot;N/A&quot;;[$Valores.CL13]/[$Volumes.CL13])" office:value-type="float" office:value="16.5007339898465" calcext:value-type="float">
            <text:p>16.5007339898465</text:p>
          </table:table-cell>
          <table:table-cell table:formula="of:=IF([$Volumes.CM13]=0;&quot;N/A&quot;;[$Valores.CM13]/[$Volumes.CM13])" office:value-type="float" office:value="17.1920703667163" calcext:value-type="float">
            <text:p>17.1920703667163</text:p>
          </table:table-cell>
          <table:table-cell table:formula="of:=IF([$Volumes.CN13]=0;&quot;N/A&quot;;[$Valores.CN13]/[$Volumes.CN13])" office:value-type="float" office:value="12.0610299713696" calcext:value-type="float">
            <text:p>12.0610299713696</text:p>
          </table:table-cell>
          <table:table-cell table:formula="of:=IF([$Volumes.CO13]=0;&quot;N/A&quot;;[$Valores.CO13]/[$Volumes.CO13])" office:value-type="float" office:value="12.4350150617432" calcext:value-type="float">
            <text:p>12.4350150617432</text:p>
          </table:table-cell>
          <table:table-cell table:formula="of:=IF([$Volumes.CP13]=0;&quot;N/A&quot;;[$Valores.CP13]/[$Volumes.CP13])" office:value-type="float" office:value="12.3822942791129" calcext:value-type="float">
            <text:p>12.3822942791129</text:p>
          </table:table-cell>
          <table:table-cell table:formula="of:=IF([$Volumes.CQ13]=0;&quot;N/A&quot;;[$Valores.CQ13]/[$Volumes.CQ13])" office:value-type="float" office:value="12.5453467900783" calcext:value-type="float">
            <text:p>12.5453467900783</text:p>
          </table:table-cell>
          <table:table-cell table:formula="of:=IF([$Volumes.CR13]=0;&quot;N/A&quot;;[$Valores.CR13]/[$Volumes.CR13])" office:value-type="float" office:value="12.7096174641795" calcext:value-type="float">
            <text:p>12.7096174641795</text:p>
          </table:table-cell>
          <table:table-cell table:formula="of:=IF([$Volumes.CS13]=0;&quot;N/A&quot;;[$Valores.CS13]/[$Volumes.CS13])" office:value-type="float" office:value="12.7233795125897" calcext:value-type="float">
            <text:p>12.7233795125897</text:p>
          </table:table-cell>
          <table:table-cell table:formula="of:=IF([$Volumes.CT13]=0;&quot;N/A&quot;;[$Valores.CT13]/[$Volumes.CT13])" office:value-type="float" office:value="13.1749650206464" calcext:value-type="float">
            <text:p>13.1749650206464</text:p>
          </table:table-cell>
          <table:table-cell table:formula="of:=IF([$Volumes.CU13]=0;&quot;N/A&quot;;[$Valores.CU13]/[$Volumes.CU13])" office:value-type="float" office:value="12.8982212238951" calcext:value-type="float">
            <text:p>12.8982212238951</text:p>
          </table:table-cell>
          <table:table-cell table:formula="of:=IF([$Volumes.CV13]=0;&quot;N/A&quot;;[$Valores.CV13]/[$Volumes.CV13])" office:value-type="float" office:value="12.660240127698" calcext:value-type="float">
            <text:p>12.660240127698</text:p>
          </table:table-cell>
          <table:table-cell table:formula="of:=IF([$Volumes.CW13]=0;&quot;N/A&quot;;[$Valores.CW13]/[$Volumes.CW13])" office:value-type="float" office:value="12.4481842647933" calcext:value-type="float">
            <text:p>12.4481842647933</text:p>
          </table:table-cell>
          <table:table-cell table:formula="of:=IF([$Volumes.CX13]=0;&quot;N/A&quot;;[$Valores.CX13]/[$Volumes.CX13])" office:value-type="float" office:value="12.8989543166387" calcext:value-type="float">
            <text:p>12.8989543166387</text:p>
          </table:table-cell>
          <table:table-cell table:formula="of:=IF([$Volumes.CY13]=0;&quot;N/A&quot;;[$Valores.CY13]/[$Volumes.CY13])" office:value-type="float" office:value="13.6566442340595" calcext:value-type="float">
            <text:p>13.6566442340595</text:p>
          </table:table-cell>
          <table:table-cell table:formula="of:=IF([$Volumes.CZ13]=0;&quot;N/A&quot;;[$Valores.CZ13]/[$Volumes.CZ13])" office:value-type="float" office:value="14.4412064818639" calcext:value-type="float">
            <text:p>14.4412064818639</text:p>
          </table:table-cell>
          <table:table-cell table:formula="of:=IF([$Volumes.DA13]=0;&quot;N/A&quot;;[$Valores.DA13]/[$Volumes.DA13])" office:value-type="float" office:value="14.316918469461" calcext:value-type="float">
            <text:p>14.316918469461</text:p>
          </table:table-cell>
          <table:table-cell table:formula="of:=IF([$Volumes.DB13]=0;&quot;N/A&quot;;[$Valores.DB13]/[$Volumes.DB13])" office:value-type="float" office:value="14.1628045736274" calcext:value-type="float">
            <text:p>14.1628045736274</text:p>
          </table:table-cell>
          <table:table-cell table:formula="of:=IF([$Volumes.DC13]=0;&quot;N/A&quot;;[$Valores.DC13]/[$Volumes.DC13])" office:value-type="float" office:value="14.4279050815471" calcext:value-type="float">
            <text:p>14.4279050815471</text:p>
          </table:table-cell>
          <table:table-cell table:formula="of:=IF([$Volumes.DD13]=0;&quot;N/A&quot;;[$Valores.DD13]/[$Volumes.DD13])" office:value-type="float" office:value="15.016898014883" calcext:value-type="float">
            <text:p>15.016898014883</text:p>
          </table:table-cell>
          <table:table-cell table:formula="of:=IF([$Volumes.DE13]=0;&quot;N/A&quot;;[$Valores.DE13]/[$Volumes.DE13])" office:value-type="float" office:value="15.8189143950263" calcext:value-type="float">
            <text:p>15.8189143950263</text:p>
          </table:table-cell>
          <table:table-cell table:formula="of:=IF([$Volumes.DF13]=0;&quot;N/A&quot;;[$Valores.DF13]/[$Volumes.DF13])" office:value-type="float" office:value="13.0911198029842" calcext:value-type="float">
            <text:p>13.0911198029842</text:p>
          </table:table-cell>
          <table:table-cell table:formula="of:=IF([$Volumes.DG13]=0;&quot;N/A&quot;;[$Valores.DG13]/[$Volumes.DG13])" office:value-type="float" office:value="13.3108164267634" calcext:value-type="float">
            <text:p>13.3108164267634</text:p>
          </table:table-cell>
          <table:table-cell table:formula="of:=IF([$Volumes.DH13]=0;&quot;N/A&quot;;[$Valores.DH13]/[$Volumes.DH13])" office:value-type="float" office:value="13.4102402724816" calcext:value-type="float">
            <text:p>13.4102402724816</text:p>
          </table:table-cell>
          <table:table-cell table:formula="of:=IF([$Volumes.DI13]=0;&quot;N/A&quot;;[$Valores.DI13]/[$Volumes.DI13])" office:value-type="float" office:value="13.7806405906261" calcext:value-type="float">
            <text:p>13.7806405906261</text:p>
          </table:table-cell>
          <table:table-cell table:formula="of:=IF([$Volumes.DJ13]=0;&quot;N/A&quot;;[$Valores.DJ13]/[$Volumes.DJ13])" office:value-type="float" office:value="13.7440709272257" calcext:value-type="float">
            <text:p>13.7440709272257</text:p>
          </table:table-cell>
          <table:table-cell table:formula="of:=IF([$Volumes.DK13]=0;&quot;N/A&quot;;[$Valores.DK13]/[$Volumes.DK13])" office:value-type="float" office:value="13.8466102668147" calcext:value-type="float">
            <text:p>13.8466102668147</text:p>
          </table:table-cell>
          <table:table-cell table:formula="of:=IF([$Volumes.DL13]=0;&quot;N/A&quot;;[$Valores.DL13]/[$Volumes.DL13])" office:value-type="float" office:value="13.7820841078882" calcext:value-type="float">
            <text:p>13.7820841078882</text:p>
          </table:table-cell>
          <table:table-cell table:formula="of:=IF([$Volumes.DM13]=0;&quot;N/A&quot;;[$Valores.DM13]/[$Volumes.DM13])" office:value-type="float" office:value="13.7203807697576" calcext:value-type="float">
            <text:p>13.7203807697576</text:p>
          </table:table-cell>
          <table:table-cell table:formula="of:=IF([$Volumes.DN13]=0;&quot;N/A&quot;;[$Valores.DN13]/[$Volumes.DN13])" office:value-type="float" office:value="13.4465845315977" calcext:value-type="float">
            <text:p>13.4465845315977</text:p>
          </table:table-cell>
          <table:table-cell table:formula="of:=IF([$Volumes.DO13]=0;&quot;N/A&quot;;[$Valores.DO13]/[$Volumes.DO13])" office:value-type="float" office:value="13.3013876040703" calcext:value-type="float">
            <text:p>13.3013876040703</text:p>
          </table:table-cell>
          <table:table-cell table:formula="of:=IF([$Volumes.DP13]=0;&quot;N/A&quot;;[$Valores.DP13]/[$Volumes.DP13])" office:value-type="float" office:value="13.8029343020473" calcext:value-type="float">
            <text:p>13.8029343020473</text:p>
          </table:table-cell>
          <table:table-cell table:formula="of:=IF([$Volumes.DQ13]=0;&quot;N/A&quot;;[$Valores.DQ13]/[$Volumes.DQ13])" office:value-type="float" office:value="14.9196593001842" calcext:value-type="float">
            <text:p>14.9196593001842</text:p>
          </table:table-cell>
          <table:table-cell table:formula="of:=IF([$Volumes.DR13]=0;&quot;N/A&quot;;[$Valores.DR13]/[$Volumes.DR13])" office:value-type="float" office:value="15.2460119370591" calcext:value-type="float">
            <text:p>15.2460119370591</text:p>
          </table:table-cell>
          <table:table-cell table:formula="of:=IF([$Volumes.DS13]=0;&quot;N/A&quot;;[$Valores.DS13]/[$Volumes.DS13])" office:value-type="float" office:value="15.5364875701684" calcext:value-type="float">
            <text:p>15.5364875701684</text:p>
          </table:table-cell>
          <table:table-cell table:formula="of:=IF([$Volumes.DT13]=0;&quot;N/A&quot;;[$Valores.DT13]/[$Volumes.DT13])" office:value-type="float" office:value="16.1105452549402" calcext:value-type="float">
            <text:p>16.1105452549402</text:p>
          </table:table-cell>
          <table:table-cell table:formula="of:=IF([$Volumes.DU13]=0;&quot;N/A&quot;;[$Valores.DU13]/[$Volumes.DU13])" office:value-type="float" office:value="16.0249679540768" calcext:value-type="float">
            <text:p>16.0249679540768</text:p>
          </table:table-cell>
          <table:table-cell table:formula="of:=IF([$Volumes.DV13]=0;&quot;N/A&quot;;[$Valores.DV13]/[$Volumes.DV13])" office:value-type="float" office:value="16.0573644207067" calcext:value-type="float">
            <text:p>16.0573644207067</text:p>
          </table:table-cell>
          <table:table-cell table:formula="of:=IF([$Volumes.DW13]=0;&quot;N/A&quot;;[$Valores.DW13]/[$Volumes.DW13])" office:value-type="float" office:value="16.9178908346474" calcext:value-type="float">
            <text:p>16.9178908346474</text:p>
          </table:table-cell>
        </table:table-row>
        <table:table-row table:style-name="ro1">
          <table:table-cell office:value-type="string" calcext:value-type="string">
            <text:p>T. BATAVO,BRF</text:p>
          </table:table-cell>
          <table:table-cell table:formula="of:=IF([$Volumes.B15]=0;&quot;N/A&quot;;[$Valores.B15]/[$Volumes.B15])" office:value-type="float" office:value="12.7380681818182" calcext:value-type="float">
            <text:p>12.7380681818182</text:p>
          </table:table-cell>
          <table:table-cell table:formula="of:=IF([$Volumes.C15]=0;&quot;N/A&quot;;[$Valores.C15]/[$Volumes.C15])" office:value-type="float" office:value="12.7611673615247" calcext:value-type="float">
            <text:p>12.7611673615247</text:p>
          </table:table-cell>
          <table:table-cell table:formula="of:=IF([$Volumes.D15]=0;&quot;N/A&quot;;[$Valores.D15]/[$Volumes.D15])" office:value-type="float" office:value="11.8905937291528" calcext:value-type="float">
            <text:p>11.8905937291528</text:p>
          </table:table-cell>
          <table:table-cell table:formula="of:=IF([$Volumes.E15]=0;&quot;N/A&quot;;[$Valores.E15]/[$Volumes.E15])" office:value-type="float" office:value="10.546362339515" calcext:value-type="float">
            <text:p>10.546362339515</text:p>
          </table:table-cell>
          <table:table-cell table:formula="of:=IF([$Volumes.F15]=0;&quot;N/A&quot;;[$Valores.F15]/[$Volumes.F15])" office:value-type="float" office:value="10.2446247464503" calcext:value-type="float">
            <text:p>10.2446247464503</text:p>
          </table:table-cell>
          <table:table-cell table:formula="of:=IF([$Volumes.G15]=0;&quot;N/A&quot;;[$Valores.G15]/[$Volumes.G15])" office:value-type="float" office:value="11.2171945701357" calcext:value-type="float">
            <text:p>11.2171945701357</text:p>
          </table:table-cell>
          <table:table-cell table:formula="of:=IF([$Volumes.H15]=0;&quot;N/A&quot;;[$Valores.H15]/[$Volumes.H15])" office:value-type="float" office:value="11.2147505422994" calcext:value-type="float">
            <text:p>11.2147505422994</text:p>
          </table:table-cell>
          <table:table-cell table:formula="of:=IF([$Volumes.I15]=0;&quot;N/A&quot;;[$Valores.I15]/[$Volumes.I15])" office:value-type="float" office:value="11.5591836734694" calcext:value-type="float">
            <text:p>11.5591836734694</text:p>
          </table:table-cell>
          <table:table-cell table:formula="of:=IF([$Volumes.J15]=0;&quot;N/A&quot;;[$Valores.J15]/[$Volumes.J15])" office:value-type="float" office:value="11.364406779661" calcext:value-type="float">
            <text:p>11.364406779661</text:p>
          </table:table-cell>
          <table:table-cell table:formula="of:=IF([$Volumes.K15]=0;&quot;N/A&quot;;[$Valores.K15]/[$Volumes.K15])" office:value-type="float" office:value="11.3235294117647" calcext:value-type="float">
            <text:p>11.3235294117647</text:p>
          </table:table-cell>
          <table:table-cell table:formula="of:=IF([$Volumes.L15]=0;&quot;N/A&quot;;[$Valores.L15]/[$Volumes.L15])" office:value-type="float" office:value="11.2857142857143" calcext:value-type="float">
            <text:p>11.2857142857143</text:p>
          </table:table-cell>
          <table:table-cell table:formula="of:=IF([$Volumes.M15]=0;&quot;N/A&quot;;[$Valores.M15]/[$Volumes.M15])" office:value-type="float" office:value="11.3304347826087" calcext:value-type="float">
            <text:p>11.3304347826087</text:p>
          </table:table-cell>
          <table:table-cell table:formula="of:=IF([$Volumes.N15]=0;&quot;N/A&quot;;[$Valores.N15]/[$Volumes.N15])" office:value-type="float" office:value="11.3428571428571" calcext:value-type="float">
            <text:p>11.3428571428571</text:p>
          </table:table-cell>
          <table:table-cell table:formula="of:=IF([$Volumes.O15]=0;&quot;N/A&quot;;[$Valores.O15]/[$Volumes.O15])" office:value-type="float" office:value="11.239263803681" calcext:value-type="float">
            <text:p>11.239263803681</text:p>
          </table:table-cell>
          <table:table-cell table:formula="of:=IF([$Volumes.P15]=0;&quot;N/A&quot;;[$Valores.P15]/[$Volumes.P15])" office:value-type="string" office:string-value="N/A" calcext:value-type="string">
            <text:p>N/A</text:p>
          </table:table-cell>
          <table:table-cell table:formula="of:=IF([$Volumes.Q15]=0;&quot;N/A&quot;;[$Valores.Q15]/[$Volumes.Q15])" office:value-type="string" office:string-value="N/A" calcext:value-type="string">
            <text:p>N/A</text:p>
          </table:table-cell>
          <table:table-cell table:formula="of:=IF([$Volumes.R15]=0;&quot;N/A&quot;;[$Valores.R15]/[$Volumes.R15])" office:value-type="string" office:string-value="N/A" calcext:value-type="string">
            <text:p>N/A</text:p>
          </table:table-cell>
          <table:table-cell table:formula="of:=IF([$Volumes.S15]=0;&quot;N/A&quot;;[$Valores.S15]/[$Volumes.S15])" office:value-type="string" office:string-value="N/A" calcext:value-type="string">
            <text:p>N/A</text:p>
          </table:table-cell>
          <table:table-cell table:formula="of:=IF([$Volumes.T15]=0;&quot;N/A&quot;;[$Valores.T15]/[$Volumes.T15])" office:value-type="float" office:value="10.9297332465843" calcext:value-type="float">
            <text:p>10.9297332465843</text:p>
          </table:table-cell>
          <table:table-cell table:formula="of:=IF([$Volumes.U15]=0;&quot;N/A&quot;;[$Valores.U15]/[$Volumes.U15])" office:value-type="float" office:value="11.2676056338028" calcext:value-type="float">
            <text:p>11.2676056338028</text:p>
          </table:table-cell>
          <table:table-cell table:formula="of:=IF([$Volumes.V15]=0;&quot;N/A&quot;;[$Valores.V15]/[$Volumes.V15])" office:value-type="float" office:value="11.3935230618253" calcext:value-type="float">
            <text:p>11.3935230618253</text:p>
          </table:table-cell>
          <table:table-cell table:formula="of:=IF([$Volumes.W15]=0;&quot;N/A&quot;;[$Valores.W15]/[$Volumes.W15])" office:value-type="float" office:value="10.7533577533578" calcext:value-type="float">
            <text:p>10.7533577533578</text:p>
          </table:table-cell>
          <table:table-cell table:formula="of:=IF([$Volumes.X15]=0;&quot;N/A&quot;;[$Valores.X15]/[$Volumes.X15])" office:value-type="float" office:value="11.1364205256571" calcext:value-type="float">
            <text:p>11.1364205256571</text:p>
          </table:table-cell>
          <table:table-cell table:formula="of:=IF([$Volumes.Y15]=0;&quot;N/A&quot;;[$Valores.Y15]/[$Volumes.Y15])" office:value-type="float" office:value="10.5496342737722" calcext:value-type="float">
            <text:p>10.5496342737722</text:p>
          </table:table-cell>
          <table:table-cell table:formula="of:=IF([$Volumes.Z15]=0;&quot;N/A&quot;;[$Valores.Z15]/[$Volumes.Z15])" office:value-type="float" office:value="11.7175572519084" calcext:value-type="float">
            <text:p>11.7175572519084</text:p>
          </table:table-cell>
          <table:table-cell table:formula="of:=IF([$Volumes.AA15]=0;&quot;N/A&quot;;[$Valores.AA15]/[$Volumes.AA15])" office:value-type="float" office:value="11.8351409978308" calcext:value-type="float">
            <text:p>11.8351409978308</text:p>
          </table:table-cell>
          <table:table-cell table:formula="of:=IF([$Volumes.AB15]=0;&quot;N/A&quot;;[$Valores.AB15]/[$Volumes.AB15])" office:value-type="float" office:value="12" calcext:value-type="float">
            <text:p>12</text:p>
          </table:table-cell>
          <table:table-cell table:formula="of:=IF([$Volumes.AC15]=0;&quot;N/A&quot;;[$Valores.AC15]/[$Volumes.AC15])" office:value-type="float" office:value="13.1208791208791" calcext:value-type="float">
            <text:p>13.1208791208791</text:p>
          </table:table-cell>
          <table:table-cell table:formula="of:=IF([$Volumes.AD15]=0;&quot;N/A&quot;;[$Valores.AD15]/[$Volumes.AD15])" office:value-type="float" office:value="13.3586956521739" calcext:value-type="float">
            <text:p>13.3586956521739</text:p>
          </table:table-cell>
          <table:table-cell table:formula="of:=IF([$Volumes.AE15]=0;&quot;N/A&quot;;[$Valores.AE15]/[$Volumes.AE15])" office:value-type="float" office:value="13.3139534883721" calcext:value-type="float">
            <text:p>13.3139534883721</text:p>
          </table:table-cell>
          <table:table-cell table:formula="of:=IF([$Volumes.AF15]=0;&quot;N/A&quot;;[$Valores.AF15]/[$Volumes.AF15])" office:value-type="float" office:value="14.7959183673469" calcext:value-type="float">
            <text:p>14.7959183673469</text:p>
          </table:table-cell>
          <table:table-cell table:formula="of:=IF([$Volumes.AG15]=0;&quot;N/A&quot;;[$Valores.AG15]/[$Volumes.AG15])" office:value-type="float" office:value="11.8056338028169" calcext:value-type="float">
            <text:p>11.8056338028169</text:p>
          </table:table-cell>
          <table:table-cell table:formula="of:=IF([$Volumes.AH15]=0;&quot;N/A&quot;;[$Valores.AH15]/[$Volumes.AH15])" office:value-type="string" office:string-value="N/A" calcext:value-type="string">
            <text:p>N/A</text:p>
          </table:table-cell>
          <table:table-cell table:formula="of:=IF([$Volumes.AI15]=0;&quot;N/A&quot;;[$Valores.AI15]/[$Volumes.AI15])" office:value-type="string" office:string-value="N/A" calcext:value-type="string">
            <text:p>N/A</text:p>
          </table:table-cell>
          <table:table-cell table:formula="of:=IF([$Volumes.AJ15]=0;&quot;N/A&quot;;[$Valores.AJ15]/[$Volumes.AJ15])" office:value-type="string" office:string-value="N/A" calcext:value-type="string">
            <text:p>N/A</text:p>
          </table:table-cell>
          <table:table-cell table:formula="of:=IF([$Volumes.AK15]=0;&quot;N/A&quot;;[$Valores.AK15]/[$Volumes.AK15])" office:value-type="string" office:string-value="N/A" calcext:value-type="string">
            <text:p>N/A</text:p>
          </table:table-cell>
          <table:table-cell table:formula="of:=IF([$Volumes.AL15]=0;&quot;N/A&quot;;[$Valores.AL15]/[$Volumes.AL15])" office:value-type="float" office:value="9.74884855052831" calcext:value-type="float">
            <text:p>9.74884855052831</text:p>
          </table:table-cell>
          <table:table-cell table:formula="of:=IF([$Volumes.AM15]=0;&quot;N/A&quot;;[$Valores.AM15]/[$Volumes.AM15])" office:value-type="float" office:value="9.67528679758896" calcext:value-type="float">
            <text:p>9.67528679758896</text:p>
          </table:table-cell>
          <table:table-cell table:formula="of:=IF([$Volumes.AN15]=0;&quot;N/A&quot;;[$Valores.AN15]/[$Volumes.AN15])" office:value-type="float" office:value="9.81851549755302" calcext:value-type="float">
            <text:p>9.81851549755302</text:p>
          </table:table-cell>
          <table:table-cell table:formula="of:=IF([$Volumes.AO15]=0;&quot;N/A&quot;;[$Valores.AO15]/[$Volumes.AO15])" office:value-type="float" office:value="9.43053691275168" calcext:value-type="float">
            <text:p>9.43053691275168</text:p>
          </table:table-cell>
          <table:table-cell table:formula="of:=IF([$Volumes.AP15]=0;&quot;N/A&quot;;[$Valores.AP15]/[$Volumes.AP15])" office:value-type="float" office:value="9.31026785714286" calcext:value-type="float">
            <text:p>9.31026785714286</text:p>
          </table:table-cell>
          <table:table-cell table:formula="of:=IF([$Volumes.AQ15]=0;&quot;N/A&quot;;[$Valores.AQ15]/[$Volumes.AQ15])" office:value-type="float" office:value="9.36564457632707" calcext:value-type="float">
            <text:p>9.36564457632707</text:p>
          </table:table-cell>
          <table:table-cell table:formula="of:=IF([$Volumes.AR15]=0;&quot;N/A&quot;;[$Valores.AR15]/[$Volumes.AR15])" office:value-type="float" office:value="10.0975609756098" calcext:value-type="float">
            <text:p>10.0975609756098</text:p>
          </table:table-cell>
          <table:table-cell table:formula="of:=IF([$Volumes.AS15]=0;&quot;N/A&quot;;[$Valores.AS15]/[$Volumes.AS15])" office:value-type="float" office:value="9.10215053763441" calcext:value-type="float">
            <text:p>9.10215053763441</text:p>
          </table:table-cell>
          <table:table-cell table:formula="of:=IF([$Volumes.AT15]=0;&quot;N/A&quot;;[$Valores.AT15]/[$Volumes.AT15])" office:value-type="float" office:value="9.02127659574468" calcext:value-type="float">
            <text:p>9.02127659574468</text:p>
          </table:table-cell>
          <table:table-cell table:formula="of:=IF([$Volumes.AU15]=0;&quot;N/A&quot;;[$Valores.AU15]/[$Volumes.AU15])" office:value-type="float" office:value="8.64566929133858" calcext:value-type="float">
            <text:p>8.64566929133858</text:p>
          </table:table-cell>
          <table:table-cell table:formula="of:=IF([$Volumes.AV15]=0;&quot;N/A&quot;;[$Valores.AV15]/[$Volumes.AV15])" office:value-type="float" office:value="8.43979057591623" calcext:value-type="float">
            <text:p>8.43979057591623</text:p>
          </table:table-cell>
          <table:table-cell table:formula="of:=IF([$Volumes.AW15]=0;&quot;N/A&quot;;[$Valores.AW15]/[$Volumes.AW15])" office:value-type="float" office:value="8.375" calcext:value-type="float">
            <text:p>8.375</text:p>
          </table:table-cell>
          <table:table-cell table:formula="of:=IF([$Volumes.AX15]=0;&quot;N/A&quot;;[$Valores.AX15]/[$Volumes.AX15])" office:value-type="float" office:value="8.37051792828685" calcext:value-type="float">
            <text:p>8.37051792828685</text:p>
          </table:table-cell>
          <table:table-cell table:formula="of:=IF([$Volumes.AY15]=0;&quot;N/A&quot;;[$Valores.AY15]/[$Volumes.AY15])" office:value-type="float" office:value="8.32019704433498" calcext:value-type="float">
            <text:p>8.32019704433498</text:p>
          </table:table-cell>
          <table:table-cell table:formula="of:=IF([$Volumes.AZ15]=0;&quot;N/A&quot;;[$Valores.AZ15]/[$Volumes.AZ15])" office:value-type="string" office:string-value="N/A" calcext:value-type="string">
            <text:p>N/A</text:p>
          </table:table-cell>
          <table:table-cell table:formula="of:=IF([$Volumes.BA15]=0;&quot;N/A&quot;;[$Valores.BA15]/[$Volumes.BA15])" office:value-type="string" office:string-value="N/A" calcext:value-type="string">
            <text:p>N/A</text:p>
          </table:table-cell>
          <table:table-cell table:formula="of:=IF([$Volumes.BB15]=0;&quot;N/A&quot;;[$Valores.BB15]/[$Volumes.BB15])" office:value-type="string" office:string-value="N/A" calcext:value-type="string">
            <text:p>N/A</text:p>
          </table:table-cell>
          <table:table-cell table:formula="of:=IF([$Volumes.BC15]=0;&quot;N/A&quot;;[$Valores.BC15]/[$Volumes.BC15])" office:value-type="string" office:string-value="N/A" calcext:value-type="string">
            <text:p>N/A</text:p>
          </table:table-cell>
          <table:table-cell table:formula="of:=IF([$Volumes.BD15]=0;&quot;N/A&quot;;[$Valores.BD15]/[$Volumes.BD15])" office:value-type="float" office:value="11.0837004405286" calcext:value-type="float">
            <text:p>11.0837004405286</text:p>
          </table:table-cell>
          <table:table-cell table:formula="of:=IF([$Volumes.BE15]=0;&quot;N/A&quot;;[$Valores.BE15]/[$Volumes.BE15])" office:value-type="float" office:value="11.2607165706974" calcext:value-type="float">
            <text:p>11.2607165706974</text:p>
          </table:table-cell>
          <table:table-cell table:formula="of:=IF([$Volumes.BF15]=0;&quot;N/A&quot;;[$Valores.BF15]/[$Volumes.BF15])" office:value-type="float" office:value="11.1897601145721" calcext:value-type="float">
            <text:p>11.1897601145721</text:p>
          </table:table-cell>
          <table:table-cell table:formula="of:=IF([$Volumes.BG15]=0;&quot;N/A&quot;;[$Valores.BG15]/[$Volumes.BG15])" office:value-type="float" office:value="11.1721366376423" calcext:value-type="float">
            <text:p>11.1721366376423</text:p>
          </table:table-cell>
          <table:table-cell table:formula="of:=IF([$Volumes.BH15]=0;&quot;N/A&quot;;[$Valores.BH15]/[$Volumes.BH15])" office:value-type="float" office:value="11.2862903225806" calcext:value-type="float">
            <text:p>11.2862903225806</text:p>
          </table:table-cell>
          <table:table-cell table:formula="of:=IF([$Volumes.BI15]=0;&quot;N/A&quot;;[$Valores.BI15]/[$Volumes.BI15])" office:value-type="float" office:value="11.7544996400288" calcext:value-type="float">
            <text:p>11.7544996400288</text:p>
          </table:table-cell>
          <table:table-cell table:formula="of:=IF([$Volumes.BJ15]=0;&quot;N/A&quot;;[$Valores.BJ15]/[$Volumes.BJ15])" office:value-type="float" office:value="12.5504201680672" calcext:value-type="float">
            <text:p>12.5504201680672</text:p>
          </table:table-cell>
          <table:table-cell table:formula="of:=IF([$Volumes.BK15]=0;&quot;N/A&quot;;[$Valores.BK15]/[$Volumes.BK15])" office:value-type="float" office:value="12.4036511156187" calcext:value-type="float">
            <text:p>12.4036511156187</text:p>
          </table:table-cell>
          <table:table-cell table:formula="of:=IF([$Volumes.BL15]=0;&quot;N/A&quot;;[$Valores.BL15]/[$Volumes.BL15])" office:value-type="float" office:value="12.2927864214993" calcext:value-type="float">
            <text:p>12.2927864214993</text:p>
          </table:table-cell>
          <table:table-cell table:formula="of:=IF([$Volumes.BM15]=0;&quot;N/A&quot;;[$Valores.BM15]/[$Volumes.BM15])" office:value-type="float" office:value="12.8185840707965" calcext:value-type="float">
            <text:p>12.8185840707965</text:p>
          </table:table-cell>
          <table:table-cell table:formula="of:=IF([$Volumes.BN15]=0;&quot;N/A&quot;;[$Valores.BN15]/[$Volumes.BN15])" office:value-type="float" office:value="13.5161290322581" calcext:value-type="float">
            <text:p>13.5161290322581</text:p>
          </table:table-cell>
          <table:table-cell table:formula="of:=IF([$Volumes.BO15]=0;&quot;N/A&quot;;[$Valores.BO15]/[$Volumes.BO15])" office:value-type="float" office:value="12" calcext:value-type="float">
            <text:p>12</text:p>
          </table:table-cell>
          <table:table-cell table:formula="of:=IF([$Volumes.BP15]=0;&quot;N/A&quot;;[$Valores.BP15]/[$Volumes.BP15])" office:value-type="float" office:value="12" calcext:value-type="float">
            <text:p>12</text:p>
          </table:table-cell>
          <table:table-cell table:formula="of:=IF([$Volumes.BQ15]=0;&quot;N/A&quot;;[$Valores.BQ15]/[$Volumes.BQ15])" office:value-type="float" office:value="12.1836734693878" calcext:value-type="float">
            <text:p>12.1836734693878</text:p>
          </table:table-cell>
          <table:table-cell table:formula="of:=IF([$Volumes.BR15]=0;&quot;N/A&quot;;[$Valores.BR15]/[$Volumes.BR15])" office:value-type="string" office:string-value="N/A" calcext:value-type="string">
            <text:p>N/A</text:p>
          </table:table-cell>
          <table:table-cell table:formula="of:=IF([$Volumes.BS15]=0;&quot;N/A&quot;;[$Valores.BS15]/[$Volumes.BS15])" office:value-type="string" office:string-value="N/A" calcext:value-type="string">
            <text:p>N/A</text:p>
          </table:table-cell>
          <table:table-cell table:formula="of:=IF([$Volumes.BT15]=0;&quot;N/A&quot;;[$Valores.BT15]/[$Volumes.BT15])" office:value-type="string" office:string-value="N/A" calcext:value-type="string">
            <text:p>N/A</text:p>
          </table:table-cell>
          <table:table-cell table:formula="of:=IF([$Volumes.BU15]=0;&quot;N/A&quot;;[$Valores.BU15]/[$Volumes.BU15])" office:value-type="string" office:string-value="N/A" calcext:value-type="string">
            <text:p>N/A</text:p>
          </table:table-cell>
          <table:table-cell table:formula="of:=IF([$Volumes.BV15]=0;&quot;N/A&quot;;[$Valores.BV15]/[$Volumes.BV15])" office:value-type="float" office:value="11.893879398122" calcext:value-type="float">
            <text:p>11.893879398122</text:p>
          </table:table-cell>
          <table:table-cell table:formula="of:=IF([$Volumes.BW15]=0;&quot;N/A&quot;;[$Valores.BW15]/[$Volumes.BW15])" office:value-type="float" office:value="11.971832688588" calcext:value-type="float">
            <text:p>11.971832688588</text:p>
          </table:table-cell>
          <table:table-cell table:formula="of:=IF([$Volumes.BX15]=0;&quot;N/A&quot;;[$Valores.BX15]/[$Volumes.BX15])" office:value-type="float" office:value="11.9450142751401" calcext:value-type="float">
            <text:p>11.9450142751401</text:p>
          </table:table-cell>
          <table:table-cell table:formula="of:=IF([$Volumes.BY15]=0;&quot;N/A&quot;;[$Valores.BY15]/[$Volumes.BY15])" office:value-type="float" office:value="11.9258754455861" calcext:value-type="float">
            <text:p>11.9258754455861</text:p>
          </table:table-cell>
          <table:table-cell table:formula="of:=IF([$Volumes.BZ15]=0;&quot;N/A&quot;;[$Valores.BZ15]/[$Volumes.BZ15])" office:value-type="float" office:value="11.9146769265588" calcext:value-type="float">
            <text:p>11.9146769265588</text:p>
          </table:table-cell>
          <table:table-cell table:formula="of:=IF([$Volumes.CA15]=0;&quot;N/A&quot;;[$Valores.CA15]/[$Volumes.CA15])" office:value-type="float" office:value="12.1676348547718" calcext:value-type="float">
            <text:p>12.1676348547718</text:p>
          </table:table-cell>
          <table:table-cell table:formula="of:=IF([$Volumes.CB15]=0;&quot;N/A&quot;;[$Valores.CB15]/[$Volumes.CB15])" office:value-type="float" office:value="12.4955559282241" calcext:value-type="float">
            <text:p>12.4955559282241</text:p>
          </table:table-cell>
          <table:table-cell table:formula="of:=IF([$Volumes.CC15]=0;&quot;N/A&quot;;[$Valores.CC15]/[$Volumes.CC15])" office:value-type="float" office:value="12.6854868567197" calcext:value-type="float">
            <text:p>12.6854868567197</text:p>
          </table:table-cell>
          <table:table-cell table:formula="of:=IF([$Volumes.CD15]=0;&quot;N/A&quot;;[$Valores.CD15]/[$Volumes.CD15])" office:value-type="float" office:value="12.6958981612447" calcext:value-type="float">
            <text:p>12.6958981612447</text:p>
          </table:table-cell>
          <table:table-cell table:formula="of:=IF([$Volumes.CE15]=0;&quot;N/A&quot;;[$Valores.CE15]/[$Volumes.CE15])" office:value-type="float" office:value="12.6721234798877" calcext:value-type="float">
            <text:p>12.6721234798877</text:p>
          </table:table-cell>
          <table:table-cell table:formula="of:=IF([$Volumes.CF15]=0;&quot;N/A&quot;;[$Valores.CF15]/[$Volumes.CF15])" office:value-type="float" office:value="12.5398936170213" calcext:value-type="float">
            <text:p>12.5398936170213</text:p>
          </table:table-cell>
          <table:table-cell table:formula="of:=IF([$Volumes.CG15]=0;&quot;N/A&quot;;[$Valores.CG15]/[$Volumes.CG15])" office:value-type="float" office:value="11.4808853118712" calcext:value-type="float">
            <text:p>11.4808853118712</text:p>
          </table:table-cell>
          <table:table-cell table:formula="of:=IF([$Volumes.CH15]=0;&quot;N/A&quot;;[$Valores.CH15]/[$Volumes.CH15])" office:value-type="float" office:value="11.5656324582339" calcext:value-type="float">
            <text:p>11.5656324582339</text:p>
          </table:table-cell>
          <table:table-cell table:formula="of:=IF([$Volumes.CI15]=0;&quot;N/A&quot;;[$Valores.CI15]/[$Volumes.CI15])" office:value-type="float" office:value="11.9457831325301" calcext:value-type="float">
            <text:p>11.9457831325301</text:p>
          </table:table-cell>
          <table:table-cell table:formula="of:=IF([$Volumes.CJ15]=0;&quot;N/A&quot;;[$Valores.CJ15]/[$Volumes.CJ15])" office:value-type="string" office:string-value="N/A" calcext:value-type="string">
            <text:p>N/A</text:p>
          </table:table-cell>
          <table:table-cell table:formula="of:=IF([$Volumes.CK15]=0;&quot;N/A&quot;;[$Valores.CK15]/[$Volumes.CK15])" office:value-type="string" office:string-value="N/A" calcext:value-type="string">
            <text:p>N/A</text:p>
          </table:table-cell>
          <table:table-cell table:formula="of:=IF([$Volumes.CL15]=0;&quot;N/A&quot;;[$Valores.CL15]/[$Volumes.CL15])" office:value-type="string" office:string-value="N/A" calcext:value-type="string">
            <text:p>N/A</text:p>
          </table:table-cell>
          <table:table-cell table:formula="of:=IF([$Volumes.CM15]=0;&quot;N/A&quot;;[$Valores.CM15]/[$Volumes.CM15])" office:value-type="string" office:string-value="N/A" calcext:value-type="string">
            <text:p>N/A</text:p>
          </table:table-cell>
          <table:table-cell table:formula="of:=IF([$Volumes.CN15]=0;&quot;N/A&quot;;[$Valores.CN15]/[$Volumes.CN15])" office:value-type="float" office:value="10.6093300452117" calcext:value-type="float">
            <text:p>10.6093300452117</text:p>
          </table:table-cell>
          <table:table-cell table:formula="of:=IF([$Volumes.CO15]=0;&quot;N/A&quot;;[$Valores.CO15]/[$Volumes.CO15])" office:value-type="float" office:value="10.6275229357798" calcext:value-type="float">
            <text:p>10.6275229357798</text:p>
          </table:table-cell>
          <table:table-cell table:formula="of:=IF([$Volumes.CP15]=0;&quot;N/A&quot;;[$Valores.CP15]/[$Volumes.CP15])" office:value-type="float" office:value="10.4737045088002" calcext:value-type="float">
            <text:p>10.4737045088002</text:p>
          </table:table-cell>
          <table:table-cell table:formula="of:=IF([$Volumes.CQ15]=0;&quot;N/A&quot;;[$Valores.CQ15]/[$Volumes.CQ15])" office:value-type="float" office:value="10.0573723828199" calcext:value-type="float">
            <text:p>10.0573723828199</text:p>
          </table:table-cell>
          <table:table-cell table:formula="of:=IF([$Volumes.CR15]=0;&quot;N/A&quot;;[$Valores.CR15]/[$Volumes.CR15])" office:value-type="float" office:value="10.3338118888716" calcext:value-type="float">
            <text:p>10.3338118888716</text:p>
          </table:table-cell>
          <table:table-cell table:formula="of:=IF([$Volumes.CS15]=0;&quot;N/A&quot;;[$Valores.CS15]/[$Volumes.CS15])" office:value-type="float" office:value="10.555854704755" calcext:value-type="float">
            <text:p>10.555854704755</text:p>
          </table:table-cell>
          <table:table-cell table:formula="of:=IF([$Volumes.CT15]=0;&quot;N/A&quot;;[$Valores.CT15]/[$Volumes.CT15])" office:value-type="float" office:value="10.8273340189693" calcext:value-type="float">
            <text:p>10.8273340189693</text:p>
          </table:table-cell>
          <table:table-cell table:formula="of:=IF([$Volumes.CU15]=0;&quot;N/A&quot;;[$Valores.CU15]/[$Volumes.CU15])" office:value-type="float" office:value="10.9346449851043" calcext:value-type="float">
            <text:p>10.9346449851043</text:p>
          </table:table-cell>
          <table:table-cell table:formula="of:=IF([$Volumes.CV15]=0;&quot;N/A&quot;;[$Valores.CV15]/[$Volumes.CV15])" office:value-type="float" office:value="10.7602952277111" calcext:value-type="float">
            <text:p>10.7602952277111</text:p>
          </table:table-cell>
          <table:table-cell table:formula="of:=IF([$Volumes.CW15]=0;&quot;N/A&quot;;[$Valores.CW15]/[$Volumes.CW15])" office:value-type="float" office:value="10.5446076675027" calcext:value-type="float">
            <text:p>10.5446076675027</text:p>
          </table:table-cell>
          <table:table-cell table:formula="of:=IF([$Volumes.CX15]=0;&quot;N/A&quot;;[$Valores.CX15]/[$Volumes.CX15])" office:value-type="float" office:value="10.6302771855011" calcext:value-type="float">
            <text:p>10.6302771855011</text:p>
          </table:table-cell>
          <table:table-cell table:formula="of:=IF([$Volumes.CY15]=0;&quot;N/A&quot;;[$Valores.CY15]/[$Volumes.CY15])" office:value-type="float" office:value="11.0669671603348" calcext:value-type="float">
            <text:p>11.0669671603348</text:p>
          </table:table-cell>
          <table:table-cell table:formula="of:=IF([$Volumes.CZ15]=0;&quot;N/A&quot;;[$Valores.CZ15]/[$Volumes.CZ15])" office:value-type="float" office:value="11.3134171907757" calcext:value-type="float">
            <text:p>11.3134171907757</text:p>
          </table:table-cell>
          <table:table-cell table:formula="of:=IF([$Volumes.DA15]=0;&quot;N/A&quot;;[$Valores.DA15]/[$Volumes.DA15])" office:value-type="float" office:value="11.4399770246984" calcext:value-type="float">
            <text:p>11.4399770246984</text:p>
          </table:table-cell>
          <table:table-cell table:formula="of:=IF([$Volumes.DB15]=0;&quot;N/A&quot;;[$Valores.DB15]/[$Volumes.DB15])" office:value-type="string" office:string-value="N/A" calcext:value-type="string">
            <text:p>N/A</text:p>
          </table:table-cell>
          <table:table-cell table:formula="of:=IF([$Volumes.DC15]=0;&quot;N/A&quot;;[$Valores.DC15]/[$Volumes.DC15])" office:value-type="string" office:string-value="N/A" calcext:value-type="string">
            <text:p>N/A</text:p>
          </table:table-cell>
          <table:table-cell table:formula="of:=IF([$Volumes.DD15]=0;&quot;N/A&quot;;[$Valores.DD15]/[$Volumes.DD15])" office:value-type="string" office:string-value="N/A" calcext:value-type="string">
            <text:p>N/A</text:p>
          </table:table-cell>
          <table:table-cell table:formula="of:=IF([$Volumes.DE15]=0;&quot;N/A&quot;;[$Valores.DE15]/[$Volumes.DE15])" office:value-type="string" office:string-value="N/A" calcext:value-type="string">
            <text:p>N/A</text:p>
          </table:table-cell>
          <table:table-cell table:formula="of:=IF([$Volumes.DF15]=0;&quot;N/A&quot;;[$Valores.DF15]/[$Volumes.DF15])" office:value-type="float" office:value="12.002574002574" calcext:value-type="float">
            <text:p>12.002574002574</text:p>
          </table:table-cell>
          <table:table-cell table:formula="of:=IF([$Volumes.DG15]=0;&quot;N/A&quot;;[$Valores.DG15]/[$Volumes.DG15])" office:value-type="float" office:value="12.3456962911127" calcext:value-type="float">
            <text:p>12.3456962911127</text:p>
          </table:table-cell>
          <table:table-cell table:formula="of:=IF([$Volumes.DH15]=0;&quot;N/A&quot;;[$Valores.DH15]/[$Volumes.DH15])" office:value-type="float" office:value="12.1977186311787" calcext:value-type="float">
            <text:p>12.1977186311787</text:p>
          </table:table-cell>
          <table:table-cell table:formula="of:=IF([$Volumes.DI15]=0;&quot;N/A&quot;;[$Valores.DI15]/[$Volumes.DI15])" office:value-type="float" office:value="11.6589516678012" calcext:value-type="float">
            <text:p>11.6589516678012</text:p>
          </table:table-cell>
          <table:table-cell table:formula="of:=IF([$Volumes.DJ15]=0;&quot;N/A&quot;;[$Valores.DJ15]/[$Volumes.DJ15])" office:value-type="float" office:value="11.5783410138249" calcext:value-type="float">
            <text:p>11.5783410138249</text:p>
          </table:table-cell>
          <table:table-cell table:formula="of:=IF([$Volumes.DK15]=0;&quot;N/A&quot;;[$Valores.DK15]/[$Volumes.DK15])" office:value-type="float" office:value="11.7302325581395" calcext:value-type="float">
            <text:p>11.7302325581395</text:p>
          </table:table-cell>
          <table:table-cell table:formula="of:=IF([$Volumes.DL15]=0;&quot;N/A&quot;;[$Valores.DL15]/[$Volumes.DL15])" office:value-type="float" office:value="12.0658227848101" calcext:value-type="float">
            <text:p>12.0658227848101</text:p>
          </table:table-cell>
          <table:table-cell table:formula="of:=IF([$Volumes.DM15]=0;&quot;N/A&quot;;[$Valores.DM15]/[$Volumes.DM15])" office:value-type="float" office:value="11.9480519480519" calcext:value-type="float">
            <text:p>11.9480519480519</text:p>
          </table:table-cell>
          <table:table-cell table:formula="of:=IF([$Volumes.DN15]=0;&quot;N/A&quot;;[$Valores.DN15]/[$Volumes.DN15])" office:value-type="float" office:value="11.75" calcext:value-type="float">
            <text:p>11.75</text:p>
          </table:table-cell>
          <table:table-cell table:formula="of:=IF([$Volumes.DO15]=0;&quot;N/A&quot;;[$Valores.DO15]/[$Volumes.DO15])" office:value-type="float" office:value="8.53260869565217" calcext:value-type="float">
            <text:p>8.53260869565217</text:p>
          </table:table-cell>
          <table:table-cell table:formula="of:=IF([$Volumes.DP15]=0;&quot;N/A&quot;;[$Valores.DP15]/[$Volumes.DP15])" office:value-type="float" office:value="11.5555555555556" calcext:value-type="float">
            <text:p>11.5555555555556</text:p>
          </table:table-cell>
          <table:table-cell table:formula="of:=IF([$Volumes.DQ15]=0;&quot;N/A&quot;;[$Valores.DQ15]/[$Volumes.DQ15])" office:value-type="float" office:value="11.6129032258065" calcext:value-type="float">
            <text:p>11.6129032258065</text:p>
          </table:table-cell>
          <table:table-cell table:formula="of:=IF([$Volumes.DR15]=0;&quot;N/A&quot;;[$Valores.DR15]/[$Volumes.DR15])" office:value-type="float" office:value="13" calcext:value-type="float">
            <text:p>13</text:p>
          </table:table-cell>
          <table:table-cell table:formula="of:=IF([$Volumes.DS15]=0;&quot;N/A&quot;;[$Valores.DS15]/[$Volumes.DS15])" office:value-type="string" office:string-value="N/A" calcext:value-type="string">
            <text:p>N/A</text:p>
          </table:table-cell>
          <table:table-cell table:formula="of:=IF([$Volumes.DT15]=0;&quot;N/A&quot;;[$Valores.DT15]/[$Volumes.DT15])" office:value-type="string" office:string-value="N/A" calcext:value-type="string">
            <text:p>N/A</text:p>
          </table:table-cell>
          <table:table-cell table:formula="of:=IF([$Volumes.DU15]=0;&quot;N/A&quot;;[$Valores.DU15]/[$Volumes.DU15])" office:value-type="string" office:string-value="N/A" calcext:value-type="string">
            <text:p>N/A</text:p>
          </table:table-cell>
          <table:table-cell table:formula="of:=IF([$Volumes.DV15]=0;&quot;N/A&quot;;[$Valores.DV15]/[$Volumes.DV15])" office:value-type="string" office:string-value="N/A" calcext:value-type="string">
            <text:p>N/A</text:p>
          </table:table-cell>
          <table:table-cell table:formula="of:=IF([$Volumes.DW15]=0;&quot;N/A&quot;;[$Valores.DW15]/[$Volumes.DW15])" office:value-type="string" office:string-value="N/A" calcext:value-type="string">
            <text:p>N/A</text:p>
          </table:table-cell>
        </table:table-row>
        <table:table-row table:style-name="ro1">
          <table:table-cell office:value-type="string" calcext:value-type="string">
            <text:p>T. REZENDE,BRF</text:p>
          </table:table-cell>
          <table:table-cell table:formula="of:=IF([$Volumes.B16]=0;&quot;N/A&quot;;[$Valores.B16]/[$Volumes.B16])" office:value-type="float" office:value="10.2606420591147" calcext:value-type="float">
            <text:p>10.2606420591147</text:p>
          </table:table-cell>
          <table:table-cell table:formula="of:=IF([$Volumes.C16]=0;&quot;N/A&quot;;[$Valores.C16]/[$Volumes.C16])" office:value-type="float" office:value="10.3069948186529" calcext:value-type="float">
            <text:p>10.3069948186529</text:p>
          </table:table-cell>
          <table:table-cell table:formula="of:=IF([$Volumes.D16]=0;&quot;N/A&quot;;[$Valores.D16]/[$Volumes.D16])" office:value-type="float" office:value="10.2958489282069" calcext:value-type="float">
            <text:p>10.2958489282069</text:p>
          </table:table-cell>
          <table:table-cell table:formula="of:=IF([$Volumes.E16]=0;&quot;N/A&quot;;[$Valores.E16]/[$Volumes.E16])" office:value-type="float" office:value="10.0151793928243" calcext:value-type="float">
            <text:p>10.0151793928243</text:p>
          </table:table-cell>
          <table:table-cell table:formula="of:=IF([$Volumes.F16]=0;&quot;N/A&quot;;[$Valores.F16]/[$Volumes.F16])" office:value-type="float" office:value="9.6666332061835" calcext:value-type="float">
            <text:p>9.6666332061835</text:p>
          </table:table-cell>
          <table:table-cell table:formula="of:=IF([$Volumes.G16]=0;&quot;N/A&quot;;[$Valores.G16]/[$Volumes.G16])" office:value-type="float" office:value="9.32738539644617" calcext:value-type="float">
            <text:p>9.32738539644617</text:p>
          </table:table-cell>
          <table:table-cell table:formula="of:=IF([$Volumes.H16]=0;&quot;N/A&quot;;[$Valores.H16]/[$Volumes.H16])" office:value-type="float" office:value="9.42684194435952" calcext:value-type="float">
            <text:p>9.42684194435952</text:p>
          </table:table-cell>
          <table:table-cell table:formula="of:=IF([$Volumes.I16]=0;&quot;N/A&quot;;[$Valores.I16]/[$Volumes.I16])" office:value-type="float" office:value="9.4156623279233" calcext:value-type="float">
            <text:p>9.4156623279233</text:p>
          </table:table-cell>
          <table:table-cell table:formula="of:=IF([$Volumes.J16]=0;&quot;N/A&quot;;[$Valores.J16]/[$Volumes.J16])" office:value-type="float" office:value="9.43042587109998" calcext:value-type="float">
            <text:p>9.43042587109998</text:p>
          </table:table-cell>
          <table:table-cell table:formula="of:=IF([$Volumes.K16]=0;&quot;N/A&quot;;[$Valores.K16]/[$Volumes.K16])" office:value-type="float" office:value="9.56700694160882" calcext:value-type="float">
            <text:p>9.56700694160882</text:p>
          </table:table-cell>
          <table:table-cell table:formula="of:=IF([$Volumes.L16]=0;&quot;N/A&quot;;[$Valores.L16]/[$Volumes.L16])" office:value-type="string" office:string-value="N/A" calcext:value-type="string">
            <text:p>N/A</text:p>
          </table:table-cell>
          <table:table-cell table:formula="of:=IF([$Volumes.M16]=0;&quot;N/A&quot;;[$Valores.M16]/[$Volumes.M16])" office:value-type="string" office:string-value="N/A" calcext:value-type="string">
            <text:p>N/A</text:p>
          </table:table-cell>
          <table:table-cell table:formula="of:=IF([$Volumes.N16]=0;&quot;N/A&quot;;[$Valores.N16]/[$Volumes.N16])" office:value-type="string" office:string-value="N/A" calcext:value-type="string">
            <text:p>N/A</text:p>
          </table:table-cell>
          <table:table-cell table:formula="of:=IF([$Volumes.O16]=0;&quot;N/A&quot;;[$Valores.O16]/[$Volumes.O16])" office:value-type="string" office:string-value="N/A" calcext:value-type="string">
            <text:p>N/A</text:p>
          </table:table-cell>
          <table:table-cell table:formula="of:=IF([$Volumes.P16]=0;&quot;N/A&quot;;[$Valores.P16]/[$Volumes.P16])" office:value-type="string" office:string-value="N/A" calcext:value-type="string">
            <text:p>N/A</text:p>
          </table:table-cell>
          <table:table-cell table:formula="of:=IF([$Volumes.Q16]=0;&quot;N/A&quot;;[$Valores.Q16]/[$Volumes.Q16])" office:value-type="string" office:string-value="N/A" calcext:value-type="string">
            <text:p>N/A</text:p>
          </table:table-cell>
          <table:table-cell table:formula="of:=IF([$Volumes.R16]=0;&quot;N/A&quot;;[$Valores.R16]/[$Volumes.R16])" office:value-type="string" office:string-value="N/A" calcext:value-type="string">
            <text:p>N/A</text:p>
          </table:table-cell>
          <table:table-cell table:formula="of:=IF([$Volumes.S16]=0;&quot;N/A&quot;;[$Valores.S16]/[$Volumes.S16])" office:value-type="string" office:string-value="N/A" calcext:value-type="string">
            <text:p>N/A</text:p>
          </table:table-cell>
          <table:table-cell table:formula="of:=IF([$Volumes.T16]=0;&quot;N/A&quot;;[$Valores.T16]/[$Volumes.T16])" office:value-type="float" office:value="9.61036066459544" calcext:value-type="float">
            <text:p>9.61036066459544</text:p>
          </table:table-cell>
          <table:table-cell table:formula="of:=IF([$Volumes.U16]=0;&quot;N/A&quot;;[$Valores.U16]/[$Volumes.U16])" office:value-type="float" office:value="9.52462081861625" calcext:value-type="float">
            <text:p>9.52462081861625</text:p>
          </table:table-cell>
          <table:table-cell table:formula="of:=IF([$Volumes.V16]=0;&quot;N/A&quot;;[$Valores.V16]/[$Volumes.V16])" office:value-type="float" office:value="9.09392823193917" calcext:value-type="float">
            <text:p>9.09392823193917</text:p>
          </table:table-cell>
          <table:table-cell table:formula="of:=IF([$Volumes.W16]=0;&quot;N/A&quot;;[$Valores.W16]/[$Volumes.W16])" office:value-type="float" office:value="9.26567858180761" calcext:value-type="float">
            <text:p>9.26567858180761</text:p>
          </table:table-cell>
          <table:table-cell table:formula="of:=IF([$Volumes.X16]=0;&quot;N/A&quot;;[$Valores.X16]/[$Volumes.X16])" office:value-type="float" office:value="9.31540251771924" calcext:value-type="float">
            <text:p>9.31540251771924</text:p>
          </table:table-cell>
          <table:table-cell table:formula="of:=IF([$Volumes.Y16]=0;&quot;N/A&quot;;[$Valores.Y16]/[$Volumes.Y16])" office:value-type="float" office:value="9.02455375848487" calcext:value-type="float">
            <text:p>9.02455375848487</text:p>
          </table:table-cell>
          <table:table-cell table:formula="of:=IF([$Volumes.Z16]=0;&quot;N/A&quot;;[$Valores.Z16]/[$Volumes.Z16])" office:value-type="float" office:value="8.88798012612268" calcext:value-type="float">
            <text:p>8.88798012612268</text:p>
          </table:table-cell>
          <table:table-cell table:formula="of:=IF([$Volumes.AA16]=0;&quot;N/A&quot;;[$Valores.AA16]/[$Volumes.AA16])" office:value-type="float" office:value="8.56016053098711" calcext:value-type="float">
            <text:p>8.56016053098711</text:p>
          </table:table-cell>
          <table:table-cell table:formula="of:=IF([$Volumes.AB16]=0;&quot;N/A&quot;;[$Valores.AB16]/[$Volumes.AB16])" office:value-type="float" office:value="8.84201885641916" calcext:value-type="float">
            <text:p>8.84201885641916</text:p>
          </table:table-cell>
          <table:table-cell table:formula="of:=IF([$Volumes.AC16]=0;&quot;N/A&quot;;[$Valores.AC16]/[$Volumes.AC16])" office:value-type="float" office:value="9.01335214937039" calcext:value-type="float">
            <text:p>9.01335214937039</text:p>
          </table:table-cell>
          <table:table-cell table:formula="of:=IF([$Volumes.AD16]=0;&quot;N/A&quot;;[$Valores.AD16]/[$Volumes.AD16])" office:value-type="string" office:string-value="N/A" calcext:value-type="string">
            <text:p>N/A</text:p>
          </table:table-cell>
          <table:table-cell table:formula="of:=IF([$Volumes.AE16]=0;&quot;N/A&quot;;[$Valores.AE16]/[$Volumes.AE16])" office:value-type="string" office:string-value="N/A" calcext:value-type="string">
            <text:p>N/A</text:p>
          </table:table-cell>
          <table:table-cell table:formula="of:=IF([$Volumes.AF16]=0;&quot;N/A&quot;;[$Valores.AF16]/[$Volumes.AF16])" office:value-type="string" office:string-value="N/A" calcext:value-type="string">
            <text:p>N/A</text:p>
          </table:table-cell>
          <table:table-cell table:formula="of:=IF([$Volumes.AG16]=0;&quot;N/A&quot;;[$Valores.AG16]/[$Volumes.AG16])" office:value-type="string" office:string-value="N/A" calcext:value-type="string">
            <text:p>N/A</text:p>
          </table:table-cell>
          <table:table-cell table:formula="of:=IF([$Volumes.AH16]=0;&quot;N/A&quot;;[$Valores.AH16]/[$Volumes.AH16])" office:value-type="string" office:string-value="N/A" calcext:value-type="string">
            <text:p>N/A</text:p>
          </table:table-cell>
          <table:table-cell table:formula="of:=IF([$Volumes.AI16]=0;&quot;N/A&quot;;[$Valores.AI16]/[$Volumes.AI16])" office:value-type="string" office:string-value="N/A" calcext:value-type="string">
            <text:p>N/A</text:p>
          </table:table-cell>
          <table:table-cell table:formula="of:=IF([$Volumes.AJ16]=0;&quot;N/A&quot;;[$Valores.AJ16]/[$Volumes.AJ16])" office:value-type="string" office:string-value="N/A" calcext:value-type="string">
            <text:p>N/A</text:p>
          </table:table-cell>
          <table:table-cell table:formula="of:=IF([$Volumes.AK16]=0;&quot;N/A&quot;;[$Valores.AK16]/[$Volumes.AK16])" office:value-type="string" office:string-value="N/A" calcext:value-type="string">
            <text:p>N/A</text:p>
          </table:table-cell>
          <table:table-cell table:formula="of:=IF([$Volumes.AL16]=0;&quot;N/A&quot;;[$Valores.AL16]/[$Volumes.AL16])" office:value-type="float" office:value="8.41032036359606" calcext:value-type="float">
            <text:p>8.41032036359606</text:p>
          </table:table-cell>
          <table:table-cell table:formula="of:=IF([$Volumes.AM16]=0;&quot;N/A&quot;;[$Valores.AM16]/[$Volumes.AM16])" office:value-type="float" office:value="8.88235647369685" calcext:value-type="float">
            <text:p>8.88235647369685</text:p>
          </table:table-cell>
          <table:table-cell table:formula="of:=IF([$Volumes.AN16]=0;&quot;N/A&quot;;[$Valores.AN16]/[$Volumes.AN16])" office:value-type="float" office:value="8.99801328262474" calcext:value-type="float">
            <text:p>8.99801328262474</text:p>
          </table:table-cell>
          <table:table-cell table:formula="of:=IF([$Volumes.AO16]=0;&quot;N/A&quot;;[$Valores.AO16]/[$Volumes.AO16])" office:value-type="float" office:value="9.05515248038695" calcext:value-type="float">
            <text:p>9.05515248038695</text:p>
          </table:table-cell>
          <table:table-cell table:formula="of:=IF([$Volumes.AP16]=0;&quot;N/A&quot;;[$Valores.AP16]/[$Volumes.AP16])" office:value-type="float" office:value="8.79176109180642" calcext:value-type="float">
            <text:p>8.79176109180642</text:p>
          </table:table-cell>
          <table:table-cell table:formula="of:=IF([$Volumes.AQ16]=0;&quot;N/A&quot;;[$Valores.AQ16]/[$Volumes.AQ16])" office:value-type="float" office:value="8.71246797238025" calcext:value-type="float">
            <text:p>8.71246797238025</text:p>
          </table:table-cell>
          <table:table-cell table:formula="of:=IF([$Volumes.AR16]=0;&quot;N/A&quot;;[$Valores.AR16]/[$Volumes.AR16])" office:value-type="float" office:value="8.82511382331561" calcext:value-type="float">
            <text:p>8.82511382331561</text:p>
          </table:table-cell>
          <table:table-cell table:formula="of:=IF([$Volumes.AS16]=0;&quot;N/A&quot;;[$Valores.AS16]/[$Volumes.AS16])" office:value-type="float" office:value="8.71287831995059" calcext:value-type="float">
            <text:p>8.71287831995059</text:p>
          </table:table-cell>
          <table:table-cell table:formula="of:=IF([$Volumes.AT16]=0;&quot;N/A&quot;;[$Valores.AT16]/[$Volumes.AT16])" office:value-type="float" office:value="8.72221408698199" calcext:value-type="float">
            <text:p>8.72221408698199</text:p>
          </table:table-cell>
          <table:table-cell table:formula="of:=IF([$Volumes.AU16]=0;&quot;N/A&quot;;[$Valores.AU16]/[$Volumes.AU16])" office:value-type="float" office:value="8.67536483276142" calcext:value-type="float">
            <text:p>8.67536483276142</text:p>
          </table:table-cell>
          <table:table-cell table:formula="of:=IF([$Volumes.AV16]=0;&quot;N/A&quot;;[$Valores.AV16]/[$Volumes.AV16])" office:value-type="string" office:string-value="N/A" calcext:value-type="string">
            <text:p>N/A</text:p>
          </table:table-cell>
          <table:table-cell table:formula="of:=IF([$Volumes.AW16]=0;&quot;N/A&quot;;[$Valores.AW16]/[$Volumes.AW16])" office:value-type="string" office:string-value="N/A" calcext:value-type="string">
            <text:p>N/A</text:p>
          </table:table-cell>
          <table:table-cell table:formula="of:=IF([$Volumes.AX16]=0;&quot;N/A&quot;;[$Valores.AX16]/[$Volumes.AX16])" office:value-type="string" office:string-value="N/A" calcext:value-type="string">
            <text:p>N/A</text:p>
          </table:table-cell>
          <table:table-cell table:formula="of:=IF([$Volumes.AY16]=0;&quot;N/A&quot;;[$Valores.AY16]/[$Volumes.AY16])" office:value-type="string" office:string-value="N/A" calcext:value-type="string">
            <text:p>N/A</text:p>
          </table:table-cell>
          <table:table-cell table:formula="of:=IF([$Volumes.AZ16]=0;&quot;N/A&quot;;[$Valores.AZ16]/[$Volumes.AZ16])" office:value-type="string" office:string-value="N/A" calcext:value-type="string">
            <text:p>N/A</text:p>
          </table:table-cell>
          <table:table-cell table:formula="of:=IF([$Volumes.BA16]=0;&quot;N/A&quot;;[$Valores.BA16]/[$Volumes.BA16])" office:value-type="string" office:string-value="N/A" calcext:value-type="string">
            <text:p>N/A</text:p>
          </table:table-cell>
          <table:table-cell table:formula="of:=IF([$Volumes.BB16]=0;&quot;N/A&quot;;[$Valores.BB16]/[$Volumes.BB16])" office:value-type="string" office:string-value="N/A" calcext:value-type="string">
            <text:p>N/A</text:p>
          </table:table-cell>
          <table:table-cell table:formula="of:=IF([$Volumes.BC16]=0;&quot;N/A&quot;;[$Valores.BC16]/[$Volumes.BC16])" office:value-type="string" office:string-value="N/A" calcext:value-type="string">
            <text:p>N/A</text:p>
          </table:table-cell>
          <table:table-cell table:formula="of:=IF([$Volumes.BD16]=0;&quot;N/A&quot;;[$Valores.BD16]/[$Volumes.BD16])" office:value-type="float" office:value="10.6802114304592" calcext:value-type="float">
            <text:p>10.6802114304592</text:p>
          </table:table-cell>
          <table:table-cell table:formula="of:=IF([$Volumes.BE16]=0;&quot;N/A&quot;;[$Valores.BE16]/[$Volumes.BE16])" office:value-type="float" office:value="11.0439469320066" calcext:value-type="float">
            <text:p>11.0439469320066</text:p>
          </table:table-cell>
          <table:table-cell table:formula="of:=IF([$Volumes.BF16]=0;&quot;N/A&quot;;[$Valores.BF16]/[$Volumes.BF16])" office:value-type="float" office:value="11.1341549295775" calcext:value-type="float">
            <text:p>11.1341549295775</text:p>
          </table:table-cell>
          <table:table-cell table:formula="of:=IF([$Volumes.BG16]=0;&quot;N/A&quot;;[$Valores.BG16]/[$Volumes.BG16])" office:value-type="float" office:value="11.1249002394254" calcext:value-type="float">
            <text:p>11.1249002394254</text:p>
          </table:table-cell>
          <table:table-cell table:formula="of:=IF([$Volumes.BH16]=0;&quot;N/A&quot;;[$Valores.BH16]/[$Volumes.BH16])" office:value-type="float" office:value="10.6409752261109" calcext:value-type="float">
            <text:p>10.6409752261109</text:p>
          </table:table-cell>
          <table:table-cell table:formula="of:=IF([$Volumes.BI16]=0;&quot;N/A&quot;;[$Valores.BI16]/[$Volumes.BI16])" office:value-type="float" office:value="10.1573664009448" calcext:value-type="float">
            <text:p>10.1573664009448</text:p>
          </table:table-cell>
          <table:table-cell table:formula="of:=IF([$Volumes.BJ16]=0;&quot;N/A&quot;;[$Valores.BJ16]/[$Volumes.BJ16])" office:value-type="float" office:value="9.4740615773935" calcext:value-type="float">
            <text:p>9.4740615773935</text:p>
          </table:table-cell>
          <table:table-cell table:formula="of:=IF([$Volumes.BK16]=0;&quot;N/A&quot;;[$Valores.BK16]/[$Volumes.BK16])" office:value-type="float" office:value="8.95078125" calcext:value-type="float">
            <text:p>8.95078125</text:p>
          </table:table-cell>
          <table:table-cell table:formula="of:=IF([$Volumes.BL16]=0;&quot;N/A&quot;;[$Valores.BL16]/[$Volumes.BL16])" office:value-type="float" office:value="9.24506387921022" calcext:value-type="float">
            <text:p>9.24506387921022</text:p>
          </table:table-cell>
          <table:table-cell table:formula="of:=IF([$Volumes.BM16]=0;&quot;N/A&quot;;[$Valores.BM16]/[$Volumes.BM16])" office:value-type="float" office:value="9.48944964107026" calcext:value-type="float">
            <text:p>9.48944964107026</text:p>
          </table:table-cell>
          <table:table-cell table:formula="of:=IF([$Volumes.BN16]=0;&quot;N/A&quot;;[$Valores.BN16]/[$Volumes.BN16])" office:value-type="string" office:string-value="N/A" calcext:value-type="string">
            <text:p>N/A</text:p>
          </table:table-cell>
          <table:table-cell table:formula="of:=IF([$Volumes.BO16]=0;&quot;N/A&quot;;[$Valores.BO16]/[$Volumes.BO16])" office:value-type="string" office:string-value="N/A" calcext:value-type="string">
            <text:p>N/A</text:p>
          </table:table-cell>
          <table:table-cell table:formula="of:=IF([$Volumes.BP16]=0;&quot;N/A&quot;;[$Valores.BP16]/[$Volumes.BP16])" office:value-type="string" office:string-value="N/A" calcext:value-type="string">
            <text:p>N/A</text:p>
          </table:table-cell>
          <table:table-cell table:formula="of:=IF([$Volumes.BQ16]=0;&quot;N/A&quot;;[$Valores.BQ16]/[$Volumes.BQ16])" office:value-type="string" office:string-value="N/A" calcext:value-type="string">
            <text:p>N/A</text:p>
          </table:table-cell>
          <table:table-cell table:formula="of:=IF([$Volumes.BR16]=0;&quot;N/A&quot;;[$Valores.BR16]/[$Volumes.BR16])" office:value-type="string" office:string-value="N/A" calcext:value-type="string">
            <text:p>N/A</text:p>
          </table:table-cell>
          <table:table-cell table:formula="of:=IF([$Volumes.BS16]=0;&quot;N/A&quot;;[$Valores.BS16]/[$Volumes.BS16])" office:value-type="string" office:string-value="N/A" calcext:value-type="string">
            <text:p>N/A</text:p>
          </table:table-cell>
          <table:table-cell table:formula="of:=IF([$Volumes.BT16]=0;&quot;N/A&quot;;[$Valores.BT16]/[$Volumes.BT16])" office:value-type="string" office:string-value="N/A" calcext:value-type="string">
            <text:p>N/A</text:p>
          </table:table-cell>
          <table:table-cell table:formula="of:=IF([$Volumes.BU16]=0;&quot;N/A&quot;;[$Valores.BU16]/[$Volumes.BU16])" office:value-type="string" office:string-value="N/A" calcext:value-type="string">
            <text:p>N/A</text:p>
          </table:table-cell>
          <table:table-cell table:formula="of:=IF([$Volumes.BV16]=0;&quot;N/A&quot;;[$Valores.BV16]/[$Volumes.BV16])" office:value-type="float" office:value="11.577231757007" calcext:value-type="float">
            <text:p>11.577231757007</text:p>
          </table:table-cell>
          <table:table-cell table:formula="of:=IF([$Volumes.BW16]=0;&quot;N/A&quot;;[$Valores.BW16]/[$Volumes.BW16])" office:value-type="float" office:value="11.6261525565801" calcext:value-type="float">
            <text:p>11.6261525565801</text:p>
          </table:table-cell>
          <table:table-cell table:formula="of:=IF([$Volumes.BX16]=0;&quot;N/A&quot;;[$Valores.BX16]/[$Volumes.BX16])" office:value-type="float" office:value="11.7936666666667" calcext:value-type="float">
            <text:p>11.7936666666667</text:p>
          </table:table-cell>
          <table:table-cell table:formula="of:=IF([$Volumes.BY16]=0;&quot;N/A&quot;;[$Valores.BY16]/[$Volumes.BY16])" office:value-type="float" office:value="11.8447354355959" calcext:value-type="float">
            <text:p>11.8447354355959</text:p>
          </table:table-cell>
          <table:table-cell table:formula="of:=IF([$Volumes.BZ16]=0;&quot;N/A&quot;;[$Valores.BZ16]/[$Volumes.BZ16])" office:value-type="float" office:value="11.2783866725121" calcext:value-type="float">
            <text:p>11.2783866725121</text:p>
          </table:table-cell>
          <table:table-cell table:formula="of:=IF([$Volumes.CA16]=0;&quot;N/A&quot;;[$Valores.CA16]/[$Volumes.CA16])" office:value-type="float" office:value="10.4814165497896" calcext:value-type="float">
            <text:p>10.4814165497896</text:p>
          </table:table-cell>
          <table:table-cell table:formula="of:=IF([$Volumes.CB16]=0;&quot;N/A&quot;;[$Valores.CB16]/[$Volumes.CB16])" office:value-type="float" office:value="10.004698653655" calcext:value-type="float">
            <text:p>10.004698653655</text:p>
          </table:table-cell>
          <table:table-cell table:formula="of:=IF([$Volumes.CC16]=0;&quot;N/A&quot;;[$Valores.CC16]/[$Volumes.CC16])" office:value-type="float" office:value="9.76221437859929" calcext:value-type="float">
            <text:p>9.76221437859929</text:p>
          </table:table-cell>
          <table:table-cell table:formula="of:=IF([$Volumes.CD16]=0;&quot;N/A&quot;;[$Valores.CD16]/[$Volumes.CD16])" office:value-type="float" office:value="10.0026445032112" calcext:value-type="float">
            <text:p>10.0026445032112</text:p>
          </table:table-cell>
          <table:table-cell table:formula="of:=IF([$Volumes.CE16]=0;&quot;N/A&quot;;[$Valores.CE16]/[$Volumes.CE16])" office:value-type="float" office:value="10.2044953724108" calcext:value-type="float">
            <text:p>10.2044953724108</text:p>
          </table:table-cell>
          <table:table-cell table:formula="of:=IF([$Volumes.CF16]=0;&quot;N/A&quot;;[$Valores.CF16]/[$Volumes.CF16])" office:value-type="string" office:string-value="N/A" calcext:value-type="string">
            <text:p>N/A</text:p>
          </table:table-cell>
          <table:table-cell table:formula="of:=IF([$Volumes.CG16]=0;&quot;N/A&quot;;[$Valores.CG16]/[$Volumes.CG16])" office:value-type="string" office:string-value="N/A" calcext:value-type="string">
            <text:p>N/A</text:p>
          </table:table-cell>
          <table:table-cell table:formula="of:=IF([$Volumes.CH16]=0;&quot;N/A&quot;;[$Valores.CH16]/[$Volumes.CH16])" office:value-type="string" office:string-value="N/A" calcext:value-type="string">
            <text:p>N/A</text:p>
          </table:table-cell>
          <table:table-cell table:formula="of:=IF([$Volumes.CI16]=0;&quot;N/A&quot;;[$Valores.CI16]/[$Volumes.CI16])" office:value-type="string" office:string-value="N/A" calcext:value-type="string">
            <text:p>N/A</text:p>
          </table:table-cell>
          <table:table-cell table:formula="of:=IF([$Volumes.CJ16]=0;&quot;N/A&quot;;[$Valores.CJ16]/[$Volumes.CJ16])" office:value-type="string" office:string-value="N/A" calcext:value-type="string">
            <text:p>N/A</text:p>
          </table:table-cell>
          <table:table-cell table:formula="of:=IF([$Volumes.CK16]=0;&quot;N/A&quot;;[$Valores.CK16]/[$Volumes.CK16])" office:value-type="string" office:string-value="N/A" calcext:value-type="string">
            <text:p>N/A</text:p>
          </table:table-cell>
          <table:table-cell table:formula="of:=IF([$Volumes.CL16]=0;&quot;N/A&quot;;[$Valores.CL16]/[$Volumes.CL16])" office:value-type="string" office:string-value="N/A" calcext:value-type="string">
            <text:p>N/A</text:p>
          </table:table-cell>
          <table:table-cell table:formula="of:=IF([$Volumes.CM16]=0;&quot;N/A&quot;;[$Valores.CM16]/[$Volumes.CM16])" office:value-type="string" office:string-value="N/A" calcext:value-type="string">
            <text:p>N/A</text:p>
          </table:table-cell>
          <table:table-cell table:formula="of:=IF([$Volumes.CN16]=0;&quot;N/A&quot;;[$Valores.CN16]/[$Volumes.CN16])" office:value-type="float" office:value="8.9428391959799" calcext:value-type="float">
            <text:p>8.9428391959799</text:p>
          </table:table-cell>
          <table:table-cell table:formula="of:=IF([$Volumes.CO16]=0;&quot;N/A&quot;;[$Valores.CO16]/[$Volumes.CO16])" office:value-type="float" office:value="9.32285648255142" calcext:value-type="float">
            <text:p>9.32285648255142</text:p>
          </table:table-cell>
          <table:table-cell table:formula="of:=IF([$Volumes.CP16]=0;&quot;N/A&quot;;[$Valores.CP16]/[$Volumes.CP16])" office:value-type="float" office:value="9.31756553178668" calcext:value-type="float">
            <text:p>9.31756553178668</text:p>
          </table:table-cell>
          <table:table-cell table:formula="of:=IF([$Volumes.CQ16]=0;&quot;N/A&quot;;[$Valores.CQ16]/[$Volumes.CQ16])" office:value-type="float" office:value="8.5081044574516" calcext:value-type="float">
            <text:p>8.5081044574516</text:p>
          </table:table-cell>
          <table:table-cell table:formula="of:=IF([$Volumes.CR16]=0;&quot;N/A&quot;;[$Valores.CR16]/[$Volumes.CR16])" office:value-type="float" office:value="8.90685840707964" calcext:value-type="float">
            <text:p>8.90685840707964</text:p>
          </table:table-cell>
          <table:table-cell table:formula="of:=IF([$Volumes.CS16]=0;&quot;N/A&quot;;[$Valores.CS16]/[$Volumes.CS16])" office:value-type="float" office:value="8.4221550855992" calcext:value-type="float">
            <text:p>8.4221550855992</text:p>
          </table:table-cell>
          <table:table-cell table:formula="of:=IF([$Volumes.CT16]=0;&quot;N/A&quot;;[$Valores.CT16]/[$Volumes.CT16])" office:value-type="float" office:value="7.95615801704105" calcext:value-type="float">
            <text:p>7.95615801704105</text:p>
          </table:table-cell>
          <table:table-cell table:formula="of:=IF([$Volumes.CU16]=0;&quot;N/A&quot;;[$Valores.CU16]/[$Volumes.CU16])" office:value-type="float" office:value="7.84771704180064" calcext:value-type="float">
            <text:p>7.84771704180064</text:p>
          </table:table-cell>
          <table:table-cell table:formula="of:=IF([$Volumes.CV16]=0;&quot;N/A&quot;;[$Valores.CV16]/[$Volumes.CV16])" office:value-type="float" office:value="7.7555898226677" calcext:value-type="float">
            <text:p>7.7555898226677</text:p>
          </table:table-cell>
          <table:table-cell table:formula="of:=IF([$Volumes.CW16]=0;&quot;N/A&quot;;[$Valores.CW16]/[$Volumes.CW16])" office:value-type="float" office:value="8.03211009174312" calcext:value-type="float">
            <text:p>8.03211009174312</text:p>
          </table:table-cell>
          <table:table-cell table:formula="of:=IF([$Volumes.CX16]=0;&quot;N/A&quot;;[$Valores.CX16]/[$Volumes.CX16])" office:value-type="string" office:string-value="N/A" calcext:value-type="string">
            <text:p>N/A</text:p>
          </table:table-cell>
          <table:table-cell table:formula="of:=IF([$Volumes.CY16]=0;&quot;N/A&quot;;[$Valores.CY16]/[$Volumes.CY16])" office:value-type="string" office:string-value="N/A" calcext:value-type="string">
            <text:p>N/A</text:p>
          </table:table-cell>
          <table:table-cell table:formula="of:=IF([$Volumes.CZ16]=0;&quot;N/A&quot;;[$Valores.CZ16]/[$Volumes.CZ16])" office:value-type="string" office:string-value="N/A" calcext:value-type="string">
            <text:p>N/A</text:p>
          </table:table-cell>
          <table:table-cell table:formula="of:=IF([$Volumes.DA16]=0;&quot;N/A&quot;;[$Valores.DA16]/[$Volumes.DA16])" office:value-type="string" office:string-value="N/A" calcext:value-type="string">
            <text:p>N/A</text:p>
          </table:table-cell>
          <table:table-cell table:formula="of:=IF([$Volumes.DB16]=0;&quot;N/A&quot;;[$Valores.DB16]/[$Volumes.DB16])" office:value-type="string" office:string-value="N/A" calcext:value-type="string">
            <text:p>N/A</text:p>
          </table:table-cell>
          <table:table-cell table:formula="of:=IF([$Volumes.DC16]=0;&quot;N/A&quot;;[$Valores.DC16]/[$Volumes.DC16])" office:value-type="string" office:string-value="N/A" calcext:value-type="string">
            <text:p>N/A</text:p>
          </table:table-cell>
          <table:table-cell table:formula="of:=IF([$Volumes.DD16]=0;&quot;N/A&quot;;[$Valores.DD16]/[$Volumes.DD16])" office:value-type="string" office:string-value="N/A" calcext:value-type="string">
            <text:p>N/A</text:p>
          </table:table-cell>
          <table:table-cell table:formula="of:=IF([$Volumes.DE16]=0;&quot;N/A&quot;;[$Valores.DE16]/[$Volumes.DE16])" office:value-type="string" office:string-value="N/A" calcext:value-type="string">
            <text:p>N/A</text:p>
          </table:table-cell>
          <table:table-cell table:formula="of:=IF([$Volumes.DF16]=0;&quot;N/A&quot;;[$Valores.DF16]/[$Volumes.DF16])" office:value-type="float" office:value="10.0267332916927" calcext:value-type="float">
            <text:p>10.0267332916927</text:p>
          </table:table-cell>
          <table:table-cell table:formula="of:=IF([$Volumes.DG16]=0;&quot;N/A&quot;;[$Valores.DG16]/[$Volumes.DG16])" office:value-type="float" office:value="10.0045385779123" calcext:value-type="float">
            <text:p>10.0045385779123</text:p>
          </table:table-cell>
          <table:table-cell table:formula="of:=IF([$Volumes.DH16]=0;&quot;N/A&quot;;[$Valores.DH16]/[$Volumes.DH16])" office:value-type="float" office:value="9.92655114589156" calcext:value-type="float">
            <text:p>9.92655114589156</text:p>
          </table:table-cell>
          <table:table-cell table:formula="of:=IF([$Volumes.DI16]=0;&quot;N/A&quot;;[$Valores.DI16]/[$Volumes.DI16])" office:value-type="float" office:value="10.0870128340987" calcext:value-type="float">
            <text:p>10.0870128340987</text:p>
          </table:table-cell>
          <table:table-cell table:formula="of:=IF([$Volumes.DJ16]=0;&quot;N/A&quot;;[$Valores.DJ16]/[$Volumes.DJ16])" office:value-type="float" office:value="10.476619227418" calcext:value-type="float">
            <text:p>10.476619227418</text:p>
          </table:table-cell>
          <table:table-cell table:formula="of:=IF([$Volumes.DK16]=0;&quot;N/A&quot;;[$Valores.DK16]/[$Volumes.DK16])" office:value-type="float" office:value="9.7423513986014" calcext:value-type="float">
            <text:p>9.7423513986014</text:p>
          </table:table-cell>
          <table:table-cell table:formula="of:=IF([$Volumes.DL16]=0;&quot;N/A&quot;;[$Valores.DL16]/[$Volumes.DL16])" office:value-type="float" office:value="10.3318395453055" calcext:value-type="float">
            <text:p>10.3318395453055</text:p>
          </table:table-cell>
          <table:table-cell table:formula="of:=IF([$Volumes.DM16]=0;&quot;N/A&quot;;[$Valores.DM16]/[$Volumes.DM16])" office:value-type="float" office:value="9.6817637669593" calcext:value-type="float">
            <text:p>9.6817637669593</text:p>
          </table:table-cell>
          <table:table-cell table:formula="of:=IF([$Volumes.DN16]=0;&quot;N/A&quot;;[$Valores.DN16]/[$Volumes.DN16])" office:value-type="float" office:value="10.5616081229418" calcext:value-type="float">
            <text:p>10.5616081229418</text:p>
          </table:table-cell>
          <table:table-cell table:formula="of:=IF([$Volumes.DO16]=0;&quot;N/A&quot;;[$Valores.DO16]/[$Volumes.DO16])" office:value-type="float" office:value="9.76078857497672" calcext:value-type="float">
            <text:p>9.76078857497672</text:p>
          </table:table-cell>
          <table:table-cell table:formula="of:=IF([$Volumes.DP16]=0;&quot;N/A&quot;;[$Valores.DP16]/[$Volumes.DP16])" office:value-type="string" office:string-value="N/A" calcext:value-type="string">
            <text:p>N/A</text:p>
          </table:table-cell>
          <table:table-cell table:formula="of:=IF([$Volumes.DQ16]=0;&quot;N/A&quot;;[$Valores.DQ16]/[$Volumes.DQ16])" office:value-type="string" office:string-value="N/A" calcext:value-type="string">
            <text:p>N/A</text:p>
          </table:table-cell>
          <table:table-cell table:formula="of:=IF([$Volumes.DR16]=0;&quot;N/A&quot;;[$Valores.DR16]/[$Volumes.DR16])" office:value-type="string" office:string-value="N/A" calcext:value-type="string">
            <text:p>N/A</text:p>
          </table:table-cell>
          <table:table-cell table:formula="of:=IF([$Volumes.DS16]=0;&quot;N/A&quot;;[$Valores.DS16]/[$Volumes.DS16])" office:value-type="string" office:string-value="N/A" calcext:value-type="string">
            <text:p>N/A</text:p>
          </table:table-cell>
          <table:table-cell table:formula="of:=IF([$Volumes.DT16]=0;&quot;N/A&quot;;[$Valores.DT16]/[$Volumes.DT16])" office:value-type="string" office:string-value="N/A" calcext:value-type="string">
            <text:p>N/A</text:p>
          </table:table-cell>
          <table:table-cell table:formula="of:=IF([$Volumes.DU16]=0;&quot;N/A&quot;;[$Valores.DU16]/[$Volumes.DU16])" office:value-type="string" office:string-value="N/A" calcext:value-type="string">
            <text:p>N/A</text:p>
          </table:table-cell>
          <table:table-cell table:formula="of:=IF([$Volumes.DV16]=0;&quot;N/A&quot;;[$Valores.DV16]/[$Volumes.DV16])" office:value-type="string" office:string-value="N/A" calcext:value-type="string">
            <text:p>N/A</text:p>
          </table:table-cell>
          <table:table-cell table:formula="of:=IF([$Volumes.DW16]=0;&quot;N/A&quot;;[$Valores.DW16]/[$Volumes.DW16])" office:value-type="string" office:string-value="N/A" calcext:value-type="string">
            <text:p>N/A</text:p>
          </table:table-cell>
        </table:table-row>
        <table:table-row table:style-name="ro1">
          <table:table-cell office:value-type="string" calcext:value-type="string">
            <text:p>T. CONFIANCA,BRF</text:p>
          </table:table-cell>
          <table:table-cell table:formula="of:=IF([$Volumes.B17]=0;&quot;N/A&quot;;[$Valores.B17]/[$Volumes.B17])" office:value-type="float" office:value="10.8391891891892" calcext:value-type="float">
            <text:p>10.8391891891892</text:p>
          </table:table-cell>
          <table:table-cell table:formula="of:=IF([$Volumes.C17]=0;&quot;N/A&quot;;[$Valores.C17]/[$Volumes.C17])" office:value-type="float" office:value="11.2413793103448" calcext:value-type="float">
            <text:p>11.2413793103448</text:p>
          </table:table-cell>
          <table:table-cell table:formula="of:=IF([$Volumes.D17]=0;&quot;N/A&quot;;[$Valores.D17]/[$Volumes.D17])" office:value-type="float" office:value="11.1661585365854" calcext:value-type="float">
            <text:p>11.1661585365854</text:p>
          </table:table-cell>
          <table:table-cell table:formula="of:=IF([$Volumes.E17]=0;&quot;N/A&quot;;[$Valores.E17]/[$Volumes.E17])" office:value-type="float" office:value="11.1684698608964" calcext:value-type="float">
            <text:p>11.1684698608964</text:p>
          </table:table-cell>
          <table:table-cell table:formula="of:=IF([$Volumes.F17]=0;&quot;N/A&quot;;[$Valores.F17]/[$Volumes.F17])" office:value-type="float" office:value="10.3659673659674" calcext:value-type="float">
            <text:p>10.3659673659674</text:p>
          </table:table-cell>
          <table:table-cell table:formula="of:=IF([$Volumes.G17]=0;&quot;N/A&quot;;[$Valores.G17]/[$Volumes.G17])" office:value-type="float" office:value="11.7589928057554" calcext:value-type="float">
            <text:p>11.7589928057554</text:p>
          </table:table-cell>
          <table:table-cell table:formula="of:=IF([$Volumes.H17]=0;&quot;N/A&quot;;[$Valores.H17]/[$Volumes.H17])" office:value-type="float" office:value="12.3169642857143" calcext:value-type="float">
            <text:p>12.3169642857143</text:p>
          </table:table-cell>
          <table:table-cell table:formula="of:=IF([$Volumes.I17]=0;&quot;N/A&quot;;[$Valores.I17]/[$Volumes.I17])" office:value-type="float" office:value="12.5714285714286" calcext:value-type="float">
            <text:p>12.5714285714286</text:p>
          </table:table-cell>
          <table:table-cell table:formula="of:=IF([$Volumes.J17]=0;&quot;N/A&quot;;[$Valores.J17]/[$Volumes.J17])" office:value-type="float" office:value="12.6470588235294" calcext:value-type="float">
            <text:p>12.6470588235294</text:p>
          </table:table-cell>
          <table:table-cell table:formula="of:=IF([$Volumes.K17]=0;&quot;N/A&quot;;[$Valores.K17]/[$Volumes.K17])" office:value-type="float" office:value="12.4166666666667" calcext:value-type="float">
            <text:p>12.4166666666667</text:p>
          </table:table-cell>
          <table:table-cell table:formula="of:=IF([$Volumes.L17]=0;&quot;N/A&quot;;[$Valores.L17]/[$Volumes.L17])" office:value-type="string" office:string-value="N/A" calcext:value-type="string">
            <text:p>N/A</text:p>
          </table:table-cell>
          <table:table-cell table:formula="of:=IF([$Volumes.M17]=0;&quot;N/A&quot;;[$Valores.M17]/[$Volumes.M17])" office:value-type="string" office:string-value="N/A" calcext:value-type="string">
            <text:p>N/A</text:p>
          </table:table-cell>
          <table:table-cell table:formula="of:=IF([$Volumes.N17]=0;&quot;N/A&quot;;[$Valores.N17]/[$Volumes.N17])" office:value-type="string" office:string-value="N/A" calcext:value-type="string">
            <text:p>N/A</text:p>
          </table:table-cell>
          <table:table-cell table:formula="of:=IF([$Volumes.O17]=0;&quot;N/A&quot;;[$Valores.O17]/[$Volumes.O17])" office:value-type="string" office:string-value="N/A" calcext:value-type="string">
            <text:p>N/A</text:p>
          </table:table-cell>
          <table:table-cell table:formula="of:=IF([$Volumes.P17]=0;&quot;N/A&quot;;[$Valores.P17]/[$Volumes.P17])" office:value-type="string" office:string-value="N/A" calcext:value-type="string">
            <text:p>N/A</text:p>
          </table:table-cell>
          <table:table-cell table:formula="of:=IF([$Volumes.Q17]=0;&quot;N/A&quot;;[$Valores.Q17]/[$Volumes.Q17])" office:value-type="string" office:string-value="N/A" calcext:value-type="string">
            <text:p>N/A</text:p>
          </table:table-cell>
          <table:table-cell table:formula="of:=IF([$Volumes.R17]=0;&quot;N/A&quot;;[$Valores.R17]/[$Volumes.R17])" office:value-type="string" office:string-value="N/A" calcext:value-type="string">
            <text:p>N/A</text:p>
          </table:table-cell>
          <table:table-cell table:formula="of:=IF([$Volumes.S17]=0;&quot;N/A&quot;;[$Valores.S17]/[$Volumes.S17])" office:value-type="string" office:string-value="N/A" calcext:value-type="string">
            <text:p>N/A</text:p>
          </table:table-cell>
          <table:table-cell table:formula="of:=IF([$Volumes.T17]=0;&quot;N/A&quot;;[$Valores.T17]/[$Volumes.T17])" office:value-type="string" office:string-value="N/A" calcext:value-type="string">
            <text:p>N/A</text:p>
          </table:table-cell>
          <table:table-cell table:formula="of:=IF([$Volumes.U17]=0;&quot;N/A&quot;;[$Valores.U17]/[$Volumes.U17])" office:value-type="string" office:string-value="N/A" calcext:value-type="string">
            <text:p>N/A</text:p>
          </table:table-cell>
          <table:table-cell table:formula="of:=IF([$Volumes.V17]=0;&quot;N/A&quot;;[$Valores.V17]/[$Volumes.V17])" office:value-type="string" office:string-value="N/A" calcext:value-type="string">
            <text:p>N/A</text:p>
          </table:table-cell>
          <table:table-cell table:formula="of:=IF([$Volumes.W17]=0;&quot;N/A&quot;;[$Valores.W17]/[$Volumes.W17])" office:value-type="string" office:string-value="N/A" calcext:value-type="string">
            <text:p>N/A</text:p>
          </table:table-cell>
          <table:table-cell table:formula="of:=IF([$Volumes.X17]=0;&quot;N/A&quot;;[$Valores.X17]/[$Volumes.X17])" office:value-type="string" office:string-value="N/A" calcext:value-type="string">
            <text:p>N/A</text:p>
          </table:table-cell>
          <table:table-cell table:formula="of:=IF([$Volumes.Y17]=0;&quot;N/A&quot;;[$Valores.Y17]/[$Volumes.Y17])" office:value-type="string" office:string-value="N/A" calcext:value-type="string">
            <text:p>N/A</text:p>
          </table:table-cell>
          <table:table-cell table:formula="of:=IF([$Volumes.Z17]=0;&quot;N/A&quot;;[$Valores.Z17]/[$Volumes.Z17])" office:value-type="string" office:string-value="N/A" calcext:value-type="string">
            <text:p>N/A</text:p>
          </table:table-cell>
          <table:table-cell table:formula="of:=IF([$Volumes.AA17]=0;&quot;N/A&quot;;[$Valores.AA17]/[$Volumes.AA17])" office:value-type="string" office:string-value="N/A" calcext:value-type="string">
            <text:p>N/A</text:p>
          </table:table-cell>
          <table:table-cell table:formula="of:=IF([$Volumes.AB17]=0;&quot;N/A&quot;;[$Valores.AB17]/[$Volumes.AB17])" office:value-type="string" office:string-value="N/A" calcext:value-type="string">
            <text:p>N/A</text:p>
          </table:table-cell>
          <table:table-cell table:formula="of:=IF([$Volumes.AC17]=0;&quot;N/A&quot;;[$Valores.AC17]/[$Volumes.AC17])" office:value-type="string" office:string-value="N/A" calcext:value-type="string">
            <text:p>N/A</text:p>
          </table:table-cell>
          <table:table-cell table:formula="of:=IF([$Volumes.AD17]=0;&quot;N/A&quot;;[$Valores.AD17]/[$Volumes.AD17])" office:value-type="string" office:string-value="N/A" calcext:value-type="string">
            <text:p>N/A</text:p>
          </table:table-cell>
          <table:table-cell table:formula="of:=IF([$Volumes.AE17]=0;&quot;N/A&quot;;[$Valores.AE17]/[$Volumes.AE17])" office:value-type="string" office:string-value="N/A" calcext:value-type="string">
            <text:p>N/A</text:p>
          </table:table-cell>
          <table:table-cell table:formula="of:=IF([$Volumes.AF17]=0;&quot;N/A&quot;;[$Valores.AF17]/[$Volumes.AF17])" office:value-type="string" office:string-value="N/A" calcext:value-type="string">
            <text:p>N/A</text:p>
          </table:table-cell>
          <table:table-cell table:formula="of:=IF([$Volumes.AG17]=0;&quot;N/A&quot;;[$Valores.AG17]/[$Volumes.AG17])" office:value-type="string" office:string-value="N/A" calcext:value-type="string">
            <text:p>N/A</text:p>
          </table:table-cell>
          <table:table-cell table:formula="of:=IF([$Volumes.AH17]=0;&quot;N/A&quot;;[$Valores.AH17]/[$Volumes.AH17])" office:value-type="string" office:string-value="N/A" calcext:value-type="string">
            <text:p>N/A</text:p>
          </table:table-cell>
          <table:table-cell table:formula="of:=IF([$Volumes.AI17]=0;&quot;N/A&quot;;[$Valores.AI17]/[$Volumes.AI17])" office:value-type="string" office:string-value="N/A" calcext:value-type="string">
            <text:p>N/A</text:p>
          </table:table-cell>
          <table:table-cell table:formula="of:=IF([$Volumes.AJ17]=0;&quot;N/A&quot;;[$Valores.AJ17]/[$Volumes.AJ17])" office:value-type="string" office:string-value="N/A" calcext:value-type="string">
            <text:p>N/A</text:p>
          </table:table-cell>
          <table:table-cell table:formula="of:=IF([$Volumes.AK17]=0;&quot;N/A&quot;;[$Valores.AK17]/[$Volumes.AK17])" office:value-type="string" office:string-value="N/A" calcext:value-type="string">
            <text:p>N/A</text:p>
          </table:table-cell>
          <table:table-cell table:formula="of:=IF([$Volumes.AL17]=0;&quot;N/A&quot;;[$Valores.AL17]/[$Volumes.AL17])" office:value-type="string" office:string-value="N/A" calcext:value-type="string">
            <text:p>N/A</text:p>
          </table:table-cell>
          <table:table-cell table:formula="of:=IF([$Volumes.AM17]=0;&quot;N/A&quot;;[$Valores.AM17]/[$Volumes.AM17])" office:value-type="string" office:string-value="N/A" calcext:value-type="string">
            <text:p>N/A</text:p>
          </table:table-cell>
          <table:table-cell table:formula="of:=IF([$Volumes.AN17]=0;&quot;N/A&quot;;[$Valores.AN17]/[$Volumes.AN17])" office:value-type="string" office:string-value="N/A" calcext:value-type="string">
            <text:p>N/A</text:p>
          </table:table-cell>
          <table:table-cell table:formula="of:=IF([$Volumes.AO17]=0;&quot;N/A&quot;;[$Valores.AO17]/[$Volumes.AO17])" office:value-type="string" office:string-value="N/A" calcext:value-type="string">
            <text:p>N/A</text:p>
          </table:table-cell>
          <table:table-cell table:formula="of:=IF([$Volumes.AP17]=0;&quot;N/A&quot;;[$Valores.AP17]/[$Volumes.AP17])" office:value-type="string" office:string-value="N/A" calcext:value-type="string">
            <text:p>N/A</text:p>
          </table:table-cell>
          <table:table-cell table:formula="of:=IF([$Volumes.AQ17]=0;&quot;N/A&quot;;[$Valores.AQ17]/[$Volumes.AQ17])" office:value-type="string" office:string-value="N/A" calcext:value-type="string">
            <text:p>N/A</text:p>
          </table:table-cell>
          <table:table-cell table:formula="of:=IF([$Volumes.AR17]=0;&quot;N/A&quot;;[$Valores.AR17]/[$Volumes.AR17])" office:value-type="string" office:string-value="N/A" calcext:value-type="string">
            <text:p>N/A</text:p>
          </table:table-cell>
          <table:table-cell table:formula="of:=IF([$Volumes.AS17]=0;&quot;N/A&quot;;[$Valores.AS17]/[$Volumes.AS17])" office:value-type="string" office:string-value="N/A" calcext:value-type="string">
            <text:p>N/A</text:p>
          </table:table-cell>
          <table:table-cell table:formula="of:=IF([$Volumes.AT17]=0;&quot;N/A&quot;;[$Valores.AT17]/[$Volumes.AT17])" office:value-type="string" office:string-value="N/A" calcext:value-type="string">
            <text:p>N/A</text:p>
          </table:table-cell>
          <table:table-cell table:formula="of:=IF([$Volumes.AU17]=0;&quot;N/A&quot;;[$Valores.AU17]/[$Volumes.AU17])" office:value-type="string" office:string-value="N/A" calcext:value-type="string">
            <text:p>N/A</text:p>
          </table:table-cell>
          <table:table-cell table:formula="of:=IF([$Volumes.AV17]=0;&quot;N/A&quot;;[$Valores.AV17]/[$Volumes.AV17])" office:value-type="string" office:string-value="N/A" calcext:value-type="string">
            <text:p>N/A</text:p>
          </table:table-cell>
          <table:table-cell table:formula="of:=IF([$Volumes.AW17]=0;&quot;N/A&quot;;[$Valores.AW17]/[$Volumes.AW17])" office:value-type="string" office:string-value="N/A" calcext:value-type="string">
            <text:p>N/A</text:p>
          </table:table-cell>
          <table:table-cell table:formula="of:=IF([$Volumes.AX17]=0;&quot;N/A&quot;;[$Valores.AX17]/[$Volumes.AX17])" office:value-type="string" office:string-value="N/A" calcext:value-type="string">
            <text:p>N/A</text:p>
          </table:table-cell>
          <table:table-cell table:formula="of:=IF([$Volumes.AY17]=0;&quot;N/A&quot;;[$Valores.AY17]/[$Volumes.AY17])" office:value-type="string" office:string-value="N/A" calcext:value-type="string">
            <text:p>N/A</text:p>
          </table:table-cell>
          <table:table-cell table:formula="of:=IF([$Volumes.AZ17]=0;&quot;N/A&quot;;[$Valores.AZ17]/[$Volumes.AZ17])" office:value-type="string" office:string-value="N/A" calcext:value-type="string">
            <text:p>N/A</text:p>
          </table:table-cell>
          <table:table-cell table:formula="of:=IF([$Volumes.BA17]=0;&quot;N/A&quot;;[$Valores.BA17]/[$Volumes.BA17])" office:value-type="string" office:string-value="N/A" calcext:value-type="string">
            <text:p>N/A</text:p>
          </table:table-cell>
          <table:table-cell table:formula="of:=IF([$Volumes.BB17]=0;&quot;N/A&quot;;[$Valores.BB17]/[$Volumes.BB17])" office:value-type="string" office:string-value="N/A" calcext:value-type="string">
            <text:p>N/A</text:p>
          </table:table-cell>
          <table:table-cell table:formula="of:=IF([$Volumes.BC17]=0;&quot;N/A&quot;;[$Valores.BC17]/[$Volumes.BC17])" office:value-type="string" office:string-value="N/A" calcext:value-type="string">
            <text:p>N/A</text:p>
          </table:table-cell>
          <table:table-cell table:formula="of:=IF([$Volumes.BD17]=0;&quot;N/A&quot;;[$Valores.BD17]/[$Volumes.BD17])" office:value-type="string" office:string-value="N/A" calcext:value-type="string">
            <text:p>N/A</text:p>
          </table:table-cell>
          <table:table-cell table:formula="of:=IF([$Volumes.BE17]=0;&quot;N/A&quot;;[$Valores.BE17]/[$Volumes.BE17])" office:value-type="string" office:string-value="N/A" calcext:value-type="string">
            <text:p>N/A</text:p>
          </table:table-cell>
          <table:table-cell table:formula="of:=IF([$Volumes.BF17]=0;&quot;N/A&quot;;[$Valores.BF17]/[$Volumes.BF17])" office:value-type="string" office:string-value="N/A" calcext:value-type="string">
            <text:p>N/A</text:p>
          </table:table-cell>
          <table:table-cell table:formula="of:=IF([$Volumes.BG17]=0;&quot;N/A&quot;;[$Valores.BG17]/[$Volumes.BG17])" office:value-type="string" office:string-value="N/A" calcext:value-type="string">
            <text:p>N/A</text:p>
          </table:table-cell>
          <table:table-cell table:formula="of:=IF([$Volumes.BH17]=0;&quot;N/A&quot;;[$Valores.BH17]/[$Volumes.BH17])" office:value-type="string" office:string-value="N/A" calcext:value-type="string">
            <text:p>N/A</text:p>
          </table:table-cell>
          <table:table-cell table:formula="of:=IF([$Volumes.BI17]=0;&quot;N/A&quot;;[$Valores.BI17]/[$Volumes.BI17])" office:value-type="string" office:string-value="N/A" calcext:value-type="string">
            <text:p>N/A</text:p>
          </table:table-cell>
          <table:table-cell table:formula="of:=IF([$Volumes.BJ17]=0;&quot;N/A&quot;;[$Valores.BJ17]/[$Volumes.BJ17])" office:value-type="string" office:string-value="N/A" calcext:value-type="string">
            <text:p>N/A</text:p>
          </table:table-cell>
          <table:table-cell table:formula="of:=IF([$Volumes.BK17]=0;&quot;N/A&quot;;[$Valores.BK17]/[$Volumes.BK17])" office:value-type="string" office:string-value="N/A" calcext:value-type="string">
            <text:p>N/A</text:p>
          </table:table-cell>
          <table:table-cell table:formula="of:=IF([$Volumes.BL17]=0;&quot;N/A&quot;;[$Valores.BL17]/[$Volumes.BL17])" office:value-type="string" office:string-value="N/A" calcext:value-type="string">
            <text:p>N/A</text:p>
          </table:table-cell>
          <table:table-cell table:formula="of:=IF([$Volumes.BM17]=0;&quot;N/A&quot;;[$Valores.BM17]/[$Volumes.BM17])" office:value-type="string" office:string-value="N/A" calcext:value-type="string">
            <text:p>N/A</text:p>
          </table:table-cell>
          <table:table-cell table:formula="of:=IF([$Volumes.BN17]=0;&quot;N/A&quot;;[$Valores.BN17]/[$Volumes.BN17])" office:value-type="string" office:string-value="N/A" calcext:value-type="string">
            <text:p>N/A</text:p>
          </table:table-cell>
          <table:table-cell table:formula="of:=IF([$Volumes.BO17]=0;&quot;N/A&quot;;[$Valores.BO17]/[$Volumes.BO17])" office:value-type="string" office:string-value="N/A" calcext:value-type="string">
            <text:p>N/A</text:p>
          </table:table-cell>
          <table:table-cell table:formula="of:=IF([$Volumes.BP17]=0;&quot;N/A&quot;;[$Valores.BP17]/[$Volumes.BP17])" office:value-type="string" office:string-value="N/A" calcext:value-type="string">
            <text:p>N/A</text:p>
          </table:table-cell>
          <table:table-cell table:formula="of:=IF([$Volumes.BQ17]=0;&quot;N/A&quot;;[$Valores.BQ17]/[$Volumes.BQ17])" office:value-type="string" office:string-value="N/A" calcext:value-type="string">
            <text:p>N/A</text:p>
          </table:table-cell>
          <table:table-cell table:formula="of:=IF([$Volumes.BR17]=0;&quot;N/A&quot;;[$Valores.BR17]/[$Volumes.BR17])" office:value-type="string" office:string-value="N/A" calcext:value-type="string">
            <text:p>N/A</text:p>
          </table:table-cell>
          <table:table-cell table:formula="of:=IF([$Volumes.BS17]=0;&quot;N/A&quot;;[$Valores.BS17]/[$Volumes.BS17])" office:value-type="string" office:string-value="N/A" calcext:value-type="string">
            <text:p>N/A</text:p>
          </table:table-cell>
          <table:table-cell table:formula="of:=IF([$Volumes.BT17]=0;&quot;N/A&quot;;[$Valores.BT17]/[$Volumes.BT17])" office:value-type="string" office:string-value="N/A" calcext:value-type="string">
            <text:p>N/A</text:p>
          </table:table-cell>
          <table:table-cell table:formula="of:=IF([$Volumes.BU17]=0;&quot;N/A&quot;;[$Valores.BU17]/[$Volumes.BU17])" office:value-type="string" office:string-value="N/A" calcext:value-type="string">
            <text:p>N/A</text:p>
          </table:table-cell>
          <table:table-cell table:formula="of:=IF([$Volumes.BV17]=0;&quot;N/A&quot;;[$Valores.BV17]/[$Volumes.BV17])" office:value-type="string" office:string-value="N/A" calcext:value-type="string">
            <text:p>N/A</text:p>
          </table:table-cell>
          <table:table-cell table:formula="of:=IF([$Volumes.BW17]=0;&quot;N/A&quot;;[$Valores.BW17]/[$Volumes.BW17])" office:value-type="string" office:string-value="N/A" calcext:value-type="string">
            <text:p>N/A</text:p>
          </table:table-cell>
          <table:table-cell table:formula="of:=IF([$Volumes.BX17]=0;&quot;N/A&quot;;[$Valores.BX17]/[$Volumes.BX17])" office:value-type="string" office:string-value="N/A" calcext:value-type="string">
            <text:p>N/A</text:p>
          </table:table-cell>
          <table:table-cell table:formula="of:=IF([$Volumes.BY17]=0;&quot;N/A&quot;;[$Valores.BY17]/[$Volumes.BY17])" office:value-type="string" office:string-value="N/A" calcext:value-type="string">
            <text:p>N/A</text:p>
          </table:table-cell>
          <table:table-cell table:formula="of:=IF([$Volumes.BZ17]=0;&quot;N/A&quot;;[$Valores.BZ17]/[$Volumes.BZ17])" office:value-type="string" office:string-value="N/A" calcext:value-type="string">
            <text:p>N/A</text:p>
          </table:table-cell>
          <table:table-cell table:formula="of:=IF([$Volumes.CA17]=0;&quot;N/A&quot;;[$Valores.CA17]/[$Volumes.CA17])" office:value-type="string" office:string-value="N/A" calcext:value-type="string">
            <text:p>N/A</text:p>
          </table:table-cell>
          <table:table-cell table:formula="of:=IF([$Volumes.CB17]=0;&quot;N/A&quot;;[$Valores.CB17]/[$Volumes.CB17])" office:value-type="string" office:string-value="N/A" calcext:value-type="string">
            <text:p>N/A</text:p>
          </table:table-cell>
          <table:table-cell table:formula="of:=IF([$Volumes.CC17]=0;&quot;N/A&quot;;[$Valores.CC17]/[$Volumes.CC17])" office:value-type="string" office:string-value="N/A" calcext:value-type="string">
            <text:p>N/A</text:p>
          </table:table-cell>
          <table:table-cell table:formula="of:=IF([$Volumes.CD17]=0;&quot;N/A&quot;;[$Valores.CD17]/[$Volumes.CD17])" office:value-type="string" office:string-value="N/A" calcext:value-type="string">
            <text:p>N/A</text:p>
          </table:table-cell>
          <table:table-cell table:formula="of:=IF([$Volumes.CE17]=0;&quot;N/A&quot;;[$Valores.CE17]/[$Volumes.CE17])" office:value-type="string" office:string-value="N/A" calcext:value-type="string">
            <text:p>N/A</text:p>
          </table:table-cell>
          <table:table-cell table:formula="of:=IF([$Volumes.CF17]=0;&quot;N/A&quot;;[$Valores.CF17]/[$Volumes.CF17])" office:value-type="string" office:string-value="N/A" calcext:value-type="string">
            <text:p>N/A</text:p>
          </table:table-cell>
          <table:table-cell table:formula="of:=IF([$Volumes.CG17]=0;&quot;N/A&quot;;[$Valores.CG17]/[$Volumes.CG17])" office:value-type="string" office:string-value="N/A" calcext:value-type="string">
            <text:p>N/A</text:p>
          </table:table-cell>
          <table:table-cell table:formula="of:=IF([$Volumes.CH17]=0;&quot;N/A&quot;;[$Valores.CH17]/[$Volumes.CH17])" office:value-type="string" office:string-value="N/A" calcext:value-type="string">
            <text:p>N/A</text:p>
          </table:table-cell>
          <table:table-cell table:formula="of:=IF([$Volumes.CI17]=0;&quot;N/A&quot;;[$Valores.CI17]/[$Volumes.CI17])" office:value-type="string" office:string-value="N/A" calcext:value-type="string">
            <text:p>N/A</text:p>
          </table:table-cell>
          <table:table-cell table:formula="of:=IF([$Volumes.CJ17]=0;&quot;N/A&quot;;[$Valores.CJ17]/[$Volumes.CJ17])" office:value-type="string" office:string-value="N/A" calcext:value-type="string">
            <text:p>N/A</text:p>
          </table:table-cell>
          <table:table-cell table:formula="of:=IF([$Volumes.CK17]=0;&quot;N/A&quot;;[$Valores.CK17]/[$Volumes.CK17])" office:value-type="string" office:string-value="N/A" calcext:value-type="string">
            <text:p>N/A</text:p>
          </table:table-cell>
          <table:table-cell table:formula="of:=IF([$Volumes.CL17]=0;&quot;N/A&quot;;[$Valores.CL17]/[$Volumes.CL17])" office:value-type="string" office:string-value="N/A" calcext:value-type="string">
            <text:p>N/A</text:p>
          </table:table-cell>
          <table:table-cell table:formula="of:=IF([$Volumes.CM17]=0;&quot;N/A&quot;;[$Valores.CM17]/[$Volumes.CM17])" office:value-type="string" office:string-value="N/A" calcext:value-type="string">
            <text:p>N/A</text:p>
          </table:table-cell>
          <table:table-cell table:formula="of:=IF([$Volumes.CN17]=0;&quot;N/A&quot;;[$Valores.CN17]/[$Volumes.CN17])" office:value-type="string" office:string-value="N/A" calcext:value-type="string">
            <text:p>N/A</text:p>
          </table:table-cell>
          <table:table-cell table:formula="of:=IF([$Volumes.CO17]=0;&quot;N/A&quot;;[$Valores.CO17]/[$Volumes.CO17])" office:value-type="string" office:string-value="N/A" calcext:value-type="string">
            <text:p>N/A</text:p>
          </table:table-cell>
          <table:table-cell table:formula="of:=IF([$Volumes.CP17]=0;&quot;N/A&quot;;[$Valores.CP17]/[$Volumes.CP17])" office:value-type="string" office:string-value="N/A" calcext:value-type="string">
            <text:p>N/A</text:p>
          </table:table-cell>
          <table:table-cell table:formula="of:=IF([$Volumes.CQ17]=0;&quot;N/A&quot;;[$Valores.CQ17]/[$Volumes.CQ17])" office:value-type="string" office:string-value="N/A" calcext:value-type="string">
            <text:p>N/A</text:p>
          </table:table-cell>
          <table:table-cell table:formula="of:=IF([$Volumes.CR17]=0;&quot;N/A&quot;;[$Valores.CR17]/[$Volumes.CR17])" office:value-type="string" office:string-value="N/A" calcext:value-type="string">
            <text:p>N/A</text:p>
          </table:table-cell>
          <table:table-cell table:formula="of:=IF([$Volumes.CS17]=0;&quot;N/A&quot;;[$Valores.CS17]/[$Volumes.CS17])" office:value-type="string" office:string-value="N/A" calcext:value-type="string">
            <text:p>N/A</text:p>
          </table:table-cell>
          <table:table-cell table:formula="of:=IF([$Volumes.CT17]=0;&quot;N/A&quot;;[$Valores.CT17]/[$Volumes.CT17])" office:value-type="string" office:string-value="N/A" calcext:value-type="string">
            <text:p>N/A</text:p>
          </table:table-cell>
          <table:table-cell table:formula="of:=IF([$Volumes.CU17]=0;&quot;N/A&quot;;[$Valores.CU17]/[$Volumes.CU17])" office:value-type="string" office:string-value="N/A" calcext:value-type="string">
            <text:p>N/A</text:p>
          </table:table-cell>
          <table:table-cell table:formula="of:=IF([$Volumes.CV17]=0;&quot;N/A&quot;;[$Valores.CV17]/[$Volumes.CV17])" office:value-type="string" office:string-value="N/A" calcext:value-type="string">
            <text:p>N/A</text:p>
          </table:table-cell>
          <table:table-cell table:formula="of:=IF([$Volumes.CW17]=0;&quot;N/A&quot;;[$Valores.CW17]/[$Volumes.CW17])" office:value-type="string" office:string-value="N/A" calcext:value-type="string">
            <text:p>N/A</text:p>
          </table:table-cell>
          <table:table-cell table:formula="of:=IF([$Volumes.CX17]=0;&quot;N/A&quot;;[$Valores.CX17]/[$Volumes.CX17])" office:value-type="string" office:string-value="N/A" calcext:value-type="string">
            <text:p>N/A</text:p>
          </table:table-cell>
          <table:table-cell table:formula="of:=IF([$Volumes.CY17]=0;&quot;N/A&quot;;[$Valores.CY17]/[$Volumes.CY17])" office:value-type="string" office:string-value="N/A" calcext:value-type="string">
            <text:p>N/A</text:p>
          </table:table-cell>
          <table:table-cell table:formula="of:=IF([$Volumes.CZ17]=0;&quot;N/A&quot;;[$Valores.CZ17]/[$Volumes.CZ17])" office:value-type="string" office:string-value="N/A" calcext:value-type="string">
            <text:p>N/A</text:p>
          </table:table-cell>
          <table:table-cell table:formula="of:=IF([$Volumes.DA17]=0;&quot;N/A&quot;;[$Valores.DA17]/[$Volumes.DA17])" office:value-type="string" office:string-value="N/A" calcext:value-type="string">
            <text:p>N/A</text:p>
          </table:table-cell>
          <table:table-cell table:formula="of:=IF([$Volumes.DB17]=0;&quot;N/A&quot;;[$Valores.DB17]/[$Volumes.DB17])" office:value-type="string" office:string-value="N/A" calcext:value-type="string">
            <text:p>N/A</text:p>
          </table:table-cell>
          <table:table-cell table:formula="of:=IF([$Volumes.DC17]=0;&quot;N/A&quot;;[$Valores.DC17]/[$Volumes.DC17])" office:value-type="string" office:string-value="N/A" calcext:value-type="string">
            <text:p>N/A</text:p>
          </table:table-cell>
          <table:table-cell table:formula="of:=IF([$Volumes.DD17]=0;&quot;N/A&quot;;[$Valores.DD17]/[$Volumes.DD17])" office:value-type="string" office:string-value="N/A" calcext:value-type="string">
            <text:p>N/A</text:p>
          </table:table-cell>
          <table:table-cell table:formula="of:=IF([$Volumes.DE17]=0;&quot;N/A&quot;;[$Valores.DE17]/[$Volumes.DE17])" office:value-type="string" office:string-value="N/A" calcext:value-type="string">
            <text:p>N/A</text:p>
          </table:table-cell>
          <table:table-cell table:formula="of:=IF([$Volumes.DF17]=0;&quot;N/A&quot;;[$Valores.DF17]/[$Volumes.DF17])" office:value-type="string" office:string-value="N/A" calcext:value-type="string">
            <text:p>N/A</text:p>
          </table:table-cell>
          <table:table-cell table:formula="of:=IF([$Volumes.DG17]=0;&quot;N/A&quot;;[$Valores.DG17]/[$Volumes.DG17])" office:value-type="string" office:string-value="N/A" calcext:value-type="string">
            <text:p>N/A</text:p>
          </table:table-cell>
          <table:table-cell table:formula="of:=IF([$Volumes.DH17]=0;&quot;N/A&quot;;[$Valores.DH17]/[$Volumes.DH17])" office:value-type="string" office:string-value="N/A" calcext:value-type="string">
            <text:p>N/A</text:p>
          </table:table-cell>
          <table:table-cell table:formula="of:=IF([$Volumes.DI17]=0;&quot;N/A&quot;;[$Valores.DI17]/[$Volumes.DI17])" office:value-type="string" office:string-value="N/A" calcext:value-type="string">
            <text:p>N/A</text:p>
          </table:table-cell>
          <table:table-cell table:formula="of:=IF([$Volumes.DJ17]=0;&quot;N/A&quot;;[$Valores.DJ17]/[$Volumes.DJ17])" office:value-type="string" office:string-value="N/A" calcext:value-type="string">
            <text:p>N/A</text:p>
          </table:table-cell>
          <table:table-cell table:formula="of:=IF([$Volumes.DK17]=0;&quot;N/A&quot;;[$Valores.DK17]/[$Volumes.DK17])" office:value-type="string" office:string-value="N/A" calcext:value-type="string">
            <text:p>N/A</text:p>
          </table:table-cell>
          <table:table-cell table:formula="of:=IF([$Volumes.DL17]=0;&quot;N/A&quot;;[$Valores.DL17]/[$Volumes.DL17])" office:value-type="string" office:string-value="N/A" calcext:value-type="string">
            <text:p>N/A</text:p>
          </table:table-cell>
          <table:table-cell table:formula="of:=IF([$Volumes.DM17]=0;&quot;N/A&quot;;[$Valores.DM17]/[$Volumes.DM17])" office:value-type="string" office:string-value="N/A" calcext:value-type="string">
            <text:p>N/A</text:p>
          </table:table-cell>
          <table:table-cell table:formula="of:=IF([$Volumes.DN17]=0;&quot;N/A&quot;;[$Valores.DN17]/[$Volumes.DN17])" office:value-type="string" office:string-value="N/A" calcext:value-type="string">
            <text:p>N/A</text:p>
          </table:table-cell>
          <table:table-cell table:formula="of:=IF([$Volumes.DO17]=0;&quot;N/A&quot;;[$Valores.DO17]/[$Volumes.DO17])" office:value-type="string" office:string-value="N/A" calcext:value-type="string">
            <text:p>N/A</text:p>
          </table:table-cell>
          <table:table-cell table:formula="of:=IF([$Volumes.DP17]=0;&quot;N/A&quot;;[$Valores.DP17]/[$Volumes.DP17])" office:value-type="string" office:string-value="N/A" calcext:value-type="string">
            <text:p>N/A</text:p>
          </table:table-cell>
          <table:table-cell table:formula="of:=IF([$Volumes.DQ17]=0;&quot;N/A&quot;;[$Valores.DQ17]/[$Volumes.DQ17])" office:value-type="string" office:string-value="N/A" calcext:value-type="string">
            <text:p>N/A</text:p>
          </table:table-cell>
          <table:table-cell table:formula="of:=IF([$Volumes.DR17]=0;&quot;N/A&quot;;[$Valores.DR17]/[$Volumes.DR17])" office:value-type="string" office:string-value="N/A" calcext:value-type="string">
            <text:p>N/A</text:p>
          </table:table-cell>
          <table:table-cell table:formula="of:=IF([$Volumes.DS17]=0;&quot;N/A&quot;;[$Valores.DS17]/[$Volumes.DS17])" office:value-type="string" office:string-value="N/A" calcext:value-type="string">
            <text:p>N/A</text:p>
          </table:table-cell>
          <table:table-cell table:formula="of:=IF([$Volumes.DT17]=0;&quot;N/A&quot;;[$Valores.DT17]/[$Volumes.DT17])" office:value-type="string" office:string-value="N/A" calcext:value-type="string">
            <text:p>N/A</text:p>
          </table:table-cell>
          <table:table-cell table:formula="of:=IF([$Volumes.DU17]=0;&quot;N/A&quot;;[$Valores.DU17]/[$Volumes.DU17])" office:value-type="string" office:string-value="N/A" calcext:value-type="string">
            <text:p>N/A</text:p>
          </table:table-cell>
          <table:table-cell table:formula="of:=IF([$Volumes.DV17]=0;&quot;N/A&quot;;[$Valores.DV17]/[$Volumes.DV17])" office:value-type="string" office:string-value="N/A" calcext:value-type="string">
            <text:p>N/A</text:p>
          </table:table-cell>
          <table:table-cell table:formula="of:=IF([$Volumes.DW17]=0;&quot;N/A&quot;;[$Valores.DW17]/[$Volumes.DW17])" office:value-type="string" office:string-value="N/A" calcext:value-type="string">
            <text:p>N/A</text:p>
          </table:table-cell>
        </table:table-row>
        <table:table-row table:style-name="ro1">
          <table:table-cell office:value-type="string" calcext:value-type="string">
            <text:p>T. EXCELSIOR,BRF</text:p>
          </table:table-cell>
          <table:table-cell table:formula="of:=IF([$Volumes.B18]=0;&quot;N/A&quot;;[$Valores.B18]/[$Volumes.B18])" office:value-type="string" office:string-value="N/A" calcext:value-type="string">
            <text:p>N/A</text:p>
          </table:table-cell>
          <table:table-cell table:formula="of:=IF([$Volumes.C18]=0;&quot;N/A&quot;;[$Valores.C18]/[$Volumes.C18])" office:value-type="string" office:string-value="N/A" calcext:value-type="string">
            <text:p>N/A</text:p>
          </table:table-cell>
          <table:table-cell table:formula="of:=IF([$Volumes.D18]=0;&quot;N/A&quot;;[$Valores.D18]/[$Volumes.D18])" office:value-type="string" office:string-value="N/A" calcext:value-type="string">
            <text:p>N/A</text:p>
          </table:table-cell>
          <table:table-cell table:formula="of:=IF([$Volumes.E18]=0;&quot;N/A&quot;;[$Valores.E18]/[$Volumes.E18])" office:value-type="string" office:string-value="N/A" calcext:value-type="string">
            <text:p>N/A</text:p>
          </table:table-cell>
          <table:table-cell table:formula="of:=IF([$Volumes.F18]=0;&quot;N/A&quot;;[$Valores.F18]/[$Volumes.F18])" office:value-type="string" office:string-value="N/A" calcext:value-type="string">
            <text:p>N/A</text:p>
          </table:table-cell>
          <table:table-cell table:formula="of:=IF([$Volumes.G18]=0;&quot;N/A&quot;;[$Valores.G18]/[$Volumes.G18])" office:value-type="string" office:string-value="N/A" calcext:value-type="string">
            <text:p>N/A</text:p>
          </table:table-cell>
          <table:table-cell table:formula="of:=IF([$Volumes.H18]=0;&quot;N/A&quot;;[$Valores.H18]/[$Volumes.H18])" office:value-type="string" office:string-value="N/A" calcext:value-type="string">
            <text:p>N/A</text:p>
          </table:table-cell>
          <table:table-cell table:formula="of:=IF([$Volumes.I18]=0;&quot;N/A&quot;;[$Valores.I18]/[$Volumes.I18])" office:value-type="string" office:string-value="N/A" calcext:value-type="string">
            <text:p>N/A</text:p>
          </table:table-cell>
          <table:table-cell table:formula="of:=IF([$Volumes.J18]=0;&quot;N/A&quot;;[$Valores.J18]/[$Volumes.J18])" office:value-type="string" office:string-value="N/A" calcext:value-type="string">
            <text:p>N/A</text:p>
          </table:table-cell>
          <table:table-cell table:formula="of:=IF([$Volumes.K18]=0;&quot;N/A&quot;;[$Valores.K18]/[$Volumes.K18])" office:value-type="string" office:string-value="N/A" calcext:value-type="string">
            <text:p>N/A</text:p>
          </table:table-cell>
          <table:table-cell table:formula="of:=IF([$Volumes.L18]=0;&quot;N/A&quot;;[$Valores.L18]/[$Volumes.L18])" office:value-type="string" office:string-value="N/A" calcext:value-type="string">
            <text:p>N/A</text:p>
          </table:table-cell>
          <table:table-cell table:formula="of:=IF([$Volumes.M18]=0;&quot;N/A&quot;;[$Valores.M18]/[$Volumes.M18])" office:value-type="string" office:string-value="N/A" calcext:value-type="string">
            <text:p>N/A</text:p>
          </table:table-cell>
          <table:table-cell table:formula="of:=IF([$Volumes.N18]=0;&quot;N/A&quot;;[$Valores.N18]/[$Volumes.N18])" office:value-type="string" office:string-value="N/A" calcext:value-type="string">
            <text:p>N/A</text:p>
          </table:table-cell>
          <table:table-cell table:formula="of:=IF([$Volumes.O18]=0;&quot;N/A&quot;;[$Valores.O18]/[$Volumes.O18])" office:value-type="string" office:string-value="N/A" calcext:value-type="string">
            <text:p>N/A</text:p>
          </table:table-cell>
          <table:table-cell table:formula="of:=IF([$Volumes.P18]=0;&quot;N/A&quot;;[$Valores.P18]/[$Volumes.P18])" office:value-type="string" office:string-value="N/A" calcext:value-type="string">
            <text:p>N/A</text:p>
          </table:table-cell>
          <table:table-cell table:formula="of:=IF([$Volumes.Q18]=0;&quot;N/A&quot;;[$Valores.Q18]/[$Volumes.Q18])" office:value-type="string" office:string-value="N/A" calcext:value-type="string">
            <text:p>N/A</text:p>
          </table:table-cell>
          <table:table-cell table:formula="of:=IF([$Volumes.R18]=0;&quot;N/A&quot;;[$Valores.R18]/[$Volumes.R18])" office:value-type="string" office:string-value="N/A" calcext:value-type="string">
            <text:p>N/A</text:p>
          </table:table-cell>
          <table:table-cell table:formula="of:=IF([$Volumes.S18]=0;&quot;N/A&quot;;[$Valores.S18]/[$Volumes.S18])" office:value-type="string" office:string-value="N/A" calcext:value-type="string">
            <text:p>N/A</text:p>
          </table:table-cell>
          <table:table-cell table:formula="of:=IF([$Volumes.T18]=0;&quot;N/A&quot;;[$Valores.T18]/[$Volumes.T18])" office:value-type="string" office:string-value="N/A" calcext:value-type="string">
            <text:p>N/A</text:p>
          </table:table-cell>
          <table:table-cell table:formula="of:=IF([$Volumes.U18]=0;&quot;N/A&quot;;[$Valores.U18]/[$Volumes.U18])" office:value-type="string" office:string-value="N/A" calcext:value-type="string">
            <text:p>N/A</text:p>
          </table:table-cell>
          <table:table-cell table:formula="of:=IF([$Volumes.V18]=0;&quot;N/A&quot;;[$Valores.V18]/[$Volumes.V18])" office:value-type="string" office:string-value="N/A" calcext:value-type="string">
            <text:p>N/A</text:p>
          </table:table-cell>
          <table:table-cell table:formula="of:=IF([$Volumes.W18]=0;&quot;N/A&quot;;[$Valores.W18]/[$Volumes.W18])" office:value-type="string" office:string-value="N/A" calcext:value-type="string">
            <text:p>N/A</text:p>
          </table:table-cell>
          <table:table-cell table:formula="of:=IF([$Volumes.X18]=0;&quot;N/A&quot;;[$Valores.X18]/[$Volumes.X18])" office:value-type="string" office:string-value="N/A" calcext:value-type="string">
            <text:p>N/A</text:p>
          </table:table-cell>
          <table:table-cell table:formula="of:=IF([$Volumes.Y18]=0;&quot;N/A&quot;;[$Valores.Y18]/[$Volumes.Y18])" office:value-type="string" office:string-value="N/A" calcext:value-type="string">
            <text:p>N/A</text:p>
          </table:table-cell>
          <table:table-cell table:formula="of:=IF([$Volumes.Z18]=0;&quot;N/A&quot;;[$Valores.Z18]/[$Volumes.Z18])" office:value-type="string" office:string-value="N/A" calcext:value-type="string">
            <text:p>N/A</text:p>
          </table:table-cell>
          <table:table-cell table:formula="of:=IF([$Volumes.AA18]=0;&quot;N/A&quot;;[$Valores.AA18]/[$Volumes.AA18])" office:value-type="string" office:string-value="N/A" calcext:value-type="string">
            <text:p>N/A</text:p>
          </table:table-cell>
          <table:table-cell table:formula="of:=IF([$Volumes.AB18]=0;&quot;N/A&quot;;[$Valores.AB18]/[$Volumes.AB18])" office:value-type="string" office:string-value="N/A" calcext:value-type="string">
            <text:p>N/A</text:p>
          </table:table-cell>
          <table:table-cell table:formula="of:=IF([$Volumes.AC18]=0;&quot;N/A&quot;;[$Valores.AC18]/[$Volumes.AC18])" office:value-type="string" office:string-value="N/A" calcext:value-type="string">
            <text:p>N/A</text:p>
          </table:table-cell>
          <table:table-cell table:formula="of:=IF([$Volumes.AD18]=0;&quot;N/A&quot;;[$Valores.AD18]/[$Volumes.AD18])" office:value-type="string" office:string-value="N/A" calcext:value-type="string">
            <text:p>N/A</text:p>
          </table:table-cell>
          <table:table-cell table:formula="of:=IF([$Volumes.AE18]=0;&quot;N/A&quot;;[$Valores.AE18]/[$Volumes.AE18])" office:value-type="string" office:string-value="N/A" calcext:value-type="string">
            <text:p>N/A</text:p>
          </table:table-cell>
          <table:table-cell table:formula="of:=IF([$Volumes.AF18]=0;&quot;N/A&quot;;[$Valores.AF18]/[$Volumes.AF18])" office:value-type="string" office:string-value="N/A" calcext:value-type="string">
            <text:p>N/A</text:p>
          </table:table-cell>
          <table:table-cell table:formula="of:=IF([$Volumes.AG18]=0;&quot;N/A&quot;;[$Valores.AG18]/[$Volumes.AG18])" office:value-type="string" office:string-value="N/A" calcext:value-type="string">
            <text:p>N/A</text:p>
          </table:table-cell>
          <table:table-cell table:formula="of:=IF([$Volumes.AH18]=0;&quot;N/A&quot;;[$Valores.AH18]/[$Volumes.AH18])" office:value-type="string" office:string-value="N/A" calcext:value-type="string">
            <text:p>N/A</text:p>
          </table:table-cell>
          <table:table-cell table:formula="of:=IF([$Volumes.AI18]=0;&quot;N/A&quot;;[$Valores.AI18]/[$Volumes.AI18])" office:value-type="string" office:string-value="N/A" calcext:value-type="string">
            <text:p>N/A</text:p>
          </table:table-cell>
          <table:table-cell table:formula="of:=IF([$Volumes.AJ18]=0;&quot;N/A&quot;;[$Valores.AJ18]/[$Volumes.AJ18])" office:value-type="string" office:string-value="N/A" calcext:value-type="string">
            <text:p>N/A</text:p>
          </table:table-cell>
          <table:table-cell table:formula="of:=IF([$Volumes.AK18]=0;&quot;N/A&quot;;[$Valores.AK18]/[$Volumes.AK18])" office:value-type="string" office:string-value="N/A" calcext:value-type="string">
            <text:p>N/A</text:p>
          </table:table-cell>
          <table:table-cell table:formula="of:=IF([$Volumes.AL18]=0;&quot;N/A&quot;;[$Valores.AL18]/[$Volumes.AL18])" office:value-type="string" office:string-value="N/A" calcext:value-type="string">
            <text:p>N/A</text:p>
          </table:table-cell>
          <table:table-cell table:formula="of:=IF([$Volumes.AM18]=0;&quot;N/A&quot;;[$Valores.AM18]/[$Volumes.AM18])" office:value-type="string" office:string-value="N/A" calcext:value-type="string">
            <text:p>N/A</text:p>
          </table:table-cell>
          <table:table-cell table:formula="of:=IF([$Volumes.AN18]=0;&quot;N/A&quot;;[$Valores.AN18]/[$Volumes.AN18])" office:value-type="string" office:string-value="N/A" calcext:value-type="string">
            <text:p>N/A</text:p>
          </table:table-cell>
          <table:table-cell table:formula="of:=IF([$Volumes.AO18]=0;&quot;N/A&quot;;[$Valores.AO18]/[$Volumes.AO18])" office:value-type="string" office:string-value="N/A" calcext:value-type="string">
            <text:p>N/A</text:p>
          </table:table-cell>
          <table:table-cell table:formula="of:=IF([$Volumes.AP18]=0;&quot;N/A&quot;;[$Valores.AP18]/[$Volumes.AP18])" office:value-type="string" office:string-value="N/A" calcext:value-type="string">
            <text:p>N/A</text:p>
          </table:table-cell>
          <table:table-cell table:formula="of:=IF([$Volumes.AQ18]=0;&quot;N/A&quot;;[$Valores.AQ18]/[$Volumes.AQ18])" office:value-type="string" office:string-value="N/A" calcext:value-type="string">
            <text:p>N/A</text:p>
          </table:table-cell>
          <table:table-cell table:formula="of:=IF([$Volumes.AR18]=0;&quot;N/A&quot;;[$Valores.AR18]/[$Volumes.AR18])" office:value-type="string" office:string-value="N/A" calcext:value-type="string">
            <text:p>N/A</text:p>
          </table:table-cell>
          <table:table-cell table:formula="of:=IF([$Volumes.AS18]=0;&quot;N/A&quot;;[$Valores.AS18]/[$Volumes.AS18])" office:value-type="string" office:string-value="N/A" calcext:value-type="string">
            <text:p>N/A</text:p>
          </table:table-cell>
          <table:table-cell table:formula="of:=IF([$Volumes.AT18]=0;&quot;N/A&quot;;[$Valores.AT18]/[$Volumes.AT18])" office:value-type="string" office:string-value="N/A" calcext:value-type="string">
            <text:p>N/A</text:p>
          </table:table-cell>
          <table:table-cell table:formula="of:=IF([$Volumes.AU18]=0;&quot;N/A&quot;;[$Valores.AU18]/[$Volumes.AU18])" office:value-type="string" office:string-value="N/A" calcext:value-type="string">
            <text:p>N/A</text:p>
          </table:table-cell>
          <table:table-cell table:formula="of:=IF([$Volumes.AV18]=0;&quot;N/A&quot;;[$Valores.AV18]/[$Volumes.AV18])" office:value-type="string" office:string-value="N/A" calcext:value-type="string">
            <text:p>N/A</text:p>
          </table:table-cell>
          <table:table-cell table:formula="of:=IF([$Volumes.AW18]=0;&quot;N/A&quot;;[$Valores.AW18]/[$Volumes.AW18])" office:value-type="string" office:string-value="N/A" calcext:value-type="string">
            <text:p>N/A</text:p>
          </table:table-cell>
          <table:table-cell table:formula="of:=IF([$Volumes.AX18]=0;&quot;N/A&quot;;[$Valores.AX18]/[$Volumes.AX18])" office:value-type="string" office:string-value="N/A" calcext:value-type="string">
            <text:p>N/A</text:p>
          </table:table-cell>
          <table:table-cell table:formula="of:=IF([$Volumes.AY18]=0;&quot;N/A&quot;;[$Valores.AY18]/[$Volumes.AY18])" office:value-type="string" office:string-value="N/A" calcext:value-type="string">
            <text:p>N/A</text:p>
          </table:table-cell>
          <table:table-cell table:formula="of:=IF([$Volumes.AZ18]=0;&quot;N/A&quot;;[$Valores.AZ18]/[$Volumes.AZ18])" office:value-type="string" office:string-value="N/A" calcext:value-type="string">
            <text:p>N/A</text:p>
          </table:table-cell>
          <table:table-cell table:formula="of:=IF([$Volumes.BA18]=0;&quot;N/A&quot;;[$Valores.BA18]/[$Volumes.BA18])" office:value-type="string" office:string-value="N/A" calcext:value-type="string">
            <text:p>N/A</text:p>
          </table:table-cell>
          <table:table-cell table:formula="of:=IF([$Volumes.BB18]=0;&quot;N/A&quot;;[$Valores.BB18]/[$Volumes.BB18])" office:value-type="string" office:string-value="N/A" calcext:value-type="string">
            <text:p>N/A</text:p>
          </table:table-cell>
          <table:table-cell table:formula="of:=IF([$Volumes.BC18]=0;&quot;N/A&quot;;[$Valores.BC18]/[$Volumes.BC18])" office:value-type="string" office:string-value="N/A" calcext:value-type="string">
            <text:p>N/A</text:p>
          </table:table-cell>
          <table:table-cell table:formula="of:=IF([$Volumes.BD18]=0;&quot;N/A&quot;;[$Valores.BD18]/[$Volumes.BD18])" office:value-type="string" office:string-value="N/A" calcext:value-type="string">
            <text:p>N/A</text:p>
          </table:table-cell>
          <table:table-cell table:formula="of:=IF([$Volumes.BE18]=0;&quot;N/A&quot;;[$Valores.BE18]/[$Volumes.BE18])" office:value-type="string" office:string-value="N/A" calcext:value-type="string">
            <text:p>N/A</text:p>
          </table:table-cell>
          <table:table-cell table:formula="of:=IF([$Volumes.BF18]=0;&quot;N/A&quot;;[$Valores.BF18]/[$Volumes.BF18])" office:value-type="string" office:string-value="N/A" calcext:value-type="string">
            <text:p>N/A</text:p>
          </table:table-cell>
          <table:table-cell table:formula="of:=IF([$Volumes.BG18]=0;&quot;N/A&quot;;[$Valores.BG18]/[$Volumes.BG18])" office:value-type="string" office:string-value="N/A" calcext:value-type="string">
            <text:p>N/A</text:p>
          </table:table-cell>
          <table:table-cell table:formula="of:=IF([$Volumes.BH18]=0;&quot;N/A&quot;;[$Valores.BH18]/[$Volumes.BH18])" office:value-type="string" office:string-value="N/A" calcext:value-type="string">
            <text:p>N/A</text:p>
          </table:table-cell>
          <table:table-cell table:formula="of:=IF([$Volumes.BI18]=0;&quot;N/A&quot;;[$Valores.BI18]/[$Volumes.BI18])" office:value-type="string" office:string-value="N/A" calcext:value-type="string">
            <text:p>N/A</text:p>
          </table:table-cell>
          <table:table-cell table:formula="of:=IF([$Volumes.BJ18]=0;&quot;N/A&quot;;[$Valores.BJ18]/[$Volumes.BJ18])" office:value-type="string" office:string-value="N/A" calcext:value-type="string">
            <text:p>N/A</text:p>
          </table:table-cell>
          <table:table-cell table:formula="of:=IF([$Volumes.BK18]=0;&quot;N/A&quot;;[$Valores.BK18]/[$Volumes.BK18])" office:value-type="string" office:string-value="N/A" calcext:value-type="string">
            <text:p>N/A</text:p>
          </table:table-cell>
          <table:table-cell table:formula="of:=IF([$Volumes.BL18]=0;&quot;N/A&quot;;[$Valores.BL18]/[$Volumes.BL18])" office:value-type="string" office:string-value="N/A" calcext:value-type="string">
            <text:p>N/A</text:p>
          </table:table-cell>
          <table:table-cell table:formula="of:=IF([$Volumes.BM18]=0;&quot;N/A&quot;;[$Valores.BM18]/[$Volumes.BM18])" office:value-type="string" office:string-value="N/A" calcext:value-type="string">
            <text:p>N/A</text:p>
          </table:table-cell>
          <table:table-cell table:formula="of:=IF([$Volumes.BN18]=0;&quot;N/A&quot;;[$Valores.BN18]/[$Volumes.BN18])" office:value-type="string" office:string-value="N/A" calcext:value-type="string">
            <text:p>N/A</text:p>
          </table:table-cell>
          <table:table-cell table:formula="of:=IF([$Volumes.BO18]=0;&quot;N/A&quot;;[$Valores.BO18]/[$Volumes.BO18])" office:value-type="string" office:string-value="N/A" calcext:value-type="string">
            <text:p>N/A</text:p>
          </table:table-cell>
          <table:table-cell table:formula="of:=IF([$Volumes.BP18]=0;&quot;N/A&quot;;[$Valores.BP18]/[$Volumes.BP18])" office:value-type="string" office:string-value="N/A" calcext:value-type="string">
            <text:p>N/A</text:p>
          </table:table-cell>
          <table:table-cell table:formula="of:=IF([$Volumes.BQ18]=0;&quot;N/A&quot;;[$Valores.BQ18]/[$Volumes.BQ18])" office:value-type="string" office:string-value="N/A" calcext:value-type="string">
            <text:p>N/A</text:p>
          </table:table-cell>
          <table:table-cell table:formula="of:=IF([$Volumes.BR18]=0;&quot;N/A&quot;;[$Valores.BR18]/[$Volumes.BR18])" office:value-type="string" office:string-value="N/A" calcext:value-type="string">
            <text:p>N/A</text:p>
          </table:table-cell>
          <table:table-cell table:formula="of:=IF([$Volumes.BS18]=0;&quot;N/A&quot;;[$Valores.BS18]/[$Volumes.BS18])" office:value-type="string" office:string-value="N/A" calcext:value-type="string">
            <text:p>N/A</text:p>
          </table:table-cell>
          <table:table-cell table:formula="of:=IF([$Volumes.BT18]=0;&quot;N/A&quot;;[$Valores.BT18]/[$Volumes.BT18])" office:value-type="string" office:string-value="N/A" calcext:value-type="string">
            <text:p>N/A</text:p>
          </table:table-cell>
          <table:table-cell table:formula="of:=IF([$Volumes.BU18]=0;&quot;N/A&quot;;[$Valores.BU18]/[$Volumes.BU18])" office:value-type="string" office:string-value="N/A" calcext:value-type="string">
            <text:p>N/A</text:p>
          </table:table-cell>
          <table:table-cell table:formula="of:=IF([$Volumes.BV18]=0;&quot;N/A&quot;;[$Valores.BV18]/[$Volumes.BV18])" office:value-type="string" office:string-value="N/A" calcext:value-type="string">
            <text:p>N/A</text:p>
          </table:table-cell>
          <table:table-cell table:formula="of:=IF([$Volumes.BW18]=0;&quot;N/A&quot;;[$Valores.BW18]/[$Volumes.BW18])" office:value-type="string" office:string-value="N/A" calcext:value-type="string">
            <text:p>N/A</text:p>
          </table:table-cell>
          <table:table-cell table:formula="of:=IF([$Volumes.BX18]=0;&quot;N/A&quot;;[$Valores.BX18]/[$Volumes.BX18])" office:value-type="string" office:string-value="N/A" calcext:value-type="string">
            <text:p>N/A</text:p>
          </table:table-cell>
          <table:table-cell table:formula="of:=IF([$Volumes.BY18]=0;&quot;N/A&quot;;[$Valores.BY18]/[$Volumes.BY18])" office:value-type="string" office:string-value="N/A" calcext:value-type="string">
            <text:p>N/A</text:p>
          </table:table-cell>
          <table:table-cell table:formula="of:=IF([$Volumes.BZ18]=0;&quot;N/A&quot;;[$Valores.BZ18]/[$Volumes.BZ18])" office:value-type="string" office:string-value="N/A" calcext:value-type="string">
            <text:p>N/A</text:p>
          </table:table-cell>
          <table:table-cell table:formula="of:=IF([$Volumes.CA18]=0;&quot;N/A&quot;;[$Valores.CA18]/[$Volumes.CA18])" office:value-type="string" office:string-value="N/A" calcext:value-type="string">
            <text:p>N/A</text:p>
          </table:table-cell>
          <table:table-cell table:formula="of:=IF([$Volumes.CB18]=0;&quot;N/A&quot;;[$Valores.CB18]/[$Volumes.CB18])" office:value-type="string" office:string-value="N/A" calcext:value-type="string">
            <text:p>N/A</text:p>
          </table:table-cell>
          <table:table-cell table:formula="of:=IF([$Volumes.CC18]=0;&quot;N/A&quot;;[$Valores.CC18]/[$Volumes.CC18])" office:value-type="string" office:string-value="N/A" calcext:value-type="string">
            <text:p>N/A</text:p>
          </table:table-cell>
          <table:table-cell table:formula="of:=IF([$Volumes.CD18]=0;&quot;N/A&quot;;[$Valores.CD18]/[$Volumes.CD18])" office:value-type="string" office:string-value="N/A" calcext:value-type="string">
            <text:p>N/A</text:p>
          </table:table-cell>
          <table:table-cell table:formula="of:=IF([$Volumes.CE18]=0;&quot;N/A&quot;;[$Valores.CE18]/[$Volumes.CE18])" office:value-type="string" office:string-value="N/A" calcext:value-type="string">
            <text:p>N/A</text:p>
          </table:table-cell>
          <table:table-cell table:formula="of:=IF([$Volumes.CF18]=0;&quot;N/A&quot;;[$Valores.CF18]/[$Volumes.CF18])" office:value-type="string" office:string-value="N/A" calcext:value-type="string">
            <text:p>N/A</text:p>
          </table:table-cell>
          <table:table-cell table:formula="of:=IF([$Volumes.CG18]=0;&quot;N/A&quot;;[$Valores.CG18]/[$Volumes.CG18])" office:value-type="string" office:string-value="N/A" calcext:value-type="string">
            <text:p>N/A</text:p>
          </table:table-cell>
          <table:table-cell table:formula="of:=IF([$Volumes.CH18]=0;&quot;N/A&quot;;[$Valores.CH18]/[$Volumes.CH18])" office:value-type="string" office:string-value="N/A" calcext:value-type="string">
            <text:p>N/A</text:p>
          </table:table-cell>
          <table:table-cell table:formula="of:=IF([$Volumes.CI18]=0;&quot;N/A&quot;;[$Valores.CI18]/[$Volumes.CI18])" office:value-type="string" office:string-value="N/A" calcext:value-type="string">
            <text:p>N/A</text:p>
          </table:table-cell>
          <table:table-cell table:formula="of:=IF([$Volumes.CJ18]=0;&quot;N/A&quot;;[$Valores.CJ18]/[$Volumes.CJ18])" office:value-type="string" office:string-value="N/A" calcext:value-type="string">
            <text:p>N/A</text:p>
          </table:table-cell>
          <table:table-cell table:formula="of:=IF([$Volumes.CK18]=0;&quot;N/A&quot;;[$Valores.CK18]/[$Volumes.CK18])" office:value-type="string" office:string-value="N/A" calcext:value-type="string">
            <text:p>N/A</text:p>
          </table:table-cell>
          <table:table-cell table:formula="of:=IF([$Volumes.CL18]=0;&quot;N/A&quot;;[$Valores.CL18]/[$Volumes.CL18])" office:value-type="string" office:string-value="N/A" calcext:value-type="string">
            <text:p>N/A</text:p>
          </table:table-cell>
          <table:table-cell table:formula="of:=IF([$Volumes.CM18]=0;&quot;N/A&quot;;[$Valores.CM18]/[$Volumes.CM18])" office:value-type="string" office:string-value="N/A" calcext:value-type="string">
            <text:p>N/A</text:p>
          </table:table-cell>
          <table:table-cell table:formula="of:=IF([$Volumes.CN18]=0;&quot;N/A&quot;;[$Valores.CN18]/[$Volumes.CN18])" office:value-type="float" office:value="9.98528329654157" calcext:value-type="float">
            <text:p>9.98528329654157</text:p>
          </table:table-cell>
          <table:table-cell table:formula="of:=IF([$Volumes.CO18]=0;&quot;N/A&quot;;[$Valores.CO18]/[$Volumes.CO18])" office:value-type="float" office:value="9.52138924184668" calcext:value-type="float">
            <text:p>9.52138924184668</text:p>
          </table:table-cell>
          <table:table-cell table:formula="of:=IF([$Volumes.CP18]=0;&quot;N/A&quot;;[$Valores.CP18]/[$Volumes.CP18])" office:value-type="float" office:value="10.2883569096844" calcext:value-type="float">
            <text:p>10.2883569096844</text:p>
          </table:table-cell>
          <table:table-cell table:formula="of:=IF([$Volumes.CQ18]=0;&quot;N/A&quot;;[$Valores.CQ18]/[$Volumes.CQ18])" office:value-type="float" office:value="10.0898603521554" calcext:value-type="float">
            <text:p>10.0898603521554</text:p>
          </table:table-cell>
          <table:table-cell table:formula="of:=IF([$Volumes.CR18]=0;&quot;N/A&quot;;[$Valores.CR18]/[$Volumes.CR18])" office:value-type="float" office:value="10.302398989899" calcext:value-type="float">
            <text:p>10.302398989899</text:p>
          </table:table-cell>
          <table:table-cell table:formula="of:=IF([$Volumes.CS18]=0;&quot;N/A&quot;;[$Valores.CS18]/[$Volumes.CS18])" office:value-type="float" office:value="10.3909120206252" calcext:value-type="float">
            <text:p>10.3909120206252</text:p>
          </table:table-cell>
          <table:table-cell table:formula="of:=IF([$Volumes.CT18]=0;&quot;N/A&quot;;[$Valores.CT18]/[$Volumes.CT18])" office:value-type="float" office:value="11.058453974324" calcext:value-type="float">
            <text:p>11.058453974324</text:p>
          </table:table-cell>
          <table:table-cell table:formula="of:=IF([$Volumes.CU18]=0;&quot;N/A&quot;;[$Valores.CU18]/[$Volumes.CU18])" office:value-type="float" office:value="10.7014671486285" calcext:value-type="float">
            <text:p>10.7014671486285</text:p>
          </table:table-cell>
          <table:table-cell table:formula="of:=IF([$Volumes.CV18]=0;&quot;N/A&quot;;[$Valores.CV18]/[$Volumes.CV18])" office:value-type="float" office:value="10.8113026819923" calcext:value-type="float">
            <text:p>10.8113026819923</text:p>
          </table:table-cell>
          <table:table-cell table:formula="of:=IF([$Volumes.CW18]=0;&quot;N/A&quot;;[$Valores.CW18]/[$Volumes.CW18])" office:value-type="float" office:value="11.1111480865225" calcext:value-type="float">
            <text:p>11.1111480865225</text:p>
          </table:table-cell>
          <table:table-cell table:formula="of:=IF([$Volumes.CX18]=0;&quot;N/A&quot;;[$Valores.CX18]/[$Volumes.CX18])" office:value-type="string" office:string-value="N/A" calcext:value-type="string">
            <text:p>N/A</text:p>
          </table:table-cell>
          <table:table-cell table:formula="of:=IF([$Volumes.CY18]=0;&quot;N/A&quot;;[$Valores.CY18]/[$Volumes.CY18])" office:value-type="string" office:string-value="N/A" calcext:value-type="string">
            <text:p>N/A</text:p>
          </table:table-cell>
          <table:table-cell table:formula="of:=IF([$Volumes.CZ18]=0;&quot;N/A&quot;;[$Valores.CZ18]/[$Volumes.CZ18])" office:value-type="string" office:string-value="N/A" calcext:value-type="string">
            <text:p>N/A</text:p>
          </table:table-cell>
          <table:table-cell table:formula="of:=IF([$Volumes.DA18]=0;&quot;N/A&quot;;[$Valores.DA18]/[$Volumes.DA18])" office:value-type="string" office:string-value="N/A" calcext:value-type="string">
            <text:p>N/A</text:p>
          </table:table-cell>
          <table:table-cell table:formula="of:=IF([$Volumes.DB18]=0;&quot;N/A&quot;;[$Valores.DB18]/[$Volumes.DB18])" office:value-type="string" office:string-value="N/A" calcext:value-type="string">
            <text:p>N/A</text:p>
          </table:table-cell>
          <table:table-cell table:formula="of:=IF([$Volumes.DC18]=0;&quot;N/A&quot;;[$Valores.DC18]/[$Volumes.DC18])" office:value-type="string" office:string-value="N/A" calcext:value-type="string">
            <text:p>N/A</text:p>
          </table:table-cell>
          <table:table-cell table:formula="of:=IF([$Volumes.DD18]=0;&quot;N/A&quot;;[$Valores.DD18]/[$Volumes.DD18])" office:value-type="string" office:string-value="N/A" calcext:value-type="string">
            <text:p>N/A</text:p>
          </table:table-cell>
          <table:table-cell table:formula="of:=IF([$Volumes.DE18]=0;&quot;N/A&quot;;[$Valores.DE18]/[$Volumes.DE18])" office:value-type="string" office:string-value="N/A" calcext:value-type="string">
            <text:p>N/A</text:p>
          </table:table-cell>
          <table:table-cell table:formula="of:=IF([$Volumes.DF18]=0;&quot;N/A&quot;;[$Valores.DF18]/[$Volumes.DF18])" office:value-type="string" office:string-value="N/A" calcext:value-type="string">
            <text:p>N/A</text:p>
          </table:table-cell>
          <table:table-cell table:formula="of:=IF([$Volumes.DG18]=0;&quot;N/A&quot;;[$Valores.DG18]/[$Volumes.DG18])" office:value-type="string" office:string-value="N/A" calcext:value-type="string">
            <text:p>N/A</text:p>
          </table:table-cell>
          <table:table-cell table:formula="of:=IF([$Volumes.DH18]=0;&quot;N/A&quot;;[$Valores.DH18]/[$Volumes.DH18])" office:value-type="string" office:string-value="N/A" calcext:value-type="string">
            <text:p>N/A</text:p>
          </table:table-cell>
          <table:table-cell table:formula="of:=IF([$Volumes.DI18]=0;&quot;N/A&quot;;[$Valores.DI18]/[$Volumes.DI18])" office:value-type="string" office:string-value="N/A" calcext:value-type="string">
            <text:p>N/A</text:p>
          </table:table-cell>
          <table:table-cell table:formula="of:=IF([$Volumes.DJ18]=0;&quot;N/A&quot;;[$Valores.DJ18]/[$Volumes.DJ18])" office:value-type="string" office:string-value="N/A" calcext:value-type="string">
            <text:p>N/A</text:p>
          </table:table-cell>
          <table:table-cell table:formula="of:=IF([$Volumes.DK18]=0;&quot;N/A&quot;;[$Valores.DK18]/[$Volumes.DK18])" office:value-type="string" office:string-value="N/A" calcext:value-type="string">
            <text:p>N/A</text:p>
          </table:table-cell>
          <table:table-cell table:formula="of:=IF([$Volumes.DL18]=0;&quot;N/A&quot;;[$Valores.DL18]/[$Volumes.DL18])" office:value-type="string" office:string-value="N/A" calcext:value-type="string">
            <text:p>N/A</text:p>
          </table:table-cell>
          <table:table-cell table:formula="of:=IF([$Volumes.DM18]=0;&quot;N/A&quot;;[$Valores.DM18]/[$Volumes.DM18])" office:value-type="string" office:string-value="N/A" calcext:value-type="string">
            <text:p>N/A</text:p>
          </table:table-cell>
          <table:table-cell table:formula="of:=IF([$Volumes.DN18]=0;&quot;N/A&quot;;[$Valores.DN18]/[$Volumes.DN18])" office:value-type="string" office:string-value="N/A" calcext:value-type="string">
            <text:p>N/A</text:p>
          </table:table-cell>
          <table:table-cell table:formula="of:=IF([$Volumes.DO18]=0;&quot;N/A&quot;;[$Valores.DO18]/[$Volumes.DO18])" office:value-type="string" office:string-value="N/A" calcext:value-type="string">
            <text:p>N/A</text:p>
          </table:table-cell>
          <table:table-cell table:formula="of:=IF([$Volumes.DP18]=0;&quot;N/A&quot;;[$Valores.DP18]/[$Volumes.DP18])" office:value-type="string" office:string-value="N/A" calcext:value-type="string">
            <text:p>N/A</text:p>
          </table:table-cell>
          <table:table-cell table:formula="of:=IF([$Volumes.DQ18]=0;&quot;N/A&quot;;[$Valores.DQ18]/[$Volumes.DQ18])" office:value-type="string" office:string-value="N/A" calcext:value-type="string">
            <text:p>N/A</text:p>
          </table:table-cell>
          <table:table-cell table:formula="of:=IF([$Volumes.DR18]=0;&quot;N/A&quot;;[$Valores.DR18]/[$Volumes.DR18])" office:value-type="string" office:string-value="N/A" calcext:value-type="string">
            <text:p>N/A</text:p>
          </table:table-cell>
          <table:table-cell table:formula="of:=IF([$Volumes.DS18]=0;&quot;N/A&quot;;[$Valores.DS18]/[$Volumes.DS18])" office:value-type="string" office:string-value="N/A" calcext:value-type="string">
            <text:p>N/A</text:p>
          </table:table-cell>
          <table:table-cell table:formula="of:=IF([$Volumes.DT18]=0;&quot;N/A&quot;;[$Valores.DT18]/[$Volumes.DT18])" office:value-type="string" office:string-value="N/A" calcext:value-type="string">
            <text:p>N/A</text:p>
          </table:table-cell>
          <table:table-cell table:formula="of:=IF([$Volumes.DU18]=0;&quot;N/A&quot;;[$Valores.DU18]/[$Volumes.DU18])" office:value-type="string" office:string-value="N/A" calcext:value-type="string">
            <text:p>N/A</text:p>
          </table:table-cell>
          <table:table-cell table:formula="of:=IF([$Volumes.DV18]=0;&quot;N/A&quot;;[$Valores.DV18]/[$Volumes.DV18])" office:value-type="string" office:string-value="N/A" calcext:value-type="string">
            <text:p>N/A</text:p>
          </table:table-cell>
          <table:table-cell table:formula="of:=IF([$Volumes.DW18]=0;&quot;N/A&quot;;[$Valores.DW18]/[$Volumes.DW18])" office:value-type="string" office:string-value="N/A" calcext:value-type="string">
            <text:p>N/A</text:p>
          </table:table-cell>
        </table:table-row>
        <table:table-row table:style-name="ro1">
          <table:table-cell office:value-type="string" calcext:value-type="string">
            <text:p>T. PERDIGAO,PRONTINHO,BRF</text:p>
          </table:table-cell>
          <table:table-cell table:formula="of:=IF([$Volumes.B19]=0;&quot;N/A&quot;;[$Valores.B19]/[$Volumes.B19])" office:value-type="string" office:string-value="N/A" calcext:value-type="string">
            <text:p>N/A</text:p>
          </table:table-cell>
          <table:table-cell table:formula="of:=IF([$Volumes.C19]=0;&quot;N/A&quot;;[$Valores.C19]/[$Volumes.C19])" office:value-type="string" office:string-value="N/A" calcext:value-type="string">
            <text:p>N/A</text:p>
          </table:table-cell>
          <table:table-cell table:formula="of:=IF([$Volumes.D19]=0;&quot;N/A&quot;;[$Valores.D19]/[$Volumes.D19])" office:value-type="string" office:string-value="N/A" calcext:value-type="string">
            <text:p>N/A</text:p>
          </table:table-cell>
          <table:table-cell table:formula="of:=IF([$Volumes.E19]=0;&quot;N/A&quot;;[$Valores.E19]/[$Volumes.E19])" office:value-type="string" office:string-value="N/A" calcext:value-type="string">
            <text:p>N/A</text:p>
          </table:table-cell>
          <table:table-cell table:formula="of:=IF([$Volumes.F19]=0;&quot;N/A&quot;;[$Valores.F19]/[$Volumes.F19])" office:value-type="string" office:string-value="N/A" calcext:value-type="string">
            <text:p>N/A</text:p>
          </table:table-cell>
          <table:table-cell table:formula="of:=IF([$Volumes.G19]=0;&quot;N/A&quot;;[$Valores.G19]/[$Volumes.G19])" office:value-type="string" office:string-value="N/A" calcext:value-type="string">
            <text:p>N/A</text:p>
          </table:table-cell>
          <table:table-cell table:formula="of:=IF([$Volumes.H19]=0;&quot;N/A&quot;;[$Valores.H19]/[$Volumes.H19])" office:value-type="string" office:string-value="N/A" calcext:value-type="string">
            <text:p>N/A</text:p>
          </table:table-cell>
          <table:table-cell table:formula="of:=IF([$Volumes.I19]=0;&quot;N/A&quot;;[$Valores.I19]/[$Volumes.I19])" office:value-type="string" office:string-value="N/A" calcext:value-type="string">
            <text:p>N/A</text:p>
          </table:table-cell>
          <table:table-cell table:formula="of:=IF([$Volumes.J19]=0;&quot;N/A&quot;;[$Valores.J19]/[$Volumes.J19])" office:value-type="string" office:string-value="N/A" calcext:value-type="string">
            <text:p>N/A</text:p>
          </table:table-cell>
          <table:table-cell table:formula="of:=IF([$Volumes.K19]=0;&quot;N/A&quot;;[$Valores.K19]/[$Volumes.K19])" office:value-type="string" office:string-value="N/A" calcext:value-type="string">
            <text:p>N/A</text:p>
          </table:table-cell>
          <table:table-cell table:formula="of:=IF([$Volumes.L19]=0;&quot;N/A&quot;;[$Valores.L19]/[$Volumes.L19])" office:value-type="string" office:string-value="N/A" calcext:value-type="string">
            <text:p>N/A</text:p>
          </table:table-cell>
          <table:table-cell table:formula="of:=IF([$Volumes.M19]=0;&quot;N/A&quot;;[$Valores.M19]/[$Volumes.M19])" office:value-type="string" office:string-value="N/A" calcext:value-type="string">
            <text:p>N/A</text:p>
          </table:table-cell>
          <table:table-cell table:formula="of:=IF([$Volumes.N19]=0;&quot;N/A&quot;;[$Valores.N19]/[$Volumes.N19])" office:value-type="string" office:string-value="N/A" calcext:value-type="string">
            <text:p>N/A</text:p>
          </table:table-cell>
          <table:table-cell table:formula="of:=IF([$Volumes.O19]=0;&quot;N/A&quot;;[$Valores.O19]/[$Volumes.O19])" office:value-type="string" office:string-value="N/A" calcext:value-type="string">
            <text:p>N/A</text:p>
          </table:table-cell>
          <table:table-cell table:formula="of:=IF([$Volumes.P19]=0;&quot;N/A&quot;;[$Valores.P19]/[$Volumes.P19])" office:value-type="string" office:string-value="N/A" calcext:value-type="string">
            <text:p>N/A</text:p>
          </table:table-cell>
          <table:table-cell table:formula="of:=IF([$Volumes.Q19]=0;&quot;N/A&quot;;[$Valores.Q19]/[$Volumes.Q19])" office:value-type="string" office:string-value="N/A" calcext:value-type="string">
            <text:p>N/A</text:p>
          </table:table-cell>
          <table:table-cell table:formula="of:=IF([$Volumes.R19]=0;&quot;N/A&quot;;[$Valores.R19]/[$Volumes.R19])" office:value-type="string" office:string-value="N/A" calcext:value-type="string">
            <text:p>N/A</text:p>
          </table:table-cell>
          <table:table-cell table:formula="of:=IF([$Volumes.S19]=0;&quot;N/A&quot;;[$Valores.S19]/[$Volumes.S19])" office:value-type="string" office:string-value="N/A" calcext:value-type="string">
            <text:p>N/A</text:p>
          </table:table-cell>
          <table:table-cell table:formula="of:=IF([$Volumes.T19]=0;&quot;N/A&quot;;[$Valores.T19]/[$Volumes.T19])" office:value-type="string" office:string-value="N/A" calcext:value-type="string">
            <text:p>N/A</text:p>
          </table:table-cell>
          <table:table-cell table:formula="of:=IF([$Volumes.U19]=0;&quot;N/A&quot;;[$Valores.U19]/[$Volumes.U19])" office:value-type="string" office:string-value="N/A" calcext:value-type="string">
            <text:p>N/A</text:p>
          </table:table-cell>
          <table:table-cell table:formula="of:=IF([$Volumes.V19]=0;&quot;N/A&quot;;[$Valores.V19]/[$Volumes.V19])" office:value-type="string" office:string-value="N/A" calcext:value-type="string">
            <text:p>N/A</text:p>
          </table:table-cell>
          <table:table-cell table:formula="of:=IF([$Volumes.W19]=0;&quot;N/A&quot;;[$Valores.W19]/[$Volumes.W19])" office:value-type="string" office:string-value="N/A" calcext:value-type="string">
            <text:p>N/A</text:p>
          </table:table-cell>
          <table:table-cell table:formula="of:=IF([$Volumes.X19]=0;&quot;N/A&quot;;[$Valores.X19]/[$Volumes.X19])" office:value-type="string" office:string-value="N/A" calcext:value-type="string">
            <text:p>N/A</text:p>
          </table:table-cell>
          <table:table-cell table:formula="of:=IF([$Volumes.Y19]=0;&quot;N/A&quot;;[$Valores.Y19]/[$Volumes.Y19])" office:value-type="string" office:string-value="N/A" calcext:value-type="string">
            <text:p>N/A</text:p>
          </table:table-cell>
          <table:table-cell table:formula="of:=IF([$Volumes.Z19]=0;&quot;N/A&quot;;[$Valores.Z19]/[$Volumes.Z19])" office:value-type="string" office:string-value="N/A" calcext:value-type="string">
            <text:p>N/A</text:p>
          </table:table-cell>
          <table:table-cell table:formula="of:=IF([$Volumes.AA19]=0;&quot;N/A&quot;;[$Valores.AA19]/[$Volumes.AA19])" office:value-type="string" office:string-value="N/A" calcext:value-type="string">
            <text:p>N/A</text:p>
          </table:table-cell>
          <table:table-cell table:formula="of:=IF([$Volumes.AB19]=0;&quot;N/A&quot;;[$Valores.AB19]/[$Volumes.AB19])" office:value-type="string" office:string-value="N/A" calcext:value-type="string">
            <text:p>N/A</text:p>
          </table:table-cell>
          <table:table-cell table:formula="of:=IF([$Volumes.AC19]=0;&quot;N/A&quot;;[$Valores.AC19]/[$Volumes.AC19])" office:value-type="string" office:string-value="N/A" calcext:value-type="string">
            <text:p>N/A</text:p>
          </table:table-cell>
          <table:table-cell table:formula="of:=IF([$Volumes.AD19]=0;&quot;N/A&quot;;[$Valores.AD19]/[$Volumes.AD19])" office:value-type="string" office:string-value="N/A" calcext:value-type="string">
            <text:p>N/A</text:p>
          </table:table-cell>
          <table:table-cell table:formula="of:=IF([$Volumes.AE19]=0;&quot;N/A&quot;;[$Valores.AE19]/[$Volumes.AE19])" office:value-type="string" office:string-value="N/A" calcext:value-type="string">
            <text:p>N/A</text:p>
          </table:table-cell>
          <table:table-cell table:formula="of:=IF([$Volumes.AF19]=0;&quot;N/A&quot;;[$Valores.AF19]/[$Volumes.AF19])" office:value-type="string" office:string-value="N/A" calcext:value-type="string">
            <text:p>N/A</text:p>
          </table:table-cell>
          <table:table-cell table:formula="of:=IF([$Volumes.AG19]=0;&quot;N/A&quot;;[$Valores.AG19]/[$Volumes.AG19])" office:value-type="string" office:string-value="N/A" calcext:value-type="string">
            <text:p>N/A</text:p>
          </table:table-cell>
          <table:table-cell table:formula="of:=IF([$Volumes.AH19]=0;&quot;N/A&quot;;[$Valores.AH19]/[$Volumes.AH19])" office:value-type="string" office:string-value="N/A" calcext:value-type="string">
            <text:p>N/A</text:p>
          </table:table-cell>
          <table:table-cell table:formula="of:=IF([$Volumes.AI19]=0;&quot;N/A&quot;;[$Valores.AI19]/[$Volumes.AI19])" office:value-type="string" office:string-value="N/A" calcext:value-type="string">
            <text:p>N/A</text:p>
          </table:table-cell>
          <table:table-cell table:formula="of:=IF([$Volumes.AJ19]=0;&quot;N/A&quot;;[$Valores.AJ19]/[$Volumes.AJ19])" office:value-type="string" office:string-value="N/A" calcext:value-type="string">
            <text:p>N/A</text:p>
          </table:table-cell>
          <table:table-cell table:formula="of:=IF([$Volumes.AK19]=0;&quot;N/A&quot;;[$Valores.AK19]/[$Volumes.AK19])" office:value-type="string" office:string-value="N/A" calcext:value-type="string">
            <text:p>N/A</text:p>
          </table:table-cell>
          <table:table-cell table:formula="of:=IF([$Volumes.AL19]=0;&quot;N/A&quot;;[$Valores.AL19]/[$Volumes.AL19])" office:value-type="string" office:string-value="N/A" calcext:value-type="string">
            <text:p>N/A</text:p>
          </table:table-cell>
          <table:table-cell table:formula="of:=IF([$Volumes.AM19]=0;&quot;N/A&quot;;[$Valores.AM19]/[$Volumes.AM19])" office:value-type="string" office:string-value="N/A" calcext:value-type="string">
            <text:p>N/A</text:p>
          </table:table-cell>
          <table:table-cell table:formula="of:=IF([$Volumes.AN19]=0;&quot;N/A&quot;;[$Valores.AN19]/[$Volumes.AN19])" office:value-type="string" office:string-value="N/A" calcext:value-type="string">
            <text:p>N/A</text:p>
          </table:table-cell>
          <table:table-cell table:formula="of:=IF([$Volumes.AO19]=0;&quot;N/A&quot;;[$Valores.AO19]/[$Volumes.AO19])" office:value-type="string" office:string-value="N/A" calcext:value-type="string">
            <text:p>N/A</text:p>
          </table:table-cell>
          <table:table-cell table:formula="of:=IF([$Volumes.AP19]=0;&quot;N/A&quot;;[$Valores.AP19]/[$Volumes.AP19])" office:value-type="string" office:string-value="N/A" calcext:value-type="string">
            <text:p>N/A</text:p>
          </table:table-cell>
          <table:table-cell table:formula="of:=IF([$Volumes.AQ19]=0;&quot;N/A&quot;;[$Valores.AQ19]/[$Volumes.AQ19])" office:value-type="string" office:string-value="N/A" calcext:value-type="string">
            <text:p>N/A</text:p>
          </table:table-cell>
          <table:table-cell table:formula="of:=IF([$Volumes.AR19]=0;&quot;N/A&quot;;[$Valores.AR19]/[$Volumes.AR19])" office:value-type="string" office:string-value="N/A" calcext:value-type="string">
            <text:p>N/A</text:p>
          </table:table-cell>
          <table:table-cell table:formula="of:=IF([$Volumes.AS19]=0;&quot;N/A&quot;;[$Valores.AS19]/[$Volumes.AS19])" office:value-type="string" office:string-value="N/A" calcext:value-type="string">
            <text:p>N/A</text:p>
          </table:table-cell>
          <table:table-cell table:formula="of:=IF([$Volumes.AT19]=0;&quot;N/A&quot;;[$Valores.AT19]/[$Volumes.AT19])" office:value-type="string" office:string-value="N/A" calcext:value-type="string">
            <text:p>N/A</text:p>
          </table:table-cell>
          <table:table-cell table:formula="of:=IF([$Volumes.AU19]=0;&quot;N/A&quot;;[$Valores.AU19]/[$Volumes.AU19])" office:value-type="string" office:string-value="N/A" calcext:value-type="string">
            <text:p>N/A</text:p>
          </table:table-cell>
          <table:table-cell table:formula="of:=IF([$Volumes.AV19]=0;&quot;N/A&quot;;[$Valores.AV19]/[$Volumes.AV19])" office:value-type="string" office:string-value="N/A" calcext:value-type="string">
            <text:p>N/A</text:p>
          </table:table-cell>
          <table:table-cell table:formula="of:=IF([$Volumes.AW19]=0;&quot;N/A&quot;;[$Valores.AW19]/[$Volumes.AW19])" office:value-type="string" office:string-value="N/A" calcext:value-type="string">
            <text:p>N/A</text:p>
          </table:table-cell>
          <table:table-cell table:formula="of:=IF([$Volumes.AX19]=0;&quot;N/A&quot;;[$Valores.AX19]/[$Volumes.AX19])" office:value-type="string" office:string-value="N/A" calcext:value-type="string">
            <text:p>N/A</text:p>
          </table:table-cell>
          <table:table-cell table:formula="of:=IF([$Volumes.AY19]=0;&quot;N/A&quot;;[$Valores.AY19]/[$Volumes.AY19])" office:value-type="string" office:string-value="N/A" calcext:value-type="string">
            <text:p>N/A</text:p>
          </table:table-cell>
          <table:table-cell table:formula="of:=IF([$Volumes.AZ19]=0;&quot;N/A&quot;;[$Valores.AZ19]/[$Volumes.AZ19])" office:value-type="string" office:string-value="N/A" calcext:value-type="string">
            <text:p>N/A</text:p>
          </table:table-cell>
          <table:table-cell table:formula="of:=IF([$Volumes.BA19]=0;&quot;N/A&quot;;[$Valores.BA19]/[$Volumes.BA19])" office:value-type="string" office:string-value="N/A" calcext:value-type="string">
            <text:p>N/A</text:p>
          </table:table-cell>
          <table:table-cell table:formula="of:=IF([$Volumes.BB19]=0;&quot;N/A&quot;;[$Valores.BB19]/[$Volumes.BB19])" office:value-type="string" office:string-value="N/A" calcext:value-type="string">
            <text:p>N/A</text:p>
          </table:table-cell>
          <table:table-cell table:formula="of:=IF([$Volumes.BC19]=0;&quot;N/A&quot;;[$Valores.BC19]/[$Volumes.BC19])" office:value-type="string" office:string-value="N/A" calcext:value-type="string">
            <text:p>N/A</text:p>
          </table:table-cell>
          <table:table-cell table:formula="of:=IF([$Volumes.BD19]=0;&quot;N/A&quot;;[$Valores.BD19]/[$Volumes.BD19])" office:value-type="string" office:string-value="N/A" calcext:value-type="string">
            <text:p>N/A</text:p>
          </table:table-cell>
          <table:table-cell table:formula="of:=IF([$Volumes.BE19]=0;&quot;N/A&quot;;[$Valores.BE19]/[$Volumes.BE19])" office:value-type="string" office:string-value="N/A" calcext:value-type="string">
            <text:p>N/A</text:p>
          </table:table-cell>
          <table:table-cell table:formula="of:=IF([$Volumes.BF19]=0;&quot;N/A&quot;;[$Valores.BF19]/[$Volumes.BF19])" office:value-type="string" office:string-value="N/A" calcext:value-type="string">
            <text:p>N/A</text:p>
          </table:table-cell>
          <table:table-cell table:formula="of:=IF([$Volumes.BG19]=0;&quot;N/A&quot;;[$Valores.BG19]/[$Volumes.BG19])" office:value-type="string" office:string-value="N/A" calcext:value-type="string">
            <text:p>N/A</text:p>
          </table:table-cell>
          <table:table-cell table:formula="of:=IF([$Volumes.BH19]=0;&quot;N/A&quot;;[$Valores.BH19]/[$Volumes.BH19])" office:value-type="string" office:string-value="N/A" calcext:value-type="string">
            <text:p>N/A</text:p>
          </table:table-cell>
          <table:table-cell table:formula="of:=IF([$Volumes.BI19]=0;&quot;N/A&quot;;[$Valores.BI19]/[$Volumes.BI19])" office:value-type="string" office:string-value="N/A" calcext:value-type="string">
            <text:p>N/A</text:p>
          </table:table-cell>
          <table:table-cell table:formula="of:=IF([$Volumes.BJ19]=0;&quot;N/A&quot;;[$Valores.BJ19]/[$Volumes.BJ19])" office:value-type="string" office:string-value="N/A" calcext:value-type="string">
            <text:p>N/A</text:p>
          </table:table-cell>
          <table:table-cell table:formula="of:=IF([$Volumes.BK19]=0;&quot;N/A&quot;;[$Valores.BK19]/[$Volumes.BK19])" office:value-type="string" office:string-value="N/A" calcext:value-type="string">
            <text:p>N/A</text:p>
          </table:table-cell>
          <table:table-cell table:formula="of:=IF([$Volumes.BL19]=0;&quot;N/A&quot;;[$Valores.BL19]/[$Volumes.BL19])" office:value-type="string" office:string-value="N/A" calcext:value-type="string">
            <text:p>N/A</text:p>
          </table:table-cell>
          <table:table-cell table:formula="of:=IF([$Volumes.BM19]=0;&quot;N/A&quot;;[$Valores.BM19]/[$Volumes.BM19])" office:value-type="string" office:string-value="N/A" calcext:value-type="string">
            <text:p>N/A</text:p>
          </table:table-cell>
          <table:table-cell table:formula="of:=IF([$Volumes.BN19]=0;&quot;N/A&quot;;[$Valores.BN19]/[$Volumes.BN19])" office:value-type="string" office:string-value="N/A" calcext:value-type="string">
            <text:p>N/A</text:p>
          </table:table-cell>
          <table:table-cell table:formula="of:=IF([$Volumes.BO19]=0;&quot;N/A&quot;;[$Valores.BO19]/[$Volumes.BO19])" office:value-type="string" office:string-value="N/A" calcext:value-type="string">
            <text:p>N/A</text:p>
          </table:table-cell>
          <table:table-cell table:formula="of:=IF([$Volumes.BP19]=0;&quot;N/A&quot;;[$Valores.BP19]/[$Volumes.BP19])" office:value-type="string" office:string-value="N/A" calcext:value-type="string">
            <text:p>N/A</text:p>
          </table:table-cell>
          <table:table-cell table:formula="of:=IF([$Volumes.BQ19]=0;&quot;N/A&quot;;[$Valores.BQ19]/[$Volumes.BQ19])" office:value-type="string" office:string-value="N/A" calcext:value-type="string">
            <text:p>N/A</text:p>
          </table:table-cell>
          <table:table-cell table:formula="of:=IF([$Volumes.BR19]=0;&quot;N/A&quot;;[$Valores.BR19]/[$Volumes.BR19])" office:value-type="string" office:string-value="N/A" calcext:value-type="string">
            <text:p>N/A</text:p>
          </table:table-cell>
          <table:table-cell table:formula="of:=IF([$Volumes.BS19]=0;&quot;N/A&quot;;[$Valores.BS19]/[$Volumes.BS19])" office:value-type="string" office:string-value="N/A" calcext:value-type="string">
            <text:p>N/A</text:p>
          </table:table-cell>
          <table:table-cell table:formula="of:=IF([$Volumes.BT19]=0;&quot;N/A&quot;;[$Valores.BT19]/[$Volumes.BT19])" office:value-type="string" office:string-value="N/A" calcext:value-type="string">
            <text:p>N/A</text:p>
          </table:table-cell>
          <table:table-cell table:formula="of:=IF([$Volumes.BU19]=0;&quot;N/A&quot;;[$Valores.BU19]/[$Volumes.BU19])" office:value-type="string" office:string-value="N/A" calcext:value-type="string">
            <text:p>N/A</text:p>
          </table:table-cell>
          <table:table-cell table:formula="of:=IF([$Volumes.BV19]=0;&quot;N/A&quot;;[$Valores.BV19]/[$Volumes.BV19])" office:value-type="float" office:value="25" calcext:value-type="float">
            <text:p>25</text:p>
          </table:table-cell>
          <table:table-cell table:formula="of:=IF([$Volumes.BW19]=0;&quot;N/A&quot;;[$Valores.BW19]/[$Volumes.BW19])" office:value-type="float" office:value="22" calcext:value-type="float">
            <text:p>22</text:p>
          </table:table-cell>
          <table:table-cell table:formula="of:=IF([$Volumes.BX19]=0;&quot;N/A&quot;;[$Valores.BX19]/[$Volumes.BX19])" office:value-type="string" office:string-value="N/A" calcext:value-type="string">
            <text:p>N/A</text:p>
          </table:table-cell>
          <table:table-cell table:formula="of:=IF([$Volumes.BY19]=0;&quot;N/A&quot;;[$Valores.BY19]/[$Volumes.BY19])" office:value-type="string" office:string-value="N/A" calcext:value-type="string">
            <text:p>N/A</text:p>
          </table:table-cell>
          <table:table-cell table:formula="of:=IF([$Volumes.BZ19]=0;&quot;N/A&quot;;[$Valores.BZ19]/[$Volumes.BZ19])" office:value-type="string" office:string-value="N/A" calcext:value-type="string">
            <text:p>N/A</text:p>
          </table:table-cell>
          <table:table-cell table:formula="of:=IF([$Volumes.CA19]=0;&quot;N/A&quot;;[$Valores.CA19]/[$Volumes.CA19])" office:value-type="string" office:string-value="N/A" calcext:value-type="string">
            <text:p>N/A</text:p>
          </table:table-cell>
          <table:table-cell table:formula="of:=IF([$Volumes.CB19]=0;&quot;N/A&quot;;[$Valores.CB19]/[$Volumes.CB19])" office:value-type="string" office:string-value="N/A" calcext:value-type="string">
            <text:p>N/A</text:p>
          </table:table-cell>
          <table:table-cell table:formula="of:=IF([$Volumes.CC19]=0;&quot;N/A&quot;;[$Valores.CC19]/[$Volumes.CC19])" office:value-type="string" office:string-value="N/A" calcext:value-type="string">
            <text:p>N/A</text:p>
          </table:table-cell>
          <table:table-cell table:formula="of:=IF([$Volumes.CD19]=0;&quot;N/A&quot;;[$Valores.CD19]/[$Volumes.CD19])" office:value-type="string" office:string-value="N/A" calcext:value-type="string">
            <text:p>N/A</text:p>
          </table:table-cell>
          <table:table-cell table:formula="of:=IF([$Volumes.CE19]=0;&quot;N/A&quot;;[$Valores.CE19]/[$Volumes.CE19])" office:value-type="string" office:string-value="N/A" calcext:value-type="string">
            <text:p>N/A</text:p>
          </table:table-cell>
          <table:table-cell table:formula="of:=IF([$Volumes.CF19]=0;&quot;N/A&quot;;[$Valores.CF19]/[$Volumes.CF19])" office:value-type="string" office:string-value="N/A" calcext:value-type="string">
            <text:p>N/A</text:p>
          </table:table-cell>
          <table:table-cell table:formula="of:=IF([$Volumes.CG19]=0;&quot;N/A&quot;;[$Valores.CG19]/[$Volumes.CG19])" office:value-type="string" office:string-value="N/A" calcext:value-type="string">
            <text:p>N/A</text:p>
          </table:table-cell>
          <table:table-cell table:formula="of:=IF([$Volumes.CH19]=0;&quot;N/A&quot;;[$Valores.CH19]/[$Volumes.CH19])" office:value-type="string" office:string-value="N/A" calcext:value-type="string">
            <text:p>N/A</text:p>
          </table:table-cell>
          <table:table-cell table:formula="of:=IF([$Volumes.CI19]=0;&quot;N/A&quot;;[$Valores.CI19]/[$Volumes.CI19])" office:value-type="string" office:string-value="N/A" calcext:value-type="string">
            <text:p>N/A</text:p>
          </table:table-cell>
          <table:table-cell table:formula="of:=IF([$Volumes.CJ19]=0;&quot;N/A&quot;;[$Valores.CJ19]/[$Volumes.CJ19])" office:value-type="string" office:string-value="N/A" calcext:value-type="string">
            <text:p>N/A</text:p>
          </table:table-cell>
          <table:table-cell table:formula="of:=IF([$Volumes.CK19]=0;&quot;N/A&quot;;[$Valores.CK19]/[$Volumes.CK19])" office:value-type="string" office:string-value="N/A" calcext:value-type="string">
            <text:p>N/A</text:p>
          </table:table-cell>
          <table:table-cell table:formula="of:=IF([$Volumes.CL19]=0;&quot;N/A&quot;;[$Valores.CL19]/[$Volumes.CL19])" office:value-type="string" office:string-value="N/A" calcext:value-type="string">
            <text:p>N/A</text:p>
          </table:table-cell>
          <table:table-cell table:formula="of:=IF([$Volumes.CM19]=0;&quot;N/A&quot;;[$Valores.CM19]/[$Volumes.CM19])" office:value-type="string" office:string-value="N/A" calcext:value-type="string">
            <text:p>N/A</text:p>
          </table:table-cell>
          <table:table-cell table:formula="of:=IF([$Volumes.CN19]=0;&quot;N/A&quot;;[$Valores.CN19]/[$Volumes.CN19])" office:value-type="string" office:string-value="N/A" calcext:value-type="string">
            <text:p>N/A</text:p>
          </table:table-cell>
          <table:table-cell table:formula="of:=IF([$Volumes.CO19]=0;&quot;N/A&quot;;[$Valores.CO19]/[$Volumes.CO19])" office:value-type="string" office:string-value="N/A" calcext:value-type="string">
            <text:p>N/A</text:p>
          </table:table-cell>
          <table:table-cell table:formula="of:=IF([$Volumes.CP19]=0;&quot;N/A&quot;;[$Valores.CP19]/[$Volumes.CP19])" office:value-type="string" office:string-value="N/A" calcext:value-type="string">
            <text:p>N/A</text:p>
          </table:table-cell>
          <table:table-cell table:formula="of:=IF([$Volumes.CQ19]=0;&quot;N/A&quot;;[$Valores.CQ19]/[$Volumes.CQ19])" office:value-type="string" office:string-value="N/A" calcext:value-type="string">
            <text:p>N/A</text:p>
          </table:table-cell>
          <table:table-cell table:formula="of:=IF([$Volumes.CR19]=0;&quot;N/A&quot;;[$Valores.CR19]/[$Volumes.CR19])" office:value-type="string" office:string-value="N/A" calcext:value-type="string">
            <text:p>N/A</text:p>
          </table:table-cell>
          <table:table-cell table:formula="of:=IF([$Volumes.CS19]=0;&quot;N/A&quot;;[$Valores.CS19]/[$Volumes.CS19])" office:value-type="string" office:string-value="N/A" calcext:value-type="string">
            <text:p>N/A</text:p>
          </table:table-cell>
          <table:table-cell table:formula="of:=IF([$Volumes.CT19]=0;&quot;N/A&quot;;[$Valores.CT19]/[$Volumes.CT19])" office:value-type="string" office:string-value="N/A" calcext:value-type="string">
            <text:p>N/A</text:p>
          </table:table-cell>
          <table:table-cell table:formula="of:=IF([$Volumes.CU19]=0;&quot;N/A&quot;;[$Valores.CU19]/[$Volumes.CU19])" office:value-type="string" office:string-value="N/A" calcext:value-type="string">
            <text:p>N/A</text:p>
          </table:table-cell>
          <table:table-cell table:formula="of:=IF([$Volumes.CV19]=0;&quot;N/A&quot;;[$Valores.CV19]/[$Volumes.CV19])" office:value-type="string" office:string-value="N/A" calcext:value-type="string">
            <text:p>N/A</text:p>
          </table:table-cell>
          <table:table-cell table:formula="of:=IF([$Volumes.CW19]=0;&quot;N/A&quot;;[$Valores.CW19]/[$Volumes.CW19])" office:value-type="string" office:string-value="N/A" calcext:value-type="string">
            <text:p>N/A</text:p>
          </table:table-cell>
          <table:table-cell table:formula="of:=IF([$Volumes.CX19]=0;&quot;N/A&quot;;[$Valores.CX19]/[$Volumes.CX19])" office:value-type="string" office:string-value="N/A" calcext:value-type="string">
            <text:p>N/A</text:p>
          </table:table-cell>
          <table:table-cell table:formula="of:=IF([$Volumes.CY19]=0;&quot;N/A&quot;;[$Valores.CY19]/[$Volumes.CY19])" office:value-type="string" office:string-value="N/A" calcext:value-type="string">
            <text:p>N/A</text:p>
          </table:table-cell>
          <table:table-cell table:formula="of:=IF([$Volumes.CZ19]=0;&quot;N/A&quot;;[$Valores.CZ19]/[$Volumes.CZ19])" office:value-type="string" office:string-value="N/A" calcext:value-type="string">
            <text:p>N/A</text:p>
          </table:table-cell>
          <table:table-cell table:formula="of:=IF([$Volumes.DA19]=0;&quot;N/A&quot;;[$Valores.DA19]/[$Volumes.DA19])" office:value-type="string" office:string-value="N/A" calcext:value-type="string">
            <text:p>N/A</text:p>
          </table:table-cell>
          <table:table-cell table:formula="of:=IF([$Volumes.DB19]=0;&quot;N/A&quot;;[$Valores.DB19]/[$Volumes.DB19])" office:value-type="string" office:string-value="N/A" calcext:value-type="string">
            <text:p>N/A</text:p>
          </table:table-cell>
          <table:table-cell table:formula="of:=IF([$Volumes.DC19]=0;&quot;N/A&quot;;[$Valores.DC19]/[$Volumes.DC19])" office:value-type="string" office:string-value="N/A" calcext:value-type="string">
            <text:p>N/A</text:p>
          </table:table-cell>
          <table:table-cell table:formula="of:=IF([$Volumes.DD19]=0;&quot;N/A&quot;;[$Valores.DD19]/[$Volumes.DD19])" office:value-type="string" office:string-value="N/A" calcext:value-type="string">
            <text:p>N/A</text:p>
          </table:table-cell>
          <table:table-cell table:formula="of:=IF([$Volumes.DE19]=0;&quot;N/A&quot;;[$Valores.DE19]/[$Volumes.DE19])" office:value-type="string" office:string-value="N/A" calcext:value-type="string">
            <text:p>N/A</text:p>
          </table:table-cell>
          <table:table-cell table:formula="of:=IF([$Volumes.DF19]=0;&quot;N/A&quot;;[$Valores.DF19]/[$Volumes.DF19])" office:value-type="string" office:string-value="N/A" calcext:value-type="string">
            <text:p>N/A</text:p>
          </table:table-cell>
          <table:table-cell table:formula="of:=IF([$Volumes.DG19]=0;&quot;N/A&quot;;[$Valores.DG19]/[$Volumes.DG19])" office:value-type="string" office:string-value="N/A" calcext:value-type="string">
            <text:p>N/A</text:p>
          </table:table-cell>
          <table:table-cell table:formula="of:=IF([$Volumes.DH19]=0;&quot;N/A&quot;;[$Valores.DH19]/[$Volumes.DH19])" office:value-type="string" office:string-value="N/A" calcext:value-type="string">
            <text:p>N/A</text:p>
          </table:table-cell>
          <table:table-cell table:formula="of:=IF([$Volumes.DI19]=0;&quot;N/A&quot;;[$Valores.DI19]/[$Volumes.DI19])" office:value-type="string" office:string-value="N/A" calcext:value-type="string">
            <text:p>N/A</text:p>
          </table:table-cell>
          <table:table-cell table:formula="of:=IF([$Volumes.DJ19]=0;&quot;N/A&quot;;[$Valores.DJ19]/[$Volumes.DJ19])" office:value-type="string" office:string-value="N/A" calcext:value-type="string">
            <text:p>N/A</text:p>
          </table:table-cell>
          <table:table-cell table:formula="of:=IF([$Volumes.DK19]=0;&quot;N/A&quot;;[$Valores.DK19]/[$Volumes.DK19])" office:value-type="string" office:string-value="N/A" calcext:value-type="string">
            <text:p>N/A</text:p>
          </table:table-cell>
          <table:table-cell table:formula="of:=IF([$Volumes.DL19]=0;&quot;N/A&quot;;[$Valores.DL19]/[$Volumes.DL19])" office:value-type="string" office:string-value="N/A" calcext:value-type="string">
            <text:p>N/A</text:p>
          </table:table-cell>
          <table:table-cell table:formula="of:=IF([$Volumes.DM19]=0;&quot;N/A&quot;;[$Valores.DM19]/[$Volumes.DM19])" office:value-type="string" office:string-value="N/A" calcext:value-type="string">
            <text:p>N/A</text:p>
          </table:table-cell>
          <table:table-cell table:formula="of:=IF([$Volumes.DN19]=0;&quot;N/A&quot;;[$Valores.DN19]/[$Volumes.DN19])" office:value-type="string" office:string-value="N/A" calcext:value-type="string">
            <text:p>N/A</text:p>
          </table:table-cell>
          <table:table-cell table:formula="of:=IF([$Volumes.DO19]=0;&quot;N/A&quot;;[$Valores.DO19]/[$Volumes.DO19])" office:value-type="string" office:string-value="N/A" calcext:value-type="string">
            <text:p>N/A</text:p>
          </table:table-cell>
          <table:table-cell table:formula="of:=IF([$Volumes.DP19]=0;&quot;N/A&quot;;[$Valores.DP19]/[$Volumes.DP19])" office:value-type="string" office:string-value="N/A" calcext:value-type="string">
            <text:p>N/A</text:p>
          </table:table-cell>
          <table:table-cell table:formula="of:=IF([$Volumes.DQ19]=0;&quot;N/A&quot;;[$Valores.DQ19]/[$Volumes.DQ19])" office:value-type="string" office:string-value="N/A" calcext:value-type="string">
            <text:p>N/A</text:p>
          </table:table-cell>
          <table:table-cell table:formula="of:=IF([$Volumes.DR19]=0;&quot;N/A&quot;;[$Valores.DR19]/[$Volumes.DR19])" office:value-type="string" office:string-value="N/A" calcext:value-type="string">
            <text:p>N/A</text:p>
          </table:table-cell>
          <table:table-cell table:formula="of:=IF([$Volumes.DS19]=0;&quot;N/A&quot;;[$Valores.DS19]/[$Volumes.DS19])" office:value-type="string" office:string-value="N/A" calcext:value-type="string">
            <text:p>N/A</text:p>
          </table:table-cell>
          <table:table-cell table:formula="of:=IF([$Volumes.DT19]=0;&quot;N/A&quot;;[$Valores.DT19]/[$Volumes.DT19])" office:value-type="string" office:string-value="N/A" calcext:value-type="string">
            <text:p>N/A</text:p>
          </table:table-cell>
          <table:table-cell table:formula="of:=IF([$Volumes.DU19]=0;&quot;N/A&quot;;[$Valores.DU19]/[$Volumes.DU19])" office:value-type="string" office:string-value="N/A" calcext:value-type="string">
            <text:p>N/A</text:p>
          </table:table-cell>
          <table:table-cell table:formula="of:=IF([$Volumes.DV19]=0;&quot;N/A&quot;;[$Valores.DV19]/[$Volumes.DV19])" office:value-type="string" office:string-value="N/A" calcext:value-type="string">
            <text:p>N/A</text:p>
          </table:table-cell>
          <table:table-cell table:formula="of:=IF([$Volumes.DW19]=0;&quot;N/A&quot;;[$Valores.DW19]/[$Volumes.DW19])" office:value-type="string" office:string-value="N/A" calcext:value-type="string">
            <text:p>N/A</text:p>
          </table:table-cell>
        </table:table-row>
        <table:table-row table:style-name="ro1">
          <table:table-cell office:value-type="string" calcext:value-type="string">
            <text:p>T. PERDIGAO,TOQUE DE SABOR,BRF</text:p>
          </table:table-cell>
          <table:table-cell table:formula="of:=IF([$Volumes.B20]=0;&quot;N/A&quot;;[$Valores.B20]/[$Volumes.B20])" office:value-type="float" office:value="12.2235890014472" calcext:value-type="float">
            <text:p>12.2235890014472</text:p>
          </table:table-cell>
          <table:table-cell table:formula="of:=IF([$Volumes.C20]=0;&quot;N/A&quot;;[$Valores.C20]/[$Volumes.C20])" office:value-type="float" office:value="13.0748792270531" calcext:value-type="float">
            <text:p>13.0748792270531</text:p>
          </table:table-cell>
          <table:table-cell table:formula="of:=IF([$Volumes.D20]=0;&quot;N/A&quot;;[$Valores.D20]/[$Volumes.D20])" office:value-type="float" office:value="12.5114155251142" calcext:value-type="float">
            <text:p>12.5114155251142</text:p>
          </table:table-cell>
          <table:table-cell table:formula="of:=IF([$Volumes.E20]=0;&quot;N/A&quot;;[$Valores.E20]/[$Volumes.E20])" office:value-type="float" office:value="12.3818525519849" calcext:value-type="float">
            <text:p>12.3818525519849</text:p>
          </table:table-cell>
          <table:table-cell table:formula="of:=IF([$Volumes.F20]=0;&quot;N/A&quot;;[$Valores.F20]/[$Volumes.F20])" office:value-type="float" office:value="13.1928143712575" calcext:value-type="float">
            <text:p>13.1928143712575</text:p>
          </table:table-cell>
          <table:table-cell table:formula="of:=IF([$Volumes.G20]=0;&quot;N/A&quot;;[$Valores.G20]/[$Volumes.G20])" office:value-type="float" office:value="13.0375865479723" calcext:value-type="float">
            <text:p>13.0375865479723</text:p>
          </table:table-cell>
          <table:table-cell table:formula="of:=IF([$Volumes.H20]=0;&quot;N/A&quot;;[$Valores.H20]/[$Volumes.H20])" office:value-type="float" office:value="12.3408805031447" calcext:value-type="float">
            <text:p>12.3408805031447</text:p>
          </table:table-cell>
          <table:table-cell table:formula="of:=IF([$Volumes.I20]=0;&quot;N/A&quot;;[$Valores.I20]/[$Volumes.I20])" office:value-type="float" office:value="12.8368368368368" calcext:value-type="float">
            <text:p>12.8368368368368</text:p>
          </table:table-cell>
          <table:table-cell table:formula="of:=IF([$Volumes.J20]=0;&quot;N/A&quot;;[$Valores.J20]/[$Volumes.J20])" office:value-type="float" office:value="12.5091277890467" calcext:value-type="float">
            <text:p>12.5091277890467</text:p>
          </table:table-cell>
          <table:table-cell table:formula="of:=IF([$Volumes.K20]=0;&quot;N/A&quot;;[$Valores.K20]/[$Volumes.K20])" office:value-type="float" office:value="12.3655256723716" calcext:value-type="float">
            <text:p>12.3655256723716</text:p>
          </table:table-cell>
          <table:table-cell table:formula="of:=IF([$Volumes.L20]=0;&quot;N/A&quot;;[$Valores.L20]/[$Volumes.L20])" office:value-type="float" office:value="12.607476635514" calcext:value-type="float">
            <text:p>12.607476635514</text:p>
          </table:table-cell>
          <table:table-cell table:formula="of:=IF([$Volumes.M20]=0;&quot;N/A&quot;;[$Valores.M20]/[$Volumes.M20])" office:value-type="float" office:value="12.8589743589744" calcext:value-type="float">
            <text:p>12.8589743589744</text:p>
          </table:table-cell>
          <table:table-cell table:formula="of:=IF([$Volumes.N20]=0;&quot;N/A&quot;;[$Valores.N20]/[$Volumes.N20])" office:value-type="float" office:value="15.8" calcext:value-type="float">
            <text:p>15.8</text:p>
          </table:table-cell>
          <table:table-cell table:formula="of:=IF([$Volumes.O20]=0;&quot;N/A&quot;;[$Valores.O20]/[$Volumes.O20])" office:value-type="float" office:value="12.543956043956" calcext:value-type="float">
            <text:p>12.543956043956</text:p>
          </table:table-cell>
          <table:table-cell table:formula="of:=IF([$Volumes.P20]=0;&quot;N/A&quot;;[$Valores.P20]/[$Volumes.P20])" office:value-type="string" office:string-value="N/A" calcext:value-type="string">
            <text:p>N/A</text:p>
          </table:table-cell>
          <table:table-cell table:formula="of:=IF([$Volumes.Q20]=0;&quot;N/A&quot;;[$Valores.Q20]/[$Volumes.Q20])" office:value-type="string" office:string-value="N/A" calcext:value-type="string">
            <text:p>N/A</text:p>
          </table:table-cell>
          <table:table-cell table:formula="of:=IF([$Volumes.R20]=0;&quot;N/A&quot;;[$Valores.R20]/[$Volumes.R20])" office:value-type="string" office:string-value="N/A" calcext:value-type="string">
            <text:p>N/A</text:p>
          </table:table-cell>
          <table:table-cell table:formula="of:=IF([$Volumes.S20]=0;&quot;N/A&quot;;[$Valores.S20]/[$Volumes.S20])" office:value-type="string" office:string-value="N/A" calcext:value-type="string">
            <text:p>N/A</text:p>
          </table:table-cell>
          <table:table-cell table:formula="of:=IF([$Volumes.T20]=0;&quot;N/A&quot;;[$Valores.T20]/[$Volumes.T20])" office:value-type="float" office:value="9.65" calcext:value-type="float">
            <text:p>9.65</text:p>
          </table:table-cell>
          <table:table-cell table:formula="of:=IF([$Volumes.U20]=0;&quot;N/A&quot;;[$Valores.U20]/[$Volumes.U20])" office:value-type="float" office:value="13.0492610837438" calcext:value-type="float">
            <text:p>13.0492610837438</text:p>
          </table:table-cell>
          <table:table-cell table:formula="of:=IF([$Volumes.V20]=0;&quot;N/A&quot;;[$Valores.V20]/[$Volumes.V20])" office:value-type="float" office:value="11.5633802816901" calcext:value-type="float">
            <text:p>11.5633802816901</text:p>
          </table:table-cell>
          <table:table-cell table:formula="of:=IF([$Volumes.W20]=0;&quot;N/A&quot;;[$Valores.W20]/[$Volumes.W20])" office:value-type="float" office:value="11.5522388059701" calcext:value-type="float">
            <text:p>11.5522388059701</text:p>
          </table:table-cell>
          <table:table-cell table:formula="of:=IF([$Volumes.X20]=0;&quot;N/A&quot;;[$Valores.X20]/[$Volumes.X20])" office:value-type="float" office:value="13.7432432432432" calcext:value-type="float">
            <text:p>13.7432432432432</text:p>
          </table:table-cell>
          <table:table-cell table:formula="of:=IF([$Volumes.Y20]=0;&quot;N/A&quot;;[$Valores.Y20]/[$Volumes.Y20])" office:value-type="float" office:value="11.6" calcext:value-type="float">
            <text:p>11.6</text:p>
          </table:table-cell>
          <table:table-cell table:formula="of:=IF([$Volumes.Z20]=0;&quot;N/A&quot;;[$Valores.Z20]/[$Volumes.Z20])" office:value-type="float" office:value="11.6078431372549" calcext:value-type="float">
            <text:p>11.6078431372549</text:p>
          </table:table-cell>
          <table:table-cell table:formula="of:=IF([$Volumes.AA20]=0;&quot;N/A&quot;;[$Valores.AA20]/[$Volumes.AA20])" office:value-type="float" office:value="11.5740740740741" calcext:value-type="float">
            <text:p>11.5740740740741</text:p>
          </table:table-cell>
          <table:table-cell table:formula="of:=IF([$Volumes.AB20]=0;&quot;N/A&quot;;[$Valores.AB20]/[$Volumes.AB20])" office:value-type="float" office:value="11.56" calcext:value-type="float">
            <text:p>11.56</text:p>
          </table:table-cell>
          <table:table-cell table:formula="of:=IF([$Volumes.AC20]=0;&quot;N/A&quot;;[$Valores.AC20]/[$Volumes.AC20])" office:value-type="float" office:value="11.68" calcext:value-type="float">
            <text:p>11.68</text:p>
          </table:table-cell>
          <table:table-cell table:formula="of:=IF([$Volumes.AD20]=0;&quot;N/A&quot;;[$Valores.AD20]/[$Volumes.AD20])" office:value-type="float" office:value="11.6842105263158" calcext:value-type="float">
            <text:p>11.6842105263158</text:p>
          </table:table-cell>
          <table:table-cell table:formula="of:=IF([$Volumes.AE20]=0;&quot;N/A&quot;;[$Valores.AE20]/[$Volumes.AE20])" office:value-type="float" office:value="11.2857142857143" calcext:value-type="float">
            <text:p>11.2857142857143</text:p>
          </table:table-cell>
          <table:table-cell table:formula="of:=IF([$Volumes.AF20]=0;&quot;N/A&quot;;[$Valores.AF20]/[$Volumes.AF20])" office:value-type="float" office:value="10.75" calcext:value-type="float">
            <text:p>10.75</text:p>
          </table:table-cell>
          <table:table-cell table:formula="of:=IF([$Volumes.AG20]=0;&quot;N/A&quot;;[$Valores.AG20]/[$Volumes.AG20])" office:value-type="float" office:value="11.5882352941176" calcext:value-type="float">
            <text:p>11.5882352941176</text:p>
          </table:table-cell>
          <table:table-cell table:formula="of:=IF([$Volumes.AH20]=0;&quot;N/A&quot;;[$Valores.AH20]/[$Volumes.AH20])" office:value-type="string" office:string-value="N/A" calcext:value-type="string">
            <text:p>N/A</text:p>
          </table:table-cell>
          <table:table-cell table:formula="of:=IF([$Volumes.AI20]=0;&quot;N/A&quot;;[$Valores.AI20]/[$Volumes.AI20])" office:value-type="string" office:string-value="N/A" calcext:value-type="string">
            <text:p>N/A</text:p>
          </table:table-cell>
          <table:table-cell table:formula="of:=IF([$Volumes.AJ20]=0;&quot;N/A&quot;;[$Valores.AJ20]/[$Volumes.AJ20])" office:value-type="string" office:string-value="N/A" calcext:value-type="string">
            <text:p>N/A</text:p>
          </table:table-cell>
          <table:table-cell table:formula="of:=IF([$Volumes.AK20]=0;&quot;N/A&quot;;[$Valores.AK20]/[$Volumes.AK20])" office:value-type="string" office:string-value="N/A" calcext:value-type="string">
            <text:p>N/A</text:p>
          </table:table-cell>
          <table:table-cell table:formula="of:=IF([$Volumes.AL20]=0;&quot;N/A&quot;;[$Valores.AL20]/[$Volumes.AL20])" office:value-type="float" office:value="15.361216730038" calcext:value-type="float">
            <text:p>15.361216730038</text:p>
          </table:table-cell>
          <table:table-cell table:formula="of:=IF([$Volumes.AM20]=0;&quot;N/A&quot;;[$Valores.AM20]/[$Volumes.AM20])" office:value-type="float" office:value="18.1121794871795" calcext:value-type="float">
            <text:p>18.1121794871795</text:p>
          </table:table-cell>
          <table:table-cell table:formula="of:=IF([$Volumes.AN20]=0;&quot;N/A&quot;;[$Valores.AN20]/[$Volumes.AN20])" office:value-type="float" office:value="17" calcext:value-type="float">
            <text:p>17</text:p>
          </table:table-cell>
          <table:table-cell table:formula="of:=IF([$Volumes.AO20]=0;&quot;N/A&quot;;[$Valores.AO20]/[$Volumes.AO20])" office:value-type="string" office:string-value="N/A" calcext:value-type="string">
            <text:p>N/A</text:p>
          </table:table-cell>
          <table:table-cell table:formula="of:=IF([$Volumes.AP20]=0;&quot;N/A&quot;;[$Valores.AP20]/[$Volumes.AP20])" office:value-type="string" office:string-value="N/A" calcext:value-type="string">
            <text:p>N/A</text:p>
          </table:table-cell>
          <table:table-cell table:formula="of:=IF([$Volumes.AQ20]=0;&quot;N/A&quot;;[$Valores.AQ20]/[$Volumes.AQ20])" office:value-type="string" office:string-value="N/A" calcext:value-type="string">
            <text:p>N/A</text:p>
          </table:table-cell>
          <table:table-cell table:formula="of:=IF([$Volumes.AR20]=0;&quot;N/A&quot;;[$Valores.AR20]/[$Volumes.AR20])" office:value-type="string" office:string-value="N/A" calcext:value-type="string">
            <text:p>N/A</text:p>
          </table:table-cell>
          <table:table-cell table:formula="of:=IF([$Volumes.AS20]=0;&quot;N/A&quot;;[$Valores.AS20]/[$Volumes.AS20])" office:value-type="string" office:string-value="N/A" calcext:value-type="string">
            <text:p>N/A</text:p>
          </table:table-cell>
          <table:table-cell table:formula="of:=IF([$Volumes.AT20]=0;&quot;N/A&quot;;[$Valores.AT20]/[$Volumes.AT20])" office:value-type="string" office:string-value="N/A" calcext:value-type="string">
            <text:p>N/A</text:p>
          </table:table-cell>
          <table:table-cell table:formula="of:=IF([$Volumes.AU20]=0;&quot;N/A&quot;;[$Valores.AU20]/[$Volumes.AU20])" office:value-type="string" office:string-value="N/A" calcext:value-type="string">
            <text:p>N/A</text:p>
          </table:table-cell>
          <table:table-cell table:formula="of:=IF([$Volumes.AV20]=0;&quot;N/A&quot;;[$Valores.AV20]/[$Volumes.AV20])" office:value-type="string" office:string-value="N/A" calcext:value-type="string">
            <text:p>N/A</text:p>
          </table:table-cell>
          <table:table-cell table:formula="of:=IF([$Volumes.AW20]=0;&quot;N/A&quot;;[$Valores.AW20]/[$Volumes.AW20])" office:value-type="string" office:string-value="N/A" calcext:value-type="string">
            <text:p>N/A</text:p>
          </table:table-cell>
          <table:table-cell table:formula="of:=IF([$Volumes.AX20]=0;&quot;N/A&quot;;[$Valores.AX20]/[$Volumes.AX20])" office:value-type="string" office:string-value="N/A" calcext:value-type="string">
            <text:p>N/A</text:p>
          </table:table-cell>
          <table:table-cell table:formula="of:=IF([$Volumes.AY20]=0;&quot;N/A&quot;;[$Valores.AY20]/[$Volumes.AY20])" office:value-type="string" office:string-value="N/A" calcext:value-type="string">
            <text:p>N/A</text:p>
          </table:table-cell>
          <table:table-cell table:formula="of:=IF([$Volumes.AZ20]=0;&quot;N/A&quot;;[$Valores.AZ20]/[$Volumes.AZ20])" office:value-type="string" office:string-value="N/A" calcext:value-type="string">
            <text:p>N/A</text:p>
          </table:table-cell>
          <table:table-cell table:formula="of:=IF([$Volumes.BA20]=0;&quot;N/A&quot;;[$Valores.BA20]/[$Volumes.BA20])" office:value-type="string" office:string-value="N/A" calcext:value-type="string">
            <text:p>N/A</text:p>
          </table:table-cell>
          <table:table-cell table:formula="of:=IF([$Volumes.BB20]=0;&quot;N/A&quot;;[$Valores.BB20]/[$Volumes.BB20])" office:value-type="string" office:string-value="N/A" calcext:value-type="string">
            <text:p>N/A</text:p>
          </table:table-cell>
          <table:table-cell table:formula="of:=IF([$Volumes.BC20]=0;&quot;N/A&quot;;[$Valores.BC20]/[$Volumes.BC20])" office:value-type="string" office:string-value="N/A" calcext:value-type="string">
            <text:p>N/A</text:p>
          </table:table-cell>
          <table:table-cell table:formula="of:=IF([$Volumes.BD20]=0;&quot;N/A&quot;;[$Valores.BD20]/[$Volumes.BD20])" office:value-type="float" office:value="16.5312741312741" calcext:value-type="float">
            <text:p>16.5312741312741</text:p>
          </table:table-cell>
          <table:table-cell table:formula="of:=IF([$Volumes.BE20]=0;&quot;N/A&quot;;[$Valores.BE20]/[$Volumes.BE20])" office:value-type="float" office:value="16.4347158218126" calcext:value-type="float">
            <text:p>16.4347158218126</text:p>
          </table:table-cell>
          <table:table-cell table:formula="of:=IF([$Volumes.BF20]=0;&quot;N/A&quot;;[$Valores.BF20]/[$Volumes.BF20])" office:value-type="float" office:value="12.5967741935484" calcext:value-type="float">
            <text:p>12.5967741935484</text:p>
          </table:table-cell>
          <table:table-cell table:formula="of:=IF([$Volumes.BG20]=0;&quot;N/A&quot;;[$Valores.BG20]/[$Volumes.BG20])" office:value-type="float" office:value="12.741935483871" calcext:value-type="float">
            <text:p>12.741935483871</text:p>
          </table:table-cell>
          <table:table-cell table:formula="of:=IF([$Volumes.BH20]=0;&quot;N/A&quot;;[$Valores.BH20]/[$Volumes.BH20])" office:value-type="float" office:value="11" calcext:value-type="float">
            <text:p>11</text:p>
          </table:table-cell>
          <table:table-cell table:formula="of:=IF([$Volumes.BI20]=0;&quot;N/A&quot;;[$Valores.BI20]/[$Volumes.BI20])" office:value-type="float" office:value="10.5641025641026" calcext:value-type="float">
            <text:p>10.5641025641026</text:p>
          </table:table-cell>
          <table:table-cell table:formula="of:=IF([$Volumes.BJ20]=0;&quot;N/A&quot;;[$Valores.BJ20]/[$Volumes.BJ20])" office:value-type="float" office:value="10.4666666666667" calcext:value-type="float">
            <text:p>10.4666666666667</text:p>
          </table:table-cell>
          <table:table-cell table:formula="of:=IF([$Volumes.BK20]=0;&quot;N/A&quot;;[$Valores.BK20]/[$Volumes.BK20])" office:value-type="float" office:value="10.7073170731707" calcext:value-type="float">
            <text:p>10.7073170731707</text:p>
          </table:table-cell>
          <table:table-cell table:formula="of:=IF([$Volumes.BL20]=0;&quot;N/A&quot;;[$Valores.BL20]/[$Volumes.BL20])" office:value-type="float" office:value="10.4444444444444" calcext:value-type="float">
            <text:p>10.4444444444444</text:p>
          </table:table-cell>
          <table:table-cell table:formula="of:=IF([$Volumes.BM20]=0;&quot;N/A&quot;;[$Valores.BM20]/[$Volumes.BM20])" office:value-type="float" office:value="10.4444444444444" calcext:value-type="float">
            <text:p>10.4444444444444</text:p>
          </table:table-cell>
          <table:table-cell table:formula="of:=IF([$Volumes.BN20]=0;&quot;N/A&quot;;[$Valores.BN20]/[$Volumes.BN20])" office:value-type="string" office:string-value="N/A" calcext:value-type="string">
            <text:p>N/A</text:p>
          </table:table-cell>
          <table:table-cell table:formula="of:=IF([$Volumes.BO20]=0;&quot;N/A&quot;;[$Valores.BO20]/[$Volumes.BO20])" office:value-type="string" office:string-value="N/A" calcext:value-type="string">
            <text:p>N/A</text:p>
          </table:table-cell>
          <table:table-cell table:formula="of:=IF([$Volumes.BP20]=0;&quot;N/A&quot;;[$Valores.BP20]/[$Volumes.BP20])" office:value-type="string" office:string-value="N/A" calcext:value-type="string">
            <text:p>N/A</text:p>
          </table:table-cell>
          <table:table-cell table:formula="of:=IF([$Volumes.BQ20]=0;&quot;N/A&quot;;[$Valores.BQ20]/[$Volumes.BQ20])" office:value-type="string" office:string-value="N/A" calcext:value-type="string">
            <text:p>N/A</text:p>
          </table:table-cell>
          <table:table-cell table:formula="of:=IF([$Volumes.BR20]=0;&quot;N/A&quot;;[$Valores.BR20]/[$Volumes.BR20])" office:value-type="string" office:string-value="N/A" calcext:value-type="string">
            <text:p>N/A</text:p>
          </table:table-cell>
          <table:table-cell table:formula="of:=IF([$Volumes.BS20]=0;&quot;N/A&quot;;[$Valores.BS20]/[$Volumes.BS20])" office:value-type="string" office:string-value="N/A" calcext:value-type="string">
            <text:p>N/A</text:p>
          </table:table-cell>
          <table:table-cell table:formula="of:=IF([$Volumes.BT20]=0;&quot;N/A&quot;;[$Valores.BT20]/[$Volumes.BT20])" office:value-type="string" office:string-value="N/A" calcext:value-type="string">
            <text:p>N/A</text:p>
          </table:table-cell>
          <table:table-cell table:formula="of:=IF([$Volumes.BU20]=0;&quot;N/A&quot;;[$Valores.BU20]/[$Volumes.BU20])" office:value-type="string" office:string-value="N/A" calcext:value-type="string">
            <text:p>N/A</text:p>
          </table:table-cell>
          <table:table-cell table:formula="of:=IF([$Volumes.BV20]=0;&quot;N/A&quot;;[$Valores.BV20]/[$Volumes.BV20])" office:value-type="float" office:value="10.9966523194644" calcext:value-type="float">
            <text:p>10.9966523194644</text:p>
          </table:table-cell>
          <table:table-cell table:formula="of:=IF([$Volumes.BW20]=0;&quot;N/A&quot;;[$Valores.BW20]/[$Volumes.BW20])" office:value-type="float" office:value="10.8949221645663" calcext:value-type="float">
            <text:p>10.8949221645663</text:p>
          </table:table-cell>
          <table:table-cell table:formula="of:=IF([$Volumes.BX20]=0;&quot;N/A&quot;;[$Valores.BX20]/[$Volumes.BX20])" office:value-type="float" office:value="10.2479587451655" calcext:value-type="float">
            <text:p>10.2479587451655</text:p>
          </table:table-cell>
          <table:table-cell table:formula="of:=IF([$Volumes.BY20]=0;&quot;N/A&quot;;[$Valores.BY20]/[$Volumes.BY20])" office:value-type="float" office:value="10.2409564684243" calcext:value-type="float">
            <text:p>10.2409564684243</text:p>
          </table:table-cell>
          <table:table-cell table:formula="of:=IF([$Volumes.BZ20]=0;&quot;N/A&quot;;[$Valores.BZ20]/[$Volumes.BZ20])" office:value-type="float" office:value="10.1646869337628" calcext:value-type="float">
            <text:p>10.1646869337628</text:p>
          </table:table-cell>
          <table:table-cell table:formula="of:=IF([$Volumes.CA20]=0;&quot;N/A&quot;;[$Valores.CA20]/[$Volumes.CA20])" office:value-type="float" office:value="10.1607827314908" calcext:value-type="float">
            <text:p>10.1607827314908</text:p>
          </table:table-cell>
          <table:table-cell table:formula="of:=IF([$Volumes.CB20]=0;&quot;N/A&quot;;[$Valores.CB20]/[$Volumes.CB20])" office:value-type="float" office:value="10.2368421052632" calcext:value-type="float">
            <text:p>10.2368421052632</text:p>
          </table:table-cell>
          <table:table-cell table:formula="of:=IF([$Volumes.CC20]=0;&quot;N/A&quot;;[$Valores.CC20]/[$Volumes.CC20])" office:value-type="float" office:value="10.2756892230576" calcext:value-type="float">
            <text:p>10.2756892230576</text:p>
          </table:table-cell>
          <table:table-cell table:formula="of:=IF([$Volumes.CD20]=0;&quot;N/A&quot;;[$Valores.CD20]/[$Volumes.CD20])" office:value-type="float" office:value="9.22727272727273" calcext:value-type="float">
            <text:p>9.22727272727273</text:p>
          </table:table-cell>
          <table:table-cell table:formula="of:=IF([$Volumes.CE20]=0;&quot;N/A&quot;;[$Valores.CE20]/[$Volumes.CE20])" office:value-type="float" office:value="9.22727272727273" calcext:value-type="float">
            <text:p>9.22727272727273</text:p>
          </table:table-cell>
          <table:table-cell table:formula="of:=IF([$Volumes.CF20]=0;&quot;N/A&quot;;[$Valores.CF20]/[$Volumes.CF20])" office:value-type="float" office:value="9.13473684210526" calcext:value-type="float">
            <text:p>9.13473684210526</text:p>
          </table:table-cell>
          <table:table-cell table:formula="of:=IF([$Volumes.CG20]=0;&quot;N/A&quot;;[$Valores.CG20]/[$Volumes.CG20])" office:value-type="float" office:value="9.02298850574713" calcext:value-type="float">
            <text:p>9.02298850574713</text:p>
          </table:table-cell>
          <table:table-cell table:formula="of:=IF([$Volumes.CH20]=0;&quot;N/A&quot;;[$Valores.CH20]/[$Volumes.CH20])" office:value-type="float" office:value="12" calcext:value-type="float">
            <text:p>12</text:p>
          </table:table-cell>
          <table:table-cell table:formula="of:=IF([$Volumes.CI20]=0;&quot;N/A&quot;;[$Valores.CI20]/[$Volumes.CI20])" office:value-type="float" office:value="9.16326530612245" calcext:value-type="float">
            <text:p>9.16326530612245</text:p>
          </table:table-cell>
          <table:table-cell table:formula="of:=IF([$Volumes.CJ20]=0;&quot;N/A&quot;;[$Valores.CJ20]/[$Volumes.CJ20])" office:value-type="string" office:string-value="N/A" calcext:value-type="string">
            <text:p>N/A</text:p>
          </table:table-cell>
          <table:table-cell table:formula="of:=IF([$Volumes.CK20]=0;&quot;N/A&quot;;[$Valores.CK20]/[$Volumes.CK20])" office:value-type="string" office:string-value="N/A" calcext:value-type="string">
            <text:p>N/A</text:p>
          </table:table-cell>
          <table:table-cell table:formula="of:=IF([$Volumes.CL20]=0;&quot;N/A&quot;;[$Valores.CL20]/[$Volumes.CL20])" office:value-type="string" office:string-value="N/A" calcext:value-type="string">
            <text:p>N/A</text:p>
          </table:table-cell>
          <table:table-cell table:formula="of:=IF([$Volumes.CM20]=0;&quot;N/A&quot;;[$Valores.CM20]/[$Volumes.CM20])" office:value-type="string" office:string-value="N/A" calcext:value-type="string">
            <text:p>N/A</text:p>
          </table:table-cell>
          <table:table-cell table:formula="of:=IF([$Volumes.CN20]=0;&quot;N/A&quot;;[$Valores.CN20]/[$Volumes.CN20])" office:value-type="float" office:value="15.7234042553191" calcext:value-type="float">
            <text:p>15.7234042553191</text:p>
          </table:table-cell>
          <table:table-cell table:formula="of:=IF([$Volumes.CO20]=0;&quot;N/A&quot;;[$Valores.CO20]/[$Volumes.CO20])" office:value-type="float" office:value="14.8691588785047" calcext:value-type="float">
            <text:p>14.8691588785047</text:p>
          </table:table-cell>
          <table:table-cell table:formula="of:=IF([$Volumes.CP20]=0;&quot;N/A&quot;;[$Valores.CP20]/[$Volumes.CP20])" office:value-type="float" office:value="11.483660130719" calcext:value-type="float">
            <text:p>11.483660130719</text:p>
          </table:table-cell>
          <table:table-cell table:formula="of:=IF([$Volumes.CQ20]=0;&quot;N/A&quot;;[$Valores.CQ20]/[$Volumes.CQ20])" office:value-type="float" office:value="10.7078651685393" calcext:value-type="float">
            <text:p>10.7078651685393</text:p>
          </table:table-cell>
          <table:table-cell table:formula="of:=IF([$Volumes.CR20]=0;&quot;N/A&quot;;[$Valores.CR20]/[$Volumes.CR20])" office:value-type="float" office:value="10.7247191011236" calcext:value-type="float">
            <text:p>10.7247191011236</text:p>
          </table:table-cell>
          <table:table-cell table:formula="of:=IF([$Volumes.CS20]=0;&quot;N/A&quot;;[$Valores.CS20]/[$Volumes.CS20])" office:value-type="float" office:value="10.8009708737864" calcext:value-type="float">
            <text:p>10.8009708737864</text:p>
          </table:table-cell>
          <table:table-cell table:formula="of:=IF([$Volumes.CT20]=0;&quot;N/A&quot;;[$Valores.CT20]/[$Volumes.CT20])" office:value-type="float" office:value="10.7807486631016" calcext:value-type="float">
            <text:p>10.7807486631016</text:p>
          </table:table-cell>
          <table:table-cell table:formula="of:=IF([$Volumes.CU20]=0;&quot;N/A&quot;;[$Valores.CU20]/[$Volumes.CU20])" office:value-type="string" office:string-value="N/A" calcext:value-type="string">
            <text:p>N/A</text:p>
          </table:table-cell>
          <table:table-cell table:formula="of:=IF([$Volumes.CV20]=0;&quot;N/A&quot;;[$Valores.CV20]/[$Volumes.CV20])" office:value-type="float" office:value="13.5" calcext:value-type="float">
            <text:p>13.5</text:p>
          </table:table-cell>
          <table:table-cell table:formula="of:=IF([$Volumes.CW20]=0;&quot;N/A&quot;;[$Valores.CW20]/[$Volumes.CW20])" office:value-type="string" office:string-value="N/A" calcext:value-type="string">
            <text:p>N/A</text:p>
          </table:table-cell>
          <table:table-cell table:formula="of:=IF([$Volumes.CX20]=0;&quot;N/A&quot;;[$Valores.CX20]/[$Volumes.CX20])" office:value-type="string" office:string-value="N/A" calcext:value-type="string">
            <text:p>N/A</text:p>
          </table:table-cell>
          <table:table-cell table:formula="of:=IF([$Volumes.CY20]=0;&quot;N/A&quot;;[$Valores.CY20]/[$Volumes.CY20])" office:value-type="float" office:value="27.0423728813559" calcext:value-type="float">
            <text:p>27.0423728813559</text:p>
          </table:table-cell>
          <table:table-cell table:formula="of:=IF([$Volumes.CZ20]=0;&quot;N/A&quot;;[$Valores.CZ20]/[$Volumes.CZ20])" office:value-type="string" office:string-value="N/A" calcext:value-type="string">
            <text:p>N/A</text:p>
          </table:table-cell>
          <table:table-cell table:formula="of:=IF([$Volumes.DA20]=0;&quot;N/A&quot;;[$Valores.DA20]/[$Volumes.DA20])" office:value-type="float" office:value="10.7393617021277" calcext:value-type="float">
            <text:p>10.7393617021277</text:p>
          </table:table-cell>
          <table:table-cell table:formula="of:=IF([$Volumes.DB20]=0;&quot;N/A&quot;;[$Valores.DB20]/[$Volumes.DB20])" office:value-type="string" office:string-value="N/A" calcext:value-type="string">
            <text:p>N/A</text:p>
          </table:table-cell>
          <table:table-cell table:formula="of:=IF([$Volumes.DC20]=0;&quot;N/A&quot;;[$Valores.DC20]/[$Volumes.DC20])" office:value-type="float" office:value="8" calcext:value-type="float">
            <text:p>8</text:p>
          </table:table-cell>
          <table:table-cell table:formula="of:=IF([$Volumes.DD20]=0;&quot;N/A&quot;;[$Valores.DD20]/[$Volumes.DD20])" office:value-type="float" office:value="3" calcext:value-type="float">
            <text:p>3</text:p>
          </table:table-cell>
          <table:table-cell table:formula="of:=IF([$Volumes.DE20]=0;&quot;N/A&quot;;[$Valores.DE20]/[$Volumes.DE20])" office:value-type="string" office:string-value="N/A" calcext:value-type="string">
            <text:p>N/A</text:p>
          </table:table-cell>
          <table:table-cell table:formula="of:=IF([$Volumes.DF20]=0;&quot;N/A&quot;;[$Valores.DF20]/[$Volumes.DF20])" office:value-type="float" office:value="18.0731707317073" calcext:value-type="float">
            <text:p>18.0731707317073</text:p>
          </table:table-cell>
          <table:table-cell table:formula="of:=IF([$Volumes.DG20]=0;&quot;N/A&quot;;[$Valores.DG20]/[$Volumes.DG20])" office:value-type="float" office:value="20.551282051282" calcext:value-type="float">
            <text:p>20.551282051282</text:p>
          </table:table-cell>
          <table:table-cell table:formula="of:=IF([$Volumes.DH20]=0;&quot;N/A&quot;;[$Valores.DH20]/[$Volumes.DH20])" office:value-type="string" office:string-value="N/A" calcext:value-type="string">
            <text:p>N/A</text:p>
          </table:table-cell>
          <table:table-cell table:formula="of:=IF([$Volumes.DI20]=0;&quot;N/A&quot;;[$Valores.DI20]/[$Volumes.DI20])" office:value-type="string" office:string-value="N/A" calcext:value-type="string">
            <text:p>N/A</text:p>
          </table:table-cell>
          <table:table-cell table:formula="of:=IF([$Volumes.DJ20]=0;&quot;N/A&quot;;[$Valores.DJ20]/[$Volumes.DJ20])" office:value-type="string" office:string-value="N/A" calcext:value-type="string">
            <text:p>N/A</text:p>
          </table:table-cell>
          <table:table-cell table:formula="of:=IF([$Volumes.DK20]=0;&quot;N/A&quot;;[$Valores.DK20]/[$Volumes.DK20])" office:value-type="string" office:string-value="N/A" calcext:value-type="string">
            <text:p>N/A</text:p>
          </table:table-cell>
          <table:table-cell table:formula="of:=IF([$Volumes.DL20]=0;&quot;N/A&quot;;[$Valores.DL20]/[$Volumes.DL20])" office:value-type="float" office:value="18.6666666666667" calcext:value-type="float">
            <text:p>18.6666666666667</text:p>
          </table:table-cell>
          <table:table-cell table:formula="of:=IF([$Volumes.DM20]=0;&quot;N/A&quot;;[$Valores.DM20]/[$Volumes.DM20])" office:value-type="string" office:string-value="N/A" calcext:value-type="string">
            <text:p>N/A</text:p>
          </table:table-cell>
          <table:table-cell table:formula="of:=IF([$Volumes.DN20]=0;&quot;N/A&quot;;[$Valores.DN20]/[$Volumes.DN20])" office:value-type="string" office:string-value="N/A" calcext:value-type="string">
            <text:p>N/A</text:p>
          </table:table-cell>
          <table:table-cell table:formula="of:=IF([$Volumes.DO20]=0;&quot;N/A&quot;;[$Valores.DO20]/[$Volumes.DO20])" office:value-type="string" office:string-value="N/A" calcext:value-type="string">
            <text:p>N/A</text:p>
          </table:table-cell>
          <table:table-cell table:formula="of:=IF([$Volumes.DP20]=0;&quot;N/A&quot;;[$Valores.DP20]/[$Volumes.DP20])" office:value-type="string" office:string-value="N/A" calcext:value-type="string">
            <text:p>N/A</text:p>
          </table:table-cell>
          <table:table-cell table:formula="of:=IF([$Volumes.DQ20]=0;&quot;N/A&quot;;[$Valores.DQ20]/[$Volumes.DQ20])" office:value-type="string" office:string-value="N/A" calcext:value-type="string">
            <text:p>N/A</text:p>
          </table:table-cell>
          <table:table-cell table:formula="of:=IF([$Volumes.DR20]=0;&quot;N/A&quot;;[$Valores.DR20]/[$Volumes.DR20])" office:value-type="string" office:string-value="N/A" calcext:value-type="string">
            <text:p>N/A</text:p>
          </table:table-cell>
          <table:table-cell table:formula="of:=IF([$Volumes.DS20]=0;&quot;N/A&quot;;[$Valores.DS20]/[$Volumes.DS20])" office:value-type="float" office:value="15.8333333333333" calcext:value-type="float">
            <text:p>15.8333333333333</text:p>
          </table:table-cell>
          <table:table-cell table:formula="of:=IF([$Volumes.DT20]=0;&quot;N/A&quot;;[$Valores.DT20]/[$Volumes.DT20])" office:value-type="string" office:string-value="N/A" calcext:value-type="string">
            <text:p>N/A</text:p>
          </table:table-cell>
          <table:table-cell table:formula="of:=IF([$Volumes.DU20]=0;&quot;N/A&quot;;[$Valores.DU20]/[$Volumes.DU20])" office:value-type="string" office:string-value="N/A" calcext:value-type="string">
            <text:p>N/A</text:p>
          </table:table-cell>
          <table:table-cell table:formula="of:=IF([$Volumes.DV20]=0;&quot;N/A&quot;;[$Valores.DV20]/[$Volumes.DV20])" office:value-type="string" office:string-value="N/A" calcext:value-type="string">
            <text:p>N/A</text:p>
          </table:table-cell>
          <table:table-cell table:formula="of:=IF([$Volumes.DW20]=0;&quot;N/A&quot;;[$Valores.DW20]/[$Volumes.DW20])" office:value-type="float" office:value="5.66666666666667" calcext:value-type="float">
            <text:p>5.66666666666667</text:p>
          </table:table-cell>
        </table:table-row>
        <table:table-row table:style-name="ro1">
          <table:table-cell office:value-type="string" calcext:value-type="string">
            <text:p>T. PERDIGAO,TURMA DA MONICA,BRF</text:p>
          </table:table-cell>
          <table:table-cell table:formula="of:=IF([$Volumes.B21]=0;&quot;N/A&quot;;[$Valores.B21]/[$Volumes.B21])" office:value-type="string" office:string-value="N/A" calcext:value-type="string">
            <text:p>N/A</text:p>
          </table:table-cell>
          <table:table-cell table:formula="of:=IF([$Volumes.C21]=0;&quot;N/A&quot;;[$Valores.C21]/[$Volumes.C21])" office:value-type="string" office:string-value="N/A" calcext:value-type="string">
            <text:p>N/A</text:p>
          </table:table-cell>
          <table:table-cell table:formula="of:=IF([$Volumes.D21]=0;&quot;N/A&quot;;[$Valores.D21]/[$Volumes.D21])" office:value-type="string" office:string-value="N/A" calcext:value-type="string">
            <text:p>N/A</text:p>
          </table:table-cell>
          <table:table-cell table:formula="of:=IF([$Volumes.E21]=0;&quot;N/A&quot;;[$Valores.E21]/[$Volumes.E21])" office:value-type="string" office:string-value="N/A" calcext:value-type="string">
            <text:p>N/A</text:p>
          </table:table-cell>
          <table:table-cell table:formula="of:=IF([$Volumes.F21]=0;&quot;N/A&quot;;[$Valores.F21]/[$Volumes.F21])" office:value-type="string" office:string-value="N/A" calcext:value-type="string">
            <text:p>N/A</text:p>
          </table:table-cell>
          <table:table-cell table:formula="of:=IF([$Volumes.G21]=0;&quot;N/A&quot;;[$Valores.G21]/[$Volumes.G21])" office:value-type="string" office:string-value="N/A" calcext:value-type="string">
            <text:p>N/A</text:p>
          </table:table-cell>
          <table:table-cell table:formula="of:=IF([$Volumes.H21]=0;&quot;N/A&quot;;[$Valores.H21]/[$Volumes.H21])" office:value-type="string" office:string-value="N/A" calcext:value-type="string">
            <text:p>N/A</text:p>
          </table:table-cell>
          <table:table-cell table:formula="of:=IF([$Volumes.I21]=0;&quot;N/A&quot;;[$Valores.I21]/[$Volumes.I21])" office:value-type="string" office:string-value="N/A" calcext:value-type="string">
            <text:p>N/A</text:p>
          </table:table-cell>
          <table:table-cell table:formula="of:=IF([$Volumes.J21]=0;&quot;N/A&quot;;[$Valores.J21]/[$Volumes.J21])" office:value-type="string" office:string-value="N/A" calcext:value-type="string">
            <text:p>N/A</text:p>
          </table:table-cell>
          <table:table-cell table:formula="of:=IF([$Volumes.K21]=0;&quot;N/A&quot;;[$Valores.K21]/[$Volumes.K21])" office:value-type="string" office:string-value="N/A" calcext:value-type="string">
            <text:p>N/A</text:p>
          </table:table-cell>
          <table:table-cell table:formula="of:=IF([$Volumes.L21]=0;&quot;N/A&quot;;[$Valores.L21]/[$Volumes.L21])" office:value-type="string" office:string-value="N/A" calcext:value-type="string">
            <text:p>N/A</text:p>
          </table:table-cell>
          <table:table-cell table:formula="of:=IF([$Volumes.M21]=0;&quot;N/A&quot;;[$Valores.M21]/[$Volumes.M21])" office:value-type="string" office:string-value="N/A" calcext:value-type="string">
            <text:p>N/A</text:p>
          </table:table-cell>
          <table:table-cell table:formula="of:=IF([$Volumes.N21]=0;&quot;N/A&quot;;[$Valores.N21]/[$Volumes.N21])" office:value-type="string" office:string-value="N/A" calcext:value-type="string">
            <text:p>N/A</text:p>
          </table:table-cell>
          <table:table-cell table:formula="of:=IF([$Volumes.O21]=0;&quot;N/A&quot;;[$Valores.O21]/[$Volumes.O21])" office:value-type="string" office:string-value="N/A" calcext:value-type="string">
            <text:p>N/A</text:p>
          </table:table-cell>
          <table:table-cell table:formula="of:=IF([$Volumes.P21]=0;&quot;N/A&quot;;[$Valores.P21]/[$Volumes.P21])" office:value-type="string" office:string-value="N/A" calcext:value-type="string">
            <text:p>N/A</text:p>
          </table:table-cell>
          <table:table-cell table:formula="of:=IF([$Volumes.Q21]=0;&quot;N/A&quot;;[$Valores.Q21]/[$Volumes.Q21])" office:value-type="string" office:string-value="N/A" calcext:value-type="string">
            <text:p>N/A</text:p>
          </table:table-cell>
          <table:table-cell table:formula="of:=IF([$Volumes.R21]=0;&quot;N/A&quot;;[$Valores.R21]/[$Volumes.R21])" office:value-type="string" office:string-value="N/A" calcext:value-type="string">
            <text:p>N/A</text:p>
          </table:table-cell>
          <table:table-cell table:formula="of:=IF([$Volumes.S21]=0;&quot;N/A&quot;;[$Valores.S21]/[$Volumes.S21])" office:value-type="string" office:string-value="N/A" calcext:value-type="string">
            <text:p>N/A</text:p>
          </table:table-cell>
          <table:table-cell table:formula="of:=IF([$Volumes.T21]=0;&quot;N/A&quot;;[$Valores.T21]/[$Volumes.T21])" office:value-type="string" office:string-value="N/A" calcext:value-type="string">
            <text:p>N/A</text:p>
          </table:table-cell>
          <table:table-cell table:formula="of:=IF([$Volumes.U21]=0;&quot;N/A&quot;;[$Valores.U21]/[$Volumes.U21])" office:value-type="string" office:string-value="N/A" calcext:value-type="string">
            <text:p>N/A</text:p>
          </table:table-cell>
          <table:table-cell table:formula="of:=IF([$Volumes.V21]=0;&quot;N/A&quot;;[$Valores.V21]/[$Volumes.V21])" office:value-type="string" office:string-value="N/A" calcext:value-type="string">
            <text:p>N/A</text:p>
          </table:table-cell>
          <table:table-cell table:formula="of:=IF([$Volumes.W21]=0;&quot;N/A&quot;;[$Valores.W21]/[$Volumes.W21])" office:value-type="string" office:string-value="N/A" calcext:value-type="string">
            <text:p>N/A</text:p>
          </table:table-cell>
          <table:table-cell table:formula="of:=IF([$Volumes.X21]=0;&quot;N/A&quot;;[$Valores.X21]/[$Volumes.X21])" office:value-type="string" office:string-value="N/A" calcext:value-type="string">
            <text:p>N/A</text:p>
          </table:table-cell>
          <table:table-cell table:formula="of:=IF([$Volumes.Y21]=0;&quot;N/A&quot;;[$Valores.Y21]/[$Volumes.Y21])" office:value-type="string" office:string-value="N/A" calcext:value-type="string">
            <text:p>N/A</text:p>
          </table:table-cell>
          <table:table-cell table:formula="of:=IF([$Volumes.Z21]=0;&quot;N/A&quot;;[$Valores.Z21]/[$Volumes.Z21])" office:value-type="string" office:string-value="N/A" calcext:value-type="string">
            <text:p>N/A</text:p>
          </table:table-cell>
          <table:table-cell table:formula="of:=IF([$Volumes.AA21]=0;&quot;N/A&quot;;[$Valores.AA21]/[$Volumes.AA21])" office:value-type="string" office:string-value="N/A" calcext:value-type="string">
            <text:p>N/A</text:p>
          </table:table-cell>
          <table:table-cell table:formula="of:=IF([$Volumes.AB21]=0;&quot;N/A&quot;;[$Valores.AB21]/[$Volumes.AB21])" office:value-type="string" office:string-value="N/A" calcext:value-type="string">
            <text:p>N/A</text:p>
          </table:table-cell>
          <table:table-cell table:formula="of:=IF([$Volumes.AC21]=0;&quot;N/A&quot;;[$Valores.AC21]/[$Volumes.AC21])" office:value-type="string" office:string-value="N/A" calcext:value-type="string">
            <text:p>N/A</text:p>
          </table:table-cell>
          <table:table-cell table:formula="of:=IF([$Volumes.AD21]=0;&quot;N/A&quot;;[$Valores.AD21]/[$Volumes.AD21])" office:value-type="string" office:string-value="N/A" calcext:value-type="string">
            <text:p>N/A</text:p>
          </table:table-cell>
          <table:table-cell table:formula="of:=IF([$Volumes.AE21]=0;&quot;N/A&quot;;[$Valores.AE21]/[$Volumes.AE21])" office:value-type="string" office:string-value="N/A" calcext:value-type="string">
            <text:p>N/A</text:p>
          </table:table-cell>
          <table:table-cell table:formula="of:=IF([$Volumes.AF21]=0;&quot;N/A&quot;;[$Valores.AF21]/[$Volumes.AF21])" office:value-type="string" office:string-value="N/A" calcext:value-type="string">
            <text:p>N/A</text:p>
          </table:table-cell>
          <table:table-cell table:formula="of:=IF([$Volumes.AG21]=0;&quot;N/A&quot;;[$Valores.AG21]/[$Volumes.AG21])" office:value-type="string" office:string-value="N/A" calcext:value-type="string">
            <text:p>N/A</text:p>
          </table:table-cell>
          <table:table-cell table:formula="of:=IF([$Volumes.AH21]=0;&quot;N/A&quot;;[$Valores.AH21]/[$Volumes.AH21])" office:value-type="string" office:string-value="N/A" calcext:value-type="string">
            <text:p>N/A</text:p>
          </table:table-cell>
          <table:table-cell table:formula="of:=IF([$Volumes.AI21]=0;&quot;N/A&quot;;[$Valores.AI21]/[$Volumes.AI21])" office:value-type="string" office:string-value="N/A" calcext:value-type="string">
            <text:p>N/A</text:p>
          </table:table-cell>
          <table:table-cell table:formula="of:=IF([$Volumes.AJ21]=0;&quot;N/A&quot;;[$Valores.AJ21]/[$Volumes.AJ21])" office:value-type="string" office:string-value="N/A" calcext:value-type="string">
            <text:p>N/A</text:p>
          </table:table-cell>
          <table:table-cell table:formula="of:=IF([$Volumes.AK21]=0;&quot;N/A&quot;;[$Valores.AK21]/[$Volumes.AK21])" office:value-type="string" office:string-value="N/A" calcext:value-type="string">
            <text:p>N/A</text:p>
          </table:table-cell>
          <table:table-cell table:formula="of:=IF([$Volumes.AL21]=0;&quot;N/A&quot;;[$Valores.AL21]/[$Volumes.AL21])" office:value-type="string" office:string-value="N/A" calcext:value-type="string">
            <text:p>N/A</text:p>
          </table:table-cell>
          <table:table-cell table:formula="of:=IF([$Volumes.AM21]=0;&quot;N/A&quot;;[$Valores.AM21]/[$Volumes.AM21])" office:value-type="string" office:string-value="N/A" calcext:value-type="string">
            <text:p>N/A</text:p>
          </table:table-cell>
          <table:table-cell table:formula="of:=IF([$Volumes.AN21]=0;&quot;N/A&quot;;[$Valores.AN21]/[$Volumes.AN21])" office:value-type="string" office:string-value="N/A" calcext:value-type="string">
            <text:p>N/A</text:p>
          </table:table-cell>
          <table:table-cell table:formula="of:=IF([$Volumes.AO21]=0;&quot;N/A&quot;;[$Valores.AO21]/[$Volumes.AO21])" office:value-type="string" office:string-value="N/A" calcext:value-type="string">
            <text:p>N/A</text:p>
          </table:table-cell>
          <table:table-cell table:formula="of:=IF([$Volumes.AP21]=0;&quot;N/A&quot;;[$Valores.AP21]/[$Volumes.AP21])" office:value-type="string" office:string-value="N/A" calcext:value-type="string">
            <text:p>N/A</text:p>
          </table:table-cell>
          <table:table-cell table:formula="of:=IF([$Volumes.AQ21]=0;&quot;N/A&quot;;[$Valores.AQ21]/[$Volumes.AQ21])" office:value-type="float" office:value="11" calcext:value-type="float">
            <text:p>11</text:p>
          </table:table-cell>
          <table:table-cell table:formula="of:=IF([$Volumes.AR21]=0;&quot;N/A&quot;;[$Valores.AR21]/[$Volumes.AR21])" office:value-type="string" office:string-value="N/A" calcext:value-type="string">
            <text:p>N/A</text:p>
          </table:table-cell>
          <table:table-cell table:formula="of:=IF([$Volumes.AS21]=0;&quot;N/A&quot;;[$Valores.AS21]/[$Volumes.AS21])" office:value-type="string" office:string-value="N/A" calcext:value-type="string">
            <text:p>N/A</text:p>
          </table:table-cell>
          <table:table-cell table:formula="of:=IF([$Volumes.AT21]=0;&quot;N/A&quot;;[$Valores.AT21]/[$Volumes.AT21])" office:value-type="string" office:string-value="N/A" calcext:value-type="string">
            <text:p>N/A</text:p>
          </table:table-cell>
          <table:table-cell table:formula="of:=IF([$Volumes.AU21]=0;&quot;N/A&quot;;[$Valores.AU21]/[$Volumes.AU21])" office:value-type="string" office:string-value="N/A" calcext:value-type="string">
            <text:p>N/A</text:p>
          </table:table-cell>
          <table:table-cell table:formula="of:=IF([$Volumes.AV21]=0;&quot;N/A&quot;;[$Valores.AV21]/[$Volumes.AV21])" office:value-type="string" office:string-value="N/A" calcext:value-type="string">
            <text:p>N/A</text:p>
          </table:table-cell>
          <table:table-cell table:formula="of:=IF([$Volumes.AW21]=0;&quot;N/A&quot;;[$Valores.AW21]/[$Volumes.AW21])" office:value-type="string" office:string-value="N/A" calcext:value-type="string">
            <text:p>N/A</text:p>
          </table:table-cell>
          <table:table-cell table:formula="of:=IF([$Volumes.AX21]=0;&quot;N/A&quot;;[$Valores.AX21]/[$Volumes.AX21])" office:value-type="string" office:string-value="N/A" calcext:value-type="string">
            <text:p>N/A</text:p>
          </table:table-cell>
          <table:table-cell table:formula="of:=IF([$Volumes.AY21]=0;&quot;N/A&quot;;[$Valores.AY21]/[$Volumes.AY21])" office:value-type="string" office:string-value="N/A" calcext:value-type="string">
            <text:p>N/A</text:p>
          </table:table-cell>
          <table:table-cell table:formula="of:=IF([$Volumes.AZ21]=0;&quot;N/A&quot;;[$Valores.AZ21]/[$Volumes.AZ21])" office:value-type="string" office:string-value="N/A" calcext:value-type="string">
            <text:p>N/A</text:p>
          </table:table-cell>
          <table:table-cell table:formula="of:=IF([$Volumes.BA21]=0;&quot;N/A&quot;;[$Valores.BA21]/[$Volumes.BA21])" office:value-type="string" office:string-value="N/A" calcext:value-type="string">
            <text:p>N/A</text:p>
          </table:table-cell>
          <table:table-cell table:formula="of:=IF([$Volumes.BB21]=0;&quot;N/A&quot;;[$Valores.BB21]/[$Volumes.BB21])" office:value-type="string" office:string-value="N/A" calcext:value-type="string">
            <text:p>N/A</text:p>
          </table:table-cell>
          <table:table-cell table:formula="of:=IF([$Volumes.BC21]=0;&quot;N/A&quot;;[$Valores.BC21]/[$Volumes.BC21])" office:value-type="string" office:string-value="N/A" calcext:value-type="string">
            <text:p>N/A</text:p>
          </table:table-cell>
          <table:table-cell table:formula="of:=IF([$Volumes.BD21]=0;&quot;N/A&quot;;[$Valores.BD21]/[$Volumes.BD21])" office:value-type="string" office:string-value="N/A" calcext:value-type="string">
            <text:p>N/A</text:p>
          </table:table-cell>
          <table:table-cell table:formula="of:=IF([$Volumes.BE21]=0;&quot;N/A&quot;;[$Valores.BE21]/[$Volumes.BE21])" office:value-type="string" office:string-value="N/A" calcext:value-type="string">
            <text:p>N/A</text:p>
          </table:table-cell>
          <table:table-cell table:formula="of:=IF([$Volumes.BF21]=0;&quot;N/A&quot;;[$Valores.BF21]/[$Volumes.BF21])" office:value-type="string" office:string-value="N/A" calcext:value-type="string">
            <text:p>N/A</text:p>
          </table:table-cell>
          <table:table-cell table:formula="of:=IF([$Volumes.BG21]=0;&quot;N/A&quot;;[$Valores.BG21]/[$Volumes.BG21])" office:value-type="string" office:string-value="N/A" calcext:value-type="string">
            <text:p>N/A</text:p>
          </table:table-cell>
          <table:table-cell table:formula="of:=IF([$Volumes.BH21]=0;&quot;N/A&quot;;[$Valores.BH21]/[$Volumes.BH21])" office:value-type="string" office:string-value="N/A" calcext:value-type="string">
            <text:p>N/A</text:p>
          </table:table-cell>
          <table:table-cell table:formula="of:=IF([$Volumes.BI21]=0;&quot;N/A&quot;;[$Valores.BI21]/[$Volumes.BI21])" office:value-type="string" office:string-value="N/A" calcext:value-type="string">
            <text:p>N/A</text:p>
          </table:table-cell>
          <table:table-cell table:formula="of:=IF([$Volumes.BJ21]=0;&quot;N/A&quot;;[$Valores.BJ21]/[$Volumes.BJ21])" office:value-type="string" office:string-value="N/A" calcext:value-type="string">
            <text:p>N/A</text:p>
          </table:table-cell>
          <table:table-cell table:formula="of:=IF([$Volumes.BK21]=0;&quot;N/A&quot;;[$Valores.BK21]/[$Volumes.BK21])" office:value-type="string" office:string-value="N/A" calcext:value-type="string">
            <text:p>N/A</text:p>
          </table:table-cell>
          <table:table-cell table:formula="of:=IF([$Volumes.BL21]=0;&quot;N/A&quot;;[$Valores.BL21]/[$Volumes.BL21])" office:value-type="string" office:string-value="N/A" calcext:value-type="string">
            <text:p>N/A</text:p>
          </table:table-cell>
          <table:table-cell table:formula="of:=IF([$Volumes.BM21]=0;&quot;N/A&quot;;[$Valores.BM21]/[$Volumes.BM21])" office:value-type="string" office:string-value="N/A" calcext:value-type="string">
            <text:p>N/A</text:p>
          </table:table-cell>
          <table:table-cell table:formula="of:=IF([$Volumes.BN21]=0;&quot;N/A&quot;;[$Valores.BN21]/[$Volumes.BN21])" office:value-type="string" office:string-value="N/A" calcext:value-type="string">
            <text:p>N/A</text:p>
          </table:table-cell>
          <table:table-cell table:formula="of:=IF([$Volumes.BO21]=0;&quot;N/A&quot;;[$Valores.BO21]/[$Volumes.BO21])" office:value-type="string" office:string-value="N/A" calcext:value-type="string">
            <text:p>N/A</text:p>
          </table:table-cell>
          <table:table-cell table:formula="of:=IF([$Volumes.BP21]=0;&quot;N/A&quot;;[$Valores.BP21]/[$Volumes.BP21])" office:value-type="string" office:string-value="N/A" calcext:value-type="string">
            <text:p>N/A</text:p>
          </table:table-cell>
          <table:table-cell table:formula="of:=IF([$Volumes.BQ21]=0;&quot;N/A&quot;;[$Valores.BQ21]/[$Volumes.BQ21])" office:value-type="string" office:string-value="N/A" calcext:value-type="string">
            <text:p>N/A</text:p>
          </table:table-cell>
          <table:table-cell table:formula="of:=IF([$Volumes.BR21]=0;&quot;N/A&quot;;[$Valores.BR21]/[$Volumes.BR21])" office:value-type="string" office:string-value="N/A" calcext:value-type="string">
            <text:p>N/A</text:p>
          </table:table-cell>
          <table:table-cell table:formula="of:=IF([$Volumes.BS21]=0;&quot;N/A&quot;;[$Valores.BS21]/[$Volumes.BS21])" office:value-type="string" office:string-value="N/A" calcext:value-type="string">
            <text:p>N/A</text:p>
          </table:table-cell>
          <table:table-cell table:formula="of:=IF([$Volumes.BT21]=0;&quot;N/A&quot;;[$Valores.BT21]/[$Volumes.BT21])" office:value-type="string" office:string-value="N/A" calcext:value-type="string">
            <text:p>N/A</text:p>
          </table:table-cell>
          <table:table-cell table:formula="of:=IF([$Volumes.BU21]=0;&quot;N/A&quot;;[$Valores.BU21]/[$Volumes.BU21])" office:value-type="string" office:string-value="N/A" calcext:value-type="string">
            <text:p>N/A</text:p>
          </table:table-cell>
          <table:table-cell table:formula="of:=IF([$Volumes.BV21]=0;&quot;N/A&quot;;[$Valores.BV21]/[$Volumes.BV21])" office:value-type="string" office:string-value="N/A" calcext:value-type="string">
            <text:p>N/A</text:p>
          </table:table-cell>
          <table:table-cell table:formula="of:=IF([$Volumes.BW21]=0;&quot;N/A&quot;;[$Valores.BW21]/[$Volumes.BW21])" office:value-type="string" office:string-value="N/A" calcext:value-type="string">
            <text:p>N/A</text:p>
          </table:table-cell>
          <table:table-cell table:formula="of:=IF([$Volumes.BX21]=0;&quot;N/A&quot;;[$Valores.BX21]/[$Volumes.BX21])" office:value-type="string" office:string-value="N/A" calcext:value-type="string">
            <text:p>N/A</text:p>
          </table:table-cell>
          <table:table-cell table:formula="of:=IF([$Volumes.BY21]=0;&quot;N/A&quot;;[$Valores.BY21]/[$Volumes.BY21])" office:value-type="string" office:string-value="N/A" calcext:value-type="string">
            <text:p>N/A</text:p>
          </table:table-cell>
          <table:table-cell table:formula="of:=IF([$Volumes.BZ21]=0;&quot;N/A&quot;;[$Valores.BZ21]/[$Volumes.BZ21])" office:value-type="string" office:string-value="N/A" calcext:value-type="string">
            <text:p>N/A</text:p>
          </table:table-cell>
          <table:table-cell table:formula="of:=IF([$Volumes.CA21]=0;&quot;N/A&quot;;[$Valores.CA21]/[$Volumes.CA21])" office:value-type="string" office:string-value="N/A" calcext:value-type="string">
            <text:p>N/A</text:p>
          </table:table-cell>
          <table:table-cell table:formula="of:=IF([$Volumes.CB21]=0;&quot;N/A&quot;;[$Valores.CB21]/[$Volumes.CB21])" office:value-type="string" office:string-value="N/A" calcext:value-type="string">
            <text:p>N/A</text:p>
          </table:table-cell>
          <table:table-cell table:formula="of:=IF([$Volumes.CC21]=0;&quot;N/A&quot;;[$Valores.CC21]/[$Volumes.CC21])" office:value-type="string" office:string-value="N/A" calcext:value-type="string">
            <text:p>N/A</text:p>
          </table:table-cell>
          <table:table-cell table:formula="of:=IF([$Volumes.CD21]=0;&quot;N/A&quot;;[$Valores.CD21]/[$Volumes.CD21])" office:value-type="string" office:string-value="N/A" calcext:value-type="string">
            <text:p>N/A</text:p>
          </table:table-cell>
          <table:table-cell table:formula="of:=IF([$Volumes.CE21]=0;&quot;N/A&quot;;[$Valores.CE21]/[$Volumes.CE21])" office:value-type="string" office:string-value="N/A" calcext:value-type="string">
            <text:p>N/A</text:p>
          </table:table-cell>
          <table:table-cell table:formula="of:=IF([$Volumes.CF21]=0;&quot;N/A&quot;;[$Valores.CF21]/[$Volumes.CF21])" office:value-type="string" office:string-value="N/A" calcext:value-type="string">
            <text:p>N/A</text:p>
          </table:table-cell>
          <table:table-cell table:formula="of:=IF([$Volumes.CG21]=0;&quot;N/A&quot;;[$Valores.CG21]/[$Volumes.CG21])" office:value-type="string" office:string-value="N/A" calcext:value-type="string">
            <text:p>N/A</text:p>
          </table:table-cell>
          <table:table-cell table:formula="of:=IF([$Volumes.CH21]=0;&quot;N/A&quot;;[$Valores.CH21]/[$Volumes.CH21])" office:value-type="string" office:string-value="N/A" calcext:value-type="string">
            <text:p>N/A</text:p>
          </table:table-cell>
          <table:table-cell table:formula="of:=IF([$Volumes.CI21]=0;&quot;N/A&quot;;[$Valores.CI21]/[$Volumes.CI21])" office:value-type="string" office:string-value="N/A" calcext:value-type="string">
            <text:p>N/A</text:p>
          </table:table-cell>
          <table:table-cell table:formula="of:=IF([$Volumes.CJ21]=0;&quot;N/A&quot;;[$Valores.CJ21]/[$Volumes.CJ21])" office:value-type="string" office:string-value="N/A" calcext:value-type="string">
            <text:p>N/A</text:p>
          </table:table-cell>
          <table:table-cell table:formula="of:=IF([$Volumes.CK21]=0;&quot;N/A&quot;;[$Valores.CK21]/[$Volumes.CK21])" office:value-type="string" office:string-value="N/A" calcext:value-type="string">
            <text:p>N/A</text:p>
          </table:table-cell>
          <table:table-cell table:formula="of:=IF([$Volumes.CL21]=0;&quot;N/A&quot;;[$Valores.CL21]/[$Volumes.CL21])" office:value-type="string" office:string-value="N/A" calcext:value-type="string">
            <text:p>N/A</text:p>
          </table:table-cell>
          <table:table-cell table:formula="of:=IF([$Volumes.CM21]=0;&quot;N/A&quot;;[$Valores.CM21]/[$Volumes.CM21])" office:value-type="string" office:string-value="N/A" calcext:value-type="string">
            <text:p>N/A</text:p>
          </table:table-cell>
          <table:table-cell table:formula="of:=IF([$Volumes.CN21]=0;&quot;N/A&quot;;[$Valores.CN21]/[$Volumes.CN21])" office:value-type="string" office:string-value="N/A" calcext:value-type="string">
            <text:p>N/A</text:p>
          </table:table-cell>
          <table:table-cell table:formula="of:=IF([$Volumes.CO21]=0;&quot;N/A&quot;;[$Valores.CO21]/[$Volumes.CO21])" office:value-type="string" office:string-value="N/A" calcext:value-type="string">
            <text:p>N/A</text:p>
          </table:table-cell>
          <table:table-cell table:formula="of:=IF([$Volumes.CP21]=0;&quot;N/A&quot;;[$Valores.CP21]/[$Volumes.CP21])" office:value-type="string" office:string-value="N/A" calcext:value-type="string">
            <text:p>N/A</text:p>
          </table:table-cell>
          <table:table-cell table:formula="of:=IF([$Volumes.CQ21]=0;&quot;N/A&quot;;[$Valores.CQ21]/[$Volumes.CQ21])" office:value-type="string" office:string-value="N/A" calcext:value-type="string">
            <text:p>N/A</text:p>
          </table:table-cell>
          <table:table-cell table:formula="of:=IF([$Volumes.CR21]=0;&quot;N/A&quot;;[$Valores.CR21]/[$Volumes.CR21])" office:value-type="string" office:string-value="N/A" calcext:value-type="string">
            <text:p>N/A</text:p>
          </table:table-cell>
          <table:table-cell table:formula="of:=IF([$Volumes.CS21]=0;&quot;N/A&quot;;[$Valores.CS21]/[$Volumes.CS21])" office:value-type="string" office:string-value="N/A" calcext:value-type="string">
            <text:p>N/A</text:p>
          </table:table-cell>
          <table:table-cell table:formula="of:=IF([$Volumes.CT21]=0;&quot;N/A&quot;;[$Valores.CT21]/[$Volumes.CT21])" office:value-type="string" office:string-value="N/A" calcext:value-type="string">
            <text:p>N/A</text:p>
          </table:table-cell>
          <table:table-cell table:formula="of:=IF([$Volumes.CU21]=0;&quot;N/A&quot;;[$Valores.CU21]/[$Volumes.CU21])" office:value-type="string" office:string-value="N/A" calcext:value-type="string">
            <text:p>N/A</text:p>
          </table:table-cell>
          <table:table-cell table:formula="of:=IF([$Volumes.CV21]=0;&quot;N/A&quot;;[$Valores.CV21]/[$Volumes.CV21])" office:value-type="string" office:string-value="N/A" calcext:value-type="string">
            <text:p>N/A</text:p>
          </table:table-cell>
          <table:table-cell table:formula="of:=IF([$Volumes.CW21]=0;&quot;N/A&quot;;[$Valores.CW21]/[$Volumes.CW21])" office:value-type="string" office:string-value="N/A" calcext:value-type="string">
            <text:p>N/A</text:p>
          </table:table-cell>
          <table:table-cell table:formula="of:=IF([$Volumes.CX21]=0;&quot;N/A&quot;;[$Valores.CX21]/[$Volumes.CX21])" office:value-type="string" office:string-value="N/A" calcext:value-type="string">
            <text:p>N/A</text:p>
          </table:table-cell>
          <table:table-cell table:formula="of:=IF([$Volumes.CY21]=0;&quot;N/A&quot;;[$Valores.CY21]/[$Volumes.CY21])" office:value-type="string" office:string-value="N/A" calcext:value-type="string">
            <text:p>N/A</text:p>
          </table:table-cell>
          <table:table-cell table:formula="of:=IF([$Volumes.CZ21]=0;&quot;N/A&quot;;[$Valores.CZ21]/[$Volumes.CZ21])" office:value-type="string" office:string-value="N/A" calcext:value-type="string">
            <text:p>N/A</text:p>
          </table:table-cell>
          <table:table-cell table:formula="of:=IF([$Volumes.DA21]=0;&quot;N/A&quot;;[$Valores.DA21]/[$Volumes.DA21])" office:value-type="string" office:string-value="N/A" calcext:value-type="string">
            <text:p>N/A</text:p>
          </table:table-cell>
          <table:table-cell table:formula="of:=IF([$Volumes.DB21]=0;&quot;N/A&quot;;[$Valores.DB21]/[$Volumes.DB21])" office:value-type="string" office:string-value="N/A" calcext:value-type="string">
            <text:p>N/A</text:p>
          </table:table-cell>
          <table:table-cell table:formula="of:=IF([$Volumes.DC21]=0;&quot;N/A&quot;;[$Valores.DC21]/[$Volumes.DC21])" office:value-type="string" office:string-value="N/A" calcext:value-type="string">
            <text:p>N/A</text:p>
          </table:table-cell>
          <table:table-cell table:formula="of:=IF([$Volumes.DD21]=0;&quot;N/A&quot;;[$Valores.DD21]/[$Volumes.DD21])" office:value-type="string" office:string-value="N/A" calcext:value-type="string">
            <text:p>N/A</text:p>
          </table:table-cell>
          <table:table-cell table:formula="of:=IF([$Volumes.DE21]=0;&quot;N/A&quot;;[$Valores.DE21]/[$Volumes.DE21])" office:value-type="string" office:string-value="N/A" calcext:value-type="string">
            <text:p>N/A</text:p>
          </table:table-cell>
          <table:table-cell table:formula="of:=IF([$Volumes.DF21]=0;&quot;N/A&quot;;[$Valores.DF21]/[$Volumes.DF21])" office:value-type="string" office:string-value="N/A" calcext:value-type="string">
            <text:p>N/A</text:p>
          </table:table-cell>
          <table:table-cell table:formula="of:=IF([$Volumes.DG21]=0;&quot;N/A&quot;;[$Valores.DG21]/[$Volumes.DG21])" office:value-type="string" office:string-value="N/A" calcext:value-type="string">
            <text:p>N/A</text:p>
          </table:table-cell>
          <table:table-cell table:formula="of:=IF([$Volumes.DH21]=0;&quot;N/A&quot;;[$Valores.DH21]/[$Volumes.DH21])" office:value-type="string" office:string-value="N/A" calcext:value-type="string">
            <text:p>N/A</text:p>
          </table:table-cell>
          <table:table-cell table:formula="of:=IF([$Volumes.DI21]=0;&quot;N/A&quot;;[$Valores.DI21]/[$Volumes.DI21])" office:value-type="string" office:string-value="N/A" calcext:value-type="string">
            <text:p>N/A</text:p>
          </table:table-cell>
          <table:table-cell table:formula="of:=IF([$Volumes.DJ21]=0;&quot;N/A&quot;;[$Valores.DJ21]/[$Volumes.DJ21])" office:value-type="string" office:string-value="N/A" calcext:value-type="string">
            <text:p>N/A</text:p>
          </table:table-cell>
          <table:table-cell table:formula="of:=IF([$Volumes.DK21]=0;&quot;N/A&quot;;[$Valores.DK21]/[$Volumes.DK21])" office:value-type="string" office:string-value="N/A" calcext:value-type="string">
            <text:p>N/A</text:p>
          </table:table-cell>
          <table:table-cell table:formula="of:=IF([$Volumes.DL21]=0;&quot;N/A&quot;;[$Valores.DL21]/[$Volumes.DL21])" office:value-type="string" office:string-value="N/A" calcext:value-type="string">
            <text:p>N/A</text:p>
          </table:table-cell>
          <table:table-cell table:formula="of:=IF([$Volumes.DM21]=0;&quot;N/A&quot;;[$Valores.DM21]/[$Volumes.DM21])" office:value-type="string" office:string-value="N/A" calcext:value-type="string">
            <text:p>N/A</text:p>
          </table:table-cell>
          <table:table-cell table:formula="of:=IF([$Volumes.DN21]=0;&quot;N/A&quot;;[$Valores.DN21]/[$Volumes.DN21])" office:value-type="string" office:string-value="N/A" calcext:value-type="string">
            <text:p>N/A</text:p>
          </table:table-cell>
          <table:table-cell table:formula="of:=IF([$Volumes.DO21]=0;&quot;N/A&quot;;[$Valores.DO21]/[$Volumes.DO21])" office:value-type="string" office:string-value="N/A" calcext:value-type="string">
            <text:p>N/A</text:p>
          </table:table-cell>
          <table:table-cell table:formula="of:=IF([$Volumes.DP21]=0;&quot;N/A&quot;;[$Valores.DP21]/[$Volumes.DP21])" office:value-type="string" office:string-value="N/A" calcext:value-type="string">
            <text:p>N/A</text:p>
          </table:table-cell>
          <table:table-cell table:formula="of:=IF([$Volumes.DQ21]=0;&quot;N/A&quot;;[$Valores.DQ21]/[$Volumes.DQ21])" office:value-type="string" office:string-value="N/A" calcext:value-type="string">
            <text:p>N/A</text:p>
          </table:table-cell>
          <table:table-cell table:formula="of:=IF([$Volumes.DR21]=0;&quot;N/A&quot;;[$Valores.DR21]/[$Volumes.DR21])" office:value-type="string" office:string-value="N/A" calcext:value-type="string">
            <text:p>N/A</text:p>
          </table:table-cell>
          <table:table-cell table:formula="of:=IF([$Volumes.DS21]=0;&quot;N/A&quot;;[$Valores.DS21]/[$Volumes.DS21])" office:value-type="string" office:string-value="N/A" calcext:value-type="string">
            <text:p>N/A</text:p>
          </table:table-cell>
          <table:table-cell table:formula="of:=IF([$Volumes.DT21]=0;&quot;N/A&quot;;[$Valores.DT21]/[$Volumes.DT21])" office:value-type="string" office:string-value="N/A" calcext:value-type="string">
            <text:p>N/A</text:p>
          </table:table-cell>
          <table:table-cell table:formula="of:=IF([$Volumes.DU21]=0;&quot;N/A&quot;;[$Valores.DU21]/[$Volumes.DU21])" office:value-type="string" office:string-value="N/A" calcext:value-type="string">
            <text:p>N/A</text:p>
          </table:table-cell>
          <table:table-cell table:formula="of:=IF([$Volumes.DV21]=0;&quot;N/A&quot;;[$Valores.DV21]/[$Volumes.DV21])" office:value-type="string" office:string-value="N/A" calcext:value-type="string">
            <text:p>N/A</text:p>
          </table:table-cell>
          <table:table-cell table:formula="of:=IF([$Volumes.DW21]=0;&quot;N/A&quot;;[$Valores.DW21]/[$Volumes.DW21])" office:value-type="string" office:string-value="N/A" calcext:value-type="string">
            <text:p>N/A</text:p>
          </table:table-cell>
        </table:table-row>
        <table:table-row table:style-name="ro1">
          <table:table-cell office:value-type="string" calcext:value-type="string">
            <text:p>T. PERDIGAO,PERDIGAO,BRF</text:p>
          </table:table-cell>
          <table:table-cell table:formula="of:=IF([$Volumes.B22]=0;&quot;N/A&quot;;[$Valores.B22]/[$Volumes.B22])" office:value-type="float" office:value="11.9666368400869" calcext:value-type="float">
            <text:p>11.9666368400869</text:p>
          </table:table-cell>
          <table:table-cell table:formula="of:=IF([$Volumes.C22]=0;&quot;N/A&quot;;[$Valores.C22]/[$Volumes.C22])" office:value-type="float" office:value="11.7766079319186" calcext:value-type="float">
            <text:p>11.7766079319186</text:p>
          </table:table-cell>
          <table:table-cell table:formula="of:=IF([$Volumes.D22]=0;&quot;N/A&quot;;[$Valores.D22]/[$Volumes.D22])" office:value-type="float" office:value="11.987797583443" calcext:value-type="float">
            <text:p>11.987797583443</text:p>
          </table:table-cell>
          <table:table-cell table:formula="of:=IF([$Volumes.E22]=0;&quot;N/A&quot;;[$Valores.E22]/[$Volumes.E22])" office:value-type="float" office:value="11.4839374914074" calcext:value-type="float">
            <text:p>11.4839374914074</text:p>
          </table:table-cell>
          <table:table-cell table:formula="of:=IF([$Volumes.F22]=0;&quot;N/A&quot;;[$Valores.F22]/[$Volumes.F22])" office:value-type="float" office:value="11.5512714542714" calcext:value-type="float">
            <text:p>11.5512714542714</text:p>
          </table:table-cell>
          <table:table-cell table:formula="of:=IF([$Volumes.G22]=0;&quot;N/A&quot;;[$Valores.G22]/[$Volumes.G22])" office:value-type="float" office:value="12.0842340663436" calcext:value-type="float">
            <text:p>12.0842340663436</text:p>
          </table:table-cell>
          <table:table-cell table:formula="of:=IF([$Volumes.H22]=0;&quot;N/A&quot;;[$Valores.H22]/[$Volumes.H22])" office:value-type="float" office:value="12.4183223755509" calcext:value-type="float">
            <text:p>12.4183223755509</text:p>
          </table:table-cell>
          <table:table-cell table:formula="of:=IF([$Volumes.I22]=0;&quot;N/A&quot;;[$Valores.I22]/[$Volumes.I22])" office:value-type="float" office:value="12.7861007778154" calcext:value-type="float">
            <text:p>12.7861007778154</text:p>
          </table:table-cell>
          <table:table-cell table:formula="of:=IF([$Volumes.J22]=0;&quot;N/A&quot;;[$Valores.J22]/[$Volumes.J22])" office:value-type="float" office:value="12.959841211226" calcext:value-type="float">
            <text:p>12.959841211226</text:p>
          </table:table-cell>
          <table:table-cell table:formula="of:=IF([$Volumes.K22]=0;&quot;N/A&quot;;[$Valores.K22]/[$Volumes.K22])" office:value-type="float" office:value="12.893277124473" calcext:value-type="float">
            <text:p>12.893277124473</text:p>
          </table:table-cell>
          <table:table-cell table:formula="of:=IF([$Volumes.L22]=0;&quot;N/A&quot;;[$Valores.L22]/[$Volumes.L22])" office:value-type="float" office:value="13.2266928361138" calcext:value-type="float">
            <text:p>13.2266928361138</text:p>
          </table:table-cell>
          <table:table-cell table:formula="of:=IF([$Volumes.M22]=0;&quot;N/A&quot;;[$Valores.M22]/[$Volumes.M22])" office:value-type="float" office:value="12.8306188925081" calcext:value-type="float">
            <text:p>12.8306188925081</text:p>
          </table:table-cell>
          <table:table-cell table:formula="of:=IF([$Volumes.N22]=0;&quot;N/A&quot;;[$Valores.N22]/[$Volumes.N22])" office:value-type="float" office:value="13.5916666666667" calcext:value-type="float">
            <text:p>13.5916666666667</text:p>
          </table:table-cell>
          <table:table-cell table:formula="of:=IF([$Volumes.O22]=0;&quot;N/A&quot;;[$Valores.O22]/[$Volumes.O22])" office:value-type="float" office:value="12.4580017683466" calcext:value-type="float">
            <text:p>12.4580017683466</text:p>
          </table:table-cell>
          <table:table-cell table:formula="of:=IF([$Volumes.P22]=0;&quot;N/A&quot;;[$Valores.P22]/[$Volumes.P22])" office:value-type="float" office:value="23.8333333333333" calcext:value-type="float">
            <text:p>23.8333333333333</text:p>
          </table:table-cell>
          <table:table-cell table:formula="of:=IF([$Volumes.Q22]=0;&quot;N/A&quot;;[$Valores.Q22]/[$Volumes.Q22])" office:value-type="float" office:value="25.1666666666667" calcext:value-type="float">
            <text:p>25.1666666666667</text:p>
          </table:table-cell>
          <table:table-cell table:formula="of:=IF([$Volumes.R22]=0;&quot;N/A&quot;;[$Valores.R22]/[$Volumes.R22])" office:value-type="float" office:value="14.8653846153846" calcext:value-type="float">
            <text:p>14.8653846153846</text:p>
          </table:table-cell>
          <table:table-cell table:formula="of:=IF([$Volumes.S22]=0;&quot;N/A&quot;;[$Valores.S22]/[$Volumes.S22])" office:value-type="float" office:value="14.1935483870968" calcext:value-type="float">
            <text:p>14.1935483870968</text:p>
          </table:table-cell>
          <table:table-cell table:formula="of:=IF([$Volumes.T22]=0;&quot;N/A&quot;;[$Valores.T22]/[$Volumes.T22])" office:value-type="float" office:value="11.1569752004673" calcext:value-type="float">
            <text:p>11.1569752004673</text:p>
          </table:table-cell>
          <table:table-cell table:formula="of:=IF([$Volumes.U22]=0;&quot;N/A&quot;;[$Valores.U22]/[$Volumes.U22])" office:value-type="float" office:value="11.2155688622755" calcext:value-type="float">
            <text:p>11.2155688622755</text:p>
          </table:table-cell>
          <table:table-cell table:formula="of:=IF([$Volumes.V22]=0;&quot;N/A&quot;;[$Valores.V22]/[$Volumes.V22])" office:value-type="float" office:value="11.384829960235" calcext:value-type="float">
            <text:p>11.384829960235</text:p>
          </table:table-cell>
          <table:table-cell table:formula="of:=IF([$Volumes.W22]=0;&quot;N/A&quot;;[$Valores.W22]/[$Volumes.W22])" office:value-type="float" office:value="11.4567976568221" calcext:value-type="float">
            <text:p>11.4567976568221</text:p>
          </table:table-cell>
          <table:table-cell table:formula="of:=IF([$Volumes.X22]=0;&quot;N/A&quot;;[$Valores.X22]/[$Volumes.X22])" office:value-type="float" office:value="11.5119961027889" calcext:value-type="float">
            <text:p>11.5119961027889</text:p>
          </table:table-cell>
          <table:table-cell table:formula="of:=IF([$Volumes.Y22]=0;&quot;N/A&quot;;[$Valores.Y22]/[$Volumes.Y22])" office:value-type="float" office:value="11.7093275488069" calcext:value-type="float">
            <text:p>11.7093275488069</text:p>
          </table:table-cell>
          <table:table-cell table:formula="of:=IF([$Volumes.Z22]=0;&quot;N/A&quot;;[$Valores.Z22]/[$Volumes.Z22])" office:value-type="float" office:value="12.232504145937" calcext:value-type="float">
            <text:p>12.232504145937</text:p>
          </table:table-cell>
          <table:table-cell table:formula="of:=IF([$Volumes.AA22]=0;&quot;N/A&quot;;[$Valores.AA22]/[$Volumes.AA22])" office:value-type="float" office:value="12.5771964461994" calcext:value-type="float">
            <text:p>12.5771964461994</text:p>
          </table:table-cell>
          <table:table-cell table:formula="of:=IF([$Volumes.AB22]=0;&quot;N/A&quot;;[$Valores.AB22]/[$Volumes.AB22])" office:value-type="float" office:value="12.4660241911692" calcext:value-type="float">
            <text:p>12.4660241911692</text:p>
          </table:table-cell>
          <table:table-cell table:formula="of:=IF([$Volumes.AC22]=0;&quot;N/A&quot;;[$Valores.AC22]/[$Volumes.AC22])" office:value-type="float" office:value="12.1504495277114" calcext:value-type="float">
            <text:p>12.1504495277114</text:p>
          </table:table-cell>
          <table:table-cell table:formula="of:=IF([$Volumes.AD22]=0;&quot;N/A&quot;;[$Valores.AD22]/[$Volumes.AD22])" office:value-type="float" office:value="12.5007712082262" calcext:value-type="float">
            <text:p>12.5007712082262</text:p>
          </table:table-cell>
          <table:table-cell table:formula="of:=IF([$Volumes.AE22]=0;&quot;N/A&quot;;[$Valores.AE22]/[$Volumes.AE22])" office:value-type="float" office:value="13.3189189189189" calcext:value-type="float">
            <text:p>13.3189189189189</text:p>
          </table:table-cell>
          <table:table-cell table:formula="of:=IF([$Volumes.AF22]=0;&quot;N/A&quot;;[$Valores.AF22]/[$Volumes.AF22])" office:value-type="float" office:value="12.3726708074534" calcext:value-type="float">
            <text:p>12.3726708074534</text:p>
          </table:table-cell>
          <table:table-cell table:formula="of:=IF([$Volumes.AG22]=0;&quot;N/A&quot;;[$Valores.AG22]/[$Volumes.AG22])" office:value-type="float" office:value="12.7564996829423" calcext:value-type="float">
            <text:p>12.7564996829423</text:p>
          </table:table-cell>
          <table:table-cell table:formula="of:=IF([$Volumes.AH22]=0;&quot;N/A&quot;;[$Valores.AH22]/[$Volumes.AH22])" office:value-type="string" office:string-value="N/A" calcext:value-type="string">
            <text:p>N/A</text:p>
          </table:table-cell>
          <table:table-cell table:formula="of:=IF([$Volumes.AI22]=0;&quot;N/A&quot;;[$Valores.AI22]/[$Volumes.AI22])" office:value-type="float" office:value="15" calcext:value-type="float">
            <text:p>15</text:p>
          </table:table-cell>
          <table:table-cell table:formula="of:=IF([$Volumes.AJ22]=0;&quot;N/A&quot;;[$Valores.AJ22]/[$Volumes.AJ22])" office:value-type="float" office:value="12.0444444444444" calcext:value-type="float">
            <text:p>12.0444444444444</text:p>
          </table:table-cell>
          <table:table-cell table:formula="of:=IF([$Volumes.AK22]=0;&quot;N/A&quot;;[$Valores.AK22]/[$Volumes.AK22])" office:value-type="float" office:value="12.8711340206186" calcext:value-type="float">
            <text:p>12.8711340206186</text:p>
          </table:table-cell>
          <table:table-cell table:formula="of:=IF([$Volumes.AL22]=0;&quot;N/A&quot;;[$Valores.AL22]/[$Volumes.AL22])" office:value-type="float" office:value="10.6016920600457" calcext:value-type="float">
            <text:p>10.6016920600457</text:p>
          </table:table-cell>
          <table:table-cell table:formula="of:=IF([$Volumes.AM22]=0;&quot;N/A&quot;;[$Valores.AM22]/[$Volumes.AM22])" office:value-type="float" office:value="10.2105475853708" calcext:value-type="float">
            <text:p>10.2105475853708</text:p>
          </table:table-cell>
          <table:table-cell table:formula="of:=IF([$Volumes.AN22]=0;&quot;N/A&quot;;[$Valores.AN22]/[$Volumes.AN22])" office:value-type="float" office:value="10.752839551553" calcext:value-type="float">
            <text:p>10.752839551553</text:p>
          </table:table-cell>
          <table:table-cell table:formula="of:=IF([$Volumes.AO22]=0;&quot;N/A&quot;;[$Valores.AO22]/[$Volumes.AO22])" office:value-type="float" office:value="10.5937380314056" calcext:value-type="float">
            <text:p>10.5937380314056</text:p>
          </table:table-cell>
          <table:table-cell table:formula="of:=IF([$Volumes.AP22]=0;&quot;N/A&quot;;[$Valores.AP22]/[$Volumes.AP22])" office:value-type="float" office:value="10.516294601447" calcext:value-type="float">
            <text:p>10.516294601447</text:p>
          </table:table-cell>
          <table:table-cell table:formula="of:=IF([$Volumes.AQ22]=0;&quot;N/A&quot;;[$Valores.AQ22]/[$Volumes.AQ22])" office:value-type="float" office:value="10.1792875426621" calcext:value-type="float">
            <text:p>10.1792875426621</text:p>
          </table:table-cell>
          <table:table-cell table:formula="of:=IF([$Volumes.AR22]=0;&quot;N/A&quot;;[$Valores.AR22]/[$Volumes.AR22])" office:value-type="float" office:value="10.7489065428903" calcext:value-type="float">
            <text:p>10.7489065428903</text:p>
          </table:table-cell>
          <table:table-cell table:formula="of:=IF([$Volumes.AS22]=0;&quot;N/A&quot;;[$Valores.AS22]/[$Volumes.AS22])" office:value-type="float" office:value="10.9404870346754" calcext:value-type="float">
            <text:p>10.9404870346754</text:p>
          </table:table-cell>
          <table:table-cell table:formula="of:=IF([$Volumes.AT22]=0;&quot;N/A&quot;;[$Valores.AT22]/[$Volumes.AT22])" office:value-type="float" office:value="11.1880402325947" calcext:value-type="float">
            <text:p>11.1880402325947</text:p>
          </table:table-cell>
          <table:table-cell table:formula="of:=IF([$Volumes.AU22]=0;&quot;N/A&quot;;[$Valores.AU22]/[$Volumes.AU22])" office:value-type="float" office:value="10.9341739475774" calcext:value-type="float">
            <text:p>10.9341739475774</text:p>
          </table:table-cell>
          <table:table-cell table:formula="of:=IF([$Volumes.AV22]=0;&quot;N/A&quot;;[$Valores.AV22]/[$Volumes.AV22])" office:value-type="float" office:value="10.8625277161863" calcext:value-type="float">
            <text:p>10.8625277161863</text:p>
          </table:table-cell>
          <table:table-cell table:formula="of:=IF([$Volumes.AW22]=0;&quot;N/A&quot;;[$Valores.AW22]/[$Volumes.AW22])" office:value-type="float" office:value="10.2153628652215" calcext:value-type="float">
            <text:p>10.2153628652215</text:p>
          </table:table-cell>
          <table:table-cell table:formula="of:=IF([$Volumes.AX22]=0;&quot;N/A&quot;;[$Valores.AX22]/[$Volumes.AX22])" office:value-type="float" office:value="9.23106646058733" calcext:value-type="float">
            <text:p>9.23106646058733</text:p>
          </table:table-cell>
          <table:table-cell table:formula="of:=IF([$Volumes.AY22]=0;&quot;N/A&quot;;[$Valores.AY22]/[$Volumes.AY22])" office:value-type="float" office:value="9.43252361673414" calcext:value-type="float">
            <text:p>9.43252361673414</text:p>
          </table:table-cell>
          <table:table-cell table:formula="of:=IF([$Volumes.AZ22]=0;&quot;N/A&quot;;[$Valores.AZ22]/[$Volumes.AZ22])" office:value-type="string" office:string-value="N/A" calcext:value-type="string">
            <text:p>N/A</text:p>
          </table:table-cell>
          <table:table-cell table:formula="of:=IF([$Volumes.BA22]=0;&quot;N/A&quot;;[$Valores.BA22]/[$Volumes.BA22])" office:value-type="float" office:value="9" calcext:value-type="float">
            <text:p>9</text:p>
          </table:table-cell>
          <table:table-cell table:formula="of:=IF([$Volumes.BB22]=0;&quot;N/A&quot;;[$Valores.BB22]/[$Volumes.BB22])" office:value-type="float" office:value="11.3505263157895" calcext:value-type="float">
            <text:p>11.3505263157895</text:p>
          </table:table-cell>
          <table:table-cell table:formula="of:=IF([$Volumes.BC22]=0;&quot;N/A&quot;;[$Valores.BC22]/[$Volumes.BC22])" office:value-type="float" office:value="12.0582714118107" calcext:value-type="float">
            <text:p>12.0582714118107</text:p>
          </table:table-cell>
          <table:table-cell table:formula="of:=IF([$Volumes.BD22]=0;&quot;N/A&quot;;[$Valores.BD22]/[$Volumes.BD22])" office:value-type="float" office:value="12.1807087252676" calcext:value-type="float">
            <text:p>12.1807087252676</text:p>
          </table:table-cell>
          <table:table-cell table:formula="of:=IF([$Volumes.BE22]=0;&quot;N/A&quot;;[$Valores.BE22]/[$Volumes.BE22])" office:value-type="float" office:value="12.03407329105" calcext:value-type="float">
            <text:p>12.03407329105</text:p>
          </table:table-cell>
          <table:table-cell table:formula="of:=IF([$Volumes.BF22]=0;&quot;N/A&quot;;[$Valores.BF22]/[$Volumes.BF22])" office:value-type="float" office:value="12.3960467281808" calcext:value-type="float">
            <text:p>12.3960467281808</text:p>
          </table:table-cell>
          <table:table-cell table:formula="of:=IF([$Volumes.BG22]=0;&quot;N/A&quot;;[$Valores.BG22]/[$Volumes.BG22])" office:value-type="float" office:value="12.5327623758721" calcext:value-type="float">
            <text:p>12.5327623758721</text:p>
          </table:table-cell>
          <table:table-cell table:formula="of:=IF([$Volumes.BH22]=0;&quot;N/A&quot;;[$Valores.BH22]/[$Volumes.BH22])" office:value-type="float" office:value="12.2288042194757" calcext:value-type="float">
            <text:p>12.2288042194757</text:p>
          </table:table-cell>
          <table:table-cell table:formula="of:=IF([$Volumes.BI22]=0;&quot;N/A&quot;;[$Valores.BI22]/[$Volumes.BI22])" office:value-type="float" office:value="12.6737237933344" calcext:value-type="float">
            <text:p>12.6737237933344</text:p>
          </table:table-cell>
          <table:table-cell table:formula="of:=IF([$Volumes.BJ22]=0;&quot;N/A&quot;;[$Valores.BJ22]/[$Volumes.BJ22])" office:value-type="float" office:value="13.0191539763113" calcext:value-type="float">
            <text:p>13.0191539763113</text:p>
          </table:table-cell>
          <table:table-cell table:formula="of:=IF([$Volumes.BK22]=0;&quot;N/A&quot;;[$Valores.BK22]/[$Volumes.BK22])" office:value-type="float" office:value="13.3000401123145" calcext:value-type="float">
            <text:p>13.3000401123145</text:p>
          </table:table-cell>
          <table:table-cell table:formula="of:=IF([$Volumes.BL22]=0;&quot;N/A&quot;;[$Valores.BL22]/[$Volumes.BL22])" office:value-type="float" office:value="13.457100591716" calcext:value-type="float">
            <text:p>13.457100591716</text:p>
          </table:table-cell>
          <table:table-cell table:formula="of:=IF([$Volumes.BM22]=0;&quot;N/A&quot;;[$Valores.BM22]/[$Volumes.BM22])" office:value-type="float" office:value="13.8774713204784" calcext:value-type="float">
            <text:p>13.8774713204784</text:p>
          </table:table-cell>
          <table:table-cell table:formula="of:=IF([$Volumes.BN22]=0;&quot;N/A&quot;;[$Valores.BN22]/[$Volumes.BN22])" office:value-type="float" office:value="14.8782707622298" calcext:value-type="float">
            <text:p>14.8782707622298</text:p>
          </table:table-cell>
          <table:table-cell table:formula="of:=IF([$Volumes.BO22]=0;&quot;N/A&quot;;[$Valores.BO22]/[$Volumes.BO22])" office:value-type="float" office:value="14.8142944410507" calcext:value-type="float">
            <text:p>14.8142944410507</text:p>
          </table:table-cell>
          <table:table-cell table:formula="of:=IF([$Volumes.BP22]=0;&quot;N/A&quot;;[$Valores.BP22]/[$Volumes.BP22])" office:value-type="float" office:value="19.6804564907275" calcext:value-type="float">
            <text:p>19.6804564907275</text:p>
          </table:table-cell>
          <table:table-cell table:formula="of:=IF([$Volumes.BQ22]=0;&quot;N/A&quot;;[$Valores.BQ22]/[$Volumes.BQ22])" office:value-type="float" office:value="17.2740841248304" calcext:value-type="float">
            <text:p>17.2740841248304</text:p>
          </table:table-cell>
          <table:table-cell table:formula="of:=IF([$Volumes.BR22]=0;&quot;N/A&quot;;[$Valores.BR22]/[$Volumes.BR22])" office:value-type="float" office:value="23.8196721311475" calcext:value-type="float">
            <text:p>23.8196721311475</text:p>
          </table:table-cell>
          <table:table-cell table:formula="of:=IF([$Volumes.BS22]=0;&quot;N/A&quot;;[$Valores.BS22]/[$Volumes.BS22])" office:value-type="float" office:value="23.642735042735" calcext:value-type="float">
            <text:p>23.642735042735</text:p>
          </table:table-cell>
          <table:table-cell table:formula="of:=IF([$Volumes.BT22]=0;&quot;N/A&quot;;[$Valores.BT22]/[$Volumes.BT22])" office:value-type="float" office:value="17.3971428571429" calcext:value-type="float">
            <text:p>17.3971428571429</text:p>
          </table:table-cell>
          <table:table-cell table:formula="of:=IF([$Volumes.BU22]=0;&quot;N/A&quot;;[$Valores.BU22]/[$Volumes.BU22])" office:value-type="float" office:value="14.1948909299656" calcext:value-type="float">
            <text:p>14.1948909299656</text:p>
          </table:table-cell>
          <table:table-cell table:formula="of:=IF([$Volumes.BV22]=0;&quot;N/A&quot;;[$Valores.BV22]/[$Volumes.BV22])" office:value-type="float" office:value="12.2468035499398" calcext:value-type="float">
            <text:p>12.2468035499398</text:p>
          </table:table-cell>
          <table:table-cell table:formula="of:=IF([$Volumes.BW22]=0;&quot;N/A&quot;;[$Valores.BW22]/[$Volumes.BW22])" office:value-type="float" office:value="12.1860700969426" calcext:value-type="float">
            <text:p>12.1860700969426</text:p>
          </table:table-cell>
          <table:table-cell table:formula="of:=IF([$Volumes.BX22]=0;&quot;N/A&quot;;[$Valores.BX22]/[$Volumes.BX22])" office:value-type="float" office:value="12.5554547222402" calcext:value-type="float">
            <text:p>12.5554547222402</text:p>
          </table:table-cell>
          <table:table-cell table:formula="of:=IF([$Volumes.BY22]=0;&quot;N/A&quot;;[$Valores.BY22]/[$Volumes.BY22])" office:value-type="float" office:value="12.4157253924013" calcext:value-type="float">
            <text:p>12.4157253924013</text:p>
          </table:table-cell>
          <table:table-cell table:formula="of:=IF([$Volumes.BZ22]=0;&quot;N/A&quot;;[$Valores.BZ22]/[$Volumes.BZ22])" office:value-type="float" office:value="12.5639602128152" calcext:value-type="float">
            <text:p>12.5639602128152</text:p>
          </table:table-cell>
          <table:table-cell table:formula="of:=IF([$Volumes.CA22]=0;&quot;N/A&quot;;[$Valores.CA22]/[$Volumes.CA22])" office:value-type="float" office:value="12.8201923805196" calcext:value-type="float">
            <text:p>12.8201923805196</text:p>
          </table:table-cell>
          <table:table-cell table:formula="of:=IF([$Volumes.CB22]=0;&quot;N/A&quot;;[$Valores.CB22]/[$Volumes.CB22])" office:value-type="float" office:value="13.3824114025307" calcext:value-type="float">
            <text:p>13.3824114025307</text:p>
          </table:table-cell>
          <table:table-cell table:formula="of:=IF([$Volumes.CC22]=0;&quot;N/A&quot;;[$Valores.CC22]/[$Volumes.CC22])" office:value-type="float" office:value="13.6627657033676" calcext:value-type="float">
            <text:p>13.6627657033676</text:p>
          </table:table-cell>
          <table:table-cell table:formula="of:=IF([$Volumes.CD22]=0;&quot;N/A&quot;;[$Valores.CD22]/[$Volumes.CD22])" office:value-type="float" office:value="13.4932070811033" calcext:value-type="float">
            <text:p>13.4932070811033</text:p>
          </table:table-cell>
          <table:table-cell table:formula="of:=IF([$Volumes.CE22]=0;&quot;N/A&quot;;[$Valores.CE22]/[$Volumes.CE22])" office:value-type="float" office:value="14.1366959064327" calcext:value-type="float">
            <text:p>14.1366959064327</text:p>
          </table:table-cell>
          <table:table-cell table:formula="of:=IF([$Volumes.CF22]=0;&quot;N/A&quot;;[$Valores.CF22]/[$Volumes.CF22])" office:value-type="float" office:value="14.3320647002854" calcext:value-type="float">
            <text:p>14.3320647002854</text:p>
          </table:table-cell>
          <table:table-cell table:formula="of:=IF([$Volumes.CG22]=0;&quot;N/A&quot;;[$Valores.CG22]/[$Volumes.CG22])" office:value-type="float" office:value="13.4930210551218" calcext:value-type="float">
            <text:p>13.4930210551218</text:p>
          </table:table-cell>
          <table:table-cell table:formula="of:=IF([$Volumes.CH22]=0;&quot;N/A&quot;;[$Valores.CH22]/[$Volumes.CH22])" office:value-type="float" office:value="14.8676470588235" calcext:value-type="float">
            <text:p>14.8676470588235</text:p>
          </table:table-cell>
          <table:table-cell table:formula="of:=IF([$Volumes.CI22]=0;&quot;N/A&quot;;[$Valores.CI22]/[$Volumes.CI22])" office:value-type="float" office:value="14.3370577281192" calcext:value-type="float">
            <text:p>14.3370577281192</text:p>
          </table:table-cell>
          <table:table-cell table:formula="of:=IF([$Volumes.CJ22]=0;&quot;N/A&quot;;[$Valores.CJ22]/[$Volumes.CJ22])" office:value-type="string" office:string-value="N/A" calcext:value-type="string">
            <text:p>N/A</text:p>
          </table:table-cell>
          <table:table-cell table:formula="of:=IF([$Volumes.CK22]=0;&quot;N/A&quot;;[$Valores.CK22]/[$Volumes.CK22])" office:value-type="float" office:value="11.3730158730159" calcext:value-type="float">
            <text:p>11.3730158730159</text:p>
          </table:table-cell>
          <table:table-cell table:formula="of:=IF([$Volumes.CL22]=0;&quot;N/A&quot;;[$Valores.CL22]/[$Volumes.CL22])" office:value-type="float" office:value="13.4093097913323" calcext:value-type="float">
            <text:p>13.4093097913323</text:p>
          </table:table-cell>
          <table:table-cell table:formula="of:=IF([$Volumes.CM22]=0;&quot;N/A&quot;;[$Valores.CM22]/[$Volumes.CM22])" office:value-type="float" office:value="12.1323853885756" calcext:value-type="float">
            <text:p>12.1323853885756</text:p>
          </table:table-cell>
          <table:table-cell table:formula="of:=IF([$Volumes.CN22]=0;&quot;N/A&quot;;[$Valores.CN22]/[$Volumes.CN22])" office:value-type="float" office:value="11.4957873363363" calcext:value-type="float">
            <text:p>11.4957873363363</text:p>
          </table:table-cell>
          <table:table-cell table:formula="of:=IF([$Volumes.CO22]=0;&quot;N/A&quot;;[$Valores.CO22]/[$Volumes.CO22])" office:value-type="float" office:value="11.653764455983" calcext:value-type="float">
            <text:p>11.653764455983</text:p>
          </table:table-cell>
          <table:table-cell table:formula="of:=IF([$Volumes.CP22]=0;&quot;N/A&quot;;[$Valores.CP22]/[$Volumes.CP22])" office:value-type="float" office:value="11.6873564391813" calcext:value-type="float">
            <text:p>11.6873564391813</text:p>
          </table:table-cell>
          <table:table-cell table:formula="of:=IF([$Volumes.CQ22]=0;&quot;N/A&quot;;[$Valores.CQ22]/[$Volumes.CQ22])" office:value-type="float" office:value="11.1762033053199" calcext:value-type="float">
            <text:p>11.1762033053199</text:p>
          </table:table-cell>
          <table:table-cell table:formula="of:=IF([$Volumes.CR22]=0;&quot;N/A&quot;;[$Valores.CR22]/[$Volumes.CR22])" office:value-type="float" office:value="11.0233593304166" calcext:value-type="float">
            <text:p>11.0233593304166</text:p>
          </table:table-cell>
          <table:table-cell table:formula="of:=IF([$Volumes.CS22]=0;&quot;N/A&quot;;[$Valores.CS22]/[$Volumes.CS22])" office:value-type="float" office:value="11.5853274883961" calcext:value-type="float">
            <text:p>11.5853274883961</text:p>
          </table:table-cell>
          <table:table-cell table:formula="of:=IF([$Volumes.CT22]=0;&quot;N/A&quot;;[$Valores.CT22]/[$Volumes.CT22])" office:value-type="float" office:value="12.0056878462808" calcext:value-type="float">
            <text:p>12.0056878462808</text:p>
          </table:table-cell>
          <table:table-cell table:formula="of:=IF([$Volumes.CU22]=0;&quot;N/A&quot;;[$Valores.CU22]/[$Volumes.CU22])" office:value-type="float" office:value="12.3772037720377" calcext:value-type="float">
            <text:p>12.3772037720377</text:p>
          </table:table-cell>
          <table:table-cell table:formula="of:=IF([$Volumes.CV22]=0;&quot;N/A&quot;;[$Valores.CV22]/[$Volumes.CV22])" office:value-type="float" office:value="12.5855995855996" calcext:value-type="float">
            <text:p>12.5855995855996</text:p>
          </table:table-cell>
          <table:table-cell table:formula="of:=IF([$Volumes.CW22]=0;&quot;N/A&quot;;[$Valores.CW22]/[$Volumes.CW22])" office:value-type="float" office:value="12.1996417197452" calcext:value-type="float">
            <text:p>12.1996417197452</text:p>
          </table:table-cell>
          <table:table-cell table:formula="of:=IF([$Volumes.CX22]=0;&quot;N/A&quot;;[$Valores.CX22]/[$Volumes.CX22])" office:value-type="float" office:value="12.0150273224044" calcext:value-type="float">
            <text:p>12.0150273224044</text:p>
          </table:table-cell>
          <table:table-cell table:formula="of:=IF([$Volumes.CY22]=0;&quot;N/A&quot;;[$Valores.CY22]/[$Volumes.CY22])" office:value-type="float" office:value="11.8031347962382" calcext:value-type="float">
            <text:p>11.8031347962382</text:p>
          </table:table-cell>
          <table:table-cell table:formula="of:=IF([$Volumes.CZ22]=0;&quot;N/A&quot;;[$Valores.CZ22]/[$Volumes.CZ22])" office:value-type="float" office:value="11.9887450759707" calcext:value-type="float">
            <text:p>11.9887450759707</text:p>
          </table:table-cell>
          <table:table-cell table:formula="of:=IF([$Volumes.DA22]=0;&quot;N/A&quot;;[$Valores.DA22]/[$Volumes.DA22])" office:value-type="float" office:value="12.8003194888179" calcext:value-type="float">
            <text:p>12.8003194888179</text:p>
          </table:table-cell>
          <table:table-cell table:formula="of:=IF([$Volumes.DB22]=0;&quot;N/A&quot;;[$Valores.DB22]/[$Volumes.DB22])" office:value-type="float" office:value="16.4222222222222" calcext:value-type="float">
            <text:p>16.4222222222222</text:p>
          </table:table-cell>
          <table:table-cell table:formula="of:=IF([$Volumes.DC22]=0;&quot;N/A&quot;;[$Valores.DC22]/[$Volumes.DC22])" office:value-type="float" office:value="12.9501755926251" calcext:value-type="float">
            <text:p>12.9501755926251</text:p>
          </table:table-cell>
          <table:table-cell table:formula="of:=IF([$Volumes.DD22]=0;&quot;N/A&quot;;[$Valores.DD22]/[$Volumes.DD22])" office:value-type="float" office:value="12.3933582787652" calcext:value-type="float">
            <text:p>12.3933582787652</text:p>
          </table:table-cell>
          <table:table-cell table:formula="of:=IF([$Volumes.DE22]=0;&quot;N/A&quot;;[$Valores.DE22]/[$Volumes.DE22])" office:value-type="float" office:value="12.2668197068692" calcext:value-type="float">
            <text:p>12.2668197068692</text:p>
          </table:table-cell>
          <table:table-cell table:formula="of:=IF([$Volumes.DF22]=0;&quot;N/A&quot;;[$Valores.DF22]/[$Volumes.DF22])" office:value-type="float" office:value="11.9492190141321" calcext:value-type="float">
            <text:p>11.9492190141321</text:p>
          </table:table-cell>
          <table:table-cell table:formula="of:=IF([$Volumes.DG22]=0;&quot;N/A&quot;;[$Valores.DG22]/[$Volumes.DG22])" office:value-type="float" office:value="11.92659018298" calcext:value-type="float">
            <text:p>11.92659018298</text:p>
          </table:table-cell>
          <table:table-cell table:formula="of:=IF([$Volumes.DH22]=0;&quot;N/A&quot;;[$Valores.DH22]/[$Volumes.DH22])" office:value-type="float" office:value="12.0970281124498" calcext:value-type="float">
            <text:p>12.0970281124498</text:p>
          </table:table-cell>
          <table:table-cell table:formula="of:=IF([$Volumes.DI22]=0;&quot;N/A&quot;;[$Valores.DI22]/[$Volumes.DI22])" office:value-type="float" office:value="11.9308428734016" calcext:value-type="float">
            <text:p>11.9308428734016</text:p>
          </table:table-cell>
          <table:table-cell table:formula="of:=IF([$Volumes.DJ22]=0;&quot;N/A&quot;;[$Valores.DJ22]/[$Volumes.DJ22])" office:value-type="float" office:value="11.8147181628392" calcext:value-type="float">
            <text:p>11.8147181628392</text:p>
          </table:table-cell>
          <table:table-cell table:formula="of:=IF([$Volumes.DK22]=0;&quot;N/A&quot;;[$Valores.DK22]/[$Volumes.DK22])" office:value-type="float" office:value="11.9251360174102" calcext:value-type="float">
            <text:p>11.9251360174102</text:p>
          </table:table-cell>
          <table:table-cell table:formula="of:=IF([$Volumes.DL22]=0;&quot;N/A&quot;;[$Valores.DL22]/[$Volumes.DL22])" office:value-type="float" office:value="12.9889817169149" calcext:value-type="float">
            <text:p>12.9889817169149</text:p>
          </table:table-cell>
          <table:table-cell table:formula="of:=IF([$Volumes.DM22]=0;&quot;N/A&quot;;[$Valores.DM22]/[$Volumes.DM22])" office:value-type="float" office:value="13.0402703075438" calcext:value-type="float">
            <text:p>13.0402703075438</text:p>
          </table:table-cell>
          <table:table-cell table:formula="of:=IF([$Volumes.DN22]=0;&quot;N/A&quot;;[$Valores.DN22]/[$Volumes.DN22])" office:value-type="float" office:value="13.6030669895077" calcext:value-type="float">
            <text:p>13.6030669895077</text:p>
          </table:table-cell>
          <table:table-cell table:formula="of:=IF([$Volumes.DO22]=0;&quot;N/A&quot;;[$Valores.DO22]/[$Volumes.DO22])" office:value-type="float" office:value="13.3197560015742" calcext:value-type="float">
            <text:p>13.3197560015742</text:p>
          </table:table-cell>
          <table:table-cell table:formula="of:=IF([$Volumes.DP22]=0;&quot;N/A&quot;;[$Valores.DP22]/[$Volumes.DP22])" office:value-type="float" office:value="12.8032064128257" calcext:value-type="float">
            <text:p>12.8032064128257</text:p>
          </table:table-cell>
          <table:table-cell table:formula="of:=IF([$Volumes.DQ22]=0;&quot;N/A&quot;;[$Valores.DQ22]/[$Volumes.DQ22])" office:value-type="float" office:value="12.8585675430644" calcext:value-type="float">
            <text:p>12.8585675430644</text:p>
          </table:table-cell>
          <table:table-cell table:formula="of:=IF([$Volumes.DR22]=0;&quot;N/A&quot;;[$Valores.DR22]/[$Volumes.DR22])" office:value-type="float" office:value="15.2530120481928" calcext:value-type="float">
            <text:p>15.2530120481928</text:p>
          </table:table-cell>
          <table:table-cell table:formula="of:=IF([$Volumes.DS22]=0;&quot;N/A&quot;;[$Valores.DS22]/[$Volumes.DS22])" office:value-type="float" office:value="16" calcext:value-type="float">
            <text:p>16</text:p>
          </table:table-cell>
          <table:table-cell table:formula="of:=IF([$Volumes.DT22]=0;&quot;N/A&quot;;[$Valores.DT22]/[$Volumes.DT22])" office:value-type="float" office:value="10.6363636363636" calcext:value-type="float">
            <text:p>10.6363636363636</text:p>
          </table:table-cell>
          <table:table-cell table:formula="of:=IF([$Volumes.DU22]=0;&quot;N/A&quot;;[$Valores.DU22]/[$Volumes.DU22])" office:value-type="string" office:string-value="N/A" calcext:value-type="string">
            <text:p>N/A</text:p>
          </table:table-cell>
          <table:table-cell table:formula="of:=IF([$Volumes.DV22]=0;&quot;N/A&quot;;[$Valores.DV22]/[$Volumes.DV22])" office:value-type="float" office:value="21" calcext:value-type="float">
            <text:p>21</text:p>
          </table:table-cell>
          <table:table-cell table:formula="of:=IF([$Volumes.DW22]=0;&quot;N/A&quot;;[$Valores.DW22]/[$Volumes.DW22])" office:value-type="float" office:value="14.7925170068027" calcext:value-type="float">
            <text:p>14.7925170068027</text:p>
          </table:table-cell>
        </table:table-row>
        <table:table-row table:style-name="ro1">
          <table:table-cell office:value-type="string" calcext:value-type="string">
            <text:p>T. PERDIGAO,ESCOLHA SAUDAVEL,BRF</text:p>
          </table:table-cell>
          <table:table-cell table:formula="of:=IF([$Volumes.B23]=0;&quot;N/A&quot;;[$Valores.B23]/[$Volumes.B23])" office:value-type="float" office:value="12.75" calcext:value-type="float">
            <text:p>12.75</text:p>
          </table:table-cell>
          <table:table-cell table:formula="of:=IF([$Volumes.C23]=0;&quot;N/A&quot;;[$Valores.C23]/[$Volumes.C23])" office:value-type="float" office:value="11.8571428571429" calcext:value-type="float">
            <text:p>11.8571428571429</text:p>
          </table:table-cell>
          <table:table-cell table:formula="of:=IF([$Volumes.D23]=0;&quot;N/A&quot;;[$Valores.D23]/[$Volumes.D23])" office:value-type="float" office:value="13.5" calcext:value-type="float">
            <text:p>13.5</text:p>
          </table:table-cell>
          <table:table-cell table:formula="of:=IF([$Volumes.E23]=0;&quot;N/A&quot;;[$Valores.E23]/[$Volumes.E23])" office:value-type="float" office:value="12.3913043478261" calcext:value-type="float">
            <text:p>12.3913043478261</text:p>
          </table:table-cell>
          <table:table-cell table:formula="of:=IF([$Volumes.F23]=0;&quot;N/A&quot;;[$Valores.F23]/[$Volumes.F23])" office:value-type="float" office:value="13.375" calcext:value-type="float">
            <text:p>13.375</text:p>
          </table:table-cell>
          <table:table-cell table:formula="of:=IF([$Volumes.G23]=0;&quot;N/A&quot;;[$Valores.G23]/[$Volumes.G23])" office:value-type="float" office:value="13.5333333333333" calcext:value-type="float">
            <text:p>13.5333333333333</text:p>
          </table:table-cell>
          <table:table-cell table:formula="of:=IF([$Volumes.H23]=0;&quot;N/A&quot;;[$Valores.H23]/[$Volumes.H23])" office:value-type="float" office:value="13.6923076923077" calcext:value-type="float">
            <text:p>13.6923076923077</text:p>
          </table:table-cell>
          <table:table-cell table:formula="of:=IF([$Volumes.I23]=0;&quot;N/A&quot;;[$Valores.I23]/[$Volumes.I23])" office:value-type="float" office:value="13.5238095238095" calcext:value-type="float">
            <text:p>13.5238095238095</text:p>
          </table:table-cell>
          <table:table-cell table:formula="of:=IF([$Volumes.J23]=0;&quot;N/A&quot;;[$Valores.J23]/[$Volumes.J23])" office:value-type="float" office:value="12.5" calcext:value-type="float">
            <text:p>12.5</text:p>
          </table:table-cell>
          <table:table-cell table:formula="of:=IF([$Volumes.K23]=0;&quot;N/A&quot;;[$Valores.K23]/[$Volumes.K23])" office:value-type="float" office:value="12.5" calcext:value-type="float">
            <text:p>12.5</text:p>
          </table:table-cell>
          <table:table-cell table:formula="of:=IF([$Volumes.L23]=0;&quot;N/A&quot;;[$Valores.L23]/[$Volumes.L23])" office:value-type="string" office:string-value="N/A" calcext:value-type="string">
            <text:p>N/A</text:p>
          </table:table-cell>
          <table:table-cell table:formula="of:=IF([$Volumes.M23]=0;&quot;N/A&quot;;[$Valores.M23]/[$Volumes.M23])" office:value-type="string" office:string-value="N/A" calcext:value-type="string">
            <text:p>N/A</text:p>
          </table:table-cell>
          <table:table-cell table:formula="of:=IF([$Volumes.N23]=0;&quot;N/A&quot;;[$Valores.N23]/[$Volumes.N23])" office:value-type="string" office:string-value="N/A" calcext:value-type="string">
            <text:p>N/A</text:p>
          </table:table-cell>
          <table:table-cell table:formula="of:=IF([$Volumes.O23]=0;&quot;N/A&quot;;[$Valores.O23]/[$Volumes.O23])" office:value-type="string" office:string-value="N/A" calcext:value-type="string">
            <text:p>N/A</text:p>
          </table:table-cell>
          <table:table-cell table:formula="of:=IF([$Volumes.P23]=0;&quot;N/A&quot;;[$Valores.P23]/[$Volumes.P23])" office:value-type="string" office:string-value="N/A" calcext:value-type="string">
            <text:p>N/A</text:p>
          </table:table-cell>
          <table:table-cell table:formula="of:=IF([$Volumes.Q23]=0;&quot;N/A&quot;;[$Valores.Q23]/[$Volumes.Q23])" office:value-type="string" office:string-value="N/A" calcext:value-type="string">
            <text:p>N/A</text:p>
          </table:table-cell>
          <table:table-cell table:formula="of:=IF([$Volumes.R23]=0;&quot;N/A&quot;;[$Valores.R23]/[$Volumes.R23])" office:value-type="string" office:string-value="N/A" calcext:value-type="string">
            <text:p>N/A</text:p>
          </table:table-cell>
          <table:table-cell table:formula="of:=IF([$Volumes.S23]=0;&quot;N/A&quot;;[$Valores.S23]/[$Volumes.S23])" office:value-type="string" office:string-value="N/A" calcext:value-type="string">
            <text:p>N/A</text:p>
          </table:table-cell>
          <table:table-cell table:formula="of:=IF([$Volumes.T23]=0;&quot;N/A&quot;;[$Valores.T23]/[$Volumes.T23])" office:value-type="string" office:string-value="N/A" calcext:value-type="string">
            <text:p>N/A</text:p>
          </table:table-cell>
          <table:table-cell table:formula="of:=IF([$Volumes.U23]=0;&quot;N/A&quot;;[$Valores.U23]/[$Volumes.U23])" office:value-type="string" office:string-value="N/A" calcext:value-type="string">
            <text:p>N/A</text:p>
          </table:table-cell>
          <table:table-cell table:formula="of:=IF([$Volumes.V23]=0;&quot;N/A&quot;;[$Valores.V23]/[$Volumes.V23])" office:value-type="string" office:string-value="N/A" calcext:value-type="string">
            <text:p>N/A</text:p>
          </table:table-cell>
          <table:table-cell table:formula="of:=IF([$Volumes.W23]=0;&quot;N/A&quot;;[$Valores.W23]/[$Volumes.W23])" office:value-type="string" office:string-value="N/A" calcext:value-type="string">
            <text:p>N/A</text:p>
          </table:table-cell>
          <table:table-cell table:formula="of:=IF([$Volumes.X23]=0;&quot;N/A&quot;;[$Valores.X23]/[$Volumes.X23])" office:value-type="string" office:string-value="N/A" calcext:value-type="string">
            <text:p>N/A</text:p>
          </table:table-cell>
          <table:table-cell table:formula="of:=IF([$Volumes.Y23]=0;&quot;N/A&quot;;[$Valores.Y23]/[$Volumes.Y23])" office:value-type="string" office:string-value="N/A" calcext:value-type="string">
            <text:p>N/A</text:p>
          </table:table-cell>
          <table:table-cell table:formula="of:=IF([$Volumes.Z23]=0;&quot;N/A&quot;;[$Valores.Z23]/[$Volumes.Z23])" office:value-type="string" office:string-value="N/A" calcext:value-type="string">
            <text:p>N/A</text:p>
          </table:table-cell>
          <table:table-cell table:formula="of:=IF([$Volumes.AA23]=0;&quot;N/A&quot;;[$Valores.AA23]/[$Volumes.AA23])" office:value-type="float" office:value="16.85" calcext:value-type="float">
            <text:p>16.85</text:p>
          </table:table-cell>
          <table:table-cell table:formula="of:=IF([$Volumes.AB23]=0;&quot;N/A&quot;;[$Valores.AB23]/[$Volumes.AB23])" office:value-type="float" office:value="17.4666666666667" calcext:value-type="float">
            <text:p>17.4666666666667</text:p>
          </table:table-cell>
          <table:table-cell table:formula="of:=IF([$Volumes.AC23]=0;&quot;N/A&quot;;[$Valores.AC23]/[$Volumes.AC23])" office:value-type="string" office:string-value="N/A" calcext:value-type="string">
            <text:p>N/A</text:p>
          </table:table-cell>
          <table:table-cell table:formula="of:=IF([$Volumes.AD23]=0;&quot;N/A&quot;;[$Valores.AD23]/[$Volumes.AD23])" office:value-type="string" office:string-value="N/A" calcext:value-type="string">
            <text:p>N/A</text:p>
          </table:table-cell>
          <table:table-cell table:formula="of:=IF([$Volumes.AE23]=0;&quot;N/A&quot;;[$Valores.AE23]/[$Volumes.AE23])" office:value-type="string" office:string-value="N/A" calcext:value-type="string">
            <text:p>N/A</text:p>
          </table:table-cell>
          <table:table-cell table:formula="of:=IF([$Volumes.AF23]=0;&quot;N/A&quot;;[$Valores.AF23]/[$Volumes.AF23])" office:value-type="string" office:string-value="N/A" calcext:value-type="string">
            <text:p>N/A</text:p>
          </table:table-cell>
          <table:table-cell table:formula="of:=IF([$Volumes.AG23]=0;&quot;N/A&quot;;[$Valores.AG23]/[$Volumes.AG23])" office:value-type="string" office:string-value="N/A" calcext:value-type="string">
            <text:p>N/A</text:p>
          </table:table-cell>
          <table:table-cell table:formula="of:=IF([$Volumes.AH23]=0;&quot;N/A&quot;;[$Valores.AH23]/[$Volumes.AH23])" office:value-type="string" office:string-value="N/A" calcext:value-type="string">
            <text:p>N/A</text:p>
          </table:table-cell>
          <table:table-cell table:formula="of:=IF([$Volumes.AI23]=0;&quot;N/A&quot;;[$Valores.AI23]/[$Volumes.AI23])" office:value-type="string" office:string-value="N/A" calcext:value-type="string">
            <text:p>N/A</text:p>
          </table:table-cell>
          <table:table-cell table:formula="of:=IF([$Volumes.AJ23]=0;&quot;N/A&quot;;[$Valores.AJ23]/[$Volumes.AJ23])" office:value-type="string" office:string-value="N/A" calcext:value-type="string">
            <text:p>N/A</text:p>
          </table:table-cell>
          <table:table-cell table:formula="of:=IF([$Volumes.AK23]=0;&quot;N/A&quot;;[$Valores.AK23]/[$Volumes.AK23])" office:value-type="string" office:string-value="N/A" calcext:value-type="string">
            <text:p>N/A</text:p>
          </table:table-cell>
          <table:table-cell table:formula="of:=IF([$Volumes.AL23]=0;&quot;N/A&quot;;[$Valores.AL23]/[$Volumes.AL23])" office:value-type="string" office:string-value="N/A" calcext:value-type="string">
            <text:p>N/A</text:p>
          </table:table-cell>
          <table:table-cell table:formula="of:=IF([$Volumes.AM23]=0;&quot;N/A&quot;;[$Valores.AM23]/[$Volumes.AM23])" office:value-type="string" office:string-value="N/A" calcext:value-type="string">
            <text:p>N/A</text:p>
          </table:table-cell>
          <table:table-cell table:formula="of:=IF([$Volumes.AN23]=0;&quot;N/A&quot;;[$Valores.AN23]/[$Volumes.AN23])" office:value-type="string" office:string-value="N/A" calcext:value-type="string">
            <text:p>N/A</text:p>
          </table:table-cell>
          <table:table-cell table:formula="of:=IF([$Volumes.AO23]=0;&quot;N/A&quot;;[$Valores.AO23]/[$Volumes.AO23])" office:value-type="string" office:string-value="N/A" calcext:value-type="string">
            <text:p>N/A</text:p>
          </table:table-cell>
          <table:table-cell table:formula="of:=IF([$Volumes.AP23]=0;&quot;N/A&quot;;[$Valores.AP23]/[$Volumes.AP23])" office:value-type="float" office:value="11.65" calcext:value-type="float">
            <text:p>11.65</text:p>
          </table:table-cell>
          <table:table-cell table:formula="of:=IF([$Volumes.AQ23]=0;&quot;N/A&quot;;[$Valores.AQ23]/[$Volumes.AQ23])" office:value-type="string" office:string-value="N/A" calcext:value-type="string">
            <text:p>N/A</text:p>
          </table:table-cell>
          <table:table-cell table:formula="of:=IF([$Volumes.AR23]=0;&quot;N/A&quot;;[$Valores.AR23]/[$Volumes.AR23])" office:value-type="float" office:value="13.1111111111111" calcext:value-type="float">
            <text:p>13.1111111111111</text:p>
          </table:table-cell>
          <table:table-cell table:formula="of:=IF([$Volumes.AS23]=0;&quot;N/A&quot;;[$Valores.AS23]/[$Volumes.AS23])" office:value-type="float" office:value="8" calcext:value-type="float">
            <text:p>8</text:p>
          </table:table-cell>
          <table:table-cell table:formula="of:=IF([$Volumes.AT23]=0;&quot;N/A&quot;;[$Valores.AT23]/[$Volumes.AT23])" office:value-type="string" office:string-value="N/A" calcext:value-type="string">
            <text:p>N/A</text:p>
          </table:table-cell>
          <table:table-cell table:formula="of:=IF([$Volumes.AU23]=0;&quot;N/A&quot;;[$Valores.AU23]/[$Volumes.AU23])" office:value-type="string" office:string-value="N/A" calcext:value-type="string">
            <text:p>N/A</text:p>
          </table:table-cell>
          <table:table-cell table:formula="of:=IF([$Volumes.AV23]=0;&quot;N/A&quot;;[$Valores.AV23]/[$Volumes.AV23])" office:value-type="string" office:string-value="N/A" calcext:value-type="string">
            <text:p>N/A</text:p>
          </table:table-cell>
          <table:table-cell table:formula="of:=IF([$Volumes.AW23]=0;&quot;N/A&quot;;[$Valores.AW23]/[$Volumes.AW23])" office:value-type="string" office:string-value="N/A" calcext:value-type="string">
            <text:p>N/A</text:p>
          </table:table-cell>
          <table:table-cell table:formula="of:=IF([$Volumes.AX23]=0;&quot;N/A&quot;;[$Valores.AX23]/[$Volumes.AX23])" office:value-type="string" office:string-value="N/A" calcext:value-type="string">
            <text:p>N/A</text:p>
          </table:table-cell>
          <table:table-cell table:formula="of:=IF([$Volumes.AY23]=0;&quot;N/A&quot;;[$Valores.AY23]/[$Volumes.AY23])" office:value-type="string" office:string-value="N/A" calcext:value-type="string">
            <text:p>N/A</text:p>
          </table:table-cell>
          <table:table-cell table:formula="of:=IF([$Volumes.AZ23]=0;&quot;N/A&quot;;[$Valores.AZ23]/[$Volumes.AZ23])" office:value-type="string" office:string-value="N/A" calcext:value-type="string">
            <text:p>N/A</text:p>
          </table:table-cell>
          <table:table-cell table:formula="of:=IF([$Volumes.BA23]=0;&quot;N/A&quot;;[$Valores.BA23]/[$Volumes.BA23])" office:value-type="string" office:string-value="N/A" calcext:value-type="string">
            <text:p>N/A</text:p>
          </table:table-cell>
          <table:table-cell table:formula="of:=IF([$Volumes.BB23]=0;&quot;N/A&quot;;[$Valores.BB23]/[$Volumes.BB23])" office:value-type="string" office:string-value="N/A" calcext:value-type="string">
            <text:p>N/A</text:p>
          </table:table-cell>
          <table:table-cell table:formula="of:=IF([$Volumes.BC23]=0;&quot;N/A&quot;;[$Valores.BC23]/[$Volumes.BC23])" office:value-type="string" office:string-value="N/A" calcext:value-type="string">
            <text:p>N/A</text:p>
          </table:table-cell>
          <table:table-cell table:formula="of:=IF([$Volumes.BD23]=0;&quot;N/A&quot;;[$Valores.BD23]/[$Volumes.BD23])" office:value-type="float" office:value="13.7118644067797" calcext:value-type="float">
            <text:p>13.7118644067797</text:p>
          </table:table-cell>
          <table:table-cell table:formula="of:=IF([$Volumes.BE23]=0;&quot;N/A&quot;;[$Valores.BE23]/[$Volumes.BE23])" office:value-type="string" office:string-value="N/A" calcext:value-type="string">
            <text:p>N/A</text:p>
          </table:table-cell>
          <table:table-cell table:formula="of:=IF([$Volumes.BF23]=0;&quot;N/A&quot;;[$Valores.BF23]/[$Volumes.BF23])" office:value-type="string" office:string-value="N/A" calcext:value-type="string">
            <text:p>N/A</text:p>
          </table:table-cell>
          <table:table-cell table:formula="of:=IF([$Volumes.BG23]=0;&quot;N/A&quot;;[$Valores.BG23]/[$Volumes.BG23])" office:value-type="string" office:string-value="N/A" calcext:value-type="string">
            <text:p>N/A</text:p>
          </table:table-cell>
          <table:table-cell table:formula="of:=IF([$Volumes.BH23]=0;&quot;N/A&quot;;[$Valores.BH23]/[$Volumes.BH23])" office:value-type="float" office:value="21.8947368421053" calcext:value-type="float">
            <text:p>21.8947368421053</text:p>
          </table:table-cell>
          <table:table-cell table:formula="of:=IF([$Volumes.BI23]=0;&quot;N/A&quot;;[$Valores.BI23]/[$Volumes.BI23])" office:value-type="float" office:value="21.2142857142857" calcext:value-type="float">
            <text:p>21.2142857142857</text:p>
          </table:table-cell>
          <table:table-cell table:formula="of:=IF([$Volumes.BJ23]=0;&quot;N/A&quot;;[$Valores.BJ23]/[$Volumes.BJ23])" office:value-type="float" office:value="13.7142857142857" calcext:value-type="float">
            <text:p>13.7142857142857</text:p>
          </table:table-cell>
          <table:table-cell table:formula="of:=IF([$Volumes.BK23]=0;&quot;N/A&quot;;[$Valores.BK23]/[$Volumes.BK23])" office:value-type="string" office:string-value="N/A" calcext:value-type="string">
            <text:p>N/A</text:p>
          </table:table-cell>
          <table:table-cell table:formula="of:=IF([$Volumes.BL23]=0;&quot;N/A&quot;;[$Valores.BL23]/[$Volumes.BL23])" office:value-type="string" office:string-value="N/A" calcext:value-type="string">
            <text:p>N/A</text:p>
          </table:table-cell>
          <table:table-cell table:formula="of:=IF([$Volumes.BM23]=0;&quot;N/A&quot;;[$Valores.BM23]/[$Volumes.BM23])" office:value-type="string" office:string-value="N/A" calcext:value-type="string">
            <text:p>N/A</text:p>
          </table:table-cell>
          <table:table-cell table:formula="of:=IF([$Volumes.BN23]=0;&quot;N/A&quot;;[$Valores.BN23]/[$Volumes.BN23])" office:value-type="string" office:string-value="N/A" calcext:value-type="string">
            <text:p>N/A</text:p>
          </table:table-cell>
          <table:table-cell table:formula="of:=IF([$Volumes.BO23]=0;&quot;N/A&quot;;[$Valores.BO23]/[$Volumes.BO23])" office:value-type="string" office:string-value="N/A" calcext:value-type="string">
            <text:p>N/A</text:p>
          </table:table-cell>
          <table:table-cell table:formula="of:=IF([$Volumes.BP23]=0;&quot;N/A&quot;;[$Valores.BP23]/[$Volumes.BP23])" office:value-type="string" office:string-value="N/A" calcext:value-type="string">
            <text:p>N/A</text:p>
          </table:table-cell>
          <table:table-cell table:formula="of:=IF([$Volumes.BQ23]=0;&quot;N/A&quot;;[$Valores.BQ23]/[$Volumes.BQ23])" office:value-type="string" office:string-value="N/A" calcext:value-type="string">
            <text:p>N/A</text:p>
          </table:table-cell>
          <table:table-cell table:formula="of:=IF([$Volumes.BR23]=0;&quot;N/A&quot;;[$Valores.BR23]/[$Volumes.BR23])" office:value-type="string" office:string-value="N/A" calcext:value-type="string">
            <text:p>N/A</text:p>
          </table:table-cell>
          <table:table-cell table:formula="of:=IF([$Volumes.BS23]=0;&quot;N/A&quot;;[$Valores.BS23]/[$Volumes.BS23])" office:value-type="string" office:string-value="N/A" calcext:value-type="string">
            <text:p>N/A</text:p>
          </table:table-cell>
          <table:table-cell table:formula="of:=IF([$Volumes.BT23]=0;&quot;N/A&quot;;[$Valores.BT23]/[$Volumes.BT23])" office:value-type="string" office:string-value="N/A" calcext:value-type="string">
            <text:p>N/A</text:p>
          </table:table-cell>
          <table:table-cell table:formula="of:=IF([$Volumes.BU23]=0;&quot;N/A&quot;;[$Valores.BU23]/[$Volumes.BU23])" office:value-type="string" office:string-value="N/A" calcext:value-type="string">
            <text:p>N/A</text:p>
          </table:table-cell>
          <table:table-cell table:formula="of:=IF([$Volumes.BV23]=0;&quot;N/A&quot;;[$Valores.BV23]/[$Volumes.BV23])" office:value-type="float" office:value="12.1842105263158" calcext:value-type="float">
            <text:p>12.1842105263158</text:p>
          </table:table-cell>
          <table:table-cell table:formula="of:=IF([$Volumes.BW23]=0;&quot;N/A&quot;;[$Valores.BW23]/[$Volumes.BW23])" office:value-type="float" office:value="13.2352941176471" calcext:value-type="float">
            <text:p>13.2352941176471</text:p>
          </table:table-cell>
          <table:table-cell table:formula="of:=IF([$Volumes.BX23]=0;&quot;N/A&quot;;[$Valores.BX23]/[$Volumes.BX23])" office:value-type="float" office:value="13.1111111111111" calcext:value-type="float">
            <text:p>13.1111111111111</text:p>
          </table:table-cell>
          <table:table-cell table:formula="of:=IF([$Volumes.BY23]=0;&quot;N/A&quot;;[$Valores.BY23]/[$Volumes.BY23])" office:value-type="float" office:value="13.0816326530612" calcext:value-type="float">
            <text:p>13.0816326530612</text:p>
          </table:table-cell>
          <table:table-cell table:formula="of:=IF([$Volumes.BZ23]=0;&quot;N/A&quot;;[$Valores.BZ23]/[$Volumes.BZ23])" office:value-type="float" office:value="12.078431372549" calcext:value-type="float">
            <text:p>12.078431372549</text:p>
          </table:table-cell>
          <table:table-cell table:formula="of:=IF([$Volumes.CA23]=0;&quot;N/A&quot;;[$Valores.CA23]/[$Volumes.CA23])" office:value-type="float" office:value="12.2747252747253" calcext:value-type="float">
            <text:p>12.2747252747253</text:p>
          </table:table-cell>
          <table:table-cell table:formula="of:=IF([$Volumes.CB23]=0;&quot;N/A&quot;;[$Valores.CB23]/[$Volumes.CB23])" office:value-type="float" office:value="12.875" calcext:value-type="float">
            <text:p>12.875</text:p>
          </table:table-cell>
          <table:table-cell table:formula="of:=IF([$Volumes.CC23]=0;&quot;N/A&quot;;[$Valores.CC23]/[$Volumes.CC23])" office:value-type="float" office:value="12.8571428571429" calcext:value-type="float">
            <text:p>12.8571428571429</text:p>
          </table:table-cell>
          <table:table-cell table:formula="of:=IF([$Volumes.CD23]=0;&quot;N/A&quot;;[$Valores.CD23]/[$Volumes.CD23])" office:value-type="float" office:value="12" calcext:value-type="float">
            <text:p>12</text:p>
          </table:table-cell>
          <table:table-cell table:formula="of:=IF([$Volumes.CE23]=0;&quot;N/A&quot;;[$Valores.CE23]/[$Volumes.CE23])" office:value-type="float" office:value="15" calcext:value-type="float">
            <text:p>15</text:p>
          </table:table-cell>
          <table:table-cell table:formula="of:=IF([$Volumes.CF23]=0;&quot;N/A&quot;;[$Valores.CF23]/[$Volumes.CF23])" office:value-type="string" office:string-value="N/A" calcext:value-type="string">
            <text:p>N/A</text:p>
          </table:table-cell>
          <table:table-cell table:formula="of:=IF([$Volumes.CG23]=0;&quot;N/A&quot;;[$Valores.CG23]/[$Volumes.CG23])" office:value-type="string" office:string-value="N/A" calcext:value-type="string">
            <text:p>N/A</text:p>
          </table:table-cell>
          <table:table-cell table:formula="of:=IF([$Volumes.CH23]=0;&quot;N/A&quot;;[$Valores.CH23]/[$Volumes.CH23])" office:value-type="string" office:string-value="N/A" calcext:value-type="string">
            <text:p>N/A</text:p>
          </table:table-cell>
          <table:table-cell table:formula="of:=IF([$Volumes.CI23]=0;&quot;N/A&quot;;[$Valores.CI23]/[$Volumes.CI23])" office:value-type="string" office:string-value="N/A" calcext:value-type="string">
            <text:p>N/A</text:p>
          </table:table-cell>
          <table:table-cell table:formula="of:=IF([$Volumes.CJ23]=0;&quot;N/A&quot;;[$Valores.CJ23]/[$Volumes.CJ23])" office:value-type="string" office:string-value="N/A" calcext:value-type="string">
            <text:p>N/A</text:p>
          </table:table-cell>
          <table:table-cell table:formula="of:=IF([$Volumes.CK23]=0;&quot;N/A&quot;;[$Valores.CK23]/[$Volumes.CK23])" office:value-type="string" office:string-value="N/A" calcext:value-type="string">
            <text:p>N/A</text:p>
          </table:table-cell>
          <table:table-cell table:formula="of:=IF([$Volumes.CL23]=0;&quot;N/A&quot;;[$Valores.CL23]/[$Volumes.CL23])" office:value-type="string" office:string-value="N/A" calcext:value-type="string">
            <text:p>N/A</text:p>
          </table:table-cell>
          <table:table-cell table:formula="of:=IF([$Volumes.CM23]=0;&quot;N/A&quot;;[$Valores.CM23]/[$Volumes.CM23])" office:value-type="string" office:string-value="N/A" calcext:value-type="string">
            <text:p>N/A</text:p>
          </table:table-cell>
          <table:table-cell table:formula="of:=IF([$Volumes.CN23]=0;&quot;N/A&quot;;[$Valores.CN23]/[$Volumes.CN23])" office:value-type="string" office:string-value="N/A" calcext:value-type="string">
            <text:p>N/A</text:p>
          </table:table-cell>
          <table:table-cell table:formula="of:=IF([$Volumes.CO23]=0;&quot;N/A&quot;;[$Valores.CO23]/[$Volumes.CO23])" office:value-type="string" office:string-value="N/A" calcext:value-type="string">
            <text:p>N/A</text:p>
          </table:table-cell>
          <table:table-cell table:formula="of:=IF([$Volumes.CP23]=0;&quot;N/A&quot;;[$Valores.CP23]/[$Volumes.CP23])" office:value-type="string" office:string-value="N/A" calcext:value-type="string">
            <text:p>N/A</text:p>
          </table:table-cell>
          <table:table-cell table:formula="of:=IF([$Volumes.CQ23]=0;&quot;N/A&quot;;[$Valores.CQ23]/[$Volumes.CQ23])" office:value-type="string" office:string-value="N/A" calcext:value-type="string">
            <text:p>N/A</text:p>
          </table:table-cell>
          <table:table-cell table:formula="of:=IF([$Volumes.CR23]=0;&quot;N/A&quot;;[$Valores.CR23]/[$Volumes.CR23])" office:value-type="string" office:string-value="N/A" calcext:value-type="string">
            <text:p>N/A</text:p>
          </table:table-cell>
          <table:table-cell table:formula="of:=IF([$Volumes.CS23]=0;&quot;N/A&quot;;[$Valores.CS23]/[$Volumes.CS23])" office:value-type="string" office:string-value="N/A" calcext:value-type="string">
            <text:p>N/A</text:p>
          </table:table-cell>
          <table:table-cell table:formula="of:=IF([$Volumes.CT23]=0;&quot;N/A&quot;;[$Valores.CT23]/[$Volumes.CT23])" office:value-type="string" office:string-value="N/A" calcext:value-type="string">
            <text:p>N/A</text:p>
          </table:table-cell>
          <table:table-cell table:formula="of:=IF([$Volumes.CU23]=0;&quot;N/A&quot;;[$Valores.CU23]/[$Volumes.CU23])" office:value-type="string" office:string-value="N/A" calcext:value-type="string">
            <text:p>N/A</text:p>
          </table:table-cell>
          <table:table-cell table:formula="of:=IF([$Volumes.CV23]=0;&quot;N/A&quot;;[$Valores.CV23]/[$Volumes.CV23])" office:value-type="string" office:string-value="N/A" calcext:value-type="string">
            <text:p>N/A</text:p>
          </table:table-cell>
          <table:table-cell table:formula="of:=IF([$Volumes.CW23]=0;&quot;N/A&quot;;[$Valores.CW23]/[$Volumes.CW23])" office:value-type="string" office:string-value="N/A" calcext:value-type="string">
            <text:p>N/A</text:p>
          </table:table-cell>
          <table:table-cell table:formula="of:=IF([$Volumes.CX23]=0;&quot;N/A&quot;;[$Valores.CX23]/[$Volumes.CX23])" office:value-type="string" office:string-value="N/A" calcext:value-type="string">
            <text:p>N/A</text:p>
          </table:table-cell>
          <table:table-cell table:formula="of:=IF([$Volumes.CY23]=0;&quot;N/A&quot;;[$Valores.CY23]/[$Volumes.CY23])" office:value-type="string" office:string-value="N/A" calcext:value-type="string">
            <text:p>N/A</text:p>
          </table:table-cell>
          <table:table-cell table:formula="of:=IF([$Volumes.CZ23]=0;&quot;N/A&quot;;[$Valores.CZ23]/[$Volumes.CZ23])" office:value-type="string" office:string-value="N/A" calcext:value-type="string">
            <text:p>N/A</text:p>
          </table:table-cell>
          <table:table-cell table:formula="of:=IF([$Volumes.DA23]=0;&quot;N/A&quot;;[$Valores.DA23]/[$Volumes.DA23])" office:value-type="string" office:string-value="N/A" calcext:value-type="string">
            <text:p>N/A</text:p>
          </table:table-cell>
          <table:table-cell table:formula="of:=IF([$Volumes.DB23]=0;&quot;N/A&quot;;[$Valores.DB23]/[$Volumes.DB23])" office:value-type="string" office:string-value="N/A" calcext:value-type="string">
            <text:p>N/A</text:p>
          </table:table-cell>
          <table:table-cell table:formula="of:=IF([$Volumes.DC23]=0;&quot;N/A&quot;;[$Valores.DC23]/[$Volumes.DC23])" office:value-type="string" office:string-value="N/A" calcext:value-type="string">
            <text:p>N/A</text:p>
          </table:table-cell>
          <table:table-cell table:formula="of:=IF([$Volumes.DD23]=0;&quot;N/A&quot;;[$Valores.DD23]/[$Volumes.DD23])" office:value-type="string" office:string-value="N/A" calcext:value-type="string">
            <text:p>N/A</text:p>
          </table:table-cell>
          <table:table-cell table:formula="of:=IF([$Volumes.DE23]=0;&quot;N/A&quot;;[$Valores.DE23]/[$Volumes.DE23])" office:value-type="string" office:string-value="N/A" calcext:value-type="string">
            <text:p>N/A</text:p>
          </table:table-cell>
          <table:table-cell table:formula="of:=IF([$Volumes.DF23]=0;&quot;N/A&quot;;[$Valores.DF23]/[$Volumes.DF23])" office:value-type="string" office:string-value="N/A" calcext:value-type="string">
            <text:p>N/A</text:p>
          </table:table-cell>
          <table:table-cell table:formula="of:=IF([$Volumes.DG23]=0;&quot;N/A&quot;;[$Valores.DG23]/[$Volumes.DG23])" office:value-type="float" office:value="10" calcext:value-type="float">
            <text:p>10</text:p>
          </table:table-cell>
          <table:table-cell table:formula="of:=IF([$Volumes.DH23]=0;&quot;N/A&quot;;[$Valores.DH23]/[$Volumes.DH23])" office:value-type="float" office:value="11.8285714285714" calcext:value-type="float">
            <text:p>11.8285714285714</text:p>
          </table:table-cell>
          <table:table-cell table:formula="of:=IF([$Volumes.DI23]=0;&quot;N/A&quot;;[$Valores.DI23]/[$Volumes.DI23])" office:value-type="float" office:value="13.7111111111111" calcext:value-type="float">
            <text:p>13.7111111111111</text:p>
          </table:table-cell>
          <table:table-cell table:formula="of:=IF([$Volumes.DJ23]=0;&quot;N/A&quot;;[$Valores.DJ23]/[$Volumes.DJ23])" office:value-type="float" office:value="13.7234042553192" calcext:value-type="float">
            <text:p>13.7234042553192</text:p>
          </table:table-cell>
          <table:table-cell table:formula="of:=IF([$Volumes.DK23]=0;&quot;N/A&quot;;[$Valores.DK23]/[$Volumes.DK23])" office:value-type="float" office:value="13.7254901960784" calcext:value-type="float">
            <text:p>13.7254901960784</text:p>
          </table:table-cell>
          <table:table-cell table:formula="of:=IF([$Volumes.DL23]=0;&quot;N/A&quot;;[$Valores.DL23]/[$Volumes.DL23])" office:value-type="float" office:value="13.6578947368421" calcext:value-type="float">
            <text:p>13.6578947368421</text:p>
          </table:table-cell>
          <table:table-cell table:formula="of:=IF([$Volumes.DM23]=0;&quot;N/A&quot;;[$Valores.DM23]/[$Volumes.DM23])" office:value-type="float" office:value="15.0277777777778" calcext:value-type="float">
            <text:p>15.0277777777778</text:p>
          </table:table-cell>
          <table:table-cell table:formula="of:=IF([$Volumes.DN23]=0;&quot;N/A&quot;;[$Valores.DN23]/[$Volumes.DN23])" office:value-type="float" office:value="13.6594202898551" calcext:value-type="float">
            <text:p>13.6594202898551</text:p>
          </table:table-cell>
          <table:table-cell table:formula="of:=IF([$Volumes.DO23]=0;&quot;N/A&quot;;[$Valores.DO23]/[$Volumes.DO23])" office:value-type="float" office:value="15.1428571428571" calcext:value-type="float">
            <text:p>15.1428571428571</text:p>
          </table:table-cell>
          <table:table-cell table:formula="of:=IF([$Volumes.DP23]=0;&quot;N/A&quot;;[$Valores.DP23]/[$Volumes.DP23])" office:value-type="string" office:string-value="N/A" calcext:value-type="string">
            <text:p>N/A</text:p>
          </table:table-cell>
          <table:table-cell table:formula="of:=IF([$Volumes.DQ23]=0;&quot;N/A&quot;;[$Valores.DQ23]/[$Volumes.DQ23])" office:value-type="string" office:string-value="N/A" calcext:value-type="string">
            <text:p>N/A</text:p>
          </table:table-cell>
          <table:table-cell table:formula="of:=IF([$Volumes.DR23]=0;&quot;N/A&quot;;[$Valores.DR23]/[$Volumes.DR23])" office:value-type="string" office:string-value="N/A" calcext:value-type="string">
            <text:p>N/A</text:p>
          </table:table-cell>
          <table:table-cell table:formula="of:=IF([$Volumes.DS23]=0;&quot;N/A&quot;;[$Valores.DS23]/[$Volumes.DS23])" office:value-type="string" office:string-value="N/A" calcext:value-type="string">
            <text:p>N/A</text:p>
          </table:table-cell>
          <table:table-cell table:formula="of:=IF([$Volumes.DT23]=0;&quot;N/A&quot;;[$Valores.DT23]/[$Volumes.DT23])" office:value-type="string" office:string-value="N/A" calcext:value-type="string">
            <text:p>N/A</text:p>
          </table:table-cell>
          <table:table-cell table:formula="of:=IF([$Volumes.DU23]=0;&quot;N/A&quot;;[$Valores.DU23]/[$Volumes.DU23])" office:value-type="string" office:string-value="N/A" calcext:value-type="string">
            <text:p>N/A</text:p>
          </table:table-cell>
          <table:table-cell table:formula="of:=IF([$Volumes.DV23]=0;&quot;N/A&quot;;[$Valores.DV23]/[$Volumes.DV23])" office:value-type="string" office:string-value="N/A" calcext:value-type="string">
            <text:p>N/A</text:p>
          </table:table-cell>
          <table:table-cell table:formula="of:=IF([$Volumes.DW23]=0;&quot;N/A&quot;;[$Valores.DW23]/[$Volumes.DW23])" office:value-type="string" office:string-value="N/A" calcext:value-type="string">
            <text:p>N/A</text:p>
          </table:table-cell>
        </table:table-row>
        <table:table-row table:style-name="ro1">
          <table:table-cell office:value-type="string" calcext:value-type="string">
            <text:p>T. PERDIGAO,MEU MENU,BRF</text:p>
          </table:table-cell>
          <table:table-cell table:formula="of:=IF([$Volumes.B24]=0;&quot;N/A&quot;;[$Valores.B24]/[$Volumes.B24])" office:value-type="float" office:value="13.7269480519481" calcext:value-type="float">
            <text:p>13.7269480519481</text:p>
          </table:table-cell>
          <table:table-cell table:formula="of:=IF([$Volumes.C24]=0;&quot;N/A&quot;;[$Valores.C24]/[$Volumes.C24])" office:value-type="float" office:value="13.4022392135445" calcext:value-type="float">
            <text:p>13.4022392135445</text:p>
          </table:table-cell>
          <table:table-cell table:formula="of:=IF([$Volumes.D24]=0;&quot;N/A&quot;;[$Valores.D24]/[$Volumes.D24])" office:value-type="float" office:value="14.2620762711864" calcext:value-type="float">
            <text:p>14.2620762711864</text:p>
          </table:table-cell>
          <table:table-cell table:formula="of:=IF([$Volumes.E24]=0;&quot;N/A&quot;;[$Valores.E24]/[$Volumes.E24])" office:value-type="float" office:value="13.6183079475192" calcext:value-type="float">
            <text:p>13.6183079475192</text:p>
          </table:table-cell>
          <table:table-cell table:formula="of:=IF([$Volumes.F24]=0;&quot;N/A&quot;;[$Valores.F24]/[$Volumes.F24])" office:value-type="float" office:value="13.3820037723289" calcext:value-type="float">
            <text:p>13.3820037723289</text:p>
          </table:table-cell>
          <table:table-cell table:formula="of:=IF([$Volumes.G24]=0;&quot;N/A&quot;;[$Valores.G24]/[$Volumes.G24])" office:value-type="float" office:value="13.4773258532024" calcext:value-type="float">
            <text:p>13.4773258532024</text:p>
          </table:table-cell>
          <table:table-cell table:formula="of:=IF([$Volumes.H24]=0;&quot;N/A&quot;;[$Valores.H24]/[$Volumes.H24])" office:value-type="float" office:value="14.1071949118855" calcext:value-type="float">
            <text:p>14.1071949118855</text:p>
          </table:table-cell>
          <table:table-cell table:formula="of:=IF([$Volumes.I24]=0;&quot;N/A&quot;;[$Valores.I24]/[$Volumes.I24])" office:value-type="float" office:value="14.0554533186112" calcext:value-type="float">
            <text:p>14.0554533186112</text:p>
          </table:table-cell>
          <table:table-cell table:formula="of:=IF([$Volumes.J24]=0;&quot;N/A&quot;;[$Valores.J24]/[$Volumes.J24])" office:value-type="float" office:value="13.2664259086673" calcext:value-type="float">
            <text:p>13.2664259086673</text:p>
          </table:table-cell>
          <table:table-cell table:formula="of:=IF([$Volumes.K24]=0;&quot;N/A&quot;;[$Valores.K24]/[$Volumes.K24])" office:value-type="float" office:value="13.169770843491" calcext:value-type="float">
            <text:p>13.169770843491</text:p>
          </table:table-cell>
          <table:table-cell table:formula="of:=IF([$Volumes.L24]=0;&quot;N/A&quot;;[$Valores.L24]/[$Volumes.L24])" office:value-type="float" office:value="13.1012678414799" calcext:value-type="float">
            <text:p>13.1012678414799</text:p>
          </table:table-cell>
          <table:table-cell table:formula="of:=IF([$Volumes.M24]=0;&quot;N/A&quot;;[$Valores.M24]/[$Volumes.M24])" office:value-type="float" office:value="14.1174477289113" calcext:value-type="float">
            <text:p>14.1174477289113</text:p>
          </table:table-cell>
          <table:table-cell table:formula="of:=IF([$Volumes.N24]=0;&quot;N/A&quot;;[$Valores.N24]/[$Volumes.N24])" office:value-type="float" office:value="14.1589831616806" calcext:value-type="float">
            <text:p>14.1589831616806</text:p>
          </table:table-cell>
          <table:table-cell table:formula="of:=IF([$Volumes.O24]=0;&quot;N/A&quot;;[$Valores.O24]/[$Volumes.O24])" office:value-type="float" office:value="14.8628713326589" calcext:value-type="float">
            <text:p>14.8628713326589</text:p>
          </table:table-cell>
          <table:table-cell table:formula="of:=IF([$Volumes.P24]=0;&quot;N/A&quot;;[$Valores.P24]/[$Volumes.P24])" office:value-type="float" office:value="15.2134358974359" calcext:value-type="float">
            <text:p>15.2134358974359</text:p>
          </table:table-cell>
          <table:table-cell table:formula="of:=IF([$Volumes.Q24]=0;&quot;N/A&quot;;[$Valores.Q24]/[$Volumes.Q24])" office:value-type="float" office:value="14.7996041989331" calcext:value-type="float">
            <text:p>14.7996041989331</text:p>
          </table:table-cell>
          <table:table-cell table:formula="of:=IF([$Volumes.R24]=0;&quot;N/A&quot;;[$Valores.R24]/[$Volumes.R24])" office:value-type="float" office:value="14.4607014313217" calcext:value-type="float">
            <text:p>14.4607014313217</text:p>
          </table:table-cell>
          <table:table-cell table:formula="of:=IF([$Volumes.S24]=0;&quot;N/A&quot;;[$Valores.S24]/[$Volumes.S24])" office:value-type="float" office:value="15.1327761570606" calcext:value-type="float">
            <text:p>15.1327761570606</text:p>
          </table:table-cell>
          <table:table-cell table:formula="of:=IF([$Volumes.T24]=0;&quot;N/A&quot;;[$Valores.T24]/[$Volumes.T24])" office:value-type="float" office:value="13.6801858893114" calcext:value-type="float">
            <text:p>13.6801858893114</text:p>
          </table:table-cell>
          <table:table-cell table:formula="of:=IF([$Volumes.U24]=0;&quot;N/A&quot;;[$Valores.U24]/[$Volumes.U24])" office:value-type="float" office:value="13.5985101464166" calcext:value-type="float">
            <text:p>13.5985101464166</text:p>
          </table:table-cell>
          <table:table-cell table:formula="of:=IF([$Volumes.V24]=0;&quot;N/A&quot;;[$Valores.V24]/[$Volumes.V24])" office:value-type="float" office:value="13.9676278563656" calcext:value-type="float">
            <text:p>13.9676278563656</text:p>
          </table:table-cell>
          <table:table-cell table:formula="of:=IF([$Volumes.W24]=0;&quot;N/A&quot;;[$Valores.W24]/[$Volumes.W24])" office:value-type="float" office:value="14.2176802255336" calcext:value-type="float">
            <text:p>14.2176802255336</text:p>
          </table:table-cell>
          <table:table-cell table:formula="of:=IF([$Volumes.X24]=0;&quot;N/A&quot;;[$Valores.X24]/[$Volumes.X24])" office:value-type="float" office:value="13.6398204383417" calcext:value-type="float">
            <text:p>13.6398204383417</text:p>
          </table:table-cell>
          <table:table-cell table:formula="of:=IF([$Volumes.Y24]=0;&quot;N/A&quot;;[$Valores.Y24]/[$Volumes.Y24])" office:value-type="float" office:value="13.875230398412" calcext:value-type="float">
            <text:p>13.875230398412</text:p>
          </table:table-cell>
          <table:table-cell table:formula="of:=IF([$Volumes.Z24]=0;&quot;N/A&quot;;[$Valores.Z24]/[$Volumes.Z24])" office:value-type="float" office:value="14.6911146542977" calcext:value-type="float">
            <text:p>14.6911146542977</text:p>
          </table:table-cell>
          <table:table-cell table:formula="of:=IF([$Volumes.AA24]=0;&quot;N/A&quot;;[$Valores.AA24]/[$Volumes.AA24])" office:value-type="float" office:value="14.3680020879551" calcext:value-type="float">
            <text:p>14.3680020879551</text:p>
          </table:table-cell>
          <table:table-cell table:formula="of:=IF([$Volumes.AB24]=0;&quot;N/A&quot;;[$Valores.AB24]/[$Volumes.AB24])" office:value-type="float" office:value="14.1077952865709" calcext:value-type="float">
            <text:p>14.1077952865709</text:p>
          </table:table-cell>
          <table:table-cell table:formula="of:=IF([$Volumes.AC24]=0;&quot;N/A&quot;;[$Valores.AC24]/[$Volumes.AC24])" office:value-type="float" office:value="13.9165583008236" calcext:value-type="float">
            <text:p>13.9165583008236</text:p>
          </table:table-cell>
          <table:table-cell table:formula="of:=IF([$Volumes.AD24]=0;&quot;N/A&quot;;[$Valores.AD24]/[$Volumes.AD24])" office:value-type="float" office:value="13.923833397609" calcext:value-type="float">
            <text:p>13.923833397609</text:p>
          </table:table-cell>
          <table:table-cell table:formula="of:=IF([$Volumes.AE24]=0;&quot;N/A&quot;;[$Valores.AE24]/[$Volumes.AE24])" office:value-type="float" office:value="14.5937296492697" calcext:value-type="float">
            <text:p>14.5937296492697</text:p>
          </table:table-cell>
          <table:table-cell table:formula="of:=IF([$Volumes.AF24]=0;&quot;N/A&quot;;[$Valores.AF24]/[$Volumes.AF24])" office:value-type="float" office:value="15.2082422387407" calcext:value-type="float">
            <text:p>15.2082422387407</text:p>
          </table:table-cell>
          <table:table-cell table:formula="of:=IF([$Volumes.AG24]=0;&quot;N/A&quot;;[$Valores.AG24]/[$Volumes.AG24])" office:value-type="float" office:value="15.0819245773732" calcext:value-type="float">
            <text:p>15.0819245773732</text:p>
          </table:table-cell>
          <table:table-cell table:formula="of:=IF([$Volumes.AH24]=0;&quot;N/A&quot;;[$Valores.AH24]/[$Volumes.AH24])" office:value-type="float" office:value="15.0607803337844" calcext:value-type="float">
            <text:p>15.0607803337844</text:p>
          </table:table-cell>
          <table:table-cell table:formula="of:=IF([$Volumes.AI24]=0;&quot;N/A&quot;;[$Valores.AI24]/[$Volumes.AI24])" office:value-type="float" office:value="16.2133133881825" calcext:value-type="float">
            <text:p>16.2133133881825</text:p>
          </table:table-cell>
          <table:table-cell table:formula="of:=IF([$Volumes.AJ24]=0;&quot;N/A&quot;;[$Valores.AJ24]/[$Volumes.AJ24])" office:value-type="float" office:value="15.7411538461538" calcext:value-type="float">
            <text:p>15.7411538461538</text:p>
          </table:table-cell>
          <table:table-cell table:formula="of:=IF([$Volumes.AK24]=0;&quot;N/A&quot;;[$Valores.AK24]/[$Volumes.AK24])" office:value-type="float" office:value="15.971139809096" calcext:value-type="float">
            <text:p>15.971139809096</text:p>
          </table:table-cell>
          <table:table-cell table:formula="of:=IF([$Volumes.AL24]=0;&quot;N/A&quot;;[$Valores.AL24]/[$Volumes.AL24])" office:value-type="float" office:value="13.0255824577433" calcext:value-type="float">
            <text:p>13.0255824577433</text:p>
          </table:table-cell>
          <table:table-cell table:formula="of:=IF([$Volumes.AM24]=0;&quot;N/A&quot;;[$Valores.AM24]/[$Volumes.AM24])" office:value-type="float" office:value="12.7425440313112" calcext:value-type="float">
            <text:p>12.7425440313112</text:p>
          </table:table-cell>
          <table:table-cell table:formula="of:=IF([$Volumes.AN24]=0;&quot;N/A&quot;;[$Valores.AN24]/[$Volumes.AN24])" office:value-type="float" office:value="13.2943525840722" calcext:value-type="float">
            <text:p>13.2943525840722</text:p>
          </table:table-cell>
          <table:table-cell table:formula="of:=IF([$Volumes.AO24]=0;&quot;N/A&quot;;[$Valores.AO24]/[$Volumes.AO24])" office:value-type="float" office:value="13.3749185088603" calcext:value-type="float">
            <text:p>13.3749185088603</text:p>
          </table:table-cell>
          <table:table-cell table:formula="of:=IF([$Volumes.AP24]=0;&quot;N/A&quot;;[$Valores.AP24]/[$Volumes.AP24])" office:value-type="float" office:value="12.8830739765382" calcext:value-type="float">
            <text:p>12.8830739765382</text:p>
          </table:table-cell>
          <table:table-cell table:formula="of:=IF([$Volumes.AQ24]=0;&quot;N/A&quot;;[$Valores.AQ24]/[$Volumes.AQ24])" office:value-type="float" office:value="13.1215931782611" calcext:value-type="float">
            <text:p>13.1215931782611</text:p>
          </table:table-cell>
          <table:table-cell table:formula="of:=IF([$Volumes.AR24]=0;&quot;N/A&quot;;[$Valores.AR24]/[$Volumes.AR24])" office:value-type="float" office:value="13.5670799850993" calcext:value-type="float">
            <text:p>13.5670799850993</text:p>
          </table:table-cell>
          <table:table-cell table:formula="of:=IF([$Volumes.AS24]=0;&quot;N/A&quot;;[$Valores.AS24]/[$Volumes.AS24])" office:value-type="float" office:value="13.2680845419172" calcext:value-type="float">
            <text:p>13.2680845419172</text:p>
          </table:table-cell>
          <table:table-cell table:formula="of:=IF([$Volumes.AT24]=0;&quot;N/A&quot;;[$Valores.AT24]/[$Volumes.AT24])" office:value-type="float" office:value="13.1352962427746" calcext:value-type="float">
            <text:p>13.1352962427746</text:p>
          </table:table-cell>
          <table:table-cell table:formula="of:=IF([$Volumes.AU24]=0;&quot;N/A&quot;;[$Valores.AU24]/[$Volumes.AU24])" office:value-type="float" office:value="12.7703910403861" calcext:value-type="float">
            <text:p>12.7703910403861</text:p>
          </table:table-cell>
          <table:table-cell table:formula="of:=IF([$Volumes.AV24]=0;&quot;N/A&quot;;[$Valores.AV24]/[$Volumes.AV24])" office:value-type="float" office:value="13.8906286883311" calcext:value-type="float">
            <text:p>13.8906286883311</text:p>
          </table:table-cell>
          <table:table-cell table:formula="of:=IF([$Volumes.AW24]=0;&quot;N/A&quot;;[$Valores.AW24]/[$Volumes.AW24])" office:value-type="float" office:value="14.0762484085443" calcext:value-type="float">
            <text:p>14.0762484085443</text:p>
          </table:table-cell>
          <table:table-cell table:formula="of:=IF([$Volumes.AX24]=0;&quot;N/A&quot;;[$Valores.AX24]/[$Volumes.AX24])" office:value-type="float" office:value="14.8239593263426" calcext:value-type="float">
            <text:p>14.8239593263426</text:p>
          </table:table-cell>
          <table:table-cell table:formula="of:=IF([$Volumes.AY24]=0;&quot;N/A&quot;;[$Valores.AY24]/[$Volumes.AY24])" office:value-type="float" office:value="14.0607694490615" calcext:value-type="float">
            <text:p>14.0607694490615</text:p>
          </table:table-cell>
          <table:table-cell table:formula="of:=IF([$Volumes.AZ24]=0;&quot;N/A&quot;;[$Valores.AZ24]/[$Volumes.AZ24])" office:value-type="float" office:value="14.0719737309194" calcext:value-type="float">
            <text:p>14.0719737309194</text:p>
          </table:table-cell>
          <table:table-cell table:formula="of:=IF([$Volumes.BA24]=0;&quot;N/A&quot;;[$Valores.BA24]/[$Volumes.BA24])" office:value-type="float" office:value="15.6418373680944" calcext:value-type="float">
            <text:p>15.6418373680944</text:p>
          </table:table-cell>
          <table:table-cell table:formula="of:=IF([$Volumes.BB24]=0;&quot;N/A&quot;;[$Valores.BB24]/[$Volumes.BB24])" office:value-type="float" office:value="14.581340535232" calcext:value-type="float">
            <text:p>14.581340535232</text:p>
          </table:table-cell>
          <table:table-cell table:formula="of:=IF([$Volumes.BC24]=0;&quot;N/A&quot;;[$Valores.BC24]/[$Volumes.BC24])" office:value-type="float" office:value="14.3223398479913" calcext:value-type="float">
            <text:p>14.3223398479913</text:p>
          </table:table-cell>
          <table:table-cell table:formula="of:=IF([$Volumes.BD24]=0;&quot;N/A&quot;;[$Valores.BD24]/[$Volumes.BD24])" office:value-type="float" office:value="13.1459512407488" calcext:value-type="float">
            <text:p>13.1459512407488</text:p>
          </table:table-cell>
          <table:table-cell table:formula="of:=IF([$Volumes.BE24]=0;&quot;N/A&quot;;[$Valores.BE24]/[$Volumes.BE24])" office:value-type="float" office:value="13.2401384713492" calcext:value-type="float">
            <text:p>13.2401384713492</text:p>
          </table:table-cell>
          <table:table-cell table:formula="of:=IF([$Volumes.BF24]=0;&quot;N/A&quot;;[$Valores.BF24]/[$Volumes.BF24])" office:value-type="float" office:value="14.1340300556869" calcext:value-type="float">
            <text:p>14.1340300556869</text:p>
          </table:table-cell>
          <table:table-cell table:formula="of:=IF([$Volumes.BG24]=0;&quot;N/A&quot;;[$Valores.BG24]/[$Volumes.BG24])" office:value-type="float" office:value="14.5058454519532" calcext:value-type="float">
            <text:p>14.5058454519532</text:p>
          </table:table-cell>
          <table:table-cell table:formula="of:=IF([$Volumes.BH24]=0;&quot;N/A&quot;;[$Valores.BH24]/[$Volumes.BH24])" office:value-type="float" office:value="13.5797908771289" calcext:value-type="float">
            <text:p>13.5797908771289</text:p>
          </table:table-cell>
          <table:table-cell table:formula="of:=IF([$Volumes.BI24]=0;&quot;N/A&quot;;[$Valores.BI24]/[$Volumes.BI24])" office:value-type="float" office:value="13.9256440817823" calcext:value-type="float">
            <text:p>13.9256440817823</text:p>
          </table:table-cell>
          <table:table-cell table:formula="of:=IF([$Volumes.BJ24]=0;&quot;N/A&quot;;[$Valores.BJ24]/[$Volumes.BJ24])" office:value-type="float" office:value="14.5151851264987" calcext:value-type="float">
            <text:p>14.5151851264987</text:p>
          </table:table-cell>
          <table:table-cell table:formula="of:=IF([$Volumes.BK24]=0;&quot;N/A&quot;;[$Valores.BK24]/[$Volumes.BK24])" office:value-type="float" office:value="14.5132834091112" calcext:value-type="float">
            <text:p>14.5132834091112</text:p>
          </table:table-cell>
          <table:table-cell table:formula="of:=IF([$Volumes.BL24]=0;&quot;N/A&quot;;[$Valores.BL24]/[$Volumes.BL24])" office:value-type="float" office:value="14.0198146221508" calcext:value-type="float">
            <text:p>14.0198146221508</text:p>
          </table:table-cell>
          <table:table-cell table:formula="of:=IF([$Volumes.BM24]=0;&quot;N/A&quot;;[$Valores.BM24]/[$Volumes.BM24])" office:value-type="float" office:value="13.8169067619446" calcext:value-type="float">
            <text:p>13.8169067619446</text:p>
          </table:table-cell>
          <table:table-cell table:formula="of:=IF([$Volumes.BN24]=0;&quot;N/A&quot;;[$Valores.BN24]/[$Volumes.BN24])" office:value-type="float" office:value="14.9371957352645" calcext:value-type="float">
            <text:p>14.9371957352645</text:p>
          </table:table-cell>
          <table:table-cell table:formula="of:=IF([$Volumes.BO24]=0;&quot;N/A&quot;;[$Valores.BO24]/[$Volumes.BO24])" office:value-type="float" office:value="15.9034039432245" calcext:value-type="float">
            <text:p>15.9034039432245</text:p>
          </table:table-cell>
          <table:table-cell table:formula="of:=IF([$Volumes.BP24]=0;&quot;N/A&quot;;[$Valores.BP24]/[$Volumes.BP24])" office:value-type="float" office:value="15.7890499931391" calcext:value-type="float">
            <text:p>15.7890499931391</text:p>
          </table:table-cell>
          <table:table-cell table:formula="of:=IF([$Volumes.BQ24]=0;&quot;N/A&quot;;[$Valores.BQ24]/[$Volumes.BQ24])" office:value-type="float" office:value="15.7533914248936" calcext:value-type="float">
            <text:p>15.7533914248936</text:p>
          </table:table-cell>
          <table:table-cell table:formula="of:=IF([$Volumes.BR24]=0;&quot;N/A&quot;;[$Valores.BR24]/[$Volumes.BR24])" office:value-type="float" office:value="15.6972015512001" calcext:value-type="float">
            <text:p>15.6972015512001</text:p>
          </table:table-cell>
          <table:table-cell table:formula="of:=IF([$Volumes.BS24]=0;&quot;N/A&quot;;[$Valores.BS24]/[$Volumes.BS24])" office:value-type="float" office:value="15.1047649533565" calcext:value-type="float">
            <text:p>15.1047649533565</text:p>
          </table:table-cell>
          <table:table-cell table:formula="of:=IF([$Volumes.BT24]=0;&quot;N/A&quot;;[$Valores.BT24]/[$Volumes.BT24])" office:value-type="float" office:value="15.5475473969305" calcext:value-type="float">
            <text:p>15.5475473969305</text:p>
          </table:table-cell>
          <table:table-cell table:formula="of:=IF([$Volumes.BU24]=0;&quot;N/A&quot;;[$Valores.BU24]/[$Volumes.BU24])" office:value-type="float" office:value="15.803019410496" calcext:value-type="float">
            <text:p>15.803019410496</text:p>
          </table:table-cell>
          <table:table-cell table:formula="of:=IF([$Volumes.BV24]=0;&quot;N/A&quot;;[$Valores.BV24]/[$Volumes.BV24])" office:value-type="float" office:value="13.6302981139728" calcext:value-type="float">
            <text:p>13.6302981139728</text:p>
          </table:table-cell>
          <table:table-cell table:formula="of:=IF([$Volumes.BW24]=0;&quot;N/A&quot;;[$Valores.BW24]/[$Volumes.BW24])" office:value-type="float" office:value="13.6618959107807" calcext:value-type="float">
            <text:p>13.6618959107807</text:p>
          </table:table-cell>
          <table:table-cell table:formula="of:=IF([$Volumes.BX24]=0;&quot;N/A&quot;;[$Valores.BX24]/[$Volumes.BX24])" office:value-type="float" office:value="13.901089547157" calcext:value-type="float">
            <text:p>13.901089547157</text:p>
          </table:table-cell>
          <table:table-cell table:formula="of:=IF([$Volumes.BY24]=0;&quot;N/A&quot;;[$Valores.BY24]/[$Volumes.BY24])" office:value-type="float" office:value="13.8599978277398" calcext:value-type="float">
            <text:p>13.8599978277398</text:p>
          </table:table-cell>
          <table:table-cell table:formula="of:=IF([$Volumes.BZ24]=0;&quot;N/A&quot;;[$Valores.BZ24]/[$Volumes.BZ24])" office:value-type="float" office:value="13.5062433689709" calcext:value-type="float">
            <text:p>13.5062433689709</text:p>
          </table:table-cell>
          <table:table-cell table:formula="of:=IF([$Volumes.CA24]=0;&quot;N/A&quot;;[$Valores.CA24]/[$Volumes.CA24])" office:value-type="float" office:value="13.8172996740202" calcext:value-type="float">
            <text:p>13.8172996740202</text:p>
          </table:table-cell>
          <table:table-cell table:formula="of:=IF([$Volumes.CB24]=0;&quot;N/A&quot;;[$Valores.CB24]/[$Volumes.CB24])" office:value-type="float" office:value="14.4004956856985" calcext:value-type="float">
            <text:p>14.4004956856985</text:p>
          </table:table-cell>
          <table:table-cell table:formula="of:=IF([$Volumes.CC24]=0;&quot;N/A&quot;;[$Valores.CC24]/[$Volumes.CC24])" office:value-type="float" office:value="14.597551898106" calcext:value-type="float">
            <text:p>14.597551898106</text:p>
          </table:table-cell>
          <table:table-cell table:formula="of:=IF([$Volumes.CD24]=0;&quot;N/A&quot;;[$Valores.CD24]/[$Volumes.CD24])" office:value-type="float" office:value="13.996414983904" calcext:value-type="float">
            <text:p>13.996414983904</text:p>
          </table:table-cell>
          <table:table-cell table:formula="of:=IF([$Volumes.CE24]=0;&quot;N/A&quot;;[$Valores.CE24]/[$Volumes.CE24])" office:value-type="float" office:value="14.0428357528807" calcext:value-type="float">
            <text:p>14.0428357528807</text:p>
          </table:table-cell>
          <table:table-cell table:formula="of:=IF([$Volumes.CF24]=0;&quot;N/A&quot;;[$Valores.CF24]/[$Volumes.CF24])" office:value-type="float" office:value="15.5933899685791" calcext:value-type="float">
            <text:p>15.5933899685791</text:p>
          </table:table-cell>
          <table:table-cell table:formula="of:=IF([$Volumes.CG24]=0;&quot;N/A&quot;;[$Valores.CG24]/[$Volumes.CG24])" office:value-type="float" office:value="16.3659173754557" calcext:value-type="float">
            <text:p>16.3659173754557</text:p>
          </table:table-cell>
          <table:table-cell table:formula="of:=IF([$Volumes.CH24]=0;&quot;N/A&quot;;[$Valores.CH24]/[$Volumes.CH24])" office:value-type="float" office:value="16.3557227900708" calcext:value-type="float">
            <text:p>16.3557227900708</text:p>
          </table:table-cell>
          <table:table-cell table:formula="of:=IF([$Volumes.CI24]=0;&quot;N/A&quot;;[$Valores.CI24]/[$Volumes.CI24])" office:value-type="float" office:value="16.4024728202942" calcext:value-type="float">
            <text:p>16.4024728202942</text:p>
          </table:table-cell>
          <table:table-cell table:formula="of:=IF([$Volumes.CJ24]=0;&quot;N/A&quot;;[$Valores.CJ24]/[$Volumes.CJ24])" office:value-type="float" office:value="16.6905076997113" calcext:value-type="float">
            <text:p>16.6905076997113</text:p>
          </table:table-cell>
          <table:table-cell table:formula="of:=IF([$Volumes.CK24]=0;&quot;N/A&quot;;[$Valores.CK24]/[$Volumes.CK24])" office:value-type="float" office:value="16.1289361971742" calcext:value-type="float">
            <text:p>16.1289361971742</text:p>
          </table:table-cell>
          <table:table-cell table:formula="of:=IF([$Volumes.CL24]=0;&quot;N/A&quot;;[$Valores.CL24]/[$Volumes.CL24])" office:value-type="float" office:value="16.0584072061767" calcext:value-type="float">
            <text:p>16.0584072061767</text:p>
          </table:table-cell>
          <table:table-cell table:formula="of:=IF([$Volumes.CM24]=0;&quot;N/A&quot;;[$Valores.CM24]/[$Volumes.CM24])" office:value-type="float" office:value="15.896288388898" calcext:value-type="float">
            <text:p>15.896288388898</text:p>
          </table:table-cell>
          <table:table-cell table:formula="of:=IF([$Volumes.CN24]=0;&quot;N/A&quot;;[$Valores.CN24]/[$Volumes.CN24])" office:value-type="float" office:value="13.3902027027027" calcext:value-type="float">
            <text:p>13.3902027027027</text:p>
          </table:table-cell>
          <table:table-cell table:formula="of:=IF([$Volumes.CO24]=0;&quot;N/A&quot;;[$Valores.CO24]/[$Volumes.CO24])" office:value-type="float" office:value="13.2802679853246" calcext:value-type="float">
            <text:p>13.2802679853246</text:p>
          </table:table-cell>
          <table:table-cell table:formula="of:=IF([$Volumes.CP24]=0;&quot;N/A&quot;;[$Valores.CP24]/[$Volumes.CP24])" office:value-type="float" office:value="13.6937625250501" calcext:value-type="float">
            <text:p>13.6937625250501</text:p>
          </table:table-cell>
          <table:table-cell table:formula="of:=IF([$Volumes.CQ24]=0;&quot;N/A&quot;;[$Valores.CQ24]/[$Volumes.CQ24])" office:value-type="float" office:value="12.8779313067509" calcext:value-type="float">
            <text:p>12.8779313067509</text:p>
          </table:table-cell>
          <table:table-cell table:formula="of:=IF([$Volumes.CR24]=0;&quot;N/A&quot;;[$Valores.CR24]/[$Volumes.CR24])" office:value-type="float" office:value="12.8716320671378" calcext:value-type="float">
            <text:p>12.8716320671378</text:p>
          </table:table-cell>
          <table:table-cell table:formula="of:=IF([$Volumes.CS24]=0;&quot;N/A&quot;;[$Valores.CS24]/[$Volumes.CS24])" office:value-type="float" office:value="12.6441488741104" calcext:value-type="float">
            <text:p>12.6441488741104</text:p>
          </table:table-cell>
          <table:table-cell table:formula="of:=IF([$Volumes.CT24]=0;&quot;N/A&quot;;[$Valores.CT24]/[$Volumes.CT24])" office:value-type="float" office:value="13.3960810810811" calcext:value-type="float">
            <text:p>13.3960810810811</text:p>
          </table:table-cell>
          <table:table-cell table:formula="of:=IF([$Volumes.CU24]=0;&quot;N/A&quot;;[$Valores.CU24]/[$Volumes.CU24])" office:value-type="float" office:value="12.6881542431472" calcext:value-type="float">
            <text:p>12.6881542431472</text:p>
          </table:table-cell>
          <table:table-cell table:formula="of:=IF([$Volumes.CV24]=0;&quot;N/A&quot;;[$Valores.CV24]/[$Volumes.CV24])" office:value-type="float" office:value="12.8601910985692" calcext:value-type="float">
            <text:p>12.8601910985692</text:p>
          </table:table-cell>
          <table:table-cell table:formula="of:=IF([$Volumes.CW24]=0;&quot;N/A&quot;;[$Valores.CW24]/[$Volumes.CW24])" office:value-type="float" office:value="12.816158212132" calcext:value-type="float">
            <text:p>12.816158212132</text:p>
          </table:table-cell>
          <table:table-cell table:formula="of:=IF([$Volumes.CX24]=0;&quot;N/A&quot;;[$Valores.CX24]/[$Volumes.CX24])" office:value-type="float" office:value="13.6395473385181" calcext:value-type="float">
            <text:p>13.6395473385181</text:p>
          </table:table-cell>
          <table:table-cell table:formula="of:=IF([$Volumes.CY24]=0;&quot;N/A&quot;;[$Valores.CY24]/[$Volumes.CY24])" office:value-type="float" office:value="14.2613219094247" calcext:value-type="float">
            <text:p>14.2613219094247</text:p>
          </table:table-cell>
          <table:table-cell table:formula="of:=IF([$Volumes.CZ24]=0;&quot;N/A&quot;;[$Valores.CZ24]/[$Volumes.CZ24])" office:value-type="float" office:value="15.0792084350491" calcext:value-type="float">
            <text:p>15.0792084350491</text:p>
          </table:table-cell>
          <table:table-cell table:formula="of:=IF([$Volumes.DA24]=0;&quot;N/A&quot;;[$Valores.DA24]/[$Volumes.DA24])" office:value-type="float" office:value="15.5307737207342" calcext:value-type="float">
            <text:p>15.5307737207342</text:p>
          </table:table-cell>
          <table:table-cell table:formula="of:=IF([$Volumes.DB24]=0;&quot;N/A&quot;;[$Valores.DB24]/[$Volumes.DB24])" office:value-type="float" office:value="15.6952748966172" calcext:value-type="float">
            <text:p>15.6952748966172</text:p>
          </table:table-cell>
          <table:table-cell table:formula="of:=IF([$Volumes.DC24]=0;&quot;N/A&quot;;[$Valores.DC24]/[$Volumes.DC24])" office:value-type="float" office:value="15.3417731143552" calcext:value-type="float">
            <text:p>15.3417731143552</text:p>
          </table:table-cell>
          <table:table-cell table:formula="of:=IF([$Volumes.DD24]=0;&quot;N/A&quot;;[$Valores.DD24]/[$Volumes.DD24])" office:value-type="float" office:value="15.3543771043771" calcext:value-type="float">
            <text:p>15.3543771043771</text:p>
          </table:table-cell>
          <table:table-cell table:formula="of:=IF([$Volumes.DE24]=0;&quot;N/A&quot;;[$Valores.DE24]/[$Volumes.DE24])" office:value-type="float" office:value="15.2266313932981" calcext:value-type="float">
            <text:p>15.2266313932981</text:p>
          </table:table-cell>
          <table:table-cell table:formula="of:=IF([$Volumes.DF24]=0;&quot;N/A&quot;;[$Valores.DF24]/[$Volumes.DF24])" office:value-type="float" office:value="14.4719887955182" calcext:value-type="float">
            <text:p>14.4719887955182</text:p>
          </table:table-cell>
          <table:table-cell table:formula="of:=IF([$Volumes.DG24]=0;&quot;N/A&quot;;[$Valores.DG24]/[$Volumes.DG24])" office:value-type="float" office:value="14.2357654997891" calcext:value-type="float">
            <text:p>14.2357654997891</text:p>
          </table:table-cell>
          <table:table-cell table:formula="of:=IF([$Volumes.DH24]=0;&quot;N/A&quot;;[$Valores.DH24]/[$Volumes.DH24])" office:value-type="float" office:value="14.4914101646385" calcext:value-type="float">
            <text:p>14.4914101646385</text:p>
          </table:table-cell>
          <table:table-cell table:formula="of:=IF([$Volumes.DI24]=0;&quot;N/A&quot;;[$Valores.DI24]/[$Volumes.DI24])" office:value-type="float" office:value="14.654376498801" calcext:value-type="float">
            <text:p>14.654376498801</text:p>
          </table:table-cell>
          <table:table-cell table:formula="of:=IF([$Volumes.DJ24]=0;&quot;N/A&quot;;[$Valores.DJ24]/[$Volumes.DJ24])" office:value-type="float" office:value="14.0775343125451" calcext:value-type="float">
            <text:p>14.0775343125451</text:p>
          </table:table-cell>
          <table:table-cell table:formula="of:=IF([$Volumes.DK24]=0;&quot;N/A&quot;;[$Valores.DK24]/[$Volumes.DK24])" office:value-type="float" office:value="13.4430724152365" calcext:value-type="float">
            <text:p>13.4430724152365</text:p>
          </table:table-cell>
          <table:table-cell table:formula="of:=IF([$Volumes.DL24]=0;&quot;N/A&quot;;[$Valores.DL24]/[$Volumes.DL24])" office:value-type="float" office:value="14.9470104845565" calcext:value-type="float">
            <text:p>14.9470104845565</text:p>
          </table:table-cell>
          <table:table-cell table:formula="of:=IF([$Volumes.DM24]=0;&quot;N/A&quot;;[$Valores.DM24]/[$Volumes.DM24])" office:value-type="float" office:value="14.9014462809917" calcext:value-type="float">
            <text:p>14.9014462809917</text:p>
          </table:table-cell>
          <table:table-cell table:formula="of:=IF([$Volumes.DN24]=0;&quot;N/A&quot;;[$Valores.DN24]/[$Volumes.DN24])" office:value-type="float" office:value="14.3336661341853" calcext:value-type="float">
            <text:p>14.3336661341853</text:p>
          </table:table-cell>
          <table:table-cell table:formula="of:=IF([$Volumes.DO24]=0;&quot;N/A&quot;;[$Valores.DO24]/[$Volumes.DO24])" office:value-type="float" office:value="14.4631156203762" calcext:value-type="float">
            <text:p>14.4631156203762</text:p>
          </table:table-cell>
          <table:table-cell table:formula="of:=IF([$Volumes.DP24]=0;&quot;N/A&quot;;[$Valores.DP24]/[$Volumes.DP24])" office:value-type="float" office:value="14.8677845377652" calcext:value-type="float">
            <text:p>14.8677845377652</text:p>
          </table:table-cell>
          <table:table-cell table:formula="of:=IF([$Volumes.DQ24]=0;&quot;N/A&quot;;[$Valores.DQ24]/[$Volumes.DQ24])" office:value-type="float" office:value="15.9807980389487" calcext:value-type="float">
            <text:p>15.9807980389487</text:p>
          </table:table-cell>
          <table:table-cell table:formula="of:=IF([$Volumes.DR24]=0;&quot;N/A&quot;;[$Valores.DR24]/[$Volumes.DR24])" office:value-type="float" office:value="16.957384035404" calcext:value-type="float">
            <text:p>16.957384035404</text:p>
          </table:table-cell>
          <table:table-cell table:formula="of:=IF([$Volumes.DS24]=0;&quot;N/A&quot;;[$Valores.DS24]/[$Volumes.DS24])" office:value-type="float" office:value="16.0425602111514" calcext:value-type="float">
            <text:p>16.0425602111514</text:p>
          </table:table-cell>
          <table:table-cell table:formula="of:=IF([$Volumes.DT24]=0;&quot;N/A&quot;;[$Valores.DT24]/[$Volumes.DT24])" office:value-type="float" office:value="16.6425680647535" calcext:value-type="float">
            <text:p>16.6425680647535</text:p>
          </table:table-cell>
          <table:table-cell table:formula="of:=IF([$Volumes.DU24]=0;&quot;N/A&quot;;[$Valores.DU24]/[$Volumes.DU24])" office:value-type="float" office:value="16.5572262515479" calcext:value-type="float">
            <text:p>16.5572262515479</text:p>
          </table:table-cell>
          <table:table-cell table:formula="of:=IF([$Volumes.DV24]=0;&quot;N/A&quot;;[$Valores.DV24]/[$Volumes.DV24])" office:value-type="float" office:value="16.1314342828586" calcext:value-type="float">
            <text:p>16.1314342828586</text:p>
          </table:table-cell>
          <table:table-cell table:formula="of:=IF([$Volumes.DW24]=0;&quot;N/A&quot;;[$Valores.DW24]/[$Volumes.DW24])" office:value-type="float" office:value="15.4092399403875" calcext:value-type="float">
            <text:p>15.4092399403875</text:p>
          </table:table-cell>
        </table:table-row>
      </table:table>
      <table:table table:name="Volumes" table:style-name="ta1">
        <table:table-column table:style-name="co1" table:number-columns-repeated="127" table:default-cell-style-name="Default"/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I_1</text:p>
          </table:table-cell>
          <table:table-cell office:value-type="string" calcext:value-type="string">
            <text:p>I_2</text:p>
          </table:table-cell>
          <table:table-cell office:value-type="string" calcext:value-type="string">
            <text:p>I_3</text:p>
          </table:table-cell>
          <table:table-cell office:value-type="string" calcext:value-type="string">
            <text:p>I_4</text:p>
          </table:table-cell>
          <table:table-cell office:value-type="string" calcext:value-type="string">
            <text:p>I_5</text:p>
          </table:table-cell>
          <table:table-cell office:value-type="string" calcext:value-type="string">
            <text:p>I_6</text:p>
          </table:table-cell>
          <table:table-cell office:value-type="string" calcext:value-type="string">
            <text:p>I_7</text:p>
          </table:table-cell>
          <table:table-cell office:value-type="string" calcext:value-type="string">
            <text:p>I_8</text:p>
          </table:table-cell>
          <table:table-cell office:value-type="string" calcext:value-type="string">
            <text:p>I_9</text:p>
          </table:table-cell>
          <table:table-cell office:value-type="string" calcext:value-type="string">
            <text:p>I_10</text:p>
          </table:table-cell>
          <table:table-cell office:value-type="string" calcext:value-type="string">
            <text:p>I_11</text:p>
          </table:table-cell>
          <table:table-cell office:value-type="string" calcext:value-type="string">
            <text:p>I_12</text:p>
          </table:table-cell>
          <table:table-cell office:value-type="string" calcext:value-type="string">
            <text:p>I_13</text:p>
          </table:table-cell>
          <table:table-cell office:value-type="string" calcext:value-type="string">
            <text:p>I_14</text:p>
          </table:table-cell>
          <table:table-cell office:value-type="string" calcext:value-type="string">
            <text:p>I_15</text:p>
          </table:table-cell>
          <table:table-cell office:value-type="string" calcext:value-type="string">
            <text:p>I_16</text:p>
          </table:table-cell>
          <table:table-cell office:value-type="string" calcext:value-type="string">
            <text:p>I_17</text:p>
          </table:table-cell>
          <table:table-cell office:value-type="string" calcext:value-type="string">
            <text:p>I_18</text:p>
          </table:table-cell>
          <table:table-cell office:value-type="string" calcext:value-type="string">
            <text:p>II_1</text:p>
          </table:table-cell>
          <table:table-cell office:value-type="string" calcext:value-type="string">
            <text:p>II_2</text:p>
          </table:table-cell>
          <table:table-cell office:value-type="string" calcext:value-type="string">
            <text:p>II_3</text:p>
          </table:table-cell>
          <table:table-cell office:value-type="string" calcext:value-type="string">
            <text:p>II_4</text:p>
          </table:table-cell>
          <table:table-cell office:value-type="string" calcext:value-type="string">
            <text:p>II_5</text:p>
          </table:table-cell>
          <table:table-cell office:value-type="string" calcext:value-type="string">
            <text:p>II_6</text:p>
          </table:table-cell>
          <table:table-cell office:value-type="string" calcext:value-type="string">
            <text:p>II_7</text:p>
          </table:table-cell>
          <table:table-cell office:value-type="string" calcext:value-type="string">
            <text:p>II_8</text:p>
          </table:table-cell>
          <table:table-cell office:value-type="string" calcext:value-type="string">
            <text:p>II_9</text:p>
          </table:table-cell>
          <table:table-cell office:value-type="string" calcext:value-type="string">
            <text:p>II_10</text:p>
          </table:table-cell>
          <table:table-cell office:value-type="string" calcext:value-type="string">
            <text:p>II_11</text:p>
          </table:table-cell>
          <table:table-cell office:value-type="string" calcext:value-type="string">
            <text:p>II_12</text:p>
          </table:table-cell>
          <table:table-cell office:value-type="string" calcext:value-type="string">
            <text:p>II_13</text:p>
          </table:table-cell>
          <table:table-cell office:value-type="string" calcext:value-type="string">
            <text:p>II_14</text:p>
          </table:table-cell>
          <table:table-cell office:value-type="string" calcext:value-type="string">
            <text:p>II_15</text:p>
          </table:table-cell>
          <table:table-cell office:value-type="string" calcext:value-type="string">
            <text:p>II_16</text:p>
          </table:table-cell>
          <table:table-cell office:value-type="string" calcext:value-type="string">
            <text:p>II_17</text:p>
          </table:table-cell>
          <table:table-cell office:value-type="string" calcext:value-type="string">
            <text:p>II_18</text:p>
          </table:table-cell>
          <table:table-cell office:value-type="string" calcext:value-type="string">
            <text:p>III_1</text:p>
          </table:table-cell>
          <table:table-cell office:value-type="string" calcext:value-type="string">
            <text:p>III_2</text:p>
          </table:table-cell>
          <table:table-cell office:value-type="string" calcext:value-type="string">
            <text:p>III_3</text:p>
          </table:table-cell>
          <table:table-cell office:value-type="string" calcext:value-type="string">
            <text:p>III_4</text:p>
          </table:table-cell>
          <table:table-cell office:value-type="string" calcext:value-type="string">
            <text:p>III_5</text:p>
          </table:table-cell>
          <table:table-cell office:value-type="string" calcext:value-type="string">
            <text:p>III_6</text:p>
          </table:table-cell>
          <table:table-cell office:value-type="string" calcext:value-type="string">
            <text:p>III_7</text:p>
          </table:table-cell>
          <table:table-cell office:value-type="string" calcext:value-type="string">
            <text:p>III_8</text:p>
          </table:table-cell>
          <table:table-cell office:value-type="string" calcext:value-type="string">
            <text:p>III_9</text:p>
          </table:table-cell>
          <table:table-cell office:value-type="string" calcext:value-type="string">
            <text:p>III_10</text:p>
          </table:table-cell>
          <table:table-cell office:value-type="string" calcext:value-type="string">
            <text:p>III_11</text:p>
          </table:table-cell>
          <table:table-cell office:value-type="string" calcext:value-type="string">
            <text:p>III_12</text:p>
          </table:table-cell>
          <table:table-cell office:value-type="string" calcext:value-type="string">
            <text:p>III_13</text:p>
          </table:table-cell>
          <table:table-cell office:value-type="string" calcext:value-type="string">
            <text:p>III_14</text:p>
          </table:table-cell>
          <table:table-cell office:value-type="string" calcext:value-type="string">
            <text:p>III_15</text:p>
          </table:table-cell>
          <table:table-cell office:value-type="string" calcext:value-type="string">
            <text:p>III_16</text:p>
          </table:table-cell>
          <table:table-cell office:value-type="string" calcext:value-type="string">
            <text:p>III_17</text:p>
          </table:table-cell>
          <table:table-cell office:value-type="string" calcext:value-type="string">
            <text:p>III_18</text:p>
          </table:table-cell>
          <table:table-cell office:value-type="string" calcext:value-type="string">
            <text:p>IV_1</text:p>
          </table:table-cell>
          <table:table-cell office:value-type="string" calcext:value-type="string">
            <text:p>IV_2</text:p>
          </table:table-cell>
          <table:table-cell office:value-type="string" calcext:value-type="string">
            <text:p>IV_3</text:p>
          </table:table-cell>
          <table:table-cell office:value-type="string" calcext:value-type="string">
            <text:p>IV_4</text:p>
          </table:table-cell>
          <table:table-cell office:value-type="string" calcext:value-type="string">
            <text:p>IV_5</text:p>
          </table:table-cell>
          <table:table-cell office:value-type="string" calcext:value-type="string">
            <text:p>IV_6</text:p>
          </table:table-cell>
          <table:table-cell office:value-type="string" calcext:value-type="string">
            <text:p>IV_7</text:p>
          </table:table-cell>
          <table:table-cell office:value-type="string" calcext:value-type="string">
            <text:p>IV_8</text:p>
          </table:table-cell>
          <table:table-cell office:value-type="string" calcext:value-type="string">
            <text:p>IV_9</text:p>
          </table:table-cell>
          <table:table-cell office:value-type="string" calcext:value-type="string">
            <text:p>IV_10</text:p>
          </table:table-cell>
          <table:table-cell office:value-type="string" calcext:value-type="string">
            <text:p>IV_11</text:p>
          </table:table-cell>
          <table:table-cell office:value-type="string" calcext:value-type="string">
            <text:p>IV_12</text:p>
          </table:table-cell>
          <table:table-cell office:value-type="string" calcext:value-type="string">
            <text:p>IV_13</text:p>
          </table:table-cell>
          <table:table-cell office:value-type="string" calcext:value-type="string">
            <text:p>IV_14</text:p>
          </table:table-cell>
          <table:table-cell office:value-type="string" calcext:value-type="string">
            <text:p>IV_15</text:p>
          </table:table-cell>
          <table:table-cell office:value-type="string" calcext:value-type="string">
            <text:p>IV_16</text:p>
          </table:table-cell>
          <table:table-cell office:value-type="string" calcext:value-type="string">
            <text:p>IV_17</text:p>
          </table:table-cell>
          <table:table-cell office:value-type="string" calcext:value-type="string">
            <text:p>IV_18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V_2</text:p>
          </table:table-cell>
          <table:table-cell office:value-type="string" calcext:value-type="string">
            <text:p>V_3</text:p>
          </table:table-cell>
          <table:table-cell office:value-type="string" calcext:value-type="string">
            <text:p>V_4</text:p>
          </table:table-cell>
          <table:table-cell office:value-type="string" calcext:value-type="string">
            <text:p>V_5</text:p>
          </table:table-cell>
          <table:table-cell office:value-type="string" calcext:value-type="string">
            <text:p>V_6</text:p>
          </table:table-cell>
          <table:table-cell office:value-type="string" calcext:value-type="string">
            <text:p>V_7</text:p>
          </table:table-cell>
          <table:table-cell office:value-type="string" calcext:value-type="string">
            <text:p>V_8</text:p>
          </table:table-cell>
          <table:table-cell office:value-type="string" calcext:value-type="string">
            <text:p>V_9</text:p>
          </table:table-cell>
          <table:table-cell office:value-type="string" calcext:value-type="string">
            <text:p>V_10</text:p>
          </table:table-cell>
          <table:table-cell office:value-type="string" calcext:value-type="string">
            <text:p>V_11</text:p>
          </table:table-cell>
          <table:table-cell office:value-type="string" calcext:value-type="string">
            <text:p>V_12</text:p>
          </table:table-cell>
          <table:table-cell office:value-type="string" calcext:value-type="string">
            <text:p>V_13</text:p>
          </table:table-cell>
          <table:table-cell office:value-type="string" calcext:value-type="string">
            <text:p>V_14</text:p>
          </table:table-cell>
          <table:table-cell office:value-type="string" calcext:value-type="string">
            <text:p>V_15</text:p>
          </table:table-cell>
          <table:table-cell office:value-type="string" calcext:value-type="string">
            <text:p>V_16</text:p>
          </table:table-cell>
          <table:table-cell office:value-type="string" calcext:value-type="string">
            <text:p>V_17</text:p>
          </table:table-cell>
          <table:table-cell office:value-type="string" calcext:value-type="string">
            <text:p>V_18</text:p>
          </table:table-cell>
          <table:table-cell office:value-type="string" calcext:value-type="string">
            <text:p>VI_1</text:p>
          </table:table-cell>
          <table:table-cell office:value-type="string" calcext:value-type="string">
            <text:p>VI_2</text:p>
          </table:table-cell>
          <table:table-cell office:value-type="string" calcext:value-type="string">
            <text:p>VI_3</text:p>
          </table:table-cell>
          <table:table-cell office:value-type="string" calcext:value-type="string">
            <text:p>VI_4</text:p>
          </table:table-cell>
          <table:table-cell office:value-type="string" calcext:value-type="string">
            <text:p>VI_5</text:p>
          </table:table-cell>
          <table:table-cell office:value-type="string" calcext:value-type="string">
            <text:p>VI_6</text:p>
          </table:table-cell>
          <table:table-cell office:value-type="string" calcext:value-type="string">
            <text:p>VI_7</text:p>
          </table:table-cell>
          <table:table-cell office:value-type="string" calcext:value-type="string">
            <text:p>VI_8</text:p>
          </table:table-cell>
          <table:table-cell office:value-type="string" calcext:value-type="string">
            <text:p>VI_9</text:p>
          </table:table-cell>
          <table:table-cell office:value-type="string" calcext:value-type="string">
            <text:p>VI_10</text:p>
          </table:table-cell>
          <table:table-cell office:value-type="string" calcext:value-type="string">
            <text:p>VI_11</text:p>
          </table:table-cell>
          <table:table-cell office:value-type="string" calcext:value-type="string">
            <text:p>VI_12</text:p>
          </table:table-cell>
          <table:table-cell office:value-type="string" calcext:value-type="string">
            <text:p>VI_13</text:p>
          </table:table-cell>
          <table:table-cell office:value-type="string" calcext:value-type="string">
            <text:p>VI_14</text:p>
          </table:table-cell>
          <table:table-cell office:value-type="string" calcext:value-type="string">
            <text:p>VI_15</text:p>
          </table:table-cell>
          <table:table-cell office:value-type="string" calcext:value-type="string">
            <text:p>VI_16</text:p>
          </table:table-cell>
          <table:table-cell office:value-type="string" calcext:value-type="string">
            <text:p>VI_17</text:p>
          </table:table-cell>
          <table:table-cell office:value-type="string" calcext:value-type="string">
            <text:p>VI_18</text:p>
          </table:table-cell>
          <table:table-cell office:value-type="string" calcext:value-type="string">
            <text:p>VII_1</text:p>
          </table:table-cell>
          <table:table-cell office:value-type="string" calcext:value-type="string">
            <text:p>VII_2</text:p>
          </table:table-cell>
          <table:table-cell office:value-type="string" calcext:value-type="string">
            <text:p>VII_3</text:p>
          </table:table-cell>
          <table:table-cell office:value-type="string" calcext:value-type="string">
            <text:p>VII_4</text:p>
          </table:table-cell>
          <table:table-cell office:value-type="string" calcext:value-type="string">
            <text:p>VII_5</text:p>
          </table:table-cell>
          <table:table-cell office:value-type="string" calcext:value-type="string">
            <text:p>VII_6</text:p>
          </table:table-cell>
          <table:table-cell office:value-type="string" calcext:value-type="string">
            <text:p>VII_7</text:p>
          </table:table-cell>
          <table:table-cell office:value-type="string" calcext:value-type="string">
            <text:p>VII_8</text:p>
          </table:table-cell>
          <table:table-cell office:value-type="string" calcext:value-type="string">
            <text:p>VII_9</text:p>
          </table:table-cell>
          <table:table-cell office:value-type="string" calcext:value-type="string">
            <text:p>VII_10</text:p>
          </table:table-cell>
          <table:table-cell office:value-type="string" calcext:value-type="string">
            <text:p>VII_11</text:p>
          </table:table-cell>
          <table:table-cell office:value-type="string" calcext:value-type="string">
            <text:p>VII_12</text:p>
          </table:table-cell>
          <table:table-cell office:value-type="string" calcext:value-type="string">
            <text:p>VII_13</text:p>
          </table:table-cell>
          <table:table-cell office:value-type="string" calcext:value-type="string">
            <text:p>VII_14</text:p>
          </table:table-cell>
          <table:table-cell office:value-type="string" calcext:value-type="string">
            <text:p>VII_15</text:p>
          </table:table-cell>
          <table:table-cell office:value-type="string" calcext:value-type="string">
            <text:p>VII_16</text:p>
          </table:table-cell>
          <table:table-cell office:value-type="string" calcext:value-type="string">
            <text:p>VII_17</text:p>
          </table:table-cell>
          <table:table-cell office:value-type="string" calcext:value-type="string">
            <text:p>VII_18</text:p>
          </table:table-cell>
        </table:table-row>
        <table:table-row table:style-name="ro1">
          <table:table-cell office:value-type="string" calcext:value-type="string">
            <text:p>T. PRATOS PRONTOS CONGELADOS</text:p>
          </table:table-cell>
          <table:table-cell office:value-type="float" office:value="626.05" calcext:value-type="float">
            <text:p>626.05</text:p>
          </table:table-cell>
          <table:table-cell office:value-type="float" office:value="654.17" calcext:value-type="float">
            <text:p>654.17</text:p>
          </table:table-cell>
          <table:table-cell office:value-type="float" office:value="637.4" calcext:value-type="float">
            <text:p>637.4</text:p>
          </table:table-cell>
          <table:table-cell office:value-type="float" office:value="744.16" calcext:value-type="float">
            <text:p>744.16</text:p>
          </table:table-cell>
          <table:table-cell office:value-type="float" office:value="824.19" calcext:value-type="float">
            <text:p>824.19</text:p>
          </table:table-cell>
          <table:table-cell office:value-type="float" office:value="809.84" calcext:value-type="float">
            <text:p>809.84</text:p>
          </table:table-cell>
          <table:table-cell office:value-type="float" office:value="813.91" calcext:value-type="float">
            <text:p>813.91</text:p>
          </table:table-cell>
          <table:table-cell office:value-type="float" office:value="828.52" calcext:value-type="float">
            <text:p>828.52</text:p>
          </table:table-cell>
          <table:table-cell office:value-type="float" office:value="776.92" calcext:value-type="float">
            <text:p>776.92</text:p>
          </table:table-cell>
          <table:table-cell office:value-type="float" office:value="833.44" calcext:value-type="float">
            <text:p>833.44</text:p>
          </table:table-cell>
          <table:table-cell office:value-type="float" office:value="819.4" calcext:value-type="float">
            <text:p>819.4</text:p>
          </table:table-cell>
          <table:table-cell office:value-type="float" office:value="811.41" calcext:value-type="float">
            <text:p>811.41</text:p>
          </table:table-cell>
          <table:table-cell office:value-type="float" office:value="851.5" calcext:value-type="float">
            <text:p>851.5</text:p>
          </table:table-cell>
          <table:table-cell office:value-type="float" office:value="798.16" calcext:value-type="float">
            <text:p>798.16</text:p>
          </table:table-cell>
          <table:table-cell office:value-type="float" office:value="812.37" calcext:value-type="float">
            <text:p>812.37</text:p>
          </table:table-cell>
          <table:table-cell office:value-type="float" office:value="895.49" calcext:value-type="float">
            <text:p>895.49</text:p>
          </table:table-cell>
          <table:table-cell office:value-type="float" office:value="916.33" calcext:value-type="float">
            <text:p>916.33</text:p>
          </table:table-cell>
          <table:table-cell office:value-type="float" office:value="994.05" calcext:value-type="float">
            <text:p>994.05</text:p>
          </table:table-cell>
          <table:table-cell office:value-type="float" office:value="1640.49" calcext:value-type="float">
            <text:p>1640.49</text:p>
          </table:table-cell>
          <table:table-cell office:value-type="float" office:value="1550.54" calcext:value-type="float">
            <text:p>1550.54</text:p>
          </table:table-cell>
          <table:table-cell office:value-type="float" office:value="1566.43" calcext:value-type="float">
            <text:p>1566.43</text:p>
          </table:table-cell>
          <table:table-cell office:value-type="float" office:value="1657.14" calcext:value-type="float">
            <text:p>1657.14</text:p>
          </table:table-cell>
          <table:table-cell office:value-type="float" office:value="1693.18" calcext:value-type="float">
            <text:p>1693.18</text:p>
          </table:table-cell>
          <table:table-cell office:value-type="float" office:value="1673.2" calcext:value-type="float">
            <text:p>1673.2</text:p>
          </table:table-cell>
          <table:table-cell office:value-type="float" office:value="1704.68" calcext:value-type="float">
            <text:p>1704.68</text:p>
          </table:table-cell>
          <table:table-cell office:value-type="float" office:value="1735.27" calcext:value-type="float">
            <text:p>1735.27</text:p>
          </table:table-cell>
          <table:table-cell office:value-type="float" office:value="1700.91" calcext:value-type="float">
            <text:p>1700.91</text:p>
          </table:table-cell>
          <table:table-cell office:value-type="float" office:value="1786.06" calcext:value-type="float">
            <text:p>1786.06</text:p>
          </table:table-cell>
          <table:table-cell office:value-type="float" office:value="1621.62" calcext:value-type="float">
            <text:p>1621.62</text:p>
          </table:table-cell>
          <table:table-cell office:value-type="float" office:value="1545.62" calcext:value-type="float">
            <text:p>1545.62</text:p>
          </table:table-cell>
          <table:table-cell office:value-type="float" office:value="1544.18" calcext:value-type="float">
            <text:p>1544.18</text:p>
          </table:table-cell>
          <table:table-cell office:value-type="float" office:value="1476.2" calcext:value-type="float">
            <text:p>1476.2</text:p>
          </table:table-cell>
          <table:table-cell office:value-type="float" office:value="1439.05" calcext:value-type="float">
            <text:p>1439.05</text:p>
          </table:table-cell>
          <table:table-cell office:value-type="float" office:value="1533.42" calcext:value-type="float">
            <text:p>1533.42</text:p>
          </table:table-cell>
          <table:table-cell office:value-type="float" office:value="1642.51" calcext:value-type="float">
            <text:p>1642.51</text:p>
          </table:table-cell>
          <table:table-cell office:value-type="float" office:value="1672.91" calcext:value-type="float">
            <text:p>1672.91</text:p>
          </table:table-cell>
          <table:table-cell office:value-type="float" office:value="1722.22" calcext:value-type="float">
            <text:p>1722.22</text:p>
          </table:table-cell>
          <table:table-cell office:value-type="float" office:value="1842.92" calcext:value-type="float">
            <text:p>1842.92</text:p>
          </table:table-cell>
          <table:table-cell office:value-type="float" office:value="1779.79" calcext:value-type="float">
            <text:p>1779.79</text:p>
          </table:table-cell>
          <table:table-cell office:value-type="float" office:value="1887.05" calcext:value-type="float">
            <text:p>1887.05</text:p>
          </table:table-cell>
          <table:table-cell office:value-type="float" office:value="2022.13" calcext:value-type="float">
            <text:p>2022.13</text:p>
          </table:table-cell>
          <table:table-cell office:value-type="float" office:value="2139.27" calcext:value-type="float">
            <text:p>2139.27</text:p>
          </table:table-cell>
          <table:table-cell office:value-type="float" office:value="1951.37" calcext:value-type="float">
            <text:p>1951.37</text:p>
          </table:table-cell>
          <table:table-cell office:value-type="float" office:value="2054.39" calcext:value-type="float">
            <text:p>2054.39</text:p>
          </table:table-cell>
          <table:table-cell office:value-type="float" office:value="1931.26" calcext:value-type="float">
            <text:p>1931.26</text:p>
          </table:table-cell>
          <table:table-cell office:value-type="float" office:value="2070.41" calcext:value-type="float">
            <text:p>2070.41</text:p>
          </table:table-cell>
          <table:table-cell office:value-type="float" office:value="1967.78" calcext:value-type="float">
            <text:p>1967.78</text:p>
          </table:table-cell>
          <table:table-cell office:value-type="float" office:value="2012.7" calcext:value-type="float">
            <text:p>2012.7</text:p>
          </table:table-cell>
          <table:table-cell office:value-type="float" office:value="1841.88" calcext:value-type="float">
            <text:p>1841.88</text:p>
          </table:table-cell>
          <table:table-cell office:value-type="float" office:value="1875.91" calcext:value-type="float">
            <text:p>1875.91</text:p>
          </table:table-cell>
          <table:table-cell office:value-type="float" office:value="1926.83" calcext:value-type="float">
            <text:p>1926.83</text:p>
          </table:table-cell>
          <table:table-cell office:value-type="float" office:value="1950.38" calcext:value-type="float">
            <text:p>1950.38</text:p>
          </table:table-cell>
          <table:table-cell office:value-type="float" office:value="2008.28" calcext:value-type="float">
            <text:p>2008.28</text:p>
          </table:table-cell>
          <table:table-cell office:value-type="float" office:value="2030.46" calcext:value-type="float">
            <text:p>2030.46</text:p>
          </table:table-cell>
          <table:table-cell office:value-type="float" office:value="1365.92" calcext:value-type="float">
            <text:p>1365.92</text:p>
          </table:table-cell>
          <table:table-cell office:value-type="float" office:value="1402.46" calcext:value-type="float">
            <text:p>1402.46</text:p>
          </table:table-cell>
          <table:table-cell office:value-type="float" office:value="1466.68" calcext:value-type="float">
            <text:p>1466.68</text:p>
          </table:table-cell>
          <table:table-cell office:value-type="float" office:value="1616.63" calcext:value-type="float">
            <text:p>1616.63</text:p>
          </table:table-cell>
          <table:table-cell office:value-type="float" office:value="1670.4" calcext:value-type="float">
            <text:p>1670.4</text:p>
          </table:table-cell>
          <table:table-cell office:value-type="float" office:value="1590.3" calcext:value-type="float">
            <text:p>1590.3</text:p>
          </table:table-cell>
          <table:table-cell office:value-type="float" office:value="1491.33" calcext:value-type="float">
            <text:p>1491.33</text:p>
          </table:table-cell>
          <table:table-cell office:value-type="float" office:value="1515.19" calcext:value-type="float">
            <text:p>1515.19</text:p>
          </table:table-cell>
          <table:table-cell office:value-type="float" office:value="1484.62" calcext:value-type="float">
            <text:p>1484.62</text:p>
          </table:table-cell>
          <table:table-cell office:value-type="float" office:value="1613.13" calcext:value-type="float">
            <text:p>1613.13</text:p>
          </table:table-cell>
          <table:table-cell office:value-type="float" office:value="1570.09" calcext:value-type="float">
            <text:p>1570.09</text:p>
          </table:table-cell>
          <table:table-cell office:value-type="float" office:value="1504.88" calcext:value-type="float">
            <text:p>1504.88</text:p>
          </table:table-cell>
          <table:table-cell office:value-type="float" office:value="1497.78" calcext:value-type="float">
            <text:p>1497.78</text:p>
          </table:table-cell>
          <table:table-cell office:value-type="float" office:value="1447.45" calcext:value-type="float">
            <text:p>1447.45</text:p>
          </table:table-cell>
          <table:table-cell office:value-type="float" office:value="1457.38" calcext:value-type="float">
            <text:p>1457.38</text:p>
          </table:table-cell>
          <table:table-cell office:value-type="float" office:value="1540.42" calcext:value-type="float">
            <text:p>1540.42</text:p>
          </table:table-cell>
          <table:table-cell office:value-type="float" office:value="1522.14" calcext:value-type="float">
            <text:p>1522.14</text:p>
          </table:table-cell>
          <table:table-cell office:value-type="float" office:value="1450.7" calcext:value-type="float">
            <text:p>1450.7</text:p>
          </table:table-cell>
          <table:table-cell office:value-type="float" office:value="1251.25" calcext:value-type="float">
            <text:p>1251.25</text:p>
          </table:table-cell>
          <table:table-cell office:value-type="float" office:value="1288.38" calcext:value-type="float">
            <text:p>1288.38</text:p>
          </table:table-cell>
          <table:table-cell office:value-type="float" office:value="1293.12" calcext:value-type="float">
            <text:p>1293.12</text:p>
          </table:table-cell>
          <table:table-cell office:value-type="float" office:value="1499.18" calcext:value-type="float">
            <text:p>1499.18</text:p>
          </table:table-cell>
          <table:table-cell office:value-type="float" office:value="1508.45" calcext:value-type="float">
            <text:p>1508.45</text:p>
          </table:table-cell>
          <table:table-cell office:value-type="float" office:value="1468.75" calcext:value-type="float">
            <text:p>1468.75</text:p>
          </table:table-cell>
          <table:table-cell office:value-type="float" office:value="1330.79" calcext:value-type="float">
            <text:p>1330.79</text:p>
          </table:table-cell>
          <table:table-cell office:value-type="float" office:value="1301.44" calcext:value-type="float">
            <text:p>1301.44</text:p>
          </table:table-cell>
          <table:table-cell office:value-type="float" office:value="1331.14" calcext:value-type="float">
            <text:p>1331.14</text:p>
          </table:table-cell>
          <table:table-cell office:value-type="float" office:value="1395.49" calcext:value-type="float">
            <text:p>1395.49</text:p>
          </table:table-cell>
          <table:table-cell office:value-type="float" office:value="1337.54" calcext:value-type="float">
            <text:p>1337.54</text:p>
          </table:table-cell>
          <table:table-cell office:value-type="float" office:value="1324.97" calcext:value-type="float">
            <text:p>1324.97</text:p>
          </table:table-cell>
          <table:table-cell office:value-type="float" office:value="1328.4" calcext:value-type="float">
            <text:p>1328.4</text:p>
          </table:table-cell>
          <table:table-cell office:value-type="float" office:value="1383.11" calcext:value-type="float">
            <text:p>1383.11</text:p>
          </table:table-cell>
          <table:table-cell office:value-type="float" office:value="1373.75" calcext:value-type="float">
            <text:p>1373.75</text:p>
          </table:table-cell>
          <table:table-cell office:value-type="float" office:value="1467.15" calcext:value-type="float">
            <text:p>1467.15</text:p>
          </table:table-cell>
          <table:table-cell office:value-type="float" office:value="1529.07" calcext:value-type="float">
            <text:p>1529.07</text:p>
          </table:table-cell>
          <table:table-cell office:value-type="float" office:value="1462.32" calcext:value-type="float">
            <text:p>1462.32</text:p>
          </table:table-cell>
          <table:table-cell office:value-type="float" office:value="1678.66" calcext:value-type="float">
            <text:p>1678.66</text:p>
          </table:table-cell>
          <table:table-cell office:value-type="float" office:value="1779.4" calcext:value-type="float">
            <text:p>1779.4</text:p>
          </table:table-cell>
          <table:table-cell office:value-type="float" office:value="1779.56" calcext:value-type="float">
            <text:p>1779.56</text:p>
          </table:table-cell>
          <table:table-cell office:value-type="float" office:value="2128.95" calcext:value-type="float">
            <text:p>2128.95</text:p>
          </table:table-cell>
          <table:table-cell office:value-type="float" office:value="2223.16" calcext:value-type="float">
            <text:p>2223.16</text:p>
          </table:table-cell>
          <table:table-cell office:value-type="float" office:value="2013.36" calcext:value-type="float">
            <text:p>2013.36</text:p>
          </table:table-cell>
          <table:table-cell office:value-type="float" office:value="1888.15" calcext:value-type="float">
            <text:p>1888.15</text:p>
          </table:table-cell>
          <table:table-cell office:value-type="float" office:value="2032.46" calcext:value-type="float">
            <text:p>2032.46</text:p>
          </table:table-cell>
          <table:table-cell office:value-type="float" office:value="2029.68" calcext:value-type="float">
            <text:p>2029.68</text:p>
          </table:table-cell>
          <table:table-cell office:value-type="float" office:value="2132.44" calcext:value-type="float">
            <text:p>2132.44</text:p>
          </table:table-cell>
          <table:table-cell office:value-type="float" office:value="2117.34" calcext:value-type="float">
            <text:p>2117.34</text:p>
          </table:table-cell>
          <table:table-cell office:value-type="float" office:value="2022.44" calcext:value-type="float">
            <text:p>2022.44</text:p>
          </table:table-cell>
          <table:table-cell office:value-type="float" office:value="1920.91" calcext:value-type="float">
            <text:p>1920.91</text:p>
          </table:table-cell>
          <table:table-cell office:value-type="float" office:value="1979.15" calcext:value-type="float">
            <text:p>1979.15</text:p>
          </table:table-cell>
          <table:table-cell office:value-type="float" office:value="1955.64" calcext:value-type="float">
            <text:p>1955.64</text:p>
          </table:table-cell>
          <table:table-cell office:value-type="float" office:value="2176.16" calcext:value-type="float">
            <text:p>2176.16</text:p>
          </table:table-cell>
          <table:table-cell office:value-type="float" office:value="2289.31" calcext:value-type="float">
            <text:p>2289.31</text:p>
          </table:table-cell>
          <table:table-cell office:value-type="float" office:value="2117.92" calcext:value-type="float">
            <text:p>2117.92</text:p>
          </table:table-cell>
          <table:table-cell office:value-type="float" office:value="661.6" calcext:value-type="float">
            <text:p>661.6</text:p>
          </table:table-cell>
          <table:table-cell office:value-type="float" office:value="634.6" calcext:value-type="float">
            <text:p>634.6</text:p>
          </table:table-cell>
          <table:table-cell office:value-type="float" office:value="646.33" calcext:value-type="float">
            <text:p>646.33</text:p>
          </table:table-cell>
          <table:table-cell office:value-type="float" office:value="700.42" calcext:value-type="float">
            <text:p>700.42</text:p>
          </table:table-cell>
          <table:table-cell office:value-type="float" office:value="722.54" calcext:value-type="float">
            <text:p>722.54</text:p>
          </table:table-cell>
          <table:table-cell office:value-type="float" office:value="719.22" calcext:value-type="float">
            <text:p>719.22</text:p>
          </table:table-cell>
          <table:table-cell office:value-type="float" office:value="671.47" calcext:value-type="float">
            <text:p>671.47</text:p>
          </table:table-cell>
          <table:table-cell office:value-type="float" office:value="714.53" calcext:value-type="float">
            <text:p>714.53</text:p>
          </table:table-cell>
          <table:table-cell office:value-type="float" office:value="691.63" calcext:value-type="float">
            <text:p>691.63</text:p>
          </table:table-cell>
          <table:table-cell office:value-type="float" office:value="703.72" calcext:value-type="float">
            <text:p>703.72</text:p>
          </table:table-cell>
          <table:table-cell office:value-type="float" office:value="697.22" calcext:value-type="float">
            <text:p>697.22</text:p>
          </table:table-cell>
          <table:table-cell office:value-type="float" office:value="674.62" calcext:value-type="float">
            <text:p>674.62</text:p>
          </table:table-cell>
          <table:table-cell office:value-type="float" office:value="658.53" calcext:value-type="float">
            <text:p>658.53</text:p>
          </table:table-cell>
          <table:table-cell office:value-type="float" office:value="677.65" calcext:value-type="float">
            <text:p>677.65</text:p>
          </table:table-cell>
          <table:table-cell office:value-type="float" office:value="667.28" calcext:value-type="float">
            <text:p>667.28</text:p>
          </table:table-cell>
          <table:table-cell office:value-type="float" office:value="719.24" calcext:value-type="float">
            <text:p>719.24</text:p>
          </table:table-cell>
          <table:table-cell office:value-type="float" office:value="791.97" calcext:value-type="float">
            <text:p>791.97</text:p>
          </table:table-cell>
          <table:table-cell office:value-type="float" office:value="748.24" calcext:value-type="float">
            <text:p>748.24</text:p>
          </table:table-cell>
        </table:table-row>
        <table:table-row table:style-name="ro1">
          <table:table-cell office:value-type="string" calcext:value-type="string">
            <text:p>T. AURORA ALIMENTOS</text:p>
          </table:table-cell>
          <table:table-cell office:value-type="float" office:value="15.13" calcext:value-type="float">
            <text:p>15.13</text:p>
          </table:table-cell>
          <table:table-cell office:value-type="float" office:value="15.24" calcext:value-type="float">
            <text:p>15.24</text:p>
          </table:table-cell>
          <table:table-cell office:value-type="float" office:value="12.37" calcext:value-type="float">
            <text:p>12.37</text:p>
          </table:table-cell>
          <table:table-cell office:value-type="float" office:value="10.56" calcext:value-type="float">
            <text:p>10.56</text:p>
          </table:table-cell>
          <table:table-cell office:value-type="float" office:value="8.71" calcext:value-type="float">
            <text:p>8.71</text:p>
          </table:table-cell>
          <table:table-cell office:value-type="float" office:value="8.67" calcext:value-type="float">
            <text:p>8.67</text:p>
          </table:table-cell>
          <table:table-cell office:value-type="float" office:value="8.05" calcext:value-type="float">
            <text:p>8.05</text:p>
          </table:table-cell>
          <table:table-cell office:value-type="float" office:value="5.81" calcext:value-type="float">
            <text:p>5.81</text:p>
          </table:table-cell>
          <table:table-cell office:value-type="float" office:value="6.22" calcext:value-type="float">
            <text:p>6.22</text:p>
          </table:table-cell>
          <table:table-cell office:value-type="float" office:value="6.49" calcext:value-type="float">
            <text:p>6.49</text:p>
          </table:table-cell>
          <table:table-cell office:value-type="float" office:value="10.11" calcext:value-type="float">
            <text:p>10.11</text:p>
          </table:table-cell>
          <table:table-cell office:value-type="float" office:value="9.52" calcext:value-type="float">
            <text:p>9.52</text:p>
          </table:table-cell>
          <table:table-cell office:value-type="float" office:value="9.82" calcext:value-type="float">
            <text:p>9.82</text:p>
          </table:table-cell>
          <table:table-cell office:value-type="float" office:value="11.24" calcext:value-type="float">
            <text:p>11.24</text:p>
          </table:table-cell>
          <table:table-cell office:value-type="float" office:value="10.41" calcext:value-type="float">
            <text:p>10.41</text:p>
          </table:table-cell>
          <table:table-cell office:value-type="float" office:value="6.39" calcext:value-type="float">
            <text:p>6.39</text:p>
          </table:table-cell>
          <table:table-cell office:value-type="float" office:value="8.34" calcext:value-type="float">
            <text:p>8.34</text:p>
          </table:table-cell>
          <table:table-cell office:value-type="float" office:value="8.24" calcext:value-type="float">
            <text:p>8.24</text:p>
          </table:table-cell>
          <table:table-cell office:value-type="float" office:value="9.07" calcext:value-type="float">
            <text:p>9.07</text:p>
          </table:table-cell>
          <table:table-cell office:value-type="float" office:value="11.71" calcext:value-type="float">
            <text:p>11.71</text:p>
          </table:table-cell>
          <table:table-cell office:value-type="float" office:value="17.67" calcext:value-type="float">
            <text:p>17.67</text:p>
          </table:table-cell>
          <table:table-cell office:value-type="float" office:value="12.68" calcext:value-type="float">
            <text:p>12.68</text:p>
          </table:table-cell>
          <table:table-cell office:value-type="float" office:value="11.92" calcext:value-type="float">
            <text:p>11.92</text:p>
          </table:table-cell>
          <table:table-cell office:value-type="float" office:value="12.56" calcext:value-type="float">
            <text:p>12.56</text:p>
          </table:table-cell>
          <table:table-cell office:value-type="float" office:value="13.05" calcext:value-type="float">
            <text:p>13.05</text:p>
          </table:table-cell>
          <table:table-cell office:value-type="float" office:value="12.03" calcext:value-type="float">
            <text:p>12.03</text:p>
          </table:table-cell>
          <table:table-cell office:value-type="float" office:value="14.77" calcext:value-type="float">
            <text:p>14.77</text:p>
          </table:table-cell>
          <table:table-cell office:value-type="float" office:value="16.19" calcext:value-type="float">
            <text:p>16.19</text:p>
          </table:table-cell>
          <table:table-cell office:value-type="float" office:value="16.96" calcext:value-type="float">
            <text:p>16.96</text:p>
          </table:table-cell>
          <table:table-cell office:value-type="float" office:value="18.87" calcext:value-type="float">
            <text:p>18.87</text:p>
          </table:table-cell>
          <table:table-cell office:value-type="float" office:value="14.49" calcext:value-type="float">
            <text:p>14.49</text:p>
          </table:table-cell>
          <table:table-cell office:value-type="float" office:value="14.4" calcext:value-type="float">
            <text:p>14.4</text:p>
          </table:table-cell>
          <table:table-cell office:value-type="float" office:value="19.22" calcext:value-type="float">
            <text:p>19.22</text:p>
          </table:table-cell>
          <table:table-cell office:value-type="float" office:value="17.94" calcext:value-type="float">
            <text:p>17.94</text:p>
          </table:table-cell>
          <table:table-cell office:value-type="float" office:value="27.32" calcext:value-type="float">
            <text:p>27.32</text:p>
          </table:table-cell>
          <table:table-cell office:value-type="float" office:value="23.84" calcext:value-type="float">
            <text:p>23.84</text:p>
          </table:table-cell>
          <table:table-cell office:value-type="float" office:value="34.48" calcext:value-type="float">
            <text:p>34.48</text:p>
          </table:table-cell>
          <table:table-cell office:value-type="float" office:value="18.36" calcext:value-type="float">
            <text:p>18.36</text:p>
          </table:table-cell>
          <table:table-cell office:value-type="float" office:value="26.84" calcext:value-type="float">
            <text:p>26.84</text:p>
          </table:table-cell>
          <table:table-cell office:value-type="float" office:value="38.22" calcext:value-type="float">
            <text:p>38.22</text:p>
          </table:table-cell>
          <table:table-cell office:value-type="float" office:value="40.65" calcext:value-type="float">
            <text:p>40.65</text:p>
          </table:table-cell>
          <table:table-cell office:value-type="float" office:value="35.27" calcext:value-type="float">
            <text:p>35.27</text:p>
          </table:table-cell>
          <table:table-cell office:value-type="float" office:value="29.44" calcext:value-type="float">
            <text:p>29.44</text:p>
          </table:table-cell>
          <table:table-cell office:value-type="float" office:value="20.83" calcext:value-type="float">
            <text:p>20.83</text:p>
          </table:table-cell>
          <table:table-cell office:value-type="float" office:value="21.15" calcext:value-type="float">
            <text:p>21.15</text:p>
          </table:table-cell>
          <table:table-cell office:value-type="float" office:value="35.8" calcext:value-type="float">
            <text:p>35.8</text:p>
          </table:table-cell>
          <table:table-cell office:value-type="float" office:value="30.23" calcext:value-type="float">
            <text:p>30.23</text:p>
          </table:table-cell>
          <table:table-cell office:value-type="float" office:value="48.18" calcext:value-type="float">
            <text:p>48.18</text:p>
          </table:table-cell>
          <table:table-cell office:value-type="float" office:value="52.66" calcext:value-type="float">
            <text:p>52.66</text:p>
          </table:table-cell>
          <table:table-cell office:value-type="float" office:value="39.51" calcext:value-type="float">
            <text:p>39.51</text:p>
          </table:table-cell>
          <table:table-cell office:value-type="float" office:value="39.65" calcext:value-type="float">
            <text:p>39.65</text:p>
          </table:table-cell>
          <table:table-cell office:value-type="float" office:value="96.9" calcext:value-type="float">
            <text:p>96.9</text:p>
          </table:table-cell>
          <table:table-cell office:value-type="float" office:value="35.75" calcext:value-type="float">
            <text:p>35.75</text:p>
          </table:table-cell>
          <table:table-cell office:value-type="float" office:value="60.91" calcext:value-type="float">
            <text:p>60.91</text:p>
          </table:table-cell>
          <table:table-cell office:value-type="float" office:value="25.54" calcext:value-type="float">
            <text:p>25.54</text:p>
          </table:table-cell>
          <table:table-cell office:value-type="float" office:value="25.97" calcext:value-type="float">
            <text:p>25.97</text:p>
          </table:table-cell>
          <table:table-cell office:value-type="float" office:value="28.79" calcext:value-type="float">
            <text:p>28.79</text:p>
          </table:table-cell>
          <table:table-cell office:value-type="float" office:value="27.66" calcext:value-type="float">
            <text:p>27.66</text:p>
          </table:table-cell>
          <table:table-cell office:value-type="float" office:value="28.83" calcext:value-type="float">
            <text:p>28.83</text:p>
          </table:table-cell>
          <table:table-cell office:value-type="float" office:value="43.66" calcext:value-type="float">
            <text:p>43.66</text:p>
          </table:table-cell>
          <table:table-cell office:value-type="float" office:value="33.88" calcext:value-type="float">
            <text:p>33.88</text:p>
          </table:table-cell>
          <table:table-cell office:value-type="float" office:value="29.33" calcext:value-type="float">
            <text:p>29.33</text:p>
          </table:table-cell>
          <table:table-cell office:value-type="float" office:value="38.93" calcext:value-type="float">
            <text:p>38.93</text:p>
          </table:table-cell>
          <table:table-cell office:value-type="float" office:value="48.55" calcext:value-type="float">
            <text:p>48.55</text:p>
          </table:table-cell>
          <table:table-cell office:value-type="float" office:value="48.6" calcext:value-type="float">
            <text:p>48.6</text:p>
          </table:table-cell>
          <table:table-cell office:value-type="float" office:value="53.34" calcext:value-type="float">
            <text:p>53.34</text:p>
          </table:table-cell>
          <table:table-cell office:value-type="float" office:value="52.8" calcext:value-type="float">
            <text:p>52.8</text:p>
          </table:table-cell>
          <table:table-cell office:value-type="float" office:value="69.19" calcext:value-type="float">
            <text:p>69.19</text:p>
          </table:table-cell>
          <table:table-cell office:value-type="float" office:value="51.98" calcext:value-type="float">
            <text:p>51.98</text:p>
          </table:table-cell>
          <table:table-cell office:value-type="float" office:value="62.98" calcext:value-type="float">
            <text:p>62.98</text:p>
          </table:table-cell>
          <table:table-cell office:value-type="float" office:value="54.08" calcext:value-type="float">
            <text:p>54.08</text:p>
          </table:table-cell>
          <table:table-cell office:value-type="float" office:value="72.17" calcext:value-type="float">
            <text:p>72.17</text:p>
          </table:table-cell>
          <table:table-cell office:value-type="float" office:value="19.38" calcext:value-type="float">
            <text:p>19.38</text:p>
          </table:table-cell>
          <table:table-cell office:value-type="float" office:value="18.15" calcext:value-type="float">
            <text:p>18.15</text:p>
          </table:table-cell>
          <table:table-cell office:value-type="float" office:value="19.69" calcext:value-type="float">
            <text:p>19.69</text:p>
          </table:table-cell>
          <table:table-cell office:value-type="float" office:value="27.28" calcext:value-type="float">
            <text:p>27.28</text:p>
          </table:table-cell>
          <table:table-cell office:value-type="float" office:value="22.09" calcext:value-type="float">
            <text:p>22.09</text:p>
          </table:table-cell>
          <table:table-cell office:value-type="float" office:value="26.6" calcext:value-type="float">
            <text:p>26.6</text:p>
          </table:table-cell>
          <table:table-cell office:value-type="float" office:value="19.96" calcext:value-type="float">
            <text:p>19.96</text:p>
          </table:table-cell>
          <table:table-cell office:value-type="float" office:value="25.69" calcext:value-type="float">
            <text:p>25.69</text:p>
          </table:table-cell>
          <table:table-cell office:value-type="float" office:value="29.2" calcext:value-type="float">
            <text:p>29.2</text:p>
          </table:table-cell>
          <table:table-cell office:value-type="float" office:value="41.9" calcext:value-type="float">
            <text:p>41.9</text:p>
          </table:table-cell>
          <table:table-cell office:value-type="float" office:value="47.8" calcext:value-type="float">
            <text:p>47.8</text:p>
          </table:table-cell>
          <table:table-cell office:value-type="float" office:value="59.32" calcext:value-type="float">
            <text:p>59.32</text:p>
          </table:table-cell>
          <table:table-cell office:value-type="float" office:value="56.02" calcext:value-type="float">
            <text:p>56.02</text:p>
          </table:table-cell>
          <table:table-cell office:value-type="float" office:value="60.49" calcext:value-type="float">
            <text:p>60.49</text:p>
          </table:table-cell>
          <table:table-cell office:value-type="float" office:value="58.56" calcext:value-type="float">
            <text:p>58.56</text:p>
          </table:table-cell>
          <table:table-cell office:value-type="float" office:value="81.47" calcext:value-type="float">
            <text:p>81.47</text:p>
          </table:table-cell>
          <table:table-cell office:value-type="float" office:value="81.12" calcext:value-type="float">
            <text:p>81.12</text:p>
          </table:table-cell>
          <table:table-cell office:value-type="float" office:value="77.49" calcext:value-type="float">
            <text:p>77.49</text:p>
          </table:table-cell>
          <table:table-cell office:value-type="float" office:value="24.56" calcext:value-type="float">
            <text:p>24.56</text:p>
          </table:table-cell>
          <table:table-cell office:value-type="float" office:value="26.69" calcext:value-type="float">
            <text:p>26.69</text:p>
          </table:table-cell>
          <table:table-cell office:value-type="float" office:value="24.96" calcext:value-type="float">
            <text:p>24.96</text:p>
          </table:table-cell>
          <table:table-cell office:value-type="float" office:value="31.78" calcext:value-type="float">
            <text:p>31.78</text:p>
          </table:table-cell>
          <table:table-cell office:value-type="float" office:value="31.86" calcext:value-type="float">
            <text:p>31.86</text:p>
          </table:table-cell>
          <table:table-cell office:value-type="float" office:value="41.1" calcext:value-type="float">
            <text:p>41.1</text:p>
          </table:table-cell>
          <table:table-cell office:value-type="float" office:value="31.74" calcext:value-type="float">
            <text:p>31.74</text:p>
          </table:table-cell>
          <table:table-cell office:value-type="float" office:value="46.05" calcext:value-type="float">
            <text:p>46.05</text:p>
          </table:table-cell>
          <table:table-cell office:value-type="float" office:value="40.95" calcext:value-type="float">
            <text:p>40.95</text:p>
          </table:table-cell>
          <table:table-cell office:value-type="float" office:value="42.07" calcext:value-type="float">
            <text:p>42.07</text:p>
          </table:table-cell>
          <table:table-cell office:value-type="float" office:value="47.13" calcext:value-type="float">
            <text:p>47.13</text:p>
          </table:table-cell>
          <table:table-cell office:value-type="float" office:value="39.25" calcext:value-type="float">
            <text:p>39.25</text:p>
          </table:table-cell>
          <table:table-cell office:value-type="float" office:value="41.21" calcext:value-type="float">
            <text:p>41.21</text:p>
          </table:table-cell>
          <table:table-cell office:value-type="float" office:value="56.86" calcext:value-type="float">
            <text:p>56.86</text:p>
          </table:table-cell>
          <table:table-cell office:value-type="float" office:value="63.73" calcext:value-type="float">
            <text:p>63.73</text:p>
          </table:table-cell>
          <table:table-cell office:value-type="float" office:value="62.04" calcext:value-type="float">
            <text:p>62.04</text:p>
          </table:table-cell>
          <table:table-cell office:value-type="float" office:value="68.84" calcext:value-type="float">
            <text:p>68.84</text:p>
          </table:table-cell>
          <table:table-cell office:value-type="float" office:value="78.13" calcext:value-type="float">
            <text:p>78.13</text:p>
          </table:table-cell>
          <table:table-cell office:value-type="float" office:value="35.45" calcext:value-type="float">
            <text:p>35.45</text:p>
          </table:table-cell>
          <table:table-cell office:value-type="float" office:value="24.31" calcext:value-type="float">
            <text:p>24.31</text:p>
          </table:table-cell>
          <table:table-cell office:value-type="float" office:value="31.94" calcext:value-type="float">
            <text:p>31.94</text:p>
          </table:table-cell>
          <table:table-cell office:value-type="float" office:value="22.89" calcext:value-type="float">
            <text:p>22.89</text:p>
          </table:table-cell>
          <table:table-cell office:value-type="float" office:value="18.72" calcext:value-type="float">
            <text:p>18.72</text:p>
          </table:table-cell>
          <table:table-cell office:value-type="float" office:value="13.75" calcext:value-type="float">
            <text:p>13.75</text:p>
          </table:table-cell>
          <table:table-cell office:value-type="float" office:value="17.06" calcext:value-type="float">
            <text:p>17.06</text:p>
          </table:table-cell>
          <table:table-cell office:value-type="float" office:value="16.44" calcext:value-type="float">
            <text:p>16.44</text:p>
          </table:table-cell>
          <table:table-cell office:value-type="float" office:value="13.26" calcext:value-type="float">
            <text:p>13.26</text:p>
          </table:table-cell>
          <table:table-cell office:value-type="float" office:value="14.42" calcext:value-type="float">
            <text:p>14.42</text:p>
          </table:table-cell>
          <table:table-cell office:value-type="float" office:value="18.83" calcext:value-type="float">
            <text:p>18.83</text:p>
          </table:table-cell>
          <table:table-cell office:value-type="float" office:value="22.72" calcext:value-type="float">
            <text:p>22.72</text:p>
          </table:table-cell>
          <table:table-cell office:value-type="float" office:value="22.12" calcext:value-type="float">
            <text:p>22.12</text:p>
          </table:table-cell>
          <table:table-cell office:value-type="float" office:value="29.07" calcext:value-type="float">
            <text:p>29.07</text:p>
          </table:table-cell>
          <table:table-cell office:value-type="float" office:value="28.88" calcext:value-type="float">
            <text:p>28.88</text:p>
          </table:table-cell>
          <table:table-cell office:value-type="float" office:value="29.48" calcext:value-type="float">
            <text:p>29.48</text:p>
          </table:table-cell>
          <table:table-cell office:value-type="float" office:value="40.95" calcext:value-type="float">
            <text:p>40.95</text:p>
          </table:table-cell>
          <table:table-cell office:value-type="float" office:value="27.73" calcext:value-type="float">
            <text:p>27.73</text:p>
          </table:table-cell>
        </table:table-row>
        <table:table-row table:style-name="ro1">
          <table:table-cell office:value-type="string" calcext:value-type="string">
            <text:p>T. BEL COOK</text:p>
          </table:table-cell>
          <table:table-cell table:number-columns-repeated="126"/>
        </table:table-row>
        <table:table-row table:style-name="ro1">
          <table:table-cell office:value-type="string" calcext:value-type="string">
            <text:p>T. IND. BRASILEIRA DE ALIMS. FINOS</text:p>
          </table:table-cell>
          <table:table-cell table:number-columns-repeated="54"/>
          <table:table-cell office:value-type="float" office:value="2.52" calcext:value-type="float">
            <text:p>2.52</text:p>
          </table:table-cell>
          <table:table-cell office:value-type="float" office:value="2.9" calcext:value-type="float">
            <text:p>2.9</text:p>
          </table:table-cell>
          <table:table-cell office:value-type="float" office:value="4.42" calcext:value-type="float">
            <text:p>4.42</text:p>
          </table:table-cell>
          <table:table-cell office:value-type="float" office:value="5.98" calcext:value-type="float">
            <text:p>5.98</text:p>
          </table:table-cell>
          <table:table-cell office:value-type="float" office:value="4.76" calcext:value-type="float">
            <text:p>4.76</text:p>
          </table:table-cell>
          <table:table-cell office:value-type="float" office:value="3.77" calcext:value-type="float">
            <text:p>3.77</text:p>
          </table:table-cell>
          <table:table-cell office:value-type="float" office:value="3.17" calcext:value-type="float">
            <text:p>3.17</text:p>
          </table:table-cell>
          <table:table-cell office:value-type="float" office:value="3.2" calcext:value-type="float">
            <text:p>3.2</text:p>
          </table:table-cell>
          <table:table-cell office:value-type="float" office:value="4.96" calcext:value-type="float">
            <text:p>4.96</text:p>
          </table:table-cell>
          <table:table-cell office:value-type="float" office:value="6.57" calcext:value-type="float">
            <text:p>6.57</text:p>
          </table:table-cell>
          <table:table-cell office:value-type="float" office:value="4.98" calcext:value-type="float">
            <text:p>4.98</text:p>
          </table:table-cell>
          <table:table-cell office:value-type="float" office:value="4.58" calcext:value-type="float">
            <text:p>4.58</text:p>
          </table:table-cell>
          <table:table-cell office:value-type="float" office:value="3.24" calcext:value-type="float">
            <text:p>3.24</text:p>
          </table:table-cell>
          <table:table-cell office:value-type="float" office:value="3.63" calcext:value-type="float">
            <text:p>3.63</text:p>
          </table:table-cell>
          <table:table-cell office:value-type="float" office:value="5.14" calcext:value-type="float">
            <text:p>5.14</text:p>
          </table:table-cell>
          <table:table-cell office:value-type="float" office:value="5.4" calcext:value-type="float">
            <text:p>5.4</text:p>
          </table:table-cell>
          <table:table-cell office:value-type="float" office:value="5.37" calcext:value-type="float">
            <text:p>5.37</text:p>
          </table:table-cell>
          <table:table-cell office:value-type="float" office:value="4.62" calcext:value-type="float">
            <text:p>4.62</text:p>
          </table:table-cell>
          <table:table-cell office:value-type="float" office:value="0.27" calcext:value-type="float">
            <text:p>0.27</text:p>
          </table:table-cell>
          <table:table-cell office:value-type="float" office:value="0.36" calcext:value-type="float">
            <text:p>0.36</text:p>
          </table:table-cell>
          <table:table-cell office:value-type="float" office:value="0.39" calcext:value-type="float">
            <text:p>0.39</text:p>
          </table:table-cell>
          <table:table-cell office:value-type="float" office:value="0.26" calcext:value-type="float">
            <text:p>0.26</text:p>
          </table:table-cell>
          <table:table-cell office:value-type="float" office:value="0.36" calcext:value-type="float">
            <text:p>0.36</text:p>
          </table:table-cell>
          <table:table-cell office:value-type="float" office:value="0.38" calcext:value-type="float">
            <text:p>0.38</text:p>
          </table:table-cell>
          <table:table-cell office:value-type="float" office:value="0.45" calcext:value-type="float">
            <text:p>0.45</text:p>
          </table:table-cell>
          <table:table-cell office:value-type="float" office:value="0.43" calcext:value-type="float">
            <text:p>0.43</text:p>
          </table:table-cell>
          <table:table-cell office:value-type="float" office:value="0.74" calcext:value-type="float">
            <text:p>0.74</text:p>
          </table:table-cell>
          <table:table-cell office:value-type="float" office:value="0.89" calcext:value-type="float">
            <text:p>0.89</text:p>
          </table:table-cell>
          <table:table-cell office:value-type="float" office:value="0.8" calcext:value-type="float">
            <text:p>0.8</text:p>
          </table:table-cell>
          <table:table-cell office:value-type="float" office:value="0.67" calcext:value-type="float">
            <text:p>0.67</text:p>
          </table:table-cell>
          <table:table-cell office:value-type="float" office:value="0.49" calcext:value-type="float">
            <text:p>0.49</text:p>
          </table:table-cell>
          <table:table-cell office:value-type="float" office:value="0.42" calcext:value-type="float">
            <text:p>0.42</text:p>
          </table:table-cell>
          <table:table-cell office:value-type="float" office:value="0.62" calcext:value-type="float">
            <text:p>0.62</text:p>
          </table:table-cell>
          <table:table-cell office:value-type="float" office:value="0.61" calcext:value-type="float">
            <text:p>0.61</text:p>
          </table:table-cell>
          <table:table-cell office:value-type="float" office:value="0.68" calcext:value-type="float">
            <text:p>0.68</text:p>
          </table:table-cell>
          <table:table-cell office:value-type="float" office:value="0.47" calcext:value-type="float">
            <text:p>0.47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T. PESCAL</text:p>
          </table:table-cell>
          <table:table-cell table:number-columns-repeated="126"/>
        </table:table-row>
        <table:table-row table:style-name="ro1">
          <table:table-cell office:value-type="string" calcext:value-type="string">
            <text:p>T. MARCA PROPRIA</text:p>
          </table:table-cell>
          <table:table-cell office:value-type="float" office:value="14.4" calcext:value-type="float">
            <text:p>14.4</text:p>
          </table:table-cell>
          <table:table-cell office:value-type="float" office:value="20.67" calcext:value-type="float">
            <text:p>20.67</text:p>
          </table:table-cell>
          <table:table-cell office:value-type="float" office:value="10.2" calcext:value-type="float">
            <text:p>10.2</text:p>
          </table:table-cell>
          <table:table-cell office:value-type="float" office:value="7.08" calcext:value-type="float">
            <text:p>7.08</text:p>
          </table:table-cell>
          <table:table-cell office:value-type="float" office:value="6.4" calcext:value-type="float">
            <text:p>6.4</text:p>
          </table:table-cell>
          <table:table-cell office:value-type="float" office:value="5.27" calcext:value-type="float">
            <text:p>5.27</text:p>
          </table:table-cell>
          <table:table-cell office:value-type="float" office:value="3.36" calcext:value-type="float">
            <text:p>3.36</text:p>
          </table:table-cell>
          <table:table-cell office:value-type="float" office:value="3.2" calcext:value-type="float">
            <text:p>3.2</text:p>
          </table:table-cell>
          <table:table-cell office:value-type="float" office:value="3.47" calcext:value-type="float">
            <text:p>3.47</text:p>
          </table:table-cell>
          <table:table-cell office:value-type="float" office:value="17.03" calcext:value-type="float">
            <text:p>17.03</text:p>
          </table:table-cell>
          <table:table-cell office:value-type="float" office:value="31.63" calcext:value-type="float">
            <text:p>31.63</text:p>
          </table:table-cell>
          <table:table-cell office:value-type="float" office:value="51.4" calcext:value-type="float">
            <text:p>51.4</text:p>
          </table:table-cell>
          <table:table-cell office:value-type="float" office:value="58.09" calcext:value-type="float">
            <text:p>58.09</text:p>
          </table:table-cell>
          <table:table-cell office:value-type="float" office:value="52.62" calcext:value-type="float">
            <text:p>52.62</text:p>
          </table:table-cell>
          <table:table-cell office:value-type="float" office:value="75.82" calcext:value-type="float">
            <text:p>75.82</text:p>
          </table:table-cell>
          <table:table-cell office:value-type="float" office:value="75.63" calcext:value-type="float">
            <text:p>75.63</text:p>
          </table:table-cell>
          <table:table-cell office:value-type="float" office:value="80.29" calcext:value-type="float">
            <text:p>80.29</text:p>
          </table:table-cell>
          <table:table-cell office:value-type="float" office:value="70.26" calcext:value-type="float">
            <text:p>70.26</text:p>
          </table:table-cell>
          <table:table-cell office:value-type="float" office:value="10.97" calcext:value-type="float">
            <text:p>10.97</text:p>
          </table:table-cell>
          <table:table-cell office:value-type="float" office:value="13.78" calcext:value-type="float">
            <text:p>13.78</text:p>
          </table:table-cell>
          <table:table-cell office:value-type="float" office:value="18.96" calcext:value-type="float">
            <text:p>18.96</text:p>
          </table:table-cell>
          <table:table-cell office:value-type="float" office:value="13.01" calcext:value-type="float">
            <text:p>13.01</text:p>
          </table:table-cell>
          <table:table-cell office:value-type="float" office:value="8.18" calcext:value-type="float">
            <text:p>8.18</text:p>
          </table:table-cell>
          <table:table-cell office:value-type="float" office:value="3.88" calcext:value-type="float">
            <text:p>3.88</text:p>
          </table:table-cell>
          <table:table-cell office:value-type="float" office:value="1.72" calcext:value-type="float">
            <text:p>1.72</text:p>
          </table:table-cell>
          <table:table-cell office:value-type="float" office:value="0.64" calcext:value-type="float">
            <text:p>0.64</text:p>
          </table:table-cell>
          <table:table-cell office:value-type="float" office:value="0.03" calcext:value-type="float">
            <text:p>0.03</text:p>
          </table:table-cell>
          <table:table-cell office:value-type="float" office:value="12.04" calcext:value-type="float">
            <text:p>12.04</text:p>
          </table:table-cell>
          <table:table-cell office:value-type="float" office:value="10.79" calcext:value-type="float">
            <text:p>10.79</text:p>
          </table:table-cell>
          <table:table-cell office:value-type="float" office:value="7.13" calcext:value-type="float">
            <text:p>7.13</text:p>
          </table:table-cell>
          <table:table-cell office:value-type="float" office:value="7.11" calcext:value-type="float">
            <text:p>7.11</text:p>
          </table:table-cell>
          <table:table-cell office:value-type="float" office:value="6.12" calcext:value-type="float">
            <text:p>6.12</text:p>
          </table:table-cell>
          <table:table-cell office:value-type="float" office:value="13.22" calcext:value-type="float">
            <text:p>13.22</text:p>
          </table:table-cell>
          <table:table-cell office:value-type="float" office:value="12.95" calcext:value-type="float">
            <text:p>12.95</text:p>
          </table:table-cell>
          <table:table-cell office:value-type="float" office:value="13.55" calcext:value-type="float">
            <text:p>13.55</text:p>
          </table:table-cell>
          <table:table-cell office:value-type="float" office:value="19.84" calcext:value-type="float">
            <text:p>19.84</text:p>
          </table:table-cell>
          <table:table-cell office:value-type="float" office:value="19.05" calcext:value-type="float">
            <text:p>19.05</text:p>
          </table:table-cell>
          <table:table-cell office:value-type="float" office:value="23.02" calcext:value-type="float">
            <text:p>23.02</text:p>
          </table:table-cell>
          <table:table-cell office:value-type="float" office:value="23.88" calcext:value-type="float">
            <text:p>23.88</text:p>
          </table:table-cell>
          <table:table-cell office:value-type="float" office:value="20.97" calcext:value-type="float">
            <text:p>20.97</text:p>
          </table:table-cell>
          <table:table-cell office:value-type="float" office:value="7.39" calcext:value-type="float">
            <text:p>7.39</text:p>
          </table:table-cell>
          <table:table-cell office:value-type="float" office:value="6.66" calcext:value-type="float">
            <text:p>6.66</text:p>
          </table:table-cell>
          <table:table-cell office:value-type="float" office:value="1.55" calcext:value-type="float">
            <text:p>1.55</text:p>
          </table:table-cell>
          <table:table-cell office:value-type="float" office:value="1.32" calcext:value-type="float">
            <text:p>1.32</text:p>
          </table:table-cell>
          <table:table-cell office:value-type="float" office:value="0.26" calcext:value-type="float">
            <text:p>0.26</text:p>
          </table:table-cell>
          <table:table-cell office:value-type="float" office:value="24.05" calcext:value-type="float">
            <text:p>24.05</text:p>
          </table:table-cell>
          <table:table-cell office:value-type="float" office:value="12.73" calcext:value-type="float">
            <text:p>12.73</text:p>
          </table:table-cell>
          <table:table-cell office:value-type="float" office:value="6.72" calcext:value-type="float">
            <text:p>6.72</text:p>
          </table:table-cell>
          <table:table-cell office:value-type="float" office:value="8.61" calcext:value-type="float">
            <text:p>8.61</text:p>
          </table:table-cell>
          <table:table-cell office:value-type="float" office:value="8.23" calcext:value-type="float">
            <text:p>8.23</text:p>
          </table:table-cell>
          <table:table-cell office:value-type="float" office:value="15.94" calcext:value-type="float">
            <text:p>15.94</text:p>
          </table:table-cell>
          <table:table-cell office:value-type="float" office:value="14.12" calcext:value-type="float">
            <text:p>14.12</text:p>
          </table:table-cell>
          <table:table-cell office:value-type="float" office:value="14.29" calcext:value-type="float">
            <text:p>14.29</text:p>
          </table:table-cell>
          <table:table-cell office:value-type="float" office:value="28.26" calcext:value-type="float">
            <text:p>28.26</text:p>
          </table:table-cell>
          <table:table-cell office:value-type="float" office:value="109.57" calcext:value-type="float">
            <text:p>109.57</text:p>
          </table:table-cell>
          <table:table-cell office:value-type="float" office:value="91.26" calcext:value-type="float">
            <text:p>91.26</text:p>
          </table:table-cell>
          <table:table-cell office:value-type="float" office:value="132.01" calcext:value-type="float">
            <text:p>132.01</text:p>
          </table:table-cell>
          <table:table-cell office:value-type="float" office:value="126.34" calcext:value-type="float">
            <text:p>126.34</text:p>
          </table:table-cell>
          <table:table-cell office:value-type="float" office:value="79.29" calcext:value-type="float">
            <text:p>79.29</text:p>
          </table:table-cell>
          <table:table-cell office:value-type="float" office:value="48.19" calcext:value-type="float">
            <text:p>48.19</text:p>
          </table:table-cell>
          <table:table-cell office:value-type="float" office:value="43.01" calcext:value-type="float">
            <text:p>43.01</text:p>
          </table:table-cell>
          <table:table-cell office:value-type="float" office:value="40.96" calcext:value-type="float">
            <text:p>40.96</text:p>
          </table:table-cell>
          <table:table-cell office:value-type="float" office:value="21.85" calcext:value-type="float">
            <text:p>21.85</text:p>
          </table:table-cell>
          <table:table-cell office:value-type="float" office:value="95.65" calcext:value-type="float">
            <text:p>95.65</text:p>
          </table:table-cell>
          <table:table-cell office:value-type="float" office:value="100.79" calcext:value-type="float">
            <text:p>100.79</text:p>
          </table:table-cell>
          <table:table-cell office:value-type="float" office:value="87.34" calcext:value-type="float">
            <text:p>87.34</text:p>
          </table:table-cell>
          <table:table-cell office:value-type="float" office:value="79.74" calcext:value-type="float">
            <text:p>79.74</text:p>
          </table:table-cell>
          <table:table-cell office:value-type="float" office:value="85.89" calcext:value-type="float">
            <text:p>85.89</text:p>
          </table:table-cell>
          <table:table-cell office:value-type="float" office:value="92.88" calcext:value-type="float">
            <text:p>92.88</text:p>
          </table:table-cell>
          <table:table-cell office:value-type="float" office:value="109.05" calcext:value-type="float">
            <text:p>109.05</text:p>
          </table:table-cell>
          <table:table-cell office:value-type="float" office:value="108.04" calcext:value-type="float">
            <text:p>108.04</text:p>
          </table:table-cell>
          <table:table-cell office:value-type="float" office:value="130.26" calcext:value-type="float">
            <text:p>130.26</text:p>
          </table:table-cell>
          <table:table-cell office:value-type="float" office:value="80.19" calcext:value-type="float">
            <text:p>80.19</text:p>
          </table:table-cell>
          <table:table-cell office:value-type="float" office:value="60.47" calcext:value-type="float">
            <text:p>60.47</text:p>
          </table:table-cell>
          <table:table-cell office:value-type="float" office:value="95.59" calcext:value-type="float">
            <text:p>95.59</text:p>
          </table:table-cell>
          <table:table-cell office:value-type="float" office:value="92.97" calcext:value-type="float">
            <text:p>92.97</text:p>
          </table:table-cell>
          <table:table-cell office:value-type="float" office:value="63.45" calcext:value-type="float">
            <text:p>63.45</text:p>
          </table:table-cell>
          <table:table-cell office:value-type="float" office:value="44.89" calcext:value-type="float">
            <text:p>44.89</text:p>
          </table:table-cell>
          <table:table-cell office:value-type="float" office:value="40.82" calcext:value-type="float">
            <text:p>40.82</text:p>
          </table:table-cell>
          <table:table-cell office:value-type="float" office:value="38.9" calcext:value-type="float">
            <text:p>38.9</text:p>
          </table:table-cell>
          <table:table-cell office:value-type="float" office:value="20.76" calcext:value-type="float">
            <text:p>20.76</text:p>
          </table:table-cell>
          <table:table-cell office:value-type="float" office:value="59.41" calcext:value-type="float">
            <text:p>59.41</text:p>
          </table:table-cell>
          <table:table-cell office:value-type="float" office:value="67.16" calcext:value-type="float">
            <text:p>67.16</text:p>
          </table:table-cell>
          <table:table-cell office:value-type="float" office:value="63.22" calcext:value-type="float">
            <text:p>63.22</text:p>
          </table:table-cell>
          <table:table-cell office:value-type="float" office:value="72.84" calcext:value-type="float">
            <text:p>72.84</text:p>
          </table:table-cell>
          <table:table-cell office:value-type="float" office:value="78.9" calcext:value-type="float">
            <text:p>78.9</text:p>
          </table:table-cell>
          <table:table-cell office:value-type="float" office:value="86.96" calcext:value-type="float">
            <text:p>86.96</text:p>
          </table:table-cell>
          <table:table-cell office:value-type="float" office:value="98.26" calcext:value-type="float">
            <text:p>98.26</text:p>
          </table:table-cell>
          <table:table-cell office:value-type="float" office:value="105.44" calcext:value-type="float">
            <text:p>105.44</text:p>
          </table:table-cell>
          <table:table-cell office:value-type="float" office:value="124.25" calcext:value-type="float">
            <text:p>124.25</text:p>
          </table:table-cell>
          <table:table-cell office:value-type="float" office:value="39.55" calcext:value-type="float">
            <text:p>39.55</text:p>
          </table:table-cell>
          <table:table-cell office:value-type="float" office:value="42.31" calcext:value-type="float">
            <text:p>42.31</text:p>
          </table:table-cell>
          <table:table-cell office:value-type="float" office:value="50.09" calcext:value-type="float">
            <text:p>50.09</text:p>
          </table:table-cell>
          <table:table-cell office:value-type="float" office:value="42.21" calcext:value-type="float">
            <text:p>42.21</text:p>
          </table:table-cell>
          <table:table-cell office:value-type="float" office:value="37.61" calcext:value-type="float">
            <text:p>37.61</text:p>
          </table:table-cell>
          <table:table-cell office:value-type="float" office:value="29.54" calcext:value-type="float">
            <text:p>29.54</text:p>
          </table:table-cell>
          <table:table-cell office:value-type="float" office:value="27.12" calcext:value-type="float">
            <text:p>27.12</text:p>
          </table:table-cell>
          <table:table-cell office:value-type="float" office:value="4.17" calcext:value-type="float">
            <text:p>4.17</text:p>
          </table:table-cell>
          <table:table-cell office:value-type="float" office:value="0.52" calcext:value-type="float">
            <text:p>0.52</text:p>
          </table:table-cell>
          <table:table-cell office:value-type="float" office:value="16.68" calcext:value-type="float">
            <text:p>16.68</text:p>
          </table:table-cell>
          <table:table-cell office:value-type="float" office:value="31.75" calcext:value-type="float">
            <text:p>31.75</text:p>
          </table:table-cell>
          <table:table-cell office:value-type="float" office:value="39.57" calcext:value-type="float">
            <text:p>39.57</text:p>
          </table:table-cell>
          <table:table-cell office:value-type="float" office:value="45.83" calcext:value-type="float">
            <text:p>45.83</text:p>
          </table:table-cell>
          <table:table-cell office:value-type="float" office:value="53.5" calcext:value-type="float">
            <text:p>53.5</text:p>
          </table:table-cell>
          <table:table-cell office:value-type="float" office:value="84.63" calcext:value-type="float">
            <text:p>84.63</text:p>
          </table:table-cell>
          <table:table-cell office:value-type="float" office:value="61.68" calcext:value-type="float">
            <text:p>61.68</text:p>
          </table:table-cell>
          <table:table-cell office:value-type="float" office:value="59.04" calcext:value-type="float">
            <text:p>59.04</text:p>
          </table:table-cell>
          <table:table-cell office:value-type="float" office:value="93.54" calcext:value-type="float">
            <text:p>93.54</text:p>
          </table:table-cell>
          <table:table-cell office:value-type="float" office:value="20.03" calcext:value-type="float">
            <text:p>20.03</text:p>
          </table:table-cell>
          <table:table-cell office:value-type="float" office:value="17.11" calcext:value-type="float">
            <text:p>17.11</text:p>
          </table:table-cell>
          <table:table-cell office:value-type="float" office:value="22.01" calcext:value-type="float">
            <text:p>22.01</text:p>
          </table:table-cell>
          <table:table-cell office:value-type="float" office:value="14.23" calcext:value-type="float">
            <text:p>14.23</text:p>
          </table:table-cell>
          <table:table-cell office:value-type="float" office:value="8.65" calcext:value-type="float">
            <text:p>8.65</text:p>
          </table:table-cell>
          <table:table-cell office:value-type="float" office:value="6.24" calcext:value-type="float">
            <text:p>6.24</text:p>
          </table:table-cell>
          <table:table-cell office:value-type="float" office:value="2.22" calcext:value-type="float">
            <text:p>2.22</text:p>
          </table:table-cell>
          <table:table-cell office:value-type="float" office:value="0.79" calcext:value-type="float">
            <text:p>0.79</text:p>
          </table:table-cell>
          <table:table-cell office:value-type="float" office:value="0.18" calcext:value-type="float">
            <text:p>0.18</text:p>
          </table:table-cell>
          <table:table-cell office:value-type="float" office:value="5.63" calcext:value-type="float">
            <text:p>5.63</text:p>
          </table:table-cell>
          <table:table-cell office:value-type="float" office:value="7.47" calcext:value-type="float">
            <text:p>7.47</text:p>
          </table:table-cell>
          <table:table-cell office:value-type="float" office:value="8.5" calcext:value-type="float">
            <text:p>8.5</text:p>
          </table:table-cell>
          <table:table-cell office:value-type="float" office:value="9.18" calcext:value-type="float">
            <text:p>9.18</text:p>
          </table:table-cell>
          <table:table-cell office:value-type="float" office:value="9.4" calcext:value-type="float">
            <text:p>9.4</text:p>
          </table:table-cell>
          <table:table-cell office:value-type="float" office:value="19.48" calcext:value-type="float">
            <text:p>19.48</text:p>
          </table:table-cell>
          <table:table-cell office:value-type="float" office:value="15.72" calcext:value-type="float">
            <text:p>15.72</text:p>
          </table:table-cell>
          <table:table-cell office:value-type="float" office:value="15.87" calcext:value-type="float">
            <text:p>15.87</text:p>
          </table:table-cell>
          <table:table-cell office:value-type="float" office:value="17.79" calcext:value-type="float">
            <text:p>17.79</text:p>
          </table:table-cell>
        </table:table-row>
        <table:table-row table:style-name="ro1">
          <table:table-cell office:value-type="string" calcext:value-type="string">
            <text:p>T. OUTRO FABRICANTE</text:p>
          </table:table-cell>
          <table:table-cell office:value-type="float" office:value="7.26" calcext:value-type="float">
            <text:p>7.26</text:p>
          </table:table-cell>
          <table:table-cell office:value-type="float" office:value="6.47" calcext:value-type="float">
            <text:p>6.47</text:p>
          </table:table-cell>
          <table:table-cell office:value-type="float" office:value="3.46" calcext:value-type="float">
            <text:p>3.46</text:p>
          </table:table-cell>
          <table:table-cell office:value-type="float" office:value="2.71" calcext:value-type="float">
            <text:p>2.71</text:p>
          </table:table-cell>
          <table:table-cell office:value-type="float" office:value="6.45" calcext:value-type="float">
            <text:p>6.45</text:p>
          </table:table-cell>
          <table:table-cell office:value-type="float" office:value="4.79" calcext:value-type="float">
            <text:p>4.79</text:p>
          </table:table-cell>
          <table:table-cell office:value-type="float" office:value="3.05" calcext:value-type="float">
            <text:p>3.05</text:p>
          </table:table-cell>
          <table:table-cell office:value-type="float" office:value="3.21" calcext:value-type="float">
            <text:p>3.21</text:p>
          </table:table-cell>
          <table:table-cell office:value-type="float" office:value="5.44" calcext:value-type="float">
            <text:p>5.44</text:p>
          </table:table-cell>
          <table:table-cell office:value-type="float" office:value="3.08" calcext:value-type="float">
            <text:p>3.08</text:p>
          </table:table-cell>
          <table:table-cell office:value-type="float" office:value="3.98" calcext:value-type="float">
            <text:p>3.98</text:p>
          </table:table-cell>
          <table:table-cell office:value-type="float" office:value="5.5" calcext:value-type="float">
            <text:p>5.5</text:p>
          </table:table-cell>
          <table:table-cell office:value-type="float" office:value="5.02" calcext:value-type="float">
            <text:p>5.02</text:p>
          </table:table-cell>
          <table:table-cell office:value-type="float" office:value="3.55" calcext:value-type="float">
            <text:p>3.55</text:p>
          </table:table-cell>
          <table:table-cell office:value-type="float" office:value="2.6" calcext:value-type="float">
            <text:p>2.6</text:p>
          </table:table-cell>
          <table:table-cell office:value-type="float" office:value="10.11" calcext:value-type="float">
            <text:p>10.11</text:p>
          </table:table-cell>
          <table:table-cell office:value-type="float" office:value="4.92" calcext:value-type="float">
            <text:p>4.92</text:p>
          </table:table-cell>
          <table:table-cell office:value-type="float" office:value="9.41" calcext:value-type="float">
            <text:p>9.41</text:p>
          </table:table-cell>
          <table:table-cell office:value-type="float" office:value="28.13" calcext:value-type="float">
            <text:p>28.13</text:p>
          </table:table-cell>
          <table:table-cell office:value-type="float" office:value="26.82" calcext:value-type="float">
            <text:p>26.82</text:p>
          </table:table-cell>
          <table:table-cell office:value-type="float" office:value="26.45" calcext:value-type="float">
            <text:p>26.45</text:p>
          </table:table-cell>
          <table:table-cell office:value-type="float" office:value="36.46" calcext:value-type="float">
            <text:p>36.46</text:p>
          </table:table-cell>
          <table:table-cell office:value-type="float" office:value="44.46" calcext:value-type="float">
            <text:p>44.46</text:p>
          </table:table-cell>
          <table:table-cell office:value-type="float" office:value="31" calcext:value-type="float">
            <text:p>31</text:p>
          </table:table-cell>
          <table:table-cell office:value-type="float" office:value="34.71" calcext:value-type="float">
            <text:p>34.71</text:p>
          </table:table-cell>
          <table:table-cell office:value-type="float" office:value="25.02" calcext:value-type="float">
            <text:p>25.02</text:p>
          </table:table-cell>
          <table:table-cell office:value-type="float" office:value="31.83" calcext:value-type="float">
            <text:p>31.83</text:p>
          </table:table-cell>
          <table:table-cell office:value-type="float" office:value="53.7" calcext:value-type="float">
            <text:p>53.7</text:p>
          </table:table-cell>
          <table:table-cell office:value-type="float" office:value="70.98" calcext:value-type="float">
            <text:p>70.98</text:p>
          </table:table-cell>
          <table:table-cell office:value-type="float" office:value="60.99" calcext:value-type="float">
            <text:p>60.99</text:p>
          </table:table-cell>
          <table:table-cell office:value-type="float" office:value="51.88" calcext:value-type="float">
            <text:p>51.88</text:p>
          </table:table-cell>
          <table:table-cell office:value-type="float" office:value="49.84" calcext:value-type="float">
            <text:p>49.84</text:p>
          </table:table-cell>
          <table:table-cell office:value-type="float" office:value="53.68" calcext:value-type="float">
            <text:p>53.68</text:p>
          </table:table-cell>
          <table:table-cell office:value-type="float" office:value="49.35" calcext:value-type="float">
            <text:p>49.35</text:p>
          </table:table-cell>
          <table:table-cell office:value-type="float" office:value="39.43" calcext:value-type="float">
            <text:p>39.43</text:p>
          </table:table-cell>
          <table:table-cell office:value-type="float" office:value="40.36" calcext:value-type="float">
            <text:p>40.36</text:p>
          </table:table-cell>
          <table:table-cell office:value-type="float" office:value="24.61" calcext:value-type="float">
            <text:p>24.61</text:p>
          </table:table-cell>
          <table:table-cell office:value-type="float" office:value="18.13" calcext:value-type="float">
            <text:p>18.13</text:p>
          </table:table-cell>
          <table:table-cell office:value-type="float" office:value="25.91" calcext:value-type="float">
            <text:p>25.91</text:p>
          </table:table-cell>
          <table:table-cell office:value-type="float" office:value="20.39" calcext:value-type="float">
            <text:p>20.39</text:p>
          </table:table-cell>
          <table:table-cell office:value-type="float" office:value="23.37" calcext:value-type="float">
            <text:p>23.37</text:p>
          </table:table-cell>
          <table:table-cell office:value-type="float" office:value="19.87" calcext:value-type="float">
            <text:p>19.87</text:p>
          </table:table-cell>
          <table:table-cell office:value-type="float" office:value="13.73" calcext:value-type="float">
            <text:p>13.73</text:p>
          </table:table-cell>
          <table:table-cell office:value-type="float" office:value="16.67" calcext:value-type="float">
            <text:p>16.67</text:p>
          </table:table-cell>
          <table:table-cell office:value-type="float" office:value="10.82" calcext:value-type="float">
            <text:p>10.82</text:p>
          </table:table-cell>
          <table:table-cell office:value-type="float" office:value="20.8" calcext:value-type="float">
            <text:p>20.8</text:p>
          </table:table-cell>
          <table:table-cell office:value-type="float" office:value="24.41" calcext:value-type="float">
            <text:p>24.41</text:p>
          </table:table-cell>
          <table:table-cell office:value-type="float" office:value="24.1" calcext:value-type="float">
            <text:p>24.1</text:p>
          </table:table-cell>
          <table:table-cell office:value-type="float" office:value="24" calcext:value-type="float">
            <text:p>24</text:p>
          </table:table-cell>
          <table:table-cell office:value-type="float" office:value="28.26" calcext:value-type="float">
            <text:p>28.26</text:p>
          </table:table-cell>
          <table:table-cell office:value-type="float" office:value="25.64" calcext:value-type="float">
            <text:p>25.64</text:p>
          </table:table-cell>
          <table:table-cell office:value-type="float" office:value="24.96" calcext:value-type="float">
            <text:p>24.96</text:p>
          </table:table-cell>
          <table:table-cell office:value-type="float" office:value="21.94" calcext:value-type="float">
            <text:p>21.94</text:p>
          </table:table-cell>
          <table:table-cell office:value-type="float" office:value="18.77" calcext:value-type="float">
            <text:p>18.77</text:p>
          </table:table-cell>
          <table:table-cell office:value-type="float" office:value="15.14" calcext:value-type="float">
            <text:p>15.14</text:p>
          </table:table-cell>
          <table:table-cell office:value-type="float" office:value="18.03" calcext:value-type="float">
            <text:p>18.03</text:p>
          </table:table-cell>
          <table:table-cell office:value-type="float" office:value="24.73" calcext:value-type="float">
            <text:p>24.73</text:p>
          </table:table-cell>
          <table:table-cell office:value-type="float" office:value="19.5" calcext:value-type="float">
            <text:p>19.5</text:p>
          </table:table-cell>
          <table:table-cell office:value-type="float" office:value="21.98" calcext:value-type="float">
            <text:p>21.98</text:p>
          </table:table-cell>
          <table:table-cell office:value-type="float" office:value="21.12" calcext:value-type="float">
            <text:p>21.12</text:p>
          </table:table-cell>
          <table:table-cell office:value-type="float" office:value="18.28" calcext:value-type="float">
            <text:p>18.28</text:p>
          </table:table-cell>
          <table:table-cell office:value-type="float" office:value="21.69" calcext:value-type="float">
            <text:p>21.69</text:p>
          </table:table-cell>
          <table:table-cell office:value-type="float" office:value="29.59" calcext:value-type="float">
            <text:p>29.59</text:p>
          </table:table-cell>
          <table:table-cell office:value-type="float" office:value="21.04" calcext:value-type="float">
            <text:p>21.04</text:p>
          </table:table-cell>
          <table:table-cell office:value-type="float" office:value="27" calcext:value-type="float">
            <text:p>27</text:p>
          </table:table-cell>
          <table:table-cell office:value-type="float" office:value="31.01" calcext:value-type="float">
            <text:p>31.01</text:p>
          </table:table-cell>
          <table:table-cell office:value-type="float" office:value="32.48" calcext:value-type="float">
            <text:p>32.48</text:p>
          </table:table-cell>
          <table:table-cell office:value-type="float" office:value="24.09" calcext:value-type="float">
            <text:p>24.09</text:p>
          </table:table-cell>
          <table:table-cell office:value-type="float" office:value="16.77" calcext:value-type="float">
            <text:p>16.77</text:p>
          </table:table-cell>
          <table:table-cell office:value-type="float" office:value="33.07" calcext:value-type="float">
            <text:p>33.07</text:p>
          </table:table-cell>
          <table:table-cell office:value-type="float" office:value="37.98" calcext:value-type="float">
            <text:p>37.98</text:p>
          </table:table-cell>
          <table:table-cell office:value-type="float" office:value="38.15" calcext:value-type="float">
            <text:p>38.15</text:p>
          </table:table-cell>
          <table:table-cell office:value-type="float" office:value="5.23" calcext:value-type="float">
            <text:p>5.23</text:p>
          </table:table-cell>
          <table:table-cell office:value-type="float" office:value="3.3" calcext:value-type="float">
            <text:p>3.3</text:p>
          </table:table-cell>
          <table:table-cell office:value-type="float" office:value="3.5" calcext:value-type="float">
            <text:p>3.5</text:p>
          </table:table-cell>
          <table:table-cell office:value-type="float" office:value="7.53" calcext:value-type="float">
            <text:p>7.53</text:p>
          </table:table-cell>
          <table:table-cell office:value-type="float" office:value="11.26" calcext:value-type="float">
            <text:p>11.26</text:p>
          </table:table-cell>
          <table:table-cell office:value-type="float" office:value="7.93" calcext:value-type="float">
            <text:p>7.93</text:p>
          </table:table-cell>
          <table:table-cell office:value-type="float" office:value="6.46" calcext:value-type="float">
            <text:p>6.46</text:p>
          </table:table-cell>
          <table:table-cell office:value-type="float" office:value="9.17" calcext:value-type="float">
            <text:p>9.17</text:p>
          </table:table-cell>
          <table:table-cell office:value-type="float" office:value="13.31" calcext:value-type="float">
            <text:p>13.31</text:p>
          </table:table-cell>
          <table:table-cell office:value-type="float" office:value="10.91" calcext:value-type="float">
            <text:p>10.91</text:p>
          </table:table-cell>
          <table:table-cell office:value-type="float" office:value="13.04" calcext:value-type="float">
            <text:p>13.04</text:p>
          </table:table-cell>
          <table:table-cell office:value-type="float" office:value="16.4" calcext:value-type="float">
            <text:p>16.4</text:p>
          </table:table-cell>
          <table:table-cell office:value-type="float" office:value="17.18" calcext:value-type="float">
            <text:p>17.18</text:p>
          </table:table-cell>
          <table:table-cell office:value-type="float" office:value="19.04" calcext:value-type="float">
            <text:p>19.04</text:p>
          </table:table-cell>
          <table:table-cell office:value-type="float" office:value="13.46" calcext:value-type="float">
            <text:p>13.46</text:p>
          </table:table-cell>
          <table:table-cell office:value-type="float" office:value="25.03" calcext:value-type="float">
            <text:p>25.03</text:p>
          </table:table-cell>
          <table:table-cell office:value-type="float" office:value="27.08" calcext:value-type="float">
            <text:p>27.08</text:p>
          </table:table-cell>
          <table:table-cell office:value-type="float" office:value="28.46" calcext:value-type="float">
            <text:p>28.46</text:p>
          </table:table-cell>
          <table:table-cell office:value-type="float" office:value="94.54" calcext:value-type="float">
            <text:p>94.54</text:p>
          </table:table-cell>
          <table:table-cell office:value-type="float" office:value="96.84" calcext:value-type="float">
            <text:p>96.84</text:p>
          </table:table-cell>
          <table:table-cell office:value-type="float" office:value="96.81" calcext:value-type="float">
            <text:p>96.81</text:p>
          </table:table-cell>
          <table:table-cell office:value-type="float" office:value="98.58" calcext:value-type="float">
            <text:p>98.58</text:p>
          </table:table-cell>
          <table:table-cell office:value-type="float" office:value="103.4" calcext:value-type="float">
            <text:p>103.4</text:p>
          </table:table-cell>
          <table:table-cell office:value-type="float" office:value="110.54" calcext:value-type="float">
            <text:p>110.54</text:p>
          </table:table-cell>
          <table:table-cell office:value-type="float" office:value="101" calcext:value-type="float">
            <text:p>101</text:p>
          </table:table-cell>
          <table:table-cell office:value-type="float" office:value="101.57" calcext:value-type="float">
            <text:p>101.57</text:p>
          </table:table-cell>
          <table:table-cell office:value-type="float" office:value="105.24" calcext:value-type="float">
            <text:p>105.24</text:p>
          </table:table-cell>
          <table:table-cell office:value-type="float" office:value="156.2" calcext:value-type="float">
            <text:p>156.2</text:p>
          </table:table-cell>
          <table:table-cell office:value-type="float" office:value="162.36" calcext:value-type="float">
            <text:p>162.36</text:p>
          </table:table-cell>
          <table:table-cell office:value-type="float" office:value="168.46" calcext:value-type="float">
            <text:p>168.46</text:p>
          </table:table-cell>
          <table:table-cell office:value-type="float" office:value="147.16" calcext:value-type="float">
            <text:p>147.16</text:p>
          </table:table-cell>
          <table:table-cell office:value-type="float" office:value="148.47" calcext:value-type="float">
            <text:p>148.47</text:p>
          </table:table-cell>
          <table:table-cell office:value-type="float" office:value="127.64" calcext:value-type="float">
            <text:p>127.64</text:p>
          </table:table-cell>
          <table:table-cell office:value-type="float" office:value="140.19" calcext:value-type="float">
            <text:p>140.19</text:p>
          </table:table-cell>
          <table:table-cell office:value-type="float" office:value="132.04" calcext:value-type="float">
            <text:p>132.04</text:p>
          </table:table-cell>
          <table:table-cell office:value-type="float" office:value="111.98" calcext:value-type="float">
            <text:p>111.98</text:p>
          </table:table-cell>
          <table:table-cell office:value-type="float" office:value="16.11" calcext:value-type="float">
            <text:p>16.11</text:p>
          </table:table-cell>
          <table:table-cell office:value-type="float" office:value="19.64" calcext:value-type="float">
            <text:p>19.64</text:p>
          </table:table-cell>
          <table:table-cell office:value-type="float" office:value="21.05" calcext:value-type="float">
            <text:p>21.05</text:p>
          </table:table-cell>
          <table:table-cell office:value-type="float" office:value="25.33" calcext:value-type="float">
            <text:p>25.33</text:p>
          </table:table-cell>
          <table:table-cell office:value-type="float" office:value="27.18" calcext:value-type="float">
            <text:p>27.18</text:p>
          </table:table-cell>
          <table:table-cell office:value-type="float" office:value="28.52" calcext:value-type="float">
            <text:p>28.52</text:p>
          </table:table-cell>
          <table:table-cell office:value-type="float" office:value="22.63" calcext:value-type="float">
            <text:p>22.63</text:p>
          </table:table-cell>
          <table:table-cell office:value-type="float" office:value="30.47" calcext:value-type="float">
            <text:p>30.47</text:p>
          </table:table-cell>
          <table:table-cell office:value-type="float" office:value="34.81" calcext:value-type="float">
            <text:p>34.81</text:p>
          </table:table-cell>
          <table:table-cell office:value-type="float" office:value="25.13" calcext:value-type="float">
            <text:p>25.13</text:p>
          </table:table-cell>
          <table:table-cell office:value-type="float" office:value="31.18" calcext:value-type="float">
            <text:p>31.18</text:p>
          </table:table-cell>
          <table:table-cell office:value-type="float" office:value="24.76" calcext:value-type="float">
            <text:p>24.76</text:p>
          </table:table-cell>
          <table:table-cell office:value-type="float" office:value="31.92" calcext:value-type="float">
            <text:p>31.92</text:p>
          </table:table-cell>
          <table:table-cell office:value-type="float" office:value="33.2" calcext:value-type="float">
            <text:p>33.2</text:p>
          </table:table-cell>
          <table:table-cell office:value-type="float" office:value="44.93" calcext:value-type="float">
            <text:p>44.93</text:p>
          </table:table-cell>
          <table:table-cell office:value-type="float" office:value="43.06" calcext:value-type="float">
            <text:p>43.06</text:p>
          </table:table-cell>
          <table:table-cell office:value-type="float" office:value="36.38" calcext:value-type="float">
            <text:p>36.38</text:p>
          </table:table-cell>
          <table:table-cell office:value-type="float" office:value="31.77" calcext:value-type="float">
            <text:p>31.77</text:p>
          </table:table-cell>
        </table:table-row>
        <table:table-row table:style-name="ro1">
          <table:table-cell office:value-type="string" calcext:value-type="string">
            <text:p>T. PIF PAF</text:p>
          </table:table-cell>
          <table:table-cell office:value-type="float" office:value="19.53" calcext:value-type="float">
            <text:p>19.53</text:p>
          </table:table-cell>
          <table:table-cell office:value-type="float" office:value="17.93" calcext:value-type="float">
            <text:p>17.93</text:p>
          </table:table-cell>
          <table:table-cell office:value-type="float" office:value="19.95" calcext:value-type="float">
            <text:p>19.95</text:p>
          </table:table-cell>
          <table:table-cell office:value-type="float" office:value="16.83" calcext:value-type="float">
            <text:p>16.83</text:p>
          </table:table-cell>
          <table:table-cell office:value-type="float" office:value="16.48" calcext:value-type="float">
            <text:p>16.48</text:p>
          </table:table-cell>
          <table:table-cell office:value-type="float" office:value="13.83" calcext:value-type="float">
            <text:p>13.83</text:p>
          </table:table-cell>
          <table:table-cell office:value-type="float" office:value="14.23" calcext:value-type="float">
            <text:p>14.23</text:p>
          </table:table-cell>
          <table:table-cell office:value-type="float" office:value="19.53" calcext:value-type="float">
            <text:p>19.53</text:p>
          </table:table-cell>
          <table:table-cell office:value-type="float" office:value="14.66" calcext:value-type="float">
            <text:p>14.66</text:p>
          </table:table-cell>
          <table:table-cell office:value-type="float" office:value="18.36" calcext:value-type="float">
            <text:p>18.36</text:p>
          </table:table-cell>
          <table:table-cell office:value-type="float" office:value="24.3" calcext:value-type="float">
            <text:p>24.3</text:p>
          </table:table-cell>
          <table:table-cell office:value-type="float" office:value="25.14" calcext:value-type="float">
            <text:p>25.14</text:p>
          </table:table-cell>
          <table:table-cell office:value-type="float" office:value="21.74" calcext:value-type="float">
            <text:p>21.74</text:p>
          </table:table-cell>
          <table:table-cell office:value-type="float" office:value="11.42" calcext:value-type="float">
            <text:p>11.42</text:p>
          </table:table-cell>
          <table:table-cell office:value-type="float" office:value="9.97" calcext:value-type="float">
            <text:p>9.97</text:p>
          </table:table-cell>
          <table:table-cell office:value-type="float" office:value="13.94" calcext:value-type="float">
            <text:p>13.94</text:p>
          </table:table-cell>
          <table:table-cell office:value-type="float" office:value="6.66" calcext:value-type="float">
            <text:p>6.66</text:p>
          </table:table-cell>
          <table:table-cell office:value-type="float" office:value="11.63" calcext:value-type="float">
            <text:p>11.63</text:p>
          </table:table-cell>
          <table:table-cell office:value-type="float" office:value="603.46" calcext:value-type="float">
            <text:p>603.46</text:p>
          </table:table-cell>
          <table:table-cell office:value-type="float" office:value="525.67" calcext:value-type="float">
            <text:p>525.67</text:p>
          </table:table-cell>
          <table:table-cell office:value-type="float" office:value="521.48" calcext:value-type="float">
            <text:p>521.48</text:p>
          </table:table-cell>
          <table:table-cell office:value-type="float" office:value="548.38" calcext:value-type="float">
            <text:p>548.38</text:p>
          </table:table-cell>
          <table:table-cell office:value-type="float" office:value="539.99" calcext:value-type="float">
            <text:p>539.99</text:p>
          </table:table-cell>
          <table:table-cell office:value-type="float" office:value="491.5" calcext:value-type="float">
            <text:p>491.5</text:p>
          </table:table-cell>
          <table:table-cell office:value-type="float" office:value="523.77" calcext:value-type="float">
            <text:p>523.77</text:p>
          </table:table-cell>
          <table:table-cell office:value-type="float" office:value="545" calcext:value-type="float">
            <text:p>545</text:p>
          </table:table-cell>
          <table:table-cell office:value-type="float" office:value="549.81" calcext:value-type="float">
            <text:p>549.81</text:p>
          </table:table-cell>
          <table:table-cell office:value-type="float" office:value="579.61" calcext:value-type="float">
            <text:p>579.61</text:p>
          </table:table-cell>
          <table:table-cell office:value-type="float" office:value="565.11" calcext:value-type="float">
            <text:p>565.11</text:p>
          </table:table-cell>
          <table:table-cell office:value-type="float" office:value="548.16" calcext:value-type="float">
            <text:p>548.16</text:p>
          </table:table-cell>
          <table:table-cell office:value-type="float" office:value="574.65" calcext:value-type="float">
            <text:p>574.65</text:p>
          </table:table-cell>
          <table:table-cell office:value-type="float" office:value="532.22" calcext:value-type="float">
            <text:p>532.22</text:p>
          </table:table-cell>
          <table:table-cell office:value-type="float" office:value="503.85" calcext:value-type="float">
            <text:p>503.85</text:p>
          </table:table-cell>
          <table:table-cell office:value-type="float" office:value="568.42" calcext:value-type="float">
            <text:p>568.42</text:p>
          </table:table-cell>
          <table:table-cell office:value-type="float" office:value="626.31" calcext:value-type="float">
            <text:p>626.31</text:p>
          </table:table-cell>
          <table:table-cell office:value-type="float" office:value="652.52" calcext:value-type="float">
            <text:p>652.52</text:p>
          </table:table-cell>
          <table:table-cell office:value-type="float" office:value="39.05" calcext:value-type="float">
            <text:p>39.05</text:p>
          </table:table-cell>
          <table:table-cell office:value-type="float" office:value="42.41" calcext:value-type="float">
            <text:p>42.41</text:p>
          </table:table-cell>
          <table:table-cell office:value-type="float" office:value="37.26" calcext:value-type="float">
            <text:p>37.26</text:p>
          </table:table-cell>
          <table:table-cell office:value-type="float" office:value="39.2" calcext:value-type="float">
            <text:p>39.2</text:p>
          </table:table-cell>
          <table:table-cell office:value-type="float" office:value="32.61" calcext:value-type="float">
            <text:p>32.61</text:p>
          </table:table-cell>
          <table:table-cell office:value-type="float" office:value="56.97" calcext:value-type="float">
            <text:p>56.97</text:p>
          </table:table-cell>
          <table:table-cell office:value-type="float" office:value="61.56" calcext:value-type="float">
            <text:p>61.56</text:p>
          </table:table-cell>
          <table:table-cell office:value-type="float" office:value="64.2" calcext:value-type="float">
            <text:p>64.2</text:p>
          </table:table-cell>
          <table:table-cell office:value-type="float" office:value="62.78" calcext:value-type="float">
            <text:p>62.78</text:p>
          </table:table-cell>
          <table:table-cell office:value-type="float" office:value="51.2" calcext:value-type="float">
            <text:p>51.2</text:p>
          </table:table-cell>
          <table:table-cell office:value-type="float" office:value="65.76" calcext:value-type="float">
            <text:p>65.76</text:p>
          </table:table-cell>
          <table:table-cell office:value-type="float" office:value="71.08" calcext:value-type="float">
            <text:p>71.08</text:p>
          </table:table-cell>
          <table:table-cell office:value-type="float" office:value="66.58" calcext:value-type="float">
            <text:p>66.58</text:p>
          </table:table-cell>
          <table:table-cell office:value-type="float" office:value="60.84" calcext:value-type="float">
            <text:p>60.84</text:p>
          </table:table-cell>
          <table:table-cell office:value-type="float" office:value="68.82" calcext:value-type="float">
            <text:p>68.82</text:p>
          </table:table-cell>
          <table:table-cell office:value-type="float" office:value="81.12" calcext:value-type="float">
            <text:p>81.12</text:p>
          </table:table-cell>
          <table:table-cell office:value-type="float" office:value="63.81" calcext:value-type="float">
            <text:p>63.81</text:p>
          </table:table-cell>
          <table:table-cell office:value-type="float" office:value="72.78" calcext:value-type="float">
            <text:p>72.78</text:p>
          </table:table-cell>
          <table:table-cell office:value-type="float" office:value="1.53" calcext:value-type="float">
            <text:p>1.53</text:p>
          </table:table-cell>
          <table:table-cell office:value-type="float" office:value="1.69" calcext:value-type="float">
            <text:p>1.69</text:p>
          </table:table-cell>
          <table:table-cell office:value-type="float" office:value="2.04" calcext:value-type="float">
            <text:p>2.04</text:p>
          </table:table-cell>
          <table:table-cell office:value-type="float" office:value="1.97" calcext:value-type="float">
            <text:p>1.97</text:p>
          </table:table-cell>
          <table:table-cell office:value-type="float" office:value="2.88" calcext:value-type="float">
            <text:p>2.88</text:p>
          </table:table-cell>
          <table:table-cell office:value-type="float" office:value="3.42" calcext:value-type="float">
            <text:p>3.42</text:p>
          </table:table-cell>
          <table:table-cell office:value-type="float" office:value="4.78" calcext:value-type="float">
            <text:p>4.78</text:p>
          </table:table-cell>
          <table:table-cell office:value-type="float" office:value="8.66" calcext:value-type="float">
            <text:p>8.66</text:p>
          </table:table-cell>
          <table:table-cell office:value-type="float" office:value="10.96" calcext:value-type="float">
            <text:p>10.96</text:p>
          </table:table-cell>
          <table:table-cell office:value-type="float" office:value="8.91" calcext:value-type="float">
            <text:p>8.91</text:p>
          </table:table-cell>
          <table:table-cell office:value-type="float" office:value="9.08" calcext:value-type="float">
            <text:p>9.08</text:p>
          </table:table-cell>
          <table:table-cell office:value-type="float" office:value="6.93" calcext:value-type="float">
            <text:p>6.93</text:p>
          </table:table-cell>
          <table:table-cell office:value-type="float" office:value="8.68" calcext:value-type="float">
            <text:p>8.68</text:p>
          </table:table-cell>
          <table:table-cell office:value-type="float" office:value="8.14" calcext:value-type="float">
            <text:p>8.14</text:p>
          </table:table-cell>
          <table:table-cell office:value-type="float" office:value="10.09" calcext:value-type="float">
            <text:p>10.09</text:p>
          </table:table-cell>
          <table:table-cell office:value-type="float" office:value="8.75" calcext:value-type="float">
            <text:p>8.75</text:p>
          </table:table-cell>
          <table:table-cell office:value-type="float" office:value="3.79" calcext:value-type="float">
            <text:p>3.79</text:p>
          </table:table-cell>
          <table:table-cell office:value-type="float" office:value="0.51" calcext:value-type="float">
            <text:p>0.51</text:p>
          </table:table-cell>
          <table:table-cell office:value-type="float" office:value="19.69" calcext:value-type="float">
            <text:p>19.69</text:p>
          </table:table-cell>
          <table:table-cell office:value-type="float" office:value="20.12" calcext:value-type="float">
            <text:p>20.12</text:p>
          </table:table-cell>
          <table:table-cell office:value-type="float" office:value="20.33" calcext:value-type="float">
            <text:p>20.33</text:p>
          </table:table-cell>
          <table:table-cell office:value-type="float" office:value="24.8" calcext:value-type="float">
            <text:p>24.8</text:p>
          </table:table-cell>
          <table:table-cell office:value-type="float" office:value="25.16" calcext:value-type="float">
            <text:p>25.16</text:p>
          </table:table-cell>
          <table:table-cell office:value-type="float" office:value="23.04" calcext:value-type="float">
            <text:p>23.04</text:p>
          </table:table-cell>
          <table:table-cell office:value-type="float" office:value="22.72" calcext:value-type="float">
            <text:p>22.72</text:p>
          </table:table-cell>
          <table:table-cell office:value-type="float" office:value="10.29" calcext:value-type="float">
            <text:p>10.29</text:p>
          </table:table-cell>
          <table:table-cell office:value-type="float" office:value="8.38" calcext:value-type="float">
            <text:p>8.38</text:p>
          </table:table-cell>
          <table:table-cell office:value-type="float" office:value="9.05" calcext:value-type="float">
            <text:p>9.05</text:p>
          </table:table-cell>
          <table:table-cell office:value-type="float" office:value="10.38" calcext:value-type="float">
            <text:p>10.38</text:p>
          </table:table-cell>
          <table:table-cell office:value-type="float" office:value="10.13" calcext:value-type="float">
            <text:p>10.13</text:p>
          </table:table-cell>
          <table:table-cell office:value-type="float" office:value="9.82" calcext:value-type="float">
            <text:p>9.82</text:p>
          </table:table-cell>
          <table:table-cell office:value-type="float" office:value="11.4" calcext:value-type="float">
            <text:p>11.4</text:p>
          </table:table-cell>
          <table:table-cell office:value-type="float" office:value="11.59" calcext:value-type="float">
            <text:p>11.59</text:p>
          </table:table-cell>
          <table:table-cell office:value-type="float" office:value="13.81" calcext:value-type="float">
            <text:p>13.81</text:p>
          </table:table-cell>
          <table:table-cell office:value-type="float" office:value="11.91" calcext:value-type="float">
            <text:p>11.91</text:p>
          </table:table-cell>
          <table:table-cell office:value-type="float" office:value="14.74" calcext:value-type="float">
            <text:p>14.74</text:p>
          </table:table-cell>
          <table:table-cell office:value-type="float" office:value="1.86" calcext:value-type="float">
            <text:p>1.86</text:p>
          </table:table-cell>
          <table:table-cell office:value-type="float" office:value="2.56" calcext:value-type="float">
            <text:p>2.56</text:p>
          </table:table-cell>
          <table:table-cell office:value-type="float" office:value="3.22" calcext:value-type="float">
            <text:p>3.22</text:p>
          </table:table-cell>
          <table:table-cell office:value-type="float" office:value="2.1" calcext:value-type="float">
            <text:p>2.1</text:p>
          </table:table-cell>
          <table:table-cell office:value-type="float" office:value="4.31" calcext:value-type="float">
            <text:p>4.31</text:p>
          </table:table-cell>
          <table:table-cell office:value-type="float" office:value="4.57" calcext:value-type="float">
            <text:p>4.57</text:p>
          </table:table-cell>
          <table:table-cell office:value-type="float" office:value="2.1" calcext:value-type="float">
            <text:p>2.1</text:p>
          </table:table-cell>
          <table:table-cell office:value-type="float" office:value="0" calcext:value-type="float">
            <text:p>0</text:p>
          </table:table-cell>
          <table:table-cell office:value-type="float" office:value="0.92" calcext:value-type="float">
            <text:p>0.92</text:p>
          </table:table-cell>
          <table:table-cell office:value-type="float" office:value="1.43" calcext:value-type="float">
            <text:p>1.43</text:p>
          </table:table-cell>
          <table:table-cell office:value-type="float" office:value="3.11" calcext:value-type="float">
            <text:p>3.11</text:p>
          </table:table-cell>
          <table:table-cell office:value-type="float" office:value="3.35" calcext:value-type="float">
            <text:p>3.35</text:p>
          </table:table-cell>
          <table:table-cell office:value-type="float" office:value="1.75" calcext:value-type="float">
            <text:p>1.75</text:p>
          </table:table-cell>
          <table:table-cell table:number-columns-repeated="5"/>
          <table:table-cell office:value-type="float" office:value="0.41" calcext:value-type="float">
            <text:p>0.41</text:p>
          </table:table-cell>
          <table:table-cell office:value-type="float" office:value="0.18" calcext:value-type="float">
            <text:p>0.18</text:p>
          </table:table-cell>
          <table:table-cell office:value-type="float" office:value="2.02" calcext:value-type="float">
            <text:p>2.02</text:p>
          </table:table-cell>
          <table:table-cell office:value-type="float" office:value="2.15" calcext:value-type="float">
            <text:p>2.15</text:p>
          </table:table-cell>
          <table:table-cell office:value-type="float" office:value="4.73" calcext:value-type="float">
            <text:p>4.73</text:p>
          </table:table-cell>
          <table:table-cell office:value-type="float" office:value="5.24" calcext:value-type="float">
            <text:p>5.24</text:p>
          </table:table-cell>
          <table:table-cell office:value-type="float" office:value="2.55" calcext:value-type="float">
            <text:p>2.55</text:p>
          </table:table-cell>
          <table:table-cell office:value-type="float" office:value="3.7" calcext:value-type="float">
            <text:p>3.7</text:p>
          </table:table-cell>
          <table:table-cell office:value-type="float" office:value="11.53" calcext:value-type="float">
            <text:p>11.53</text:p>
          </table:table-cell>
          <table:table-cell office:value-type="float" office:value="12.97" calcext:value-type="float">
            <text:p>12.97</text:p>
          </table:table-cell>
          <table:table-cell office:value-type="float" office:value="9.85" calcext:value-type="float">
            <text:p>9.85</text:p>
          </table:table-cell>
          <table:table-cell office:value-type="float" office:value="9.63" calcext:value-type="float">
            <text:p>9.63</text:p>
          </table:table-cell>
          <table:table-cell office:value-type="float" office:value="8.75" calcext:value-type="float">
            <text:p>8.75</text:p>
          </table:table-cell>
          <table:table-cell office:value-type="float" office:value="7.2" calcext:value-type="float">
            <text:p>7.2</text:p>
          </table:table-cell>
          <table:table-cell office:value-type="float" office:value="4.51" calcext:value-type="float">
            <text:p>4.51</text:p>
          </table:table-cell>
          <table:table-cell office:value-type="float" office:value="5.26" calcext:value-type="float">
            <text:p>5.26</text:p>
          </table:table-cell>
          <table:table-cell office:value-type="float" office:value="4.7" calcext:value-type="float">
            <text:p>4.7</text:p>
          </table:table-cell>
          <table:table-cell office:value-type="float" office:value="5.15" calcext:value-type="float">
            <text:p>5.15</text:p>
          </table:table-cell>
        </table:table-row>
        <table:table-row table:style-name="ro1">
          <table:table-cell office:value-type="string" calcext:value-type="string">
            <text:p>T. JBS FOODS</text:p>
          </table:table-cell>
          <table:table-cell office:value-type="float" office:value="17.62" calcext:value-type="float">
            <text:p>17.62</text:p>
          </table:table-cell>
          <table:table-cell office:value-type="float" office:value="23.45" calcext:value-type="float">
            <text:p>23.45</text:p>
          </table:table-cell>
          <table:table-cell office:value-type="float" office:value="19.64" calcext:value-type="float">
            <text:p>19.64</text:p>
          </table:table-cell>
          <table:table-cell office:value-type="float" office:value="32.35" calcext:value-type="float">
            <text:p>32.35</text:p>
          </table:table-cell>
          <table:table-cell office:value-type="float" office:value="35.79" calcext:value-type="float">
            <text:p>35.79</text:p>
          </table:table-cell>
          <table:table-cell office:value-type="float" office:value="41.26" calcext:value-type="float">
            <text:p>41.26</text:p>
          </table:table-cell>
          <table:table-cell office:value-type="float" office:value="35.25" calcext:value-type="float">
            <text:p>35.25</text:p>
          </table:table-cell>
          <table:table-cell office:value-type="float" office:value="39.73" calcext:value-type="float">
            <text:p>39.73</text:p>
          </table:table-cell>
          <table:table-cell office:value-type="float" office:value="41.09" calcext:value-type="float">
            <text:p>41.09</text:p>
          </table:table-cell>
          <table:table-cell office:value-type="float" office:value="52.65" calcext:value-type="float">
            <text:p>52.65</text:p>
          </table:table-cell>
          <table:table-cell office:value-type="float" office:value="101.8" calcext:value-type="float">
            <text:p>101.8</text:p>
          </table:table-cell>
          <table:table-cell office:value-type="float" office:value="93.27" calcext:value-type="float">
            <text:p>93.27</text:p>
          </table:table-cell>
          <table:table-cell office:value-type="float" office:value="104.1" calcext:value-type="float">
            <text:p>104.1</text:p>
          </table:table-cell>
          <table:table-cell office:value-type="float" office:value="103.77" calcext:value-type="float">
            <text:p>103.77</text:p>
          </table:table-cell>
          <table:table-cell office:value-type="float" office:value="115.19" calcext:value-type="float">
            <text:p>115.19</text:p>
          </table:table-cell>
          <table:table-cell office:value-type="float" office:value="129.85" calcext:value-type="float">
            <text:p>129.85</text:p>
          </table:table-cell>
          <table:table-cell office:value-type="float" office:value="157.72" calcext:value-type="float">
            <text:p>157.72</text:p>
          </table:table-cell>
          <table:table-cell office:value-type="float" office:value="187.73" calcext:value-type="float">
            <text:p>187.73</text:p>
          </table:table-cell>
          <table:table-cell office:value-type="float" office:value="25.04" calcext:value-type="float">
            <text:p>25.04</text:p>
          </table:table-cell>
          <table:table-cell office:value-type="float" office:value="31.83" calcext:value-type="float">
            <text:p>31.83</text:p>
          </table:table-cell>
          <table:table-cell office:value-type="float" office:value="23.76" calcext:value-type="float">
            <text:p>23.76</text:p>
          </table:table-cell>
          <table:table-cell office:value-type="float" office:value="35.36" calcext:value-type="float">
            <text:p>35.36</text:p>
          </table:table-cell>
          <table:table-cell office:value-type="float" office:value="44.13" calcext:value-type="float">
            <text:p>44.13</text:p>
          </table:table-cell>
          <table:table-cell office:value-type="float" office:value="45.89" calcext:value-type="float">
            <text:p>45.89</text:p>
          </table:table-cell>
          <table:table-cell office:value-type="float" office:value="44.29" calcext:value-type="float">
            <text:p>44.29</text:p>
          </table:table-cell>
          <table:table-cell office:value-type="float" office:value="64.94" calcext:value-type="float">
            <text:p>64.94</text:p>
          </table:table-cell>
          <table:table-cell office:value-type="float" office:value="74.98" calcext:value-type="float">
            <text:p>74.98</text:p>
          </table:table-cell>
          <table:table-cell office:value-type="float" office:value="60.99" calcext:value-type="float">
            <text:p>60.99</text:p>
          </table:table-cell>
          <table:table-cell office:value-type="float" office:value="116.88" calcext:value-type="float">
            <text:p>116.88</text:p>
          </table:table-cell>
          <table:table-cell office:value-type="float" office:value="113.62" calcext:value-type="float">
            <text:p>113.62</text:p>
          </table:table-cell>
          <table:table-cell office:value-type="float" office:value="133.22" calcext:value-type="float">
            <text:p>133.22</text:p>
          </table:table-cell>
          <table:table-cell office:value-type="float" office:value="132.9" calcext:value-type="float">
            <text:p>132.9</text:p>
          </table:table-cell>
          <table:table-cell office:value-type="float" office:value="137.8" calcext:value-type="float">
            <text:p>137.8</text:p>
          </table:table-cell>
          <table:table-cell office:value-type="float" office:value="140.93" calcext:value-type="float">
            <text:p>140.93</text:p>
          </table:table-cell>
          <table:table-cell office:value-type="float" office:value="169.6" calcext:value-type="float">
            <text:p>169.6</text:p>
          </table:table-cell>
          <table:table-cell office:value-type="float" office:value="170.23" calcext:value-type="float">
            <text:p>170.23</text:p>
          </table:table-cell>
          <table:table-cell office:value-type="float" office:value="77.91" calcext:value-type="float">
            <text:p>77.91</text:p>
          </table:table-cell>
          <table:table-cell office:value-type="float" office:value="125.23" calcext:value-type="float">
            <text:p>125.23</text:p>
          </table:table-cell>
          <table:table-cell office:value-type="float" office:value="138.5" calcext:value-type="float">
            <text:p>138.5</text:p>
          </table:table-cell>
          <table:table-cell office:value-type="float" office:value="127.89" calcext:value-type="float">
            <text:p>127.89</text:p>
          </table:table-cell>
          <table:table-cell office:value-type="float" office:value="177.26" calcext:value-type="float">
            <text:p>177.26</text:p>
          </table:table-cell>
          <table:table-cell office:value-type="float" office:value="155.35" calcext:value-type="float">
            <text:p>155.35</text:p>
          </table:table-cell>
          <table:table-cell office:value-type="float" office:value="141.23" calcext:value-type="float">
            <text:p>141.23</text:p>
          </table:table-cell>
          <table:table-cell office:value-type="float" office:value="186.61" calcext:value-type="float">
            <text:p>186.61</text:p>
          </table:table-cell>
          <table:table-cell office:value-type="float" office:value="211.74" calcext:value-type="float">
            <text:p>211.74</text:p>
          </table:table-cell>
          <table:table-cell office:value-type="float" office:value="164.99" calcext:value-type="float">
            <text:p>164.99</text:p>
          </table:table-cell>
          <table:table-cell office:value-type="float" office:value="304.25" calcext:value-type="float">
            <text:p>304.25</text:p>
          </table:table-cell>
          <table:table-cell office:value-type="float" office:value="291.39" calcext:value-type="float">
            <text:p>291.39</text:p>
          </table:table-cell>
          <table:table-cell office:value-type="float" office:value="278.51" calcext:value-type="float">
            <text:p>278.51</text:p>
          </table:table-cell>
          <table:table-cell office:value-type="float" office:value="295.85" calcext:value-type="float">
            <text:p>295.85</text:p>
          </table:table-cell>
          <table:table-cell office:value-type="float" office:value="303.29" calcext:value-type="float">
            <text:p>303.29</text:p>
          </table:table-cell>
          <table:table-cell office:value-type="float" office:value="322.25" calcext:value-type="float">
            <text:p>322.25</text:p>
          </table:table-cell>
          <table:table-cell office:value-type="float" office:value="334.98" calcext:value-type="float">
            <text:p>334.98</text:p>
          </table:table-cell>
          <table:table-cell office:value-type="float" office:value="389.33" calcext:value-type="float">
            <text:p>389.33</text:p>
          </table:table-cell>
          <table:table-cell office:value-type="float" office:value="96.03" calcext:value-type="float">
            <text:p>96.03</text:p>
          </table:table-cell>
          <table:table-cell office:value-type="float" office:value="113.73" calcext:value-type="float">
            <text:p>113.73</text:p>
          </table:table-cell>
          <table:table-cell office:value-type="float" office:value="116.18" calcext:value-type="float">
            <text:p>116.18</text:p>
          </table:table-cell>
          <table:table-cell office:value-type="float" office:value="141.33" calcext:value-type="float">
            <text:p>141.33</text:p>
          </table:table-cell>
          <table:table-cell office:value-type="float" office:value="171.88" calcext:value-type="float">
            <text:p>171.88</text:p>
          </table:table-cell>
          <table:table-cell office:value-type="float" office:value="164.69" calcext:value-type="float">
            <text:p>164.69</text:p>
          </table:table-cell>
          <table:table-cell office:value-type="float" office:value="158.87" calcext:value-type="float">
            <text:p>158.87</text:p>
          </table:table-cell>
          <table:table-cell office:value-type="float" office:value="151.67" calcext:value-type="float">
            <text:p>151.67</text:p>
          </table:table-cell>
          <table:table-cell office:value-type="float" office:value="163.76" calcext:value-type="float">
            <text:p>163.76</text:p>
          </table:table-cell>
          <table:table-cell office:value-type="float" office:value="157.21" calcext:value-type="float">
            <text:p>157.21</text:p>
          </table:table-cell>
          <table:table-cell office:value-type="float" office:value="162.12" calcext:value-type="float">
            <text:p>162.12</text:p>
          </table:table-cell>
          <table:table-cell office:value-type="float" office:value="180.75" calcext:value-type="float">
            <text:p>180.75</text:p>
          </table:table-cell>
          <table:table-cell office:value-type="float" office:value="186.03" calcext:value-type="float">
            <text:p>186.03</text:p>
          </table:table-cell>
          <table:table-cell office:value-type="float" office:value="163.01" calcext:value-type="float">
            <text:p>163.01</text:p>
          </table:table-cell>
          <table:table-cell office:value-type="float" office:value="164.34" calcext:value-type="float">
            <text:p>164.34</text:p>
          </table:table-cell>
          <table:table-cell office:value-type="float" office:value="196.48" calcext:value-type="float">
            <text:p>196.48</text:p>
          </table:table-cell>
          <table:table-cell office:value-type="float" office:value="222.75" calcext:value-type="float">
            <text:p>222.75</text:p>
          </table:table-cell>
          <table:table-cell office:value-type="float" office:value="201.12" calcext:value-type="float">
            <text:p>201.12</text:p>
          </table:table-cell>
          <table:table-cell office:value-type="float" office:value="84.28" calcext:value-type="float">
            <text:p>84.28</text:p>
          </table:table-cell>
          <table:table-cell office:value-type="float" office:value="95.31" calcext:value-type="float">
            <text:p>95.31</text:p>
          </table:table-cell>
          <table:table-cell office:value-type="float" office:value="81.62" calcext:value-type="float">
            <text:p>81.62</text:p>
          </table:table-cell>
          <table:table-cell office:value-type="float" office:value="110.02" calcext:value-type="float">
            <text:p>110.02</text:p>
          </table:table-cell>
          <table:table-cell office:value-type="float" office:value="134.29" calcext:value-type="float">
            <text:p>134.29</text:p>
          </table:table-cell>
          <table:table-cell office:value-type="float" office:value="146.07" calcext:value-type="float">
            <text:p>146.07</text:p>
          </table:table-cell>
          <table:table-cell office:value-type="float" office:value="152.12" calcext:value-type="float">
            <text:p>152.12</text:p>
          </table:table-cell>
          <table:table-cell office:value-type="float" office:value="157.46" calcext:value-type="float">
            <text:p>157.46</text:p>
          </table:table-cell>
          <table:table-cell office:value-type="float" office:value="165.47" calcext:value-type="float">
            <text:p>165.47</text:p>
          </table:table-cell>
          <table:table-cell office:value-type="float" office:value="164.4" calcext:value-type="float">
            <text:p>164.4</text:p>
          </table:table-cell>
          <table:table-cell office:value-type="float" office:value="216.8" calcext:value-type="float">
            <text:p>216.8</text:p>
          </table:table-cell>
          <table:table-cell office:value-type="float" office:value="222.84" calcext:value-type="float">
            <text:p>222.84</text:p>
          </table:table-cell>
          <table:table-cell office:value-type="float" office:value="240.11" calcext:value-type="float">
            <text:p>240.11</text:p>
          </table:table-cell>
          <table:table-cell office:value-type="float" office:value="246.75" calcext:value-type="float">
            <text:p>246.75</text:p>
          </table:table-cell>
          <table:table-cell office:value-type="float" office:value="269.02" calcext:value-type="float">
            <text:p>269.02</text:p>
          </table:table-cell>
          <table:table-cell office:value-type="float" office:value="331.85" calcext:value-type="float">
            <text:p>331.85</text:p>
          </table:table-cell>
          <table:table-cell office:value-type="float" office:value="364.37" calcext:value-type="float">
            <text:p>364.37</text:p>
          </table:table-cell>
          <table:table-cell office:value-type="float" office:value="341.99" calcext:value-type="float">
            <text:p>341.99</text:p>
          </table:table-cell>
          <table:table-cell office:value-type="float" office:value="142.61" calcext:value-type="float">
            <text:p>142.61</text:p>
          </table:table-cell>
          <table:table-cell office:value-type="float" office:value="235.48" calcext:value-type="float">
            <text:p>235.48</text:p>
          </table:table-cell>
          <table:table-cell office:value-type="float" office:value="235.01" calcext:value-type="float">
            <text:p>235.01</text:p>
          </table:table-cell>
          <table:table-cell office:value-type="float" office:value="301.18" calcext:value-type="float">
            <text:p>301.18</text:p>
          </table:table-cell>
          <table:table-cell office:value-type="float" office:value="329.95" calcext:value-type="float">
            <text:p>329.95</text:p>
          </table:table-cell>
          <table:table-cell office:value-type="float" office:value="294.88" calcext:value-type="float">
            <text:p>294.88</text:p>
          </table:table-cell>
          <table:table-cell office:value-type="float" office:value="303.99" calcext:value-type="float">
            <text:p>303.99</text:p>
          </table:table-cell>
          <table:table-cell office:value-type="float" office:value="359.06" calcext:value-type="float">
            <text:p>359.06</text:p>
          </table:table-cell>
          <table:table-cell office:value-type="float" office:value="388.02" calcext:value-type="float">
            <text:p>388.02</text:p>
          </table:table-cell>
          <table:table-cell office:value-type="float" office:value="399.85" calcext:value-type="float">
            <text:p>399.85</text:p>
          </table:table-cell>
          <table:table-cell office:value-type="float" office:value="522.71" calcext:value-type="float">
            <text:p>522.71</text:p>
          </table:table-cell>
          <table:table-cell office:value-type="float" office:value="482.13" calcext:value-type="float">
            <text:p>482.13</text:p>
          </table:table-cell>
          <table:table-cell office:value-type="float" office:value="476.72" calcext:value-type="float">
            <text:p>476.72</text:p>
          </table:table-cell>
          <table:table-cell office:value-type="float" office:value="487.31" calcext:value-type="float">
            <text:p>487.31</text:p>
          </table:table-cell>
          <table:table-cell office:value-type="float" office:value="517.25" calcext:value-type="float">
            <text:p>517.25</text:p>
          </table:table-cell>
          <table:table-cell office:value-type="float" office:value="602.57" calcext:value-type="float">
            <text:p>602.57</text:p>
          </table:table-cell>
          <table:table-cell office:value-type="float" office:value="693.47" calcext:value-type="float">
            <text:p>693.47</text:p>
          </table:table-cell>
          <table:table-cell office:value-type="float" office:value="616.37" calcext:value-type="float">
            <text:p>616.37</text:p>
          </table:table-cell>
          <table:table-cell office:value-type="float" office:value="42.59" calcext:value-type="float">
            <text:p>42.59</text:p>
          </table:table-cell>
          <table:table-cell office:value-type="float" office:value="46.48" calcext:value-type="float">
            <text:p>46.48</text:p>
          </table:table-cell>
          <table:table-cell office:value-type="float" office:value="38.98" calcext:value-type="float">
            <text:p>38.98</text:p>
          </table:table-cell>
          <table:table-cell office:value-type="float" office:value="75.36" calcext:value-type="float">
            <text:p>75.36</text:p>
          </table:table-cell>
          <table:table-cell office:value-type="float" office:value="104.58" calcext:value-type="float">
            <text:p>104.58</text:p>
          </table:table-cell>
          <table:table-cell office:value-type="float" office:value="108.59" calcext:value-type="float">
            <text:p>108.59</text:p>
          </table:table-cell>
          <table:table-cell office:value-type="float" office:value="120.13" calcext:value-type="float">
            <text:p>120.13</text:p>
          </table:table-cell>
          <table:table-cell office:value-type="float" office:value="138.1" calcext:value-type="float">
            <text:p>138.1</text:p>
          </table:table-cell>
          <table:table-cell office:value-type="float" office:value="132.86" calcext:value-type="float">
            <text:p>132.86</text:p>
          </table:table-cell>
          <table:table-cell office:value-type="float" office:value="124.04" calcext:value-type="float">
            <text:p>124.04</text:p>
          </table:table-cell>
          <table:table-cell office:value-type="float" office:value="144.31" calcext:value-type="float">
            <text:p>144.31</text:p>
          </table:table-cell>
          <table:table-cell office:value-type="float" office:value="140.19" calcext:value-type="float">
            <text:p>140.19</text:p>
          </table:table-cell>
          <table:table-cell office:value-type="float" office:value="121.89" calcext:value-type="float">
            <text:p>121.89</text:p>
          </table:table-cell>
          <table:table-cell office:value-type="float" office:value="144.67" calcext:value-type="float">
            <text:p>144.67</text:p>
          </table:table-cell>
          <table:table-cell office:value-type="float" office:value="161.19" calcext:value-type="float">
            <text:p>161.19</text:p>
          </table:table-cell>
          <table:table-cell office:value-type="float" office:value="181.04" calcext:value-type="float">
            <text:p>181.04</text:p>
          </table:table-cell>
          <table:table-cell office:value-type="float" office:value="213.24" calcext:value-type="float">
            <text:p>213.24</text:p>
          </table:table-cell>
          <table:table-cell office:value-type="float" office:value="198.68" calcext:value-type="float">
            <text:p>198.68</text:p>
          </table:table-cell>
        </table:table-row>
        <table:table-row table:style-name="ro1">
          <table:table-cell office:value-type="string" calcext:value-type="string">
            <text:p>T. MASSA LEVE</text:p>
          </table:table-cell>
          <table:table-cell office:value-type="float" office:value="10.19" calcext:value-type="float">
            <text:p>10.19</text:p>
          </table:table-cell>
          <table:table-cell office:value-type="float" office:value="10.5" calcext:value-type="float">
            <text:p>10.5</text:p>
          </table:table-cell>
          <table:table-cell office:value-type="float" office:value="14.69" calcext:value-type="float">
            <text:p>14.69</text:p>
          </table:table-cell>
          <table:table-cell office:value-type="float" office:value="21.6" calcext:value-type="float">
            <text:p>21.6</text:p>
          </table:table-cell>
          <table:table-cell office:value-type="float" office:value="25.96" calcext:value-type="float">
            <text:p>25.96</text:p>
          </table:table-cell>
          <table:table-cell office:value-type="float" office:value="31.8" calcext:value-type="float">
            <text:p>31.8</text:p>
          </table:table-cell>
          <table:table-cell office:value-type="float" office:value="29.35" calcext:value-type="float">
            <text:p>29.35</text:p>
          </table:table-cell>
          <table:table-cell office:value-type="float" office:value="25.85" calcext:value-type="float">
            <text:p>25.85</text:p>
          </table:table-cell>
          <table:table-cell office:value-type="float" office:value="30.05" calcext:value-type="float">
            <text:p>30.05</text:p>
          </table:table-cell>
          <table:table-cell office:value-type="float" office:value="42.76" calcext:value-type="float">
            <text:p>42.76</text:p>
          </table:table-cell>
          <table:table-cell office:value-type="float" office:value="48.86" calcext:value-type="float">
            <text:p>48.86</text:p>
          </table:table-cell>
          <table:table-cell office:value-type="float" office:value="55.23" calcext:value-type="float">
            <text:p>55.23</text:p>
          </table:table-cell>
          <table:table-cell office:value-type="float" office:value="52.76" calcext:value-type="float">
            <text:p>52.76</text:p>
          </table:table-cell>
          <table:table-cell office:value-type="float" office:value="54.81" calcext:value-type="float">
            <text:p>54.81</text:p>
          </table:table-cell>
          <table:table-cell office:value-type="float" office:value="48.23" calcext:value-type="float">
            <text:p>48.23</text:p>
          </table:table-cell>
          <table:table-cell office:value-type="float" office:value="53.15" calcext:value-type="float">
            <text:p>53.15</text:p>
          </table:table-cell>
          <table:table-cell office:value-type="float" office:value="62.76" calcext:value-type="float">
            <text:p>62.76</text:p>
          </table:table-cell>
          <table:table-cell office:value-type="float" office:value="80.5" calcext:value-type="float">
            <text:p>80.5</text:p>
          </table:table-cell>
          <table:table-cell office:value-type="float" office:value="2.67" calcext:value-type="float">
            <text:p>2.67</text:p>
          </table:table-cell>
          <table:table-cell office:value-type="float" office:value="3.77" calcext:value-type="float">
            <text:p>3.77</text:p>
          </table:table-cell>
          <table:table-cell office:value-type="float" office:value="4.71" calcext:value-type="float">
            <text:p>4.71</text:p>
          </table:table-cell>
          <table:table-cell office:value-type="float" office:value="16.49" calcext:value-type="float">
            <text:p>16.49</text:p>
          </table:table-cell>
          <table:table-cell office:value-type="float" office:value="13.91" calcext:value-type="float">
            <text:p>13.91</text:p>
          </table:table-cell>
          <table:table-cell office:value-type="float" office:value="20.28" calcext:value-type="float">
            <text:p>20.28</text:p>
          </table:table-cell>
          <table:table-cell office:value-type="float" office:value="23.29" calcext:value-type="float">
            <text:p>23.29</text:p>
          </table:table-cell>
          <table:table-cell office:value-type="float" office:value="30.14" calcext:value-type="float">
            <text:p>30.14</text:p>
          </table:table-cell>
          <table:table-cell office:value-type="float" office:value="24" calcext:value-type="float">
            <text:p>24</text:p>
          </table:table-cell>
          <table:table-cell office:value-type="float" office:value="59.5" calcext:value-type="float">
            <text:p>59.5</text:p>
          </table:table-cell>
          <table:table-cell office:value-type="float" office:value="64.44" calcext:value-type="float">
            <text:p>64.44</text:p>
          </table:table-cell>
          <table:table-cell office:value-type="float" office:value="63.89" calcext:value-type="float">
            <text:p>63.89</text:p>
          </table:table-cell>
          <table:table-cell office:value-type="float" office:value="57.98" calcext:value-type="float">
            <text:p>57.98</text:p>
          </table:table-cell>
          <table:table-cell office:value-type="float" office:value="54.73" calcext:value-type="float">
            <text:p>54.73</text:p>
          </table:table-cell>
          <table:table-cell office:value-type="float" office:value="56.05" calcext:value-type="float">
            <text:p>56.05</text:p>
          </table:table-cell>
          <table:table-cell office:value-type="float" office:value="73.44" calcext:value-type="float">
            <text:p>73.44</text:p>
          </table:table-cell>
          <table:table-cell office:value-type="float" office:value="50.97" calcext:value-type="float">
            <text:p>50.97</text:p>
          </table:table-cell>
          <table:table-cell office:value-type="float" office:value="51.16" calcext:value-type="float">
            <text:p>51.16</text:p>
          </table:table-cell>
          <table:table-cell office:value-type="float" office:value="3.54" calcext:value-type="float">
            <text:p>3.54</text:p>
          </table:table-cell>
          <table:table-cell office:value-type="float" office:value="5.38" calcext:value-type="float">
            <text:p>5.38</text:p>
          </table:table-cell>
          <table:table-cell office:value-type="float" office:value="9.19" calcext:value-type="float">
            <text:p>9.19</text:p>
          </table:table-cell>
          <table:table-cell office:value-type="float" office:value="28.37" calcext:value-type="float">
            <text:p>28.37</text:p>
          </table:table-cell>
          <table:table-cell office:value-type="float" office:value="45.21" calcext:value-type="float">
            <text:p>45.21</text:p>
          </table:table-cell>
          <table:table-cell office:value-type="float" office:value="57.21" calcext:value-type="float">
            <text:p>57.21</text:p>
          </table:table-cell>
          <table:table-cell office:value-type="float" office:value="62.61" calcext:value-type="float">
            <text:p>62.61</text:p>
          </table:table-cell>
          <table:table-cell office:value-type="float" office:value="67.42" calcext:value-type="float">
            <text:p>67.42</text:p>
          </table:table-cell>
          <table:table-cell office:value-type="float" office:value="75.21" calcext:value-type="float">
            <text:p>75.21</text:p>
          </table:table-cell>
          <table:table-cell office:value-type="float" office:value="93.59" calcext:value-type="float">
            <text:p>93.59</text:p>
          </table:table-cell>
          <table:table-cell office:value-type="float" office:value="89.12" calcext:value-type="float">
            <text:p>89.12</text:p>
          </table:table-cell>
          <table:table-cell office:value-type="float" office:value="129.5" calcext:value-type="float">
            <text:p>129.5</text:p>
          </table:table-cell>
          <table:table-cell office:value-type="float" office:value="138.22" calcext:value-type="float">
            <text:p>138.22</text:p>
          </table:table-cell>
          <table:table-cell office:value-type="float" office:value="110.13" calcext:value-type="float">
            <text:p>110.13</text:p>
          </table:table-cell>
          <table:table-cell office:value-type="float" office:value="95.76" calcext:value-type="float">
            <text:p>95.76</text:p>
          </table:table-cell>
          <table:table-cell office:value-type="float" office:value="75.11" calcext:value-type="float">
            <text:p>75.11</text:p>
          </table:table-cell>
          <table:table-cell office:value-type="float" office:value="81.41" calcext:value-type="float">
            <text:p>81.41</text:p>
          </table:table-cell>
          <table:table-cell office:value-type="float" office:value="86.29" calcext:value-type="float">
            <text:p>86.29</text:p>
          </table:table-cell>
          <table:table-cell office:value-type="float" office:value="37.3" calcext:value-type="float">
            <text:p>37.3</text:p>
          </table:table-cell>
          <table:table-cell office:value-type="float" office:value="51.62" calcext:value-type="float">
            <text:p>51.62</text:p>
          </table:table-cell>
          <table:table-cell office:value-type="float" office:value="74.72" calcext:value-type="float">
            <text:p>74.72</text:p>
          </table:table-cell>
          <table:table-cell office:value-type="float" office:value="94" calcext:value-type="float">
            <text:p>94</text:p>
          </table:table-cell>
          <table:table-cell office:value-type="float" office:value="90.56" calcext:value-type="float">
            <text:p>90.56</text:p>
          </table:table-cell>
          <table:table-cell office:value-type="float" office:value="82.24" calcext:value-type="float">
            <text:p>82.24</text:p>
          </table:table-cell>
          <table:table-cell office:value-type="float" office:value="79.07" calcext:value-type="float">
            <text:p>79.07</text:p>
          </table:table-cell>
          <table:table-cell office:value-type="float" office:value="105.86" calcext:value-type="float">
            <text:p>105.86</text:p>
          </table:table-cell>
          <table:table-cell office:value-type="float" office:value="106.55" calcext:value-type="float">
            <text:p>106.55</text:p>
          </table:table-cell>
          <table:table-cell office:value-type="float" office:value="117.42" calcext:value-type="float">
            <text:p>117.42</text:p>
          </table:table-cell>
          <table:table-cell office:value-type="float" office:value="140.03" calcext:value-type="float">
            <text:p>140.03</text:p>
          </table:table-cell>
          <table:table-cell office:value-type="float" office:value="160.15" calcext:value-type="float">
            <text:p>160.15</text:p>
          </table:table-cell>
          <table:table-cell office:value-type="float" office:value="167.89" calcext:value-type="float">
            <text:p>167.89</text:p>
          </table:table-cell>
          <table:table-cell office:value-type="float" office:value="180.34" calcext:value-type="float">
            <text:p>180.34</text:p>
          </table:table-cell>
          <table:table-cell office:value-type="float" office:value="206.05" calcext:value-type="float">
            <text:p>206.05</text:p>
          </table:table-cell>
          <table:table-cell office:value-type="float" office:value="204.88" calcext:value-type="float">
            <text:p>204.88</text:p>
          </table:table-cell>
          <table:table-cell office:value-type="float" office:value="179.67" calcext:value-type="float">
            <text:p>179.67</text:p>
          </table:table-cell>
          <table:table-cell office:value-type="float" office:value="186.01" calcext:value-type="float">
            <text:p>186.01</text:p>
          </table:table-cell>
          <table:table-cell office:value-type="float" office:value="16.35" calcext:value-type="float">
            <text:p>16.35</text:p>
          </table:table-cell>
          <table:table-cell office:value-type="float" office:value="25.02" calcext:value-type="float">
            <text:p>25.02</text:p>
          </table:table-cell>
          <table:table-cell office:value-type="float" office:value="34.39" calcext:value-type="float">
            <text:p>34.39</text:p>
          </table:table-cell>
          <table:table-cell office:value-type="float" office:value="43.29" calcext:value-type="float">
            <text:p>43.29</text:p>
          </table:table-cell>
          <table:table-cell office:value-type="float" office:value="47.21" calcext:value-type="float">
            <text:p>47.21</text:p>
          </table:table-cell>
          <table:table-cell office:value-type="float" office:value="44.12" calcext:value-type="float">
            <text:p>44.12</text:p>
          </table:table-cell>
          <table:table-cell office:value-type="float" office:value="43.91" calcext:value-type="float">
            <text:p>43.91</text:p>
          </table:table-cell>
          <table:table-cell office:value-type="float" office:value="59.96" calcext:value-type="float">
            <text:p>59.96</text:p>
          </table:table-cell>
          <table:table-cell office:value-type="float" office:value="60.58" calcext:value-type="float">
            <text:p>60.58</text:p>
          </table:table-cell>
          <table:table-cell office:value-type="float" office:value="70.92" calcext:value-type="float">
            <text:p>70.92</text:p>
          </table:table-cell>
          <table:table-cell office:value-type="float" office:value="83.92" calcext:value-type="float">
            <text:p>83.92</text:p>
          </table:table-cell>
          <table:table-cell office:value-type="float" office:value="101.84" calcext:value-type="float">
            <text:p>101.84</text:p>
          </table:table-cell>
          <table:table-cell office:value-type="float" office:value="102.29" calcext:value-type="float">
            <text:p>102.29</text:p>
          </table:table-cell>
          <table:table-cell office:value-type="float" office:value="114.05" calcext:value-type="float">
            <text:p>114.05</text:p>
          </table:table-cell>
          <table:table-cell office:value-type="float" office:value="118.24" calcext:value-type="float">
            <text:p>118.24</text:p>
          </table:table-cell>
          <table:table-cell office:value-type="float" office:value="117.66" calcext:value-type="float">
            <text:p>117.66</text:p>
          </table:table-cell>
          <table:table-cell office:value-type="float" office:value="119.7" calcext:value-type="float">
            <text:p>119.7</text:p>
          </table:table-cell>
          <table:table-cell office:value-type="float" office:value="114.33" calcext:value-type="float">
            <text:p>114.33</text:p>
          </table:table-cell>
          <table:table-cell office:value-type="float" office:value="29.48" calcext:value-type="float">
            <text:p>29.48</text:p>
          </table:table-cell>
          <table:table-cell office:value-type="float" office:value="51.8" calcext:value-type="float">
            <text:p>51.8</text:p>
          </table:table-cell>
          <table:table-cell office:value-type="float" office:value="53.09" calcext:value-type="float">
            <text:p>53.09</text:p>
          </table:table-cell>
          <table:table-cell office:value-type="float" office:value="60.07" calcext:value-type="float">
            <text:p>60.07</text:p>
          </table:table-cell>
          <table:table-cell office:value-type="float" office:value="81.01" calcext:value-type="float">
            <text:p>81.01</text:p>
          </table:table-cell>
          <table:table-cell office:value-type="float" office:value="78.3" calcext:value-type="float">
            <text:p>78.3</text:p>
          </table:table-cell>
          <table:table-cell office:value-type="float" office:value="70.76" calcext:value-type="float">
            <text:p>70.76</text:p>
          </table:table-cell>
          <table:table-cell office:value-type="float" office:value="78.77" calcext:value-type="float">
            <text:p>78.77</text:p>
          </table:table-cell>
          <table:table-cell office:value-type="float" office:value="93.11" calcext:value-type="float">
            <text:p>93.11</text:p>
          </table:table-cell>
          <table:table-cell office:value-type="float" office:value="122.13" calcext:value-type="float">
            <text:p>122.13</text:p>
          </table:table-cell>
          <table:table-cell office:value-type="float" office:value="139.02" calcext:value-type="float">
            <text:p>139.02</text:p>
          </table:table-cell>
          <table:table-cell office:value-type="float" office:value="151.94" calcext:value-type="float">
            <text:p>151.94</text:p>
          </table:table-cell>
          <table:table-cell office:value-type="float" office:value="165.16" calcext:value-type="float">
            <text:p>165.16</text:p>
          </table:table-cell>
          <table:table-cell office:value-type="float" office:value="206.82" calcext:value-type="float">
            <text:p>206.82</text:p>
          </table:table-cell>
          <table:table-cell office:value-type="float" office:value="193.21" calcext:value-type="float">
            <text:p>193.21</text:p>
          </table:table-cell>
          <table:table-cell office:value-type="float" office:value="200" calcext:value-type="float">
            <text:p>200</text:p>
          </table:table-cell>
          <table:table-cell office:value-type="float" office:value="191.24" calcext:value-type="float">
            <text:p>191.24</text:p>
          </table:table-cell>
          <table:table-cell office:value-type="float" office:value="177.45" calcext:value-type="float">
            <text:p>177.45</text:p>
          </table:table-cell>
          <table:table-cell office:value-type="float" office:value="4.78" calcext:value-type="float">
            <text:p>4.78</text:p>
          </table:table-cell>
          <table:table-cell office:value-type="float" office:value="6.17" calcext:value-type="float">
            <text:p>6.17</text:p>
          </table:table-cell>
          <table:table-cell office:value-type="float" office:value="7.47" calcext:value-type="float">
            <text:p>7.47</text:p>
          </table:table-cell>
          <table:table-cell office:value-type="float" office:value="9.47" calcext:value-type="float">
            <text:p>9.47</text:p>
          </table:table-cell>
          <table:table-cell office:value-type="float" office:value="10.81" calcext:value-type="float">
            <text:p>10.81</text:p>
          </table:table-cell>
          <table:table-cell office:value-type="float" office:value="11.54" calcext:value-type="float">
            <text:p>11.54</text:p>
          </table:table-cell>
          <table:table-cell office:value-type="float" office:value="8.04" calcext:value-type="float">
            <text:p>8.04</text:p>
          </table:table-cell>
          <table:table-cell office:value-type="float" office:value="10.35" calcext:value-type="float">
            <text:p>10.35</text:p>
          </table:table-cell>
          <table:table-cell office:value-type="float" office:value="11.14" calcext:value-type="float">
            <text:p>11.14</text:p>
          </table:table-cell>
          <table:table-cell office:value-type="float" office:value="32.77" calcext:value-type="float">
            <text:p>32.77</text:p>
          </table:table-cell>
          <table:table-cell office:value-type="float" office:value="37.88" calcext:value-type="float">
            <text:p>37.88</text:p>
          </table:table-cell>
          <table:table-cell office:value-type="float" office:value="36.52" calcext:value-type="float">
            <text:p>36.52</text:p>
          </table:table-cell>
          <table:table-cell office:value-type="float" office:value="34.21" calcext:value-type="float">
            <text:p>34.21</text:p>
          </table:table-cell>
          <table:table-cell office:value-type="float" office:value="30.42" calcext:value-type="float">
            <text:p>30.42</text:p>
          </table:table-cell>
          <table:table-cell office:value-type="float" office:value="25.91" calcext:value-type="float">
            <text:p>25.91</text:p>
          </table:table-cell>
          <table:table-cell office:value-type="float" office:value="29.28" calcext:value-type="float">
            <text:p>29.28</text:p>
          </table:table-cell>
          <table:table-cell office:value-type="float" office:value="31.34" calcext:value-type="float">
            <text:p>31.34</text:p>
          </table:table-cell>
          <table:table-cell office:value-type="float" office:value="35.56" calcext:value-type="float">
            <text:p>35.56</text:p>
          </table:table-cell>
        </table:table-row>
        <table:table-row table:style-name="ro1">
          <table:table-cell office:value-type="string" calcext:value-type="string">
            <text:p>T. BRF</text:p>
          </table:table-cell>
          <table:table-cell office:value-type="float" office:value="541.93" calcext:value-type="float">
            <text:p>541.93</text:p>
          </table:table-cell>
          <table:table-cell office:value-type="float" office:value="559.9" calcext:value-type="float">
            <text:p>559.9</text:p>
          </table:table-cell>
          <table:table-cell office:value-type="float" office:value="557.08" calcext:value-type="float">
            <text:p>557.08</text:p>
          </table:table-cell>
          <table:table-cell office:value-type="float" office:value="653.03" calcext:value-type="float">
            <text:p>653.03</text:p>
          </table:table-cell>
          <table:table-cell office:value-type="float" office:value="724.4" calcext:value-type="float">
            <text:p>724.4</text:p>
          </table:table-cell>
          <table:table-cell office:value-type="float" office:value="704.22" calcext:value-type="float">
            <text:p>704.22</text:p>
          </table:table-cell>
          <table:table-cell office:value-type="float" office:value="720.62" calcext:value-type="float">
            <text:p>720.62</text:p>
          </table:table-cell>
          <table:table-cell office:value-type="float" office:value="731.19" calcext:value-type="float">
            <text:p>731.19</text:p>
          </table:table-cell>
          <table:table-cell office:value-type="float" office:value="675.98" calcext:value-type="float">
            <text:p>675.98</text:p>
          </table:table-cell>
          <table:table-cell office:value-type="float" office:value="693.07" calcext:value-type="float">
            <text:p>693.07</text:p>
          </table:table-cell>
          <table:table-cell office:value-type="float" office:value="598.72" calcext:value-type="float">
            <text:p>598.72</text:p>
          </table:table-cell>
          <table:table-cell office:value-type="float" office:value="571.34" calcext:value-type="float">
            <text:p>571.34</text:p>
          </table:table-cell>
          <table:table-cell office:value-type="float" office:value="599.96" calcext:value-type="float">
            <text:p>599.96</text:p>
          </table:table-cell>
          <table:table-cell office:value-type="float" office:value="560.76" calcext:value-type="float">
            <text:p>560.76</text:p>
          </table:table-cell>
          <table:table-cell office:value-type="float" office:value="550.14" calcext:value-type="float">
            <text:p>550.14</text:p>
          </table:table-cell>
          <table:table-cell office:value-type="float" office:value="606.41" calcext:value-type="float">
            <text:p>606.41</text:p>
          </table:table-cell>
          <table:table-cell office:value-type="float" office:value="595.64" calcext:value-type="float">
            <text:p>595.64</text:p>
          </table:table-cell>
          <table:table-cell office:value-type="float" office:value="626.29" calcext:value-type="float">
            <text:p>626.29</text:p>
          </table:table-cell>
          <table:table-cell office:value-type="float" office:value="961.16" calcext:value-type="float">
            <text:p>961.16</text:p>
          </table:table-cell>
          <table:table-cell office:value-type="float" office:value="936.95" calcext:value-type="float">
            <text:p>936.95</text:p>
          </table:table-cell>
          <table:table-cell office:value-type="float" office:value="953.4" calcext:value-type="float">
            <text:p>953.4</text:p>
          </table:table-cell>
          <table:table-cell office:value-type="float" office:value="994.76" calcext:value-type="float">
            <text:p>994.76</text:p>
          </table:table-cell>
          <table:table-cell office:value-type="float" office:value="1030.6" calcext:value-type="float">
            <text:p>1030.6</text:p>
          </table:table-cell>
          <table:table-cell office:value-type="float" office:value="1068.07" calcext:value-type="float">
            <text:p>1068.07</text:p>
          </table:table-cell>
          <table:table-cell office:value-type="float" office:value="1063.85" calcext:value-type="float">
            <text:p>1063.85</text:p>
          </table:table-cell>
          <table:table-cell office:value-type="float" office:value="1057.51" calcext:value-type="float">
            <text:p>1057.51</text:p>
          </table:table-cell>
          <table:table-cell office:value-type="float" office:value="1005.48" calcext:value-type="float">
            <text:p>1005.48</text:p>
          </table:table-cell>
          <table:table-cell office:value-type="float" office:value="1004.03" calcext:value-type="float">
            <text:p>1004.03</text:p>
          </table:table-cell>
          <table:table-cell office:value-type="float" office:value="776.46" calcext:value-type="float">
            <text:p>776.46</text:p>
          </table:table-cell>
          <table:table-cell office:value-type="float" office:value="732.97" calcext:value-type="float">
            <text:p>732.97</text:p>
          </table:table-cell>
          <table:table-cell office:value-type="float" office:value="704.85" calcext:value-type="float">
            <text:p>704.85</text:p>
          </table:table-cell>
          <table:table-cell office:value-type="float" office:value="685.98" calcext:value-type="float">
            <text:p>685.98</text:p>
          </table:table-cell>
          <table:table-cell office:value-type="float" office:value="655.23" calcext:value-type="float">
            <text:p>655.23</text:p>
          </table:table-cell>
          <table:table-cell office:value-type="float" office:value="670.4" calcext:value-type="float">
            <text:p>670.4</text:p>
          </table:table-cell>
          <table:table-cell office:value-type="float" office:value="715.32" calcext:value-type="float">
            <text:p>715.32</text:p>
          </table:table-cell>
          <table:table-cell office:value-type="float" office:value="714.96" calcext:value-type="float">
            <text:p>714.96</text:p>
          </table:table-cell>
          <table:table-cell office:value-type="float" office:value="1523.59" calcext:value-type="float">
            <text:p>1523.59</text:p>
          </table:table-cell>
          <table:table-cell office:value-type="float" office:value="1610.39" calcext:value-type="float">
            <text:p>1610.39</text:p>
          </table:table-cell>
          <table:table-cell office:value-type="float" office:value="1518.2" calcext:value-type="float">
            <text:p>1518.2</text:p>
          </table:table-cell>
          <table:table-cell office:value-type="float" office:value="1611.99" calcext:value-type="float">
            <text:p>1611.99</text:p>
          </table:table-cell>
          <table:table-cell office:value-type="float" office:value="1695.64" calcext:value-type="float">
            <text:p>1695.64</text:p>
          </table:table-cell>
          <table:table-cell office:value-type="float" office:value="1807.94" calcext:value-type="float">
            <text:p>1807.94</text:p>
          </table:table-cell>
          <table:table-cell office:value-type="float" office:value="1641.26" calcext:value-type="float">
            <text:p>1641.26</text:p>
          </table:table-cell>
          <table:table-cell office:value-type="float" office:value="1697.35" calcext:value-type="float">
            <text:p>1697.35</text:p>
          </table:table-cell>
          <table:table-cell office:value-type="float" office:value="1549.3" calcext:value-type="float">
            <text:p>1549.3</text:p>
          </table:table-cell>
          <table:table-cell office:value-type="float" office:value="1679.98" calcext:value-type="float">
            <text:p>1679.98</text:p>
          </table:table-cell>
          <table:table-cell office:value-type="float" office:value="1441.28" calcext:value-type="float">
            <text:p>1441.28</text:p>
          </table:table-cell>
          <table:table-cell office:value-type="float" office:value="1441.74" calcext:value-type="float">
            <text:p>1441.74</text:p>
          </table:table-cell>
          <table:table-cell office:value-type="float" office:value="1273.3" calcext:value-type="float">
            <text:p>1273.3</text:p>
          </table:table-cell>
          <table:table-cell office:value-type="float" office:value="1333.09" calcext:value-type="float">
            <text:p>1333.09</text:p>
          </table:table-cell>
          <table:table-cell office:value-type="float" office:value="1377.73" calcext:value-type="float">
            <text:p>1377.73</text:p>
          </table:table-cell>
          <table:table-cell office:value-type="float" office:value="1335.93" calcext:value-type="float">
            <text:p>1335.93</text:p>
          </table:table-cell>
          <table:table-cell office:value-type="float" office:value="1456.11" calcext:value-type="float">
            <text:p>1456.11</text:p>
          </table:table-cell>
          <table:table-cell office:value-type="float" office:value="1374.13" calcext:value-type="float">
            <text:p>1374.13</text:p>
          </table:table-cell>
          <table:table-cell office:value-type="float" office:value="1078.29" calcext:value-type="float">
            <text:p>1078.29</text:p>
          </table:table-cell>
          <table:table-cell office:value-type="float" office:value="1097.26" calcext:value-type="float">
            <text:p>1097.26</text:p>
          </table:table-cell>
          <table:table-cell office:value-type="float" office:value="1083.79" calcext:value-type="float">
            <text:p>1083.79</text:p>
          </table:table-cell>
          <table:table-cell office:value-type="float" office:value="1199.84" calcext:value-type="float">
            <text:p>1199.84</text:p>
          </table:table-cell>
          <table:table-cell office:value-type="float" office:value="1270.22" calcext:value-type="float">
            <text:p>1270.22</text:p>
          </table:table-cell>
          <table:table-cell office:value-type="float" office:value="1223.21" calcext:value-type="float">
            <text:p>1223.21</text:p>
          </table:table-cell>
          <table:table-cell office:value-type="float" office:value="1150.28" calcext:value-type="float">
            <text:p>1150.28</text:p>
          </table:table-cell>
          <table:table-cell office:value-type="float" office:value="1153.82" calcext:value-type="float">
            <text:p>1153.82</text:p>
          </table:table-cell>
          <table:table-cell office:value-type="float" office:value="1108.01" calcext:value-type="float">
            <text:p>1108.01</text:p>
          </table:table-cell>
          <table:table-cell office:value-type="float" office:value="1157.78" calcext:value-type="float">
            <text:p>1157.78</text:p>
          </table:table-cell>
          <table:table-cell office:value-type="float" office:value="1077.48" calcext:value-type="float">
            <text:p>1077.48</text:p>
          </table:table-cell>
          <table:table-cell office:value-type="float" office:value="980.77" calcext:value-type="float">
            <text:p>980.77</text:p>
          </table:table-cell>
          <table:table-cell office:value-type="float" office:value="966.92" calcext:value-type="float">
            <text:p>966.92</text:p>
          </table:table-cell>
          <table:table-cell office:value-type="float" office:value="913.16" calcext:value-type="float">
            <text:p>913.16</text:p>
          </table:table-cell>
          <table:table-cell office:value-type="float" office:value="910.12" calcext:value-type="float">
            <text:p>910.12</text:p>
          </table:table-cell>
          <table:table-cell office:value-type="float" office:value="919.81" calcext:value-type="float">
            <text:p>919.81</text:p>
          </table:table-cell>
          <table:table-cell office:value-type="float" office:value="910.45" calcext:value-type="float">
            <text:p>910.45</text:p>
          </table:table-cell>
          <table:table-cell office:value-type="float" office:value="817.87" calcext:value-type="float">
            <text:p>817.87</text:p>
          </table:table-cell>
          <table:table-cell office:value-type="float" office:value="1025.86" calcext:value-type="float">
            <text:p>1025.86</text:p>
          </table:table-cell>
          <table:table-cell office:value-type="float" office:value="1065.65" calcext:value-type="float">
            <text:p>1065.65</text:p>
          </table:table-cell>
          <table:table-cell office:value-type="float" office:value="1037.61" calcext:value-type="float">
            <text:p>1037.61</text:p>
          </table:table-cell>
          <table:table-cell office:value-type="float" office:value="1193.03" calcext:value-type="float">
            <text:p>1193.03</text:p>
          </table:table-cell>
          <table:table-cell office:value-type="float" office:value="1204.63" calcext:value-type="float">
            <text:p>1204.63</text:p>
          </table:table-cell>
          <table:table-cell office:value-type="float" office:value="1175.72" calcext:value-type="float">
            <text:p>1175.72</text:p>
          </table:table-cell>
          <table:table-cell office:value-type="float" office:value="1044.34" calcext:value-type="float">
            <text:p>1044.34</text:p>
          </table:table-cell>
          <table:table-cell office:value-type="float" office:value="999.53" calcext:value-type="float">
            <text:p>999.53</text:p>
          </table:table-cell>
          <table:table-cell office:value-type="float" office:value="1032.7" calcext:value-type="float">
            <text:p>1032.7</text:p>
          </table:table-cell>
          <table:table-cell office:value-type="float" office:value="1038.02" calcext:value-type="float">
            <text:p>1038.02</text:p>
          </table:table-cell>
          <table:table-cell office:value-type="float" office:value="897.64" calcext:value-type="float">
            <text:p>897.64</text:p>
          </table:table-cell>
          <table:table-cell office:value-type="float" office:value="850.56" calcext:value-type="float">
            <text:p>850.56</text:p>
          </table:table-cell>
          <table:table-cell office:value-type="float" office:value="829.64" calcext:value-type="float">
            <text:p>829.64</text:p>
          </table:table-cell>
          <table:table-cell office:value-type="float" office:value="852.06" calcext:value-type="float">
            <text:p>852.06</text:p>
          </table:table-cell>
          <table:table-cell office:value-type="float" office:value="815.28" calcext:value-type="float">
            <text:p>815.28</text:p>
          </table:table-cell>
          <table:table-cell office:value-type="float" office:value="798.45" calcext:value-type="float">
            <text:p>798.45</text:p>
          </table:table-cell>
          <table:table-cell office:value-type="float" office:value="818.76" calcext:value-type="float">
            <text:p>818.76</text:p>
          </table:table-cell>
          <table:table-cell office:value-type="float" office:value="760.57" calcext:value-type="float">
            <text:p>760.57</text:p>
          </table:table-cell>
          <table:table-cell office:value-type="float" office:value="1346.06" calcext:value-type="float">
            <text:p>1346.06</text:p>
          </table:table-cell>
          <table:table-cell office:value-type="float" office:value="1323.73" calcext:value-type="float">
            <text:p>1323.73</text:p>
          </table:table-cell>
          <table:table-cell office:value-type="float" office:value="1316.38" calcext:value-type="float">
            <text:p>1316.38</text:p>
          </table:table-cell>
          <table:table-cell office:value-type="float" office:value="1593.04" calcext:value-type="float">
            <text:p>1593.04</text:p>
          </table:table-cell>
          <table:table-cell office:value-type="float" office:value="1635.03" calcext:value-type="float">
            <text:p>1635.03</text:p>
          </table:table-cell>
          <table:table-cell office:value-type="float" office:value="1454.44" calcext:value-type="float">
            <text:p>1454.44</text:p>
          </table:table-cell>
          <table:table-cell office:value-type="float" office:value="1351.44" calcext:value-type="float">
            <text:p>1351.44</text:p>
          </table:table-cell>
          <table:table-cell office:value-type="float" office:value="1442.84" calcext:value-type="float">
            <text:p>1442.84</text:p>
          </table:table-cell>
          <table:table-cell office:value-type="float" office:value="1400.91" calcext:value-type="float">
            <text:p>1400.91</text:p>
          </table:table-cell>
          <table:table-cell office:value-type="float" office:value="1394.09" calcext:value-type="float">
            <text:p>1394.09</text:p>
          </table:table-cell>
          <table:table-cell office:value-type="float" office:value="1211.27" calcext:value-type="float">
            <text:p>1211.27</text:p>
          </table:table-cell>
          <table:table-cell office:value-type="float" office:value="1137.74" calcext:value-type="float">
            <text:p>1137.74</text:p>
          </table:table-cell>
          <table:table-cell office:value-type="float" office:value="1043.07" calcext:value-type="float">
            <text:p>1043.07</text:p>
          </table:table-cell>
          <table:table-cell office:value-type="float" office:value="1026.19" calcext:value-type="float">
            <text:p>1026.19</text:p>
          </table:table-cell>
          <table:table-cell office:value-type="float" office:value="969.18" calcext:value-type="float">
            <text:p>969.18</text:p>
          </table:table-cell>
          <table:table-cell office:value-type="float" office:value="1109.68" calcext:value-type="float">
            <text:p>1109.68</text:p>
          </table:table-cell>
          <table:table-cell office:value-type="float" office:value="1144.69" calcext:value-type="float">
            <text:p>1144.69</text:p>
          </table:table-cell>
          <table:table-cell office:value-type="float" office:value="1040.45" calcext:value-type="float">
            <text:p>1040.45</text:p>
          </table:table-cell>
          <table:table-cell office:value-type="float" office:value="542.24" calcext:value-type="float">
            <text:p>542.24</text:p>
          </table:table-cell>
          <table:table-cell office:value-type="float" office:value="520.71" calcext:value-type="float">
            <text:p>520.71</text:p>
          </table:table-cell>
          <table:table-cell office:value-type="float" office:value="522.86" calcext:value-type="float">
            <text:p>522.86</text:p>
          </table:table-cell>
          <table:table-cell office:value-type="float" office:value="550.99" calcext:value-type="float">
            <text:p>550.99</text:p>
          </table:table-cell>
          <table:table-cell office:value-type="float" office:value="547.86" calcext:value-type="float">
            <text:p>547.86</text:p>
          </table:table-cell>
          <table:table-cell office:value-type="float" office:value="545.33" calcext:value-type="float">
            <text:p>545.33</text:p>
          </table:table-cell>
          <table:table-cell office:value-type="float" office:value="498.85" calcext:value-type="float">
            <text:p>498.85</text:p>
          </table:table-cell>
          <table:table-cell office:value-type="float" office:value="514.69" calcext:value-type="float">
            <text:p>514.69</text:p>
          </table:table-cell>
          <table:table-cell office:value-type="float" office:value="487.85" calcext:value-type="float">
            <text:p>487.85</text:p>
          </table:table-cell>
          <table:table-cell office:value-type="float" office:value="488.76" calcext:value-type="float">
            <text:p>488.76</text:p>
          </table:table-cell>
          <table:table-cell office:value-type="float" office:value="447.71" calcext:value-type="float">
            <text:p>447.71</text:p>
          </table:table-cell>
          <table:table-cell office:value-type="float" office:value="432.29" calcext:value-type="float">
            <text:p>432.29</text:p>
          </table:table-cell>
          <table:table-cell office:value-type="float" office:value="430.47" calcext:value-type="float">
            <text:p>430.47</text:p>
          </table:table-cell>
          <table:table-cell office:value-type="float" office:value="423.69" calcext:value-type="float">
            <text:p>423.69</text:p>
          </table:table-cell>
          <table:table-cell office:value-type="float" office:value="382.38" calcext:value-type="float">
            <text:p>382.38</text:p>
          </table:table-cell>
          <table:table-cell office:value-type="float" office:value="415.4" calcext:value-type="float">
            <text:p>415.4</text:p>
          </table:table-cell>
          <table:table-cell office:value-type="float" office:value="449.49" calcext:value-type="float">
            <text:p>449.49</text:p>
          </table:table-cell>
          <table:table-cell office:value-type="float" office:value="431.55" calcext:value-type="float">
            <text:p>431.55</text:p>
          </table:table-cell>
        </table:table-row>
        <table:table-row table:style-name="ro1">
          <table:table-cell office:value-type="string" calcext:value-type="string">
            <text:p>T. SADIA,BRF</text:p>
          </table:table-cell>
          <table:table-cell office:value-type="float" office:value="245.06" calcext:value-type="float">
            <text:p>245.06</text:p>
          </table:table-cell>
          <table:table-cell office:value-type="float" office:value="237.26" calcext:value-type="float">
            <text:p>237.26</text:p>
          </table:table-cell>
          <table:table-cell office:value-type="float" office:value="253.58" calcext:value-type="float">
            <text:p>253.58</text:p>
          </table:table-cell>
          <table:table-cell office:value-type="float" office:value="257.98" calcext:value-type="float">
            <text:p>257.98</text:p>
          </table:table-cell>
          <table:table-cell office:value-type="float" office:value="291.45" calcext:value-type="float">
            <text:p>291.45</text:p>
          </table:table-cell>
          <table:table-cell office:value-type="float" office:value="297.45" calcext:value-type="float">
            <text:p>297.45</text:p>
          </table:table-cell>
          <table:table-cell office:value-type="float" office:value="323.66" calcext:value-type="float">
            <text:p>323.66</text:p>
          </table:table-cell>
          <table:table-cell office:value-type="float" office:value="330.32" calcext:value-type="float">
            <text:p>330.32</text:p>
          </table:table-cell>
          <table:table-cell office:value-type="float" office:value="338.01" calcext:value-type="float">
            <text:p>338.01</text:p>
          </table:table-cell>
          <table:table-cell office:value-type="float" office:value="368.45" calcext:value-type="float">
            <text:p>368.45</text:p>
          </table:table-cell>
          <table:table-cell office:value-type="float" office:value="438.47" calcext:value-type="float">
            <text:p>438.47</text:p>
          </table:table-cell>
          <table:table-cell office:value-type="float" office:value="421.51" calcext:value-type="float">
            <text:p>421.51</text:p>
          </table:table-cell>
          <table:table-cell office:value-type="float" office:value="472.92" calcext:value-type="float">
            <text:p>472.92</text:p>
          </table:table-cell>
          <table:table-cell office:value-type="float" office:value="437.27" calcext:value-type="float">
            <text:p>437.27</text:p>
          </table:table-cell>
          <table:table-cell office:value-type="float" office:value="452.58" calcext:value-type="float">
            <text:p>452.58</text:p>
          </table:table-cell>
          <table:table-cell office:value-type="float" office:value="490.13" calcext:value-type="float">
            <text:p>490.13</text:p>
          </table:table-cell>
          <table:table-cell office:value-type="float" office:value="475.65" calcext:value-type="float">
            <text:p>475.65</text:p>
          </table:table-cell>
          <table:table-cell office:value-type="float" office:value="489.23" calcext:value-type="float">
            <text:p>489.23</text:p>
          </table:table-cell>
          <table:table-cell office:value-type="float" office:value="576.75" calcext:value-type="float">
            <text:p>576.75</text:p>
          </table:table-cell>
          <table:table-cell office:value-type="float" office:value="565.85" calcext:value-type="float">
            <text:p>565.85</text:p>
          </table:table-cell>
          <table:table-cell office:value-type="float" office:value="568.22" calcext:value-type="float">
            <text:p>568.22</text:p>
          </table:table-cell>
          <table:table-cell office:value-type="float" office:value="599.63" calcext:value-type="float">
            <text:p>599.63</text:p>
          </table:table-cell>
          <table:table-cell office:value-type="float" office:value="591.37" calcext:value-type="float">
            <text:p>591.37</text:p>
          </table:table-cell>
          <table:table-cell office:value-type="float" office:value="600.45" calcext:value-type="float">
            <text:p>600.45</text:p>
          </table:table-cell>
          <table:table-cell office:value-type="float" office:value="605.56" calcext:value-type="float">
            <text:p>605.56</text:p>
          </table:table-cell>
          <table:table-cell office:value-type="float" office:value="615.09" calcext:value-type="float">
            <text:p>615.09</text:p>
          </table:table-cell>
          <table:table-cell office:value-type="float" office:value="614.88" calcext:value-type="float">
            <text:p>614.88</text:p>
          </table:table-cell>
          <table:table-cell office:value-type="float" office:value="638.22" calcext:value-type="float">
            <text:p>638.22</text:p>
          </table:table-cell>
          <table:table-cell office:value-type="float" office:value="632.54" calcext:value-type="float">
            <text:p>632.54</text:p>
          </table:table-cell>
          <table:table-cell office:value-type="float" office:value="602.35" calcext:value-type="float">
            <text:p>602.35</text:p>
          </table:table-cell>
          <table:table-cell office:value-type="float" office:value="599.98" calcext:value-type="float">
            <text:p>599.98</text:p>
          </table:table-cell>
          <table:table-cell office:value-type="float" office:value="573.88" calcext:value-type="float">
            <text:p>573.88</text:p>
          </table:table-cell>
          <table:table-cell office:value-type="float" office:value="566.55" calcext:value-type="float">
            <text:p>566.55</text:p>
          </table:table-cell>
          <table:table-cell office:value-type="float" office:value="603.53" calcext:value-type="float">
            <text:p>603.53</text:p>
          </table:table-cell>
          <table:table-cell office:value-type="float" office:value="635.07" calcext:value-type="float">
            <text:p>635.07</text:p>
          </table:table-cell>
          <table:table-cell office:value-type="float" office:value="616.21" calcext:value-type="float">
            <text:p>616.21</text:p>
          </table:table-cell>
          <table:table-cell office:value-type="float" office:value="906.78" calcext:value-type="float">
            <text:p>906.78</text:p>
          </table:table-cell>
          <table:table-cell office:value-type="float" office:value="865.65" calcext:value-type="float">
            <text:p>865.65</text:p>
          </table:table-cell>
          <table:table-cell office:value-type="float" office:value="895.75" calcext:value-type="float">
            <text:p>895.75</text:p>
          </table:table-cell>
          <table:table-cell office:value-type="float" office:value="900.8" calcext:value-type="float">
            <text:p>900.8</text:p>
          </table:table-cell>
          <table:table-cell office:value-type="float" office:value="906.35" calcext:value-type="float">
            <text:p>906.35</text:p>
          </table:table-cell>
          <table:table-cell office:value-type="float" office:value="1080.73" calcext:value-type="float">
            <text:p>1080.73</text:p>
          </table:table-cell>
          <table:table-cell office:value-type="float" office:value="958.82" calcext:value-type="float">
            <text:p>958.82</text:p>
          </table:table-cell>
          <table:table-cell office:value-type="float" office:value="980.85" calcext:value-type="float">
            <text:p>980.85</text:p>
          </table:table-cell>
          <table:table-cell office:value-type="float" office:value="926.03" calcext:value-type="float">
            <text:p>926.03</text:p>
          </table:table-cell>
          <table:table-cell office:value-type="float" office:value="1047.61" calcext:value-type="float">
            <text:p>1047.61</text:p>
          </table:table-cell>
          <table:table-cell office:value-type="float" office:value="1131.07" calcext:value-type="float">
            <text:p>1131.07</text:p>
          </table:table-cell>
          <table:table-cell office:value-type="float" office:value="1135.29" calcext:value-type="float">
            <text:p>1135.29</text:p>
          </table:table-cell>
          <table:table-cell office:value-type="float" office:value="1037.57" calcext:value-type="float">
            <text:p>1037.57</text:p>
          </table:table-cell>
          <table:table-cell office:value-type="float" office:value="1069.56" calcext:value-type="float">
            <text:p>1069.56</text:p>
          </table:table-cell>
          <table:table-cell office:value-type="float" office:value="1152.36" calcext:value-type="float">
            <text:p>1152.36</text:p>
          </table:table-cell>
          <table:table-cell office:value-type="float" office:value="1174.83" calcext:value-type="float">
            <text:p>1174.83</text:p>
          </table:table-cell>
          <table:table-cell office:value-type="float" office:value="1233.46" calcext:value-type="float">
            <text:p>1233.46</text:p>
          </table:table-cell>
          <table:table-cell office:value-type="float" office:value="1127.52" calcext:value-type="float">
            <text:p>1127.52</text:p>
          </table:table-cell>
          <table:table-cell office:value-type="float" office:value="661.91" calcext:value-type="float">
            <text:p>661.91</text:p>
          </table:table-cell>
          <table:table-cell office:value-type="float" office:value="635.28" calcext:value-type="float">
            <text:p>635.28</text:p>
          </table:table-cell>
          <table:table-cell office:value-type="float" office:value="659.48" calcext:value-type="float">
            <text:p>659.48</text:p>
          </table:table-cell>
          <table:table-cell office:value-type="float" office:value="733.13" calcext:value-type="float">
            <text:p>733.13</text:p>
          </table:table-cell>
          <table:table-cell office:value-type="float" office:value="751.61" calcext:value-type="float">
            <text:p>751.61</text:p>
          </table:table-cell>
          <table:table-cell office:value-type="float" office:value="762.52" calcext:value-type="float">
            <text:p>762.52</text:p>
          </table:table-cell>
          <table:table-cell office:value-type="float" office:value="753.52" calcext:value-type="float">
            <text:p>753.52</text:p>
          </table:table-cell>
          <table:table-cell office:value-type="float" office:value="730.56" calcext:value-type="float">
            <text:p>730.56</text:p>
          </table:table-cell>
          <table:table-cell office:value-type="float" office:value="712.18" calcext:value-type="float">
            <text:p>712.18</text:p>
          </table:table-cell>
          <table:table-cell office:value-type="float" office:value="764.42" calcext:value-type="float">
            <text:p>764.42</text:p>
          </table:table-cell>
          <table:table-cell office:value-type="float" office:value="802.25" calcext:value-type="float">
            <text:p>802.25</text:p>
          </table:table-cell>
          <table:table-cell office:value-type="float" office:value="732.51" calcext:value-type="float">
            <text:p>732.51</text:p>
          </table:table-cell>
          <table:table-cell office:value-type="float" office:value="741.19" calcext:value-type="float">
            <text:p>741.19</text:p>
          </table:table-cell>
          <table:table-cell office:value-type="float" office:value="695.95" calcext:value-type="float">
            <text:p>695.95</text:p>
          </table:table-cell>
          <table:table-cell office:value-type="float" office:value="715.03" calcext:value-type="float">
            <text:p>715.03</text:p>
          </table:table-cell>
          <table:table-cell office:value-type="float" office:value="695.28" calcext:value-type="float">
            <text:p>695.28</text:p>
          </table:table-cell>
          <table:table-cell office:value-type="float" office:value="690.07" calcext:value-type="float">
            <text:p>690.07</text:p>
          </table:table-cell>
          <table:table-cell office:value-type="float" office:value="602.2" calcext:value-type="float">
            <text:p>602.2</text:p>
          </table:table-cell>
          <table:table-cell office:value-type="float" office:value="498.99" calcext:value-type="float">
            <text:p>498.99</text:p>
          </table:table-cell>
          <table:table-cell office:value-type="float" office:value="467.82" calcext:value-type="float">
            <text:p>467.82</text:p>
          </table:table-cell>
          <table:table-cell office:value-type="float" office:value="468.77" calcext:value-type="float">
            <text:p>468.77</text:p>
          </table:table-cell>
          <table:table-cell office:value-type="float" office:value="540.47" calcext:value-type="float">
            <text:p>540.47</text:p>
          </table:table-cell>
          <table:table-cell office:value-type="float" office:value="572.51" calcext:value-type="float">
            <text:p>572.51</text:p>
          </table:table-cell>
          <table:table-cell office:value-type="float" office:value="570.5" calcext:value-type="float">
            <text:p>570.5</text:p>
          </table:table-cell>
          <table:table-cell office:value-type="float" office:value="538.79" calcext:value-type="float">
            <text:p>538.79</text:p>
          </table:table-cell>
          <table:table-cell office:value-type="float" office:value="529.22" calcext:value-type="float">
            <text:p>529.22</text:p>
          </table:table-cell>
          <table:table-cell office:value-type="float" office:value="586.04" calcext:value-type="float">
            <text:p>586.04</text:p>
          </table:table-cell>
          <table:table-cell office:value-type="float" office:value="646.96" calcext:value-type="float">
            <text:p>646.96</text:p>
          </table:table-cell>
          <table:table-cell office:value-type="float" office:value="660.96" calcext:value-type="float">
            <text:p>660.96</text:p>
          </table:table-cell>
          <table:table-cell office:value-type="float" office:value="634.36" calcext:value-type="float">
            <text:p>634.36</text:p>
          </table:table-cell>
          <table:table-cell office:value-type="float" office:value="638.5" calcext:value-type="float">
            <text:p>638.5</text:p>
          </table:table-cell>
          <table:table-cell office:value-type="float" office:value="655.24" calcext:value-type="float">
            <text:p>655.24</text:p>
          </table:table-cell>
          <table:table-cell office:value-type="float" office:value="649.04" calcext:value-type="float">
            <text:p>649.04</text:p>
          </table:table-cell>
          <table:table-cell office:value-type="float" office:value="639.36" calcext:value-type="float">
            <text:p>639.36</text:p>
          </table:table-cell>
          <table:table-cell office:value-type="float" office:value="653.96" calcext:value-type="float">
            <text:p>653.96</text:p>
          </table:table-cell>
          <table:table-cell office:value-type="float" office:value="598.01" calcext:value-type="float">
            <text:p>598.01</text:p>
          </table:table-cell>
          <table:table-cell office:value-type="float" office:value="551.86" calcext:value-type="float">
            <text:p>551.86</text:p>
          </table:table-cell>
          <table:table-cell office:value-type="float" office:value="501.27" calcext:value-type="float">
            <text:p>501.27</text:p>
          </table:table-cell>
          <table:table-cell office:value-type="float" office:value="506.39" calcext:value-type="float">
            <text:p>506.39</text:p>
          </table:table-cell>
          <table:table-cell office:value-type="float" office:value="573.69" calcext:value-type="float">
            <text:p>573.69</text:p>
          </table:table-cell>
          <table:table-cell office:value-type="float" office:value="591.84" calcext:value-type="float">
            <text:p>591.84</text:p>
          </table:table-cell>
          <table:table-cell office:value-type="float" office:value="593.34" calcext:value-type="float">
            <text:p>593.34</text:p>
          </table:table-cell>
          <table:table-cell office:value-type="float" office:value="586.06" calcext:value-type="float">
            <text:p>586.06</text:p>
          </table:table-cell>
          <table:table-cell office:value-type="float" office:value="658.88" calcext:value-type="float">
            <text:p>658.88</text:p>
          </table:table-cell>
          <table:table-cell office:value-type="float" office:value="720.45" calcext:value-type="float">
            <text:p>720.45</text:p>
          </table:table-cell>
          <table:table-cell office:value-type="float" office:value="858.33" calcext:value-type="float">
            <text:p>858.33</text:p>
          </table:table-cell>
          <table:table-cell office:value-type="float" office:value="899.89" calcext:value-type="float">
            <text:p>899.89</text:p>
          </table:table-cell>
          <table:table-cell office:value-type="float" office:value="876.7" calcext:value-type="float">
            <text:p>876.7</text:p>
          </table:table-cell>
          <table:table-cell office:value-type="float" office:value="823.22" calcext:value-type="float">
            <text:p>823.22</text:p>
          </table:table-cell>
          <table:table-cell office:value-type="float" office:value="821.41" calcext:value-type="float">
            <text:p>821.41</text:p>
          </table:table-cell>
          <table:table-cell office:value-type="float" office:value="821.23" calcext:value-type="float">
            <text:p>821.23</text:p>
          </table:table-cell>
          <table:table-cell office:value-type="float" office:value="932.59" calcext:value-type="float">
            <text:p>932.59</text:p>
          </table:table-cell>
          <table:table-cell office:value-type="float" office:value="937.98" calcext:value-type="float">
            <text:p>937.98</text:p>
          </table:table-cell>
          <table:table-cell office:value-type="float" office:value="836.4" calcext:value-type="float">
            <text:p>836.4</text:p>
          </table:table-cell>
          <table:table-cell office:value-type="float" office:value="276.12" calcext:value-type="float">
            <text:p>276.12</text:p>
          </table:table-cell>
          <table:table-cell office:value-type="float" office:value="264.69" calcext:value-type="float">
            <text:p>264.69</text:p>
          </table:table-cell>
          <table:table-cell office:value-type="float" office:value="270.11" calcext:value-type="float">
            <text:p>270.11</text:p>
          </table:table-cell>
          <table:table-cell office:value-type="float" office:value="268.19" calcext:value-type="float">
            <text:p>268.19</text:p>
          </table:table-cell>
          <table:table-cell office:value-type="float" office:value="270.7" calcext:value-type="float">
            <text:p>270.7</text:p>
          </table:table-cell>
          <table:table-cell office:value-type="float" office:value="261.23" calcext:value-type="float">
            <text:p>261.23</text:p>
          </table:table-cell>
          <table:table-cell office:value-type="float" office:value="285.11" calcext:value-type="float">
            <text:p>285.11</text:p>
          </table:table-cell>
          <table:table-cell office:value-type="float" office:value="292.04" calcext:value-type="float">
            <text:p>292.04</text:p>
          </table:table-cell>
          <table:table-cell office:value-type="float" office:value="301.13" calcext:value-type="float">
            <text:p>301.13</text:p>
          </table:table-cell>
          <table:table-cell office:value-type="float" office:value="324.3" calcext:value-type="float">
            <text:p>324.3</text:p>
          </table:table-cell>
          <table:table-cell office:value-type="float" office:value="355.11" calcext:value-type="float">
            <text:p>355.11</text:p>
          </table:table-cell>
          <table:table-cell office:value-type="float" office:value="347.52" calcext:value-type="float">
            <text:p>347.52</text:p>
          </table:table-cell>
          <table:table-cell office:value-type="float" office:value="368.6" calcext:value-type="float">
            <text:p>368.6</text:p>
          </table:table-cell>
          <table:table-cell office:value-type="float" office:value="361.63" calcext:value-type="float">
            <text:p>361.63</text:p>
          </table:table-cell>
          <table:table-cell office:value-type="float" office:value="327.92" calcext:value-type="float">
            <text:p>327.92</text:p>
          </table:table-cell>
          <table:table-cell office:value-type="float" office:value="358.86" calcext:value-type="float">
            <text:p>358.86</text:p>
          </table:table-cell>
          <table:table-cell office:value-type="float" office:value="389.44" calcext:value-type="float">
            <text:p>389.44</text:p>
          </table:table-cell>
          <table:table-cell office:value-type="float" office:value="361.47" calcext:value-type="float">
            <text:p>361.47</text:p>
          </table:table-cell>
        </table:table-row>
        <table:table-row table:style-name="ro1">
          <table:table-cell office:value-type="string" calcext:value-type="string">
            <text:p>T. PERDIGAO,BRF</text:p>
          </table:table-cell>
          <table:table-cell office:value-type="float" office:value="201.17" calcext:value-type="float">
            <text:p>201.17</text:p>
          </table:table-cell>
          <table:table-cell office:value-type="float" office:value="236.55" calcext:value-type="float">
            <text:p>236.55</text:p>
          </table:table-cell>
          <table:table-cell office:value-type="float" office:value="223.17" calcext:value-type="float">
            <text:p>223.17</text:p>
          </table:table-cell>
          <table:table-cell office:value-type="float" office:value="295.33" calcext:value-type="float">
            <text:p>295.33</text:p>
          </table:table-cell>
          <table:table-cell office:value-type="float" office:value="304.39" calcext:value-type="float">
            <text:p>304.39</text:p>
          </table:table-cell>
          <table:table-cell office:value-type="float" office:value="256.8" calcext:value-type="float">
            <text:p>256.8</text:p>
          </table:table-cell>
          <table:table-cell office:value-type="float" office:value="221.95" calcext:value-type="float">
            <text:p>221.95</text:p>
          </table:table-cell>
          <table:table-cell office:value-type="float" office:value="209.99" calcext:value-type="float">
            <text:p>209.99</text:p>
          </table:table-cell>
          <table:table-cell office:value-type="float" office:value="204.05" calcext:value-type="float">
            <text:p>204.05</text:p>
          </table:table-cell>
          <table:table-cell office:value-type="float" office:value="200.91" calcext:value-type="float">
            <text:p>200.91</text:p>
          </table:table-cell>
          <table:table-cell office:value-type="float" office:value="159.2" calcext:value-type="float">
            <text:p>159.2</text:p>
          </table:table-cell>
          <table:table-cell office:value-type="float" office:value="148.69" calcext:value-type="float">
            <text:p>148.69</text:p>
          </table:table-cell>
          <table:table-cell office:value-type="float" office:value="125.99" calcext:value-type="float">
            <text:p>125.99</text:p>
          </table:table-cell>
          <table:table-cell office:value-type="float" office:value="121.87" calcext:value-type="float">
            <text:p>121.87</text:p>
          </table:table-cell>
          <table:table-cell office:value-type="float" office:value="97.56" calcext:value-type="float">
            <text:p>97.56</text:p>
          </table:table-cell>
          <table:table-cell office:value-type="float" office:value="116.28" calcext:value-type="float">
            <text:p>116.28</text:p>
          </table:table-cell>
          <table:table-cell office:value-type="float" office:value="119.99" calcext:value-type="float">
            <text:p>119.99</text:p>
          </table:table-cell>
          <table:table-cell office:value-type="float" office:value="137.06" calcext:value-type="float">
            <text:p>137.06</text:p>
          </table:table-cell>
          <table:table-cell office:value-type="float" office:value="220.98" calcext:value-type="float">
            <text:p>220.98</text:p>
          </table:table-cell>
          <table:table-cell office:value-type="float" office:value="214.64" calcext:value-type="float">
            <text:p>214.64</text:p>
          </table:table-cell>
          <table:table-cell office:value-type="float" office:value="206.67" calcext:value-type="float">
            <text:p>206.67</text:p>
          </table:table-cell>
          <table:table-cell office:value-type="float" office:value="214.88" calcext:value-type="float">
            <text:p>214.88</text:p>
          </table:table-cell>
          <table:table-cell office:value-type="float" office:value="242.18" calcext:value-type="float">
            <text:p>242.18</text:p>
          </table:table-cell>
          <table:table-cell office:value-type="float" office:value="219.39" calcext:value-type="float">
            <text:p>219.39</text:p>
          </table:table-cell>
          <table:table-cell office:value-type="float" office:value="190.1" calcext:value-type="float">
            <text:p>190.1</text:p>
          </table:table-cell>
          <table:table-cell office:value-type="float" office:value="178.67" calcext:value-type="float">
            <text:p>178.67</text:p>
          </table:table-cell>
          <table:table-cell office:value-type="float" office:value="174.05" calcext:value-type="float">
            <text:p>174.05</text:p>
          </table:table-cell>
          <table:table-cell office:value-type="float" office:value="180.65" calcext:value-type="float">
            <text:p>180.65</text:p>
          </table:table-cell>
          <table:table-cell office:value-type="float" office:value="143" calcext:value-type="float">
            <text:p>143</text:p>
          </table:table-cell>
          <table:table-cell office:value-type="float" office:value="129.76" calcext:value-type="float">
            <text:p>129.76</text:p>
          </table:table-cell>
          <table:table-cell office:value-type="float" office:value="104.39" calcext:value-type="float">
            <text:p>104.39</text:p>
          </table:table-cell>
          <table:table-cell office:value-type="float" office:value="108.55" calcext:value-type="float">
            <text:p>108.55</text:p>
          </table:table-cell>
          <table:table-cell office:value-type="float" office:value="88.68" calcext:value-type="float">
            <text:p>88.68</text:p>
          </table:table-cell>
          <table:table-cell office:value-type="float" office:value="66.86" calcext:value-type="float">
            <text:p>66.86</text:p>
          </table:table-cell>
          <table:table-cell office:value-type="float" office:value="80.25" calcext:value-type="float">
            <text:p>80.25</text:p>
          </table:table-cell>
          <table:table-cell office:value-type="float" office:value="98.75" calcext:value-type="float">
            <text:p>98.75</text:p>
          </table:table-cell>
          <table:table-cell office:value-type="float" office:value="362.57" calcext:value-type="float">
            <text:p>362.57</text:p>
          </table:table-cell>
          <table:table-cell office:value-type="float" office:value="526.78" calcext:value-type="float">
            <text:p>526.78</text:p>
          </table:table-cell>
          <table:table-cell office:value-type="float" office:value="397.25" calcext:value-type="float">
            <text:p>397.25</text:p>
          </table:table-cell>
          <table:table-cell office:value-type="float" office:value="482.06" calcext:value-type="float">
            <text:p>482.06</text:p>
          </table:table-cell>
          <table:table-cell office:value-type="float" office:value="532.48" calcext:value-type="float">
            <text:p>532.48</text:p>
          </table:table-cell>
          <table:table-cell office:value-type="float" office:value="466.61" calcext:value-type="float">
            <text:p>466.61</text:p>
          </table:table-cell>
          <table:table-cell office:value-type="float" office:value="412.06" calcext:value-type="float">
            <text:p>412.06</text:p>
          </table:table-cell>
          <table:table-cell office:value-type="float" office:value="390.84" calcext:value-type="float">
            <text:p>390.84</text:p>
          </table:table-cell>
          <table:table-cell office:value-type="float" office:value="348.7" calcext:value-type="float">
            <text:p>348.7</text:p>
          </table:table-cell>
          <table:table-cell office:value-type="float" office:value="365.91" calcext:value-type="float">
            <text:p>365.91</text:p>
          </table:table-cell>
          <table:table-cell office:value-type="float" office:value="308.3" calcext:value-type="float">
            <text:p>308.3</text:p>
          </table:table-cell>
          <table:table-cell office:value-type="float" office:value="303.98" calcext:value-type="float">
            <text:p>303.98</text:p>
          </table:table-cell>
          <table:table-cell office:value-type="float" office:value="233.23" calcext:value-type="float">
            <text:p>233.23</text:p>
          </table:table-cell>
          <table:table-cell office:value-type="float" office:value="261.5" calcext:value-type="float">
            <text:p>261.5</text:p>
          </table:table-cell>
          <table:table-cell office:value-type="float" office:value="225.37" calcext:value-type="float">
            <text:p>225.37</text:p>
          </table:table-cell>
          <table:table-cell office:value-type="float" office:value="161.1" calcext:value-type="float">
            <text:p>161.1</text:p>
          </table:table-cell>
          <table:table-cell office:value-type="float" office:value="222.65" calcext:value-type="float">
            <text:p>222.65</text:p>
          </table:table-cell>
          <table:table-cell office:value-type="float" office:value="246.62" calcext:value-type="float">
            <text:p>246.62</text:p>
          </table:table-cell>
          <table:table-cell office:value-type="float" office:value="352.05" calcext:value-type="float">
            <text:p>352.05</text:p>
          </table:table-cell>
          <table:table-cell office:value-type="float" office:value="406.59" calcext:value-type="float">
            <text:p>406.59</text:p>
          </table:table-cell>
          <table:table-cell office:value-type="float" office:value="367.97" calcext:value-type="float">
            <text:p>367.97</text:p>
          </table:table-cell>
          <table:table-cell office:value-type="float" office:value="411.79" calcext:value-type="float">
            <text:p>411.79</text:p>
          </table:table-cell>
          <table:table-cell office:value-type="float" office:value="473.34" calcext:value-type="float">
            <text:p>473.34</text:p>
          </table:table-cell>
          <table:table-cell office:value-type="float" office:value="412.93" calcext:value-type="float">
            <text:p>412.93</text:p>
          </table:table-cell>
          <table:table-cell office:value-type="float" office:value="337.44" calcext:value-type="float">
            <text:p>337.44</text:p>
          </table:table-cell>
          <table:table-cell office:value-type="float" office:value="349.4" calcext:value-type="float">
            <text:p>349.4</text:p>
          </table:table-cell>
          <table:table-cell office:value-type="float" office:value="319.88" calcext:value-type="float">
            <text:p>319.88</text:p>
          </table:table-cell>
          <table:table-cell office:value-type="float" office:value="345.12" calcext:value-type="float">
            <text:p>345.12</text:p>
          </table:table-cell>
          <table:table-cell office:value-type="float" office:value="274.92" calcext:value-type="float">
            <text:p>274.92</text:p>
          </table:table-cell>
          <table:table-cell office:value-type="float" office:value="248.16" calcext:value-type="float">
            <text:p>248.16</text:p>
          </table:table-cell>
          <table:table-cell office:value-type="float" office:value="225.64" calcext:value-type="float">
            <text:p>225.64</text:p>
          </table:table-cell>
          <table:table-cell office:value-type="float" office:value="216.72" calcext:value-type="float">
            <text:p>216.72</text:p>
          </table:table-cell>
          <table:table-cell office:value-type="float" office:value="195.09" calcext:value-type="float">
            <text:p>195.09</text:p>
          </table:table-cell>
          <table:table-cell office:value-type="float" office:value="224.53" calcext:value-type="float">
            <text:p>224.53</text:p>
          </table:table-cell>
          <table:table-cell office:value-type="float" office:value="220.38" calcext:value-type="float">
            <text:p>220.38</text:p>
          </table:table-cell>
          <table:table-cell office:value-type="float" office:value="215.67" calcext:value-type="float">
            <text:p>215.67</text:p>
          </table:table-cell>
          <table:table-cell office:value-type="float" office:value="357.49" calcext:value-type="float">
            <text:p>357.49</text:p>
          </table:table-cell>
          <table:table-cell office:value-type="float" office:value="443.53" calcext:value-type="float">
            <text:p>443.53</text:p>
          </table:table-cell>
          <table:table-cell office:value-type="float" office:value="414.27" calcext:value-type="float">
            <text:p>414.27</text:p>
          </table:table-cell>
          <table:table-cell office:value-type="float" office:value="482.34" calcext:value-type="float">
            <text:p>482.34</text:p>
          </table:table-cell>
          <table:table-cell office:value-type="float" office:value="475.33" calcext:value-type="float">
            <text:p>475.33</text:p>
          </table:table-cell>
          <table:table-cell office:value-type="float" office:value="447.35" calcext:value-type="float">
            <text:p>447.35</text:p>
          </table:table-cell>
          <table:table-cell office:value-type="float" office:value="335.25" calcext:value-type="float">
            <text:p>335.25</text:p>
          </table:table-cell>
          <table:table-cell office:value-type="float" office:value="308.63" calcext:value-type="float">
            <text:p>308.63</text:p>
          </table:table-cell>
          <table:table-cell office:value-type="float" office:value="298.36" calcext:value-type="float">
            <text:p>298.36</text:p>
          </table:table-cell>
          <table:table-cell office:value-type="float" office:value="278.92" calcext:value-type="float">
            <text:p>278.92</text:p>
          </table:table-cell>
          <table:table-cell office:value-type="float" office:value="229.16" calcext:value-type="float">
            <text:p>229.16</text:p>
          </table:table-cell>
          <table:table-cell office:value-type="float" office:value="211.23" calcext:value-type="float">
            <text:p>211.23</text:p>
          </table:table-cell>
          <table:table-cell office:value-type="float" office:value="186.95" calcext:value-type="float">
            <text:p>186.95</text:p>
          </table:table-cell>
          <table:table-cell office:value-type="float" office:value="193.5" calcext:value-type="float">
            <text:p>193.5</text:p>
          </table:table-cell>
          <table:table-cell office:value-type="float" office:value="166.24" calcext:value-type="float">
            <text:p>166.24</text:p>
          </table:table-cell>
          <table:table-cell office:value-type="float" office:value="159.09" calcext:value-type="float">
            <text:p>159.09</text:p>
          </table:table-cell>
          <table:table-cell office:value-type="float" office:value="164.8" calcext:value-type="float">
            <text:p>164.8</text:p>
          </table:table-cell>
          <table:table-cell office:value-type="float" office:value="162.57" calcext:value-type="float">
            <text:p>162.57</text:p>
          </table:table-cell>
          <table:table-cell office:value-type="float" office:value="489.56" calcext:value-type="float">
            <text:p>489.56</text:p>
          </table:table-cell>
          <table:table-cell office:value-type="float" office:value="488.53" calcext:value-type="float">
            <text:p>488.53</text:p>
          </table:table-cell>
          <table:table-cell office:value-type="float" office:value="473.2" calcext:value-type="float">
            <text:p>473.2</text:p>
          </table:table-cell>
          <table:table-cell office:value-type="float" office:value="625.81" calcext:value-type="float">
            <text:p>625.81</text:p>
          </table:table-cell>
          <table:table-cell office:value-type="float" office:value="708.6" calcext:value-type="float">
            <text:p>708.6</text:p>
          </table:table-cell>
          <table:table-cell office:value-type="float" office:value="561.28" calcext:value-type="float">
            <text:p>561.28</text:p>
          </table:table-cell>
          <table:table-cell office:value-type="float" office:value="489.2" calcext:value-type="float">
            <text:p>489.2</text:p>
          </table:table-cell>
          <table:table-cell office:value-type="float" office:value="498.07" calcext:value-type="float">
            <text:p>498.07</text:p>
          </table:table-cell>
          <table:table-cell office:value-type="float" office:value="433.75" calcext:value-type="float">
            <text:p>433.75</text:p>
          </table:table-cell>
          <table:table-cell office:value-type="float" office:value="376.24" calcext:value-type="float">
            <text:p>376.24</text:p>
          </table:table-cell>
          <table:table-cell office:value-type="float" office:value="287.93" calcext:value-type="float">
            <text:p>287.93</text:p>
          </table:table-cell>
          <table:table-cell office:value-type="float" office:value="245.5" calcext:value-type="float">
            <text:p>245.5</text:p>
          </table:table-cell>
          <table:table-cell office:value-type="float" office:value="210.31" calcext:value-type="float">
            <text:p>210.31</text:p>
          </table:table-cell>
          <table:table-cell office:value-type="float" office:value="187.37" calcext:value-type="float">
            <text:p>187.37</text:p>
          </table:table-cell>
          <table:table-cell office:value-type="float" office:value="147.96" calcext:value-type="float">
            <text:p>147.96</text:p>
          </table:table-cell>
          <table:table-cell office:value-type="float" office:value="177.08" calcext:value-type="float">
            <text:p>177.08</text:p>
          </table:table-cell>
          <table:table-cell office:value-type="float" office:value="206.71" calcext:value-type="float">
            <text:p>206.71</text:p>
          </table:table-cell>
          <table:table-cell office:value-type="float" office:value="204.05" calcext:value-type="float">
            <text:p>204.05</text:p>
          </table:table-cell>
          <table:table-cell office:value-type="float" office:value="170.54" calcext:value-type="float">
            <text:p>170.54</text:p>
          </table:table-cell>
          <table:table-cell office:value-type="float" office:value="162.41" calcext:value-type="float">
            <text:p>162.41</text:p>
          </table:table-cell>
          <table:table-cell office:value-type="float" office:value="152.79" calcext:value-type="float">
            <text:p>152.79</text:p>
          </table:table-cell>
          <table:table-cell office:value-type="float" office:value="183.18" calcext:value-type="float">
            <text:p>183.18</text:p>
          </table:table-cell>
          <table:table-cell office:value-type="float" office:value="195.29" calcext:value-type="float">
            <text:p>195.29</text:p>
          </table:table-cell>
          <table:table-cell office:value-type="float" office:value="186.14" calcext:value-type="float">
            <text:p>186.14</text:p>
          </table:table-cell>
          <table:table-cell office:value-type="float" office:value="118.29" calcext:value-type="float">
            <text:p>118.29</text:p>
          </table:table-cell>
          <table:table-cell office:value-type="float" office:value="121.63" calcext:value-type="float">
            <text:p>121.63</text:p>
          </table:table-cell>
          <table:table-cell office:value-type="float" office:value="113.41" calcext:value-type="float">
            <text:p>113.41</text:p>
          </table:table-cell>
          <table:table-cell office:value-type="float" office:value="98.2" calcext:value-type="float">
            <text:p>98.2</text:p>
          </table:table-cell>
          <table:table-cell office:value-type="float" office:value="92.34" calcext:value-type="float">
            <text:p>92.34</text:p>
          </table:table-cell>
          <table:table-cell office:value-type="float" office:value="84.46" calcext:value-type="float">
            <text:p>84.46</text:p>
          </table:table-cell>
          <table:table-cell office:value-type="float" office:value="61.84" calcext:value-type="float">
            <text:p>61.84</text:p>
          </table:table-cell>
          <table:table-cell office:value-type="float" office:value="62.05" calcext:value-type="float">
            <text:p>62.05</text:p>
          </table:table-cell>
          <table:table-cell office:value-type="float" office:value="54.47" calcext:value-type="float">
            <text:p>54.47</text:p>
          </table:table-cell>
          <table:table-cell office:value-type="float" office:value="56.53" calcext:value-type="float">
            <text:p>56.53</text:p>
          </table:table-cell>
          <table:table-cell office:value-type="float" office:value="60.05" calcext:value-type="float">
            <text:p>60.05</text:p>
          </table:table-cell>
          <table:table-cell office:value-type="float" office:value="70.08" calcext:value-type="float">
            <text:p>70.08</text:p>
          </table:table-cell>
        </table:table-row>
        <table:table-row table:style-name="ro1">
          <table:table-cell office:value-type="string" calcext:value-type="string">
            <text:p>T. BATAVO,BRF</text:p>
          </table:table-cell>
          <table:table-cell office:value-type="float" office:value="17.6" calcext:value-type="float">
            <text:p>17.6</text:p>
          </table:table-cell>
          <table:table-cell office:value-type="float" office:value="16.79" calcext:value-type="float">
            <text:p>16.79</text:p>
          </table:table-cell>
          <table:table-cell office:value-type="float" office:value="14.99" calcext:value-type="float">
            <text:p>14.99</text:p>
          </table:table-cell>
          <table:table-cell office:value-type="float" office:value="28.04" calcext:value-type="float">
            <text:p>28.04</text:p>
          </table:table-cell>
          <table:table-cell office:value-type="float" office:value="24.65" calcext:value-type="float">
            <text:p>24.65</text:p>
          </table:table-cell>
          <table:table-cell office:value-type="float" office:value="13.26" calcext:value-type="float">
            <text:p>13.26</text:p>
          </table:table-cell>
          <table:table-cell office:value-type="float" office:value="9.22" calcext:value-type="float">
            <text:p>9.22</text:p>
          </table:table-cell>
          <table:table-cell office:value-type="float" office:value="2.45" calcext:value-type="float">
            <text:p>2.45</text:p>
          </table:table-cell>
          <table:table-cell office:value-type="float" office:value="1.18" calcext:value-type="float">
            <text:p>1.18</text:p>
          </table:table-cell>
          <table:table-cell office:value-type="float" office:value="1.02" calcext:value-type="float">
            <text:p>1.02</text:p>
          </table:table-cell>
          <table:table-cell office:value-type="float" office:value="1.05" calcext:value-type="float">
            <text:p>1.05</text:p>
          </table:table-cell>
          <table:table-cell office:value-type="float" office:value="1.15" calcext:value-type="float">
            <text:p>1.15</text:p>
          </table:table-cell>
          <table:table-cell office:value-type="float" office:value="1.05" calcext:value-type="float">
            <text:p>1.05</text:p>
          </table:table-cell>
          <table:table-cell office:value-type="float" office:value="1.63" calcext:value-type="float">
            <text:p>1.63</text:p>
          </table:table-cell>
          <table:table-cell table:number-columns-repeated="4"/>
          <table:table-cell office:value-type="float" office:value="15.37" calcext:value-type="float">
            <text:p>15.37</text:p>
          </table:table-cell>
          <table:table-cell office:value-type="float" office:value="12.07" calcext:value-type="float">
            <text:p>12.07</text:p>
          </table:table-cell>
          <table:table-cell office:value-type="float" office:value="10.19" calcext:value-type="float">
            <text:p>10.19</text:p>
          </table:table-cell>
          <table:table-cell office:value-type="float" office:value="8.19" calcext:value-type="float">
            <text:p>8.19</text:p>
          </table:table-cell>
          <table:table-cell office:value-type="float" office:value="7.99" calcext:value-type="float">
            <text:p>7.99</text:p>
          </table:table-cell>
          <table:table-cell office:value-type="float" office:value="9.57" calcext:value-type="float">
            <text:p>9.57</text:p>
          </table:table-cell>
          <table:table-cell office:value-type="float" office:value="6.55" calcext:value-type="float">
            <text:p>6.55</text:p>
          </table:table-cell>
          <table:table-cell office:value-type="float" office:value="4.61" calcext:value-type="float">
            <text:p>4.61</text:p>
          </table:table-cell>
          <table:table-cell office:value-type="float" office:value="3.35" calcext:value-type="float">
            <text:p>3.35</text:p>
          </table:table-cell>
          <table:table-cell office:value-type="float" office:value="0.91" calcext:value-type="float">
            <text:p>0.91</text:p>
          </table:table-cell>
          <table:table-cell office:value-type="float" office:value="0.92" calcext:value-type="float">
            <text:p>0.92</text:p>
          </table:table-cell>
          <table:table-cell office:value-type="float" office:value="0.86" calcext:value-type="float">
            <text:p>0.86</text:p>
          </table:table-cell>
          <table:table-cell office:value-type="float" office:value="0.49" calcext:value-type="float">
            <text:p>0.49</text:p>
          </table:table-cell>
          <table:table-cell office:value-type="float" office:value="3.55" calcext:value-type="float">
            <text:p>3.5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73.82" calcext:value-type="float">
            <text:p>73.82</text:p>
          </table:table-cell>
          <table:table-cell office:value-type="float" office:value="51.43" calcext:value-type="float">
            <text:p>51.43</text:p>
          </table:table-cell>
          <table:table-cell office:value-type="float" office:value="49.04" calcext:value-type="float">
            <text:p>49.04</text:p>
          </table:table-cell>
          <table:table-cell office:value-type="float" office:value="59.6" calcext:value-type="float">
            <text:p>59.6</text:p>
          </table:table-cell>
          <table:table-cell office:value-type="float" office:value="58.24" calcext:value-type="float">
            <text:p>58.24</text:p>
          </table:table-cell>
          <table:table-cell office:value-type="float" office:value="30.33" calcext:value-type="float">
            <text:p>30.33</text:p>
          </table:table-cell>
          <table:table-cell office:value-type="float" office:value="9.02" calcext:value-type="float">
            <text:p>9.02</text:p>
          </table:table-cell>
          <table:table-cell office:value-type="float" office:value="1.86" calcext:value-type="float">
            <text:p>1.86</text:p>
          </table:table-cell>
          <table:table-cell office:value-type="float" office:value="1.41" calcext:value-type="float">
            <text:p>1.41</text:p>
          </table:table-cell>
          <table:table-cell office:value-type="float" office:value="1.27" calcext:value-type="float">
            <text:p>1.27</text:p>
          </table:table-cell>
          <table:table-cell office:value-type="float" office:value="1.91" calcext:value-type="float">
            <text:p>1.91</text:p>
          </table:table-cell>
          <table:table-cell office:value-type="float" office:value="2.48" calcext:value-type="float">
            <text:p>2.48</text:p>
          </table:table-cell>
          <table:table-cell office:value-type="float" office:value="2.51" calcext:value-type="float">
            <text:p>2.51</text:p>
          </table:table-cell>
          <table:table-cell office:value-type="float" office:value="2.03" calcext:value-type="float">
            <text:p>2.03</text:p>
          </table:table-cell>
          <table:table-cell table:number-columns-repeated="4"/>
          <table:table-cell office:value-type="float" office:value="34.05" calcext:value-type="float">
            <text:p>34.05</text:p>
          </table:table-cell>
          <table:table-cell office:value-type="float" office:value="31.26" calcext:value-type="float">
            <text:p>31.26</text:p>
          </table:table-cell>
          <table:table-cell office:value-type="float" office:value="27.93" calcext:value-type="float">
            <text:p>27.93</text:p>
          </table:table-cell>
          <table:table-cell office:value-type="float" office:value="29.86" calcext:value-type="float">
            <text:p>29.86</text:p>
          </table:table-cell>
          <table:table-cell office:value-type="float" office:value="19.84" calcext:value-type="float">
            <text:p>19.84</text:p>
          </table:table-cell>
          <table:table-cell office:value-type="float" office:value="13.89" calcext:value-type="float">
            <text:p>13.89</text:p>
          </table:table-cell>
          <table:table-cell office:value-type="float" office:value="11.9" calcext:value-type="float">
            <text:p>11.9</text:p>
          </table:table-cell>
          <table:table-cell office:value-type="float" office:value="9.86" calcext:value-type="float">
            <text:p>9.86</text:p>
          </table:table-cell>
          <table:table-cell office:value-type="float" office:value="7.07" calcext:value-type="float">
            <text:p>7.07</text:p>
          </table:table-cell>
          <table:table-cell office:value-type="float" office:value="2.26" calcext:value-type="float">
            <text:p>2.26</text:p>
          </table:table-cell>
          <table:table-cell office:value-type="float" office:value="0.31" calcext:value-type="float">
            <text:p>0.31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49" calcext:value-type="float">
            <text:p>0.49</text:p>
          </table:table-cell>
          <table:table-cell table:number-columns-repeated="4"/>
          <table:table-cell office:value-type="float" office:value="88.39" calcext:value-type="float">
            <text:p>88.39</text:p>
          </table:table-cell>
          <table:table-cell office:value-type="float" office:value="82.72" calcext:value-type="float">
            <text:p>82.72</text:p>
          </table:table-cell>
          <table:table-cell office:value-type="float" office:value="94.57" calcext:value-type="float">
            <text:p>94.57</text:p>
          </table:table-cell>
          <table:table-cell office:value-type="float" office:value="95.38" calcext:value-type="float">
            <text:p>95.38</text:p>
          </table:table-cell>
          <table:table-cell office:value-type="float" office:value="88.37" calcext:value-type="float">
            <text:p>88.37</text:p>
          </table:table-cell>
          <table:table-cell office:value-type="float" office:value="72.3" calcext:value-type="float">
            <text:p>72.3</text:p>
          </table:table-cell>
          <table:table-cell office:value-type="float" office:value="59.63" calcext:value-type="float">
            <text:p>59.63</text:p>
          </table:table-cell>
          <table:table-cell office:value-type="float" office:value="54.02" calcext:value-type="float">
            <text:p>54.02</text:p>
          </table:table-cell>
          <table:table-cell office:value-type="float" office:value="42.42" calcext:value-type="float">
            <text:p>42.42</text:p>
          </table:table-cell>
          <table:table-cell office:value-type="float" office:value="21.38" calcext:value-type="float">
            <text:p>21.38</text:p>
          </table:table-cell>
          <table:table-cell office:value-type="float" office:value="7.52" calcext:value-type="float">
            <text:p>7.52</text:p>
          </table:table-cell>
          <table:table-cell office:value-type="float" office:value="4.97" calcext:value-type="float">
            <text:p>4.97</text:p>
          </table:table-cell>
          <table:table-cell office:value-type="float" office:value="4.19" calcext:value-type="float">
            <text:p>4.19</text:p>
          </table:table-cell>
          <table:table-cell office:value-type="float" office:value="3.32" calcext:value-type="float">
            <text:p>3.32</text:p>
          </table:table-cell>
          <table:table-cell table:number-columns-repeated="4"/>
          <table:table-cell office:value-type="float" office:value="243.3" calcext:value-type="float">
            <text:p>243.3</text:p>
          </table:table-cell>
          <table:table-cell office:value-type="float" office:value="267.05" calcext:value-type="float">
            <text:p>267.05</text:p>
          </table:table-cell>
          <table:table-cell office:value-type="float" office:value="285.22" calcext:value-type="float">
            <text:p>285.22</text:p>
          </table:table-cell>
          <table:table-cell office:value-type="float" office:value="316.18" calcext:value-type="float">
            <text:p>316.18</text:p>
          </table:table-cell>
          <table:table-cell office:value-type="float" office:value="257.72" calcext:value-type="float">
            <text:p>257.72</text:p>
          </table:table-cell>
          <table:table-cell office:value-type="float" office:value="219.14" calcext:value-type="float">
            <text:p>219.14</text:p>
          </table:table-cell>
          <table:table-cell office:value-type="float" office:value="175.02" calcext:value-type="float">
            <text:p>175.02</text:p>
          </table:table-cell>
          <table:table-cell office:value-type="float" office:value="161.12" calcext:value-type="float">
            <text:p>161.12</text:p>
          </table:table-cell>
          <table:table-cell office:value-type="float" office:value="119.23" calcext:value-type="float">
            <text:p>119.23</text:p>
          </table:table-cell>
          <table:table-cell office:value-type="float" office:value="55.82" calcext:value-type="float">
            <text:p>55.82</text:p>
          </table:table-cell>
          <table:table-cell office:value-type="float" office:value="23.45" calcext:value-type="float">
            <text:p>23.45</text:p>
          </table:table-cell>
          <table:table-cell office:value-type="float" office:value="15.53" calcext:value-type="float">
            <text:p>15.53</text:p>
          </table:table-cell>
          <table:table-cell office:value-type="float" office:value="9.54" calcext:value-type="float">
            <text:p>9.54</text:p>
          </table:table-cell>
          <table:table-cell office:value-type="float" office:value="17.41" calcext:value-type="float">
            <text:p>17.41</text:p>
          </table:table-cell>
          <table:table-cell table:number-columns-repeated="4"/>
          <table:table-cell office:value-type="float" office:value="15.54" calcext:value-type="float">
            <text:p>15.54</text:p>
          </table:table-cell>
          <table:table-cell office:value-type="float" office:value="14.29" calcext:value-type="float">
            <text:p>14.29</text:p>
          </table:table-cell>
          <table:table-cell office:value-type="float" office:value="10.52" calcext:value-type="float">
            <text:p>10.52</text:p>
          </table:table-cell>
          <table:table-cell office:value-type="float" office:value="14.69" calcext:value-type="float">
            <text:p>14.69</text:p>
          </table:table-cell>
          <table:table-cell office:value-type="float" office:value="13.02" calcext:value-type="float">
            <text:p>13.02</text:p>
          </table:table-cell>
          <table:table-cell office:value-type="float" office:value="6.45" calcext:value-type="float">
            <text:p>6.45</text:p>
          </table:table-cell>
          <table:table-cell office:value-type="float" office:value="3.95" calcext:value-type="float">
            <text:p>3.95</text:p>
          </table:table-cell>
          <table:table-cell office:value-type="float" office:value="0.77" calcext:value-type="float">
            <text:p>0.77</text:p>
          </table:table-cell>
          <table:table-cell office:value-type="float" office:value="0.44" calcext:value-type="float">
            <text:p>0.44</text:p>
          </table:table-cell>
          <table:table-cell office:value-type="float" office:value="1.84" calcext:value-type="float">
            <text:p>1.84</text:p>
          </table:table-cell>
          <table:table-cell office:value-type="float" office:value="0.27" calcext:value-type="float">
            <text:p>0.27</text:p>
          </table:table-cell>
          <table:table-cell office:value-type="float" office:value="0.31" calcext:value-type="float">
            <text:p>0.31</text:p>
          </table:table-cell>
          <table:table-cell office:value-type="float" office:value="0.02" calcext:value-type="float">
            <text:p>0.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. REZENDE,BRF</text:p>
          </table:table-cell>
          <table:table-cell office:value-type="float" office:value="70.71" calcext:value-type="float">
            <text:p>70.71</text:p>
          </table:table-cell>
          <table:table-cell office:value-type="float" office:value="61.76" calcext:value-type="float">
            <text:p>61.76</text:p>
          </table:table-cell>
          <table:table-cell office:value-type="float" office:value="58.78" calcext:value-type="float">
            <text:p>58.78</text:p>
          </table:table-cell>
          <table:table-cell office:value-type="float" office:value="65.22" calcext:value-type="float">
            <text:p>65.22</text:p>
          </table:table-cell>
          <table:table-cell office:value-type="float" office:value="99.62" calcext:value-type="float">
            <text:p>99.62</text:p>
          </table:table-cell>
          <table:table-cell office:value-type="float" office:value="133.94" calcext:value-type="float">
            <text:p>133.94</text:p>
          </table:table-cell>
          <table:table-cell office:value-type="float" office:value="163.55" calcext:value-type="float">
            <text:p>163.55</text:p>
          </table:table-cell>
          <table:table-cell office:value-type="float" office:value="186.69" calcext:value-type="float">
            <text:p>186.69</text:p>
          </table:table-cell>
          <table:table-cell office:value-type="float" office:value="131.73" calcext:value-type="float">
            <text:p>131.73</text:p>
          </table:table-cell>
          <table:table-cell office:value-type="float" office:value="122.45" calcext:value-type="float">
            <text:p>122.45</text:p>
          </table:table-cell>
          <table:table-cell table:number-columns-repeated="8"/>
          <table:table-cell office:value-type="float" office:value="148.06" calcext:value-type="float">
            <text:p>148.06</text:p>
          </table:table-cell>
          <table:table-cell office:value-type="float" office:value="144.39" calcext:value-type="float">
            <text:p>144.39</text:p>
          </table:table-cell>
          <table:table-cell office:value-type="float" office:value="168.32" calcext:value-type="float">
            <text:p>168.32</text:p>
          </table:table-cell>
          <table:table-cell office:value-type="float" office:value="172.05" calcext:value-type="float">
            <text:p>172.05</text:p>
          </table:table-cell>
          <table:table-cell office:value-type="float" office:value="189.06" calcext:value-type="float">
            <text:p>189.06</text:p>
          </table:table-cell>
          <table:table-cell office:value-type="float" office:value="238.66" calcext:value-type="float">
            <text:p>238.66</text:p>
          </table:table-cell>
          <table:table-cell office:value-type="float" office:value="261.65" calcext:value-type="float">
            <text:p>261.65</text:p>
          </table:table-cell>
          <table:table-cell office:value-type="float" office:value="259.14" calcext:value-type="float">
            <text:p>259.14</text:p>
          </table:table-cell>
          <table:table-cell office:value-type="float" office:value="213.19" calcext:value-type="float">
            <text:p>213.19</text:p>
          </table:table-cell>
          <table:table-cell office:value-type="float" office:value="184.24" calcext:value-type="float">
            <text:p>184.24</text:p>
          </table:table-cell>
          <table:table-cell table:number-columns-repeated="8"/>
          <table:table-cell office:value-type="float" office:value="180.42" calcext:value-type="float">
            <text:p>180.42</text:p>
          </table:table-cell>
          <table:table-cell office:value-type="float" office:value="166.52" calcext:value-type="float">
            <text:p>166.52</text:p>
          </table:table-cell>
          <table:table-cell office:value-type="float" office:value="176.17" calcext:value-type="float">
            <text:p>176.17</text:p>
          </table:table-cell>
          <table:table-cell office:value-type="float" office:value="169.53" calcext:value-type="float">
            <text:p>169.53</text:p>
          </table:table-cell>
          <table:table-cell office:value-type="float" office:value="198.57" calcext:value-type="float">
            <text:p>198.57</text:p>
          </table:table-cell>
          <table:table-cell office:value-type="float" office:value="230.27" calcext:value-type="float">
            <text:p>230.27</text:p>
          </table:table-cell>
          <table:table-cell office:value-type="float" office:value="261.37" calcext:value-type="float">
            <text:p>261.37</text:p>
          </table:table-cell>
          <table:table-cell office:value-type="float" office:value="323.8" calcext:value-type="float">
            <text:p>323.8</text:p>
          </table:table-cell>
          <table:table-cell office:value-type="float" office:value="273.16" calcext:value-type="float">
            <text:p>273.16</text:p>
          </table:table-cell>
          <table:table-cell office:value-type="float" office:value="265.19" calcext:value-type="float">
            <text:p>265.19</text:p>
          </table:table-cell>
          <table:table-cell table:number-columns-repeated="8"/>
          <table:table-cell office:value-type="float" office:value="30.27" calcext:value-type="float">
            <text:p>30.27</text:p>
          </table:table-cell>
          <table:table-cell office:value-type="float" office:value="24.12" calcext:value-type="float">
            <text:p>24.12</text:p>
          </table:table-cell>
          <table:table-cell office:value-type="float" office:value="28.4" calcext:value-type="float">
            <text:p>28.4</text:p>
          </table:table-cell>
          <table:table-cell office:value-type="float" office:value="25.06" calcext:value-type="float">
            <text:p>25.06</text:p>
          </table:table-cell>
          <table:table-cell office:value-type="float" office:value="25.43" calcext:value-type="float">
            <text:p>25.43</text:p>
          </table:table-cell>
          <table:table-cell office:value-type="float" office:value="33.87" calcext:value-type="float">
            <text:p>33.87</text:p>
          </table:table-cell>
          <table:table-cell office:value-type="float" office:value="47.42" calcext:value-type="float">
            <text:p>47.42</text:p>
          </table:table-cell>
          <table:table-cell office:value-type="float" office:value="64" calcext:value-type="float">
            <text:p>64</text:p>
          </table:table-cell>
          <table:table-cell office:value-type="float" office:value="68.88" calcext:value-type="float">
            <text:p>68.88</text:p>
          </table:table-cell>
          <table:table-cell office:value-type="float" office:value="45.97" calcext:value-type="float">
            <text:p>45.97</text:p>
          </table:table-cell>
          <table:table-cell table:number-columns-repeated="8"/>
          <table:table-cell office:value-type="float" office:value="80.99" calcext:value-type="float">
            <text:p>80.99</text:p>
          </table:table-cell>
          <table:table-cell office:value-type="float" office:value="71.58" calcext:value-type="float">
            <text:p>71.58</text:p>
          </table:table-cell>
          <table:table-cell office:value-type="float" office:value="60" calcext:value-type="float">
            <text:p>60</text:p>
          </table:table-cell>
          <table:table-cell office:value-type="float" office:value="74.84" calcext:value-type="float">
            <text:p>74.84</text:p>
          </table:table-cell>
          <table:table-cell office:value-type="float" office:value="68.43" calcext:value-type="float">
            <text:p>68.43</text:p>
          </table:table-cell>
          <table:table-cell office:value-type="float" office:value="85.56" calcext:value-type="float">
            <text:p>85.56</text:p>
          </table:table-cell>
          <table:table-cell office:value-type="float" office:value="110.67" calcext:value-type="float">
            <text:p>110.67</text:p>
          </table:table-cell>
          <table:table-cell office:value-type="float" office:value="107.66" calcext:value-type="float">
            <text:p>107.66</text:p>
          </table:table-cell>
          <table:table-cell office:value-type="float" office:value="105.88" calcext:value-type="float">
            <text:p>105.88</text:p>
          </table:table-cell>
          <table:table-cell office:value-type="float" office:value="90.76" calcext:value-type="float">
            <text:p>90.76</text:p>
          </table:table-cell>
          <table:table-cell table:number-columns-repeated="8"/>
          <table:table-cell office:value-type="float" office:value="47.76" calcext:value-type="float">
            <text:p>47.76</text:p>
          </table:table-cell>
          <table:table-cell office:value-type="float" office:value="43.27" calcext:value-type="float">
            <text:p>43.27</text:p>
          </table:table-cell>
          <table:table-cell office:value-type="float" office:value="33.19" calcext:value-type="float">
            <text:p>33.19</text:p>
          </table:table-cell>
          <table:table-cell office:value-type="float" office:value="44.42" calcext:value-type="float">
            <text:p>44.42</text:p>
          </table:table-cell>
          <table:table-cell office:value-type="float" office:value="45.2" calcext:value-type="float">
            <text:p>45.2</text:p>
          </table:table-cell>
          <table:table-cell office:value-type="float" office:value="49.65" calcext:value-type="float">
            <text:p>49.65</text:p>
          </table:table-cell>
          <table:table-cell office:value-type="float" office:value="64.55" calcext:value-type="float">
            <text:p>64.55</text:p>
          </table:table-cell>
          <table:table-cell office:value-type="float" office:value="77.75" calcext:value-type="float">
            <text:p>77.75</text:p>
          </table:table-cell>
          <table:table-cell office:value-type="float" office:value="64.85" calcext:value-type="float">
            <text:p>64.85</text:p>
          </table:table-cell>
          <table:table-cell office:value-type="float" office:value="43.6" calcext:value-type="float">
            <text:p>43.6</text:p>
          </table:table-cell>
          <table:table-cell table:number-columns-repeated="8"/>
          <table:table-cell office:value-type="float" office:value="80.05" calcext:value-type="float">
            <text:p>80.05</text:p>
          </table:table-cell>
          <table:table-cell office:value-type="float" office:value="79.32" calcext:value-type="float">
            <text:p>79.32</text:p>
          </table:table-cell>
          <table:table-cell office:value-type="float" office:value="89.45" calcext:value-type="float">
            <text:p>89.45</text:p>
          </table:table-cell>
          <table:table-cell office:value-type="float" office:value="84.93" calcext:value-type="float">
            <text:p>84.93</text:p>
          </table:table-cell>
          <table:table-cell office:value-type="float" office:value="68.86" calcext:value-type="float">
            <text:p>68.86</text:p>
          </table:table-cell>
          <table:table-cell office:value-type="float" office:value="91.52" calcext:value-type="float">
            <text:p>91.52</text:p>
          </table:table-cell>
          <table:table-cell office:value-type="float" office:value="91.49" calcext:value-type="float">
            <text:p>91.49</text:p>
          </table:table-cell>
          <table:table-cell office:value-type="float" office:value="100.24" calcext:value-type="float">
            <text:p>100.24</text:p>
          </table:table-cell>
          <table:table-cell office:value-type="float" office:value="72.88" calcext:value-type="float">
            <text:p>72.88</text:p>
          </table:table-cell>
          <table:table-cell office:value-type="float" office:value="64.42" calcext:value-type="float">
            <text:p>64.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. CONFIANCA,BRF</text:p>
          </table:table-cell>
          <table:table-cell office:value-type="float" office:value="7.4" calcext:value-type="float">
            <text:p>7.4</text:p>
          </table:table-cell>
          <table:table-cell office:value-type="float" office:value="7.54" calcext:value-type="float">
            <text:p>7.54</text:p>
          </table:table-cell>
          <table:table-cell office:value-type="float" office:value="6.56" calcext:value-type="float">
            <text:p>6.56</text:p>
          </table:table-cell>
          <table:table-cell office:value-type="float" office:value="6.47" calcext:value-type="float">
            <text:p>6.47</text:p>
          </table:table-cell>
          <table:table-cell office:value-type="float" office:value="4.29" calcext:value-type="float">
            <text:p>4.29</text:p>
          </table:table-cell>
          <table:table-cell office:value-type="float" office:value="2.78" calcext:value-type="float">
            <text:p>2.78</text:p>
          </table:table-cell>
          <table:table-cell office:value-type="float" office:value="2.24" calcext:value-type="float">
            <text:p>2.24</text:p>
          </table:table-cell>
          <table:table-cell office:value-type="float" office:value="1.75" calcext:value-type="float">
            <text:p>1.75</text:p>
          </table:table-cell>
          <table:table-cell office:value-type="float" office:value="1.02" calcext:value-type="float">
            <text:p>1.02</text:p>
          </table:table-cell>
          <table:table-cell office:value-type="float" office:value="0.24" calcext:value-type="float">
            <text:p>0.24</text:p>
          </table:table-cell>
          <table:table-cell table:number-columns-repeated="116"/>
        </table:table-row>
        <table:table-row table:style-name="ro1">
          <table:table-cell office:value-type="string" calcext:value-type="string">
            <text:p>T. EXCELSIOR,BRF</text:p>
          </table:table-cell>
          <table:table-cell table:number-columns-repeated="90"/>
          <table:table-cell office:value-type="float" office:value="13.59" calcext:value-type="float">
            <text:p>13.59</text:p>
          </table:table-cell>
          <table:table-cell office:value-type="float" office:value="23.61" calcext:value-type="float">
            <text:p>23.61</text:p>
          </table:table-cell>
          <table:table-cell office:value-type="float" office:value="18.38" calcext:value-type="float">
            <text:p>18.38</text:p>
          </table:table-cell>
          <table:table-cell office:value-type="float" office:value="32.94" calcext:value-type="float">
            <text:p>32.94</text:p>
          </table:table-cell>
          <table:table-cell office:value-type="float" office:value="31.68" calcext:value-type="float">
            <text:p>31.68</text:p>
          </table:table-cell>
          <table:table-cell office:value-type="float" office:value="31.03" calcext:value-type="float">
            <text:p>31.03</text:p>
          </table:table-cell>
          <table:table-cell office:value-type="float" office:value="36.61" calcext:value-type="float">
            <text:p>36.61</text:p>
          </table:table-cell>
          <table:table-cell office:value-type="float" office:value="47.03" calcext:value-type="float">
            <text:p>47.03</text:p>
          </table:table-cell>
          <table:table-cell office:value-type="float" office:value="62.64" calcext:value-type="float">
            <text:p>62.64</text:p>
          </table:table-cell>
          <table:table-cell office:value-type="float" office:value="60.1" calcext:value-type="float">
            <text:p>60.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T. PERDIGAO,PRONTINHO,BRF</text:p>
          </table:table-cell>
          <table:table-cell table:number-columns-repeated="72"/>
          <table:table-cell office:value-type="float" office:value="0.07" calcext:value-type="float">
            <text:p>0.07</text:p>
          </table:table-cell>
          <table:table-cell office:value-type="float" office:value="0.02" calcext:value-type="float">
            <text:p>0.02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T. PERDIGAO,TOQUE DE SABOR,BRF</text:p>
          </table:table-cell>
          <table:table-cell office:value-type="float" office:value="13.82" calcext:value-type="float">
            <text:p>13.82</text:p>
          </table:table-cell>
          <table:table-cell office:value-type="float" office:value="16.56" calcext:value-type="float">
            <text:p>16.56</text:p>
          </table:table-cell>
          <table:table-cell office:value-type="float" office:value="8.76" calcext:value-type="float">
            <text:p>8.76</text:p>
          </table:table-cell>
          <table:table-cell office:value-type="float" office:value="10.58" calcext:value-type="float">
            <text:p>10.58</text:p>
          </table:table-cell>
          <table:table-cell office:value-type="float" office:value="8.35" calcext:value-type="float">
            <text:p>8.35</text:p>
          </table:table-cell>
          <table:table-cell office:value-type="float" office:value="10.11" calcext:value-type="float">
            <text:p>10.11</text:p>
          </table:table-cell>
          <table:table-cell office:value-type="float" office:value="7.95" calcext:value-type="float">
            <text:p>7.95</text:p>
          </table:table-cell>
          <table:table-cell office:value-type="float" office:value="9.99" calcext:value-type="float">
            <text:p>9.99</text:p>
          </table:table-cell>
          <table:table-cell office:value-type="float" office:value="9.86" calcext:value-type="float">
            <text:p>9.86</text:p>
          </table:table-cell>
          <table:table-cell office:value-type="float" office:value="8.18" calcext:value-type="float">
            <text:p>8.18</text:p>
          </table:table-cell>
          <table:table-cell office:value-type="float" office:value="3.21" calcext:value-type="float">
            <text:p>3.21</text:p>
          </table:table-cell>
          <table:table-cell office:value-type="float" office:value="0.78" calcext:value-type="float">
            <text:p>0.78</text:p>
          </table:table-cell>
          <table:table-cell office:value-type="float" office:value="0.05" calcext:value-type="float">
            <text:p>0.05</text:p>
          </table:table-cell>
          <table:table-cell office:value-type="float" office:value="1.82" calcext:value-type="float">
            <text:p>1.82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2.03" calcext:value-type="float">
            <text:p>2.03</text:p>
          </table:table-cell>
          <table:table-cell office:value-type="float" office:value="1.42" calcext:value-type="float">
            <text:p>1.42</text:p>
          </table:table-cell>
          <table:table-cell office:value-type="float" office:value="1.34" calcext:value-type="float">
            <text:p>1.34</text:p>
          </table:table-cell>
          <table:table-cell office:value-type="float" office:value="2.22" calcext:value-type="float">
            <text:p>2.22</text:p>
          </table:table-cell>
          <table:table-cell office:value-type="float" office:value="1.35" calcext:value-type="float">
            <text:p>1.35</text:p>
          </table:table-cell>
          <table:table-cell office:value-type="float" office:value="0.51" calcext:value-type="float">
            <text:p>0.51</text:p>
          </table:table-cell>
          <table:table-cell office:value-type="float" office:value="0.54" calcext:value-type="float">
            <text:p>0.54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38" calcext:value-type="float">
            <text:p>0.38</text:p>
          </table:table-cell>
          <table:table-cell office:value-type="float" office:value="0.07" calcext:value-type="float">
            <text:p>0.07</text:p>
          </table:table-cell>
          <table:table-cell office:value-type="float" office:value="0.04" calcext:value-type="float">
            <text:p>0.04</text:p>
          </table:table-cell>
          <table:table-cell office:value-type="float" office:value="0.51" calcext:value-type="float">
            <text:p>0.5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.89" calcext:value-type="float">
            <text:p>7.89</text:p>
          </table:table-cell>
          <table:table-cell office:value-type="float" office:value="3.12" calcext:value-type="float">
            <text:p>3.12</text:p>
          </table:table-cell>
          <table:table-cell office:value-type="float" office:value="0.01" calcext:value-type="float">
            <text:p>0.01</text:p>
          </table:table-cell>
          <table:table-cell table:number-columns-repeated="11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2.95" calcext:value-type="float">
            <text:p>12.95</text:p>
          </table:table-cell>
          <table:table-cell office:value-type="float" office:value="13.02" calcext:value-type="float">
            <text:p>13.02</text:p>
          </table:table-cell>
          <table:table-cell table:number-columns-repeated="2" office:value-type="float" office:value="0.62" calcext:value-type="float">
            <text:p>0.62</text:p>
          </table:table-cell>
          <table:table-cell office:value-type="float" office:value="0.08" calcext:value-type="float">
            <text:p>0.08</text:p>
          </table:table-cell>
          <table:table-cell office:value-type="float" office:value="0.39" calcext:value-type="float">
            <text:p>0.39</text:p>
          </table:table-cell>
          <table:table-cell office:value-type="float" office:value="0.15" calcext:value-type="float">
            <text:p>0.15</text:p>
          </table:table-cell>
          <table:table-cell office:value-type="float" office:value="0.41" calcext:value-type="float">
            <text:p>0.41</text:p>
          </table:table-cell>
          <table:table-cell office:value-type="float" office:value="0.27" calcext:value-type="float">
            <text:p>0.27</text:p>
          </table:table-cell>
          <table:table-cell office:value-type="float" office:value="0.09" calcext:value-type="float">
            <text:p>0.09</text:p>
          </table:table-cell>
          <table:table-cell table:number-columns-repeated="8"/>
          <table:table-cell office:value-type="float" office:value="41.82" calcext:value-type="float">
            <text:p>41.82</text:p>
          </table:table-cell>
          <table:table-cell office:value-type="float" office:value="53.96" calcext:value-type="float">
            <text:p>53.96</text:p>
          </table:table-cell>
          <table:table-cell office:value-type="float" office:value="46.54" calcext:value-type="float">
            <text:p>46.54</text:p>
          </table:table-cell>
          <table:table-cell office:value-type="float" office:value="48.93" calcext:value-type="float">
            <text:p>48.93</text:p>
          </table:table-cell>
          <table:table-cell office:value-type="float" office:value="49.67" calcext:value-type="float">
            <text:p>49.67</text:p>
          </table:table-cell>
          <table:table-cell office:value-type="float" office:value="49.57" calcext:value-type="float">
            <text:p>49.57</text:p>
          </table:table-cell>
          <table:table-cell office:value-type="float" office:value="19" calcext:value-type="float">
            <text:p>19</text:p>
          </table:table-cell>
          <table:table-cell office:value-type="float" office:value="19.95" calcext:value-type="float">
            <text:p>19.95</text:p>
          </table:table-cell>
          <table:table-cell table:number-columns-repeated="2" office:value-type="float" office:value="15.84" calcext:value-type="float">
            <text:p>15.84</text:p>
          </table:table-cell>
          <table:table-cell office:value-type="float" office:value="4.75" calcext:value-type="float">
            <text:p>4.75</text:p>
          </table:table-cell>
          <table:table-cell office:value-type="float" office:value="4.35" calcext:value-type="float">
            <text:p>4.35</text:p>
          </table:table-cell>
          <table:table-cell office:value-type="float" office:value="0.05" calcext:value-type="float">
            <text:p>0.05</text:p>
          </table:table-cell>
          <table:table-cell office:value-type="float" office:value="0.49" calcext:value-type="float">
            <text:p>0.49</text:p>
          </table:table-cell>
          <table:table-cell table:number-columns-repeated="4"/>
          <table:table-cell office:value-type="float" office:value="1.88" calcext:value-type="float">
            <text:p>1.88</text:p>
          </table:table-cell>
          <table:table-cell office:value-type="float" office:value="2.14" calcext:value-type="float">
            <text:p>2.14</text:p>
          </table:table-cell>
          <table:table-cell office:value-type="float" office:value="1.53" calcext:value-type="float">
            <text:p>1.53</text:p>
          </table:table-cell>
          <table:table-cell table:number-columns-repeated="2" office:value-type="float" office:value="1.78" calcext:value-type="float">
            <text:p>1.78</text:p>
          </table:table-cell>
          <table:table-cell office:value-type="float" office:value="2.06" calcext:value-type="float">
            <text:p>2.06</text:p>
          </table:table-cell>
          <table:table-cell office:value-type="float" office:value="1.87" calcext:value-type="float">
            <text:p>1.87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8" calcext:value-type="float">
            <text:p>1.18</text:p>
          </table:table-cell>
          <table:table-cell/>
          <table:table-cell office:value-type="float" office:value="1.88" calcext:value-type="float">
            <text:p>1.88</text:p>
          </table:table-cell>
          <table:table-cell/>
          <table:table-cell table:number-columns-repeated="2" office:value-type="float" office:value="0.01" calcext:value-type="float">
            <text:p>0.01</text:p>
          </table:table-cell>
          <table:table-cell/>
          <table:table-cell office:value-type="float" office:value="1.23" calcext:value-type="float">
            <text:p>1.23</text:p>
          </table:table-cell>
          <table:table-cell office:value-type="float" office:value="0.78" calcext:value-type="float">
            <text:p>0.78</text:p>
          </table:table-cell>
          <table:table-cell table:number-columns-repeated="4"/>
          <table:table-cell office:value-type="float" office:value="0.03" calcext:value-type="float">
            <text:p>0.03</text:p>
          </table:table-cell>
          <table:table-cell table:number-columns-repeated="6"/>
          <table:table-cell office:value-type="float" office:value="0.06" calcext:value-type="float">
            <text:p>0.06</text:p>
          </table:table-cell>
          <table:table-cell table:number-columns-repeated="3"/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string" calcext:value-type="string">
            <text:p>T. PERDIGAO,TURMA DA MONICA,BRF</text:p>
          </table:table-cell>
          <table:table-cell table:number-columns-repeated="39"/>
          <table:table-cell table:number-columns-repeated="2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84"/>
        </table:table-row>
        <table:table-row table:style-name="ro1">
          <table:table-cell office:value-type="string" calcext:value-type="string">
            <text:p>T. PERDIGAO,PERDIGAO,BRF</text:p>
          </table:table-cell>
          <table:table-cell office:value-type="float" office:value="156.46" calcext:value-type="float">
            <text:p>156.46</text:p>
          </table:table-cell>
          <table:table-cell office:value-type="float" office:value="183.31" calcext:value-type="float">
            <text:p>183.31</text:p>
          </table:table-cell>
          <table:table-cell office:value-type="float" office:value="167.18" calcext:value-type="float">
            <text:p>167.18</text:p>
          </table:table-cell>
          <table:table-cell office:value-type="float" office:value="218.21" calcext:value-type="float">
            <text:p>218.21</text:p>
          </table:table-cell>
          <table:table-cell office:value-type="float" office:value="205.67" calcext:value-type="float">
            <text:p>205.67</text:p>
          </table:table-cell>
          <table:table-cell office:value-type="float" office:value="160.98" calcext:value-type="float">
            <text:p>160.98</text:p>
          </table:table-cell>
          <table:table-cell office:value-type="float" office:value="138.41" calcext:value-type="float">
            <text:p>138.41</text:p>
          </table:table-cell>
          <table:table-cell office:value-type="float" office:value="118.28" calcext:value-type="float">
            <text:p>118.28</text:p>
          </table:table-cell>
          <table:table-cell office:value-type="float" office:value="108.32" calcext:value-type="float">
            <text:p>108.32</text:p>
          </table:table-cell>
          <table:table-cell office:value-type="float" office:value="90.14" calcext:value-type="float">
            <text:p>90.14</text:p>
          </table:table-cell>
          <table:table-cell office:value-type="float" office:value="30.57" calcext:value-type="float">
            <text:p>30.57</text:p>
          </table:table-cell>
          <table:table-cell office:value-type="float" office:value="9.21" calcext:value-type="float">
            <text:p>9.21</text:p>
          </table:table-cell>
          <table:table-cell office:value-type="float" office:value="3.6" calcext:value-type="float">
            <text:p>3.6</text:p>
          </table:table-cell>
          <table:table-cell office:value-type="float" office:value="11.31" calcext:value-type="float">
            <text:p>11.31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52" calcext:value-type="float">
            <text:p>0.52</text:p>
          </table:table-cell>
          <table:table-cell office:value-type="float" office:value="10.23" calcext:value-type="float">
            <text:p>10.23</text:p>
          </table:table-cell>
          <table:table-cell office:value-type="float" office:value="188.31" calcext:value-type="float">
            <text:p>188.31</text:p>
          </table:table-cell>
          <table:table-cell office:value-type="float" office:value="173.68" calcext:value-type="float">
            <text:p>173.68</text:p>
          </table:table-cell>
          <table:table-cell office:value-type="float" office:value="168.49" calcext:value-type="float">
            <text:p>168.49</text:p>
          </table:table-cell>
          <table:table-cell office:value-type="float" office:value="163.88" calcext:value-type="float">
            <text:p>163.88</text:p>
          </table:table-cell>
          <table:table-cell office:value-type="float" office:value="164.22" calcext:value-type="float">
            <text:p>164.22</text:p>
          </table:table-cell>
          <table:table-cell office:value-type="float" office:value="147.52" calcext:value-type="float">
            <text:p>147.52</text:p>
          </table:table-cell>
          <table:table-cell office:value-type="float" office:value="120.6" calcext:value-type="float">
            <text:p>120.6</text:p>
          </table:table-cell>
          <table:table-cell office:value-type="float" office:value="101.3" calcext:value-type="float">
            <text:p>101.3</text:p>
          </table:table-cell>
          <table:table-cell office:value-type="float" office:value="101.69" calcext:value-type="float">
            <text:p>101.69</text:p>
          </table:table-cell>
          <table:table-cell office:value-type="float" office:value="87.87" calcext:value-type="float">
            <text:p>87.87</text:p>
          </table:table-cell>
          <table:table-cell office:value-type="float" office:value="38.9" calcext:value-type="float">
            <text:p>38.9</text:p>
          </table:table-cell>
          <table:table-cell office:value-type="float" office:value="22.2" calcext:value-type="float">
            <text:p>22.2</text:p>
          </table:table-cell>
          <table:table-cell office:value-type="float" office:value="12.88" calcext:value-type="float">
            <text:p>12.88</text:p>
          </table:table-cell>
          <table:table-cell office:value-type="float" office:value="15.77" calcext:value-type="float">
            <text:p>15.77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2.25" calcext:value-type="float">
            <text:p>2.25</text:p>
          </table:table-cell>
          <table:table-cell office:value-type="float" office:value="9.7" calcext:value-type="float">
            <text:p>9.7</text:p>
          </table:table-cell>
          <table:table-cell office:value-type="float" office:value="267.13" calcext:value-type="float">
            <text:p>267.13</text:p>
          </table:table-cell>
          <table:table-cell office:value-type="float" office:value="395.92" calcext:value-type="float">
            <text:p>395.92</text:p>
          </table:table-cell>
          <table:table-cell office:value-type="float" office:value="272.05" calcext:value-type="float">
            <text:p>272.05</text:p>
          </table:table-cell>
          <table:table-cell office:value-type="float" office:value="313.32" calcext:value-type="float">
            <text:p>313.32</text:p>
          </table:table-cell>
          <table:table-cell office:value-type="float" office:value="323.42" calcext:value-type="float">
            <text:p>323.42</text:p>
          </table:table-cell>
          <table:table-cell office:value-type="float" office:value="281.28" calcext:value-type="float">
            <text:p>281.28</text:p>
          </table:table-cell>
          <table:table-cell office:value-type="float" office:value="224.06" calcext:value-type="float">
            <text:p>224.06</text:p>
          </table:table-cell>
          <table:table-cell office:value-type="float" office:value="164.67" calcext:value-type="float">
            <text:p>164.67</text:p>
          </table:table-cell>
          <table:table-cell office:value-type="float" office:value="127.26" calcext:value-type="float">
            <text:p>127.26</text:p>
          </table:table-cell>
          <table:table-cell office:value-type="float" office:value="100.72" calcext:value-type="float">
            <text:p>100.72</text:p>
          </table:table-cell>
          <table:table-cell office:value-type="float" office:value="54.12" calcext:value-type="float">
            <text:p>54.12</text:p>
          </table:table-cell>
          <table:table-cell office:value-type="float" office:value="21.22" calcext:value-type="float">
            <text:p>21.22</text:p>
          </table:table-cell>
          <table:table-cell office:value-type="float" office:value="12.94" calcext:value-type="float">
            <text:p>12.94</text:p>
          </table:table-cell>
          <table:table-cell office:value-type="float" office:value="14.82" calcext:value-type="float">
            <text:p>14.8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19" calcext:value-type="float">
            <text:p>19</text:p>
          </table:table-cell>
          <table:table-cell office:value-type="float" office:value="25.57" calcext:value-type="float">
            <text:p>25.57</text:p>
          </table:table-cell>
          <table:table-cell office:value-type="float" office:value="246.64" calcext:value-type="float">
            <text:p>246.64</text:p>
          </table:table-cell>
          <table:table-cell office:value-type="float" office:value="283.8" calcext:value-type="float">
            <text:p>283.8</text:p>
          </table:table-cell>
          <table:table-cell office:value-type="float" office:value="236.26" calcext:value-type="float">
            <text:p>236.26</text:p>
          </table:table-cell>
          <table:table-cell office:value-type="float" office:value="270.89" calcext:value-type="float">
            <text:p>270.89</text:p>
          </table:table-cell>
          <table:table-cell office:value-type="float" office:value="254.06" calcext:value-type="float">
            <text:p>254.06</text:p>
          </table:table-cell>
          <table:table-cell office:value-type="float" office:value="194.13" calcext:value-type="float">
            <text:p>194.13</text:p>
          </table:table-cell>
          <table:table-cell office:value-type="float" office:value="147.75" calcext:value-type="float">
            <text:p>147.75</text:p>
          </table:table-cell>
          <table:table-cell office:value-type="float" office:value="124.65" calcext:value-type="float">
            <text:p>124.65</text:p>
          </table:table-cell>
          <table:table-cell office:value-type="float" office:value="108.16" calcext:value-type="float">
            <text:p>108.16</text:p>
          </table:table-cell>
          <table:table-cell office:value-type="float" office:value="81.94" calcext:value-type="float">
            <text:p>81.94</text:p>
          </table:table-cell>
          <table:table-cell office:value-type="float" office:value="26.37" calcext:value-type="float">
            <text:p>26.37</text:p>
          </table:table-cell>
          <table:table-cell office:value-type="float" office:value="16.37" calcext:value-type="float">
            <text:p>16.37</text:p>
          </table:table-cell>
          <table:table-cell office:value-type="float" office:value="7.01" calcext:value-type="float">
            <text:p>7.01</text:p>
          </table:table-cell>
          <table:table-cell office:value-type="float" office:value="14.74" calcext:value-type="float">
            <text:p>14.74</text:p>
          </table:table-cell>
          <table:table-cell office:value-type="float" office:value="4.27" calcext:value-type="float">
            <text:p>4.27</text:p>
          </table:table-cell>
          <table:table-cell office:value-type="float" office:value="5.85" calcext:value-type="float">
            <text:p>5.85</text:p>
          </table:table-cell>
          <table:table-cell office:value-type="float" office:value="21" calcext:value-type="float">
            <text:p>21</text:p>
          </table:table-cell>
          <table:table-cell office:value-type="float" office:value="34.84" calcext:value-type="float">
            <text:p>34.84</text:p>
          </table:table-cell>
          <table:table-cell office:value-type="float" office:value="265.92" calcext:value-type="float">
            <text:p>265.92</text:p>
          </table:table-cell>
          <table:table-cell office:value-type="float" office:value="335.25" calcext:value-type="float">
            <text:p>335.25</text:p>
          </table:table-cell>
          <table:table-cell office:value-type="float" office:value="308.54" calcext:value-type="float">
            <text:p>308.54</text:p>
          </table:table-cell>
          <table:table-cell office:value-type="float" office:value="340.85" calcext:value-type="float">
            <text:p>340.85</text:p>
          </table:table-cell>
          <table:table-cell office:value-type="float" office:value="302.61" calcext:value-type="float">
            <text:p>302.61</text:p>
          </table:table-cell>
          <table:table-cell office:value-type="float" office:value="264.06" calcext:value-type="float">
            <text:p>264.06</text:p>
          </table:table-cell>
          <table:table-cell office:value-type="float" office:value="206.27" calcext:value-type="float">
            <text:p>206.27</text:p>
          </table:table-cell>
          <table:table-cell office:value-type="float" office:value="167.48" calcext:value-type="float">
            <text:p>167.48</text:p>
          </table:table-cell>
          <table:table-cell office:value-type="float" office:value="145.74" calcext:value-type="float">
            <text:p>145.74</text:p>
          </table:table-cell>
          <table:table-cell office:value-type="float" office:value="109.44" calcext:value-type="float">
            <text:p>109.44</text:p>
          </table:table-cell>
          <table:table-cell office:value-type="float" office:value="52.55" calcext:value-type="float">
            <text:p>52.55</text:p>
          </table:table-cell>
          <table:table-cell office:value-type="float" office:value="42.27" calcext:value-type="float">
            <text:p>42.27</text:p>
          </table:table-cell>
          <table:table-cell office:value-type="float" office:value="8.84" calcext:value-type="float">
            <text:p>8.84</text:p>
          </table:table-cell>
          <table:table-cell office:value-type="float" office:value="5.37" calcext:value-type="float">
            <text:p>5.37</text:p>
          </table:table-cell>
          <table:table-cell office:value-type="float" office:value="0" calcext:value-type="float">
            <text:p>0</text:p>
          </table:table-cell>
          <table:table-cell office:value-type="float" office:value="1.26" calcext:value-type="float">
            <text:p>1.26</text:p>
          </table:table-cell>
          <table:table-cell office:value-type="float" office:value="24.92" calcext:value-type="float">
            <text:p>24.92</text:p>
          </table:table-cell>
          <table:table-cell office:value-type="float" office:value="40.79" calcext:value-type="float">
            <text:p>40.79</text:p>
          </table:table-cell>
          <table:table-cell office:value-type="float" office:value="428.47" calcext:value-type="float">
            <text:p>428.47</text:p>
          </table:table-cell>
          <table:table-cell office:value-type="float" office:value="423.7" calcext:value-type="float">
            <text:p>423.7</text:p>
          </table:table-cell>
          <table:table-cell office:value-type="float" office:value="391.82" calcext:value-type="float">
            <text:p>391.82</text:p>
          </table:table-cell>
          <table:table-cell office:value-type="float" office:value="497.38" calcext:value-type="float">
            <text:p>497.38</text:p>
          </table:table-cell>
          <table:table-cell office:value-type="float" office:value="525.7" calcext:value-type="float">
            <text:p>525.7</text:p>
          </table:table-cell>
          <table:table-cell office:value-type="float" office:value="387.8" calcext:value-type="float">
            <text:p>387.8</text:p>
          </table:table-cell>
          <table:table-cell office:value-type="float" office:value="339.32" calcext:value-type="float">
            <text:p>339.32</text:p>
          </table:table-cell>
          <table:table-cell office:value-type="float" office:value="292.68" calcext:value-type="float">
            <text:p>292.68</text:p>
          </table:table-cell>
          <table:table-cell office:value-type="float" office:value="231.66" calcext:value-type="float">
            <text:p>231.66</text:p>
          </table:table-cell>
          <table:table-cell office:value-type="float" office:value="150.72" calcext:value-type="float">
            <text:p>150.72</text:p>
          </table:table-cell>
          <table:table-cell office:value-type="float" office:value="73.2" calcext:value-type="float">
            <text:p>73.2</text:p>
          </table:table-cell>
          <table:table-cell office:value-type="float" office:value="31.9" calcext:value-type="float">
            <text:p>31.9</text:p>
          </table:table-cell>
          <table:table-cell office:value-type="float" office:value="17.77" calcext:value-type="float">
            <text:p>17.77</text:p>
          </table:table-cell>
          <table:table-cell office:value-type="float" office:value="31.3" calcext:value-type="float">
            <text:p>31.3</text:p>
          </table:table-cell>
          <table:table-cell office:value-type="float" office:value="0.45" calcext:value-type="float">
            <text:p>0.45</text:p>
          </table:table-cell>
          <table:table-cell office:value-type="float" office:value="45.56" calcext:value-type="float">
            <text:p>45.56</text:p>
          </table:table-cell>
          <table:table-cell office:value-type="float" office:value="64.14" calcext:value-type="float">
            <text:p>64.14</text:p>
          </table:table-cell>
          <table:table-cell office:value-type="float" office:value="56.63" calcext:value-type="float">
            <text:p>56.63</text:p>
          </table:table-cell>
          <table:table-cell office:value-type="float" office:value="147.89" calcext:value-type="float">
            <text:p>147.89</text:p>
          </table:table-cell>
          <table:table-cell office:value-type="float" office:value="137.72" calcext:value-type="float">
            <text:p>137.72</text:p>
          </table:table-cell>
          <table:table-cell office:value-type="float" office:value="124.5" calcext:value-type="float">
            <text:p>124.5</text:p>
          </table:table-cell>
          <table:table-cell office:value-type="float" office:value="149.37" calcext:value-type="float">
            <text:p>149.37</text:p>
          </table:table-cell>
          <table:table-cell office:value-type="float" office:value="153.28" calcext:value-type="float">
            <text:p>153.28</text:p>
          </table:table-cell>
          <table:table-cell office:value-type="float" office:value="137.85" calcext:value-type="float">
            <text:p>137.85</text:p>
          </table:table-cell>
          <table:table-cell office:value-type="float" office:value="82.59" calcext:value-type="float">
            <text:p>82.59</text:p>
          </table:table-cell>
          <table:table-cell office:value-type="float" office:value="72.51" calcext:value-type="float">
            <text:p>72.51</text:p>
          </table:table-cell>
          <table:table-cell office:value-type="float" office:value="61.95" calcext:value-type="float">
            <text:p>61.95</text:p>
          </table:table-cell>
          <table:table-cell office:value-type="float" office:value="50.82" calcext:value-type="float">
            <text:p>50.82</text:p>
          </table:table-cell>
          <table:table-cell office:value-type="float" office:value="24.95" calcext:value-type="float">
            <text:p>24.95</text:p>
          </table:table-cell>
          <table:table-cell office:value-type="float" office:value="11.03" calcext:value-type="float">
            <text:p>11.03</text:p>
          </table:table-cell>
          <table:table-cell office:value-type="float" office:value="0.83" calcext:value-type="float">
            <text:p>0.83</text:p>
          </table:table-cell>
          <table:table-cell office:value-type="float" office:value="1.38" calcext:value-type="float">
            <text:p>1.38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2.94" calcext:value-type="float">
            <text:p>2.94</text:p>
          </table:table-cell>
        </table:table-row>
        <table:table-row table:style-name="ro1">
          <table:table-cell office:value-type="string" calcext:value-type="string">
            <text:p>T. PERDIGAO,ESCOLHA SAUDAVEL,BRF</text:p>
          </table:table-cell>
          <table:table-cell office:value-type="float" office:value="0.08" calcext:value-type="float">
            <text:p>0.08</text:p>
          </table:table-cell>
          <table:table-cell office:value-type="float" office:value="0.07" calcext:value-type="float">
            <text:p>0.07</text:p>
          </table:table-cell>
          <table:table-cell office:value-type="float" office:value="0.04" calcext:value-type="float">
            <text:p>0.04</text:p>
          </table:table-cell>
          <table:table-cell office:value-type="float" office:value="0.23" calcext:value-type="float">
            <text:p>0.23</text:p>
          </table:table-cell>
          <table:table-cell office:value-type="float" office:value="0.24" calcext:value-type="float">
            <text:p>0.24</text:p>
          </table:table-cell>
          <table:table-cell office:value-type="float" office:value="0.15" calcext:value-type="float">
            <text:p>0.15</text:p>
          </table:table-cell>
          <table:table-cell office:value-type="float" office:value="0.13" calcext:value-type="float">
            <text:p>0.13</text:p>
          </table:table-cell>
          <table:table-cell office:value-type="float" office:value="0.21" calcext:value-type="float">
            <text:p>0.21</text:p>
          </table:table-cell>
          <table:table-cell table:number-columns-repeated="2" office:value-type="float" office:value="0.04" calcext:value-type="float">
            <text:p>0.04</text:p>
          </table:table-cell>
          <table:table-cell table:number-columns-repeated="8"/>
          <table:table-cell table:number-columns-repeated="3" office:value-type="float" office:value="0" calcext:value-type="float">
            <text:p>0</text:p>
          </table:table-cell>
          <table:table-cell table:number-columns-repeated="4"/>
          <table:table-cell office:value-type="float" office:value="0.2" calcext:value-type="float">
            <text:p>0.2</text:p>
          </table:table-cell>
          <table:table-cell office:value-type="float" office:value="0.15" calcext:value-type="float">
            <text:p>0.15</text:p>
          </table:table-cell>
          <table:table-cell table:number-columns-repeated="12"/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.09</text:p>
          </table:table-cell>
          <table:table-cell office:value-type="float" office:value="0.01" calcext:value-type="float">
            <text:p>0.01</text:p>
          </table:table-cell>
          <table:table-cell table:number-columns-repeated="10"/>
          <table:table-cell office:value-type="float" office:value="0.59" calcext:value-type="float">
            <text:p>0.5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19" calcext:value-type="float">
            <text:p>0.19</text:p>
          </table:table-cell>
          <table:table-cell office:value-type="float" office:value="0.28" calcext:value-type="float">
            <text:p>0.28</text:p>
          </table:table-cell>
          <table:table-cell office:value-type="float" office:value="0.21" calcext:value-type="float">
            <text:p>0.21</text:p>
          </table:table-cell>
          <table:table-cell table:number-columns-repeated="11"/>
          <table:table-cell office:value-type="float" office:value="0.38" calcext:value-type="float">
            <text:p>0.38</text:p>
          </table:table-cell>
          <table:table-cell office:value-type="float" office:value="0.51" calcext:value-type="float">
            <text:p>0.51</text:p>
          </table:table-cell>
          <table:table-cell office:value-type="float" office:value="0.45" calcext:value-type="float">
            <text:p>0.45</text:p>
          </table:table-cell>
          <table:table-cell office:value-type="float" office:value="0.49" calcext:value-type="float">
            <text:p>0.49</text:p>
          </table:table-cell>
          <table:table-cell office:value-type="float" office:value="0.51" calcext:value-type="float">
            <text:p>0.51</text:p>
          </table:table-cell>
          <table:table-cell office:value-type="float" office:value="1.82" calcext:value-type="float">
            <text:p>1.82</text:p>
          </table:table-cell>
          <table:table-cell office:value-type="float" office:value="1.04" calcext:value-type="float">
            <text:p>1.04</text:p>
          </table:table-cell>
          <table:table-cell office:value-type="float" office:value="0.28" calcext:value-type="float">
            <text:p>0.28</text:p>
          </table:table-cell>
          <table:table-cell office:value-type="float" office:value="0.1" calcext:value-type="float">
            <text:p>0.1</text:p>
          </table:table-cell>
          <table:table-cell office:value-type="float" office:value="0.02" calcext:value-type="float">
            <text:p>0.02</text:p>
          </table:table-cell>
          <table:table-cell table:number-columns-repeated="27"/>
          <table:table-cell office:value-type="float" office:value="0.2" calcext:value-type="float">
            <text:p>0.2</text:p>
          </table:table-cell>
          <table:table-cell office:value-type="float" office:value="0.35" calcext:value-type="float">
            <text:p>0.35</text:p>
          </table:table-cell>
          <table:table-cell office:value-type="float" office:value="0.45" calcext:value-type="float">
            <text:p>0.45</text:p>
          </table:table-cell>
          <table:table-cell office:value-type="float" office:value="0.47" calcext:value-type="float">
            <text:p>0.47</text:p>
          </table:table-cell>
          <table:table-cell office:value-type="float" office:value="0.51" calcext:value-type="float">
            <text:p>0.51</text:p>
          </table:table-cell>
          <table:table-cell office:value-type="float" office:value="0.38" calcext:value-type="float">
            <text:p>0.38</text:p>
          </table:table-cell>
          <table:table-cell office:value-type="float" office:value="0.72" calcext:value-type="float">
            <text:p>0.72</text:p>
          </table:table-cell>
          <table:table-cell office:value-type="float" office:value="1.38" calcext:value-type="float">
            <text:p>1.38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. PERDIGAO,MEU MENU,BRF</text:p>
          </table:table-cell>
          <table:table-cell office:value-type="float" office:value="30.8" calcext:value-type="float">
            <text:p>30.8</text:p>
          </table:table-cell>
          <table:table-cell office:value-type="float" office:value="36.62" calcext:value-type="float">
            <text:p>36.62</text:p>
          </table:table-cell>
          <table:table-cell office:value-type="float" office:value="47.2" calcext:value-type="float">
            <text:p>47.2</text:p>
          </table:table-cell>
          <table:table-cell office:value-type="float" office:value="66.31" calcext:value-type="float">
            <text:p>66.31</text:p>
          </table:table-cell>
          <table:table-cell office:value-type="float" office:value="90.13" calcext:value-type="float">
            <text:p>90.13</text:p>
          </table:table-cell>
          <table:table-cell office:value-type="float" office:value="85.56" calcext:value-type="float">
            <text:p>85.56</text:p>
          </table:table-cell>
          <table:table-cell office:value-type="float" office:value="75.47" calcext:value-type="float">
            <text:p>75.47</text:p>
          </table:table-cell>
          <table:table-cell office:value-type="float" office:value="81.51" calcext:value-type="float">
            <text:p>81.51</text:p>
          </table:table-cell>
          <table:table-cell office:value-type="float" office:value="85.84" calcext:value-type="float">
            <text:p>85.84</text:p>
          </table:table-cell>
          <table:table-cell office:value-type="float" office:value="102.55" calcext:value-type="float">
            <text:p>102.55</text:p>
          </table:table-cell>
          <table:table-cell office:value-type="float" office:value="125.41" calcext:value-type="float">
            <text:p>125.41</text:p>
          </table:table-cell>
          <table:table-cell office:value-type="float" office:value="138.7" calcext:value-type="float">
            <text:p>138.7</text:p>
          </table:table-cell>
          <table:table-cell office:value-type="float" office:value="122.34" calcext:value-type="float">
            <text:p>122.34</text:p>
          </table:table-cell>
          <table:table-cell office:value-type="float" office:value="108.73" calcext:value-type="float">
            <text:p>108.73</text:p>
          </table:table-cell>
          <table:table-cell office:value-type="float" office:value="97.5" calcext:value-type="float">
            <text:p>97.5</text:p>
          </table:table-cell>
          <table:table-cell office:value-type="float" office:value="116.22" calcext:value-type="float">
            <text:p>116.22</text:p>
          </table:table-cell>
          <table:table-cell office:value-type="float" office:value="119.47" calcext:value-type="float">
            <text:p>119.47</text:p>
          </table:table-cell>
          <table:table-cell office:value-type="float" office:value="126.83" calcext:value-type="float">
            <text:p>126.83</text:p>
          </table:table-cell>
          <table:table-cell office:value-type="float" office:value="23.67" calcext:value-type="float">
            <text:p>23.67</text:p>
          </table:table-cell>
          <table:table-cell office:value-type="float" office:value="38.93" calcext:value-type="float">
            <text:p>38.93</text:p>
          </table:table-cell>
          <table:table-cell office:value-type="float" office:value="36.76" calcext:value-type="float">
            <text:p>36.76</text:p>
          </table:table-cell>
          <table:table-cell office:value-type="float" office:value="49.66" calcext:value-type="float">
            <text:p>49.66</text:p>
          </table:table-cell>
          <table:table-cell office:value-type="float" office:value="75.74" calcext:value-type="float">
            <text:p>75.74</text:p>
          </table:table-cell>
          <table:table-cell office:value-type="float" office:value="70.53" calcext:value-type="float">
            <text:p>70.53</text:p>
          </table:table-cell>
          <table:table-cell office:value-type="float" office:value="68.99" calcext:value-type="float">
            <text:p>68.99</text:p>
          </table:table-cell>
          <table:table-cell office:value-type="float" office:value="76.63" calcext:value-type="float">
            <text:p>76.63</text:p>
          </table:table-cell>
          <table:table-cell office:value-type="float" office:value="71.71" calcext:value-type="float">
            <text:p>71.71</text:p>
          </table:table-cell>
          <table:table-cell office:value-type="float" office:value="92.28" calcext:value-type="float">
            <text:p>92.28</text:p>
          </table:table-cell>
          <table:table-cell office:value-type="float" office:value="103.72" calcext:value-type="float">
            <text:p>103.72</text:p>
          </table:table-cell>
          <table:table-cell office:value-type="float" office:value="107.49" calcext:value-type="float">
            <text:p>107.49</text:p>
          </table:table-cell>
          <table:table-cell office:value-type="float" office:value="91.48" calcext:value-type="float">
            <text:p>91.48</text:p>
          </table:table-cell>
          <table:table-cell office:value-type="float" office:value="92.28" calcext:value-type="float">
            <text:p>92.28</text:p>
          </table:table-cell>
          <table:table-cell office:value-type="float" office:value="88.68" calcext:value-type="float">
            <text:p>88.68</text:p>
          </table:table-cell>
          <table:table-cell office:value-type="float" office:value="66.85" calcext:value-type="float">
            <text:p>66.85</text:p>
          </table:table-cell>
          <table:table-cell office:value-type="float" office:value="78" calcext:value-type="float">
            <text:p>78</text:p>
          </table:table-cell>
          <table:table-cell office:value-type="float" office:value="89.05" calcext:value-type="float">
            <text:p>89.05</text:p>
          </table:table-cell>
          <table:table-cell office:value-type="float" office:value="87.56" calcext:value-type="float">
            <text:p>87.56</text:p>
          </table:table-cell>
          <table:table-cell office:value-type="float" office:value="127.75" calcext:value-type="float">
            <text:p>127.75</text:p>
          </table:table-cell>
          <table:table-cell office:value-type="float" office:value="125.19" calcext:value-type="float">
            <text:p>125.19</text:p>
          </table:table-cell>
          <table:table-cell office:value-type="float" office:value="168.73" calcext:value-type="float">
            <text:p>168.73</text:p>
          </table:table-cell>
          <table:table-cell office:value-type="float" office:value="208.85" calcext:value-type="float">
            <text:p>208.85</text:p>
          </table:table-cell>
          <table:table-cell office:value-type="float" office:value="185.29" calcext:value-type="float">
            <text:p>185.29</text:p>
          </table:table-cell>
          <table:table-cell office:value-type="float" office:value="187.91" calcext:value-type="float">
            <text:p>187.91</text:p>
          </table:table-cell>
          <table:table-cell office:value-type="float" office:value="226.16" calcext:value-type="float">
            <text:p>226.16</text:p>
          </table:table-cell>
          <table:table-cell office:value-type="float" office:value="221.44" calcext:value-type="float">
            <text:p>221.44</text:p>
          </table:table-cell>
          <table:table-cell office:value-type="float" office:value="265.19" calcext:value-type="float">
            <text:p>265.19</text:p>
          </table:table-cell>
          <table:table-cell office:value-type="float" office:value="254.18" calcext:value-type="float">
            <text:p>254.18</text:p>
          </table:table-cell>
          <table:table-cell office:value-type="float" office:value="282.76" calcext:value-type="float">
            <text:p>282.76</text:p>
          </table:table-cell>
          <table:table-cell office:value-type="float" office:value="220.29" calcext:value-type="float">
            <text:p>220.29</text:p>
          </table:table-cell>
          <table:table-cell office:value-type="float" office:value="246.67" calcext:value-type="float">
            <text:p>246.67</text:p>
          </table:table-cell>
          <table:table-cell office:value-type="float" office:value="225.36" calcext:value-type="float">
            <text:p>225.36</text:p>
          </table:table-cell>
          <table:table-cell office:value-type="float" office:value="161.1" calcext:value-type="float">
            <text:p>161.1</text:p>
          </table:table-cell>
          <table:table-cell office:value-type="float" office:value="203.65" calcext:value-type="float">
            <text:p>203.65</text:p>
          </table:table-cell>
          <table:table-cell office:value-type="float" office:value="221.04" calcext:value-type="float">
            <text:p>221.04</text:p>
          </table:table-cell>
          <table:table-cell office:value-type="float" office:value="91.88" calcext:value-type="float">
            <text:p>91.88</text:p>
          </table:table-cell>
          <table:table-cell office:value-type="float" office:value="109.77" calcext:value-type="float">
            <text:p>109.77</text:p>
          </table:table-cell>
          <table:table-cell office:value-type="float" office:value="131.09" calcext:value-type="float">
            <text:p>131.09</text:p>
          </table:table-cell>
          <table:table-cell office:value-type="float" office:value="140.28" calcext:value-type="float">
            <text:p>140.28</text:p>
          </table:table-cell>
          <table:table-cell office:value-type="float" office:value="219.01" calcext:value-type="float">
            <text:p>219.01</text:p>
          </table:table-cell>
          <table:table-cell office:value-type="float" office:value="218.14" calcext:value-type="float">
            <text:p>218.14</text:p>
          </table:table-cell>
          <table:table-cell office:value-type="float" office:value="189.33" calcext:value-type="float">
            <text:p>189.33</text:p>
          </table:table-cell>
          <table:table-cell office:value-type="float" office:value="224.34" calcext:value-type="float">
            <text:p>224.34</text:p>
          </table:table-cell>
          <table:table-cell office:value-type="float" office:value="211.46" calcext:value-type="float">
            <text:p>211.46</text:p>
          </table:table-cell>
          <table:table-cell office:value-type="float" office:value="263.09" calcext:value-type="float">
            <text:p>263.09</text:p>
          </table:table-cell>
          <table:table-cell office:value-type="float" office:value="248.55" calcext:value-type="float">
            <text:p>248.55</text:p>
          </table:table-cell>
          <table:table-cell office:value-type="float" office:value="231.79" calcext:value-type="float">
            <text:p>231.79</text:p>
          </table:table-cell>
          <table:table-cell office:value-type="float" office:value="218.63" calcext:value-type="float">
            <text:p>218.63</text:p>
          </table:table-cell>
          <table:table-cell office:value-type="float" office:value="201.98" calcext:value-type="float">
            <text:p>201.98</text:p>
          </table:table-cell>
          <table:table-cell office:value-type="float" office:value="190.82" calcext:value-type="float">
            <text:p>190.82</text:p>
          </table:table-cell>
          <table:table-cell office:value-type="float" office:value="218.68" calcext:value-type="float">
            <text:p>218.68</text:p>
          </table:table-cell>
          <table:table-cell office:value-type="float" office:value="199.38" calcext:value-type="float">
            <text:p>199.38</text:p>
          </table:table-cell>
          <table:table-cell office:value-type="float" office:value="180.83" calcext:value-type="float">
            <text:p>180.83</text:p>
          </table:table-cell>
          <table:table-cell office:value-type="float" office:value="49.31" calcext:value-type="float">
            <text:p>49.31</text:p>
          </table:table-cell>
          <table:table-cell office:value-type="float" office:value="53.8" calcext:value-type="float">
            <text:p>53.8</text:p>
          </table:table-cell>
          <table:table-cell office:value-type="float" office:value="58.74" calcext:value-type="float">
            <text:p>58.74</text:p>
          </table:table-cell>
          <table:table-cell office:value-type="float" office:value="92.07" calcext:value-type="float">
            <text:p>92.07</text:p>
          </table:table-cell>
          <table:table-cell office:value-type="float" office:value="122.53" calcext:value-type="float">
            <text:p>122.53</text:p>
          </table:table-cell>
          <table:table-cell office:value-type="float" office:value="131.91" calcext:value-type="float">
            <text:p>131.91</text:p>
          </table:table-cell>
          <table:table-cell office:value-type="float" office:value="108.94" calcext:value-type="float">
            <text:p>108.94</text:p>
          </table:table-cell>
          <table:table-cell office:value-type="float" office:value="120.91" calcext:value-type="float">
            <text:p>120.91</text:p>
          </table:table-cell>
          <table:table-cell office:value-type="float" office:value="136.68" calcext:value-type="float">
            <text:p>136.68</text:p>
          </table:table-cell>
          <table:table-cell office:value-type="float" office:value="153.61" calcext:value-type="float">
            <text:p>153.61</text:p>
          </table:table-cell>
          <table:table-cell office:value-type="float" office:value="171.86" calcext:value-type="float">
            <text:p>171.86</text:p>
          </table:table-cell>
          <table:table-cell office:value-type="float" office:value="164.6" calcext:value-type="float">
            <text:p>164.6</text:p>
          </table:table-cell>
          <table:table-cell office:value-type="float" office:value="178.06" calcext:value-type="float">
            <text:p>178.06</text:p>
          </table:table-cell>
          <table:table-cell office:value-type="float" office:value="187.64" calcext:value-type="float">
            <text:p>187.64</text:p>
          </table:table-cell>
          <table:table-cell office:value-type="float" office:value="166.24" calcext:value-type="float">
            <text:p>166.24</text:p>
          </table:table-cell>
          <table:table-cell office:value-type="float" office:value="157.83" calcext:value-type="float">
            <text:p>157.83</text:p>
          </table:table-cell>
          <table:table-cell office:value-type="float" office:value="139.88" calcext:value-type="float">
            <text:p>139.88</text:p>
          </table:table-cell>
          <table:table-cell office:value-type="float" office:value="121.78" calcext:value-type="float">
            <text:p>121.78</text:p>
          </table:table-cell>
          <table:table-cell office:value-type="float" office:value="59.2" calcext:value-type="float">
            <text:p>59.2</text:p>
          </table:table-cell>
          <table:table-cell office:value-type="float" office:value="62.69" calcext:value-type="float">
            <text:p>62.69</text:p>
          </table:table-cell>
          <table:table-cell office:value-type="float" office:value="79.84" calcext:value-type="float">
            <text:p>79.84</text:p>
          </table:table-cell>
          <table:table-cell office:value-type="float" office:value="126.65" calcext:value-type="float">
            <text:p>126.65</text:p>
          </table:table-cell>
          <table:table-cell office:value-type="float" office:value="181.12" calcext:value-type="float">
            <text:p>181.12</text:p>
          </table:table-cell>
          <table:table-cell office:value-type="float" office:value="171.42" calcext:value-type="float">
            <text:p>171.42</text:p>
          </table:table-cell>
          <table:table-cell office:value-type="float" office:value="148" calcext:value-type="float">
            <text:p>148</text:p>
          </table:table-cell>
          <table:table-cell office:value-type="float" office:value="205.39" calcext:value-type="float">
            <text:p>205.39</text:p>
          </table:table-cell>
          <table:table-cell office:value-type="float" office:value="201.99" calcext:value-type="float">
            <text:p>201.99</text:p>
          </table:table-cell>
          <table:table-cell office:value-type="float" office:value="225.52" calcext:value-type="float">
            <text:p>225.52</text:p>
          </table:table-cell>
          <table:table-cell office:value-type="float" office:value="214.73" calcext:value-type="float">
            <text:p>214.73</text:p>
          </table:table-cell>
          <table:table-cell office:value-type="float" office:value="212.42" calcext:value-type="float">
            <text:p>212.42</text:p>
          </table:table-cell>
          <table:table-cell office:value-type="float" office:value="192.53" calcext:value-type="float">
            <text:p>192.53</text:p>
          </table:table-cell>
          <table:table-cell office:value-type="float" office:value="154.19" calcext:value-type="float">
            <text:p>154.19</text:p>
          </table:table-cell>
          <table:table-cell office:value-type="float" office:value="147.51" calcext:value-type="float">
            <text:p>147.51</text:p>
          </table:table-cell>
          <table:table-cell office:value-type="float" office:value="131.52" calcext:value-type="float">
            <text:p>131.52</text:p>
          </table:table-cell>
          <table:table-cell office:value-type="float" office:value="142.56" calcext:value-type="float">
            <text:p>142.56</text:p>
          </table:table-cell>
          <table:table-cell office:value-type="float" office:value="147.42" calcext:value-type="float">
            <text:p>147.42</text:p>
          </table:table-cell>
          <table:table-cell office:value-type="float" office:value="21.42" calcext:value-type="float">
            <text:p>21.42</text:p>
          </table:table-cell>
          <table:table-cell office:value-type="float" office:value="23.71" calcext:value-type="float">
            <text:p>23.71</text:p>
          </table:table-cell>
          <table:table-cell office:value-type="float" office:value="27.94" calcext:value-type="float">
            <text:p>27.94</text:p>
          </table:table-cell>
          <table:table-cell office:value-type="float" office:value="33.36" calcext:value-type="float">
            <text:p>33.36</text:p>
          </table:table-cell>
          <table:table-cell office:value-type="float" office:value="41.53" calcext:value-type="float">
            <text:p>41.53</text:p>
          </table:table-cell>
          <table:table-cell office:value-type="float" office:value="47.78" calcext:value-type="float">
            <text:p>47.78</text:p>
          </table:table-cell>
          <table:table-cell office:value-type="float" office:value="35.29" calcext:value-type="float">
            <text:p>35.29</text:p>
          </table:table-cell>
          <table:table-cell office:value-type="float" office:value="48.4" calcext:value-type="float">
            <text:p>48.4</text:p>
          </table:table-cell>
          <table:table-cell office:value-type="float" office:value="50.08" calcext:value-type="float">
            <text:p>50.08</text:p>
          </table:table-cell>
          <table:table-cell office:value-type="float" office:value="47.31" calcext:value-type="float">
            <text:p>47.31</text:p>
          </table:table-cell>
          <table:table-cell office:value-type="float" office:value="67.39" calcext:value-type="float">
            <text:p>67.39</text:p>
          </table:table-cell>
          <table:table-cell office:value-type="float" office:value="73.43" calcext:value-type="float">
            <text:p>73.43</text:p>
          </table:table-cell>
          <table:table-cell office:value-type="float" office:value="61.01" calcext:value-type="float">
            <text:p>61.01</text:p>
          </table:table-cell>
          <table:table-cell office:value-type="float" office:value="60.62" calcext:value-type="float">
            <text:p>60.62</text:p>
          </table:table-cell>
          <table:table-cell office:value-type="float" office:value="54.36" calcext:value-type="float">
            <text:p>54.36</text:p>
          </table:table-cell>
          <table:table-cell office:value-type="float" office:value="56.53" calcext:value-type="float">
            <text:p>56.53</text:p>
          </table:table-cell>
          <table:table-cell office:value-type="float" office:value="60.03" calcext:value-type="float">
            <text:p>60.03</text:p>
          </table:table-cell>
          <table:table-cell office:value-type="float" office:value="67.1" calcext:value-type="float">
            <text:p>67.1</text:p>
          </table:table-cell>
        </table:table-row>
      </table:table>
      <table:table table:name="Valores" table:style-name="ta1">
        <table:table-column table:style-name="co1" table:number-columns-repeated="127" table:default-cell-style-name="Default"/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I_1</text:p>
          </table:table-cell>
          <table:table-cell office:value-type="string" calcext:value-type="string">
            <text:p>I_2</text:p>
          </table:table-cell>
          <table:table-cell office:value-type="string" calcext:value-type="string">
            <text:p>I_3</text:p>
          </table:table-cell>
          <table:table-cell office:value-type="string" calcext:value-type="string">
            <text:p>I_4</text:p>
          </table:table-cell>
          <table:table-cell office:value-type="string" calcext:value-type="string">
            <text:p>I_5</text:p>
          </table:table-cell>
          <table:table-cell office:value-type="string" calcext:value-type="string">
            <text:p>I_6</text:p>
          </table:table-cell>
          <table:table-cell office:value-type="string" calcext:value-type="string">
            <text:p>I_7</text:p>
          </table:table-cell>
          <table:table-cell office:value-type="string" calcext:value-type="string">
            <text:p>I_8</text:p>
          </table:table-cell>
          <table:table-cell office:value-type="string" calcext:value-type="string">
            <text:p>I_9</text:p>
          </table:table-cell>
          <table:table-cell office:value-type="string" calcext:value-type="string">
            <text:p>I_10</text:p>
          </table:table-cell>
          <table:table-cell office:value-type="string" calcext:value-type="string">
            <text:p>I_11</text:p>
          </table:table-cell>
          <table:table-cell office:value-type="string" calcext:value-type="string">
            <text:p>I_12</text:p>
          </table:table-cell>
          <table:table-cell office:value-type="string" calcext:value-type="string">
            <text:p>I_13</text:p>
          </table:table-cell>
          <table:table-cell office:value-type="string" calcext:value-type="string">
            <text:p>I_14</text:p>
          </table:table-cell>
          <table:table-cell office:value-type="string" calcext:value-type="string">
            <text:p>I_15</text:p>
          </table:table-cell>
          <table:table-cell office:value-type="string" calcext:value-type="string">
            <text:p>I_16</text:p>
          </table:table-cell>
          <table:table-cell office:value-type="string" calcext:value-type="string">
            <text:p>I_17</text:p>
          </table:table-cell>
          <table:table-cell office:value-type="string" calcext:value-type="string">
            <text:p>I_18</text:p>
          </table:table-cell>
          <table:table-cell office:value-type="string" calcext:value-type="string">
            <text:p>II_1</text:p>
          </table:table-cell>
          <table:table-cell office:value-type="string" calcext:value-type="string">
            <text:p>II_2</text:p>
          </table:table-cell>
          <table:table-cell office:value-type="string" calcext:value-type="string">
            <text:p>II_3</text:p>
          </table:table-cell>
          <table:table-cell office:value-type="string" calcext:value-type="string">
            <text:p>II_4</text:p>
          </table:table-cell>
          <table:table-cell office:value-type="string" calcext:value-type="string">
            <text:p>II_5</text:p>
          </table:table-cell>
          <table:table-cell office:value-type="string" calcext:value-type="string">
            <text:p>II_6</text:p>
          </table:table-cell>
          <table:table-cell office:value-type="string" calcext:value-type="string">
            <text:p>II_7</text:p>
          </table:table-cell>
          <table:table-cell office:value-type="string" calcext:value-type="string">
            <text:p>II_8</text:p>
          </table:table-cell>
          <table:table-cell office:value-type="string" calcext:value-type="string">
            <text:p>II_9</text:p>
          </table:table-cell>
          <table:table-cell office:value-type="string" calcext:value-type="string">
            <text:p>II_10</text:p>
          </table:table-cell>
          <table:table-cell office:value-type="string" calcext:value-type="string">
            <text:p>II_11</text:p>
          </table:table-cell>
          <table:table-cell office:value-type="string" calcext:value-type="string">
            <text:p>II_12</text:p>
          </table:table-cell>
          <table:table-cell office:value-type="string" calcext:value-type="string">
            <text:p>II_13</text:p>
          </table:table-cell>
          <table:table-cell office:value-type="string" calcext:value-type="string">
            <text:p>II_14</text:p>
          </table:table-cell>
          <table:table-cell office:value-type="string" calcext:value-type="string">
            <text:p>II_15</text:p>
          </table:table-cell>
          <table:table-cell office:value-type="string" calcext:value-type="string">
            <text:p>II_16</text:p>
          </table:table-cell>
          <table:table-cell office:value-type="string" calcext:value-type="string">
            <text:p>II_17</text:p>
          </table:table-cell>
          <table:table-cell office:value-type="string" calcext:value-type="string">
            <text:p>II_18</text:p>
          </table:table-cell>
          <table:table-cell office:value-type="string" calcext:value-type="string">
            <text:p>III_1</text:p>
          </table:table-cell>
          <table:table-cell office:value-type="string" calcext:value-type="string">
            <text:p>III_2</text:p>
          </table:table-cell>
          <table:table-cell office:value-type="string" calcext:value-type="string">
            <text:p>III_3</text:p>
          </table:table-cell>
          <table:table-cell office:value-type="string" calcext:value-type="string">
            <text:p>III_4</text:p>
          </table:table-cell>
          <table:table-cell office:value-type="string" calcext:value-type="string">
            <text:p>III_5</text:p>
          </table:table-cell>
          <table:table-cell office:value-type="string" calcext:value-type="string">
            <text:p>III_6</text:p>
          </table:table-cell>
          <table:table-cell office:value-type="string" calcext:value-type="string">
            <text:p>III_7</text:p>
          </table:table-cell>
          <table:table-cell office:value-type="string" calcext:value-type="string">
            <text:p>III_8</text:p>
          </table:table-cell>
          <table:table-cell office:value-type="string" calcext:value-type="string">
            <text:p>III_9</text:p>
          </table:table-cell>
          <table:table-cell office:value-type="string" calcext:value-type="string">
            <text:p>III_10</text:p>
          </table:table-cell>
          <table:table-cell office:value-type="string" calcext:value-type="string">
            <text:p>III_11</text:p>
          </table:table-cell>
          <table:table-cell office:value-type="string" calcext:value-type="string">
            <text:p>III_12</text:p>
          </table:table-cell>
          <table:table-cell office:value-type="string" calcext:value-type="string">
            <text:p>III_13</text:p>
          </table:table-cell>
          <table:table-cell office:value-type="string" calcext:value-type="string">
            <text:p>III_14</text:p>
          </table:table-cell>
          <table:table-cell office:value-type="string" calcext:value-type="string">
            <text:p>III_15</text:p>
          </table:table-cell>
          <table:table-cell office:value-type="string" calcext:value-type="string">
            <text:p>III_16</text:p>
          </table:table-cell>
          <table:table-cell office:value-type="string" calcext:value-type="string">
            <text:p>III_17</text:p>
          </table:table-cell>
          <table:table-cell office:value-type="string" calcext:value-type="string">
            <text:p>III_18</text:p>
          </table:table-cell>
          <table:table-cell office:value-type="string" calcext:value-type="string">
            <text:p>IV_1</text:p>
          </table:table-cell>
          <table:table-cell office:value-type="string" calcext:value-type="string">
            <text:p>IV_2</text:p>
          </table:table-cell>
          <table:table-cell office:value-type="string" calcext:value-type="string">
            <text:p>IV_3</text:p>
          </table:table-cell>
          <table:table-cell office:value-type="string" calcext:value-type="string">
            <text:p>IV_4</text:p>
          </table:table-cell>
          <table:table-cell office:value-type="string" calcext:value-type="string">
            <text:p>IV_5</text:p>
          </table:table-cell>
          <table:table-cell office:value-type="string" calcext:value-type="string">
            <text:p>IV_6</text:p>
          </table:table-cell>
          <table:table-cell office:value-type="string" calcext:value-type="string">
            <text:p>IV_7</text:p>
          </table:table-cell>
          <table:table-cell office:value-type="string" calcext:value-type="string">
            <text:p>IV_8</text:p>
          </table:table-cell>
          <table:table-cell office:value-type="string" calcext:value-type="string">
            <text:p>IV_9</text:p>
          </table:table-cell>
          <table:table-cell office:value-type="string" calcext:value-type="string">
            <text:p>IV_10</text:p>
          </table:table-cell>
          <table:table-cell office:value-type="string" calcext:value-type="string">
            <text:p>IV_11</text:p>
          </table:table-cell>
          <table:table-cell office:value-type="string" calcext:value-type="string">
            <text:p>IV_12</text:p>
          </table:table-cell>
          <table:table-cell office:value-type="string" calcext:value-type="string">
            <text:p>IV_13</text:p>
          </table:table-cell>
          <table:table-cell office:value-type="string" calcext:value-type="string">
            <text:p>IV_14</text:p>
          </table:table-cell>
          <table:table-cell office:value-type="string" calcext:value-type="string">
            <text:p>IV_15</text:p>
          </table:table-cell>
          <table:table-cell office:value-type="string" calcext:value-type="string">
            <text:p>IV_16</text:p>
          </table:table-cell>
          <table:table-cell office:value-type="string" calcext:value-type="string">
            <text:p>IV_17</text:p>
          </table:table-cell>
          <table:table-cell office:value-type="string" calcext:value-type="string">
            <text:p>IV_18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V_2</text:p>
          </table:table-cell>
          <table:table-cell office:value-type="string" calcext:value-type="string">
            <text:p>V_3</text:p>
          </table:table-cell>
          <table:table-cell office:value-type="string" calcext:value-type="string">
            <text:p>V_4</text:p>
          </table:table-cell>
          <table:table-cell office:value-type="string" calcext:value-type="string">
            <text:p>V_5</text:p>
          </table:table-cell>
          <table:table-cell office:value-type="string" calcext:value-type="string">
            <text:p>V_6</text:p>
          </table:table-cell>
          <table:table-cell office:value-type="string" calcext:value-type="string">
            <text:p>V_7</text:p>
          </table:table-cell>
          <table:table-cell office:value-type="string" calcext:value-type="string">
            <text:p>V_8</text:p>
          </table:table-cell>
          <table:table-cell office:value-type="string" calcext:value-type="string">
            <text:p>V_9</text:p>
          </table:table-cell>
          <table:table-cell office:value-type="string" calcext:value-type="string">
            <text:p>V_10</text:p>
          </table:table-cell>
          <table:table-cell office:value-type="string" calcext:value-type="string">
            <text:p>V_11</text:p>
          </table:table-cell>
          <table:table-cell office:value-type="string" calcext:value-type="string">
            <text:p>V_12</text:p>
          </table:table-cell>
          <table:table-cell office:value-type="string" calcext:value-type="string">
            <text:p>V_13</text:p>
          </table:table-cell>
          <table:table-cell office:value-type="string" calcext:value-type="string">
            <text:p>V_14</text:p>
          </table:table-cell>
          <table:table-cell office:value-type="string" calcext:value-type="string">
            <text:p>V_15</text:p>
          </table:table-cell>
          <table:table-cell office:value-type="string" calcext:value-type="string">
            <text:p>V_16</text:p>
          </table:table-cell>
          <table:table-cell office:value-type="string" calcext:value-type="string">
            <text:p>V_17</text:p>
          </table:table-cell>
          <table:table-cell office:value-type="string" calcext:value-type="string">
            <text:p>V_18</text:p>
          </table:table-cell>
          <table:table-cell office:value-type="string" calcext:value-type="string">
            <text:p>VI_1</text:p>
          </table:table-cell>
          <table:table-cell office:value-type="string" calcext:value-type="string">
            <text:p>VI_2</text:p>
          </table:table-cell>
          <table:table-cell office:value-type="string" calcext:value-type="string">
            <text:p>VI_3</text:p>
          </table:table-cell>
          <table:table-cell office:value-type="string" calcext:value-type="string">
            <text:p>VI_4</text:p>
          </table:table-cell>
          <table:table-cell office:value-type="string" calcext:value-type="string">
            <text:p>VI_5</text:p>
          </table:table-cell>
          <table:table-cell office:value-type="string" calcext:value-type="string">
            <text:p>VI_6</text:p>
          </table:table-cell>
          <table:table-cell office:value-type="string" calcext:value-type="string">
            <text:p>VI_7</text:p>
          </table:table-cell>
          <table:table-cell office:value-type="string" calcext:value-type="string">
            <text:p>VI_8</text:p>
          </table:table-cell>
          <table:table-cell office:value-type="string" calcext:value-type="string">
            <text:p>VI_9</text:p>
          </table:table-cell>
          <table:table-cell office:value-type="string" calcext:value-type="string">
            <text:p>VI_10</text:p>
          </table:table-cell>
          <table:table-cell office:value-type="string" calcext:value-type="string">
            <text:p>VI_11</text:p>
          </table:table-cell>
          <table:table-cell office:value-type="string" calcext:value-type="string">
            <text:p>VI_12</text:p>
          </table:table-cell>
          <table:table-cell office:value-type="string" calcext:value-type="string">
            <text:p>VI_13</text:p>
          </table:table-cell>
          <table:table-cell office:value-type="string" calcext:value-type="string">
            <text:p>VI_14</text:p>
          </table:table-cell>
          <table:table-cell office:value-type="string" calcext:value-type="string">
            <text:p>VI_15</text:p>
          </table:table-cell>
          <table:table-cell office:value-type="string" calcext:value-type="string">
            <text:p>VI_16</text:p>
          </table:table-cell>
          <table:table-cell office:value-type="string" calcext:value-type="string">
            <text:p>VI_17</text:p>
          </table:table-cell>
          <table:table-cell office:value-type="string" calcext:value-type="string">
            <text:p>VI_18</text:p>
          </table:table-cell>
          <table:table-cell office:value-type="string" calcext:value-type="string">
            <text:p>VII_1</text:p>
          </table:table-cell>
          <table:table-cell office:value-type="string" calcext:value-type="string">
            <text:p>VII_2</text:p>
          </table:table-cell>
          <table:table-cell office:value-type="string" calcext:value-type="string">
            <text:p>VII_3</text:p>
          </table:table-cell>
          <table:table-cell office:value-type="string" calcext:value-type="string">
            <text:p>VII_4</text:p>
          </table:table-cell>
          <table:table-cell office:value-type="string" calcext:value-type="string">
            <text:p>VII_5</text:p>
          </table:table-cell>
          <table:table-cell office:value-type="string" calcext:value-type="string">
            <text:p>VII_6</text:p>
          </table:table-cell>
          <table:table-cell office:value-type="string" calcext:value-type="string">
            <text:p>VII_7</text:p>
          </table:table-cell>
          <table:table-cell office:value-type="string" calcext:value-type="string">
            <text:p>VII_8</text:p>
          </table:table-cell>
          <table:table-cell office:value-type="string" calcext:value-type="string">
            <text:p>VII_9</text:p>
          </table:table-cell>
          <table:table-cell office:value-type="string" calcext:value-type="string">
            <text:p>VII_10</text:p>
          </table:table-cell>
          <table:table-cell office:value-type="string" calcext:value-type="string">
            <text:p>VII_11</text:p>
          </table:table-cell>
          <table:table-cell office:value-type="string" calcext:value-type="string">
            <text:p>VII_12</text:p>
          </table:table-cell>
          <table:table-cell office:value-type="string" calcext:value-type="string">
            <text:p>VII_13</text:p>
          </table:table-cell>
          <table:table-cell office:value-type="string" calcext:value-type="string">
            <text:p>VII_14</text:p>
          </table:table-cell>
          <table:table-cell office:value-type="string" calcext:value-type="string">
            <text:p>VII_15</text:p>
          </table:table-cell>
          <table:table-cell office:value-type="string" calcext:value-type="string">
            <text:p>VII_16</text:p>
          </table:table-cell>
          <table:table-cell office:value-type="string" calcext:value-type="string">
            <text:p>VII_17</text:p>
          </table:table-cell>
          <table:table-cell office:value-type="string" calcext:value-type="string">
            <text:p>VII_18</text:p>
          </table:table-cell>
        </table:table-row>
        <table:table-row table:style-name="ro1">
          <table:table-cell office:value-type="string" calcext:value-type="string">
            <text:p>T. PRATOS PRONTOS CONGELADOS</text:p>
          </table:table-cell>
          <table:table-cell office:value-type="float" office:value="7914.27" calcext:value-type="float">
            <text:p>7914.27</text:p>
          </table:table-cell>
          <table:table-cell office:value-type="float" office:value="8329.36" calcext:value-type="float">
            <text:p>8329.36</text:p>
          </table:table-cell>
          <table:table-cell office:value-type="float" office:value="8252.63" calcext:value-type="float">
            <text:p>8252.63</text:p>
          </table:table-cell>
          <table:table-cell office:value-type="float" office:value="9369.3" calcext:value-type="float">
            <text:p>9369.3</text:p>
          </table:table-cell>
          <table:table-cell office:value-type="float" office:value="10345.36" calcext:value-type="float">
            <text:p>10345.36</text:p>
          </table:table-cell>
          <table:table-cell office:value-type="float" office:value="10228.01" calcext:value-type="float">
            <text:p>10228.01</text:p>
          </table:table-cell>
          <table:table-cell office:value-type="float" office:value="10340.66" calcext:value-type="float">
            <text:p>10340.66</text:p>
          </table:table-cell>
          <table:table-cell office:value-type="float" office:value="10490.11" calcext:value-type="float">
            <text:p>10490.11</text:p>
          </table:table-cell>
          <table:table-cell office:value-type="float" office:value="9963.15" calcext:value-type="float">
            <text:p>9963.15</text:p>
          </table:table-cell>
          <table:table-cell office:value-type="float" office:value="10739.83" calcext:value-type="float">
            <text:p>10739.83</text:p>
          </table:table-cell>
          <table:table-cell office:value-type="float" office:value="11033.79" calcext:value-type="float">
            <text:p>11033.79</text:p>
          </table:table-cell>
          <table:table-cell office:value-type="float" office:value="11326.21" calcext:value-type="float">
            <text:p>11326.21</text:p>
          </table:table-cell>
          <table:table-cell office:value-type="float" office:value="11948.05" calcext:value-type="float">
            <text:p>11948.05</text:p>
          </table:table-cell>
          <table:table-cell office:value-type="float" office:value="11866.62" calcext:value-type="float">
            <text:p>11866.62</text:p>
          </table:table-cell>
          <table:table-cell office:value-type="float" office:value="11836.42" calcext:value-type="float">
            <text:p>11836.42</text:p>
          </table:table-cell>
          <table:table-cell office:value-type="float" office:value="13349.81" calcext:value-type="float">
            <text:p>13349.81</text:p>
          </table:table-cell>
          <table:table-cell office:value-type="float" office:value="13672.63" calcext:value-type="float">
            <text:p>13672.63</text:p>
          </table:table-cell>
          <table:table-cell office:value-type="float" office:value="15477.39" calcext:value-type="float">
            <text:p>15477.39</text:p>
          </table:table-cell>
          <table:table-cell office:value-type="float" office:value="17346.64" calcext:value-type="float">
            <text:p>17346.64</text:p>
          </table:table-cell>
          <table:table-cell office:value-type="float" office:value="16808.01" calcext:value-type="float">
            <text:p>16808.01</text:p>
          </table:table-cell>
          <table:table-cell office:value-type="float" office:value="16802.99" calcext:value-type="float">
            <text:p>16802.99</text:p>
          </table:table-cell>
          <table:table-cell office:value-type="float" office:value="18135.37" calcext:value-type="float">
            <text:p>18135.37</text:p>
          </table:table-cell>
          <table:table-cell office:value-type="float" office:value="18868.65" calcext:value-type="float">
            <text:p>18868.65</text:p>
          </table:table-cell>
          <table:table-cell office:value-type="float" office:value="18716.32" calcext:value-type="float">
            <text:p>18716.32</text:p>
          </table:table-cell>
          <table:table-cell office:value-type="float" office:value="19234.09" calcext:value-type="float">
            <text:p>19234.09</text:p>
          </table:table-cell>
          <table:table-cell office:value-type="float" office:value="19345.85" calcext:value-type="float">
            <text:p>19345.85</text:p>
          </table:table-cell>
          <table:table-cell office:value-type="float" office:value="18799.95" calcext:value-type="float">
            <text:p>18799.95</text:p>
          </table:table-cell>
          <table:table-cell office:value-type="float" office:value="19709.28" calcext:value-type="float">
            <text:p>19709.28</text:p>
          </table:table-cell>
          <table:table-cell office:value-type="float" office:value="18553.28" calcext:value-type="float">
            <text:p>18553.28</text:p>
          </table:table-cell>
          <table:table-cell office:value-type="float" office:value="18346.6" calcext:value-type="float">
            <text:p>18346.6</text:p>
          </table:table-cell>
          <table:table-cell office:value-type="float" office:value="18843.7" calcext:value-type="float">
            <text:p>18843.7</text:p>
          </table:table-cell>
          <table:table-cell office:value-type="float" office:value="18776.43" calcext:value-type="float">
            <text:p>18776.43</text:p>
          </table:table-cell>
          <table:table-cell office:value-type="float" office:value="18524.33" calcext:value-type="float">
            <text:p>18524.33</text:p>
          </table:table-cell>
          <table:table-cell office:value-type="float" office:value="19892.43" calcext:value-type="float">
            <text:p>19892.43</text:p>
          </table:table-cell>
          <table:table-cell office:value-type="float" office:value="21256.52" calcext:value-type="float">
            <text:p>21256.52</text:p>
          </table:table-cell>
          <table:table-cell office:value-type="float" office:value="22492.98" calcext:value-type="float">
            <text:p>22492.98</text:p>
          </table:table-cell>
          <table:table-cell office:value-type="float" office:value="19120.32" calcext:value-type="float">
            <text:p>19120.32</text:p>
          </table:table-cell>
          <table:table-cell office:value-type="float" office:value="20615.57" calcext:value-type="float">
            <text:p>20615.57</text:p>
          </table:table-cell>
          <table:table-cell office:value-type="float" office:value="20175.88" calcext:value-type="float">
            <text:p>20175.88</text:p>
          </table:table-cell>
          <table:table-cell office:value-type="float" office:value="21485.3" calcext:value-type="float">
            <text:p>21485.3</text:p>
          </table:table-cell>
          <table:table-cell office:value-type="float" office:value="22982.77" calcext:value-type="float">
            <text:p>22982.77</text:p>
          </table:table-cell>
          <table:table-cell office:value-type="float" office:value="23743.83" calcext:value-type="float">
            <text:p>23743.83</text:p>
          </table:table-cell>
          <table:table-cell office:value-type="float" office:value="22462.4" calcext:value-type="float">
            <text:p>22462.4</text:p>
          </table:table-cell>
          <table:table-cell office:value-type="float" office:value="23384.43" calcext:value-type="float">
            <text:p>23384.43</text:p>
          </table:table-cell>
          <table:table-cell office:value-type="float" office:value="22077.25" calcext:value-type="float">
            <text:p>22077.25</text:p>
          </table:table-cell>
          <table:table-cell office:value-type="float" office:value="23486.36" calcext:value-type="float">
            <text:p>23486.36</text:p>
          </table:table-cell>
          <table:table-cell office:value-type="float" office:value="23849.83" calcext:value-type="float">
            <text:p>23849.83</text:p>
          </table:table-cell>
          <table:table-cell office:value-type="float" office:value="24643.3" calcext:value-type="float">
            <text:p>24643.3</text:p>
          </table:table-cell>
          <table:table-cell office:value-type="float" office:value="24203.77" calcext:value-type="float">
            <text:p>24203.77</text:p>
          </table:table-cell>
          <table:table-cell office:value-type="float" office:value="25075.8" calcext:value-type="float">
            <text:p>25075.8</text:p>
          </table:table-cell>
          <table:table-cell office:value-type="float" office:value="25898.81" calcext:value-type="float">
            <text:p>25898.81</text:p>
          </table:table-cell>
          <table:table-cell office:value-type="float" office:value="25658.38" calcext:value-type="float">
            <text:p>25658.38</text:p>
          </table:table-cell>
          <table:table-cell office:value-type="float" office:value="26446.6" calcext:value-type="float">
            <text:p>26446.6</text:p>
          </table:table-cell>
          <table:table-cell office:value-type="float" office:value="26677.88" calcext:value-type="float">
            <text:p>26677.88</text:p>
          </table:table-cell>
          <table:table-cell office:value-type="float" office:value="17312.69" calcext:value-type="float">
            <text:p>17312.69</text:p>
          </table:table-cell>
          <table:table-cell office:value-type="float" office:value="18091.53" calcext:value-type="float">
            <text:p>18091.53</text:p>
          </table:table-cell>
          <table:table-cell office:value-type="float" office:value="19267" calcext:value-type="float">
            <text:p>19267</text:p>
          </table:table-cell>
          <table:table-cell office:value-type="float" office:value="21323.88" calcext:value-type="float">
            <text:p>21323.88</text:p>
          </table:table-cell>
          <table:table-cell office:value-type="float" office:value="21924.52" calcext:value-type="float">
            <text:p>21924.52</text:p>
          </table:table-cell>
          <table:table-cell office:value-type="float" office:value="21094.22" calcext:value-type="float">
            <text:p>21094.22</text:p>
          </table:table-cell>
          <table:table-cell office:value-type="float" office:value="20666.46" calcext:value-type="float">
            <text:p>20666.46</text:p>
          </table:table-cell>
          <table:table-cell office:value-type="float" office:value="20738.31" calcext:value-type="float">
            <text:p>20738.31</text:p>
          </table:table-cell>
          <table:table-cell office:value-type="float" office:value="19765.55" calcext:value-type="float">
            <text:p>19765.55</text:p>
          </table:table-cell>
          <table:table-cell office:value-type="float" office:value="21510.06" calcext:value-type="float">
            <text:p>21510.06</text:p>
          </table:table-cell>
          <table:table-cell office:value-type="float" office:value="21767.08" calcext:value-type="float">
            <text:p>21767.08</text:p>
          </table:table-cell>
          <table:table-cell office:value-type="float" office:value="21631.21" calcext:value-type="float">
            <text:p>21631.21</text:p>
          </table:table-cell>
          <table:table-cell office:value-type="float" office:value="22066.64" calcext:value-type="float">
            <text:p>22066.64</text:p>
          </table:table-cell>
          <table:table-cell office:value-type="float" office:value="21550.62" calcext:value-type="float">
            <text:p>21550.62</text:p>
          </table:table-cell>
          <table:table-cell office:value-type="float" office:value="21338.96" calcext:value-type="float">
            <text:p>21338.96</text:p>
          </table:table-cell>
          <table:table-cell office:value-type="float" office:value="22513.67" calcext:value-type="float">
            <text:p>22513.67</text:p>
          </table:table-cell>
          <table:table-cell office:value-type="float" office:value="22612.36" calcext:value-type="float">
            <text:p>22612.36</text:p>
          </table:table-cell>
          <table:table-cell office:value-type="float" office:value="22071.49" calcext:value-type="float">
            <text:p>22071.49</text:p>
          </table:table-cell>
          <table:table-cell office:value-type="float" office:value="15448.33" calcext:value-type="float">
            <text:p>15448.33</text:p>
          </table:table-cell>
          <table:table-cell office:value-type="float" office:value="16032.83" calcext:value-type="float">
            <text:p>16032.83</text:p>
          </table:table-cell>
          <table:table-cell office:value-type="float" office:value="16180.11" calcext:value-type="float">
            <text:p>16180.11</text:p>
          </table:table-cell>
          <table:table-cell office:value-type="float" office:value="19028.15" calcext:value-type="float">
            <text:p>19028.15</text:p>
          </table:table-cell>
          <table:table-cell office:value-type="float" office:value="19201.25" calcext:value-type="float">
            <text:p>19201.25</text:p>
          </table:table-cell>
          <table:table-cell office:value-type="float" office:value="18726.73" calcext:value-type="float">
            <text:p>18726.73</text:p>
          </table:table-cell>
          <table:table-cell office:value-type="float" office:value="17566.3" calcext:value-type="float">
            <text:p>17566.3</text:p>
          </table:table-cell>
          <table:table-cell office:value-type="float" office:value="17192.08" calcext:value-type="float">
            <text:p>17192.08</text:p>
          </table:table-cell>
          <table:table-cell office:value-type="float" office:value="17449.46" calcext:value-type="float">
            <text:p>17449.46</text:p>
          </table:table-cell>
          <table:table-cell office:value-type="float" office:value="18684.62" calcext:value-type="float">
            <text:p>18684.62</text:p>
          </table:table-cell>
          <table:table-cell office:value-type="float" office:value="18647.56" calcext:value-type="float">
            <text:p>18647.56</text:p>
          </table:table-cell>
          <table:table-cell office:value-type="float" office:value="18830.6" calcext:value-type="float">
            <text:p>18830.6</text:p>
          </table:table-cell>
          <table:table-cell office:value-type="float" office:value="19640.27" calcext:value-type="float">
            <text:p>19640.27</text:p>
          </table:table-cell>
          <table:table-cell office:value-type="float" office:value="20720.39" calcext:value-type="float">
            <text:p>20720.39</text:p>
          </table:table-cell>
          <table:table-cell office:value-type="float" office:value="20266.07" calcext:value-type="float">
            <text:p>20266.07</text:p>
          </table:table-cell>
          <table:table-cell office:value-type="float" office:value="21539.41" calcext:value-type="float">
            <text:p>21539.41</text:p>
          </table:table-cell>
          <table:table-cell office:value-type="float" office:value="22126.58" calcext:value-type="float">
            <text:p>22126.58</text:p>
          </table:table-cell>
          <table:table-cell office:value-type="float" office:value="21401.43" calcext:value-type="float">
            <text:p>21401.43</text:p>
          </table:table-cell>
          <table:table-cell office:value-type="float" office:value="19418.44" calcext:value-type="float">
            <text:p>19418.44</text:p>
          </table:table-cell>
          <table:table-cell office:value-type="float" office:value="20565.09" calcext:value-type="float">
            <text:p>20565.09</text:p>
          </table:table-cell>
          <table:table-cell office:value-type="float" office:value="20612.54" calcext:value-type="float">
            <text:p>20612.54</text:p>
          </table:table-cell>
          <table:table-cell office:value-type="float" office:value="24281.73" calcext:value-type="float">
            <text:p>24281.73</text:p>
          </table:table-cell>
          <table:table-cell office:value-type="float" office:value="25570.58" calcext:value-type="float">
            <text:p>25570.58</text:p>
          </table:table-cell>
          <table:table-cell office:value-type="float" office:value="23593.4" calcext:value-type="float">
            <text:p>23593.4</text:p>
          </table:table-cell>
          <table:table-cell office:value-type="float" office:value="22789.12" calcext:value-type="float">
            <text:p>22789.12</text:p>
          </table:table-cell>
          <table:table-cell office:value-type="float" office:value="24351.24" calcext:value-type="float">
            <text:p>24351.24</text:p>
          </table:table-cell>
          <table:table-cell office:value-type="float" office:value="24376.15" calcext:value-type="float">
            <text:p>24376.15</text:p>
          </table:table-cell>
          <table:table-cell office:value-type="float" office:value="25602.06" calcext:value-type="float">
            <text:p>25602.06</text:p>
          </table:table-cell>
          <table:table-cell office:value-type="float" office:value="26261.99" calcext:value-type="float">
            <text:p>26261.99</text:p>
          </table:table-cell>
          <table:table-cell office:value-type="float" office:value="26093.81" calcext:value-type="float">
            <text:p>26093.81</text:p>
          </table:table-cell>
          <table:table-cell office:value-type="float" office:value="25692.34" calcext:value-type="float">
            <text:p>25692.34</text:p>
          </table:table-cell>
          <table:table-cell office:value-type="float" office:value="26190.4" calcext:value-type="float">
            <text:p>26190.4</text:p>
          </table:table-cell>
          <table:table-cell office:value-type="float" office:value="25707.65" calcext:value-type="float">
            <text:p>25707.65</text:p>
          </table:table-cell>
          <table:table-cell office:value-type="float" office:value="28778.38" calcext:value-type="float">
            <text:p>28778.38</text:p>
          </table:table-cell>
          <table:table-cell office:value-type="float" office:value="30728" calcext:value-type="float">
            <text:p>30728</text:p>
          </table:table-cell>
          <table:table-cell office:value-type="float" office:value="29379.29" calcext:value-type="float">
            <text:p>29379.29</text:p>
          </table:table-cell>
          <table:table-cell office:value-type="float" office:value="8070.77" calcext:value-type="float">
            <text:p>8070.77</text:p>
          </table:table-cell>
          <table:table-cell office:value-type="float" office:value="7785.99" calcext:value-type="float">
            <text:p>7785.99</text:p>
          </table:table-cell>
          <table:table-cell office:value-type="float" office:value="7982.84" calcext:value-type="float">
            <text:p>7982.84</text:p>
          </table:table-cell>
          <table:table-cell office:value-type="float" office:value="8739.44" calcext:value-type="float">
            <text:p>8739.44</text:p>
          </table:table-cell>
          <table:table-cell office:value-type="float" office:value="8961.81" calcext:value-type="float">
            <text:p>8961.81</text:p>
          </table:table-cell>
          <table:table-cell office:value-type="float" office:value="8852.33" calcext:value-type="float">
            <text:p>8852.33</text:p>
          </table:table-cell>
          <table:table-cell office:value-type="float" office:value="8560.16" calcext:value-type="float">
            <text:p>8560.16</text:p>
          </table:table-cell>
          <table:table-cell office:value-type="float" office:value="8988.09" calcext:value-type="float">
            <text:p>8988.09</text:p>
          </table:table-cell>
          <table:table-cell office:value-type="float" office:value="8797.24" calcext:value-type="float">
            <text:p>8797.24</text:p>
          </table:table-cell>
          <table:table-cell office:value-type="float" office:value="8821.37" calcext:value-type="float">
            <text:p>8821.37</text:p>
          </table:table-cell>
          <table:table-cell office:value-type="float" office:value="9204.05" calcext:value-type="float">
            <text:p>9204.05</text:p>
          </table:table-cell>
          <table:table-cell office:value-type="float" office:value="9491.98" calcext:value-type="float">
            <text:p>9491.98</text:p>
          </table:table-cell>
          <table:table-cell office:value-type="float" office:value="9519.51" calcext:value-type="float">
            <text:p>9519.51</text:p>
          </table:table-cell>
          <table:table-cell office:value-type="float" office:value="9843.16" calcext:value-type="float">
            <text:p>9843.16</text:p>
          </table:table-cell>
          <table:table-cell office:value-type="float" office:value="9690.34" calcext:value-type="float">
            <text:p>9690.34</text:p>
          </table:table-cell>
          <table:table-cell office:value-type="float" office:value="10480.66" calcext:value-type="float">
            <text:p>10480.66</text:p>
          </table:table-cell>
          <table:table-cell office:value-type="float" office:value="11367.29" calcext:value-type="float">
            <text:p>11367.29</text:p>
          </table:table-cell>
          <table:table-cell office:value-type="float" office:value="11167.65" calcext:value-type="float">
            <text:p>11167.65</text:p>
          </table:table-cell>
        </table:table-row>
        <table:table-row table:style-name="ro1">
          <table:table-cell office:value-type="string" calcext:value-type="string">
            <text:p>T. AURORA ALIMENTOS</text:p>
          </table:table-cell>
          <table:table-cell office:value-type="float" office:value="180.46" calcext:value-type="float">
            <text:p>180.46</text:p>
          </table:table-cell>
          <table:table-cell office:value-type="float" office:value="179.65" calcext:value-type="float">
            <text:p>179.65</text:p>
          </table:table-cell>
          <table:table-cell office:value-type="float" office:value="153.4" calcext:value-type="float">
            <text:p>153.4</text:p>
          </table:table-cell>
          <table:table-cell office:value-type="float" office:value="142.59" calcext:value-type="float">
            <text:p>142.59</text:p>
          </table:table-cell>
          <table:table-cell office:value-type="float" office:value="117.42" calcext:value-type="float">
            <text:p>117.42</text:p>
          </table:table-cell>
          <table:table-cell office:value-type="float" office:value="114.34" calcext:value-type="float">
            <text:p>114.34</text:p>
          </table:table-cell>
          <table:table-cell office:value-type="float" office:value="109.19" calcext:value-type="float">
            <text:p>109.19</text:p>
          </table:table-cell>
          <table:table-cell office:value-type="float" office:value="83.06" calcext:value-type="float">
            <text:p>83.06</text:p>
          </table:table-cell>
          <table:table-cell office:value-type="float" office:value="88.82" calcext:value-type="float">
            <text:p>88.82</text:p>
          </table:table-cell>
          <table:table-cell office:value-type="float" office:value="94.69" calcext:value-type="float">
            <text:p>94.69</text:p>
          </table:table-cell>
          <table:table-cell office:value-type="float" office:value="147.44" calcext:value-type="float">
            <text:p>147.44</text:p>
          </table:table-cell>
          <table:table-cell office:value-type="float" office:value="145.22" calcext:value-type="float">
            <text:p>145.22</text:p>
          </table:table-cell>
          <table:table-cell office:value-type="float" office:value="149.23" calcext:value-type="float">
            <text:p>149.23</text:p>
          </table:table-cell>
          <table:table-cell office:value-type="float" office:value="162.43" calcext:value-type="float">
            <text:p>162.43</text:p>
          </table:table-cell>
          <table:table-cell office:value-type="float" office:value="150.37" calcext:value-type="float">
            <text:p>150.37</text:p>
          </table:table-cell>
          <table:table-cell office:value-type="float" office:value="90.23" calcext:value-type="float">
            <text:p>90.23</text:p>
          </table:table-cell>
          <table:table-cell office:value-type="float" office:value="117.35" calcext:value-type="float">
            <text:p>117.35</text:p>
          </table:table-cell>
          <table:table-cell office:value-type="float" office:value="114.41" calcext:value-type="float">
            <text:p>114.41</text:p>
          </table:table-cell>
          <table:table-cell office:value-type="float" office:value="105.23" calcext:value-type="float">
            <text:p>105.23</text:p>
          </table:table-cell>
          <table:table-cell office:value-type="float" office:value="139.94" calcext:value-type="float">
            <text:p>139.94</text:p>
          </table:table-cell>
          <table:table-cell office:value-type="float" office:value="192.01" calcext:value-type="float">
            <text:p>192.01</text:p>
          </table:table-cell>
          <table:table-cell office:value-type="float" office:value="152" calcext:value-type="float">
            <text:p>152</text:p>
          </table:table-cell>
          <table:table-cell office:value-type="float" office:value="141.58" calcext:value-type="float">
            <text:p>141.58</text:p>
          </table:table-cell>
          <table:table-cell office:value-type="float" office:value="151.18" calcext:value-type="float">
            <text:p>151.18</text:p>
          </table:table-cell>
          <table:table-cell office:value-type="float" office:value="155.04" calcext:value-type="float">
            <text:p>155.04</text:p>
          </table:table-cell>
          <table:table-cell office:value-type="float" office:value="146.35" calcext:value-type="float">
            <text:p>146.35</text:p>
          </table:table-cell>
          <table:table-cell office:value-type="float" office:value="187.05" calcext:value-type="float">
            <text:p>187.05</text:p>
          </table:table-cell>
          <table:table-cell office:value-type="float" office:value="203.12" calcext:value-type="float">
            <text:p>203.12</text:p>
          </table:table-cell>
          <table:table-cell office:value-type="float" office:value="213.48" calcext:value-type="float">
            <text:p>213.48</text:p>
          </table:table-cell>
          <table:table-cell office:value-type="float" office:value="250.83" calcext:value-type="float">
            <text:p>250.83</text:p>
          </table:table-cell>
          <table:table-cell office:value-type="float" office:value="187.99" calcext:value-type="float">
            <text:p>187.99</text:p>
          </table:table-cell>
          <table:table-cell office:value-type="float" office:value="174.95" calcext:value-type="float">
            <text:p>174.95</text:p>
          </table:table-cell>
          <table:table-cell office:value-type="float" office:value="258.09" calcext:value-type="float">
            <text:p>258.09</text:p>
          </table:table-cell>
          <table:table-cell office:value-type="float" office:value="228.67" calcext:value-type="float">
            <text:p>228.67</text:p>
          </table:table-cell>
          <table:table-cell office:value-type="float" office:value="316.41" calcext:value-type="float">
            <text:p>316.41</text:p>
          </table:table-cell>
          <table:table-cell office:value-type="float" office:value="305.04" calcext:value-type="float">
            <text:p>305.04</text:p>
          </table:table-cell>
          <table:table-cell office:value-type="float" office:value="348.71" calcext:value-type="float">
            <text:p>348.71</text:p>
          </table:table-cell>
          <table:table-cell office:value-type="float" office:value="187.48" calcext:value-type="float">
            <text:p>187.48</text:p>
          </table:table-cell>
          <table:table-cell office:value-type="float" office:value="281.86" calcext:value-type="float">
            <text:p>281.86</text:p>
          </table:table-cell>
          <table:table-cell office:value-type="float" office:value="391.43" calcext:value-type="float">
            <text:p>391.43</text:p>
          </table:table-cell>
          <table:table-cell office:value-type="float" office:value="417.41" calcext:value-type="float">
            <text:p>417.41</text:p>
          </table:table-cell>
          <table:table-cell office:value-type="float" office:value="377.91" calcext:value-type="float">
            <text:p>377.91</text:p>
          </table:table-cell>
          <table:table-cell office:value-type="float" office:value="319.31" calcext:value-type="float">
            <text:p>319.31</text:p>
          </table:table-cell>
          <table:table-cell office:value-type="float" office:value="230.5" calcext:value-type="float">
            <text:p>230.5</text:p>
          </table:table-cell>
          <table:table-cell office:value-type="float" office:value="231.56" calcext:value-type="float">
            <text:p>231.56</text:p>
          </table:table-cell>
          <table:table-cell office:value-type="float" office:value="367.76" calcext:value-type="float">
            <text:p>367.76</text:p>
          </table:table-cell>
          <table:table-cell office:value-type="float" office:value="328.47" calcext:value-type="float">
            <text:p>328.47</text:p>
          </table:table-cell>
          <table:table-cell office:value-type="float" office:value="510.95" calcext:value-type="float">
            <text:p>510.95</text:p>
          </table:table-cell>
          <table:table-cell office:value-type="float" office:value="590.21" calcext:value-type="float">
            <text:p>590.21</text:p>
          </table:table-cell>
          <table:table-cell office:value-type="float" office:value="450" calcext:value-type="float">
            <text:p>450</text:p>
          </table:table-cell>
          <table:table-cell office:value-type="float" office:value="449.83" calcext:value-type="float">
            <text:p>449.83</text:p>
          </table:table-cell>
          <table:table-cell office:value-type="float" office:value="907.85" calcext:value-type="float">
            <text:p>907.85</text:p>
          </table:table-cell>
          <table:table-cell office:value-type="float" office:value="391.17" calcext:value-type="float">
            <text:p>391.17</text:p>
          </table:table-cell>
          <table:table-cell office:value-type="float" office:value="662.56" calcext:value-type="float">
            <text:p>662.56</text:p>
          </table:table-cell>
          <table:table-cell office:value-type="float" office:value="270.86" calcext:value-type="float">
            <text:p>270.86</text:p>
          </table:table-cell>
          <table:table-cell office:value-type="float" office:value="280.29" calcext:value-type="float">
            <text:p>280.29</text:p>
          </table:table-cell>
          <table:table-cell office:value-type="float" office:value="322.41" calcext:value-type="float">
            <text:p>322.41</text:p>
          </table:table-cell>
          <table:table-cell office:value-type="float" office:value="306.64" calcext:value-type="float">
            <text:p>306.64</text:p>
          </table:table-cell>
          <table:table-cell office:value-type="float" office:value="338.91" calcext:value-type="float">
            <text:p>338.91</text:p>
          </table:table-cell>
          <table:table-cell office:value-type="float" office:value="449.02" calcext:value-type="float">
            <text:p>449.02</text:p>
          </table:table-cell>
          <table:table-cell office:value-type="float" office:value="391.23" calcext:value-type="float">
            <text:p>391.23</text:p>
          </table:table-cell>
          <table:table-cell office:value-type="float" office:value="362.9" calcext:value-type="float">
            <text:p>362.9</text:p>
          </table:table-cell>
          <table:table-cell office:value-type="float" office:value="444.49" calcext:value-type="float">
            <text:p>444.49</text:p>
          </table:table-cell>
          <table:table-cell office:value-type="float" office:value="540.43" calcext:value-type="float">
            <text:p>540.43</text:p>
          </table:table-cell>
          <table:table-cell office:value-type="float" office:value="577.81" calcext:value-type="float">
            <text:p>577.81</text:p>
          </table:table-cell>
          <table:table-cell office:value-type="float" office:value="643.28" calcext:value-type="float">
            <text:p>643.28</text:p>
          </table:table-cell>
          <table:table-cell office:value-type="float" office:value="633.72" calcext:value-type="float">
            <text:p>633.72</text:p>
          </table:table-cell>
          <table:table-cell office:value-type="float" office:value="806.11" calcext:value-type="float">
            <text:p>806.11</text:p>
          </table:table-cell>
          <table:table-cell office:value-type="float" office:value="626.13" calcext:value-type="float">
            <text:p>626.13</text:p>
          </table:table-cell>
          <table:table-cell office:value-type="float" office:value="692.26" calcext:value-type="float">
            <text:p>692.26</text:p>
          </table:table-cell>
          <table:table-cell office:value-type="float" office:value="611.99" calcext:value-type="float">
            <text:p>611.99</text:p>
          </table:table-cell>
          <table:table-cell office:value-type="float" office:value="822.11" calcext:value-type="float">
            <text:p>822.11</text:p>
          </table:table-cell>
          <table:table-cell office:value-type="float" office:value="214.33" calcext:value-type="float">
            <text:p>214.33</text:p>
          </table:table-cell>
          <table:table-cell office:value-type="float" office:value="203.09" calcext:value-type="float">
            <text:p>203.09</text:p>
          </table:table-cell>
          <table:table-cell office:value-type="float" office:value="230.33" calcext:value-type="float">
            <text:p>230.33</text:p>
          </table:table-cell>
          <table:table-cell office:value-type="float" office:value="294.87" calcext:value-type="float">
            <text:p>294.87</text:p>
          </table:table-cell>
          <table:table-cell office:value-type="float" office:value="243.2" calcext:value-type="float">
            <text:p>243.2</text:p>
          </table:table-cell>
          <table:table-cell office:value-type="float" office:value="297.32" calcext:value-type="float">
            <text:p>297.32</text:p>
          </table:table-cell>
          <table:table-cell office:value-type="float" office:value="240.76" calcext:value-type="float">
            <text:p>240.76</text:p>
          </table:table-cell>
          <table:table-cell office:value-type="float" office:value="312.44" calcext:value-type="float">
            <text:p>312.44</text:p>
          </table:table-cell>
          <table:table-cell office:value-type="float" office:value="373.04" calcext:value-type="float">
            <text:p>373.04</text:p>
          </table:table-cell>
          <table:table-cell office:value-type="float" office:value="532.17" calcext:value-type="float">
            <text:p>532.17</text:p>
          </table:table-cell>
          <table:table-cell office:value-type="float" office:value="634.56" calcext:value-type="float">
            <text:p>634.56</text:p>
          </table:table-cell>
          <table:table-cell office:value-type="float" office:value="790.87" calcext:value-type="float">
            <text:p>790.87</text:p>
          </table:table-cell>
          <table:table-cell office:value-type="float" office:value="736.92" calcext:value-type="float">
            <text:p>736.92</text:p>
          </table:table-cell>
          <table:table-cell office:value-type="float" office:value="789.97" calcext:value-type="float">
            <text:p>789.97</text:p>
          </table:table-cell>
          <table:table-cell office:value-type="float" office:value="751.3" calcext:value-type="float">
            <text:p>751.3</text:p>
          </table:table-cell>
          <table:table-cell office:value-type="float" office:value="1076.46" calcext:value-type="float">
            <text:p>1076.46</text:p>
          </table:table-cell>
          <table:table-cell office:value-type="float" office:value="1026.63" calcext:value-type="float">
            <text:p>1026.63</text:p>
          </table:table-cell>
          <table:table-cell office:value-type="float" office:value="958.94" calcext:value-type="float">
            <text:p>958.94</text:p>
          </table:table-cell>
          <table:table-cell office:value-type="float" office:value="278.99" calcext:value-type="float">
            <text:p>278.99</text:p>
          </table:table-cell>
          <table:table-cell office:value-type="float" office:value="298.17" calcext:value-type="float">
            <text:p>298.17</text:p>
          </table:table-cell>
          <table:table-cell office:value-type="float" office:value="279.35" calcext:value-type="float">
            <text:p>279.35</text:p>
          </table:table-cell>
          <table:table-cell office:value-type="float" office:value="353.62" calcext:value-type="float">
            <text:p>353.62</text:p>
          </table:table-cell>
          <table:table-cell office:value-type="float" office:value="348.96" calcext:value-type="float">
            <text:p>348.96</text:p>
          </table:table-cell>
          <table:table-cell office:value-type="float" office:value="431.93" calcext:value-type="float">
            <text:p>431.93</text:p>
          </table:table-cell>
          <table:table-cell office:value-type="float" office:value="377.44" calcext:value-type="float">
            <text:p>377.44</text:p>
          </table:table-cell>
          <table:table-cell office:value-type="float" office:value="527.84" calcext:value-type="float">
            <text:p>527.84</text:p>
          </table:table-cell>
          <table:table-cell office:value-type="float" office:value="456.61" calcext:value-type="float">
            <text:p>456.61</text:p>
          </table:table-cell>
          <table:table-cell office:value-type="float" office:value="496.58" calcext:value-type="float">
            <text:p>496.58</text:p>
          </table:table-cell>
          <table:table-cell office:value-type="float" office:value="538.34" calcext:value-type="float">
            <text:p>538.34</text:p>
          </table:table-cell>
          <table:table-cell office:value-type="float" office:value="487.78" calcext:value-type="float">
            <text:p>487.78</text:p>
          </table:table-cell>
          <table:table-cell office:value-type="float" office:value="491.63" calcext:value-type="float">
            <text:p>491.63</text:p>
          </table:table-cell>
          <table:table-cell office:value-type="float" office:value="664.71" calcext:value-type="float">
            <text:p>664.71</text:p>
          </table:table-cell>
          <table:table-cell office:value-type="float" office:value="724.49" calcext:value-type="float">
            <text:p>724.49</text:p>
          </table:table-cell>
          <table:table-cell office:value-type="float" office:value="715.92" calcext:value-type="float">
            <text:p>715.92</text:p>
          </table:table-cell>
          <table:table-cell office:value-type="float" office:value="816.92" calcext:value-type="float">
            <text:p>816.92</text:p>
          </table:table-cell>
          <table:table-cell office:value-type="float" office:value="960.2" calcext:value-type="float">
            <text:p>960.2</text:p>
          </table:table-cell>
          <table:table-cell office:value-type="float" office:value="382.94" calcext:value-type="float">
            <text:p>382.94</text:p>
          </table:table-cell>
          <table:table-cell office:value-type="float" office:value="262.67" calcext:value-type="float">
            <text:p>262.67</text:p>
          </table:table-cell>
          <table:table-cell office:value-type="float" office:value="358.07" calcext:value-type="float">
            <text:p>358.07</text:p>
          </table:table-cell>
          <table:table-cell office:value-type="float" office:value="251.35" calcext:value-type="float">
            <text:p>251.35</text:p>
          </table:table-cell>
          <table:table-cell office:value-type="float" office:value="218.13" calcext:value-type="float">
            <text:p>218.13</text:p>
          </table:table-cell>
          <table:table-cell office:value-type="float" office:value="170.05" calcext:value-type="float">
            <text:p>170.05</text:p>
          </table:table-cell>
          <table:table-cell office:value-type="float" office:value="223.37" calcext:value-type="float">
            <text:p>223.37</text:p>
          </table:table-cell>
          <table:table-cell office:value-type="float" office:value="206.76" calcext:value-type="float">
            <text:p>206.76</text:p>
          </table:table-cell>
          <table:table-cell office:value-type="float" office:value="172.16" calcext:value-type="float">
            <text:p>172.16</text:p>
          </table:table-cell>
          <table:table-cell office:value-type="float" office:value="196.06" calcext:value-type="float">
            <text:p>196.06</text:p>
          </table:table-cell>
          <table:table-cell office:value-type="float" office:value="271.8" calcext:value-type="float">
            <text:p>271.8</text:p>
          </table:table-cell>
          <table:table-cell office:value-type="float" office:value="314.58" calcext:value-type="float">
            <text:p>314.58</text:p>
          </table:table-cell>
          <table:table-cell office:value-type="float" office:value="310.77" calcext:value-type="float">
            <text:p>310.77</text:p>
          </table:table-cell>
          <table:table-cell office:value-type="float" office:value="396.36" calcext:value-type="float">
            <text:p>396.36</text:p>
          </table:table-cell>
          <table:table-cell office:value-type="float" office:value="394.91" calcext:value-type="float">
            <text:p>394.91</text:p>
          </table:table-cell>
          <table:table-cell office:value-type="float" office:value="400.65" calcext:value-type="float">
            <text:p>400.65</text:p>
          </table:table-cell>
          <table:table-cell office:value-type="float" office:value="534.13" calcext:value-type="float">
            <text:p>534.13</text:p>
          </table:table-cell>
          <table:table-cell office:value-type="float" office:value="362.95" calcext:value-type="float">
            <text:p>362.95</text:p>
          </table:table-cell>
        </table:table-row>
        <table:table-row table:style-name="ro1">
          <table:table-cell office:value-type="string" calcext:value-type="string">
            <text:p>T. BEL COOK</text:p>
          </table:table-cell>
          <table:table-cell table:number-columns-repeated="37"/>
          <table:table-cell office:value-type="float" office:value="0.01" calcext:value-type="float">
            <text:p>0.01</text:p>
          </table:table-cell>
          <table:table-cell table:number-columns-repeated="4"/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 table:number-columns-repeated="2"/>
          <table:table-cell office:value-type="float" office:value="0.08" calcext:value-type="float">
            <text:p>0.08</text:p>
          </table:table-cell>
          <table:table-cell table:number-columns-repeated="4"/>
          <table:table-cell office:value-type="float" office:value="0.01" calcext:value-type="float">
            <text:p>0.01</text:p>
          </table:table-cell>
          <table:table-cell table:number-columns-repeated="3"/>
          <table:table-cell office:value-type="float" office:value="0.04" calcext:value-type="float">
            <text:p>0.04</text:p>
          </table:table-cell>
          <table:table-cell table:number-columns-repeated="68"/>
        </table:table-row>
        <table:table-row table:style-name="ro1">
          <table:table-cell office:value-type="string" calcext:value-type="string">
            <text:p>T. IND. BRASILEIRA DE ALIMS. FINOS</text:p>
          </table:table-cell>
          <table:table-cell table:number-columns-repeated="54"/>
          <table:table-cell office:value-type="float" office:value="51.98" calcext:value-type="float">
            <text:p>51.98</text:p>
          </table:table-cell>
          <table:table-cell office:value-type="float" office:value="60.11" calcext:value-type="float">
            <text:p>60.11</text:p>
          </table:table-cell>
          <table:table-cell office:value-type="float" office:value="91.65" calcext:value-type="float">
            <text:p>91.65</text:p>
          </table:table-cell>
          <table:table-cell office:value-type="float" office:value="127.33" calcext:value-type="float">
            <text:p>127.33</text:p>
          </table:table-cell>
          <table:table-cell office:value-type="float" office:value="102.68" calcext:value-type="float">
            <text:p>102.68</text:p>
          </table:table-cell>
          <table:table-cell office:value-type="float" office:value="84.97" calcext:value-type="float">
            <text:p>84.97</text:p>
          </table:table-cell>
          <table:table-cell office:value-type="float" office:value="74.62" calcext:value-type="float">
            <text:p>74.62</text:p>
          </table:table-cell>
          <table:table-cell office:value-type="float" office:value="75.54" calcext:value-type="float">
            <text:p>75.54</text:p>
          </table:table-cell>
          <table:table-cell office:value-type="float" office:value="120.33" calcext:value-type="float">
            <text:p>120.33</text:p>
          </table:table-cell>
          <table:table-cell office:value-type="float" office:value="178.18" calcext:value-type="float">
            <text:p>178.18</text:p>
          </table:table-cell>
          <table:table-cell office:value-type="float" office:value="142.7" calcext:value-type="float">
            <text:p>142.7</text:p>
          </table:table-cell>
          <table:table-cell office:value-type="float" office:value="135.66" calcext:value-type="float">
            <text:p>135.66</text:p>
          </table:table-cell>
          <table:table-cell office:value-type="float" office:value="88.88" calcext:value-type="float">
            <text:p>88.88</text:p>
          </table:table-cell>
          <table:table-cell office:value-type="float" office:value="89.99" calcext:value-type="float">
            <text:p>89.99</text:p>
          </table:table-cell>
          <table:table-cell office:value-type="float" office:value="124.56" calcext:value-type="float">
            <text:p>124.56</text:p>
          </table:table-cell>
          <table:table-cell office:value-type="float" office:value="130.76" calcext:value-type="float">
            <text:p>130.76</text:p>
          </table:table-cell>
          <table:table-cell office:value-type="float" office:value="131.88" calcext:value-type="float">
            <text:p>131.88</text:p>
          </table:table-cell>
          <table:table-cell office:value-type="float" office:value="120.46" calcext:value-type="float">
            <text:p>120.46</text:p>
          </table:table-cell>
          <table:table-cell office:value-type="float" office:value="5.18" calcext:value-type="float">
            <text:p>5.18</text:p>
          </table:table-cell>
          <table:table-cell office:value-type="float" office:value="7.25" calcext:value-type="float">
            <text:p>7.25</text:p>
          </table:table-cell>
          <table:table-cell office:value-type="float" office:value="7.97" calcext:value-type="float">
            <text:p>7.97</text:p>
          </table:table-cell>
          <table:table-cell office:value-type="float" office:value="5.68" calcext:value-type="float">
            <text:p>5.68</text:p>
          </table:table-cell>
          <table:table-cell office:value-type="float" office:value="7.4" calcext:value-type="float">
            <text:p>7.4</text:p>
          </table:table-cell>
          <table:table-cell office:value-type="float" office:value="8.24" calcext:value-type="float">
            <text:p>8.24</text:p>
          </table:table-cell>
          <table:table-cell office:value-type="float" office:value="10.14" calcext:value-type="float">
            <text:p>10.14</text:p>
          </table:table-cell>
          <table:table-cell office:value-type="float" office:value="9.89" calcext:value-type="float">
            <text:p>9.89</text:p>
          </table:table-cell>
          <table:table-cell office:value-type="float" office:value="17.43" calcext:value-type="float">
            <text:p>17.43</text:p>
          </table:table-cell>
          <table:table-cell office:value-type="float" office:value="24.9" calcext:value-type="float">
            <text:p>24.9</text:p>
          </table:table-cell>
          <table:table-cell office:value-type="float" office:value="22.77" calcext:value-type="float">
            <text:p>22.77</text:p>
          </table:table-cell>
          <table:table-cell office:value-type="float" office:value="18.98" calcext:value-type="float">
            <text:p>18.98</text:p>
          </table:table-cell>
          <table:table-cell office:value-type="float" office:value="13.43" calcext:value-type="float">
            <text:p>13.43</text:p>
          </table:table-cell>
          <table:table-cell office:value-type="float" office:value="10.49" calcext:value-type="float">
            <text:p>10.49</text:p>
          </table:table-cell>
          <table:table-cell office:value-type="float" office:value="14.94" calcext:value-type="float">
            <text:p>14.94</text:p>
          </table:table-cell>
          <table:table-cell office:value-type="float" office:value="14.81" calcext:value-type="float">
            <text:p>14.81</text:p>
          </table:table-cell>
          <table:table-cell office:value-type="float" office:value="16.78" calcext:value-type="float">
            <text:p>16.78</text:p>
          </table:table-cell>
          <table:table-cell office:value-type="float" office:value="12.69" calcext:value-type="float">
            <text:p>12.69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T. PESCAL</text:p>
          </table:table-cell>
          <table:table-cell table:number-columns-repeated="126"/>
        </table:table-row>
        <table:table-row table:style-name="ro1">
          <table:table-cell office:value-type="string" calcext:value-type="string">
            <text:p>T. MARCA PROPRIA</text:p>
          </table:table-cell>
          <table:table-cell office:value-type="float" office:value="157.26" calcext:value-type="float">
            <text:p>157.26</text:p>
          </table:table-cell>
          <table:table-cell office:value-type="float" office:value="214.7" calcext:value-type="float">
            <text:p>214.7</text:p>
          </table:table-cell>
          <table:table-cell office:value-type="float" office:value="118.3" calcext:value-type="float">
            <text:p>118.3</text:p>
          </table:table-cell>
          <table:table-cell office:value-type="float" office:value="85.86" calcext:value-type="float">
            <text:p>85.86</text:p>
          </table:table-cell>
          <table:table-cell office:value-type="float" office:value="75.92" calcext:value-type="float">
            <text:p>75.92</text:p>
          </table:table-cell>
          <table:table-cell office:value-type="float" office:value="61.19" calcext:value-type="float">
            <text:p>61.19</text:p>
          </table:table-cell>
          <table:table-cell office:value-type="float" office:value="37.05" calcext:value-type="float">
            <text:p>37.05</text:p>
          </table:table-cell>
          <table:table-cell office:value-type="float" office:value="30.65" calcext:value-type="float">
            <text:p>30.65</text:p>
          </table:table-cell>
          <table:table-cell office:value-type="float" office:value="26.63" calcext:value-type="float">
            <text:p>26.63</text:p>
          </table:table-cell>
          <table:table-cell office:value-type="float" office:value="174.54" calcext:value-type="float">
            <text:p>174.54</text:p>
          </table:table-cell>
          <table:table-cell office:value-type="float" office:value="318.97" calcext:value-type="float">
            <text:p>318.97</text:p>
          </table:table-cell>
          <table:table-cell office:value-type="float" office:value="501.15" calcext:value-type="float">
            <text:p>501.15</text:p>
          </table:table-cell>
          <table:table-cell office:value-type="float" office:value="550.79" calcext:value-type="float">
            <text:p>550.79</text:p>
          </table:table-cell>
          <table:table-cell office:value-type="float" office:value="568.84" calcext:value-type="float">
            <text:p>568.84</text:p>
          </table:table-cell>
          <table:table-cell office:value-type="float" office:value="739.85" calcext:value-type="float">
            <text:p>739.85</text:p>
          </table:table-cell>
          <table:table-cell office:value-type="float" office:value="775.52" calcext:value-type="float">
            <text:p>775.52</text:p>
          </table:table-cell>
          <table:table-cell office:value-type="float" office:value="811.45" calcext:value-type="float">
            <text:p>811.45</text:p>
          </table:table-cell>
          <table:table-cell office:value-type="float" office:value="760.33" calcext:value-type="float">
            <text:p>760.33</text:p>
          </table:table-cell>
          <table:table-cell office:value-type="float" office:value="109.93" calcext:value-type="float">
            <text:p>109.93</text:p>
          </table:table-cell>
          <table:table-cell office:value-type="float" office:value="138.12" calcext:value-type="float">
            <text:p>138.12</text:p>
          </table:table-cell>
          <table:table-cell office:value-type="float" office:value="183.9" calcext:value-type="float">
            <text:p>183.9</text:p>
          </table:table-cell>
          <table:table-cell office:value-type="float" office:value="132.86" calcext:value-type="float">
            <text:p>132.86</text:p>
          </table:table-cell>
          <table:table-cell office:value-type="float" office:value="84.16" calcext:value-type="float">
            <text:p>84.16</text:p>
          </table:table-cell>
          <table:table-cell office:value-type="float" office:value="39.97" calcext:value-type="float">
            <text:p>39.97</text:p>
          </table:table-cell>
          <table:table-cell office:value-type="float" office:value="16.62" calcext:value-type="float">
            <text:p>16.62</text:p>
          </table:table-cell>
          <table:table-cell office:value-type="float" office:value="6.4" calcext:value-type="float">
            <text:p>6.4</text:p>
          </table:table-cell>
          <table:table-cell office:value-type="float" office:value="0.55" calcext:value-type="float">
            <text:p>0.55</text:p>
          </table:table-cell>
          <table:table-cell office:value-type="float" office:value="106.98" calcext:value-type="float">
            <text:p>106.98</text:p>
          </table:table-cell>
          <table:table-cell office:value-type="float" office:value="105.96" calcext:value-type="float">
            <text:p>105.96</text:p>
          </table:table-cell>
          <table:table-cell office:value-type="float" office:value="73.77" calcext:value-type="float">
            <text:p>73.77</text:p>
          </table:table-cell>
          <table:table-cell office:value-type="float" office:value="74.91" calcext:value-type="float">
            <text:p>74.91</text:p>
          </table:table-cell>
          <table:table-cell office:value-type="float" office:value="63.81" calcext:value-type="float">
            <text:p>63.81</text:p>
          </table:table-cell>
          <table:table-cell office:value-type="float" office:value="136" calcext:value-type="float">
            <text:p>136</text:p>
          </table:table-cell>
          <table:table-cell office:value-type="float" office:value="128.86" calcext:value-type="float">
            <text:p>128.86</text:p>
          </table:table-cell>
          <table:table-cell office:value-type="float" office:value="131.09" calcext:value-type="float">
            <text:p>131.09</text:p>
          </table:table-cell>
          <table:table-cell office:value-type="float" office:value="192.1" calcext:value-type="float">
            <text:p>192.1</text:p>
          </table:table-cell>
          <table:table-cell office:value-type="float" office:value="208.65" calcext:value-type="float">
            <text:p>208.65</text:p>
          </table:table-cell>
          <table:table-cell office:value-type="float" office:value="243.78" calcext:value-type="float">
            <text:p>243.78</text:p>
          </table:table-cell>
          <table:table-cell office:value-type="float" office:value="262.76" calcext:value-type="float">
            <text:p>262.76</text:p>
          </table:table-cell>
          <table:table-cell office:value-type="float" office:value="219.26" calcext:value-type="float">
            <text:p>219.26</text:p>
          </table:table-cell>
          <table:table-cell office:value-type="float" office:value="79.61" calcext:value-type="float">
            <text:p>79.61</text:p>
          </table:table-cell>
          <table:table-cell office:value-type="float" office:value="62.25" calcext:value-type="float">
            <text:p>62.25</text:p>
          </table:table-cell>
          <table:table-cell office:value-type="float" office:value="16.99" calcext:value-type="float">
            <text:p>16.99</text:p>
          </table:table-cell>
          <table:table-cell office:value-type="float" office:value="14.34" calcext:value-type="float">
            <text:p>14.34</text:p>
          </table:table-cell>
          <table:table-cell office:value-type="float" office:value="5" calcext:value-type="float">
            <text:p>5</text:p>
          </table:table-cell>
          <table:table-cell office:value-type="float" office:value="215.16" calcext:value-type="float">
            <text:p>215.16</text:p>
          </table:table-cell>
          <table:table-cell office:value-type="float" office:value="136.2" calcext:value-type="float">
            <text:p>136.2</text:p>
          </table:table-cell>
          <table:table-cell office:value-type="float" office:value="76" calcext:value-type="float">
            <text:p>76</text:p>
          </table:table-cell>
          <table:table-cell office:value-type="float" office:value="96.29" calcext:value-type="float">
            <text:p>96.29</text:p>
          </table:table-cell>
          <table:table-cell office:value-type="float" office:value="93.98" calcext:value-type="float">
            <text:p>93.98</text:p>
          </table:table-cell>
          <table:table-cell office:value-type="float" office:value="165.98" calcext:value-type="float">
            <text:p>165.98</text:p>
          </table:table-cell>
          <table:table-cell office:value-type="float" office:value="141.36" calcext:value-type="float">
            <text:p>141.36</text:p>
          </table:table-cell>
          <table:table-cell office:value-type="float" office:value="137.99" calcext:value-type="float">
            <text:p>137.99</text:p>
          </table:table-cell>
          <table:table-cell office:value-type="float" office:value="264.64" calcext:value-type="float">
            <text:p>264.64</text:p>
          </table:table-cell>
          <table:table-cell office:value-type="float" office:value="1100.52" calcext:value-type="float">
            <text:p>1100.52</text:p>
          </table:table-cell>
          <table:table-cell office:value-type="float" office:value="938.68" calcext:value-type="float">
            <text:p>938.68</text:p>
          </table:table-cell>
          <table:table-cell office:value-type="float" office:value="1335.48" calcext:value-type="float">
            <text:p>1335.48</text:p>
          </table:table-cell>
          <table:table-cell office:value-type="float" office:value="1278.95" calcext:value-type="float">
            <text:p>1278.95</text:p>
          </table:table-cell>
          <table:table-cell office:value-type="float" office:value="801.84" calcext:value-type="float">
            <text:p>801.84</text:p>
          </table:table-cell>
          <table:table-cell office:value-type="float" office:value="489.64" calcext:value-type="float">
            <text:p>489.64</text:p>
          </table:table-cell>
          <table:table-cell office:value-type="float" office:value="437.1" calcext:value-type="float">
            <text:p>437.1</text:p>
          </table:table-cell>
          <table:table-cell office:value-type="float" office:value="396.94" calcext:value-type="float">
            <text:p>396.94</text:p>
          </table:table-cell>
          <table:table-cell office:value-type="float" office:value="221.18" calcext:value-type="float">
            <text:p>221.18</text:p>
          </table:table-cell>
          <table:table-cell office:value-type="float" office:value="969.41" calcext:value-type="float">
            <text:p>969.41</text:p>
          </table:table-cell>
          <table:table-cell office:value-type="float" office:value="1028.77" calcext:value-type="float">
            <text:p>1028.77</text:p>
          </table:table-cell>
          <table:table-cell office:value-type="float" office:value="891.22" calcext:value-type="float">
            <text:p>891.22</text:p>
          </table:table-cell>
          <table:table-cell office:value-type="float" office:value="839.23" calcext:value-type="float">
            <text:p>839.23</text:p>
          </table:table-cell>
          <table:table-cell office:value-type="float" office:value="897.09" calcext:value-type="float">
            <text:p>897.09</text:p>
          </table:table-cell>
          <table:table-cell office:value-type="float" office:value="975.66" calcext:value-type="float">
            <text:p>975.66</text:p>
          </table:table-cell>
          <table:table-cell office:value-type="float" office:value="1100.57" calcext:value-type="float">
            <text:p>1100.57</text:p>
          </table:table-cell>
          <table:table-cell office:value-type="float" office:value="1113.63" calcext:value-type="float">
            <text:p>1113.63</text:p>
          </table:table-cell>
          <table:table-cell office:value-type="float" office:value="1397.2" calcext:value-type="float">
            <text:p>1397.2</text:p>
          </table:table-cell>
          <table:table-cell office:value-type="float" office:value="772.8" calcext:value-type="float">
            <text:p>772.8</text:p>
          </table:table-cell>
          <table:table-cell office:value-type="float" office:value="603.13" calcext:value-type="float">
            <text:p>603.13</text:p>
          </table:table-cell>
          <table:table-cell office:value-type="float" office:value="933.24" calcext:value-type="float">
            <text:p>933.24</text:p>
          </table:table-cell>
          <table:table-cell office:value-type="float" office:value="915.35" calcext:value-type="float">
            <text:p>915.35</text:p>
          </table:table-cell>
          <table:table-cell office:value-type="float" office:value="629.91" calcext:value-type="float">
            <text:p>629.91</text:p>
          </table:table-cell>
          <table:table-cell office:value-type="float" office:value="442.77" calcext:value-type="float">
            <text:p>442.77</text:p>
          </table:table-cell>
          <table:table-cell office:value-type="float" office:value="404.78" calcext:value-type="float">
            <text:p>404.78</text:p>
          </table:table-cell>
          <table:table-cell office:value-type="float" office:value="377.94" calcext:value-type="float">
            <text:p>377.94</text:p>
          </table:table-cell>
          <table:table-cell office:value-type="float" office:value="203.56" calcext:value-type="float">
            <text:p>203.56</text:p>
          </table:table-cell>
          <table:table-cell office:value-type="float" office:value="591.41" calcext:value-type="float">
            <text:p>591.41</text:p>
          </table:table-cell>
          <table:table-cell office:value-type="float" office:value="670.65" calcext:value-type="float">
            <text:p>670.65</text:p>
          </table:table-cell>
          <table:table-cell office:value-type="float" office:value="630.88" calcext:value-type="float">
            <text:p>630.88</text:p>
          </table:table-cell>
          <table:table-cell office:value-type="float" office:value="729.85" calcext:value-type="float">
            <text:p>729.85</text:p>
          </table:table-cell>
          <table:table-cell office:value-type="float" office:value="783.9" calcext:value-type="float">
            <text:p>783.9</text:p>
          </table:table-cell>
          <table:table-cell office:value-type="float" office:value="859.57" calcext:value-type="float">
            <text:p>859.57</text:p>
          </table:table-cell>
          <table:table-cell office:value-type="float" office:value="941.94" calcext:value-type="float">
            <text:p>941.94</text:p>
          </table:table-cell>
          <table:table-cell office:value-type="float" office:value="1030.05" calcext:value-type="float">
            <text:p>1030.05</text:p>
          </table:table-cell>
          <table:table-cell office:value-type="float" office:value="1218.41" calcext:value-type="float">
            <text:p>1218.41</text:p>
          </table:table-cell>
          <table:table-cell office:value-type="float" office:value="391.51" calcext:value-type="float">
            <text:p>391.51</text:p>
          </table:table-cell>
          <table:table-cell office:value-type="float" office:value="425.7" calcext:value-type="float">
            <text:p>425.7</text:p>
          </table:table-cell>
          <table:table-cell office:value-type="float" office:value="489.68" calcext:value-type="float">
            <text:p>489.68</text:p>
          </table:table-cell>
          <table:table-cell office:value-type="float" office:value="420.55" calcext:value-type="float">
            <text:p>420.55</text:p>
          </table:table-cell>
          <table:table-cell office:value-type="float" office:value="372.55" calcext:value-type="float">
            <text:p>372.55</text:p>
          </table:table-cell>
          <table:table-cell office:value-type="float" office:value="301.49" calcext:value-type="float">
            <text:p>301.49</text:p>
          </table:table-cell>
          <table:table-cell office:value-type="float" office:value="288.23" calcext:value-type="float">
            <text:p>288.23</text:p>
          </table:table-cell>
          <table:table-cell office:value-type="float" office:value="44.19" calcext:value-type="float">
            <text:p>44.19</text:p>
          </table:table-cell>
          <table:table-cell office:value-type="float" office:value="5.61" calcext:value-type="float">
            <text:p>5.61</text:p>
          </table:table-cell>
          <table:table-cell office:value-type="float" office:value="152.79" calcext:value-type="float">
            <text:p>152.79</text:p>
          </table:table-cell>
          <table:table-cell office:value-type="float" office:value="288.88" calcext:value-type="float">
            <text:p>288.88</text:p>
          </table:table-cell>
          <table:table-cell office:value-type="float" office:value="348.43" calcext:value-type="float">
            <text:p>348.43</text:p>
          </table:table-cell>
          <table:table-cell office:value-type="float" office:value="423.96" calcext:value-type="float">
            <text:p>423.96</text:p>
          </table:table-cell>
          <table:table-cell office:value-type="float" office:value="502.66" calcext:value-type="float">
            <text:p>502.66</text:p>
          </table:table-cell>
          <table:table-cell office:value-type="float" office:value="762.86" calcext:value-type="float">
            <text:p>762.86</text:p>
          </table:table-cell>
          <table:table-cell office:value-type="float" office:value="548.72" calcext:value-type="float">
            <text:p>548.72</text:p>
          </table:table-cell>
          <table:table-cell office:value-type="float" office:value="538.66" calcext:value-type="float">
            <text:p>538.66</text:p>
          </table:table-cell>
          <table:table-cell office:value-type="float" office:value="826.07" calcext:value-type="float">
            <text:p>826.07</text:p>
          </table:table-cell>
          <table:table-cell office:value-type="float" office:value="201" calcext:value-type="float">
            <text:p>201</text:p>
          </table:table-cell>
          <table:table-cell office:value-type="float" office:value="177.91" calcext:value-type="float">
            <text:p>177.91</text:p>
          </table:table-cell>
          <table:table-cell office:value-type="float" office:value="220.9" calcext:value-type="float">
            <text:p>220.9</text:p>
          </table:table-cell>
          <table:table-cell office:value-type="float" office:value="152.96" calcext:value-type="float">
            <text:p>152.96</text:p>
          </table:table-cell>
          <table:table-cell office:value-type="float" office:value="93.03" calcext:value-type="float">
            <text:p>93.03</text:p>
          </table:table-cell>
          <table:table-cell office:value-type="float" office:value="64.39" calcext:value-type="float">
            <text:p>64.39</text:p>
          </table:table-cell>
          <table:table-cell office:value-type="float" office:value="24.55" calcext:value-type="float">
            <text:p>24.55</text:p>
          </table:table-cell>
          <table:table-cell office:value-type="float" office:value="8.19" calcext:value-type="float">
            <text:p>8.19</text:p>
          </table:table-cell>
          <table:table-cell office:value-type="float" office:value="2.84" calcext:value-type="float">
            <text:p>2.84</text:p>
          </table:table-cell>
          <table:table-cell office:value-type="float" office:value="58.62" calcext:value-type="float">
            <text:p>58.62</text:p>
          </table:table-cell>
          <table:table-cell office:value-type="float" office:value="76.89" calcext:value-type="float">
            <text:p>76.89</text:p>
          </table:table-cell>
          <table:table-cell office:value-type="float" office:value="92.35" calcext:value-type="float">
            <text:p>92.35</text:p>
          </table:table-cell>
          <table:table-cell office:value-type="float" office:value="101.22" calcext:value-type="float">
            <text:p>101.22</text:p>
          </table:table-cell>
          <table:table-cell office:value-type="float" office:value="100.09" calcext:value-type="float">
            <text:p>100.09</text:p>
          </table:table-cell>
          <table:table-cell office:value-type="float" office:value="193.84" calcext:value-type="float">
            <text:p>193.84</text:p>
          </table:table-cell>
          <table:table-cell office:value-type="float" office:value="154.84" calcext:value-type="float">
            <text:p>154.84</text:p>
          </table:table-cell>
          <table:table-cell office:value-type="float" office:value="155.6" calcext:value-type="float">
            <text:p>155.6</text:p>
          </table:table-cell>
          <table:table-cell office:value-type="float" office:value="180.58" calcext:value-type="float">
            <text:p>180.58</text:p>
          </table:table-cell>
        </table:table-row>
        <table:table-row table:style-name="ro1">
          <table:table-cell office:value-type="string" calcext:value-type="string">
            <text:p>T. OUTRO FABRICANTE</text:p>
          </table:table-cell>
          <table:table-cell office:value-type="float" office:value="82.02" calcext:value-type="float">
            <text:p>82.02</text:p>
          </table:table-cell>
          <table:table-cell office:value-type="float" office:value="76.26" calcext:value-type="float">
            <text:p>76.26</text:p>
          </table:table-cell>
          <table:table-cell office:value-type="float" office:value="45.91" calcext:value-type="float">
            <text:p>45.91</text:p>
          </table:table-cell>
          <table:table-cell office:value-type="float" office:value="42.57" calcext:value-type="float">
            <text:p>42.57</text:p>
          </table:table-cell>
          <table:table-cell office:value-type="float" office:value="77.91" calcext:value-type="float">
            <text:p>77.91</text:p>
          </table:table-cell>
          <table:table-cell office:value-type="float" office:value="57.14" calcext:value-type="float">
            <text:p>57.14</text:p>
          </table:table-cell>
          <table:table-cell office:value-type="float" office:value="32.68" calcext:value-type="float">
            <text:p>32.68</text:p>
          </table:table-cell>
          <table:table-cell office:value-type="float" office:value="37.31" calcext:value-type="float">
            <text:p>37.31</text:p>
          </table:table-cell>
          <table:table-cell office:value-type="float" office:value="60.33" calcext:value-type="float">
            <text:p>60.33</text:p>
          </table:table-cell>
          <table:table-cell office:value-type="float" office:value="44.17" calcext:value-type="float">
            <text:p>44.17</text:p>
          </table:table-cell>
          <table:table-cell office:value-type="float" office:value="57.67" calcext:value-type="float">
            <text:p>57.67</text:p>
          </table:table-cell>
          <table:table-cell office:value-type="float" office:value="82.97" calcext:value-type="float">
            <text:p>82.97</text:p>
          </table:table-cell>
          <table:table-cell office:value-type="float" office:value="75.97" calcext:value-type="float">
            <text:p>75.97</text:p>
          </table:table-cell>
          <table:table-cell office:value-type="float" office:value="48.45" calcext:value-type="float">
            <text:p>48.45</text:p>
          </table:table-cell>
          <table:table-cell office:value-type="float" office:value="41.5" calcext:value-type="float">
            <text:p>41.5</text:p>
          </table:table-cell>
          <table:table-cell office:value-type="float" office:value="137.34" calcext:value-type="float">
            <text:p>137.34</text:p>
          </table:table-cell>
          <table:table-cell office:value-type="float" office:value="76.47" calcext:value-type="float">
            <text:p>76.47</text:p>
          </table:table-cell>
          <table:table-cell office:value-type="float" office:value="163.69" calcext:value-type="float">
            <text:p>163.69</text:p>
          </table:table-cell>
          <table:table-cell office:value-type="float" office:value="251.89" calcext:value-type="float">
            <text:p>251.89</text:p>
          </table:table-cell>
          <table:table-cell office:value-type="float" office:value="247.24" calcext:value-type="float">
            <text:p>247.24</text:p>
          </table:table-cell>
          <table:table-cell office:value-type="float" office:value="255.31" calcext:value-type="float">
            <text:p>255.31</text:p>
          </table:table-cell>
          <table:table-cell office:value-type="float" office:value="344.06" calcext:value-type="float">
            <text:p>344.06</text:p>
          </table:table-cell>
          <table:table-cell office:value-type="float" office:value="410.2" calcext:value-type="float">
            <text:p>410.2</text:p>
          </table:table-cell>
          <table:table-cell office:value-type="float" office:value="332.5" calcext:value-type="float">
            <text:p>332.5</text:p>
          </table:table-cell>
          <table:table-cell office:value-type="float" office:value="362.2" calcext:value-type="float">
            <text:p>362.2</text:p>
          </table:table-cell>
          <table:table-cell office:value-type="float" office:value="277.51" calcext:value-type="float">
            <text:p>277.51</text:p>
          </table:table-cell>
          <table:table-cell office:value-type="float" office:value="328.65" calcext:value-type="float">
            <text:p>328.65</text:p>
          </table:table-cell>
          <table:table-cell office:value-type="float" office:value="510.31" calcext:value-type="float">
            <text:p>510.31</text:p>
          </table:table-cell>
          <table:table-cell office:value-type="float" office:value="679.8" calcext:value-type="float">
            <text:p>679.8</text:p>
          </table:table-cell>
          <table:table-cell office:value-type="float" office:value="647.6" calcext:value-type="float">
            <text:p>647.6</text:p>
          </table:table-cell>
          <table:table-cell office:value-type="float" office:value="583.98" calcext:value-type="float">
            <text:p>583.98</text:p>
          </table:table-cell>
          <table:table-cell office:value-type="float" office:value="598.25" calcext:value-type="float">
            <text:p>598.25</text:p>
          </table:table-cell>
          <table:table-cell office:value-type="float" office:value="586.64" calcext:value-type="float">
            <text:p>586.64</text:p>
          </table:table-cell>
          <table:table-cell office:value-type="float" office:value="568.47" calcext:value-type="float">
            <text:p>568.47</text:p>
          </table:table-cell>
          <table:table-cell office:value-type="float" office:value="495.27" calcext:value-type="float">
            <text:p>495.27</text:p>
          </table:table-cell>
          <table:table-cell office:value-type="float" office:value="510.33" calcext:value-type="float">
            <text:p>510.33</text:p>
          </table:table-cell>
          <table:table-cell office:value-type="float" office:value="382.92" calcext:value-type="float">
            <text:p>382.92</text:p>
          </table:table-cell>
          <table:table-cell office:value-type="float" office:value="315.4" calcext:value-type="float">
            <text:p>315.4</text:p>
          </table:table-cell>
          <table:table-cell office:value-type="float" office:value="424.4" calcext:value-type="float">
            <text:p>424.4</text:p>
          </table:table-cell>
          <table:table-cell office:value-type="float" office:value="386.5" calcext:value-type="float">
            <text:p>386.5</text:p>
          </table:table-cell>
          <table:table-cell office:value-type="float" office:value="408.99" calcext:value-type="float">
            <text:p>408.99</text:p>
          </table:table-cell>
          <table:table-cell office:value-type="float" office:value="380.47" calcext:value-type="float">
            <text:p>380.47</text:p>
          </table:table-cell>
          <table:table-cell office:value-type="float" office:value="200.99" calcext:value-type="float">
            <text:p>200.99</text:p>
          </table:table-cell>
          <table:table-cell office:value-type="float" office:value="218.65" calcext:value-type="float">
            <text:p>218.65</text:p>
          </table:table-cell>
          <table:table-cell office:value-type="float" office:value="167.22" calcext:value-type="float">
            <text:p>167.22</text:p>
          </table:table-cell>
          <table:table-cell office:value-type="float" office:value="345.31" calcext:value-type="float">
            <text:p>345.31</text:p>
          </table:table-cell>
          <table:table-cell office:value-type="float" office:value="414.25" calcext:value-type="float">
            <text:p>414.25</text:p>
          </table:table-cell>
          <table:table-cell office:value-type="float" office:value="385.91" calcext:value-type="float">
            <text:p>385.91</text:p>
          </table:table-cell>
          <table:table-cell office:value-type="float" office:value="381.59" calcext:value-type="float">
            <text:p>381.59</text:p>
          </table:table-cell>
          <table:table-cell office:value-type="float" office:value="437.27" calcext:value-type="float">
            <text:p>437.27</text:p>
          </table:table-cell>
          <table:table-cell office:value-type="float" office:value="434.08" calcext:value-type="float">
            <text:p>434.08</text:p>
          </table:table-cell>
          <table:table-cell office:value-type="float" office:value="433.33" calcext:value-type="float">
            <text:p>433.33</text:p>
          </table:table-cell>
          <table:table-cell office:value-type="float" office:value="413.6" calcext:value-type="float">
            <text:p>413.6</text:p>
          </table:table-cell>
          <table:table-cell office:value-type="float" office:value="350.17" calcext:value-type="float">
            <text:p>350.17</text:p>
          </table:table-cell>
          <table:table-cell office:value-type="float" office:value="349.03" calcext:value-type="float">
            <text:p>349.03</text:p>
          </table:table-cell>
          <table:table-cell office:value-type="float" office:value="405.41" calcext:value-type="float">
            <text:p>405.41</text:p>
          </table:table-cell>
          <table:table-cell office:value-type="float" office:value="526.7" calcext:value-type="float">
            <text:p>526.7</text:p>
          </table:table-cell>
          <table:table-cell office:value-type="float" office:value="305.46" calcext:value-type="float">
            <text:p>305.46</text:p>
          </table:table-cell>
          <table:table-cell office:value-type="float" office:value="312.12" calcext:value-type="float">
            <text:p>312.12</text:p>
          </table:table-cell>
          <table:table-cell office:value-type="float" office:value="399.01" calcext:value-type="float">
            <text:p>399.01</text:p>
          </table:table-cell>
          <table:table-cell office:value-type="float" office:value="454.1" calcext:value-type="float">
            <text:p>454.1</text:p>
          </table:table-cell>
          <table:table-cell office:value-type="float" office:value="483.83" calcext:value-type="float">
            <text:p>483.83</text:p>
          </table:table-cell>
          <table:table-cell office:value-type="float" office:value="523.49" calcext:value-type="float">
            <text:p>523.49</text:p>
          </table:table-cell>
          <table:table-cell office:value-type="float" office:value="476.37" calcext:value-type="float">
            <text:p>476.37</text:p>
          </table:table-cell>
          <table:table-cell office:value-type="float" office:value="579.32" calcext:value-type="float">
            <text:p>579.32</text:p>
          </table:table-cell>
          <table:table-cell office:value-type="float" office:value="620.55" calcext:value-type="float">
            <text:p>620.55</text:p>
          </table:table-cell>
          <table:table-cell office:value-type="float" office:value="622.3" calcext:value-type="float">
            <text:p>622.3</text:p>
          </table:table-cell>
          <table:table-cell office:value-type="float" office:value="419.78" calcext:value-type="float">
            <text:p>419.78</text:p>
          </table:table-cell>
          <table:table-cell office:value-type="float" office:value="360.08" calcext:value-type="float">
            <text:p>360.08</text:p>
          </table:table-cell>
          <table:table-cell office:value-type="float" office:value="630.3" calcext:value-type="float">
            <text:p>630.3</text:p>
          </table:table-cell>
          <table:table-cell office:value-type="float" office:value="813.54" calcext:value-type="float">
            <text:p>813.54</text:p>
          </table:table-cell>
          <table:table-cell office:value-type="float" office:value="842.57" calcext:value-type="float">
            <text:p>842.57</text:p>
          </table:table-cell>
          <table:table-cell office:value-type="float" office:value="73.44" calcext:value-type="float">
            <text:p>73.44</text:p>
          </table:table-cell>
          <table:table-cell office:value-type="float" office:value="46.21" calcext:value-type="float">
            <text:p>46.21</text:p>
          </table:table-cell>
          <table:table-cell office:value-type="float" office:value="47.65" calcext:value-type="float">
            <text:p>47.65</text:p>
          </table:table-cell>
          <table:table-cell office:value-type="float" office:value="94.27" calcext:value-type="float">
            <text:p>94.27</text:p>
          </table:table-cell>
          <table:table-cell office:value-type="float" office:value="125.99" calcext:value-type="float">
            <text:p>125.99</text:p>
          </table:table-cell>
          <table:table-cell office:value-type="float" office:value="95.31" calcext:value-type="float">
            <text:p>95.31</text:p>
          </table:table-cell>
          <table:table-cell office:value-type="float" office:value="95.73" calcext:value-type="float">
            <text:p>95.73</text:p>
          </table:table-cell>
          <table:table-cell office:value-type="float" office:value="125.53" calcext:value-type="float">
            <text:p>125.53</text:p>
          </table:table-cell>
          <table:table-cell office:value-type="float" office:value="171.86" calcext:value-type="float">
            <text:p>171.86</text:p>
          </table:table-cell>
          <table:table-cell office:value-type="float" office:value="184.15" calcext:value-type="float">
            <text:p>184.15</text:p>
          </table:table-cell>
          <table:table-cell office:value-type="float" office:value="212.19" calcext:value-type="float">
            <text:p>212.19</text:p>
          </table:table-cell>
          <table:table-cell office:value-type="float" office:value="248.86" calcext:value-type="float">
            <text:p>248.86</text:p>
          </table:table-cell>
          <table:table-cell office:value-type="float" office:value="257.33" calcext:value-type="float">
            <text:p>257.33</text:p>
          </table:table-cell>
          <table:table-cell office:value-type="float" office:value="323.51" calcext:value-type="float">
            <text:p>323.51</text:p>
          </table:table-cell>
          <table:table-cell office:value-type="float" office:value="244.56" calcext:value-type="float">
            <text:p>244.56</text:p>
          </table:table-cell>
          <table:table-cell office:value-type="float" office:value="423.3" calcext:value-type="float">
            <text:p>423.3</text:p>
          </table:table-cell>
          <table:table-cell office:value-type="float" office:value="462.84" calcext:value-type="float">
            <text:p>462.84</text:p>
          </table:table-cell>
          <table:table-cell office:value-type="float" office:value="462.3" calcext:value-type="float">
            <text:p>462.3</text:p>
          </table:table-cell>
          <table:table-cell office:value-type="float" office:value="1260.09" calcext:value-type="float">
            <text:p>1260.09</text:p>
          </table:table-cell>
          <table:table-cell office:value-type="float" office:value="1266.06" calcext:value-type="float">
            <text:p>1266.06</text:p>
          </table:table-cell>
          <table:table-cell office:value-type="float" office:value="1257.4" calcext:value-type="float">
            <text:p>1257.4</text:p>
          </table:table-cell>
          <table:table-cell office:value-type="float" office:value="1331.55" calcext:value-type="float">
            <text:p>1331.55</text:p>
          </table:table-cell>
          <table:table-cell office:value-type="float" office:value="1393.39" calcext:value-type="float">
            <text:p>1393.39</text:p>
          </table:table-cell>
          <table:table-cell office:value-type="float" office:value="1476.88" calcext:value-type="float">
            <text:p>1476.88</text:p>
          </table:table-cell>
          <table:table-cell office:value-type="float" office:value="1354.02" calcext:value-type="float">
            <text:p>1354.02</text:p>
          </table:table-cell>
          <table:table-cell office:value-type="float" office:value="1399.26" calcext:value-type="float">
            <text:p>1399.26</text:p>
          </table:table-cell>
          <table:table-cell office:value-type="float" office:value="1447.29" calcext:value-type="float">
            <text:p>1447.29</text:p>
          </table:table-cell>
          <table:table-cell office:value-type="float" office:value="2154.55" calcext:value-type="float">
            <text:p>2154.55</text:p>
          </table:table-cell>
          <table:table-cell office:value-type="float" office:value="2284.69" calcext:value-type="float">
            <text:p>2284.69</text:p>
          </table:table-cell>
          <table:table-cell office:value-type="float" office:value="2334.52" calcext:value-type="float">
            <text:p>2334.52</text:p>
          </table:table-cell>
          <table:table-cell office:value-type="float" office:value="2132.91" calcext:value-type="float">
            <text:p>2132.91</text:p>
          </table:table-cell>
          <table:table-cell office:value-type="float" office:value="2174.42" calcext:value-type="float">
            <text:p>2174.42</text:p>
          </table:table-cell>
          <table:table-cell office:value-type="float" office:value="2010.58" calcext:value-type="float">
            <text:p>2010.58</text:p>
          </table:table-cell>
          <table:table-cell office:value-type="float" office:value="2175.29" calcext:value-type="float">
            <text:p>2175.29</text:p>
          </table:table-cell>
          <table:table-cell office:value-type="float" office:value="2053.83" calcext:value-type="float">
            <text:p>2053.83</text:p>
          </table:table-cell>
          <table:table-cell office:value-type="float" office:value="1738.64" calcext:value-type="float">
            <text:p>1738.64</text:p>
          </table:table-cell>
          <table:table-cell office:value-type="float" office:value="203.51" calcext:value-type="float">
            <text:p>203.51</text:p>
          </table:table-cell>
          <table:table-cell office:value-type="float" office:value="225.81" calcext:value-type="float">
            <text:p>225.81</text:p>
          </table:table-cell>
          <table:table-cell office:value-type="float" office:value="249.75" calcext:value-type="float">
            <text:p>249.75</text:p>
          </table:table-cell>
          <table:table-cell office:value-type="float" office:value="314.8" calcext:value-type="float">
            <text:p>314.8</text:p>
          </table:table-cell>
          <table:table-cell office:value-type="float" office:value="314.53" calcext:value-type="float">
            <text:p>314.53</text:p>
          </table:table-cell>
          <table:table-cell office:value-type="float" office:value="336.76" calcext:value-type="float">
            <text:p>336.76</text:p>
          </table:table-cell>
          <table:table-cell office:value-type="float" office:value="288.23" calcext:value-type="float">
            <text:p>288.23</text:p>
          </table:table-cell>
          <table:table-cell office:value-type="float" office:value="356.6" calcext:value-type="float">
            <text:p>356.6</text:p>
          </table:table-cell>
          <table:table-cell office:value-type="float" office:value="422.84" calcext:value-type="float">
            <text:p>422.84</text:p>
          </table:table-cell>
          <table:table-cell office:value-type="float" office:value="298.06" calcext:value-type="float">
            <text:p>298.06</text:p>
          </table:table-cell>
          <table:table-cell office:value-type="float" office:value="365.04" calcext:value-type="float">
            <text:p>365.04</text:p>
          </table:table-cell>
          <table:table-cell office:value-type="float" office:value="356.99" calcext:value-type="float">
            <text:p>356.99</text:p>
          </table:table-cell>
          <table:table-cell office:value-type="float" office:value="431.44" calcext:value-type="float">
            <text:p>431.44</text:p>
          </table:table-cell>
          <table:table-cell office:value-type="float" office:value="436.81" calcext:value-type="float">
            <text:p>436.81</text:p>
          </table:table-cell>
          <table:table-cell office:value-type="float" office:value="508.87" calcext:value-type="float">
            <text:p>508.87</text:p>
          </table:table-cell>
          <table:table-cell office:value-type="float" office:value="525.69" calcext:value-type="float">
            <text:p>525.69</text:p>
          </table:table-cell>
          <table:table-cell office:value-type="float" office:value="443.11" calcext:value-type="float">
            <text:p>443.11</text:p>
          </table:table-cell>
          <table:table-cell office:value-type="float" office:value="424.33" calcext:value-type="float">
            <text:p>424.33</text:p>
          </table:table-cell>
        </table:table-row>
        <table:table-row table:style-name="ro1">
          <table:table-cell office:value-type="string" calcext:value-type="string">
            <text:p>T. PIF PAF</text:p>
          </table:table-cell>
          <table:table-cell office:value-type="float" office:value="206.21" calcext:value-type="float">
            <text:p>206.21</text:p>
          </table:table-cell>
          <table:table-cell office:value-type="float" office:value="189.25" calcext:value-type="float">
            <text:p>189.25</text:p>
          </table:table-cell>
          <table:table-cell office:value-type="float" office:value="213.18" calcext:value-type="float">
            <text:p>213.18</text:p>
          </table:table-cell>
          <table:table-cell office:value-type="float" office:value="166.74" calcext:value-type="float">
            <text:p>166.74</text:p>
          </table:table-cell>
          <table:table-cell office:value-type="float" office:value="174.04" calcext:value-type="float">
            <text:p>174.04</text:p>
          </table:table-cell>
          <table:table-cell office:value-type="float" office:value="142.56" calcext:value-type="float">
            <text:p>142.56</text:p>
          </table:table-cell>
          <table:table-cell office:value-type="float" office:value="145.82" calcext:value-type="float">
            <text:p>145.82</text:p>
          </table:table-cell>
          <table:table-cell office:value-type="float" office:value="191.97" calcext:value-type="float">
            <text:p>191.97</text:p>
          </table:table-cell>
          <table:table-cell office:value-type="float" office:value="148.06" calcext:value-type="float">
            <text:p>148.06</text:p>
          </table:table-cell>
          <table:table-cell office:value-type="float" office:value="186.83" calcext:value-type="float">
            <text:p>186.83</text:p>
          </table:table-cell>
          <table:table-cell office:value-type="float" office:value="254.82" calcext:value-type="float">
            <text:p>254.82</text:p>
          </table:table-cell>
          <table:table-cell office:value-type="float" office:value="268.32" calcext:value-type="float">
            <text:p>268.32</text:p>
          </table:table-cell>
          <table:table-cell office:value-type="float" office:value="236.34" calcext:value-type="float">
            <text:p>236.34</text:p>
          </table:table-cell>
          <table:table-cell office:value-type="float" office:value="126.37" calcext:value-type="float">
            <text:p>126.37</text:p>
          </table:table-cell>
          <table:table-cell office:value-type="float" office:value="111.48" calcext:value-type="float">
            <text:p>111.48</text:p>
          </table:table-cell>
          <table:table-cell office:value-type="float" office:value="155.43" calcext:value-type="float">
            <text:p>155.43</text:p>
          </table:table-cell>
          <table:table-cell office:value-type="float" office:value="75.57" calcext:value-type="float">
            <text:p>75.57</text:p>
          </table:table-cell>
          <table:table-cell office:value-type="float" office:value="131.61" calcext:value-type="float">
            <text:p>131.61</text:p>
          </table:table-cell>
          <table:table-cell office:value-type="float" office:value="5215.19" calcext:value-type="float">
            <text:p>5215.19</text:p>
          </table:table-cell>
          <table:table-cell office:value-type="float" office:value="4594.01" calcext:value-type="float">
            <text:p>4594.01</text:p>
          </table:table-cell>
          <table:table-cell office:value-type="float" office:value="4558.9" calcext:value-type="float">
            <text:p>4558.9</text:p>
          </table:table-cell>
          <table:table-cell office:value-type="float" office:value="4849.79" calcext:value-type="float">
            <text:p>4849.79</text:p>
          </table:table-cell>
          <table:table-cell office:value-type="float" office:value="4904.78" calcext:value-type="float">
            <text:p>4904.78</text:p>
          </table:table-cell>
          <table:table-cell office:value-type="float" office:value="4530.3" calcext:value-type="float">
            <text:p>4530.3</text:p>
          </table:table-cell>
          <table:table-cell office:value-type="float" office:value="4917.26" calcext:value-type="float">
            <text:p>4917.26</text:p>
          </table:table-cell>
          <table:table-cell office:value-type="float" office:value="5115.53" calcext:value-type="float">
            <text:p>5115.53</text:p>
          </table:table-cell>
          <table:table-cell office:value-type="float" office:value="4930.59" calcext:value-type="float">
            <text:p>4930.59</text:p>
          </table:table-cell>
          <table:table-cell office:value-type="float" office:value="5267.4" calcext:value-type="float">
            <text:p>5267.4</text:p>
          </table:table-cell>
          <table:table-cell office:value-type="float" office:value="5316.88" calcext:value-type="float">
            <text:p>5316.88</text:p>
          </table:table-cell>
          <table:table-cell office:value-type="float" office:value="5191.99" calcext:value-type="float">
            <text:p>5191.99</text:p>
          </table:table-cell>
          <table:table-cell office:value-type="float" office:value="5594" calcext:value-type="float">
            <text:p>5594</text:p>
          </table:table-cell>
          <table:table-cell office:value-type="float" office:value="5389.1" calcext:value-type="float">
            <text:p>5389.1</text:p>
          </table:table-cell>
          <table:table-cell office:value-type="float" office:value="5213.45" calcext:value-type="float">
            <text:p>5213.45</text:p>
          </table:table-cell>
          <table:table-cell office:value-type="float" office:value="5869.46" calcext:value-type="float">
            <text:p>5869.46</text:p>
          </table:table-cell>
          <table:table-cell office:value-type="float" office:value="6533.77" calcext:value-type="float">
            <text:p>6533.77</text:p>
          </table:table-cell>
          <table:table-cell office:value-type="float" office:value="7000.88" calcext:value-type="float">
            <text:p>7000.88</text:p>
          </table:table-cell>
          <table:table-cell office:value-type="float" office:value="346.76" calcext:value-type="float">
            <text:p>346.76</text:p>
          </table:table-cell>
          <table:table-cell office:value-type="float" office:value="381.05" calcext:value-type="float">
            <text:p>381.05</text:p>
          </table:table-cell>
          <table:table-cell office:value-type="float" office:value="344.67" calcext:value-type="float">
            <text:p>344.67</text:p>
          </table:table-cell>
          <table:table-cell office:value-type="float" office:value="348.28" calcext:value-type="float">
            <text:p>348.28</text:p>
          </table:table-cell>
          <table:table-cell office:value-type="float" office:value="298.37" calcext:value-type="float">
            <text:p>298.37</text:p>
          </table:table-cell>
          <table:table-cell office:value-type="float" office:value="506.93" calcext:value-type="float">
            <text:p>506.93</text:p>
          </table:table-cell>
          <table:table-cell office:value-type="float" office:value="572.69" calcext:value-type="float">
            <text:p>572.69</text:p>
          </table:table-cell>
          <table:table-cell office:value-type="float" office:value="582.3" calcext:value-type="float">
            <text:p>582.3</text:p>
          </table:table-cell>
          <table:table-cell office:value-type="float" office:value="564.36" calcext:value-type="float">
            <text:p>564.36</text:p>
          </table:table-cell>
          <table:table-cell office:value-type="float" office:value="471.47" calcext:value-type="float">
            <text:p>471.47</text:p>
          </table:table-cell>
          <table:table-cell office:value-type="float" office:value="630" calcext:value-type="float">
            <text:p>630</text:p>
          </table:table-cell>
          <table:table-cell office:value-type="float" office:value="685.02" calcext:value-type="float">
            <text:p>685.02</text:p>
          </table:table-cell>
          <table:table-cell office:value-type="float" office:value="670" calcext:value-type="float">
            <text:p>670</text:p>
          </table:table-cell>
          <table:table-cell office:value-type="float" office:value="627.44" calcext:value-type="float">
            <text:p>627.44</text:p>
          </table:table-cell>
          <table:table-cell office:value-type="float" office:value="693.24" calcext:value-type="float">
            <text:p>693.24</text:p>
          </table:table-cell>
          <table:table-cell office:value-type="float" office:value="800.5" calcext:value-type="float">
            <text:p>800.5</text:p>
          </table:table-cell>
          <table:table-cell office:value-type="float" office:value="657.74" calcext:value-type="float">
            <text:p>657.74</text:p>
          </table:table-cell>
          <table:table-cell office:value-type="float" office:value="738.14" calcext:value-type="float">
            <text:p>738.14</text:p>
          </table:table-cell>
          <table:table-cell office:value-type="float" office:value="14.82" calcext:value-type="float">
            <text:p>14.82</text:p>
          </table:table-cell>
          <table:table-cell office:value-type="float" office:value="16.37" calcext:value-type="float">
            <text:p>16.37</text:p>
          </table:table-cell>
          <table:table-cell office:value-type="float" office:value="20.55" calcext:value-type="float">
            <text:p>20.55</text:p>
          </table:table-cell>
          <table:table-cell office:value-type="float" office:value="19.83" calcext:value-type="float">
            <text:p>19.83</text:p>
          </table:table-cell>
          <table:table-cell office:value-type="float" office:value="28.42" calcext:value-type="float">
            <text:p>28.42</text:p>
          </table:table-cell>
          <table:table-cell office:value-type="float" office:value="36.71" calcext:value-type="float">
            <text:p>36.71</text:p>
          </table:table-cell>
          <table:table-cell office:value-type="float" office:value="51.46" calcext:value-type="float">
            <text:p>51.46</text:p>
          </table:table-cell>
          <table:table-cell office:value-type="float" office:value="92.73" calcext:value-type="float">
            <text:p>92.73</text:p>
          </table:table-cell>
          <table:table-cell office:value-type="float" office:value="116.81" calcext:value-type="float">
            <text:p>116.81</text:p>
          </table:table-cell>
          <table:table-cell office:value-type="float" office:value="95.63" calcext:value-type="float">
            <text:p>95.63</text:p>
          </table:table-cell>
          <table:table-cell office:value-type="float" office:value="97.82" calcext:value-type="float">
            <text:p>97.82</text:p>
          </table:table-cell>
          <table:table-cell office:value-type="float" office:value="79.27" calcext:value-type="float">
            <text:p>79.27</text:p>
          </table:table-cell>
          <table:table-cell office:value-type="float" office:value="104.44" calcext:value-type="float">
            <text:p>104.44</text:p>
          </table:table-cell>
          <table:table-cell office:value-type="float" office:value="99.21" calcext:value-type="float">
            <text:p>99.21</text:p>
          </table:table-cell>
          <table:table-cell office:value-type="float" office:value="124.22" calcext:value-type="float">
            <text:p>124.22</text:p>
          </table:table-cell>
          <table:table-cell office:value-type="float" office:value="109.2" calcext:value-type="float">
            <text:p>109.2</text:p>
          </table:table-cell>
          <table:table-cell office:value-type="float" office:value="40.5" calcext:value-type="float">
            <text:p>40.5</text:p>
          </table:table-cell>
          <table:table-cell office:value-type="float" office:value="6.21" calcext:value-type="float">
            <text:p>6.21</text:p>
          </table:table-cell>
          <table:table-cell office:value-type="float" office:value="181.39" calcext:value-type="float">
            <text:p>181.39</text:p>
          </table:table-cell>
          <table:table-cell office:value-type="float" office:value="181.1" calcext:value-type="float">
            <text:p>181.1</text:p>
          </table:table-cell>
          <table:table-cell office:value-type="float" office:value="183.73" calcext:value-type="float">
            <text:p>183.73</text:p>
          </table:table-cell>
          <table:table-cell office:value-type="float" office:value="231.05" calcext:value-type="float">
            <text:p>231.05</text:p>
          </table:table-cell>
          <table:table-cell office:value-type="float" office:value="233.84" calcext:value-type="float">
            <text:p>233.84</text:p>
          </table:table-cell>
          <table:table-cell office:value-type="float" office:value="209.16" calcext:value-type="float">
            <text:p>209.16</text:p>
          </table:table-cell>
          <table:table-cell office:value-type="float" office:value="209.51" calcext:value-type="float">
            <text:p>209.51</text:p>
          </table:table-cell>
          <table:table-cell office:value-type="float" office:value="113.47" calcext:value-type="float">
            <text:p>113.47</text:p>
          </table:table-cell>
          <table:table-cell office:value-type="float" office:value="94.4" calcext:value-type="float">
            <text:p>94.4</text:p>
          </table:table-cell>
          <table:table-cell office:value-type="float" office:value="106.8" calcext:value-type="float">
            <text:p>106.8</text:p>
          </table:table-cell>
          <table:table-cell office:value-type="float" office:value="122.78" calcext:value-type="float">
            <text:p>122.78</text:p>
          </table:table-cell>
          <table:table-cell office:value-type="float" office:value="121.22" calcext:value-type="float">
            <text:p>121.22</text:p>
          </table:table-cell>
          <table:table-cell office:value-type="float" office:value="117.6" calcext:value-type="float">
            <text:p>117.6</text:p>
          </table:table-cell>
          <table:table-cell office:value-type="float" office:value="131.54" calcext:value-type="float">
            <text:p>131.54</text:p>
          </table:table-cell>
          <table:table-cell office:value-type="float" office:value="135.32" calcext:value-type="float">
            <text:p>135.32</text:p>
          </table:table-cell>
          <table:table-cell office:value-type="float" office:value="157.44" calcext:value-type="float">
            <text:p>157.44</text:p>
          </table:table-cell>
          <table:table-cell office:value-type="float" office:value="135.45" calcext:value-type="float">
            <text:p>135.45</text:p>
          </table:table-cell>
          <table:table-cell office:value-type="float" office:value="174.88" calcext:value-type="float">
            <text:p>174.88</text:p>
          </table:table-cell>
          <table:table-cell office:value-type="float" office:value="20.15" calcext:value-type="float">
            <text:p>20.15</text:p>
          </table:table-cell>
          <table:table-cell office:value-type="float" office:value="27.72" calcext:value-type="float">
            <text:p>27.72</text:p>
          </table:table-cell>
          <table:table-cell office:value-type="float" office:value="35.56" calcext:value-type="float">
            <text:p>35.56</text:p>
          </table:table-cell>
          <table:table-cell office:value-type="float" office:value="22.68" calcext:value-type="float">
            <text:p>22.68</text:p>
          </table:table-cell>
          <table:table-cell office:value-type="float" office:value="46.65" calcext:value-type="float">
            <text:p>46.65</text:p>
          </table:table-cell>
          <table:table-cell office:value-type="float" office:value="50.15" calcext:value-type="float">
            <text:p>50.15</text:p>
          </table:table-cell>
          <table:table-cell office:value-type="float" office:value="20.84" calcext:value-type="float">
            <text:p>20.84</text:p>
          </table:table-cell>
          <table:table-cell office:value-type="float" office:value="0" calcext:value-type="float">
            <text:p>0</text:p>
          </table:table-cell>
          <table:table-cell office:value-type="float" office:value="11.3" calcext:value-type="float">
            <text:p>11.3</text:p>
          </table:table-cell>
          <table:table-cell office:value-type="float" office:value="15.34" calcext:value-type="float">
            <text:p>15.34</text:p>
          </table:table-cell>
          <table:table-cell office:value-type="float" office:value="34.48" calcext:value-type="float">
            <text:p>34.48</text:p>
          </table:table-cell>
          <table:table-cell office:value-type="float" office:value="37.07" calcext:value-type="float">
            <text:p>37.07</text:p>
          </table:table-cell>
          <table:table-cell office:value-type="float" office:value="18.09" calcext:value-type="float">
            <text:p>18.09</text:p>
          </table:table-cell>
          <table:table-cell table:number-columns-repeated="5"/>
          <table:table-cell office:value-type="float" office:value="2.87" calcext:value-type="float">
            <text:p>2.87</text:p>
          </table:table-cell>
          <table:table-cell office:value-type="float" office:value="1.45" calcext:value-type="float">
            <text:p>1.45</text:p>
          </table:table-cell>
          <table:table-cell office:value-type="float" office:value="17.84" calcext:value-type="float">
            <text:p>17.84</text:p>
          </table:table-cell>
          <table:table-cell office:value-type="float" office:value="19.5" calcext:value-type="float">
            <text:p>19.5</text:p>
          </table:table-cell>
          <table:table-cell office:value-type="float" office:value="37.83" calcext:value-type="float">
            <text:p>37.83</text:p>
          </table:table-cell>
          <table:table-cell office:value-type="float" office:value="44.52" calcext:value-type="float">
            <text:p>44.52</text:p>
          </table:table-cell>
          <table:table-cell office:value-type="float" office:value="24.14" calcext:value-type="float">
            <text:p>24.14</text:p>
          </table:table-cell>
          <table:table-cell office:value-type="float" office:value="34.34" calcext:value-type="float">
            <text:p>34.34</text:p>
          </table:table-cell>
          <table:table-cell office:value-type="float" office:value="85.55" calcext:value-type="float">
            <text:p>85.55</text:p>
          </table:table-cell>
          <table:table-cell office:value-type="float" office:value="103.4" calcext:value-type="float">
            <text:p>103.4</text:p>
          </table:table-cell>
          <table:table-cell office:value-type="float" office:value="87.48" calcext:value-type="float">
            <text:p>87.48</text:p>
          </table:table-cell>
          <table:table-cell office:value-type="float" office:value="90.16" calcext:value-type="float">
            <text:p>90.16</text:p>
          </table:table-cell>
          <table:table-cell office:value-type="float" office:value="87.11" calcext:value-type="float">
            <text:p>87.11</text:p>
          </table:table-cell>
          <table:table-cell office:value-type="float" office:value="74.8" calcext:value-type="float">
            <text:p>74.8</text:p>
          </table:table-cell>
          <table:table-cell office:value-type="float" office:value="48.22" calcext:value-type="float">
            <text:p>48.22</text:p>
          </table:table-cell>
          <table:table-cell office:value-type="float" office:value="53.8" calcext:value-type="float">
            <text:p>53.8</text:p>
          </table:table-cell>
          <table:table-cell office:value-type="float" office:value="49.1" calcext:value-type="float">
            <text:p>49.1</text:p>
          </table:table-cell>
          <table:table-cell office:value-type="float" office:value="53.33" calcext:value-type="float">
            <text:p>53.33</text:p>
          </table:table-cell>
        </table:table-row>
        <table:table-row table:style-name="ro1">
          <table:table-cell office:value-type="string" calcext:value-type="string">
            <text:p>T. JBS FOODS</text:p>
          </table:table-cell>
          <table:table-cell office:value-type="float" office:value="240.22" calcext:value-type="float">
            <text:p>240.22</text:p>
          </table:table-cell>
          <table:table-cell office:value-type="float" office:value="315.66" calcext:value-type="float">
            <text:p>315.66</text:p>
          </table:table-cell>
          <table:table-cell office:value-type="float" office:value="271.37" calcext:value-type="float">
            <text:p>271.37</text:p>
          </table:table-cell>
          <table:table-cell office:value-type="float" office:value="434.11" calcext:value-type="float">
            <text:p>434.11</text:p>
          </table:table-cell>
          <table:table-cell office:value-type="float" office:value="506.84" calcext:value-type="float">
            <text:p>506.84</text:p>
          </table:table-cell>
          <table:table-cell office:value-type="float" office:value="573.71" calcext:value-type="float">
            <text:p>573.71</text:p>
          </table:table-cell>
          <table:table-cell office:value-type="float" office:value="528.45" calcext:value-type="float">
            <text:p>528.45</text:p>
          </table:table-cell>
          <table:table-cell office:value-type="float" office:value="558.25" calcext:value-type="float">
            <text:p>558.25</text:p>
          </table:table-cell>
          <table:table-cell office:value-type="float" office:value="569.2" calcext:value-type="float">
            <text:p>569.2</text:p>
          </table:table-cell>
          <table:table-cell office:value-type="float" office:value="740.95" calcext:value-type="float">
            <text:p>740.95</text:p>
          </table:table-cell>
          <table:table-cell office:value-type="float" office:value="1254.69" calcext:value-type="float">
            <text:p>1254.69</text:p>
          </table:table-cell>
          <table:table-cell office:value-type="float" office:value="1235.03" calcext:value-type="float">
            <text:p>1235.03</text:p>
          </table:table-cell>
          <table:table-cell office:value-type="float" office:value="1347.19" calcext:value-type="float">
            <text:p>1347.19</text:p>
          </table:table-cell>
          <table:table-cell office:value-type="float" office:value="1448.83" calcext:value-type="float">
            <text:p>1448.83</text:p>
          </table:table-cell>
          <table:table-cell office:value-type="float" office:value="1617.33" calcext:value-type="float">
            <text:p>1617.33</text:p>
          </table:table-cell>
          <table:table-cell office:value-type="float" office:value="1866.17" calcext:value-type="float">
            <text:p>1866.17</text:p>
          </table:table-cell>
          <table:table-cell office:value-type="float" office:value="2154.12" calcext:value-type="float">
            <text:p>2154.12</text:p>
          </table:table-cell>
          <table:table-cell office:value-type="float" office:value="2663.29" calcext:value-type="float">
            <text:p>2663.29</text:p>
          </table:table-cell>
          <table:table-cell office:value-type="float" office:value="336.32" calcext:value-type="float">
            <text:p>336.32</text:p>
          </table:table-cell>
          <table:table-cell office:value-type="float" office:value="436.45" calcext:value-type="float">
            <text:p>436.45</text:p>
          </table:table-cell>
          <table:table-cell office:value-type="float" office:value="329.24" calcext:value-type="float">
            <text:p>329.24</text:p>
          </table:table-cell>
          <table:table-cell office:value-type="float" office:value="504.37" calcext:value-type="float">
            <text:p>504.37</text:p>
          </table:table-cell>
          <table:table-cell office:value-type="float" office:value="635.33" calcext:value-type="float">
            <text:p>635.33</text:p>
          </table:table-cell>
          <table:table-cell office:value-type="float" office:value="636.7" calcext:value-type="float">
            <text:p>636.7</text:p>
          </table:table-cell>
          <table:table-cell office:value-type="float" office:value="651.41" calcext:value-type="float">
            <text:p>651.41</text:p>
          </table:table-cell>
          <table:table-cell office:value-type="float" office:value="812.23" calcext:value-type="float">
            <text:p>812.23</text:p>
          </table:table-cell>
          <table:table-cell office:value-type="float" office:value="918.31" calcext:value-type="float">
            <text:p>918.31</text:p>
          </table:table-cell>
          <table:table-cell office:value-type="float" office:value="805.45" calcext:value-type="float">
            <text:p>805.45</text:p>
          </table:table-cell>
          <table:table-cell office:value-type="float" office:value="1419.26" calcext:value-type="float">
            <text:p>1419.26</text:p>
          </table:table-cell>
          <table:table-cell office:value-type="float" office:value="1394.73" calcext:value-type="float">
            <text:p>1394.73</text:p>
          </table:table-cell>
          <table:table-cell office:value-type="float" office:value="1635.77" calcext:value-type="float">
            <text:p>1635.77</text:p>
          </table:table-cell>
          <table:table-cell office:value-type="float" office:value="1673.8" calcext:value-type="float">
            <text:p>1673.8</text:p>
          </table:table-cell>
          <table:table-cell office:value-type="float" office:value="1733.1" calcext:value-type="float">
            <text:p>1733.1</text:p>
          </table:table-cell>
          <table:table-cell office:value-type="float" office:value="1812.94" calcext:value-type="float">
            <text:p>1812.94</text:p>
          </table:table-cell>
          <table:table-cell office:value-type="float" office:value="2143.49" calcext:value-type="float">
            <text:p>2143.49</text:p>
          </table:table-cell>
          <table:table-cell office:value-type="float" office:value="2197.47" calcext:value-type="float">
            <text:p>2197.47</text:p>
          </table:table-cell>
          <table:table-cell office:value-type="float" office:value="915.97" calcext:value-type="float">
            <text:p>915.97</text:p>
          </table:table-cell>
          <table:table-cell office:value-type="float" office:value="1375.24" calcext:value-type="float">
            <text:p>1375.24</text:p>
          </table:table-cell>
          <table:table-cell office:value-type="float" office:value="1539.21" calcext:value-type="float">
            <text:p>1539.21</text:p>
          </table:table-cell>
          <table:table-cell office:value-type="float" office:value="1475.91" calcext:value-type="float">
            <text:p>1475.91</text:p>
          </table:table-cell>
          <table:table-cell office:value-type="float" office:value="2048.96" calcext:value-type="float">
            <text:p>2048.96</text:p>
          </table:table-cell>
          <table:table-cell office:value-type="float" office:value="1819.19" calcext:value-type="float">
            <text:p>1819.19</text:p>
          </table:table-cell>
          <table:table-cell office:value-type="float" office:value="1680.46" calcext:value-type="float">
            <text:p>1680.46</text:p>
          </table:table-cell>
          <table:table-cell office:value-type="float" office:value="2142.35" calcext:value-type="float">
            <text:p>2142.35</text:p>
          </table:table-cell>
          <table:table-cell office:value-type="float" office:value="2419.51" calcext:value-type="float">
            <text:p>2419.51</text:p>
          </table:table-cell>
          <table:table-cell office:value-type="float" office:value="1980.39" calcext:value-type="float">
            <text:p>1980.39</text:p>
          </table:table-cell>
          <table:table-cell office:value-type="float" office:value="3384.13" calcext:value-type="float">
            <text:p>3384.13</text:p>
          </table:table-cell>
          <table:table-cell office:value-type="float" office:value="3284.09" calcext:value-type="float">
            <text:p>3284.09</text:p>
          </table:table-cell>
          <table:table-cell office:value-type="float" office:value="3248.86" calcext:value-type="float">
            <text:p>3248.86</text:p>
          </table:table-cell>
          <table:table-cell office:value-type="float" office:value="3519.04" calcext:value-type="float">
            <text:p>3519.04</text:p>
          </table:table-cell>
          <table:table-cell office:value-type="float" office:value="3653.79" calcext:value-type="float">
            <text:p>3653.79</text:p>
          </table:table-cell>
          <table:table-cell office:value-type="float" office:value="3771.02" calcext:value-type="float">
            <text:p>3771.02</text:p>
          </table:table-cell>
          <table:table-cell office:value-type="float" office:value="3843.59" calcext:value-type="float">
            <text:p>3843.59</text:p>
          </table:table-cell>
          <table:table-cell office:value-type="float" office:value="4447" calcext:value-type="float">
            <text:p>4447</text:p>
          </table:table-cell>
          <table:table-cell office:value-type="float" office:value="1154.51" calcext:value-type="float">
            <text:p>1154.51</text:p>
          </table:table-cell>
          <table:table-cell office:value-type="float" office:value="1368.29" calcext:value-type="float">
            <text:p>1368.29</text:p>
          </table:table-cell>
          <table:table-cell office:value-type="float" office:value="1407.19" calcext:value-type="float">
            <text:p>1407.19</text:p>
          </table:table-cell>
          <table:table-cell office:value-type="float" office:value="1707.64" calcext:value-type="float">
            <text:p>1707.64</text:p>
          </table:table-cell>
          <table:table-cell office:value-type="float" office:value="2063.49" calcext:value-type="float">
            <text:p>2063.49</text:p>
          </table:table-cell>
          <table:table-cell office:value-type="float" office:value="1991.09" calcext:value-type="float">
            <text:p>1991.09</text:p>
          </table:table-cell>
          <table:table-cell office:value-type="float" office:value="1998.66" calcext:value-type="float">
            <text:p>1998.66</text:p>
          </table:table-cell>
          <table:table-cell office:value-type="float" office:value="1884.67" calcext:value-type="float">
            <text:p>1884.67</text:p>
          </table:table-cell>
          <table:table-cell office:value-type="float" office:value="2002.94" calcext:value-type="float">
            <text:p>2002.94</text:p>
          </table:table-cell>
          <table:table-cell office:value-type="float" office:value="1989.21" calcext:value-type="float">
            <text:p>1989.21</text:p>
          </table:table-cell>
          <table:table-cell office:value-type="float" office:value="2089.16" calcext:value-type="float">
            <text:p>2089.16</text:p>
          </table:table-cell>
          <table:table-cell office:value-type="float" office:value="2262" calcext:value-type="float">
            <text:p>2262</text:p>
          </table:table-cell>
          <table:table-cell office:value-type="float" office:value="2369.15" calcext:value-type="float">
            <text:p>2369.15</text:p>
          </table:table-cell>
          <table:table-cell office:value-type="float" office:value="2152.32" calcext:value-type="float">
            <text:p>2152.32</text:p>
          </table:table-cell>
          <table:table-cell office:value-type="float" office:value="2138.53" calcext:value-type="float">
            <text:p>2138.53</text:p>
          </table:table-cell>
          <table:table-cell office:value-type="float" office:value="2562.32" calcext:value-type="float">
            <text:p>2562.32</text:p>
          </table:table-cell>
          <table:table-cell office:value-type="float" office:value="2762.26" calcext:value-type="float">
            <text:p>2762.26</text:p>
          </table:table-cell>
          <table:table-cell office:value-type="float" office:value="2639.25" calcext:value-type="float">
            <text:p>2639.25</text:p>
          </table:table-cell>
          <table:table-cell office:value-type="float" office:value="1024.81" calcext:value-type="float">
            <text:p>1024.81</text:p>
          </table:table-cell>
          <table:table-cell office:value-type="float" office:value="1142.25" calcext:value-type="float">
            <text:p>1142.25</text:p>
          </table:table-cell>
          <table:table-cell office:value-type="float" office:value="962.94" calcext:value-type="float">
            <text:p>962.94</text:p>
          </table:table-cell>
          <table:table-cell office:value-type="float" office:value="1357.19" calcext:value-type="float">
            <text:p>1357.19</text:p>
          </table:table-cell>
          <table:table-cell office:value-type="float" office:value="1596.77" calcext:value-type="float">
            <text:p>1596.77</text:p>
          </table:table-cell>
          <table:table-cell office:value-type="float" office:value="1741.7" calcext:value-type="float">
            <text:p>1741.7</text:p>
          </table:table-cell>
          <table:table-cell office:value-type="float" office:value="1875.08" calcext:value-type="float">
            <text:p>1875.08</text:p>
          </table:table-cell>
          <table:table-cell office:value-type="float" office:value="1927.39" calcext:value-type="float">
            <text:p>1927.39</text:p>
          </table:table-cell>
          <table:table-cell office:value-type="float" office:value="2033.16" calcext:value-type="float">
            <text:p>2033.16</text:p>
          </table:table-cell>
          <table:table-cell office:value-type="float" office:value="2094.32" calcext:value-type="float">
            <text:p>2094.32</text:p>
          </table:table-cell>
          <table:table-cell office:value-type="float" office:value="2718.64" calcext:value-type="float">
            <text:p>2718.64</text:p>
          </table:table-cell>
          <table:table-cell office:value-type="float" office:value="2815.69" calcext:value-type="float">
            <text:p>2815.69</text:p>
          </table:table-cell>
          <table:table-cell office:value-type="float" office:value="3111.66" calcext:value-type="float">
            <text:p>3111.66</text:p>
          </table:table-cell>
          <table:table-cell office:value-type="float" office:value="3290.73" calcext:value-type="float">
            <text:p>3290.73</text:p>
          </table:table-cell>
          <table:table-cell office:value-type="float" office:value="3556.61" calcext:value-type="float">
            <text:p>3556.61</text:p>
          </table:table-cell>
          <table:table-cell office:value-type="float" office:value="4387.47" calcext:value-type="float">
            <text:p>4387.47</text:p>
          </table:table-cell>
          <table:table-cell office:value-type="float" office:value="4737.99" calcext:value-type="float">
            <text:p>4737.99</text:p>
          </table:table-cell>
          <table:table-cell office:value-type="float" office:value="4527.25" calcext:value-type="float">
            <text:p>4527.25</text:p>
          </table:table-cell>
          <table:table-cell office:value-type="float" office:value="1627.5" calcext:value-type="float">
            <text:p>1627.5</text:p>
          </table:table-cell>
          <table:table-cell office:value-type="float" office:value="2506.92" calcext:value-type="float">
            <text:p>2506.92</text:p>
          </table:table-cell>
          <table:table-cell office:value-type="float" office:value="2575.79" calcext:value-type="float">
            <text:p>2575.79</text:p>
          </table:table-cell>
          <table:table-cell office:value-type="float" office:value="3242.35" calcext:value-type="float">
            <text:p>3242.35</text:p>
          </table:table-cell>
          <table:table-cell office:value-type="float" office:value="3483.63" calcext:value-type="float">
            <text:p>3483.63</text:p>
          </table:table-cell>
          <table:table-cell office:value-type="float" office:value="3222.82" calcext:value-type="float">
            <text:p>3222.82</text:p>
          </table:table-cell>
          <table:table-cell office:value-type="float" office:value="3407.59" calcext:value-type="float">
            <text:p>3407.59</text:p>
          </table:table-cell>
          <table:table-cell office:value-type="float" office:value="3969.47" calcext:value-type="float">
            <text:p>3969.47</text:p>
          </table:table-cell>
          <table:table-cell office:value-type="float" office:value="4427.59" calcext:value-type="float">
            <text:p>4427.59</text:p>
          </table:table-cell>
          <table:table-cell office:value-type="float" office:value="4550.28" calcext:value-type="float">
            <text:p>4550.28</text:p>
          </table:table-cell>
          <table:table-cell office:value-type="float" office:value="6029.52" calcext:value-type="float">
            <text:p>6029.52</text:p>
          </table:table-cell>
          <table:table-cell office:value-type="float" office:value="5757.07" calcext:value-type="float">
            <text:p>5757.07</text:p>
          </table:table-cell>
          <table:table-cell office:value-type="float" office:value="5796.5" calcext:value-type="float">
            <text:p>5796.5</text:p>
          </table:table-cell>
          <table:table-cell office:value-type="float" office:value="5935.31" calcext:value-type="float">
            <text:p>5935.31</text:p>
          </table:table-cell>
          <table:table-cell office:value-type="float" office:value="6246.94" calcext:value-type="float">
            <text:p>6246.94</text:p>
          </table:table-cell>
          <table:table-cell office:value-type="float" office:value="7148.96" calcext:value-type="float">
            <text:p>7148.96</text:p>
          </table:table-cell>
          <table:table-cell office:value-type="float" office:value="8158.59" calcext:value-type="float">
            <text:p>8158.59</text:p>
          </table:table-cell>
          <table:table-cell office:value-type="float" office:value="7713.53" calcext:value-type="float">
            <text:p>7713.53</text:p>
          </table:table-cell>
          <table:table-cell office:value-type="float" office:value="515.75" calcext:value-type="float">
            <text:p>515.75</text:p>
          </table:table-cell>
          <table:table-cell office:value-type="float" office:value="549.54" calcext:value-type="float">
            <text:p>549.54</text:p>
          </table:table-cell>
          <table:table-cell office:value-type="float" office:value="489.7" calcext:value-type="float">
            <text:p>489.7</text:p>
          </table:table-cell>
          <table:table-cell office:value-type="float" office:value="886.25" calcext:value-type="float">
            <text:p>886.25</text:p>
          </table:table-cell>
          <table:table-cell office:value-type="float" office:value="1177.43" calcext:value-type="float">
            <text:p>1177.43</text:p>
          </table:table-cell>
          <table:table-cell office:value-type="float" office:value="1221.22" calcext:value-type="float">
            <text:p>1221.22</text:p>
          </table:table-cell>
          <table:table-cell office:value-type="float" office:value="1367.14" calcext:value-type="float">
            <text:p>1367.14</text:p>
          </table:table-cell>
          <table:table-cell office:value-type="float" office:value="1592.78" calcext:value-type="float">
            <text:p>1592.78</text:p>
          </table:table-cell>
          <table:table-cell office:value-type="float" office:value="1577" calcext:value-type="float">
            <text:p>1577</text:p>
          </table:table-cell>
          <table:table-cell office:value-type="float" office:value="1506.57" calcext:value-type="float">
            <text:p>1506.57</text:p>
          </table:table-cell>
          <table:table-cell office:value-type="float" office:value="1790.26" calcext:value-type="float">
            <text:p>1790.26</text:p>
          </table:table-cell>
          <table:table-cell office:value-type="float" office:value="1760.31" calcext:value-type="float">
            <text:p>1760.31</text:p>
          </table:table-cell>
          <table:table-cell office:value-type="float" office:value="1560.25" calcext:value-type="float">
            <text:p>1560.25</text:p>
          </table:table-cell>
          <table:table-cell office:value-type="float" office:value="1890.18" calcext:value-type="float">
            <text:p>1890.18</text:p>
          </table:table-cell>
          <table:table-cell office:value-type="float" office:value="2055.26" calcext:value-type="float">
            <text:p>2055.26</text:p>
          </table:table-cell>
          <table:table-cell office:value-type="float" office:value="2305.61" calcext:value-type="float">
            <text:p>2305.61</text:p>
          </table:table-cell>
          <table:table-cell office:value-type="float" office:value="2597.5" calcext:value-type="float">
            <text:p>2597.5</text:p>
          </table:table-cell>
          <table:table-cell office:value-type="float" office:value="2522.68" calcext:value-type="float">
            <text:p>2522.68</text:p>
          </table:table-cell>
        </table:table-row>
        <table:table-row table:style-name="ro1">
          <table:table-cell office:value-type="string" calcext:value-type="string">
            <text:p>T. MASSA LEVE</text:p>
          </table:table-cell>
          <table:table-cell office:value-type="float" office:value="135.78" calcext:value-type="float">
            <text:p>135.78</text:p>
          </table:table-cell>
          <table:table-cell office:value-type="float" office:value="142.51" calcext:value-type="float">
            <text:p>142.51</text:p>
          </table:table-cell>
          <table:table-cell office:value-type="float" office:value="183.05" calcext:value-type="float">
            <text:p>183.05</text:p>
          </table:table-cell>
          <table:table-cell office:value-type="float" office:value="272.54" calcext:value-type="float">
            <text:p>272.54</text:p>
          </table:table-cell>
          <table:table-cell office:value-type="float" office:value="334.05" calcext:value-type="float">
            <text:p>334.05</text:p>
          </table:table-cell>
          <table:table-cell office:value-type="float" office:value="394.37" calcext:value-type="float">
            <text:p>394.37</text:p>
          </table:table-cell>
          <table:table-cell office:value-type="float" office:value="368.29" calcext:value-type="float">
            <text:p>368.29</text:p>
          </table:table-cell>
          <table:table-cell office:value-type="float" office:value="321.43" calcext:value-type="float">
            <text:p>321.43</text:p>
          </table:table-cell>
          <table:table-cell office:value-type="float" office:value="351.92" calcext:value-type="float">
            <text:p>351.92</text:p>
          </table:table-cell>
          <table:table-cell office:value-type="float" office:value="502.17" calcext:value-type="float">
            <text:p>502.17</text:p>
          </table:table-cell>
          <table:table-cell office:value-type="float" office:value="580.89" calcext:value-type="float">
            <text:p>580.89</text:p>
          </table:table-cell>
          <table:table-cell office:value-type="float" office:value="663.65" calcext:value-type="float">
            <text:p>663.65</text:p>
          </table:table-cell>
          <table:table-cell office:value-type="float" office:value="659.97" calcext:value-type="float">
            <text:p>659.97</text:p>
          </table:table-cell>
          <table:table-cell office:value-type="float" office:value="696.38" calcext:value-type="float">
            <text:p>696.38</text:p>
          </table:table-cell>
          <table:table-cell office:value-type="float" office:value="598" calcext:value-type="float">
            <text:p>598</text:p>
          </table:table-cell>
          <table:table-cell office:value-type="float" office:value="674.37" calcext:value-type="float">
            <text:p>674.37</text:p>
          </table:table-cell>
          <table:table-cell office:value-type="float" office:value="789.25" calcext:value-type="float">
            <text:p>789.25</text:p>
          </table:table-cell>
          <table:table-cell office:value-type="float" office:value="979.99" calcext:value-type="float">
            <text:p>979.99</text:p>
          </table:table-cell>
          <table:table-cell office:value-type="float" office:value="31.62" calcext:value-type="float">
            <text:p>31.62</text:p>
          </table:table-cell>
          <table:table-cell office:value-type="float" office:value="42.52" calcext:value-type="float">
            <text:p>42.52</text:p>
          </table:table-cell>
          <table:table-cell office:value-type="float" office:value="54.15" calcext:value-type="float">
            <text:p>54.15</text:p>
          </table:table-cell>
          <table:table-cell office:value-type="float" office:value="174.72" calcext:value-type="float">
            <text:p>174.72</text:p>
          </table:table-cell>
          <table:table-cell office:value-type="float" office:value="169.43" calcext:value-type="float">
            <text:p>169.43</text:p>
          </table:table-cell>
          <table:table-cell office:value-type="float" office:value="230.25" calcext:value-type="float">
            <text:p>230.25</text:p>
          </table:table-cell>
          <table:table-cell office:value-type="float" office:value="266.15" calcext:value-type="float">
            <text:p>266.15</text:p>
          </table:table-cell>
          <table:table-cell office:value-type="float" office:value="355.55" calcext:value-type="float">
            <text:p>355.55</text:p>
          </table:table-cell>
          <table:table-cell office:value-type="float" office:value="290.36" calcext:value-type="float">
            <text:p>290.36</text:p>
          </table:table-cell>
          <table:table-cell office:value-type="float" office:value="595.49" calcext:value-type="float">
            <text:p>595.49</text:p>
          </table:table-cell>
          <table:table-cell office:value-type="float" office:value="660.98" calcext:value-type="float">
            <text:p>660.98</text:p>
          </table:table-cell>
          <table:table-cell office:value-type="float" office:value="666.29" calcext:value-type="float">
            <text:p>666.29</text:p>
          </table:table-cell>
          <table:table-cell office:value-type="float" office:value="613.05" calcext:value-type="float">
            <text:p>613.05</text:p>
          </table:table-cell>
          <table:table-cell office:value-type="float" office:value="608.03" calcext:value-type="float">
            <text:p>608.03</text:p>
          </table:table-cell>
          <table:table-cell office:value-type="float" office:value="638.66" calcext:value-type="float">
            <text:p>638.66</text:p>
          </table:table-cell>
          <table:table-cell office:value-type="float" office:value="813.43" calcext:value-type="float">
            <text:p>813.43</text:p>
          </table:table-cell>
          <table:table-cell office:value-type="float" office:value="581.34" calcext:value-type="float">
            <text:p>581.34</text:p>
          </table:table-cell>
          <table:table-cell office:value-type="float" office:value="602.32" calcext:value-type="float">
            <text:p>602.32</text:p>
          </table:table-cell>
          <table:table-cell office:value-type="float" office:value="44.31" calcext:value-type="float">
            <text:p>44.31</text:p>
          </table:table-cell>
          <table:table-cell office:value-type="float" office:value="61.58" calcext:value-type="float">
            <text:p>61.58</text:p>
          </table:table-cell>
          <table:table-cell office:value-type="float" office:value="102.15" calcext:value-type="float">
            <text:p>102.15</text:p>
          </table:table-cell>
          <table:table-cell office:value-type="float" office:value="315.89" calcext:value-type="float">
            <text:p>315.89</text:p>
          </table:table-cell>
          <table:table-cell office:value-type="float" office:value="524.02" calcext:value-type="float">
            <text:p>524.02</text:p>
          </table:table-cell>
          <table:table-cell office:value-type="float" office:value="615.22" calcext:value-type="float">
            <text:p>615.22</text:p>
          </table:table-cell>
          <table:table-cell office:value-type="float" office:value="664.23" calcext:value-type="float">
            <text:p>664.23</text:p>
          </table:table-cell>
          <table:table-cell office:value-type="float" office:value="708.38" calcext:value-type="float">
            <text:p>708.38</text:p>
          </table:table-cell>
          <table:table-cell office:value-type="float" office:value="815.76" calcext:value-type="float">
            <text:p>815.76</text:p>
          </table:table-cell>
          <table:table-cell office:value-type="float" office:value="959.94" calcext:value-type="float">
            <text:p>959.94</text:p>
          </table:table-cell>
          <table:table-cell office:value-type="float" office:value="932.96" calcext:value-type="float">
            <text:p>932.96</text:p>
          </table:table-cell>
          <table:table-cell office:value-type="float" office:value="1317.81" calcext:value-type="float">
            <text:p>1317.81</text:p>
          </table:table-cell>
          <table:table-cell office:value-type="float" office:value="1437.99" calcext:value-type="float">
            <text:p>1437.99</text:p>
          </table:table-cell>
          <table:table-cell office:value-type="float" office:value="1217.97" calcext:value-type="float">
            <text:p>1217.97</text:p>
          </table:table-cell>
          <table:table-cell office:value-type="float" office:value="1036.52" calcext:value-type="float">
            <text:p>1036.52</text:p>
          </table:table-cell>
          <table:table-cell office:value-type="float" office:value="842.95" calcext:value-type="float">
            <text:p>842.95</text:p>
          </table:table-cell>
          <table:table-cell office:value-type="float" office:value="919.88" calcext:value-type="float">
            <text:p>919.88</text:p>
          </table:table-cell>
          <table:table-cell office:value-type="float" office:value="951.51" calcext:value-type="float">
            <text:p>951.51</text:p>
          </table:table-cell>
          <table:table-cell office:value-type="float" office:value="454.41" calcext:value-type="float">
            <text:p>454.41</text:p>
          </table:table-cell>
          <table:table-cell office:value-type="float" office:value="606.9" calcext:value-type="float">
            <text:p>606.9</text:p>
          </table:table-cell>
          <table:table-cell office:value-type="float" office:value="874.83" calcext:value-type="float">
            <text:p>874.83</text:p>
          </table:table-cell>
          <table:table-cell office:value-type="float" office:value="1091.87" calcext:value-type="float">
            <text:p>1091.87</text:p>
          </table:table-cell>
          <table:table-cell office:value-type="float" office:value="1095.93" calcext:value-type="float">
            <text:p>1095.93</text:p>
          </table:table-cell>
          <table:table-cell office:value-type="float" office:value="975.05" calcext:value-type="float">
            <text:p>975.05</text:p>
          </table:table-cell>
          <table:table-cell office:value-type="float" office:value="975.7" calcext:value-type="float">
            <text:p>975.7</text:p>
          </table:table-cell>
          <table:table-cell office:value-type="float" office:value="1223.53" calcext:value-type="float">
            <text:p>1223.53</text:p>
          </table:table-cell>
          <table:table-cell office:value-type="float" office:value="1223.29" calcext:value-type="float">
            <text:p>1223.29</text:p>
          </table:table-cell>
          <table:table-cell office:value-type="float" office:value="1361.3" calcext:value-type="float">
            <text:p>1361.3</text:p>
          </table:table-cell>
          <table:table-cell office:value-type="float" office:value="1559.79" calcext:value-type="float">
            <text:p>1559.79</text:p>
          </table:table-cell>
          <table:table-cell office:value-type="float" office:value="1816.3" calcext:value-type="float">
            <text:p>1816.3</text:p>
          </table:table-cell>
          <table:table-cell office:value-type="float" office:value="1928.7" calcext:value-type="float">
            <text:p>1928.7</text:p>
          </table:table-cell>
          <table:table-cell office:value-type="float" office:value="1987.98" calcext:value-type="float">
            <text:p>1987.98</text:p>
          </table:table-cell>
          <table:table-cell office:value-type="float" office:value="2270.02" calcext:value-type="float">
            <text:p>2270.02</text:p>
          </table:table-cell>
          <table:table-cell office:value-type="float" office:value="2258.34" calcext:value-type="float">
            <text:p>2258.34</text:p>
          </table:table-cell>
          <table:table-cell office:value-type="float" office:value="2152.83" calcext:value-type="float">
            <text:p>2152.83</text:p>
          </table:table-cell>
          <table:table-cell office:value-type="float" office:value="2284.69" calcext:value-type="float">
            <text:p>2284.69</text:p>
          </table:table-cell>
          <table:table-cell office:value-type="float" office:value="196.83" calcext:value-type="float">
            <text:p>196.83</text:p>
          </table:table-cell>
          <table:table-cell office:value-type="float" office:value="282.07" calcext:value-type="float">
            <text:p>282.07</text:p>
          </table:table-cell>
          <table:table-cell office:value-type="float" office:value="387.51" calcext:value-type="float">
            <text:p>387.51</text:p>
          </table:table-cell>
          <table:table-cell office:value-type="float" office:value="496.23" calcext:value-type="float">
            <text:p>496.23</text:p>
          </table:table-cell>
          <table:table-cell office:value-type="float" office:value="557.12" calcext:value-type="float">
            <text:p>557.12</text:p>
          </table:table-cell>
          <table:table-cell office:value-type="float" office:value="505.7" calcext:value-type="float">
            <text:p>505.7</text:p>
          </table:table-cell>
          <table:table-cell office:value-type="float" office:value="524.18" calcext:value-type="float">
            <text:p>524.18</text:p>
          </table:table-cell>
          <table:table-cell office:value-type="float" office:value="671.52" calcext:value-type="float">
            <text:p>671.52</text:p>
          </table:table-cell>
          <table:table-cell office:value-type="float" office:value="682.43" calcext:value-type="float">
            <text:p>682.43</text:p>
          </table:table-cell>
          <table:table-cell office:value-type="float" office:value="806.78" calcext:value-type="float">
            <text:p>806.78</text:p>
          </table:table-cell>
          <table:table-cell office:value-type="float" office:value="932.76" calcext:value-type="float">
            <text:p>932.76</text:p>
          </table:table-cell>
          <table:table-cell office:value-type="float" office:value="1133.98" calcext:value-type="float">
            <text:p>1133.98</text:p>
          </table:table-cell>
          <table:table-cell office:value-type="float" office:value="1155.68" calcext:value-type="float">
            <text:p>1155.68</text:p>
          </table:table-cell>
          <table:table-cell office:value-type="float" office:value="1248.7" calcext:value-type="float">
            <text:p>1248.7</text:p>
          </table:table-cell>
          <table:table-cell office:value-type="float" office:value="1292.65" calcext:value-type="float">
            <text:p>1292.65</text:p>
          </table:table-cell>
          <table:table-cell office:value-type="float" office:value="1305.12" calcext:value-type="float">
            <text:p>1305.12</text:p>
          </table:table-cell>
          <table:table-cell office:value-type="float" office:value="1345.62" calcext:value-type="float">
            <text:p>1345.62</text:p>
          </table:table-cell>
          <table:table-cell office:value-type="float" office:value="1335.19" calcext:value-type="float">
            <text:p>1335.19</text:p>
          </table:table-cell>
          <table:table-cell office:value-type="float" office:value="292.27" calcext:value-type="float">
            <text:p>292.27</text:p>
          </table:table-cell>
          <table:table-cell office:value-type="float" office:value="538.9" calcext:value-type="float">
            <text:p>538.9</text:p>
          </table:table-cell>
          <table:table-cell office:value-type="float" office:value="528.61" calcext:value-type="float">
            <text:p>528.61</text:p>
          </table:table-cell>
          <table:table-cell office:value-type="float" office:value="614.73" calcext:value-type="float">
            <text:p>614.73</text:p>
          </table:table-cell>
          <table:table-cell office:value-type="float" office:value="865.76" calcext:value-type="float">
            <text:p>865.76</text:p>
          </table:table-cell>
          <table:table-cell office:value-type="float" office:value="824.54" calcext:value-type="float">
            <text:p>824.54</text:p>
          </table:table-cell>
          <table:table-cell office:value-type="float" office:value="729.71" calcext:value-type="float">
            <text:p>729.71</text:p>
          </table:table-cell>
          <table:table-cell office:value-type="float" office:value="808.28" calcext:value-type="float">
            <text:p>808.28</text:p>
          </table:table-cell>
          <table:table-cell office:value-type="float" office:value="929" calcext:value-type="float">
            <text:p>929</text:p>
          </table:table-cell>
          <table:table-cell office:value-type="float" office:value="1212.26" calcext:value-type="float">
            <text:p>1212.26</text:p>
          </table:table-cell>
          <table:table-cell office:value-type="float" office:value="1420.82" calcext:value-type="float">
            <text:p>1420.82</text:p>
          </table:table-cell>
          <table:table-cell office:value-type="float" office:value="1546.46" calcext:value-type="float">
            <text:p>1546.46</text:p>
          </table:table-cell>
          <table:table-cell office:value-type="float" office:value="1716.79" calcext:value-type="float">
            <text:p>1716.79</text:p>
          </table:table-cell>
          <table:table-cell office:value-type="float" office:value="2138.53" calcext:value-type="float">
            <text:p>2138.53</text:p>
          </table:table-cell>
          <table:table-cell office:value-type="float" office:value="2009.26" calcext:value-type="float">
            <text:p>2009.26</text:p>
          </table:table-cell>
          <table:table-cell office:value-type="float" office:value="2126.32" calcext:value-type="float">
            <text:p>2126.32</text:p>
          </table:table-cell>
          <table:table-cell office:value-type="float" office:value="2090.6" calcext:value-type="float">
            <text:p>2090.6</text:p>
          </table:table-cell>
          <table:table-cell office:value-type="float" office:value="1970.54" calcext:value-type="float">
            <text:p>1970.54</text:p>
          </table:table-cell>
          <table:table-cell office:value-type="float" office:value="61.41" calcext:value-type="float">
            <text:p>61.41</text:p>
          </table:table-cell>
          <table:table-cell office:value-type="float" office:value="77.29" calcext:value-type="float">
            <text:p>77.29</text:p>
          </table:table-cell>
          <table:table-cell office:value-type="float" office:value="92.98" calcext:value-type="float">
            <text:p>92.98</text:p>
          </table:table-cell>
          <table:table-cell office:value-type="float" office:value="113.65" calcext:value-type="float">
            <text:p>113.65</text:p>
          </table:table-cell>
          <table:table-cell office:value-type="float" office:value="126.11" calcext:value-type="float">
            <text:p>126.11</text:p>
          </table:table-cell>
          <table:table-cell office:value-type="float" office:value="137.77" calcext:value-type="float">
            <text:p>137.77</text:p>
          </table:table-cell>
          <table:table-cell office:value-type="float" office:value="104.42" calcext:value-type="float">
            <text:p>104.42</text:p>
          </table:table-cell>
          <table:table-cell office:value-type="float" office:value="125.23" calcext:value-type="float">
            <text:p>125.23</text:p>
          </table:table-cell>
          <table:table-cell office:value-type="float" office:value="133.4" calcext:value-type="float">
            <text:p>133.4</text:p>
          </table:table-cell>
          <table:table-cell office:value-type="float" office:value="338.32" calcext:value-type="float">
            <text:p>338.32</text:p>
          </table:table-cell>
          <table:table-cell office:value-type="float" office:value="386.5" calcext:value-type="float">
            <text:p>386.5</text:p>
          </table:table-cell>
          <table:table-cell office:value-type="float" office:value="373.8" calcext:value-type="float">
            <text:p>373.8</text:p>
          </table:table-cell>
          <table:table-cell office:value-type="float" office:value="361.55" calcext:value-type="float">
            <text:p>361.55</text:p>
          </table:table-cell>
          <table:table-cell office:value-type="float" office:value="330.93" calcext:value-type="float">
            <text:p>330.93</text:p>
          </table:table-cell>
          <table:table-cell office:value-type="float" office:value="300.4" calcext:value-type="float">
            <text:p>300.4</text:p>
          </table:table-cell>
          <table:table-cell office:value-type="float" office:value="353.34" calcext:value-type="float">
            <text:p>353.34</text:p>
          </table:table-cell>
          <table:table-cell office:value-type="float" office:value="365.89" calcext:value-type="float">
            <text:p>365.89</text:p>
          </table:table-cell>
          <table:table-cell office:value-type="float" office:value="430.86" calcext:value-type="float">
            <text:p>430.86</text:p>
          </table:table-cell>
        </table:table-row>
        <table:table-row table:style-name="ro1">
          <table:table-cell office:value-type="string" calcext:value-type="string">
            <text:p>T. BRF</text:p>
          </table:table-cell>
          <table:table-cell office:value-type="float" office:value="6912.33" calcext:value-type="float">
            <text:p>6912.33</text:p>
          </table:table-cell>
          <table:table-cell office:value-type="float" office:value="7211.34" calcext:value-type="float">
            <text:p>7211.34</text:p>
          </table:table-cell>
          <table:table-cell office:value-type="float" office:value="7267.44" calcext:value-type="float">
            <text:p>7267.44</text:p>
          </table:table-cell>
          <table:table-cell office:value-type="float" office:value="8224.89" calcext:value-type="float">
            <text:p>8224.89</text:p>
          </table:table-cell>
          <table:table-cell office:value-type="float" office:value="9059.18" calcext:value-type="float">
            <text:p>9059.18</text:p>
          </table:table-cell>
          <table:table-cell office:value-type="float" office:value="8884.71" calcext:value-type="float">
            <text:p>8884.71</text:p>
          </table:table-cell>
          <table:table-cell office:value-type="float" office:value="9119.18" calcext:value-type="float">
            <text:p>9119.18</text:p>
          </table:table-cell>
          <table:table-cell office:value-type="float" office:value="9267.44" calcext:value-type="float">
            <text:p>9267.44</text:p>
          </table:table-cell>
          <table:table-cell office:value-type="float" office:value="8718.19" calcext:value-type="float">
            <text:p>8718.19</text:p>
          </table:table-cell>
          <table:table-cell office:value-type="float" office:value="8996.48" calcext:value-type="float">
            <text:p>8996.48</text:p>
          </table:table-cell>
          <table:table-cell office:value-type="float" office:value="8419.32" calcext:value-type="float">
            <text:p>8419.32</text:p>
          </table:table-cell>
          <table:table-cell office:value-type="float" office:value="8429.88" calcext:value-type="float">
            <text:p>8429.88</text:p>
          </table:table-cell>
          <table:table-cell office:value-type="float" office:value="8928.56" calcext:value-type="float">
            <text:p>8928.56</text:p>
          </table:table-cell>
          <table:table-cell office:value-type="float" office:value="8815.33" calcext:value-type="float">
            <text:p>8815.33</text:p>
          </table:table-cell>
          <table:table-cell office:value-type="float" office:value="8577.88" calcext:value-type="float">
            <text:p>8577.88</text:p>
          </table:table-cell>
          <table:table-cell office:value-type="float" office:value="9650.75" calcext:value-type="float">
            <text:p>9650.75</text:p>
          </table:table-cell>
          <table:table-cell office:value-type="float" office:value="9648.43" calcext:value-type="float">
            <text:p>9648.43</text:p>
          </table:table-cell>
          <table:table-cell office:value-type="float" office:value="10664.08" calcext:value-type="float">
            <text:p>10664.08</text:p>
          </table:table-cell>
          <table:table-cell office:value-type="float" office:value="11296.45" calcext:value-type="float">
            <text:p>11296.45</text:p>
          </table:table-cell>
          <table:table-cell office:value-type="float" office:value="11209.73" calcext:value-type="float">
            <text:p>11209.73</text:p>
          </table:table-cell>
          <table:table-cell office:value-type="float" office:value="11229.48" calcext:value-type="float">
            <text:p>11229.48</text:p>
          </table:table-cell>
          <table:table-cell office:value-type="float" office:value="11977.57" calcext:value-type="float">
            <text:p>11977.57</text:p>
          </table:table-cell>
          <table:table-cell office:value-type="float" office:value="12523.18" calcext:value-type="float">
            <text:p>12523.18</text:p>
          </table:table-cell>
          <table:table-cell office:value-type="float" office:value="12795.42" calcext:value-type="float">
            <text:p>12795.42</text:p>
          </table:table-cell>
          <table:table-cell office:value-type="float" office:value="12865.42" calcext:value-type="float">
            <text:p>12865.42</text:p>
          </table:table-cell>
          <table:table-cell office:value-type="float" office:value="12632.29" calcext:value-type="float">
            <text:p>12632.29</text:p>
          </table:table-cell>
          <table:table-cell office:value-type="float" office:value="12144.42" calcext:value-type="float">
            <text:p>12144.42</text:p>
          </table:table-cell>
          <table:table-cell office:value-type="float" office:value="12220.55" calcext:value-type="float">
            <text:p>12220.55</text:p>
          </table:table-cell>
          <table:table-cell office:value-type="float" office:value="10156.91" calcext:value-type="float">
            <text:p>10156.91</text:p>
          </table:table-cell>
          <table:table-cell office:value-type="float" office:value="10121.39" calcext:value-type="float">
            <text:p>10121.39</text:p>
          </table:table-cell>
          <table:table-cell office:value-type="float" office:value="10153.99" calcext:value-type="float">
            <text:p>10153.99</text:p>
          </table:table-cell>
          <table:table-cell office:value-type="float" office:value="10268.49" calcext:value-type="float">
            <text:p>10268.49</text:p>
          </table:table-cell>
          <table:table-cell office:value-type="float" office:value="9958.39" calcext:value-type="float">
            <text:p>9958.39</text:p>
          </table:table-cell>
          <table:table-cell office:value-type="float" office:value="10470.6" calcext:value-type="float">
            <text:p>10470.6</text:p>
          </table:table-cell>
          <table:table-cell office:value-type="float" office:value="11055.14" calcext:value-type="float">
            <text:p>11055.14</text:p>
          </table:table-cell>
          <table:table-cell office:value-type="float" office:value="11684.84" calcext:value-type="float">
            <text:p>11684.84</text:p>
          </table:table-cell>
          <table:table-cell office:value-type="float" office:value="16873" calcext:value-type="float">
            <text:p>16873</text:p>
          </table:table-cell>
          <table:table-cell office:value-type="float" office:value="18051.02" calcext:value-type="float">
            <text:p>18051.02</text:p>
          </table:table-cell>
          <table:table-cell office:value-type="float" office:value="17220.82" calcext:value-type="float">
            <text:p>17220.82</text:p>
          </table:table-cell>
          <table:table-cell office:value-type="float" office:value="18348.03" calcext:value-type="float">
            <text:p>18348.03</text:p>
          </table:table-cell>
          <table:table-cell office:value-type="float" office:value="19205.42" calcext:value-type="float">
            <text:p>19205.42</text:p>
          </table:table-cell>
          <table:table-cell office:value-type="float" office:value="19981.86" calcext:value-type="float">
            <text:p>19981.86</text:p>
          </table:table-cell>
          <table:table-cell office:value-type="float" office:value="19007.71" calcext:value-type="float">
            <text:p>19007.71</text:p>
          </table:table-cell>
          <table:table-cell office:value-type="float" office:value="19487.9" calcext:value-type="float">
            <text:p>19487.9</text:p>
          </table:table-cell>
          <table:table-cell office:value-type="float" office:value="17873.84" calcext:value-type="float">
            <text:p>17873.84</text:p>
          </table:table-cell>
          <table:table-cell office:value-type="float" office:value="19146.32" calcext:value-type="float">
            <text:p>19146.32</text:p>
          </table:table-cell>
          <table:table-cell office:value-type="float" office:value="18023.83" calcext:value-type="float">
            <text:p>18023.83</text:p>
          </table:table-cell>
          <table:table-cell office:value-type="float" office:value="18383.54" calcext:value-type="float">
            <text:p>18383.54</text:p>
          </table:table-cell>
          <table:table-cell office:value-type="float" office:value="17778.75" calcext:value-type="float">
            <text:p>17778.75</text:p>
          </table:table-cell>
          <table:table-cell office:value-type="float" office:value="18730.11" calcext:value-type="float">
            <text:p>18730.11</text:p>
          </table:table-cell>
          <table:table-cell office:value-type="float" office:value="19465.36" calcext:value-type="float">
            <text:p>19465.36</text:p>
          </table:table-cell>
          <table:table-cell office:value-type="float" office:value="18761.38" calcext:value-type="float">
            <text:p>18761.38</text:p>
          </table:table-cell>
          <table:table-cell office:value-type="float" office:value="20082.64" calcext:value-type="float">
            <text:p>20082.64</text:p>
          </table:table-cell>
          <table:table-cell office:value-type="float" office:value="19263.83" calcext:value-type="float">
            <text:p>19263.83</text:p>
          </table:table-cell>
          <table:table-cell office:value-type="float" office:value="13916.56" calcext:value-type="float">
            <text:p>13916.56</text:p>
          </table:table-cell>
          <table:table-cell office:value-type="float" office:value="14415.47" calcext:value-type="float">
            <text:p>14415.47</text:p>
          </table:table-cell>
          <table:table-cell office:value-type="float" office:value="14688.19" calcext:value-type="float">
            <text:p>14688.19</text:p>
          </table:table-cell>
          <table:table-cell office:value-type="float" office:value="16486.12" calcext:value-type="float">
            <text:p>16486.12</text:p>
          </table:table-cell>
          <table:table-cell office:value-type="float" office:value="17181.14" calcext:value-type="float">
            <text:p>17181.14</text:p>
          </table:table-cell>
          <table:table-cell office:value-type="float" office:value="16668.74" calcext:value-type="float">
            <text:p>16668.74</text:p>
          </table:table-cell>
          <table:table-cell office:value-type="float" office:value="16283.6" calcext:value-type="float">
            <text:p>16283.6</text:p>
          </table:table-cell>
          <table:table-cell office:value-type="float" office:value="16218.18" calcext:value-type="float">
            <text:p>16218.18</text:p>
          </table:table-cell>
          <table:table-cell office:value-type="float" office:value="15113.01" calcext:value-type="float">
            <text:p>15113.01</text:p>
          </table:table-cell>
          <table:table-cell office:value-type="float" office:value="15899.54" calcext:value-type="float">
            <text:p>15899.54</text:p>
          </table:table-cell>
          <table:table-cell office:value-type="float" office:value="15691.7" calcext:value-type="float">
            <text:p>15691.7</text:p>
          </table:table-cell>
          <table:table-cell office:value-type="float" office:value="15182.93" calcext:value-type="float">
            <text:p>15182.93</text:p>
          </table:table-cell>
          <table:table-cell office:value-type="float" office:value="15480.21" calcext:value-type="float">
            <text:p>15480.21</text:p>
          </table:table-cell>
          <table:table-cell office:value-type="float" office:value="15098.14" calcext:value-type="float">
            <text:p>15098.14</text:p>
          </table:table-cell>
          <table:table-cell office:value-type="float" office:value="14719.76" calcext:value-type="float">
            <text:p>14719.76</text:p>
          </table:table-cell>
          <table:table-cell office:value-type="float" office:value="15029.93" calcext:value-type="float">
            <text:p>15029.93</text:p>
          </table:table-cell>
          <table:table-cell office:value-type="float" office:value="14985.72" calcext:value-type="float">
            <text:p>14985.72</text:p>
          </table:table-cell>
          <table:table-cell office:value-type="float" office:value="13959" calcext:value-type="float">
            <text:p>13959</text:p>
          </table:table-cell>
          <table:table-cell office:value-type="float" office:value="12979.55" calcext:value-type="float">
            <text:p>12979.55</text:p>
          </table:table-cell>
          <table:table-cell office:value-type="float" office:value="13567.71" calcext:value-type="float">
            <text:p>13567.71</text:p>
          </table:table-cell>
          <table:table-cell office:value-type="float" office:value="13426.75" calcext:value-type="float">
            <text:p>13426.75</text:p>
          </table:table-cell>
          <table:table-cell office:value-type="float" office:value="15633.5" calcext:value-type="float">
            <text:p>15633.5</text:p>
          </table:table-cell>
          <table:table-cell office:value-type="float" office:value="15807.03" calcext:value-type="float">
            <text:p>15807.03</text:p>
          </table:table-cell>
          <table:table-cell office:value-type="float" office:value="15426.53" calcext:value-type="float">
            <text:p>15426.53</text:p>
          </table:table-cell>
          <table:table-cell office:value-type="float" office:value="14206.12" calcext:value-type="float">
            <text:p>14206.12</text:p>
          </table:table-cell>
          <table:table-cell office:value-type="float" office:value="13653.9" calcext:value-type="float">
            <text:p>13653.9</text:p>
          </table:table-cell>
          <table:table-cell office:value-type="float" office:value="13873.57" calcext:value-type="float">
            <text:p>13873.57</text:p>
          </table:table-cell>
          <table:table-cell office:value-type="float" office:value="14344.09" calcext:value-type="float">
            <text:p>14344.09</text:p>
          </table:table-cell>
          <table:table-cell office:value-type="float" office:value="13333.21" calcext:value-type="float">
            <text:p>13333.21</text:p>
          </table:table-cell>
          <table:table-cell office:value-type="float" office:value="13070.13" calcext:value-type="float">
            <text:p>13070.13</text:p>
          </table:table-cell>
          <table:table-cell office:value-type="float" office:value="13517.81" calcext:value-type="float">
            <text:p>13517.81</text:p>
          </table:table-cell>
          <table:table-cell office:value-type="float" office:value="14141.54" calcext:value-type="float">
            <text:p>14141.54</text:p>
          </table:table-cell>
          <table:table-cell office:value-type="float" office:value="13411.12" calcext:value-type="float">
            <text:p>13411.12</text:p>
          </table:table-cell>
          <table:table-cell office:value-type="float" office:value="13232.87" calcext:value-type="float">
            <text:p>13232.87</text:p>
          </table:table-cell>
          <table:table-cell office:value-type="float" office:value="13371.22" calcext:value-type="float">
            <text:p>13371.22</text:p>
          </table:table-cell>
          <table:table-cell office:value-type="float" office:value="12711.77" calcext:value-type="float">
            <text:p>12711.77</text:p>
          </table:table-cell>
          <table:table-cell office:value-type="float" office:value="15547.91" calcext:value-type="float">
            <text:p>15547.91</text:p>
          </table:table-cell>
          <table:table-cell office:value-type="float" office:value="15501.63" calcext:value-type="float">
            <text:p>15501.63</text:p>
          </table:table-cell>
          <table:table-cell office:value-type="float" office:value="15446.16" calcext:value-type="float">
            <text:p>15446.16</text:p>
          </table:table-cell>
          <table:table-cell office:value-type="float" office:value="18296.25" calcext:value-type="float">
            <text:p>18296.25</text:p>
          </table:table-cell>
          <table:table-cell office:value-type="float" office:value="19059.64" calcext:value-type="float">
            <text:p>19059.64</text:p>
          </table:table-cell>
          <table:table-cell office:value-type="float" office:value="17285.59" calcext:value-type="float">
            <text:p>17285.59</text:p>
          </table:table-cell>
          <table:table-cell office:value-type="float" office:value="16611.29" calcext:value-type="float">
            <text:p>16611.29</text:p>
          </table:table-cell>
          <table:table-cell office:value-type="float" office:value="17602.21" calcext:value-type="float">
            <text:p>17602.21</text:p>
          </table:table-cell>
          <table:table-cell office:value-type="float" office:value="17098.75" calcext:value-type="float">
            <text:p>17098.75</text:p>
          </table:table-cell>
          <table:table-cell office:value-type="float" office:value="17020.26" calcext:value-type="float">
            <text:p>17020.26</text:p>
          </table:table-cell>
          <table:table-cell office:value-type="float" office:value="15665.25" calcext:value-type="float">
            <text:p>15665.25</text:p>
          </table:table-cell>
          <table:table-cell office:value-type="float" office:value="15582.47" calcext:value-type="float">
            <text:p>15582.47</text:p>
          </table:table-cell>
          <table:table-cell office:value-type="float" office:value="15112.46" calcext:value-type="float">
            <text:p>15112.46</text:p>
          </table:table-cell>
          <table:table-cell office:value-type="float" office:value="14774.76" calcext:value-type="float">
            <text:p>14774.76</text:p>
          </table:table-cell>
          <table:table-cell office:value-type="float" office:value="13953.52" calcext:value-type="float">
            <text:p>13953.52</text:p>
          </table:table-cell>
          <table:table-cell office:value-type="float" office:value="16063.16" calcext:value-type="float">
            <text:p>16063.16</text:p>
          </table:table-cell>
          <table:table-cell office:value-type="float" office:value="17069.41" calcext:value-type="float">
            <text:p>17069.41</text:p>
          </table:table-cell>
          <table:table-cell office:value-type="float" office:value="16170.32" calcext:value-type="float">
            <text:p>16170.32</text:p>
          </table:table-cell>
          <table:table-cell office:value-type="float" office:value="6703.27" calcext:value-type="float">
            <text:p>6703.27</text:p>
          </table:table-cell>
          <table:table-cell office:value-type="float" office:value="6491.31" calcext:value-type="float">
            <text:p>6491.31</text:p>
          </table:table-cell>
          <table:table-cell office:value-type="float" office:value="6553.6" calcext:value-type="float">
            <text:p>6553.6</text:p>
          </table:table-cell>
          <table:table-cell office:value-type="float" office:value="7000.94" calcext:value-type="float">
            <text:p>7000.94</text:p>
          </table:table-cell>
          <table:table-cell office:value-type="float" office:value="6994.75" calcext:value-type="float">
            <text:p>6994.75</text:p>
          </table:table-cell>
          <table:table-cell office:value-type="float" office:value="6877.62" calcext:value-type="float">
            <text:p>6877.62</text:p>
          </table:table-cell>
          <table:table-cell office:value-type="float" office:value="6528.32" calcext:value-type="float">
            <text:p>6528.32</text:p>
          </table:table-cell>
          <table:table-cell office:value-type="float" office:value="6664.2" calcext:value-type="float">
            <text:p>6664.2</text:p>
          </table:table-cell>
          <table:table-cell office:value-type="float" office:value="6403.46" calcext:value-type="float">
            <text:p>6403.46</text:p>
          </table:table-cell>
          <table:table-cell office:value-type="float" office:value="6320.34" calcext:value-type="float">
            <text:p>6320.34</text:p>
          </table:table-cell>
          <table:table-cell office:value-type="float" office:value="6226.07" calcext:value-type="float">
            <text:p>6226.07</text:p>
          </table:table-cell>
          <table:table-cell office:value-type="float" office:value="6503.79" calcext:value-type="float">
            <text:p>6503.79</text:p>
          </table:table-cell>
          <table:table-cell office:value-type="float" office:value="6667.16" calcext:value-type="float">
            <text:p>6667.16</text:p>
          </table:table-cell>
          <table:table-cell office:value-type="float" office:value="6613.99" calcext:value-type="float">
            <text:p>6613.99</text:p>
          </table:table-cell>
          <table:table-cell office:value-type="float" office:value="6188.83" calcext:value-type="float">
            <text:p>6188.83</text:p>
          </table:table-cell>
          <table:table-cell office:value-type="float" office:value="6686.73" calcext:value-type="float">
            <text:p>6686.73</text:p>
          </table:table-cell>
          <table:table-cell office:value-type="float" office:value="7221.95" calcext:value-type="float">
            <text:p>7221.95</text:p>
          </table:table-cell>
          <table:table-cell office:value-type="float" office:value="7192.92" calcext:value-type="float">
            <text:p>7192.92</text:p>
          </table:table-cell>
        </table:table-row>
        <table:table-row table:style-name="ro1">
          <table:table-cell office:value-type="string" calcext:value-type="string">
            <text:p>T. SADIA,BRF</text:p>
          </table:table-cell>
          <table:table-cell office:value-type="float" office:value="3417.37" calcext:value-type="float">
            <text:p>3417.37</text:p>
          </table:table-cell>
          <table:table-cell office:value-type="float" office:value="3408.84" calcext:value-type="float">
            <text:p>3408.84</text:p>
          </table:table-cell>
          <table:table-cell office:value-type="float" office:value="3623.33" calcext:value-type="float">
            <text:p>3623.33</text:p>
          </table:table-cell>
          <table:table-cell office:value-type="float" office:value="3660.92" calcext:value-type="float">
            <text:p>3660.92</text:p>
          </table:table-cell>
          <table:table-cell office:value-type="float" office:value="4103.96" calcext:value-type="float">
            <text:p>4103.96</text:p>
          </table:table-cell>
          <table:table-cell office:value-type="float" office:value="4221.68" calcext:value-type="float">
            <text:p>4221.68</text:p>
          </table:table-cell>
          <table:table-cell office:value-type="float" office:value="4563.05" calcext:value-type="float">
            <text:p>4563.05</text:p>
          </table:table-cell>
          <table:table-cell office:value-type="float" office:value="4670.22" calcext:value-type="float">
            <text:p>4670.22</text:p>
          </table:table-cell>
          <table:table-cell office:value-type="float" office:value="4783.16" calcext:value-type="float">
            <text:p>4783.16</text:p>
          </table:table-cell>
          <table:table-cell office:value-type="float" office:value="5196.06" calcext:value-type="float">
            <text:p>5196.06</text:p>
          </table:table-cell>
          <table:table-cell office:value-type="float" office:value="6319.64" calcext:value-type="float">
            <text:p>6319.64</text:p>
          </table:table-cell>
          <table:table-cell office:value-type="float" office:value="6330.56" calcext:value-type="float">
            <text:p>6330.56</text:p>
          </table:table-cell>
          <table:table-cell office:value-type="float" office:value="7134.72" calcext:value-type="float">
            <text:p>7134.72</text:p>
          </table:table-cell>
          <table:table-cell office:value-type="float" office:value="7017.24" calcext:value-type="float">
            <text:p>7017.24</text:p>
          </table:table-cell>
          <table:table-cell office:value-type="float" office:value="7093.14" calcext:value-type="float">
            <text:p>7093.14</text:p>
          </table:table-cell>
          <table:table-cell office:value-type="float" office:value="7929.24" calcext:value-type="float">
            <text:p>7929.24</text:p>
          </table:table-cell>
          <table:table-cell office:value-type="float" office:value="7913.09" calcext:value-type="float">
            <text:p>7913.09</text:p>
          </table:table-cell>
          <table:table-cell office:value-type="float" office:value="8599.59" calcext:value-type="float">
            <text:p>8599.59</text:p>
          </table:table-cell>
          <table:table-cell office:value-type="float" office:value="7193.88" calcext:value-type="float">
            <text:p>7193.88</text:p>
          </table:table-cell>
          <table:table-cell office:value-type="float" office:value="7194.66" calcext:value-type="float">
            <text:p>7194.66</text:p>
          </table:table-cell>
          <table:table-cell office:value-type="float" office:value="7134.57" calcext:value-type="float">
            <text:p>7134.57</text:p>
          </table:table-cell>
          <table:table-cell office:value-type="float" office:value="7696.27" calcext:value-type="float">
            <text:p>7696.27</text:p>
          </table:table-cell>
          <table:table-cell office:value-type="float" office:value="7718.94" calcext:value-type="float">
            <text:p>7718.94</text:p>
          </table:table-cell>
          <table:table-cell office:value-type="float" office:value="7819.02" calcext:value-type="float">
            <text:p>7819.02</text:p>
          </table:table-cell>
          <table:table-cell office:value-type="float" office:value="7968.42" calcext:value-type="float">
            <text:p>7968.42</text:p>
          </table:table-cell>
          <table:table-cell office:value-type="float" office:value="7974.75" calcext:value-type="float">
            <text:p>7974.75</text:p>
          </table:table-cell>
          <table:table-cell office:value-type="float" office:value="7931.46" calcext:value-type="float">
            <text:p>7931.46</text:p>
          </table:table-cell>
          <table:table-cell office:value-type="float" office:value="8190.28" calcext:value-type="float">
            <text:p>8190.28</text:p>
          </table:table-cell>
          <table:table-cell office:value-type="float" office:value="8209.72" calcext:value-type="float">
            <text:p>8209.72</text:p>
          </table:table-cell>
          <table:table-cell office:value-type="float" office:value="8244.78" calcext:value-type="float">
            <text:p>8244.78</text:p>
          </table:table-cell>
          <table:table-cell office:value-type="float" office:value="8595.69" calcext:value-type="float">
            <text:p>8595.69</text:p>
          </table:table-cell>
          <table:table-cell office:value-type="float" office:value="8627.73" calcext:value-type="float">
            <text:p>8627.73</text:p>
          </table:table-cell>
          <table:table-cell office:value-type="float" office:value="8622.8" calcext:value-type="float">
            <text:p>8622.8</text:p>
          </table:table-cell>
          <table:table-cell office:value-type="float" office:value="9386.58" calcext:value-type="float">
            <text:p>9386.58</text:p>
          </table:table-cell>
          <table:table-cell office:value-type="float" office:value="9800.23" calcext:value-type="float">
            <text:p>9800.23</text:p>
          </table:table-cell>
          <table:table-cell office:value-type="float" office:value="10137.74" calcext:value-type="float">
            <text:p>10137.74</text:p>
          </table:table-cell>
          <table:table-cell office:value-type="float" office:value="10542.19" calcext:value-type="float">
            <text:p>10542.19</text:p>
          </table:table-cell>
          <table:table-cell office:value-type="float" office:value="10347.41" calcext:value-type="float">
            <text:p>10347.41</text:p>
          </table:table-cell>
          <table:table-cell office:value-type="float" office:value="10564.34" calcext:value-type="float">
            <text:p>10564.34</text:p>
          </table:table-cell>
          <table:table-cell office:value-type="float" office:value="10674.87" calcext:value-type="float">
            <text:p>10674.87</text:p>
          </table:table-cell>
          <table:table-cell office:value-type="float" office:value="10823.26" calcext:value-type="float">
            <text:p>10823.26</text:p>
          </table:table-cell>
          <table:table-cell office:value-type="float" office:value="12396.6" calcext:value-type="float">
            <text:p>12396.6</text:p>
          </table:table-cell>
          <table:table-cell office:value-type="float" office:value="11651.06" calcext:value-type="float">
            <text:p>11651.06</text:p>
          </table:table-cell>
          <table:table-cell office:value-type="float" office:value="11847.37" calcext:value-type="float">
            <text:p>11847.37</text:p>
          </table:table-cell>
          <table:table-cell office:value-type="float" office:value="11146.09" calcext:value-type="float">
            <text:p>11146.09</text:p>
          </table:table-cell>
          <table:table-cell office:value-type="float" office:value="12346.84" calcext:value-type="float">
            <text:p>12346.84</text:p>
          </table:table-cell>
          <table:table-cell office:value-type="float" office:value="13889.11" calcext:value-type="float">
            <text:p>13889.11</text:p>
          </table:table-cell>
          <table:table-cell office:value-type="float" office:value="14165.8" calcext:value-type="float">
            <text:p>14165.8</text:p>
          </table:table-cell>
          <table:table-cell office:value-type="float" office:value="14372.71" calcext:value-type="float">
            <text:p>14372.71</text:p>
          </table:table-cell>
          <table:table-cell office:value-type="float" office:value="15105.06" calcext:value-type="float">
            <text:p>15105.06</text:p>
          </table:table-cell>
          <table:table-cell office:value-type="float" office:value="16294.05" calcext:value-type="float">
            <text:p>16294.05</text:p>
          </table:table-cell>
          <table:table-cell office:value-type="float" office:value="16241.39" calcext:value-type="float">
            <text:p>16241.39</text:p>
          </table:table-cell>
          <table:table-cell office:value-type="float" office:value="16897.49" calcext:value-type="float">
            <text:p>16897.49</text:p>
          </table:table-cell>
          <table:table-cell office:value-type="float" office:value="15789.69" calcext:value-type="float">
            <text:p>15789.69</text:p>
          </table:table-cell>
          <table:table-cell office:value-type="float" office:value="8781.6" calcext:value-type="float">
            <text:p>8781.6</text:p>
          </table:table-cell>
          <table:table-cell office:value-type="float" office:value="8714.45" calcext:value-type="float">
            <text:p>8714.45</text:p>
          </table:table-cell>
          <table:table-cell office:value-type="float" office:value="9270.11" calcext:value-type="float">
            <text:p>9270.11</text:p>
          </table:table-cell>
          <table:table-cell office:value-type="float" office:value="10435.94" calcext:value-type="float">
            <text:p>10435.94</text:p>
          </table:table-cell>
          <table:table-cell office:value-type="float" office:value="10600.61" calcext:value-type="float">
            <text:p>10600.61</text:p>
          </table:table-cell>
          <table:table-cell office:value-type="float" office:value="10653.28" calcext:value-type="float">
            <text:p>10653.28</text:p>
          </table:table-cell>
          <table:table-cell office:value-type="float" office:value="11008.8" calcext:value-type="float">
            <text:p>11008.8</text:p>
          </table:table-cell>
          <table:table-cell office:value-type="float" office:value="10604.87" calcext:value-type="float">
            <text:p>10604.87</text:p>
          </table:table-cell>
          <table:table-cell office:value-type="float" office:value="9966.32" calcext:value-type="float">
            <text:p>9966.32</text:p>
          </table:table-cell>
          <table:table-cell office:value-type="float" office:value="10661.18" calcext:value-type="float">
            <text:p>10661.18</text:p>
          </table:table-cell>
          <table:table-cell office:value-type="float" office:value="11582.53" calcext:value-type="float">
            <text:p>11582.53</text:p>
          </table:table-cell>
          <table:table-cell office:value-type="float" office:value="11252.97" calcext:value-type="float">
            <text:p>11252.97</text:p>
          </table:table-cell>
          <table:table-cell office:value-type="float" office:value="11889.08" calcext:value-type="float">
            <text:p>11889.08</text:p>
          </table:table-cell>
          <table:table-cell office:value-type="float" office:value="11655.67" calcext:value-type="float">
            <text:p>11655.67</text:p>
          </table:table-cell>
          <table:table-cell office:value-type="float" office:value="11622.71" calcext:value-type="float">
            <text:p>11622.71</text:p>
          </table:table-cell>
          <table:table-cell office:value-type="float" office:value="11588.52" calcext:value-type="float">
            <text:p>11588.52</text:p>
          </table:table-cell>
          <table:table-cell office:value-type="float" office:value="11520.51" calcext:value-type="float">
            <text:p>11520.51</text:p>
          </table:table-cell>
          <table:table-cell office:value-type="float" office:value="10606.78" calcext:value-type="float">
            <text:p>10606.78</text:p>
          </table:table-cell>
          <table:table-cell office:value-type="float" office:value="6595.58" calcext:value-type="float">
            <text:p>6595.58</text:p>
          </table:table-cell>
          <table:table-cell office:value-type="float" office:value="6329.73" calcext:value-type="float">
            <text:p>6329.73</text:p>
          </table:table-cell>
          <table:table-cell office:value-type="float" office:value="6416.23" calcext:value-type="float">
            <text:p>6416.23</text:p>
          </table:table-cell>
          <table:table-cell office:value-type="float" office:value="7594.06" calcext:value-type="float">
            <text:p>7594.06</text:p>
          </table:table-cell>
          <table:table-cell office:value-type="float" office:value="8014.41" calcext:value-type="float">
            <text:p>8014.41</text:p>
          </table:table-cell>
          <table:table-cell office:value-type="float" office:value="7916.06" calcext:value-type="float">
            <text:p>7916.06</text:p>
          </table:table-cell>
          <table:table-cell office:value-type="float" office:value="7816.71" calcext:value-type="float">
            <text:p>7816.71</text:p>
          </table:table-cell>
          <table:table-cell office:value-type="float" office:value="7655.81" calcext:value-type="float">
            <text:p>7655.81</text:p>
          </table:table-cell>
          <table:table-cell office:value-type="float" office:value="8249.03" calcext:value-type="float">
            <text:p>8249.03</text:p>
          </table:table-cell>
          <table:table-cell office:value-type="float" office:value="9296.3" calcext:value-type="float">
            <text:p>9296.3</text:p>
          </table:table-cell>
          <table:table-cell office:value-type="float" office:value="9762.48" calcext:value-type="float">
            <text:p>9762.48</text:p>
          </table:table-cell>
          <table:table-cell office:value-type="float" office:value="9709.64" calcext:value-type="float">
            <text:p>9709.64</text:p>
          </table:table-cell>
          <table:table-cell office:value-type="float" office:value="10425.02" calcext:value-type="float">
            <text:p>10425.02</text:p>
          </table:table-cell>
          <table:table-cell office:value-type="float" office:value="10942.63" calcext:value-type="float">
            <text:p>10942.63</text:p>
          </table:table-cell>
          <table:table-cell office:value-type="float" office:value="10636.49" calcext:value-type="float">
            <text:p>10636.49</text:p>
          </table:table-cell>
          <table:table-cell office:value-type="float" office:value="10672.91" calcext:value-type="float">
            <text:p>10672.91</text:p>
          </table:table-cell>
          <table:table-cell office:value-type="float" office:value="10790.82" calcext:value-type="float">
            <text:p>10790.82</text:p>
          </table:table-cell>
          <table:table-cell office:value-type="float" office:value="10281.03" calcext:value-type="float">
            <text:p>10281.03</text:p>
          </table:table-cell>
          <table:table-cell office:value-type="float" office:value="6656" calcext:value-type="float">
            <text:p>6656</text:p>
          </table:table-cell>
          <table:table-cell office:value-type="float" office:value="6233.3" calcext:value-type="float">
            <text:p>6233.3</text:p>
          </table:table-cell>
          <table:table-cell office:value-type="float" office:value="6270.27" calcext:value-type="float">
            <text:p>6270.27</text:p>
          </table:table-cell>
          <table:table-cell office:value-type="float" office:value="7197.14" calcext:value-type="float">
            <text:p>7197.14</text:p>
          </table:table-cell>
          <table:table-cell office:value-type="float" office:value="7522.06" calcext:value-type="float">
            <text:p>7522.06</text:p>
          </table:table-cell>
          <table:table-cell office:value-type="float" office:value="7549.29" calcext:value-type="float">
            <text:p>7549.29</text:p>
          </table:table-cell>
          <table:table-cell office:value-type="float" office:value="7721.32" calcext:value-type="float">
            <text:p>7721.32</text:p>
          </table:table-cell>
          <table:table-cell office:value-type="float" office:value="8498.38" calcext:value-type="float">
            <text:p>8498.38</text:p>
          </table:table-cell>
          <table:table-cell office:value-type="float" office:value="9121.07" calcext:value-type="float">
            <text:p>9121.07</text:p>
          </table:table-cell>
          <table:table-cell office:value-type="float" office:value="10684.65" calcext:value-type="float">
            <text:p>10684.65</text:p>
          </table:table-cell>
          <table:table-cell office:value-type="float" office:value="11607.64" calcext:value-type="float">
            <text:p>11607.64</text:p>
          </table:table-cell>
          <table:table-cell office:value-type="float" office:value="11972.78" calcext:value-type="float">
            <text:p>11972.78</text:p>
          </table:table-cell>
          <table:table-cell office:value-type="float" office:value="11888.29" calcext:value-type="float">
            <text:p>11888.29</text:p>
          </table:table-cell>
          <table:table-cell office:value-type="float" office:value="11760.06" calcext:value-type="float">
            <text:p>11760.06</text:p>
          </table:table-cell>
          <table:table-cell office:value-type="float" office:value="11630.92" calcext:value-type="float">
            <text:p>11630.92</text:p>
          </table:table-cell>
          <table:table-cell office:value-type="float" office:value="13455.32" calcext:value-type="float">
            <text:p>13455.32</text:p>
          </table:table-cell>
          <table:table-cell office:value-type="float" office:value="14085.55" calcext:value-type="float">
            <text:p>14085.55</text:p>
          </table:table-cell>
          <table:table-cell office:value-type="float" office:value="13230.94" calcext:value-type="float">
            <text:p>13230.94</text:p>
          </table:table-cell>
          <table:table-cell office:value-type="float" office:value="3614.72" calcext:value-type="float">
            <text:p>3614.72</text:p>
          </table:table-cell>
          <table:table-cell office:value-type="float" office:value="3523.24" calcext:value-type="float">
            <text:p>3523.24</text:p>
          </table:table-cell>
          <table:table-cell office:value-type="float" office:value="3622.24" calcext:value-type="float">
            <text:p>3622.24</text:p>
          </table:table-cell>
          <table:table-cell office:value-type="float" office:value="3695.83" calcext:value-type="float">
            <text:p>3695.83</text:p>
          </table:table-cell>
          <table:table-cell office:value-type="float" office:value="3720.52" calcext:value-type="float">
            <text:p>3720.52</text:p>
          </table:table-cell>
          <table:table-cell office:value-type="float" office:value="3617.15" calcext:value-type="float">
            <text:p>3617.15</text:p>
          </table:table-cell>
          <table:table-cell office:value-type="float" office:value="3929.41" calcext:value-type="float">
            <text:p>3929.41</text:p>
          </table:table-cell>
          <table:table-cell office:value-type="float" office:value="4006.9" calcext:value-type="float">
            <text:p>4006.9</text:p>
          </table:table-cell>
          <table:table-cell office:value-type="float" office:value="4049.17" calcext:value-type="float">
            <text:p>4049.17</text:p>
          </table:table-cell>
          <table:table-cell office:value-type="float" office:value="4313.64" calcext:value-type="float">
            <text:p>4313.64</text:p>
          </table:table-cell>
          <table:table-cell office:value-type="float" office:value="4901.56" calcext:value-type="float">
            <text:p>4901.56</text:p>
          </table:table-cell>
          <table:table-cell office:value-type="float" office:value="5184.88" calcext:value-type="float">
            <text:p>5184.88</text:p>
          </table:table-cell>
          <table:table-cell office:value-type="float" office:value="5619.68" calcext:value-type="float">
            <text:p>5619.68</text:p>
          </table:table-cell>
          <table:table-cell office:value-type="float" office:value="5618.46" calcext:value-type="float">
            <text:p>5618.46</text:p>
          </table:table-cell>
          <table:table-cell office:value-type="float" office:value="5282.97" calcext:value-type="float">
            <text:p>5282.97</text:p>
          </table:table-cell>
          <table:table-cell office:value-type="float" office:value="5750.72" calcext:value-type="float">
            <text:p>5750.72</text:p>
          </table:table-cell>
          <table:table-cell office:value-type="float" office:value="6253.38" calcext:value-type="float">
            <text:p>6253.38</text:p>
          </table:table-cell>
          <table:table-cell office:value-type="float" office:value="6115.31" calcext:value-type="float">
            <text:p>6115.31</text:p>
          </table:table-cell>
        </table:table-row>
        <table:table-row table:style-name="ro1">
          <table:table-cell office:value-type="string" calcext:value-type="string">
            <text:p>T. PERDIGAO,BRF</text:p>
          </table:table-cell>
          <table:table-cell office:value-type="float" office:value="2465.04" calcext:value-type="float">
            <text:p>2465.04</text:p>
          </table:table-cell>
          <table:table-cell office:value-type="float" office:value="2866.91" calcext:value-type="float">
            <text:p>2866.91</text:p>
          </table:table-cell>
          <table:table-cell office:value-type="float" office:value="2787.43" calcext:value-type="float">
            <text:p>2787.43</text:p>
          </table:table-cell>
          <table:table-cell office:value-type="float" office:value="3542.8" calcext:value-type="float">
            <text:p>3542.8</text:p>
          </table:table-cell>
          <table:table-cell office:value-type="float" office:value="3695.23" calcext:value-type="float">
            <text:p>3695.23</text:p>
          </table:table-cell>
          <table:table-cell office:value-type="float" office:value="3232.28" calcext:value-type="float">
            <text:p>3232.28</text:p>
          </table:table-cell>
          <table:table-cell office:value-type="float" office:value="2883.38" calcext:value-type="float">
            <text:p>2883.38</text:p>
          </table:table-cell>
          <table:table-cell office:value-type="float" office:value="2789.08" calcext:value-type="float">
            <text:p>2789.08</text:p>
          </table:table-cell>
          <table:table-cell office:value-type="float" office:value="2666.45" calcext:value-type="float">
            <text:p>2666.45</text:p>
          </table:table-cell>
          <table:table-cell office:value-type="float" office:value="2614.41" calcext:value-type="float">
            <text:p>2614.41</text:p>
          </table:table-cell>
          <table:table-cell office:value-type="float" office:value="2087.84" calcext:value-type="float">
            <text:p>2087.84</text:p>
          </table:table-cell>
          <table:table-cell office:value-type="float" office:value="2086.28" calcext:value-type="float">
            <text:p>2086.28</text:p>
          </table:table-cell>
          <table:table-cell office:value-type="float" office:value="1781.93" calcext:value-type="float">
            <text:p>1781.93</text:p>
          </table:table-cell>
          <table:table-cell office:value-type="float" office:value="1779.77" calcext:value-type="float">
            <text:p>1779.77</text:p>
          </table:table-cell>
          <table:table-cell office:value-type="float" office:value="1484.74" calcext:value-type="float">
            <text:p>1484.74</text:p>
          </table:table-cell>
          <table:table-cell office:value-type="float" office:value="1721.52" calcext:value-type="float">
            <text:p>1721.52</text:p>
          </table:table-cell>
          <table:table-cell office:value-type="float" office:value="1735.34" calcext:value-type="float">
            <text:p>1735.34</text:p>
          </table:table-cell>
          <table:table-cell office:value-type="float" office:value="2064.49" calcext:value-type="float">
            <text:p>2064.49</text:p>
          </table:table-cell>
          <table:table-cell office:value-type="float" office:value="2511.67" calcext:value-type="float">
            <text:p>2511.67</text:p>
          </table:table-cell>
          <table:table-cell office:value-type="float" office:value="2503.82" calcext:value-type="float">
            <text:p>2503.82</text:p>
          </table:table-cell>
          <table:table-cell office:value-type="float" office:value="2448.11" calcext:value-type="float">
            <text:p>2448.11</text:p>
          </table:table-cell>
          <table:table-cell office:value-type="float" office:value="2599.07" calcext:value-type="float">
            <text:p>2599.07</text:p>
          </table:table-cell>
          <table:table-cell office:value-type="float" office:value="2954.09" calcext:value-type="float">
            <text:p>2954.09</text:p>
          </table:table-cell>
          <table:table-cell office:value-type="float" office:value="2721.64" calcext:value-type="float">
            <text:p>2721.64</text:p>
          </table:table-cell>
          <table:table-cell office:value-type="float" office:value="2494.7" calcext:value-type="float">
            <text:p>2494.7</text:p>
          </table:table-cell>
          <table:table-cell office:value-type="float" office:value="2384.7" calcext:value-type="float">
            <text:p>2384.7</text:p>
          </table:table-cell>
          <table:table-cell office:value-type="float" office:value="2287.74" calcext:value-type="float">
            <text:p>2287.74</text:p>
          </table:table-cell>
          <table:table-cell office:value-type="float" office:value="2357.71" calcext:value-type="float">
            <text:p>2357.71</text:p>
          </table:table-cell>
          <table:table-cell office:value-type="float" office:value="1934.9" calcext:value-type="float">
            <text:p>1934.9</text:p>
          </table:table-cell>
          <table:table-cell office:value-type="float" office:value="1865.15" calcext:value-type="float">
            <text:p>1865.15</text:p>
          </table:table-cell>
          <table:table-cell office:value-type="float" office:value="1551.05" calcext:value-type="float">
            <text:p>1551.05</text:p>
          </table:table-cell>
          <table:table-cell office:value-type="float" office:value="1598.84" calcext:value-type="float">
            <text:p>1598.84</text:p>
          </table:table-cell>
          <table:table-cell office:value-type="float" office:value="1335.59" calcext:value-type="float">
            <text:p>1335.59</text:p>
          </table:table-cell>
          <table:table-cell office:value-type="float" office:value="1084.02" calcext:value-type="float">
            <text:p>1084.02</text:p>
          </table:table-cell>
          <table:table-cell office:value-type="float" office:value="1254.92" calcext:value-type="float">
            <text:p>1254.92</text:p>
          </table:table-cell>
          <table:table-cell office:value-type="float" office:value="1547.08" calcext:value-type="float">
            <text:p>1547.08</text:p>
          </table:table-cell>
          <table:table-cell office:value-type="float" office:value="4093.76" calcext:value-type="float">
            <text:p>4093.76</text:p>
          </table:table-cell>
          <table:table-cell office:value-type="float" office:value="5726.92" calcext:value-type="float">
            <text:p>5726.92</text:p>
          </table:table-cell>
          <table:table-cell office:value-type="float" office:value="4589.8" calcext:value-type="float">
            <text:p>4589.8</text:p>
          </table:table-cell>
          <table:table-cell office:value-type="float" office:value="5575.98" calcext:value-type="float">
            <text:p>5575.98</text:p>
          </table:table-cell>
          <table:table-cell office:value-type="float" office:value="6094.15" calcext:value-type="float">
            <text:p>6094.15</text:p>
          </table:table-cell>
          <table:table-cell office:value-type="float" office:value="5294.98" calcext:value-type="float">
            <text:p>5294.98</text:p>
          </table:table-cell>
          <table:table-cell office:value-type="float" office:value="4958.96" calcext:value-type="float">
            <text:p>4958.96</text:p>
          </table:table-cell>
          <table:table-cell office:value-type="float" office:value="4802.36" calcext:value-type="float">
            <text:p>4802.36</text:p>
          </table:table-cell>
          <table:table-cell office:value-type="float" office:value="4332.48" calcext:value-type="float">
            <text:p>4332.48</text:p>
          </table:table-cell>
          <table:table-cell office:value-type="float" office:value="4487.87" calcext:value-type="float">
            <text:p>4487.87</text:p>
          </table:table-cell>
          <table:table-cell office:value-type="float" office:value="4118.6" calcext:value-type="float">
            <text:p>4118.6</text:p>
          </table:table-cell>
          <table:table-cell office:value-type="float" office:value="4196.97" calcext:value-type="float">
            <text:p>4196.97</text:p>
          </table:table-cell>
          <table:table-cell office:value-type="float" office:value="3385.03" calcext:value-type="float">
            <text:p>3385.03</text:p>
          </table:table-cell>
          <table:table-cell office:value-type="float" office:value="3608.16" calcext:value-type="float">
            <text:p>3608.16</text:p>
          </table:table-cell>
          <table:table-cell office:value-type="float" office:value="3171.31" calcext:value-type="float">
            <text:p>3171.31</text:p>
          </table:table-cell>
          <table:table-cell office:value-type="float" office:value="2519.99" calcext:value-type="float">
            <text:p>2519.99</text:p>
          </table:table-cell>
          <table:table-cell office:value-type="float" office:value="3185.15" calcext:value-type="float">
            <text:p>3185.15</text:p>
          </table:table-cell>
          <table:table-cell office:value-type="float" office:value="3474.14" calcext:value-type="float">
            <text:p>3474.14</text:p>
          </table:table-cell>
          <table:table-cell office:value-type="float" office:value="4434.27" calcext:value-type="float">
            <text:p>4434.27</text:p>
          </table:table-cell>
          <table:table-cell office:value-type="float" office:value="5082.63" calcext:value-type="float">
            <text:p>5082.63</text:p>
          </table:table-cell>
          <table:table-cell office:value-type="float" office:value="4789.33" calcext:value-type="float">
            <text:p>4789.33</text:p>
          </table:table-cell>
          <table:table-cell office:value-type="float" office:value="5437.79" calcext:value-type="float">
            <text:p>5437.79</text:p>
          </table:table-cell>
          <table:table-cell office:value-type="float" office:value="6086.01" calcext:value-type="float">
            <text:p>6086.01</text:p>
          </table:table-cell>
          <table:table-cell office:value-type="float" office:value="5508.16" calcext:value-type="float">
            <text:p>5508.16</text:p>
          </table:table-cell>
          <table:table-cell office:value-type="float" office:value="4676.19" calcext:value-type="float">
            <text:p>4676.19</text:p>
          </table:table-cell>
          <table:table-cell office:value-type="float" office:value="4918.15" calcext:value-type="float">
            <text:p>4918.15</text:p>
          </table:table-cell>
          <table:table-cell office:value-type="float" office:value="4422.98" calcext:value-type="float">
            <text:p>4422.98</text:p>
          </table:table-cell>
          <table:table-cell office:value-type="float" office:value="4773.15" calcext:value-type="float">
            <text:p>4773.15</text:p>
          </table:table-cell>
          <table:table-cell office:value-type="float" office:value="4104.98" calcext:value-type="float">
            <text:p>4104.98</text:p>
          </table:table-cell>
          <table:table-cell office:value-type="float" office:value="3928.77" calcext:value-type="float">
            <text:p>3928.77</text:p>
          </table:table-cell>
          <table:table-cell office:value-type="float" office:value="3589.92" calcext:value-type="float">
            <text:p>3589.92</text:p>
          </table:table-cell>
          <table:table-cell office:value-type="float" office:value="3436.49" calcext:value-type="float">
            <text:p>3436.49</text:p>
          </table:table-cell>
          <table:table-cell office:value-type="float" office:value="3097.05" calcext:value-type="float">
            <text:p>3097.05</text:p>
          </table:table-cell>
          <table:table-cell office:value-type="float" office:value="3441.41" calcext:value-type="float">
            <text:p>3441.41</text:p>
          </table:table-cell>
          <table:table-cell office:value-type="float" office:value="3465.21" calcext:value-type="float">
            <text:p>3465.21</text:p>
          </table:table-cell>
          <table:table-cell office:value-type="float" office:value="3352.22" calcext:value-type="float">
            <text:p>3352.22</text:p>
          </table:table-cell>
          <table:table-cell office:value-type="float" office:value="4395.04" calcext:value-type="float">
            <text:p>4395.04</text:p>
          </table:table-cell>
          <table:table-cell office:value-type="float" office:value="5415.47" calcext:value-type="float">
            <text:p>5415.47</text:p>
          </table:table-cell>
          <table:table-cell office:value-type="float" office:value="5173.26" calcext:value-type="float">
            <text:p>5173.26</text:p>
          </table:table-cell>
          <table:table-cell office:value-type="float" office:value="6015.5" calcext:value-type="float">
            <text:p>6015.5</text:p>
          </table:table-cell>
          <table:table-cell office:value-type="float" office:value="5967.94" calcext:value-type="float">
            <text:p>5967.94</text:p>
          </table:table-cell>
          <table:table-cell office:value-type="float" office:value="5733.96" calcext:value-type="float">
            <text:p>5733.96</text:p>
          </table:table-cell>
          <table:table-cell office:value-type="float" office:value="4537.08" calcext:value-type="float">
            <text:p>4537.08</text:p>
          </table:table-cell>
          <table:table-cell office:value-type="float" office:value="4261.82" calcext:value-type="float">
            <text:p>4261.82</text:p>
          </table:table-cell>
          <table:table-cell office:value-type="float" office:value="4026.89" calcext:value-type="float">
            <text:p>4026.89</text:p>
          </table:table-cell>
          <table:table-cell office:value-type="float" office:value="3850.7" calcext:value-type="float">
            <text:p>3850.7</text:p>
          </table:table-cell>
          <table:table-cell office:value-type="float" office:value="3476.42" calcext:value-type="float">
            <text:p>3476.42</text:p>
          </table:table-cell>
          <table:table-cell office:value-type="float" office:value="3303.43" calcext:value-type="float">
            <text:p>3303.43</text:p>
          </table:table-cell>
          <table:table-cell office:value-type="float" office:value="3044.33" calcext:value-type="float">
            <text:p>3044.33</text:p>
          </table:table-cell>
          <table:table-cell office:value-type="float" office:value="3159.25" calcext:value-type="float">
            <text:p>3159.25</text:p>
          </table:table-cell>
          <table:table-cell office:value-type="float" office:value="2774.63" calcext:value-type="float">
            <text:p>2774.63</text:p>
          </table:table-cell>
          <table:table-cell office:value-type="float" office:value="2559.96" calcext:value-type="float">
            <text:p>2559.96</text:p>
          </table:table-cell>
          <table:table-cell office:value-type="float" office:value="2580.41" calcext:value-type="float">
            <text:p>2580.41</text:p>
          </table:table-cell>
          <table:table-cell office:value-type="float" office:value="2430.74" calcext:value-type="float">
            <text:p>2430.74</text:p>
          </table:table-cell>
          <table:table-cell office:value-type="float" office:value="5747.86" calcext:value-type="float">
            <text:p>5747.86</text:p>
          </table:table-cell>
          <table:table-cell office:value-type="float" office:value="5802.05" calcext:value-type="float">
            <text:p>5802.05</text:p>
          </table:table-cell>
          <table:table-cell office:value-type="float" office:value="5690.22" calcext:value-type="float">
            <text:p>5690.22</text:p>
          </table:table-cell>
          <table:table-cell office:value-type="float" office:value="7208.88" calcext:value-type="float">
            <text:p>7208.88</text:p>
          </table:table-cell>
          <table:table-cell office:value-type="float" office:value="8145.38" calcext:value-type="float">
            <text:p>8145.38</text:p>
          </table:table-cell>
          <table:table-cell office:value-type="float" office:value="6682.5" calcext:value-type="float">
            <text:p>6682.5</text:p>
          </table:table-cell>
          <table:table-cell office:value-type="float" office:value="6076.55" calcext:value-type="float">
            <text:p>6076.55</text:p>
          </table:table-cell>
          <table:table-cell office:value-type="float" office:value="6228.58" calcext:value-type="float">
            <text:p>6228.58</text:p>
          </table:table-cell>
          <table:table-cell office:value-type="float" office:value="5514.56" calcext:value-type="float">
            <text:p>5514.56</text:p>
          </table:table-cell>
          <table:table-cell office:value-type="float" office:value="4729.03" calcext:value-type="float">
            <text:p>4729.03</text:p>
          </table:table-cell>
          <table:table-cell office:value-type="float" office:value="3808.33" calcext:value-type="float">
            <text:p>3808.33</text:p>
          </table:table-cell>
          <table:table-cell office:value-type="float" office:value="3437.82" calcext:value-type="float">
            <text:p>3437.82</text:p>
          </table:table-cell>
          <table:table-cell office:value-type="float" office:value="3116.24" calcext:value-type="float">
            <text:p>3116.24</text:p>
          </table:table-cell>
          <table:table-cell office:value-type="float" office:value="2815.53" calcext:value-type="float">
            <text:p>2815.53</text:p>
          </table:table-cell>
          <table:table-cell office:value-type="float" office:value="2322.6" calcext:value-type="float">
            <text:p>2322.6</text:p>
          </table:table-cell>
          <table:table-cell office:value-type="float" office:value="2607.84" calcext:value-type="float">
            <text:p>2607.84</text:p>
          </table:table-cell>
          <table:table-cell office:value-type="float" office:value="2983.86" calcext:value-type="float">
            <text:p>2983.86</text:p>
          </table:table-cell>
          <table:table-cell office:value-type="float" office:value="2939.38" calcext:value-type="float">
            <text:p>2939.38</text:p>
          </table:table-cell>
          <table:table-cell office:value-type="float" office:value="2099.39" calcext:value-type="float">
            <text:p>2099.39</text:p>
          </table:table-cell>
          <table:table-cell office:value-type="float" office:value="1998.08" calcext:value-type="float">
            <text:p>1998.08</text:p>
          </table:table-cell>
          <table:table-cell office:value-type="float" office:value="1915.11" calcext:value-type="float">
            <text:p>1915.11</text:p>
          </table:table-cell>
          <table:table-cell office:value-type="float" office:value="2277.15" calcext:value-type="float">
            <text:p>2277.15</text:p>
          </table:table-cell>
          <table:table-cell office:value-type="float" office:value="2402.05" calcext:value-type="float">
            <text:p>2402.05</text:p>
          </table:table-cell>
          <table:table-cell office:value-type="float" office:value="2293.2" calcext:value-type="float">
            <text:p>2293.2</text:p>
          </table:table-cell>
          <table:table-cell office:value-type="float" office:value="1605.99" calcext:value-type="float">
            <text:p>1605.99</text:p>
          </table:table-cell>
          <table:table-cell office:value-type="float" office:value="1677.59" calcext:value-type="float">
            <text:p>1677.59</text:p>
          </table:table-cell>
          <table:table-cell office:value-type="float" office:value="1579.39" calcext:value-type="float">
            <text:p>1579.39</text:p>
          </table:table-cell>
          <table:table-cell office:value-type="float" office:value="1362.21" calcext:value-type="float">
            <text:p>1362.21</text:p>
          </table:table-cell>
          <table:table-cell office:value-type="float" office:value="1321.39" calcext:value-type="float">
            <text:p>1321.39</text:p>
          </table:table-cell>
          <table:table-cell office:value-type="float" office:value="1315.31" calcext:value-type="float">
            <text:p>1315.31</text:p>
          </table:table-cell>
          <table:table-cell office:value-type="float" office:value="1047.22" calcext:value-type="float">
            <text:p>1047.22</text:p>
          </table:table-cell>
          <table:table-cell office:value-type="float" office:value="995.53" calcext:value-type="float">
            <text:p>995.53</text:p>
          </table:table-cell>
          <table:table-cell office:value-type="float" office:value="905.86" calcext:value-type="float">
            <text:p>905.86</text:p>
          </table:table-cell>
          <table:table-cell office:value-type="float" office:value="936" calcext:value-type="float">
            <text:p>936</text:p>
          </table:table-cell>
          <table:table-cell office:value-type="float" office:value="968.58" calcext:value-type="float">
            <text:p>968.58</text:p>
          </table:table-cell>
          <table:table-cell office:value-type="float" office:value="1077.61" calcext:value-type="float">
            <text:p>1077.61</text:p>
          </table:table-cell>
        </table:table-row>
        <table:table-row table:style-name="ro1">
          <table:table-cell office:value-type="string" calcext:value-type="string">
            <text:p>T. BATAVO,BRF</text:p>
          </table:table-cell>
          <table:table-cell office:value-type="float" office:value="224.19" calcext:value-type="float">
            <text:p>224.19</text:p>
          </table:table-cell>
          <table:table-cell office:value-type="float" office:value="214.26" calcext:value-type="float">
            <text:p>214.26</text:p>
          </table:table-cell>
          <table:table-cell office:value-type="float" office:value="178.24" calcext:value-type="float">
            <text:p>178.24</text:p>
          </table:table-cell>
          <table:table-cell office:value-type="float" office:value="295.72" calcext:value-type="float">
            <text:p>295.72</text:p>
          </table:table-cell>
          <table:table-cell office:value-type="float" office:value="252.53" calcext:value-type="float">
            <text:p>252.53</text:p>
          </table:table-cell>
          <table:table-cell office:value-type="float" office:value="148.74" calcext:value-type="float">
            <text:p>148.74</text:p>
          </table:table-cell>
          <table:table-cell office:value-type="float" office:value="103.4" calcext:value-type="float">
            <text:p>103.4</text:p>
          </table:table-cell>
          <table:table-cell office:value-type="float" office:value="28.32" calcext:value-type="float">
            <text:p>28.32</text:p>
          </table:table-cell>
          <table:table-cell office:value-type="float" office:value="13.41" calcext:value-type="float">
            <text:p>13.41</text:p>
          </table:table-cell>
          <table:table-cell office:value-type="float" office:value="11.55" calcext:value-type="float">
            <text:p>11.55</text:p>
          </table:table-cell>
          <table:table-cell office:value-type="float" office:value="11.85" calcext:value-type="float">
            <text:p>11.85</text:p>
          </table:table-cell>
          <table:table-cell office:value-type="float" office:value="13.03" calcext:value-type="float">
            <text:p>13.03</text:p>
          </table:table-cell>
          <table:table-cell office:value-type="float" office:value="11.91" calcext:value-type="float">
            <text:p>11.91</text:p>
          </table:table-cell>
          <table:table-cell office:value-type="float" office:value="18.32" calcext:value-type="float">
            <text:p>18.32</text:p>
          </table:table-cell>
          <table:table-cell table:number-columns-repeated="4"/>
          <table:table-cell office:value-type="float" office:value="167.99" calcext:value-type="float">
            <text:p>167.99</text:p>
          </table:table-cell>
          <table:table-cell office:value-type="float" office:value="136" calcext:value-type="float">
            <text:p>136</text:p>
          </table:table-cell>
          <table:table-cell office:value-type="float" office:value="116.1" calcext:value-type="float">
            <text:p>116.1</text:p>
          </table:table-cell>
          <table:table-cell office:value-type="float" office:value="88.07" calcext:value-type="float">
            <text:p>88.07</text:p>
          </table:table-cell>
          <table:table-cell office:value-type="float" office:value="88.98" calcext:value-type="float">
            <text:p>88.98</text:p>
          </table:table-cell>
          <table:table-cell office:value-type="float" office:value="100.96" calcext:value-type="float">
            <text:p>100.96</text:p>
          </table:table-cell>
          <table:table-cell office:value-type="float" office:value="76.75" calcext:value-type="float">
            <text:p>76.75</text:p>
          </table:table-cell>
          <table:table-cell office:value-type="float" office:value="54.56" calcext:value-type="float">
            <text:p>54.56</text:p>
          </table:table-cell>
          <table:table-cell office:value-type="float" office:value="40.2" calcext:value-type="float">
            <text:p>40.2</text:p>
          </table:table-cell>
          <table:table-cell office:value-type="float" office:value="11.94" calcext:value-type="float">
            <text:p>11.94</text:p>
          </table:table-cell>
          <table:table-cell office:value-type="float" office:value="12.29" calcext:value-type="float">
            <text:p>12.29</text:p>
          </table:table-cell>
          <table:table-cell office:value-type="float" office:value="11.45" calcext:value-type="float">
            <text:p>11.45</text:p>
          </table:table-cell>
          <table:table-cell office:value-type="float" office:value="7.25" calcext:value-type="float">
            <text:p>7.25</text:p>
          </table:table-cell>
          <table:table-cell office:value-type="float" office:value="41.91" calcext:value-type="float">
            <text:p>41.91</text:p>
          </table:table-cell>
          <table:table-cell table:number-columns-repeated="3"/>
          <table:table-cell office:value-type="float" office:value="0.02" calcext:value-type="float">
            <text:p>0.02</text:p>
          </table:table-cell>
          <table:table-cell office:value-type="float" office:value="719.66" calcext:value-type="float">
            <text:p>719.66</text:p>
          </table:table-cell>
          <table:table-cell office:value-type="float" office:value="497.6" calcext:value-type="float">
            <text:p>497.6</text:p>
          </table:table-cell>
          <table:table-cell office:value-type="float" office:value="481.5" calcext:value-type="float">
            <text:p>481.5</text:p>
          </table:table-cell>
          <table:table-cell office:value-type="float" office:value="562.06" calcext:value-type="float">
            <text:p>562.06</text:p>
          </table:table-cell>
          <table:table-cell office:value-type="float" office:value="542.23" calcext:value-type="float">
            <text:p>542.23</text:p>
          </table:table-cell>
          <table:table-cell office:value-type="float" office:value="284.06" calcext:value-type="float">
            <text:p>284.06</text:p>
          </table:table-cell>
          <table:table-cell office:value-type="float" office:value="91.08" calcext:value-type="float">
            <text:p>91.08</text:p>
          </table:table-cell>
          <table:table-cell office:value-type="float" office:value="16.93" calcext:value-type="float">
            <text:p>16.93</text:p>
          </table:table-cell>
          <table:table-cell office:value-type="float" office:value="12.72" calcext:value-type="float">
            <text:p>12.72</text:p>
          </table:table-cell>
          <table:table-cell office:value-type="float" office:value="10.98" calcext:value-type="float">
            <text:p>10.98</text:p>
          </table:table-cell>
          <table:table-cell office:value-type="float" office:value="16.12" calcext:value-type="float">
            <text:p>16.12</text:p>
          </table:table-cell>
          <table:table-cell office:value-type="float" office:value="20.77" calcext:value-type="float">
            <text:p>20.77</text:p>
          </table:table-cell>
          <table:table-cell office:value-type="float" office:value="21.01" calcext:value-type="float">
            <text:p>21.01</text:p>
          </table:table-cell>
          <table:table-cell office:value-type="float" office:value="16.89" calcext:value-type="float">
            <text:p>16.89</text:p>
          </table:table-cell>
          <table:table-cell table:number-columns-repeated="4"/>
          <table:table-cell office:value-type="float" office:value="377.4" calcext:value-type="float">
            <text:p>377.4</text:p>
          </table:table-cell>
          <table:table-cell office:value-type="float" office:value="352.01" calcext:value-type="float">
            <text:p>352.01</text:p>
          </table:table-cell>
          <table:table-cell office:value-type="float" office:value="312.53" calcext:value-type="float">
            <text:p>312.53</text:p>
          </table:table-cell>
          <table:table-cell office:value-type="float" office:value="333.6" calcext:value-type="float">
            <text:p>333.6</text:p>
          </table:table-cell>
          <table:table-cell office:value-type="float" office:value="223.92" calcext:value-type="float">
            <text:p>223.92</text:p>
          </table:table-cell>
          <table:table-cell office:value-type="float" office:value="163.27" calcext:value-type="float">
            <text:p>163.27</text:p>
          </table:table-cell>
          <table:table-cell office:value-type="float" office:value="149.35" calcext:value-type="float">
            <text:p>149.35</text:p>
          </table:table-cell>
          <table:table-cell office:value-type="float" office:value="122.3" calcext:value-type="float">
            <text:p>122.3</text:p>
          </table:table-cell>
          <table:table-cell office:value-type="float" office:value="86.91" calcext:value-type="float">
            <text:p>86.91</text:p>
          </table:table-cell>
          <table:table-cell office:value-type="float" office:value="28.97" calcext:value-type="float">
            <text:p>28.97</text:p>
          </table:table-cell>
          <table:table-cell office:value-type="float" office:value="4.19" calcext:value-type="float">
            <text:p>4.19</text:p>
          </table:table-cell>
          <table:table-cell table:number-columns-repeated="2" office:value-type="float" office:value="1.2" calcext:value-type="float">
            <text:p>1.2</text:p>
          </table:table-cell>
          <table:table-cell office:value-type="float" office:value="5.97" calcext:value-type="float">
            <text:p>5.97</text:p>
          </table:table-cell>
          <table:table-cell table:number-columns-repeated="4"/>
          <table:table-cell office:value-type="float" office:value="1051.3" calcext:value-type="float">
            <text:p>1051.3</text:p>
          </table:table-cell>
          <table:table-cell office:value-type="float" office:value="990.31" calcext:value-type="float">
            <text:p>990.31</text:p>
          </table:table-cell>
          <table:table-cell office:value-type="float" office:value="1129.64" calcext:value-type="float">
            <text:p>1129.64</text:p>
          </table:table-cell>
          <table:table-cell office:value-type="float" office:value="1137.49" calcext:value-type="float">
            <text:p>1137.49</text:p>
          </table:table-cell>
          <table:table-cell office:value-type="float" office:value="1052.9" calcext:value-type="float">
            <text:p>1052.9</text:p>
          </table:table-cell>
          <table:table-cell office:value-type="float" office:value="879.72" calcext:value-type="float">
            <text:p>879.72</text:p>
          </table:table-cell>
          <table:table-cell office:value-type="float" office:value="745.11" calcext:value-type="float">
            <text:p>745.11</text:p>
          </table:table-cell>
          <table:table-cell office:value-type="float" office:value="685.27" calcext:value-type="float">
            <text:p>685.27</text:p>
          </table:table-cell>
          <table:table-cell office:value-type="float" office:value="538.56" calcext:value-type="float">
            <text:p>538.56</text:p>
          </table:table-cell>
          <table:table-cell office:value-type="float" office:value="270.93" calcext:value-type="float">
            <text:p>270.93</text:p>
          </table:table-cell>
          <table:table-cell office:value-type="float" office:value="94.3" calcext:value-type="float">
            <text:p>94.3</text:p>
          </table:table-cell>
          <table:table-cell office:value-type="float" office:value="57.06" calcext:value-type="float">
            <text:p>57.06</text:p>
          </table:table-cell>
          <table:table-cell office:value-type="float" office:value="48.46" calcext:value-type="float">
            <text:p>48.46</text:p>
          </table:table-cell>
          <table:table-cell office:value-type="float" office:value="39.66" calcext:value-type="float">
            <text:p>39.66</text:p>
          </table:table-cell>
          <table:table-cell table:number-columns-repeated="4"/>
          <table:table-cell office:value-type="float" office:value="2581.25" calcext:value-type="float">
            <text:p>2581.25</text:p>
          </table:table-cell>
          <table:table-cell office:value-type="float" office:value="2838.08" calcext:value-type="float">
            <text:p>2838.08</text:p>
          </table:table-cell>
          <table:table-cell office:value-type="float" office:value="2987.31" calcext:value-type="float">
            <text:p>2987.31</text:p>
          </table:table-cell>
          <table:table-cell office:value-type="float" office:value="3179.94" calcext:value-type="float">
            <text:p>3179.94</text:p>
          </table:table-cell>
          <table:table-cell office:value-type="float" office:value="2663.23" calcext:value-type="float">
            <text:p>2663.23</text:p>
          </table:table-cell>
          <table:table-cell office:value-type="float" office:value="2313.21" calcext:value-type="float">
            <text:p>2313.21</text:p>
          </table:table-cell>
          <table:table-cell office:value-type="float" office:value="1895" calcext:value-type="float">
            <text:p>1895</text:p>
          </table:table-cell>
          <table:table-cell office:value-type="float" office:value="1761.79" calcext:value-type="float">
            <text:p>1761.79</text:p>
          </table:table-cell>
          <table:table-cell office:value-type="float" office:value="1282.95" calcext:value-type="float">
            <text:p>1282.95</text:p>
          </table:table-cell>
          <table:table-cell office:value-type="float" office:value="588.6" calcext:value-type="float">
            <text:p>588.6</text:p>
          </table:table-cell>
          <table:table-cell office:value-type="float" office:value="249.28" calcext:value-type="float">
            <text:p>249.28</text:p>
          </table:table-cell>
          <table:table-cell office:value-type="float" office:value="171.87" calcext:value-type="float">
            <text:p>171.87</text:p>
          </table:table-cell>
          <table:table-cell office:value-type="float" office:value="107.93" calcext:value-type="float">
            <text:p>107.93</text:p>
          </table:table-cell>
          <table:table-cell office:value-type="float" office:value="199.17" calcext:value-type="float">
            <text:p>199.17</text:p>
          </table:table-cell>
          <table:table-cell table:number-columns-repeated="4"/>
          <table:table-cell office:value-type="float" office:value="186.52" calcext:value-type="float">
            <text:p>186.52</text:p>
          </table:table-cell>
          <table:table-cell office:value-type="float" office:value="176.42" calcext:value-type="float">
            <text:p>176.42</text:p>
          </table:table-cell>
          <table:table-cell office:value-type="float" office:value="128.32" calcext:value-type="float">
            <text:p>128.32</text:p>
          </table:table-cell>
          <table:table-cell office:value-type="float" office:value="171.27" calcext:value-type="float">
            <text:p>171.27</text:p>
          </table:table-cell>
          <table:table-cell office:value-type="float" office:value="150.75" calcext:value-type="float">
            <text:p>150.75</text:p>
          </table:table-cell>
          <table:table-cell office:value-type="float" office:value="75.66" calcext:value-type="float">
            <text:p>75.66</text:p>
          </table:table-cell>
          <table:table-cell office:value-type="float" office:value="47.66" calcext:value-type="float">
            <text:p>47.66</text:p>
          </table:table-cell>
          <table:table-cell office:value-type="float" office:value="9.2" calcext:value-type="float">
            <text:p>9.2</text:p>
          </table:table-cell>
          <table:table-cell office:value-type="float" office:value="5.17" calcext:value-type="float">
            <text:p>5.17</text:p>
          </table:table-cell>
          <table:table-cell office:value-type="float" office:value="15.7" calcext:value-type="float">
            <text:p>15.7</text:p>
          </table:table-cell>
          <table:table-cell office:value-type="float" office:value="3.12" calcext:value-type="float">
            <text:p>3.12</text:p>
          </table:table-cell>
          <table:table-cell office:value-type="float" office:value="3.6" calcext:value-type="float">
            <text:p>3.6</text:p>
          </table:table-cell>
          <table:table-cell office:value-type="float" office:value="0.26" calcext:value-type="float">
            <text:p>0.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. REZENDE,BRF</text:p>
          </table:table-cell>
          <table:table-cell office:value-type="float" office:value="725.53" calcext:value-type="float">
            <text:p>725.53</text:p>
          </table:table-cell>
          <table:table-cell office:value-type="float" office:value="636.56" calcext:value-type="float">
            <text:p>636.56</text:p>
          </table:table-cell>
          <table:table-cell office:value-type="float" office:value="605.19" calcext:value-type="float">
            <text:p>605.19</text:p>
          </table:table-cell>
          <table:table-cell office:value-type="float" office:value="653.19" calcext:value-type="float">
            <text:p>653.19</text:p>
          </table:table-cell>
          <table:table-cell office:value-type="float" office:value="962.99" calcext:value-type="float">
            <text:p>962.99</text:p>
          </table:table-cell>
          <table:table-cell office:value-type="float" office:value="1249.31" calcext:value-type="float">
            <text:p>1249.31</text:p>
          </table:table-cell>
          <table:table-cell office:value-type="float" office:value="1541.76" calcext:value-type="float">
            <text:p>1541.76</text:p>
          </table:table-cell>
          <table:table-cell office:value-type="float" office:value="1757.81" calcext:value-type="float">
            <text:p>1757.81</text:p>
          </table:table-cell>
          <table:table-cell office:value-type="float" office:value="1242.27" calcext:value-type="float">
            <text:p>1242.27</text:p>
          </table:table-cell>
          <table:table-cell office:value-type="float" office:value="1171.48" calcext:value-type="float">
            <text:p>1171.48</text:p>
          </table:table-cell>
          <table:table-cell table:number-columns-repeated="8"/>
          <table:table-cell office:value-type="float" office:value="1422.91" calcext:value-type="float">
            <text:p>1422.91</text:p>
          </table:table-cell>
          <table:table-cell office:value-type="float" office:value="1375.26" calcext:value-type="float">
            <text:p>1375.26</text:p>
          </table:table-cell>
          <table:table-cell office:value-type="float" office:value="1530.69" calcext:value-type="float">
            <text:p>1530.69</text:p>
          </table:table-cell>
          <table:table-cell office:value-type="float" office:value="1594.16" calcext:value-type="float">
            <text:p>1594.16</text:p>
          </table:table-cell>
          <table:table-cell office:value-type="float" office:value="1761.17" calcext:value-type="float">
            <text:p>1761.17</text:p>
          </table:table-cell>
          <table:table-cell office:value-type="float" office:value="2153.8" calcext:value-type="float">
            <text:p>2153.8</text:p>
          </table:table-cell>
          <table:table-cell office:value-type="float" office:value="2325.54" calcext:value-type="float">
            <text:p>2325.54</text:p>
          </table:table-cell>
          <table:table-cell office:value-type="float" office:value="2218.28" calcext:value-type="float">
            <text:p>2218.28</text:p>
          </table:table-cell>
          <table:table-cell office:value-type="float" office:value="1885.03" calcext:value-type="float">
            <text:p>1885.03</text:p>
          </table:table-cell>
          <table:table-cell office:value-type="float" office:value="1660.62" calcext:value-type="float">
            <text:p>1660.62</text:p>
          </table:table-cell>
          <table:table-cell table:number-columns-repeated="8"/>
          <table:table-cell office:value-type="float" office:value="1517.39" calcext:value-type="float">
            <text:p>1517.39</text:p>
          </table:table-cell>
          <table:table-cell office:value-type="float" office:value="1479.09" calcext:value-type="float">
            <text:p>1479.09</text:p>
          </table:table-cell>
          <table:table-cell office:value-type="float" office:value="1585.18" calcext:value-type="float">
            <text:p>1585.18</text:p>
          </table:table-cell>
          <table:table-cell office:value-type="float" office:value="1535.12" calcext:value-type="float">
            <text:p>1535.12</text:p>
          </table:table-cell>
          <table:table-cell office:value-type="float" office:value="1745.78" calcext:value-type="float">
            <text:p>1745.78</text:p>
          </table:table-cell>
          <table:table-cell office:value-type="float" office:value="2006.22" calcext:value-type="float">
            <text:p>2006.22</text:p>
          </table:table-cell>
          <table:table-cell office:value-type="float" office:value="2306.62" calcext:value-type="float">
            <text:p>2306.62</text:p>
          </table:table-cell>
          <table:table-cell office:value-type="float" office:value="2821.23" calcext:value-type="float">
            <text:p>2821.23</text:p>
          </table:table-cell>
          <table:table-cell office:value-type="float" office:value="2382.56" calcext:value-type="float">
            <text:p>2382.56</text:p>
          </table:table-cell>
          <table:table-cell office:value-type="float" office:value="2300.62" calcext:value-type="float">
            <text:p>2300.62</text:p>
          </table:table-cell>
          <table:table-cell table:number-columns-repeated="8"/>
          <table:table-cell office:value-type="float" office:value="323.29" calcext:value-type="float">
            <text:p>323.29</text:p>
          </table:table-cell>
          <table:table-cell office:value-type="float" office:value="266.38" calcext:value-type="float">
            <text:p>266.38</text:p>
          </table:table-cell>
          <table:table-cell office:value-type="float" office:value="316.21" calcext:value-type="float">
            <text:p>316.21</text:p>
          </table:table-cell>
          <table:table-cell office:value-type="float" office:value="278.79" calcext:value-type="float">
            <text:p>278.79</text:p>
          </table:table-cell>
          <table:table-cell office:value-type="float" office:value="270.6" calcext:value-type="float">
            <text:p>270.6</text:p>
          </table:table-cell>
          <table:table-cell office:value-type="float" office:value="344.03" calcext:value-type="float">
            <text:p>344.03</text:p>
          </table:table-cell>
          <table:table-cell office:value-type="float" office:value="449.26" calcext:value-type="float">
            <text:p>449.26</text:p>
          </table:table-cell>
          <table:table-cell office:value-type="float" office:value="572.85" calcext:value-type="float">
            <text:p>572.85</text:p>
          </table:table-cell>
          <table:table-cell office:value-type="float" office:value="636.8" calcext:value-type="float">
            <text:p>636.8</text:p>
          </table:table-cell>
          <table:table-cell office:value-type="float" office:value="436.23" calcext:value-type="float">
            <text:p>436.23</text:p>
          </table:table-cell>
          <table:table-cell table:number-columns-repeated="8"/>
          <table:table-cell office:value-type="float" office:value="937.64" calcext:value-type="float">
            <text:p>937.64</text:p>
          </table:table-cell>
          <table:table-cell office:value-type="float" office:value="832.2" calcext:value-type="float">
            <text:p>832.2</text:p>
          </table:table-cell>
          <table:table-cell office:value-type="float" office:value="707.62" calcext:value-type="float">
            <text:p>707.62</text:p>
          </table:table-cell>
          <table:table-cell office:value-type="float" office:value="886.46" calcext:value-type="float">
            <text:p>886.46</text:p>
          </table:table-cell>
          <table:table-cell office:value-type="float" office:value="771.78" calcext:value-type="float">
            <text:p>771.78</text:p>
          </table:table-cell>
          <table:table-cell office:value-type="float" office:value="896.79" calcext:value-type="float">
            <text:p>896.79</text:p>
          </table:table-cell>
          <table:table-cell office:value-type="float" office:value="1107.22" calcext:value-type="float">
            <text:p>1107.22</text:p>
          </table:table-cell>
          <table:table-cell office:value-type="float" office:value="1051" calcext:value-type="float">
            <text:p>1051</text:p>
          </table:table-cell>
          <table:table-cell office:value-type="float" office:value="1059.08" calcext:value-type="float">
            <text:p>1059.08</text:p>
          </table:table-cell>
          <table:table-cell office:value-type="float" office:value="926.16" calcext:value-type="float">
            <text:p>926.16</text:p>
          </table:table-cell>
          <table:table-cell table:number-columns-repeated="8"/>
          <table:table-cell office:value-type="float" office:value="427.11" calcext:value-type="float">
            <text:p>427.11</text:p>
          </table:table-cell>
          <table:table-cell office:value-type="float" office:value="403.4" calcext:value-type="float">
            <text:p>403.4</text:p>
          </table:table-cell>
          <table:table-cell office:value-type="float" office:value="309.25" calcext:value-type="float">
            <text:p>309.25</text:p>
          </table:table-cell>
          <table:table-cell office:value-type="float" office:value="377.93" calcext:value-type="float">
            <text:p>377.93</text:p>
          </table:table-cell>
          <table:table-cell office:value-type="float" office:value="402.59" calcext:value-type="float">
            <text:p>402.59</text:p>
          </table:table-cell>
          <table:table-cell office:value-type="float" office:value="418.16" calcext:value-type="float">
            <text:p>418.16</text:p>
          </table:table-cell>
          <table:table-cell office:value-type="float" office:value="513.57" calcext:value-type="float">
            <text:p>513.57</text:p>
          </table:table-cell>
          <table:table-cell office:value-type="float" office:value="610.16" calcext:value-type="float">
            <text:p>610.16</text:p>
          </table:table-cell>
          <table:table-cell office:value-type="float" office:value="502.95" calcext:value-type="float">
            <text:p>502.95</text:p>
          </table:table-cell>
          <table:table-cell office:value-type="float" office:value="350.2" calcext:value-type="float">
            <text:p>350.2</text:p>
          </table:table-cell>
          <table:table-cell table:number-columns-repeated="8"/>
          <table:table-cell office:value-type="float" office:value="802.64" calcext:value-type="float">
            <text:p>802.64</text:p>
          </table:table-cell>
          <table:table-cell office:value-type="float" office:value="793.56" calcext:value-type="float">
            <text:p>793.56</text:p>
          </table:table-cell>
          <table:table-cell office:value-type="float" office:value="887.93" calcext:value-type="float">
            <text:p>887.93</text:p>
          </table:table-cell>
          <table:table-cell office:value-type="float" office:value="856.69" calcext:value-type="float">
            <text:p>856.69</text:p>
          </table:table-cell>
          <table:table-cell office:value-type="float" office:value="721.42" calcext:value-type="float">
            <text:p>721.42</text:p>
          </table:table-cell>
          <table:table-cell office:value-type="float" office:value="891.62" calcext:value-type="float">
            <text:p>891.62</text:p>
          </table:table-cell>
          <table:table-cell office:value-type="float" office:value="945.26" calcext:value-type="float">
            <text:p>945.26</text:p>
          </table:table-cell>
          <table:table-cell office:value-type="float" office:value="970.5" calcext:value-type="float">
            <text:p>970.5</text:p>
          </table:table-cell>
          <table:table-cell office:value-type="float" office:value="769.73" calcext:value-type="float">
            <text:p>769.73</text:p>
          </table:table-cell>
          <table:table-cell office:value-type="float" office:value="628.79" calcext:value-type="float">
            <text:p>628.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. CONFIANCA,BRF</text:p>
          </table:table-cell>
          <table:table-cell office:value-type="float" office:value="80.21" calcext:value-type="float">
            <text:p>80.21</text:p>
          </table:table-cell>
          <table:table-cell office:value-type="float" office:value="84.76" calcext:value-type="float">
            <text:p>84.76</text:p>
          </table:table-cell>
          <table:table-cell office:value-type="float" office:value="73.25" calcext:value-type="float">
            <text:p>73.25</text:p>
          </table:table-cell>
          <table:table-cell office:value-type="float" office:value="72.26" calcext:value-type="float">
            <text:p>72.26</text:p>
          </table:table-cell>
          <table:table-cell office:value-type="float" office:value="44.47" calcext:value-type="float">
            <text:p>44.47</text:p>
          </table:table-cell>
          <table:table-cell office:value-type="float" office:value="32.69" calcext:value-type="float">
            <text:p>32.69</text:p>
          </table:table-cell>
          <table:table-cell office:value-type="float" office:value="27.59" calcext:value-type="float">
            <text:p>27.59</text:p>
          </table:table-cell>
          <table:table-cell office:value-type="float" office:value="22" calcext:value-type="float">
            <text:p>22</text:p>
          </table:table-cell>
          <table:table-cell office:value-type="float" office:value="12.9" calcext:value-type="float">
            <text:p>12.9</text:p>
          </table:table-cell>
          <table:table-cell office:value-type="float" office:value="2.98" calcext:value-type="float">
            <text:p>2.98</text:p>
          </table:table-cell>
          <table:table-cell table:number-columns-repeated="116"/>
        </table:table-row>
        <table:table-row table:style-name="ro1">
          <table:table-cell office:value-type="string" calcext:value-type="string">
            <text:p>T. EXCELSIOR,BRF</text:p>
          </table:table-cell>
          <table:table-cell table:number-columns-repeated="90"/>
          <table:table-cell office:value-type="float" office:value="135.7" calcext:value-type="float">
            <text:p>135.7</text:p>
          </table:table-cell>
          <table:table-cell office:value-type="float" office:value="224.8" calcext:value-type="float">
            <text:p>224.8</text:p>
          </table:table-cell>
          <table:table-cell office:value-type="float" office:value="189.1" calcext:value-type="float">
            <text:p>189.1</text:p>
          </table:table-cell>
          <table:table-cell office:value-type="float" office:value="332.36" calcext:value-type="float">
            <text:p>332.36</text:p>
          </table:table-cell>
          <table:table-cell office:value-type="float" office:value="326.38" calcext:value-type="float">
            <text:p>326.38</text:p>
          </table:table-cell>
          <table:table-cell office:value-type="float" office:value="322.43" calcext:value-type="float">
            <text:p>322.43</text:p>
          </table:table-cell>
          <table:table-cell office:value-type="float" office:value="404.85" calcext:value-type="float">
            <text:p>404.85</text:p>
          </table:table-cell>
          <table:table-cell office:value-type="float" office:value="503.29" calcext:value-type="float">
            <text:p>503.29</text:p>
          </table:table-cell>
          <table:table-cell office:value-type="float" office:value="677.22" calcext:value-type="float">
            <text:p>677.22</text:p>
          </table:table-cell>
          <table:table-cell office:value-type="float" office:value="667.78" calcext:value-type="float">
            <text:p>667.7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T. PERDIGAO,PRONTINHO,BRF</text:p>
          </table:table-cell>
          <table:table-cell table:number-columns-repeated="72"/>
          <table:table-cell office:value-type="float" office:value="1.75" calcext:value-type="float">
            <text:p>1.75</text:p>
          </table:table-cell>
          <table:table-cell office:value-type="float" office:value="0.44" calcext:value-type="float">
            <text:p>0.44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T. PERDIGAO,TOQUE DE SABOR,BRF</text:p>
          </table:table-cell>
          <table:table-cell office:value-type="float" office:value="168.93" calcext:value-type="float">
            <text:p>168.93</text:p>
          </table:table-cell>
          <table:table-cell office:value-type="float" office:value="216.52" calcext:value-type="float">
            <text:p>216.52</text:p>
          </table:table-cell>
          <table:table-cell office:value-type="float" office:value="109.6" calcext:value-type="float">
            <text:p>109.6</text:p>
          </table:table-cell>
          <table:table-cell office:value-type="float" office:value="131" calcext:value-type="float">
            <text:p>131</text:p>
          </table:table-cell>
          <table:table-cell office:value-type="float" office:value="110.16" calcext:value-type="float">
            <text:p>110.16</text:p>
          </table:table-cell>
          <table:table-cell office:value-type="float" office:value="131.81" calcext:value-type="float">
            <text:p>131.81</text:p>
          </table:table-cell>
          <table:table-cell office:value-type="float" office:value="98.11" calcext:value-type="float">
            <text:p>98.11</text:p>
          </table:table-cell>
          <table:table-cell office:value-type="float" office:value="128.24" calcext:value-type="float">
            <text:p>128.24</text:p>
          </table:table-cell>
          <table:table-cell office:value-type="float" office:value="123.34" calcext:value-type="float">
            <text:p>123.34</text:p>
          </table:table-cell>
          <table:table-cell office:value-type="float" office:value="101.15" calcext:value-type="float">
            <text:p>101.15</text:p>
          </table:table-cell>
          <table:table-cell office:value-type="float" office:value="40.47" calcext:value-type="float">
            <text:p>40.47</text:p>
          </table:table-cell>
          <table:table-cell office:value-type="float" office:value="10.03" calcext:value-type="float">
            <text:p>10.03</text:p>
          </table:table-cell>
          <table:table-cell office:value-type="float" office:value="0.79" calcext:value-type="float">
            <text:p>0.79</text:p>
          </table:table-cell>
          <table:table-cell office:value-type="float" office:value="22.83" calcext:value-type="float">
            <text:p>22.83</text:p>
          </table:table-cell>
          <table:table-cell table:number-columns-repeated="4"/>
          <table:table-cell office:value-type="float" office:value="86.85" calcext:value-type="float">
            <text:p>86.85</text:p>
          </table:table-cell>
          <table:table-cell office:value-type="float" office:value="26.49" calcext:value-type="float">
            <text:p>26.49</text:p>
          </table:table-cell>
          <table:table-cell office:value-type="float" office:value="16.42" calcext:value-type="float">
            <text:p>16.42</text:p>
          </table:table-cell>
          <table:table-cell office:value-type="float" office:value="15.48" calcext:value-type="float">
            <text:p>15.48</text:p>
          </table:table-cell>
          <table:table-cell office:value-type="float" office:value="30.51" calcext:value-type="float">
            <text:p>30.51</text:p>
          </table:table-cell>
          <table:table-cell office:value-type="float" office:value="15.66" calcext:value-type="float">
            <text:p>15.66</text:p>
          </table:table-cell>
          <table:table-cell office:value-type="float" office:value="5.92" calcext:value-type="float">
            <text:p>5.92</text:p>
          </table:table-cell>
          <table:table-cell office:value-type="float" office:value="6.25" calcext:value-type="float">
            <text:p>6.25</text:p>
          </table:table-cell>
          <table:table-cell office:value-type="float" office:value="5.78" calcext:value-type="float">
            <text:p>5.78</text:p>
          </table:table-cell>
          <table:table-cell office:value-type="float" office:value="5.84" calcext:value-type="float">
            <text:p>5.84</text:p>
          </table:table-cell>
          <table:table-cell office:value-type="float" office:value="4.44" calcext:value-type="float">
            <text:p>4.44</text:p>
          </table:table-cell>
          <table:table-cell office:value-type="float" office:value="0.79" calcext:value-type="float">
            <text:p>0.79</text:p>
          </table:table-cell>
          <table:table-cell office:value-type="float" office:value="0.43" calcext:value-type="float">
            <text:p>0.43</text:p>
          </table:table-cell>
          <table:table-cell office:value-type="float" office:value="5.91" calcext:value-type="float">
            <text:p>5.91</text:p>
          </table:table-cell>
          <table:table-cell/>
          <table:table-cell office:value-type="float" office:value="0.01" calcext:value-type="float">
            <text:p>0.01</text:p>
          </table:table-cell>
          <table:table-cell table:number-columns-repeated="2"/>
          <table:table-cell office:value-type="float" office:value="121.2" calcext:value-type="float">
            <text:p>121.2</text:p>
          </table:table-cell>
          <table:table-cell office:value-type="float" office:value="56.51" calcext:value-type="float">
            <text:p>56.51</text:p>
          </table:table-cell>
          <table:table-cell office:value-type="float" office:value="0.17" calcext:value-type="float">
            <text:p>0.17</text:p>
          </table:table-cell>
          <table:table-cell table:number-columns-repeated="11"/>
          <table:table-cell office:value-type="float" office:value="0.01" calcext:value-type="float">
            <text:p>0.01</text:p>
          </table:table-cell>
          <table:table-cell table:number-columns-repeated="3"/>
          <table:table-cell office:value-type="float" office:value="214.08" calcext:value-type="float">
            <text:p>214.08</text:p>
          </table:table-cell>
          <table:table-cell office:value-type="float" office:value="213.98" calcext:value-type="float">
            <text:p>213.98</text:p>
          </table:table-cell>
          <table:table-cell office:value-type="float" office:value="7.81" calcext:value-type="float">
            <text:p>7.81</text:p>
          </table:table-cell>
          <table:table-cell office:value-type="float" office:value="7.9" calcext:value-type="float">
            <text:p>7.9</text:p>
          </table:table-cell>
          <table:table-cell office:value-type="float" office:value="0.88" calcext:value-type="float">
            <text:p>0.88</text:p>
          </table:table-cell>
          <table:table-cell office:value-type="float" office:value="4.12" calcext:value-type="float">
            <text:p>4.12</text:p>
          </table:table-cell>
          <table:table-cell office:value-type="float" office:value="1.57" calcext:value-type="float">
            <text:p>1.57</text:p>
          </table:table-cell>
          <table:table-cell office:value-type="float" office:value="4.39" calcext:value-type="float">
            <text:p>4.39</text:p>
          </table:table-cell>
          <table:table-cell office:value-type="float" office:value="2.82" calcext:value-type="float">
            <text:p>2.82</text:p>
          </table:table-cell>
          <table:table-cell office:value-type="float" office:value="0.94" calcext:value-type="float">
            <text:p>0.94</text:p>
          </table:table-cell>
          <table:table-cell table:number-columns-repeated="8"/>
          <table:table-cell office:value-type="float" office:value="459.88" calcext:value-type="float">
            <text:p>459.88</text:p>
          </table:table-cell>
          <table:table-cell office:value-type="float" office:value="587.89" calcext:value-type="float">
            <text:p>587.89</text:p>
          </table:table-cell>
          <table:table-cell office:value-type="float" office:value="476.94" calcext:value-type="float">
            <text:p>476.94</text:p>
          </table:table-cell>
          <table:table-cell office:value-type="float" office:value="501.09" calcext:value-type="float">
            <text:p>501.09</text:p>
          </table:table-cell>
          <table:table-cell office:value-type="float" office:value="504.88" calcext:value-type="float">
            <text:p>504.88</text:p>
          </table:table-cell>
          <table:table-cell office:value-type="float" office:value="503.67" calcext:value-type="float">
            <text:p>503.67</text:p>
          </table:table-cell>
          <table:table-cell office:value-type="float" office:value="194.5" calcext:value-type="float">
            <text:p>194.5</text:p>
          </table:table-cell>
          <table:table-cell office:value-type="float" office:value="205" calcext:value-type="float">
            <text:p>205</text:p>
          </table:table-cell>
          <table:table-cell table:number-columns-repeated="2" office:value-type="float" office:value="146.16" calcext:value-type="float">
            <text:p>146.16</text:p>
          </table:table-cell>
          <table:table-cell office:value-type="float" office:value="43.39" calcext:value-type="float">
            <text:p>43.39</text:p>
          </table:table-cell>
          <table:table-cell office:value-type="float" office:value="39.25" calcext:value-type="float">
            <text:p>39.25</text:p>
          </table:table-cell>
          <table:table-cell office:value-type="float" office:value="0.6" calcext:value-type="float">
            <text:p>0.6</text:p>
          </table:table-cell>
          <table:table-cell office:value-type="float" office:value="4.49" calcext:value-type="float">
            <text:p>4.49</text:p>
          </table:table-cell>
          <table:table-cell table:number-columns-repeated="4"/>
          <table:table-cell office:value-type="float" office:value="29.56" calcext:value-type="float">
            <text:p>29.56</text:p>
          </table:table-cell>
          <table:table-cell office:value-type="float" office:value="31.82" calcext:value-type="float">
            <text:p>31.82</text:p>
          </table:table-cell>
          <table:table-cell office:value-type="float" office:value="17.57" calcext:value-type="float">
            <text:p>17.57</text:p>
          </table:table-cell>
          <table:table-cell office:value-type="float" office:value="19.06" calcext:value-type="float">
            <text:p>19.06</text:p>
          </table:table-cell>
          <table:table-cell office:value-type="float" office:value="19.09" calcext:value-type="float">
            <text:p>19.09</text:p>
          </table:table-cell>
          <table:table-cell office:value-type="float" office:value="22.25" calcext:value-type="float">
            <text:p>22.25</text:p>
          </table:table-cell>
          <table:table-cell office:value-type="float" office:value="20.16" calcext:value-type="float">
            <text:p>20.16</text:p>
          </table:table-cell>
          <table:table-cell office:value-type="float" office:value="0" calcext:value-type="float">
            <text:p>0</text:p>
          </table:table-cell>
          <table:table-cell office:value-type="float" office:value="1.35" calcext:value-type="float">
            <text:p>1.3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31.91" calcext:value-type="float">
            <text:p>31.91</text:p>
          </table:table-cell>
          <table:table-cell/>
          <table:table-cell office:value-type="float" office:value="20.19" calcext:value-type="float">
            <text:p>20.19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22.23" calcext:value-type="float">
            <text:p>22.23</text:p>
          </table:table-cell>
          <table:table-cell office:value-type="float" office:value="16.03" calcext:value-type="float">
            <text:p>16.03</text:p>
          </table:table-cell>
          <table:table-cell table:number-columns-repeated="4"/>
          <table:table-cell office:value-type="float" office:value="0.56" calcext:value-type="float">
            <text:p>0.56</text:p>
          </table:table-cell>
          <table:table-cell table:number-columns-repeated="6"/>
          <table:table-cell office:value-type="float" office:value="0.95" calcext:value-type="float">
            <text:p>0.95</text:p>
          </table:table-cell>
          <table:table-cell table:number-columns-repeated="3"/>
          <table:table-cell office:value-type="float" office:value="0.17" calcext:value-type="float">
            <text:p>0.17</text:p>
          </table:table-cell>
        </table:table-row>
        <table:table-row table:style-name="ro1">
          <table:table-cell office:value-type="string" calcext:value-type="string">
            <text:p>T. PERDIGAO,TURMA DA MONICA,BRF</text:p>
          </table:table-cell>
          <table:table-cell table:number-columns-repeated="39"/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44" calcext:value-type="float">
            <text:p>0.44</text:p>
          </table:table-cell>
          <table:table-cell table:number-columns-repeated="48"/>
          <table:table-cell office:value-type="float" office:value="0.01" calcext:value-type="float">
            <text:p>0.01</text:p>
          </table:table-cell>
          <table:table-cell table:number-columns-repeated="20"/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. PERDIGAO,PERDIGAO,BRF</text:p>
          </table:table-cell>
          <table:table-cell office:value-type="float" office:value="1872.3" calcext:value-type="float">
            <text:p>1872.3</text:p>
          </table:table-cell>
          <table:table-cell office:value-type="float" office:value="2158.77" calcext:value-type="float">
            <text:p>2158.77</text:p>
          </table:table-cell>
          <table:table-cell office:value-type="float" office:value="2004.12" calcext:value-type="float">
            <text:p>2004.12</text:p>
          </table:table-cell>
          <table:table-cell office:value-type="float" office:value="2505.91" calcext:value-type="float">
            <text:p>2505.91</text:p>
          </table:table-cell>
          <table:table-cell office:value-type="float" office:value="2375.75" calcext:value-type="float">
            <text:p>2375.75</text:p>
          </table:table-cell>
          <table:table-cell office:value-type="float" office:value="1945.32" calcext:value-type="float">
            <text:p>1945.32</text:p>
          </table:table-cell>
          <table:table-cell office:value-type="float" office:value="1718.82" calcext:value-type="float">
            <text:p>1718.82</text:p>
          </table:table-cell>
          <table:table-cell office:value-type="float" office:value="1512.34" calcext:value-type="float">
            <text:p>1512.34</text:p>
          </table:table-cell>
          <table:table-cell office:value-type="float" office:value="1403.81" calcext:value-type="float">
            <text:p>1403.81</text:p>
          </table:table-cell>
          <table:table-cell office:value-type="float" office:value="1162.2" calcext:value-type="float">
            <text:p>1162.2</text:p>
          </table:table-cell>
          <table:table-cell office:value-type="float" office:value="404.34" calcext:value-type="float">
            <text:p>404.34</text:p>
          </table:table-cell>
          <table:table-cell office:value-type="float" office:value="118.17" calcext:value-type="float">
            <text:p>118.17</text:p>
          </table:table-cell>
          <table:table-cell office:value-type="float" office:value="48.93" calcext:value-type="float">
            <text:p>48.93</text:p>
          </table:table-cell>
          <table:table-cell office:value-type="float" office:value="140.9" calcext:value-type="float">
            <text:p>140.9</text:p>
          </table:table-cell>
          <table:table-cell office:value-type="float" office:value="1.43" calcext:value-type="float">
            <text:p>1.43</text:p>
          </table:table-cell>
          <table:table-cell office:value-type="float" office:value="1.51" calcext:value-type="float">
            <text:p>1.51</text:p>
          </table:table-cell>
          <table:table-cell office:value-type="float" office:value="7.73" calcext:value-type="float">
            <text:p>7.73</text:p>
          </table:table-cell>
          <table:table-cell office:value-type="float" office:value="145.2" calcext:value-type="float">
            <text:p>145.2</text:p>
          </table:table-cell>
          <table:table-cell office:value-type="float" office:value="2100.97" calcext:value-type="float">
            <text:p>2100.97</text:p>
          </table:table-cell>
          <table:table-cell office:value-type="float" office:value="1947.92" calcext:value-type="float">
            <text:p>1947.92</text:p>
          </table:table-cell>
          <table:table-cell office:value-type="float" office:value="1918.23" calcext:value-type="float">
            <text:p>1918.23</text:p>
          </table:table-cell>
          <table:table-cell office:value-type="float" office:value="1877.54" calcext:value-type="float">
            <text:p>1877.54</text:p>
          </table:table-cell>
          <table:table-cell office:value-type="float" office:value="1890.5" calcext:value-type="float">
            <text:p>1890.5</text:p>
          </table:table-cell>
          <table:table-cell office:value-type="float" office:value="1727.36" calcext:value-type="float">
            <text:p>1727.36</text:p>
          </table:table-cell>
          <table:table-cell office:value-type="float" office:value="1475.24" calcext:value-type="float">
            <text:p>1475.24</text:p>
          </table:table-cell>
          <table:table-cell office:value-type="float" office:value="1274.07" calcext:value-type="float">
            <text:p>1274.07</text:p>
          </table:table-cell>
          <table:table-cell office:value-type="float" office:value="1267.67" calcext:value-type="float">
            <text:p>1267.67</text:p>
          </table:table-cell>
          <table:table-cell office:value-type="float" office:value="1067.66" calcext:value-type="float">
            <text:p>1067.66</text:p>
          </table:table-cell>
          <table:table-cell office:value-type="float" office:value="486.28" calcext:value-type="float">
            <text:p>486.28</text:p>
          </table:table-cell>
          <table:table-cell office:value-type="float" office:value="295.68" calcext:value-type="float">
            <text:p>295.68</text:p>
          </table:table-cell>
          <table:table-cell office:value-type="float" office:value="159.36" calcext:value-type="float">
            <text:p>159.36</text:p>
          </table:table-cell>
          <table:table-cell office:value-type="float" office:value="201.17" calcext:value-type="float">
            <text:p>201.17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office:value-type="float" office:value="27.1" calcext:value-type="float">
            <text:p>27.1</text:p>
          </table:table-cell>
          <table:table-cell office:value-type="float" office:value="124.85" calcext:value-type="float">
            <text:p>124.85</text:p>
          </table:table-cell>
          <table:table-cell office:value-type="float" office:value="2832.03" calcext:value-type="float">
            <text:p>2832.03</text:p>
          </table:table-cell>
          <table:table-cell office:value-type="float" office:value="4042.56" calcext:value-type="float">
            <text:p>4042.56</text:p>
          </table:table-cell>
          <table:table-cell office:value-type="float" office:value="2925.31" calcext:value-type="float">
            <text:p>2925.31</text:p>
          </table:table-cell>
          <table:table-cell office:value-type="float" office:value="3319.23" calcext:value-type="float">
            <text:p>3319.23</text:p>
          </table:table-cell>
          <table:table-cell office:value-type="float" office:value="3401.18" calcext:value-type="float">
            <text:p>3401.18</text:p>
          </table:table-cell>
          <table:table-cell office:value-type="float" office:value="2863.23" calcext:value-type="float">
            <text:p>2863.23</text:p>
          </table:table-cell>
          <table:table-cell office:value-type="float" office:value="2408.4" calcext:value-type="float">
            <text:p>2408.4</text:p>
          </table:table-cell>
          <table:table-cell office:value-type="float" office:value="1801.57" calcext:value-type="float">
            <text:p>1801.57</text:p>
          </table:table-cell>
          <table:table-cell office:value-type="float" office:value="1423.79" calcext:value-type="float">
            <text:p>1423.79</text:p>
          </table:table-cell>
          <table:table-cell office:value-type="float" office:value="1101.29" calcext:value-type="float">
            <text:p>1101.29</text:p>
          </table:table-cell>
          <table:table-cell office:value-type="float" office:value="587.88" calcext:value-type="float">
            <text:p>587.88</text:p>
          </table:table-cell>
          <table:table-cell office:value-type="float" office:value="216.77" calcext:value-type="float">
            <text:p>216.77</text:p>
          </table:table-cell>
          <table:table-cell office:value-type="float" office:value="119.45" calcext:value-type="float">
            <text:p>119.45</text:p>
          </table:table-cell>
          <table:table-cell office:value-type="float" office:value="139.79" calcext:value-type="float">
            <text:p>139.79</text:p>
          </table:table-cell>
          <table:table-cell office:value-type="float" office:value="0.03" calcext:value-type="float">
            <text:p>0.03</text:p>
          </table:table-cell>
          <table:table-cell office:value-type="float" office:value="0.09" calcext:value-type="float">
            <text:p>0.09</text:p>
          </table:table-cell>
          <table:table-cell office:value-type="float" office:value="215.66" calcext:value-type="float">
            <text:p>215.66</text:p>
          </table:table-cell>
          <table:table-cell office:value-type="float" office:value="308.33" calcext:value-type="float">
            <text:p>308.33</text:p>
          </table:table-cell>
          <table:table-cell office:value-type="float" office:value="3004.25" calcext:value-type="float">
            <text:p>3004.25</text:p>
          </table:table-cell>
          <table:table-cell office:value-type="float" office:value="3415.27" calcext:value-type="float">
            <text:p>3415.27</text:p>
          </table:table-cell>
          <table:table-cell office:value-type="float" office:value="2928.69" calcext:value-type="float">
            <text:p>2928.69</text:p>
          </table:table-cell>
          <table:table-cell office:value-type="float" office:value="3395" calcext:value-type="float">
            <text:p>3395</text:p>
          </table:table-cell>
          <table:table-cell office:value-type="float" office:value="3106.85" calcext:value-type="float">
            <text:p>3106.85</text:p>
          </table:table-cell>
          <table:table-cell office:value-type="float" office:value="2460.35" calcext:value-type="float">
            <text:p>2460.35</text:p>
          </table:table-cell>
          <table:table-cell office:value-type="float" office:value="1923.58" calcext:value-type="float">
            <text:p>1923.58</text:p>
          </table:table-cell>
          <table:table-cell office:value-type="float" office:value="1657.85" calcext:value-type="float">
            <text:p>1657.85</text:p>
          </table:table-cell>
          <table:table-cell office:value-type="float" office:value="1455.52" calcext:value-type="float">
            <text:p>1455.52</text:p>
          </table:table-cell>
          <table:table-cell office:value-type="float" office:value="1137.12" calcext:value-type="float">
            <text:p>1137.12</text:p>
          </table:table-cell>
          <table:table-cell office:value-type="float" office:value="392.34" calcext:value-type="float">
            <text:p>392.34</text:p>
          </table:table-cell>
          <table:table-cell office:value-type="float" office:value="242.51" calcext:value-type="float">
            <text:p>242.51</text:p>
          </table:table-cell>
          <table:table-cell office:value-type="float" office:value="137.96" calcext:value-type="float">
            <text:p>137.96</text:p>
          </table:table-cell>
          <table:table-cell office:value-type="float" office:value="254.62" calcext:value-type="float">
            <text:p>254.62</text:p>
          </table:table-cell>
          <table:table-cell office:value-type="float" office:value="101.71" calcext:value-type="float">
            <text:p>101.71</text:p>
          </table:table-cell>
          <table:table-cell office:value-type="float" office:value="138.31" calcext:value-type="float">
            <text:p>138.31</text:p>
          </table:table-cell>
          <table:table-cell office:value-type="float" office:value="365.34" calcext:value-type="float">
            <text:p>365.34</text:p>
          </table:table-cell>
          <table:table-cell office:value-type="float" office:value="494.55" calcext:value-type="float">
            <text:p>494.55</text:p>
          </table:table-cell>
          <table:table-cell office:value-type="float" office:value="3256.67" calcext:value-type="float">
            <text:p>3256.67</text:p>
          </table:table-cell>
          <table:table-cell office:value-type="float" office:value="4085.38" calcext:value-type="float">
            <text:p>4085.38</text:p>
          </table:table-cell>
          <table:table-cell office:value-type="float" office:value="3873.86" calcext:value-type="float">
            <text:p>3873.86</text:p>
          </table:table-cell>
          <table:table-cell office:value-type="float" office:value="4231.9" calcext:value-type="float">
            <text:p>4231.9</text:p>
          </table:table-cell>
          <table:table-cell office:value-type="float" office:value="3801.98" calcext:value-type="float">
            <text:p>3801.98</text:p>
          </table:table-cell>
          <table:table-cell office:value-type="float" office:value="3385.3" calcext:value-type="float">
            <text:p>3385.3</text:p>
          </table:table-cell>
          <table:table-cell office:value-type="float" office:value="2760.39" calcext:value-type="float">
            <text:p>2760.39</text:p>
          </table:table-cell>
          <table:table-cell office:value-type="float" office:value="2288.24" calcext:value-type="float">
            <text:p>2288.24</text:p>
          </table:table-cell>
          <table:table-cell office:value-type="float" office:value="1966.5" calcext:value-type="float">
            <text:p>1966.5</text:p>
          </table:table-cell>
          <table:table-cell office:value-type="float" office:value="1547.12" calcext:value-type="float">
            <text:p>1547.12</text:p>
          </table:table-cell>
          <table:table-cell office:value-type="float" office:value="753.15" calcext:value-type="float">
            <text:p>753.15</text:p>
          </table:table-cell>
          <table:table-cell office:value-type="float" office:value="570.35" calcext:value-type="float">
            <text:p>570.35</text:p>
          </table:table-cell>
          <table:table-cell office:value-type="float" office:value="131.43" calcext:value-type="float">
            <text:p>131.43</text:p>
          </table:table-cell>
          <table:table-cell office:value-type="float" office:value="76.99" calcext:value-type="float">
            <text:p>76.99</text:p>
          </table:table-cell>
          <table:table-cell office:value-type="float" office:value="0" calcext:value-type="float">
            <text:p>0</text:p>
          </table:table-cell>
          <table:table-cell office:value-type="float" office:value="14.33" calcext:value-type="float">
            <text:p>14.33</text:p>
          </table:table-cell>
          <table:table-cell office:value-type="float" office:value="334.16" calcext:value-type="float">
            <text:p>334.16</text:p>
          </table:table-cell>
          <table:table-cell office:value-type="float" office:value="494.88" calcext:value-type="float">
            <text:p>494.88</text:p>
          </table:table-cell>
          <table:table-cell office:value-type="float" office:value="4925.6" calcext:value-type="float">
            <text:p>4925.6</text:p>
          </table:table-cell>
          <table:table-cell office:value-type="float" office:value="4937.7" calcext:value-type="float">
            <text:p>4937.7</text:p>
          </table:table-cell>
          <table:table-cell office:value-type="float" office:value="4579.34" calcext:value-type="float">
            <text:p>4579.34</text:p>
          </table:table-cell>
          <table:table-cell office:value-type="float" office:value="5558.82" calcext:value-type="float">
            <text:p>5558.82</text:p>
          </table:table-cell>
          <table:table-cell office:value-type="float" office:value="5794.98" calcext:value-type="float">
            <text:p>5794.98</text:p>
          </table:table-cell>
          <table:table-cell office:value-type="float" office:value="4492.79" calcext:value-type="float">
            <text:p>4492.79</text:p>
          </table:table-cell>
          <table:table-cell office:value-type="float" office:value="4073.77" calcext:value-type="float">
            <text:p>4073.77</text:p>
          </table:table-cell>
          <table:table-cell office:value-type="float" office:value="3622.56" calcext:value-type="float">
            <text:p>3622.56</text:p>
          </table:table-cell>
          <table:table-cell office:value-type="float" office:value="2915.58" calcext:value-type="float">
            <text:p>2915.58</text:p>
          </table:table-cell>
          <table:table-cell office:value-type="float" office:value="1838.73" calcext:value-type="float">
            <text:p>1838.73</text:p>
          </table:table-cell>
          <table:table-cell office:value-type="float" office:value="879.5" calcext:value-type="float">
            <text:p>879.5</text:p>
          </table:table-cell>
          <table:table-cell office:value-type="float" office:value="376.52" calcext:value-type="float">
            <text:p>376.52</text:p>
          </table:table-cell>
          <table:table-cell office:value-type="float" office:value="213.04" calcext:value-type="float">
            <text:p>213.04</text:p>
          </table:table-cell>
          <table:table-cell office:value-type="float" office:value="400.65" calcext:value-type="float">
            <text:p>400.65</text:p>
          </table:table-cell>
          <table:table-cell office:value-type="float" office:value="7.39" calcext:value-type="float">
            <text:p>7.39</text:p>
          </table:table-cell>
          <table:table-cell office:value-type="float" office:value="590.01" calcext:value-type="float">
            <text:p>590.01</text:p>
          </table:table-cell>
          <table:table-cell office:value-type="float" office:value="794.91" calcext:value-type="float">
            <text:p>794.91</text:p>
          </table:table-cell>
          <table:table-cell office:value-type="float" office:value="694.67" calcext:value-type="float">
            <text:p>694.67</text:p>
          </table:table-cell>
          <table:table-cell office:value-type="float" office:value="1767.17" calcext:value-type="float">
            <text:p>1767.17</text:p>
          </table:table-cell>
          <table:table-cell office:value-type="float" office:value="1642.53" calcext:value-type="float">
            <text:p>1642.53</text:p>
          </table:table-cell>
          <table:table-cell office:value-type="float" office:value="1506.08" calcext:value-type="float">
            <text:p>1506.08</text:p>
          </table:table-cell>
          <table:table-cell office:value-type="float" office:value="1782.11" calcext:value-type="float">
            <text:p>1782.11</text:p>
          </table:table-cell>
          <table:table-cell office:value-type="float" office:value="1810.96" calcext:value-type="float">
            <text:p>1810.96</text:p>
          </table:table-cell>
          <table:table-cell office:value-type="float" office:value="1643.88" calcext:value-type="float">
            <text:p>1643.88</text:p>
          </table:table-cell>
          <table:table-cell office:value-type="float" office:value="1072.76" calcext:value-type="float">
            <text:p>1072.76</text:p>
          </table:table-cell>
          <table:table-cell office:value-type="float" office:value="945.55" calcext:value-type="float">
            <text:p>945.55</text:p>
          </table:table-cell>
          <table:table-cell office:value-type="float" office:value="842.71" calcext:value-type="float">
            <text:p>842.71</text:p>
          </table:table-cell>
          <table:table-cell office:value-type="float" office:value="676.91" calcext:value-type="float">
            <text:p>676.91</text:p>
          </table:table-cell>
          <table:table-cell office:value-type="float" office:value="319.44" calcext:value-type="float">
            <text:p>319.44</text:p>
          </table:table-cell>
          <table:table-cell office:value-type="float" office:value="141.83" calcext:value-type="float">
            <text:p>141.83</text:p>
          </table:table-cell>
          <table:table-cell office:value-type="float" office:value="12.66" calcext:value-type="float">
            <text:p>12.66</text:p>
          </table:table-cell>
          <table:table-cell office:value-type="float" office:value="22.08" calcext:value-type="float">
            <text:p>22.08</text:p>
          </table:table-cell>
          <table:table-cell office:value-type="float" office:value="1.17" calcext:value-type="float">
            <text:p>1.17</text:p>
          </table:table-cell>
          <table:table-cell office:value-type="float" office:value="0.03" calcext:value-type="float">
            <text:p>0.03</text:p>
          </table:table-cell>
          <table:table-cell office:value-type="float" office:value="0.21" calcext:value-type="float">
            <text:p>0.21</text:p>
          </table:table-cell>
          <table:table-cell office:value-type="float" office:value="43.49" calcext:value-type="float">
            <text:p>43.49</text:p>
          </table:table-cell>
        </table:table-row>
        <table:table-row table:style-name="ro1">
          <table:table-cell office:value-type="string" calcext:value-type="string">
            <text:p>T. PERDIGAO,ESCOLHA SAUDAVEL,BRF</text:p>
          </table:table-cell>
          <table:table-cell office:value-type="float" office:value="1.02" calcext:value-type="float">
            <text:p>1.02</text:p>
          </table:table-cell>
          <table:table-cell office:value-type="float" office:value="0.83" calcext:value-type="float">
            <text:p>0.83</text:p>
          </table:table-cell>
          <table:table-cell office:value-type="float" office:value="0.54" calcext:value-type="float">
            <text:p>0.54</text:p>
          </table:table-cell>
          <table:table-cell office:value-type="float" office:value="2.85" calcext:value-type="float">
            <text:p>2.85</text:p>
          </table:table-cell>
          <table:table-cell office:value-type="float" office:value="3.21" calcext:value-type="float">
            <text:p>3.21</text:p>
          </table:table-cell>
          <table:table-cell office:value-type="float" office:value="2.03" calcext:value-type="float">
            <text:p>2.03</text:p>
          </table:table-cell>
          <table:table-cell office:value-type="float" office:value="1.78" calcext:value-type="float">
            <text:p>1.78</text:p>
          </table:table-cell>
          <table:table-cell office:value-type="float" office:value="2.84" calcext:value-type="float">
            <text:p>2.84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8"/>
          <table:table-cell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table:number-columns-repeated="4"/>
          <table:table-cell office:value-type="float" office:value="3.37" calcext:value-type="float">
            <text:p>3.37</text:p>
          </table:table-cell>
          <table:table-cell office:value-type="float" office:value="2.62" calcext:value-type="float">
            <text:p>2.62</text:p>
          </table:table-cell>
          <table:table-cell table:number-columns-repeated="12"/>
          <table:table-cell office:value-type="float" office:value="0" calcext:value-type="float">
            <text:p>0</text:p>
          </table:table-cell>
          <table:table-cell office:value-type="float" office:value="2.33" calcext:value-type="float">
            <text:p>2.33</text:p>
          </table:table-cell>
          <table:table-cell office:value-type="float" office:value="0" calcext:value-type="float">
            <text:p>0</text:p>
          </table:table-cell>
          <table:table-cell office:value-type="float" office:value="1.18" calcext:value-type="float">
            <text:p>1.18</text:p>
          </table:table-cell>
          <table:table-cell office:value-type="float" office:value="0.08" calcext:value-type="float">
            <text:p>0.08</text:p>
          </table:table-cell>
          <table:table-cell table:number-columns-repeated="10"/>
          <table:table-cell office:value-type="float" office:value="8.09" calcext:value-type="float">
            <text:p>8.0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.16" calcext:value-type="float">
            <text:p>4.16</text:p>
          </table:table-cell>
          <table:table-cell office:value-type="float" office:value="5.94" calcext:value-type="float">
            <text:p>5.94</text:p>
          </table:table-cell>
          <table:table-cell office:value-type="float" office:value="2.88" calcext:value-type="float">
            <text:p>2.88</text:p>
          </table:table-cell>
          <table:table-cell table:number-columns-repeated="11"/>
          <table:table-cell office:value-type="float" office:value="4.63" calcext:value-type="float">
            <text:p>4.63</text:p>
          </table:table-cell>
          <table:table-cell office:value-type="float" office:value="6.75" calcext:value-type="float">
            <text:p>6.75</text:p>
          </table:table-cell>
          <table:table-cell office:value-type="float" office:value="5.9" calcext:value-type="float">
            <text:p>5.9</text:p>
          </table:table-cell>
          <table:table-cell office:value-type="float" office:value="6.41" calcext:value-type="float">
            <text:p>6.41</text:p>
          </table:table-cell>
          <table:table-cell office:value-type="float" office:value="6.16" calcext:value-type="float">
            <text:p>6.16</text:p>
          </table:table-cell>
          <table:table-cell office:value-type="float" office:value="22.34" calcext:value-type="float">
            <text:p>22.34</text:p>
          </table:table-cell>
          <table:table-cell office:value-type="float" office:value="13.39" calcext:value-type="float">
            <text:p>13.39</text:p>
          </table:table-cell>
          <table:table-cell office:value-type="float" office:value="3.6" calcext:value-type="float">
            <text:p>3.6</text:p>
          </table:table-cell>
          <table:table-cell office:value-type="float" office:value="1.2" calcext:value-type="float">
            <text:p>1.2</text:p>
          </table:table-cell>
          <table:table-cell office:value-type="float" office:value="0.3" calcext:value-type="float">
            <text:p>0.3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office:value-type="float" office:value="4.14" calcext:value-type="float">
            <text:p>4.14</text:p>
          </table:table-cell>
          <table:table-cell office:value-type="float" office:value="6.17" calcext:value-type="float">
            <text:p>6.17</text:p>
          </table:table-cell>
          <table:table-cell office:value-type="float" office:value="6.45" calcext:value-type="float">
            <text:p>6.45</text:p>
          </table:table-cell>
          <table:table-cell office:value-type="float" office:value="7" calcext:value-type="float">
            <text:p>7</text:p>
          </table:table-cell>
          <table:table-cell office:value-type="float" office:value="5.19" calcext:value-type="float">
            <text:p>5.19</text:p>
          </table:table-cell>
          <table:table-cell office:value-type="float" office:value="10.82" calcext:value-type="float">
            <text:p>10.82</text:p>
          </table:table-cell>
          <table:table-cell office:value-type="float" office:value="18.85" calcext:value-type="float">
            <text:p>18.85</text:p>
          </table:table-cell>
          <table:table-cell office:value-type="float" office:value="1.06" calcext:value-type="float">
            <text:p>1.0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. PERDIGAO,MEU MENU,BRF</text:p>
          </table:table-cell>
          <table:table-cell office:value-type="float" office:value="422.79" calcext:value-type="float">
            <text:p>422.79</text:p>
          </table:table-cell>
          <table:table-cell office:value-type="float" office:value="490.79" calcext:value-type="float">
            <text:p>490.79</text:p>
          </table:table-cell>
          <table:table-cell office:value-type="float" office:value="673.17" calcext:value-type="float">
            <text:p>673.17</text:p>
          </table:table-cell>
          <table:table-cell office:value-type="float" office:value="903.03" calcext:value-type="float">
            <text:p>903.03</text:p>
          </table:table-cell>
          <table:table-cell office:value-type="float" office:value="1206.12" calcext:value-type="float">
            <text:p>1206.12</text:p>
          </table:table-cell>
          <table:table-cell office:value-type="float" office:value="1153.12" calcext:value-type="float">
            <text:p>1153.12</text:p>
          </table:table-cell>
          <table:table-cell office:value-type="float" office:value="1064.67" calcext:value-type="float">
            <text:p>1064.67</text:p>
          </table:table-cell>
          <table:table-cell office:value-type="float" office:value="1145.66" calcext:value-type="float">
            <text:p>1145.66</text:p>
          </table:table-cell>
          <table:table-cell office:value-type="float" office:value="1138.79" calcext:value-type="float">
            <text:p>1138.79</text:p>
          </table:table-cell>
          <table:table-cell office:value-type="float" office:value="1350.56" calcext:value-type="float">
            <text:p>1350.56</text:p>
          </table:table-cell>
          <table:table-cell office:value-type="float" office:value="1643.03" calcext:value-type="float">
            <text:p>1643.03</text:p>
          </table:table-cell>
          <table:table-cell office:value-type="float" office:value="1958.09" calcext:value-type="float">
            <text:p>1958.09</text:p>
          </table:table-cell>
          <table:table-cell office:value-type="float" office:value="1732.21" calcext:value-type="float">
            <text:p>1732.21</text:p>
          </table:table-cell>
          <table:table-cell office:value-type="float" office:value="1616.04" calcext:value-type="float">
            <text:p>1616.04</text:p>
          </table:table-cell>
          <table:table-cell office:value-type="float" office:value="1483.31" calcext:value-type="float">
            <text:p>1483.31</text:p>
          </table:table-cell>
          <table:table-cell office:value-type="float" office:value="1720.01" calcext:value-type="float">
            <text:p>1720.01</text:p>
          </table:table-cell>
          <table:table-cell office:value-type="float" office:value="1727.62" calcext:value-type="float">
            <text:p>1727.62</text:p>
          </table:table-cell>
          <table:table-cell office:value-type="float" office:value="1919.29" calcext:value-type="float">
            <text:p>1919.29</text:p>
          </table:table-cell>
          <table:table-cell office:value-type="float" office:value="323.81" calcext:value-type="float">
            <text:p>323.81</text:p>
          </table:table-cell>
          <table:table-cell office:value-type="float" office:value="529.39" calcext:value-type="float">
            <text:p>529.39</text:p>
          </table:table-cell>
          <table:table-cell office:value-type="float" office:value="513.45" calcext:value-type="float">
            <text:p>513.45</text:p>
          </table:table-cell>
          <table:table-cell office:value-type="float" office:value="706.05" calcext:value-type="float">
            <text:p>706.05</text:p>
          </table:table-cell>
          <table:table-cell office:value-type="float" office:value="1033.08" calcext:value-type="float">
            <text:p>1033.08</text:p>
          </table:table-cell>
          <table:table-cell office:value-type="float" office:value="978.62" calcext:value-type="float">
            <text:p>978.62</text:p>
          </table:table-cell>
          <table:table-cell office:value-type="float" office:value="1013.54" calcext:value-type="float">
            <text:p>1013.54</text:p>
          </table:table-cell>
          <table:table-cell office:value-type="float" office:value="1101.02" calcext:value-type="float">
            <text:p>1101.02</text:p>
          </table:table-cell>
          <table:table-cell office:value-type="float" office:value="1011.67" calcext:value-type="float">
            <text:p>1011.67</text:p>
          </table:table-cell>
          <table:table-cell office:value-type="float" office:value="1284.22" calcext:value-type="float">
            <text:p>1284.22</text:p>
          </table:table-cell>
          <table:table-cell office:value-type="float" office:value="1444.18" calcext:value-type="float">
            <text:p>1444.18</text:p>
          </table:table-cell>
          <table:table-cell office:value-type="float" office:value="1568.68" calcext:value-type="float">
            <text:p>1568.68</text:p>
          </table:table-cell>
          <table:table-cell office:value-type="float" office:value="1391.25" calcext:value-type="float">
            <text:p>1391.25</text:p>
          </table:table-cell>
          <table:table-cell office:value-type="float" office:value="1391.76" calcext:value-type="float">
            <text:p>1391.76</text:p>
          </table:table-cell>
          <table:table-cell office:value-type="float" office:value="1335.59" calcext:value-type="float">
            <text:p>1335.59</text:p>
          </table:table-cell>
          <table:table-cell office:value-type="float" office:value="1083.86" calcext:value-type="float">
            <text:p>1083.86</text:p>
          </table:table-cell>
          <table:table-cell office:value-type="float" office:value="1227.81" calcext:value-type="float">
            <text:p>1227.81</text:p>
          </table:table-cell>
          <table:table-cell office:value-type="float" office:value="1422.23" calcext:value-type="float">
            <text:p>1422.23</text:p>
          </table:table-cell>
          <table:table-cell office:value-type="float" office:value="1140.52" calcext:value-type="float">
            <text:p>1140.52</text:p>
          </table:table-cell>
          <table:table-cell office:value-type="float" office:value="1627.86" calcext:value-type="float">
            <text:p>1627.86</text:p>
          </table:table-cell>
          <table:table-cell office:value-type="float" office:value="1664.32" calcext:value-type="float">
            <text:p>1664.32</text:p>
          </table:table-cell>
          <table:table-cell office:value-type="float" office:value="2256.75" calcext:value-type="float">
            <text:p>2256.75</text:p>
          </table:table-cell>
          <table:table-cell office:value-type="float" office:value="2690.63" calcext:value-type="float">
            <text:p>2690.63</text:p>
          </table:table-cell>
          <table:table-cell office:value-type="float" office:value="2431.3" calcext:value-type="float">
            <text:p>2431.3</text:p>
          </table:table-cell>
          <table:table-cell office:value-type="float" office:value="2549.39" calcext:value-type="float">
            <text:p>2549.39</text:p>
          </table:table-cell>
          <table:table-cell office:value-type="float" office:value="3000.71" calcext:value-type="float">
            <text:p>3000.71</text:p>
          </table:table-cell>
          <table:table-cell office:value-type="float" office:value="2908.68" calcext:value-type="float">
            <text:p>2908.68</text:p>
          </table:table-cell>
          <table:table-cell office:value-type="float" office:value="3386.58" calcext:value-type="float">
            <text:p>3386.58</text:p>
          </table:table-cell>
          <table:table-cell office:value-type="float" office:value="3530.72" calcext:value-type="float">
            <text:p>3530.72</text:p>
          </table:table-cell>
          <table:table-cell office:value-type="float" office:value="3980.2" calcext:value-type="float">
            <text:p>3980.2</text:p>
          </table:table-cell>
          <table:table-cell office:value-type="float" office:value="3265.57" calcext:value-type="float">
            <text:p>3265.57</text:p>
          </table:table-cell>
          <table:table-cell office:value-type="float" office:value="3468.37" calcext:value-type="float">
            <text:p>3468.37</text:p>
          </table:table-cell>
          <table:table-cell office:value-type="float" office:value="3171.26" calcext:value-type="float">
            <text:p>3171.26</text:p>
          </table:table-cell>
          <table:table-cell office:value-type="float" office:value="2519.9" calcext:value-type="float">
            <text:p>2519.9</text:p>
          </table:table-cell>
          <table:table-cell office:value-type="float" office:value="2969.49" calcext:value-type="float">
            <text:p>2969.49</text:p>
          </table:table-cell>
          <table:table-cell office:value-type="float" office:value="3165.81" calcext:value-type="float">
            <text:p>3165.81</text:p>
          </table:table-cell>
          <table:table-cell office:value-type="float" office:value="1207.85" calcext:value-type="float">
            <text:p>1207.85</text:p>
          </table:table-cell>
          <table:table-cell office:value-type="float" office:value="1453.37" calcext:value-type="float">
            <text:p>1453.37</text:p>
          </table:table-cell>
          <table:table-cell office:value-type="float" office:value="1852.83" calcext:value-type="float">
            <text:p>1852.83</text:p>
          </table:table-cell>
          <table:table-cell office:value-type="float" office:value="2034.88" calcext:value-type="float">
            <text:p>2034.88</text:p>
          </table:table-cell>
          <table:table-cell office:value-type="float" office:value="2974.11" calcext:value-type="float">
            <text:p>2974.11</text:p>
          </table:table-cell>
          <table:table-cell office:value-type="float" office:value="3037.74" calcext:value-type="float">
            <text:p>3037.74</text:p>
          </table:table-cell>
          <table:table-cell office:value-type="float" office:value="2748.16" calcext:value-type="float">
            <text:p>2748.16</text:p>
          </table:table-cell>
          <table:table-cell office:value-type="float" office:value="3255.91" calcext:value-type="float">
            <text:p>3255.91</text:p>
          </table:table-cell>
          <table:table-cell office:value-type="float" office:value="2964.63" calcext:value-type="float">
            <text:p>2964.63</text:p>
          </table:table-cell>
          <table:table-cell office:value-type="float" office:value="3635.09" calcext:value-type="float">
            <text:p>3635.09</text:p>
          </table:table-cell>
          <table:table-cell office:value-type="float" office:value="3712.64" calcext:value-type="float">
            <text:p>3712.64</text:p>
          </table:table-cell>
          <table:table-cell office:value-type="float" office:value="3686.25" calcext:value-type="float">
            <text:p>3686.25</text:p>
          </table:table-cell>
          <table:table-cell office:value-type="float" office:value="3451.96" calcext:value-type="float">
            <text:p>3451.96</text:p>
          </table:table-cell>
          <table:table-cell office:value-type="float" office:value="3181.87" calcext:value-type="float">
            <text:p>3181.87</text:p>
          </table:table-cell>
          <table:table-cell office:value-type="float" office:value="2995.34" calcext:value-type="float">
            <text:p>2995.34</text:p>
          </table:table-cell>
          <table:table-cell office:value-type="float" office:value="3303.11" calcext:value-type="float">
            <text:p>3303.11</text:p>
          </table:table-cell>
          <table:table-cell office:value-type="float" office:value="3099.87" calcext:value-type="float">
            <text:p>3099.87</text:p>
          </table:table-cell>
          <table:table-cell office:value-type="float" office:value="2857.66" calcext:value-type="float">
            <text:p>2857.66</text:p>
          </table:table-cell>
          <table:table-cell office:value-type="float" office:value="672.11" calcext:value-type="float">
            <text:p>672.11</text:p>
          </table:table-cell>
          <table:table-cell office:value-type="float" office:value="735.01" calcext:value-type="float">
            <text:p>735.01</text:p>
          </table:table-cell>
          <table:table-cell office:value-type="float" office:value="816.55" calcext:value-type="float">
            <text:p>816.55</text:p>
          </table:table-cell>
          <table:table-cell office:value-type="float" office:value="1276.09" calcext:value-type="float">
            <text:p>1276.09</text:p>
          </table:table-cell>
          <table:table-cell office:value-type="float" office:value="1654.92" calcext:value-type="float">
            <text:p>1654.92</text:p>
          </table:table-cell>
          <table:table-cell office:value-type="float" office:value="1822.64" calcext:value-type="float">
            <text:p>1822.64</text:p>
          </table:table-cell>
          <table:table-cell office:value-type="float" office:value="1568.79" calcext:value-type="float">
            <text:p>1568.79</text:p>
          </table:table-cell>
          <table:table-cell office:value-type="float" office:value="1764.99" calcext:value-type="float">
            <text:p>1764.99</text:p>
          </table:table-cell>
          <table:table-cell office:value-type="float" office:value="1913.03" calcext:value-type="float">
            <text:p>1913.03</text:p>
          </table:table-cell>
          <table:table-cell office:value-type="float" office:value="2157.12" calcext:value-type="float">
            <text:p>2157.12</text:p>
          </table:table-cell>
          <table:table-cell office:value-type="float" office:value="2679.88" calcext:value-type="float">
            <text:p>2679.88</text:p>
          </table:table-cell>
          <table:table-cell office:value-type="float" office:value="2693.83" calcext:value-type="float">
            <text:p>2693.83</text:p>
          </table:table-cell>
          <table:table-cell office:value-type="float" office:value="2912.3" calcext:value-type="float">
            <text:p>2912.3</text:p>
          </table:table-cell>
          <table:table-cell office:value-type="float" office:value="3077.76" calcext:value-type="float">
            <text:p>3077.76</text:p>
          </table:table-cell>
          <table:table-cell office:value-type="float" office:value="2774.63" calcext:value-type="float">
            <text:p>2774.63</text:p>
          </table:table-cell>
          <table:table-cell office:value-type="float" office:value="2545.63" calcext:value-type="float">
            <text:p>2545.63</text:p>
          </table:table-cell>
          <table:table-cell office:value-type="float" office:value="2246.25" calcext:value-type="float">
            <text:p>2246.25</text:p>
          </table:table-cell>
          <table:table-cell office:value-type="float" office:value="1935.85" calcext:value-type="float">
            <text:p>1935.85</text:p>
          </table:table-cell>
          <table:table-cell office:value-type="float" office:value="792.7" calcext:value-type="float">
            <text:p>792.7</text:p>
          </table:table-cell>
          <table:table-cell office:value-type="float" office:value="832.54" calcext:value-type="float">
            <text:p>832.54</text:p>
          </table:table-cell>
          <table:table-cell office:value-type="float" office:value="1093.31" calcext:value-type="float">
            <text:p>1093.31</text:p>
          </table:table-cell>
          <table:table-cell office:value-type="float" office:value="1630.99" calcext:value-type="float">
            <text:p>1630.99</text:p>
          </table:table-cell>
          <table:table-cell office:value-type="float" office:value="2331.31" calcext:value-type="float">
            <text:p>2331.31</text:p>
          </table:table-cell>
          <table:table-cell office:value-type="float" office:value="2167.46" calcext:value-type="float">
            <text:p>2167.46</text:p>
          </table:table-cell>
          <table:table-cell office:value-type="float" office:value="1982.62" calcext:value-type="float">
            <text:p>1982.62</text:p>
          </table:table-cell>
          <table:table-cell office:value-type="float" office:value="2606.02" calcext:value-type="float">
            <text:p>2606.02</text:p>
          </table:table-cell>
          <table:table-cell office:value-type="float" office:value="2597.63" calcext:value-type="float">
            <text:p>2597.63</text:p>
          </table:table-cell>
          <table:table-cell office:value-type="float" office:value="2890.3" calcext:value-type="float">
            <text:p>2890.3</text:p>
          </table:table-cell>
          <table:table-cell office:value-type="float" office:value="2928.82" calcext:value-type="float">
            <text:p>2928.82</text:p>
          </table:table-cell>
          <table:table-cell office:value-type="float" office:value="3029.39" calcext:value-type="float">
            <text:p>3029.39</text:p>
          </table:table-cell>
          <table:table-cell office:value-type="float" office:value="2903.2" calcext:value-type="float">
            <text:p>2903.2</text:p>
          </table:table-cell>
          <table:table-cell office:value-type="float" office:value="2394.69" calcext:value-type="float">
            <text:p>2394.69</text:p>
          </table:table-cell>
          <table:table-cell office:value-type="float" office:value="2315.21" calcext:value-type="float">
            <text:p>2315.21</text:p>
          </table:table-cell>
          <table:table-cell office:value-type="float" office:value="2017.75" calcext:value-type="float">
            <text:p>2017.75</text:p>
          </table:table-cell>
          <table:table-cell office:value-type="float" office:value="2188.92" calcext:value-type="float">
            <text:p>2188.92</text:p>
          </table:table-cell>
          <table:table-cell office:value-type="float" office:value="2244.71" calcext:value-type="float">
            <text:p>2244.71</text:p>
          </table:table-cell>
          <table:table-cell office:value-type="float" office:value="309.99" calcext:value-type="float">
            <text:p>309.99</text:p>
          </table:table-cell>
          <table:table-cell office:value-type="float" office:value="337.53" calcext:value-type="float">
            <text:p>337.53</text:p>
          </table:table-cell>
          <table:table-cell office:value-type="float" office:value="404.89" calcext:value-type="float">
            <text:p>404.89</text:p>
          </table:table-cell>
          <table:table-cell office:value-type="float" office:value="488.87" calcext:value-type="float">
            <text:p>488.87</text:p>
          </table:table-cell>
          <table:table-cell office:value-type="float" office:value="584.64" calcext:value-type="float">
            <text:p>584.64</text:p>
          </table:table-cell>
          <table:table-cell office:value-type="float" office:value="642.31" calcext:value-type="float">
            <text:p>642.31</text:p>
          </table:table-cell>
          <table:table-cell office:value-type="float" office:value="527.48" calcext:value-type="float">
            <text:p>527.48</text:p>
          </table:table-cell>
          <table:table-cell office:value-type="float" office:value="721.23" calcext:value-type="float">
            <text:p>721.23</text:p>
          </table:table-cell>
          <table:table-cell office:value-type="float" office:value="717.83" calcext:value-type="float">
            <text:p>717.83</text:p>
          </table:table-cell>
          <table:table-cell office:value-type="float" office:value="684.25" calcext:value-type="float">
            <text:p>684.25</text:p>
          </table:table-cell>
          <table:table-cell office:value-type="float" office:value="1001.94" calcext:value-type="float">
            <text:p>1001.94</text:p>
          </table:table-cell>
          <table:table-cell office:value-type="float" office:value="1173.47" calcext:value-type="float">
            <text:p>1173.47</text:p>
          </table:table-cell>
          <table:table-cell office:value-type="float" office:value="1034.57" calcext:value-type="float">
            <text:p>1034.57</text:p>
          </table:table-cell>
          <table:table-cell office:value-type="float" office:value="972.5" calcext:value-type="float">
            <text:p>972.5</text:p>
          </table:table-cell>
          <table:table-cell office:value-type="float" office:value="904.69" calcext:value-type="float">
            <text:p>904.69</text:p>
          </table:table-cell>
          <table:table-cell office:value-type="float" office:value="935.98" calcext:value-type="float">
            <text:p>935.98</text:p>
          </table:table-cell>
          <table:table-cell office:value-type="float" office:value="968.37" calcext:value-type="float">
            <text:p>968.37</text:p>
          </table:table-cell>
          <table:table-cell office:value-type="float" office:value="1033.96" calcext:value-type="float">
            <text:p>1033.9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P0" style:volatile="true">
      <number:number number:decimal-places="0" loext:min-decimal-places="0" number:min-integer-digits="1"/>
    </number:number-style>
    <number:number-style style:name="N125">
      <number:text>-</number:text>
      <number:number number:decimal-places="0" loext:min-decimal-places="0" number:min-integer-digits="1"/>
      <style:map style:condition="value()&gt;=0" style:apply-style-name="N125P0"/>
    </number:number-style>
    <number:number-style style:name="N127P0" style:volatile="true">
      <number:number number:decimal-places="1" loext:min-decimal-places="1" number:min-integer-digits="1" number:grouping="true"/>
    </number:number-style>
    <number:number-style style:name="N127">
      <number:text>-</number:text>
      <number:number number:decimal-places="1" loext:min-decimal-places="1" number:min-integer-digits="1" number:grouping="true"/>
      <style:map style:condition="value()&gt;=0" style:apply-style-name="N127P0"/>
    </number:number-style>
    <number:number-style style:name="N128P0" style:volatile="true">
      <number:number number:decimal-places="0" loext:min-decimal-places="0" number:min-integer-digits="1"/>
    </number:number-style>
    <number:number-style style:name="N128">
      <number:text>-</number:text>
      <number:number number:decimal-places="0" loext:min-decimal-places="0" number:min-integer-digits="1"/>
      <style:map style:condition="value()&gt;=0" style:apply-style-name="N128P0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1015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56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56P0"/>
    </number:currency-style>
    <number:currency-style style:name="N1015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57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57P0"/>
    </number:currency-style>
    <number:currency-style style:name="N1015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58P0"/>
    </number:currency-style>
    <number:currency-style style:name="N1015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59P0"/>
    </number:currency-style>
    <number:number-style style:name="N1016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6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60P0"/>
    </number:number-style>
    <number:number-style style:name="N1016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6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61P0"/>
    </number:number-style>
    <number:number-style style:name="N10162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2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62P2" style:volatile="true" number:language="en" number:country="US">
      <loext:text> </loext:text>
      <loext:fill-character> </loext:fill-character>
      <number:text>- </number:text>
    </number:number-style>
    <number:text-style style:name="N10162" number:language="en" number:country="US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3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63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number:number-style style:name="N10164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4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64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4" number:language="en" number:country="US">
      <number:text> </number:text>
      <number:text-content/>
      <number:text> </number:text>
      <style:map style:condition="value()&gt;0" style:apply-style-name="N10164P0"/>
      <style:map style:condition="value()&lt;0" style:apply-style-name="N10164P1"/>
      <style:map style:condition="value()=0" style:apply-style-name="N10164P2"/>
    </number:text-style>
    <number:currency-style style:name="N10165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5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65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5" number:language="en" number:country="US">
      <number:text> </number:text>
      <number:text-content/>
      <number:text> </number:text>
      <style:map style:condition="value()&gt;0" style:apply-style-name="N10165P0"/>
      <style:map style:condition="value()&lt;0" style:apply-style-name="N10165P1"/>
      <style:map style:condition="value()=0" style:apply-style-name="N1016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0">00/00/0000</text:date>, <text:time style:data-style-name="N2" text:time-value="10:15:17.0047892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9T19:04:05.301616376</meta:creation-date>
    <dc:date>2020-11-20T11:07:27.356802792</dc:date>
    <meta:editing-duration>PT45M58S</meta:editing-duration>
    <meta:editing-cycles>10</meta:editing-cycles>
    <meta:generator>LibreOffice/6.1.5.2$Linux_X86_64 LibreOffice_project/10$Build-2</meta:generator>
    <meta:document-statistic meta:table-count="3" meta:cell-count="6695" meta:object-count="0"/>
  </office:meta>
</office:document-meta>
</file>